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styles.xml" manifest:media-type="text/xml"/>
  <manifest:file-entry manifest:full-path="Object 25/content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9/styles.xml" manifest:media-type="text/xml"/>
  <manifest:file-entry manifest:full-path="Object 29/meta.xml" manifest:media-type="text/xml"/>
  <manifest:file-entry manifest:full-path="Object 29/content.xml" manifest:media-type="text/xml"/>
  <manifest:file-entry manifest:full-path="Object 2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1/styles.xml" manifest:media-type="text/xml"/>
  <manifest:file-entry manifest:full-path="Object 31/content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32/content.xml" manifest:media-type="text/xml"/>
  <manifest:file-entry manifest:full-path="Object 32/meta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styles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4/content.xml" manifest:media-type="text/xml"/>
  <manifest:file-entry manifest:full-path="Object 34/styles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6/meta.xml" manifest:media-type="text/xml"/>
  <manifest:file-entry manifest:full-path="Object 46/styles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44/meta.xml" manifest:media-type="text/xml"/>
  <manifest:file-entry manifest:full-path="Object 44/styles.xml" manifest:media-type="text/xml"/>
  <manifest:file-entry manifest:full-path="Object 44/content.xml" manifest:media-type="text/xml"/>
  <manifest:file-entry manifest:full-path="Object 44/" manifest:media-type="application/vnd.oasis.opendocument.chart"/>
  <manifest:file-entry manifest:full-path="Thumbnails/thumbnail.png" manifest:media-type="image/png"/>
  <manifest:file-entry manifest:full-path="Object 43/styles.xml" manifest:media-type="text/xml"/>
  <manifest:file-entry manifest:full-path="Object 43/content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42/content.xml" manifest:media-type="text/xml"/>
  <manifest:file-entry manifest:full-path="Object 42/styles.xml" manifest:media-type="text/xml"/>
  <manifest:file-entry manifest:full-path="Object 42/meta.xml" manifest:media-type="text/xml"/>
  <manifest:file-entry manifest:full-path="Object 42/" manifest:media-type="application/vnd.oasis.opendocument.chart"/>
  <manifest:file-entry manifest:full-path="Object 41/meta.xml" manifest:media-type="text/xml"/>
  <manifest:file-entry manifest:full-path="Object 41/content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settings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3/meta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9/styles.xml" manifest:media-type="text/xml"/>
  <manifest:file-entry manifest:full-path="Object 19/meta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5/content.xml" manifest:media-type="text/xml"/>
  <manifest:file-entry manifest:full-path="Object 35/styles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36/styles.xml" manifest:media-type="text/xml"/>
  <manifest:file-entry manifest:full-path="Object 36/meta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37/content.xml" manifest:media-type="text/xml"/>
  <manifest:file-entry manifest:full-path="Object 37/styles.xml" manifest:media-type="text/xml"/>
  <manifest:file-entry manifest:full-path="Object 37/meta.xml" manifest:media-type="text/xml"/>
  <manifest:file-entry manifest:full-path="Object 37/" manifest:media-type="application/vnd.oasis.opendocument.chart"/>
  <manifest:file-entry manifest:full-path="Object 38/styles.xml" manifest:media-type="text/xml"/>
  <manifest:file-entry manifest:full-path="Object 38/content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4.311cm"/>
    </style:style>
    <style:style style:name="co4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4.038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2.05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4.23cm"/>
    </style:style>
    <style:style style:name="co16" style:family="table-column">
      <style:table-column-properties fo:break-before="auto" style:column-width="3.821cm"/>
    </style:style>
    <style:style style:name="co17" style:family="table-column">
      <style:table-column-properties fo:break-before="auto" style:column-width="4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2" style:family="table-cell" style:parent-style-name="Default">
      <style:table-cell-properties fo:background-color="#ffffd7"/>
      <style:text-properties style:text-underline-style="none"/>
    </style:style>
    <style:style style:name="ce3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fects of parameters on the metaheuristics" table:style-name="ta1">
        <table:shapes>
          <draw:frame draw:z-index="0" draw:style-name="gr1" draw:text-style-name="P1" svg:width="36.039cm" svg:height="9.005cm" svg:x="2.259cm" svg:y="0.453cm">
            <draw:object draw:notify-on-update-of-ranges="'TESTBENCH_metaheu_ls_vnd_bvns_ts__niter_10_search_anxious_init_group_memory_10_times4ave_50_maxs_0.2'.D2:'TESTBENCH_metaheu_ls_vnd_bvns_ts__niter_10_search_anxious_init_group_memory_10_times4ave_50_maxs_0.2'.D31 'TESTBENCH_metaheu_ls_vnd_bvns_ts__niter_10_search_anxious_init_one2one_memory_10_times4ave_50_maxs_0.2'.D2:'TESTBENCH_metaheu_ls_vnd_bvns_ts__niter_10_search_anxious_init_one2one_memory_10_times4ave_50_maxs_0.2'.D31 'TESTBENCH_metaheu_ls_vnd_bvns_ts__niter_10_search_anxious_init_random_memory_10_times4ave_50_maxs_0.2'.D2:'TESTBENCH_metaheu_ls_vnd_bvns_ts__niter_10_search_anxious_init_random_memory_10_times4ave_50_maxs_0.2'.D31 'TESTBENCH_metaheu_ls_vnd_bvns_ts__niter_10_search_greedy_init_group_memory_10_times4ave_50_maxs_0.2'.D2:'TESTBENCH_metaheu_ls_vnd_bvns_ts__niter_10_search_greedy_init_group_memory_10_times4ave_50_maxs_0.2'.D31 'TESTBENCH_metaheu_ls_vnd_bvns_ts__niter_10_search_greedy_init_one2one_memory_10_times4ave_50_maxs_0.2'.D2:'TESTBENCH_metaheu_ls_vnd_bvns_ts__niter_10_search_greedy_init_one2one_memory_10_times4ave_50_maxs_0.2'.D31 'TESTBENCH_metaheu_ls_vnd_bvns_ts__niter_10_search_greedy_init_random_memory_10_times4ave_50_maxs_0.2'.D2:'TESTBENCH_metaheu_ls_vnd_bvns_ts__niter_10_search_greedy_init_random_memory_10_times4ave_50_maxs_0.2'.D31"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  <draw:frame draw:z-index="1" draw:style-name="gr1" draw:text-style-name="P1" svg:width="36.039cm" svg:height="9.005cm" svg:x="2.259cm" svg:y="10.387cm">
            <draw:object draw:notify-on-update-of-ranges="'TESTBENCH_metaheu_ls_vnd_bvns_ts__niter_10_search_anxious_init_group_memory_10_times4ave_50_maxs_0.2'.G2:'TESTBENCH_metaheu_ls_vnd_bvns_ts__niter_10_search_anxious_init_group_memory_10_times4ave_50_maxs_0.2'.G31 'TESTBENCH_metaheu_ls_vnd_bvns_ts__niter_10_search_anxious_init_one2one_memory_10_times4ave_50_maxs_0.2'.G2:'TESTBENCH_metaheu_ls_vnd_bvns_ts__niter_10_search_anxious_init_one2one_memory_10_times4ave_50_maxs_0.2'.G31 'TESTBENCH_metaheu_ls_vnd_bvns_ts__niter_10_search_anxious_init_random_memory_10_times4ave_50_maxs_0.2'.G2:'TESTBENCH_metaheu_ls_vnd_bvns_ts__niter_10_search_anxious_init_random_memory_10_times4ave_50_maxs_0.2'.G31 'TESTBENCH_metaheu_ls_vnd_bvns_ts__niter_10_search_greedy_init_group_memory_10_times4ave_50_maxs_0.2'.G2:'TESTBENCH_metaheu_ls_vnd_bvns_ts__niter_10_search_greedy_init_group_memory_10_times4ave_50_maxs_0.2'.G31 'TESTBENCH_metaheu_ls_vnd_bvns_ts__niter_10_search_greedy_init_one2one_memory_10_times4ave_50_maxs_0.2'.G2:'TESTBENCH_metaheu_ls_vnd_bvns_ts__niter_10_search_greedy_init_one2one_memory_10_times4ave_50_maxs_0.2'.G31 'TESTBENCH_metaheu_ls_vnd_bvns_ts__niter_10_search_greedy_init_random_memory_10_times4ave_50_maxs_0.2'.G2:'TESTBENCH_metaheu_ls_vnd_bvns_ts__niter_10_search_greedy_init_random_memory_10_times4ave_50_maxs_0.2'.G31"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z-index="2" draw:style-name="gr1" draw:text-style-name="P1" svg:width="36.039cm" svg:height="9.005cm" svg:x="2.259cm" svg:y="20.772cm">
            <draw:object draw:notify-on-update-of-ranges="'TESTBENCH_metaheu_ls_vnd_bvns_ts__niter_10_search_anxious_init_group_memory_10_times4ave_50_maxs_0.2'.J2:'TESTBENCH_metaheu_ls_vnd_bvns_ts__niter_10_search_anxious_init_group_memory_10_times4ave_50_maxs_0.2'.J31 'TESTBENCH_metaheu_ls_vnd_bvns_ts__niter_10_search_anxious_init_one2one_memory_10_times4ave_50_maxs_0.2'.J2:'TESTBENCH_metaheu_ls_vnd_bvns_ts__niter_10_search_anxious_init_one2one_memory_10_times4ave_50_maxs_0.2'.J31 'TESTBENCH_metaheu_ls_vnd_bvns_ts__niter_10_search_anxious_init_random_memory_10_times4ave_50_maxs_0.2'.J2:'TESTBENCH_metaheu_ls_vnd_bvns_ts__niter_10_search_anxious_init_random_memory_10_times4ave_50_maxs_0.2'.J31 'TESTBENCH_metaheu_ls_vnd_bvns_ts__niter_10_search_greedy_init_group_memory_10_times4ave_50_maxs_0.2'.J2:'TESTBENCH_metaheu_ls_vnd_bvns_ts__niter_10_search_greedy_init_group_memory_10_times4ave_50_maxs_0.2'.J31 'TESTBENCH_metaheu_ls_vnd_bvns_ts__niter_10_search_greedy_init_one2one_memory_10_times4ave_50_maxs_0.2'.J2:'TESTBENCH_metaheu_ls_vnd_bvns_ts__niter_10_search_greedy_init_one2one_memory_10_times4ave_50_maxs_0.2'.J31 'TESTBENCH_metaheu_ls_vnd_bvns_ts__niter_10_search_greedy_init_random_memory_10_times4ave_50_maxs_0.2'.J2:'TESTBENCH_metaheu_ls_vnd_bvns_ts__niter_10_search_greedy_init_random_memory_10_times4ave_50_maxs_0.2'.J31"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  <draw:frame draw:z-index="3" draw:style-name="gr1" draw:text-style-name="P1" svg:width="36.039cm" svg:height="9.005cm" svg:x="2.259cm" svg:y="30.707cm">
            <draw:object draw:notify-on-update-of-ranges="'TESTBENCH_metaheu_ls_vnd_bvns_ts__niter_10_search_anxious_init_group_memory_10_times4ave_50_maxs_0.2'.M2:'TESTBENCH_metaheu_ls_vnd_bvns_ts__niter_10_search_anxious_init_group_memory_10_times4ave_50_maxs_0.2'.M31 'TESTBENCH_metaheu_ls_vnd_bvns_ts__niter_10_search_anxious_init_one2one_memory_10_times4ave_50_maxs_0.2'.M2:'TESTBENCH_metaheu_ls_vnd_bvns_ts__niter_10_search_anxious_init_one2one_memory_10_times4ave_50_maxs_0.2'.M31 'TESTBENCH_metaheu_ls_vnd_bvns_ts__niter_10_search_anxious_init_random_memory_10_times4ave_50_maxs_0.2'.M2:'TESTBENCH_metaheu_ls_vnd_bvns_ts__niter_10_search_anxious_init_random_memory_10_times4ave_50_maxs_0.2'.M31 'TESTBENCH_metaheu_ls_vnd_bvns_ts__niter_10_search_greedy_init_group_memory_10_times4ave_50_maxs_0.2'.M2:'TESTBENCH_metaheu_ls_vnd_bvns_ts__niter_10_search_greedy_init_group_memory_10_times4ave_50_maxs_0.2'.M31 'TESTBENCH_metaheu_ls_vnd_bvns_ts__niter_10_search_greedy_init_one2one_memory_10_times4ave_50_maxs_0.2'.M2:'TESTBENCH_metaheu_ls_vnd_bvns_ts__niter_10_search_greedy_init_one2one_memory_10_times4ave_50_maxs_0.2'.M31 'TESTBENCH_metaheu_ls_vnd_bvns_ts__niter_10_search_greedy_init_random_memory_10_times4ave_50_maxs_0.2'.M2:'TESTBENCH_metaheu_ls_vnd_bvns_ts__niter_10_search_greedy_init_random_memory_10_times4ave_50_maxs_0.2'.M31"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ESTBENCH_metaheu_ls_vnd_bvns_ts__niter_10_search_anxious_init_group_memory_10_times4ave_50_maxs_0.2" table:style-name="ta1">
        <table:shapes>
          <draw:frame draw:z-index="0" draw:style-name="gr1" draw:text-style-name="P1" svg:width="36.039cm" svg:height="9.005cm" svg:x="5.173cm" svg:y="14.926cm">
            <draw:object draw:notify-on-update-of-ranges="'TESTBENCH_metaheu_ls_vnd_bvns_ts__niter_10_search_anxious_init_group_memory_10_times4ave_50_maxs_0.2'.D1:'TESTBENCH_metaheu_ls_vnd_bvns_ts__niter_10_search_anxious_init_group_memory_10_times4ave_50_maxs_0.2'.D1 'TESTBENCH_metaheu_ls_vnd_bvns_ts__niter_10_search_anxious_init_group_memory_10_times4ave_50_maxs_0.2'.D2:'TESTBENCH_metaheu_ls_vnd_bvns_ts__niter_10_search_anxious_init_group_memory_10_times4ave_50_maxs_0.2'.D31 'TESTBENCH_metaheu_ls_vnd_bvns_ts__niter_10_search_anxious_init_group_memory_10_times4ave_50_maxs_0.2'.E1:'TESTBENCH_metaheu_ls_vnd_bvns_ts__niter_10_search_anxious_init_group_memory_10_times4ave_50_maxs_0.2'.E1 'TESTBENCH_metaheu_ls_vnd_bvns_ts__niter_10_search_anxious_init_group_memory_10_times4ave_50_maxs_0.2'.E2:'TESTBENCH_metaheu_ls_vnd_bvns_ts__niter_10_search_anxious_init_group_memory_10_times4ave_50_maxs_0.2'.E31 'TESTBENCH_metaheu_ls_vnd_bvns_ts__niter_10_search_anxious_init_group_memory_10_times4ave_50_maxs_0.2'.G1:'TESTBENCH_metaheu_ls_vnd_bvns_ts__niter_10_search_anxious_init_group_memory_10_times4ave_50_maxs_0.2'.G1 'TESTBENCH_metaheu_ls_vnd_bvns_ts__niter_10_search_anxious_init_group_memory_10_times4ave_50_maxs_0.2'.G2:'TESTBENCH_metaheu_ls_vnd_bvns_ts__niter_10_search_anxious_init_group_memory_10_times4ave_50_maxs_0.2'.G31 'TESTBENCH_metaheu_ls_vnd_bvns_ts__niter_10_search_anxious_init_group_memory_10_times4ave_50_maxs_0.2'.H1:'TESTBENCH_metaheu_ls_vnd_bvns_ts__niter_10_search_anxious_init_group_memory_10_times4ave_50_maxs_0.2'.H1 'TESTBENCH_metaheu_ls_vnd_bvns_ts__niter_10_search_anxious_init_group_memory_10_times4ave_50_maxs_0.2'.H2:'TESTBENCH_metaheu_ls_vnd_bvns_ts__niter_10_search_anxious_init_group_memory_10_times4ave_50_maxs_0.2'.H31 'TESTBENCH_metaheu_ls_vnd_bvns_ts__niter_10_search_anxious_init_group_memory_10_times4ave_50_maxs_0.2'.J1:'TESTBENCH_metaheu_ls_vnd_bvns_ts__niter_10_search_anxious_init_group_memory_10_times4ave_50_maxs_0.2'.J1 'TESTBENCH_metaheu_ls_vnd_bvns_ts__niter_10_search_anxious_init_group_memory_10_times4ave_50_maxs_0.2'.J2:'TESTBENCH_metaheu_ls_vnd_bvns_ts__niter_10_search_anxious_init_group_memory_10_times4ave_50_maxs_0.2'.J31 'TESTBENCH_metaheu_ls_vnd_bvns_ts__niter_10_search_anxious_init_group_memory_10_times4ave_50_maxs_0.2'.K1:'TESTBENCH_metaheu_ls_vnd_bvns_ts__niter_10_search_anxious_init_group_memory_10_times4ave_50_maxs_0.2'.K1 'TESTBENCH_metaheu_ls_vnd_bvns_ts__niter_10_search_anxious_init_group_memory_10_times4ave_50_maxs_0.2'.K2:'TESTBENCH_metaheu_ls_vnd_bvns_ts__niter_10_search_anxious_init_group_memory_10_times4ave_50_maxs_0.2'.K31 'TESTBENCH_metaheu_ls_vnd_bvns_ts__niter_10_search_anxious_init_group_memory_10_times4ave_50_maxs_0.2'.M1:'TESTBENCH_metaheu_ls_vnd_bvns_ts__niter_10_search_anxious_init_group_memory_10_times4ave_50_maxs_0.2'.M1 'TESTBENCH_metaheu_ls_vnd_bvns_ts__niter_10_search_anxious_init_group_memory_10_times4ave_50_maxs_0.2'.M2:'TESTBENCH_metaheu_ls_vnd_bvns_ts__niter_10_search_anxious_init_group_memory_10_times4ave_50_maxs_0.2'.M31 'TESTBENCH_metaheu_ls_vnd_bvns_ts__niter_10_search_anxious_init_group_memory_10_times4ave_50_maxs_0.2'.N1:'TESTBENCH_metaheu_ls_vnd_bvns_ts__niter_10_search_anxious_init_group_memory_10_times4ave_50_maxs_0.2'.N1 'TESTBENCH_metaheu_ls_vnd_bvns_ts__niter_10_search_anxious_init_group_memory_10_times4ave_50_maxs_0.2'.N2:'TESTBENCH_metaheu_ls_vnd_bvns_ts__niter_10_search_anxious_init_group_memory_10_times4ave_50_maxs_0.2'.N31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  <draw:frame draw:z-index="1" draw:style-name="gr1" draw:text-style-name="P1" svg:width="36.039cm" svg:height="9.005cm" svg:x="5.372cm" svg:y="24.465cm">
            <draw:object draw:notify-on-update-of-ranges="'TESTBENCH_metaheu_ls_vnd_bvns_ts__niter_10_search_anxious_init_group_memory_10_times4ave_50_maxs_0.2'.D1:'TESTBENCH_metaheu_ls_vnd_bvns_ts__niter_10_search_anxious_init_group_memory_10_times4ave_50_maxs_0.2'.D1 'TESTBENCH_metaheu_ls_vnd_bvns_ts__niter_10_search_anxious_init_group_memory_10_times4ave_50_maxs_0.2'.D2:'TESTBENCH_metaheu_ls_vnd_bvns_ts__niter_10_search_anxious_init_group_memory_10_times4ave_50_maxs_0.2'.D31 'TESTBENCH_metaheu_ls_vnd_bvns_ts__niter_10_search_anxious_init_group_memory_10_times4ave_50_maxs_0.2'.G1:'TESTBENCH_metaheu_ls_vnd_bvns_ts__niter_10_search_anxious_init_group_memory_10_times4ave_50_maxs_0.2'.G1 'TESTBENCH_metaheu_ls_vnd_bvns_ts__niter_10_search_anxious_init_group_memory_10_times4ave_50_maxs_0.2'.G2:'TESTBENCH_metaheu_ls_vnd_bvns_ts__niter_10_search_anxious_init_group_memory_10_times4ave_50_maxs_0.2'.G31 'TESTBENCH_metaheu_ls_vnd_bvns_ts__niter_10_search_anxious_init_group_memory_10_times4ave_50_maxs_0.2'.J1:'TESTBENCH_metaheu_ls_vnd_bvns_ts__niter_10_search_anxious_init_group_memory_10_times4ave_50_maxs_0.2'.J1 'TESTBENCH_metaheu_ls_vnd_bvns_ts__niter_10_search_anxious_init_group_memory_10_times4ave_50_maxs_0.2'.J2:'TESTBENCH_metaheu_ls_vnd_bvns_ts__niter_10_search_anxious_init_group_memory_10_times4ave_50_maxs_0.2'.J31 'TESTBENCH_metaheu_ls_vnd_bvns_ts__niter_10_search_anxious_init_group_memory_10_times4ave_50_maxs_0.2'.M1:'TESTBENCH_metaheu_ls_vnd_bvns_ts__niter_10_search_anxious_init_group_memory_10_times4ave_50_maxs_0.2'.M1 'TESTBENCH_metaheu_ls_vnd_bvns_ts__niter_10_search_anxious_init_group_memory_10_times4ave_50_maxs_0.2'.M2:'TESTBENCH_metaheu_ls_vnd_bvns_ts__niter_10_search_anxious_init_group_memory_10_times4ave_50_maxs_0.2'.M31" xlink:href="./Object 37" xlink:type="simple" xlink:show="embed" xlink:actuate="onLoad">
              <loext:p/>
            </draw:object>
            <draw:image xlink:href="./ObjectReplacements/Object 37" xlink:type="simple" xlink:show="embed" xlink:actuate="onLoad"/>
          </draw:frame>
          <draw:frame draw:z-index="2" draw:style-name="gr1" draw:text-style-name="P1" svg:width="36.039cm" svg:height="9.005cm" svg:x="5.373cm" svg:y="34.24cm">
            <draw:object draw:notify-on-update-of-ranges="'TESTBENCH_metaheu_ls_vnd_bvns_ts__niter_10_search_anxious_init_group_memory_10_times4ave_50_maxs_0.2'.E1:'TESTBENCH_metaheu_ls_vnd_bvns_ts__niter_10_search_anxious_init_group_memory_10_times4ave_50_maxs_0.2'.E1 'TESTBENCH_metaheu_ls_vnd_bvns_ts__niter_10_search_anxious_init_group_memory_10_times4ave_50_maxs_0.2'.E2:'TESTBENCH_metaheu_ls_vnd_bvns_ts__niter_10_search_anxious_init_group_memory_10_times4ave_50_maxs_0.2'.E31 'TESTBENCH_metaheu_ls_vnd_bvns_ts__niter_10_search_anxious_init_group_memory_10_times4ave_50_maxs_0.2'.H1:'TESTBENCH_metaheu_ls_vnd_bvns_ts__niter_10_search_anxious_init_group_memory_10_times4ave_50_maxs_0.2'.H1 'TESTBENCH_metaheu_ls_vnd_bvns_ts__niter_10_search_anxious_init_group_memory_10_times4ave_50_maxs_0.2'.H2:'TESTBENCH_metaheu_ls_vnd_bvns_ts__niter_10_search_anxious_init_group_memory_10_times4ave_50_maxs_0.2'.H31 'TESTBENCH_metaheu_ls_vnd_bvns_ts__niter_10_search_anxious_init_group_memory_10_times4ave_50_maxs_0.2'.K1:'TESTBENCH_metaheu_ls_vnd_bvns_ts__niter_10_search_anxious_init_group_memory_10_times4ave_50_maxs_0.2'.K1 'TESTBENCH_metaheu_ls_vnd_bvns_ts__niter_10_search_anxious_init_group_memory_10_times4ave_50_maxs_0.2'.K2:'TESTBENCH_metaheu_ls_vnd_bvns_ts__niter_10_search_anxious_init_group_memory_10_times4ave_50_maxs_0.2'.K31 'TESTBENCH_metaheu_ls_vnd_bvns_ts__niter_10_search_anxious_init_group_memory_10_times4ave_50_maxs_0.2'.N1:'TESTBENCH_metaheu_ls_vnd_bvns_ts__niter_10_search_anxious_init_group_memory_10_times4ave_50_maxs_0.2'.N1 'TESTBENCH_metaheu_ls_vnd_bvns_ts__niter_10_search_anxious_init_group_memory_10_times4ave_50_maxs_0.2'.N2:'TESTBENCH_metaheu_ls_vnd_bvns_ts__niter_10_search_anxious_init_group_memory_10_times4ave_50_maxs_0.2'.N31" xlink:href="./Object 38" xlink:type="simple" xlink:show="embed" xlink:actuate="onLoad">
              <loext:p/>
            </draw:object>
            <draw:image xlink:href="./ObjectReplacements/Object 38" xlink:type="simple" xlink:show="embed" xlink:actuate="onLoad"/>
          </draw:frame>
          <draw:frame draw:z-index="3" draw:style-name="gr1" draw:text-style-name="P1" svg:width="14.484cm" svg:height="9.005cm" svg:x="4.879cm" svg:y="44.092cm">
            <draw:object draw:notify-on-update-of-ranges="'TESTBENCH_metaheu_ls_vnd_bvns_ts__niter_10_search_anxious_init_group_memory_10_times4ave_50_maxs_0.2'.D1:'TESTBENCH_metaheu_ls_vnd_bvns_ts__niter_10_search_anxious_init_group_memory_10_times4ave_50_maxs_0.2'.D1 'TESTBENCH_metaheu_ls_vnd_bvns_ts__niter_10_search_anxious_init_group_memory_10_times4ave_50_maxs_0.2'.D2:'TESTBENCH_metaheu_ls_vnd_bvns_ts__niter_10_search_anxious_init_group_memory_10_times4ave_50_maxs_0.2'.D31 'TESTBENCH_metaheu_ls_vnd_bvns_ts__niter_10_search_anxious_init_group_memory_10_times4ave_50_maxs_0.2'.E1:'TESTBENCH_metaheu_ls_vnd_bvns_ts__niter_10_search_anxious_init_group_memory_10_times4ave_50_maxs_0.2'.E1 'TESTBENCH_metaheu_ls_vnd_bvns_ts__niter_10_search_anxious_init_group_memory_10_times4ave_50_maxs_0.2'.E2:'TESTBENCH_metaheu_ls_vnd_bvns_ts__niter_10_search_anxious_init_group_memory_10_times4ave_50_maxs_0.2'.E31" xlink:href="./Object 39" xlink:type="simple" xlink:show="embed" xlink:actuate="onLoad">
              <loext:p/>
            </draw:object>
            <draw:image xlink:href="./ObjectReplacements/Object 39" xlink:type="simple" xlink:show="embed" xlink:actuate="onLoad"/>
          </draw:frame>
          <draw:frame draw:z-index="4" draw:style-name="gr1" draw:text-style-name="P1" svg:width="14.484cm" svg:height="9.005cm" svg:x="19.559cm" svg:y="44.04cm">
            <draw:object draw:notify-on-update-of-ranges="'TESTBENCH_metaheu_ls_vnd_bvns_ts__niter_10_search_anxious_init_group_memory_10_times4ave_50_maxs_0.2'.G1:'TESTBENCH_metaheu_ls_vnd_bvns_ts__niter_10_search_anxious_init_group_memory_10_times4ave_50_maxs_0.2'.G1 'TESTBENCH_metaheu_ls_vnd_bvns_ts__niter_10_search_anxious_init_group_memory_10_times4ave_50_maxs_0.2'.G2:'TESTBENCH_metaheu_ls_vnd_bvns_ts__niter_10_search_anxious_init_group_memory_10_times4ave_50_maxs_0.2'.G31 'TESTBENCH_metaheu_ls_vnd_bvns_ts__niter_10_search_anxious_init_group_memory_10_times4ave_50_maxs_0.2'.H1:'TESTBENCH_metaheu_ls_vnd_bvns_ts__niter_10_search_anxious_init_group_memory_10_times4ave_50_maxs_0.2'.H1 'TESTBENCH_metaheu_ls_vnd_bvns_ts__niter_10_search_anxious_init_group_memory_10_times4ave_50_maxs_0.2'.H2:'TESTBENCH_metaheu_ls_vnd_bvns_ts__niter_10_search_anxious_init_group_memory_10_times4ave_50_maxs_0.2'.H31"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z-index="5" draw:style-name="gr1" draw:text-style-name="P1" svg:width="14.484cm" svg:height="9.005cm" svg:x="4.843cm" svg:y="53.471cm">
            <draw:object draw:notify-on-update-of-ranges="'TESTBENCH_metaheu_ls_vnd_bvns_ts__niter_10_search_anxious_init_group_memory_10_times4ave_50_maxs_0.2'.J1:'TESTBENCH_metaheu_ls_vnd_bvns_ts__niter_10_search_anxious_init_group_memory_10_times4ave_50_maxs_0.2'.J1 'TESTBENCH_metaheu_ls_vnd_bvns_ts__niter_10_search_anxious_init_group_memory_10_times4ave_50_maxs_0.2'.J2:'TESTBENCH_metaheu_ls_vnd_bvns_ts__niter_10_search_anxious_init_group_memory_10_times4ave_50_maxs_0.2'.J31 'TESTBENCH_metaheu_ls_vnd_bvns_ts__niter_10_search_anxious_init_group_memory_10_times4ave_50_maxs_0.2'.K1:'TESTBENCH_metaheu_ls_vnd_bvns_ts__niter_10_search_anxious_init_group_memory_10_times4ave_50_maxs_0.2'.K1 'TESTBENCH_metaheu_ls_vnd_bvns_ts__niter_10_search_anxious_init_group_memory_10_times4ave_50_maxs_0.2'.K2:'TESTBENCH_metaheu_ls_vnd_bvns_ts__niter_10_search_anxious_init_group_memory_10_times4ave_50_maxs_0.2'.K31"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  <draw:frame draw:z-index="6" draw:style-name="gr1" draw:text-style-name="P1" svg:width="14.484cm" svg:height="9.005cm" svg:x="19.689cm" svg:y="53.338cm">
            <draw:object draw:notify-on-update-of-ranges="'TESTBENCH_metaheu_ls_vnd_bvns_ts__niter_10_search_anxious_init_group_memory_10_times4ave_50_maxs_0.2'.M1:'TESTBENCH_metaheu_ls_vnd_bvns_ts__niter_10_search_anxious_init_group_memory_10_times4ave_50_maxs_0.2'.M1 'TESTBENCH_metaheu_ls_vnd_bvns_ts__niter_10_search_anxious_init_group_memory_10_times4ave_50_maxs_0.2'.M2:'TESTBENCH_metaheu_ls_vnd_bvns_ts__niter_10_search_anxious_init_group_memory_10_times4ave_50_maxs_0.2'.M31 'TESTBENCH_metaheu_ls_vnd_bvns_ts__niter_10_search_anxious_init_group_memory_10_times4ave_50_maxs_0.2'.N1:'TESTBENCH_metaheu_ls_vnd_bvns_ts__niter_10_search_anxious_init_group_memory_10_times4ave_50_maxs_0.2'.N1 'TESTBENCH_metaheu_ls_vnd_bvns_ts__niter_10_search_anxious_init_group_memory_10_times4ave_50_maxs_0.2'.N2:'TESTBENCH_metaheu_ls_vnd_bvns_ts__niter_10_search_anxious_init_group_memory_10_times4ave_50_maxs_0.2'.N31"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412930965423584" calcext:value-type="float">
            <text:p>0,004129309654236</text:p>
          </table:table-cell>
          <table:table-cell office:value-type="float" office:value="1011.34" calcext:value-type="float">
            <text:p>1011,34</text:p>
          </table:table-cell>
          <table:table-cell office:value-type="float" office:value="755" calcext:value-type="float">
            <text:p>755</text:p>
          </table:table-cell>
          <table:table-cell office:value-type="float" office:value="0.0317723488807678" calcext:value-type="float">
            <text:p>0,031772348880768</text:p>
          </table:table-cell>
          <table:table-cell office:value-type="float" office:value="700.05" calcext:value-type="float">
            <text:p>700,05</text:p>
          </table:table-cell>
          <table:table-cell office:value-type="float" office:value="532" calcext:value-type="float">
            <text:p>532</text:p>
          </table:table-cell>
          <table:table-cell office:value-type="float" office:value="0.200809977054596" calcext:value-type="float">
            <text:p>0,200809977054596</text:p>
          </table:table-cell>
          <table:table-cell office:value-type="float" office:value="571.22" calcext:value-type="float">
            <text:p>571,22</text:p>
          </table:table-cell>
          <table:table-cell office:value-type="float" office:value="502" calcext:value-type="float">
            <text:p>502</text:p>
          </table:table-cell>
          <table:table-cell office:value-type="float" office:value="0.202205591201782" calcext:value-type="float">
            <text:p>0,202205591201782</text:p>
          </table:table-cell>
          <table:table-cell office:value-type="float" office:value="759.05" calcext:value-type="float">
            <text:p>759,05</text:p>
          </table:table-cell>
          <table:table-cell office:value-type="float" office:value="605" calcext:value-type="float">
            <text:p>605</text:p>
          </table:table-cell>
          <table:table-cell table:formula="of:=[.D2]-[.E2]" office:value-type="float" office:value="256.34" calcext:value-type="float">
            <text:p>256,34</text:p>
          </table:table-cell>
          <table:table-cell table:formula="of:=[.G2]-[.H2]" office:value-type="float" office:value="168.05" calcext:value-type="float">
            <text:p>168,05</text:p>
          </table:table-cell>
          <table:table-cell table:formula="of:=[.J2]-[.K2]" office:value-type="float" office:value="69.22" calcext:value-type="float">
            <text:p>69,22</text:p>
          </table:table-cell>
          <table:table-cell table:formula="of:=[.M2]-[.N2]" office:value-type="float" office:value="154.05" calcext:value-type="float">
            <text:p>154,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327733516693115" calcext:value-type="float">
            <text:p>0,003277335166931</text:p>
          </table:table-cell>
          <table:table-cell office:value-type="float" office:value="1010.91" calcext:value-type="float">
            <text:p>1010,91</text:p>
          </table:table-cell>
          <table:table-cell office:value-type="float" office:value="748" calcext:value-type="float">
            <text:p>748</text:p>
          </table:table-cell>
          <table:table-cell office:value-type="float" office:value="0.0271106600761414" calcext:value-type="float">
            <text:p>0,027110660076141</text:p>
          </table:table-cell>
          <table:table-cell office:value-type="float" office:value="686.52" calcext:value-type="float">
            <text:p>686,52</text:p>
          </table:table-cell>
          <table:table-cell office:value-type="float" office:value="535" calcext:value-type="float">
            <text:p>535</text:p>
          </table:table-cell>
          <table:table-cell office:value-type="float" office:value="0.200856490135193" calcext:value-type="float">
            <text:p>0,200856490135193</text:p>
          </table:table-cell>
          <table:table-cell office:value-type="float" office:value="573.85" calcext:value-type="float">
            <text:p>573,85</text:p>
          </table:table-cell>
          <table:table-cell office:value-type="float" office:value="499" calcext:value-type="float">
            <text:p>499</text:p>
          </table:table-cell>
          <table:table-cell office:value-type="float" office:value="0.202180783748627" calcext:value-type="float">
            <text:p>0,202180783748627</text:p>
          </table:table-cell>
          <table:table-cell office:value-type="float" office:value="734.34" calcext:value-type="float">
            <text:p>734,34</text:p>
          </table:table-cell>
          <table:table-cell office:value-type="float" office:value="605" calcext:value-type="float">
            <text:p>605</text:p>
          </table:table-cell>
          <table:table-cell table:formula="of:=[.D3]-[.E3]" office:value-type="float" office:value="262.91" calcext:value-type="float">
            <text:p>262,91</text:p>
          </table:table-cell>
          <table:table-cell table:formula="of:=[.G3]-[.H3]" office:value-type="float" office:value="151.52" calcext:value-type="float">
            <text:p>151,52</text:p>
          </table:table-cell>
          <table:table-cell table:formula="of:=[.J3]-[.K3]" office:value-type="float" office:value="74.85" calcext:value-type="float">
            <text:p>74,85</text:p>
          </table:table-cell>
          <table:table-cell table:formula="of:=[.M3]-[.N3]" office:value-type="float" office:value="129.34" calcext:value-type="float">
            <text:p>129,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311264514923096" calcext:value-type="float">
            <text:p>0,003112645149231</text:p>
          </table:table-cell>
          <table:table-cell office:value-type="float" office:value="1002.04" calcext:value-type="float">
            <text:p>1002,04</text:p>
          </table:table-cell>
          <table:table-cell office:value-type="float" office:value="681" calcext:value-type="float">
            <text:p>681</text:p>
          </table:table-cell>
          <table:table-cell office:value-type="float" office:value="0.0262738561630249" calcext:value-type="float">
            <text:p>0,026273856163025</text:p>
          </table:table-cell>
          <table:table-cell office:value-type="float" office:value="648.49" calcext:value-type="float">
            <text:p>648,49</text:p>
          </table:table-cell>
          <table:table-cell office:value-type="float" office:value="489" calcext:value-type="float">
            <text:p>489</text:p>
          </table:table-cell>
          <table:table-cell office:value-type="float" office:value="0.200922739505768" calcext:value-type="float">
            <text:p>0,200922739505768</text:p>
          </table:table-cell>
          <table:table-cell office:value-type="float" office:value="531.41" calcext:value-type="float">
            <text:p>531,41</text:p>
          </table:table-cell>
          <table:table-cell office:value-type="float" office:value="465" calcext:value-type="float">
            <text:p>465</text:p>
          </table:table-cell>
          <table:table-cell office:value-type="float" office:value="0.202351083755493" calcext:value-type="float">
            <text:p>0,202351083755493</text:p>
          </table:table-cell>
          <table:table-cell office:value-type="float" office:value="727.73" calcext:value-type="float">
            <text:p>727,73</text:p>
          </table:table-cell>
          <table:table-cell office:value-type="float" office:value="562" calcext:value-type="float">
            <text:p>562</text:p>
          </table:table-cell>
          <table:table-cell table:formula="of:=[.D4]-[.E4]" office:value-type="float" office:value="321.04" calcext:value-type="float">
            <text:p>321,04</text:p>
          </table:table-cell>
          <table:table-cell table:formula="of:=[.G4]-[.H4]" office:value-type="float" office:value="159.49" calcext:value-type="float">
            <text:p>159,49</text:p>
          </table:table-cell>
          <table:table-cell table:formula="of:=[.J4]-[.K4]" office:value-type="float" office:value="66.41" calcext:value-type="float">
            <text:p>66,41</text:p>
          </table:table-cell>
          <table:table-cell table:formula="of:=[.M4]-[.N4]" office:value-type="float" office:value="165.73" calcext:value-type="float">
            <text:p>165,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424957752227783" calcext:value-type="float">
            <text:p>0,004249577522278</text:p>
          </table:table-cell>
          <table:table-cell office:value-type="float" office:value="991.08" calcext:value-type="float">
            <text:p>991,08</text:p>
          </table:table-cell>
          <table:table-cell office:value-type="float" office:value="673" calcext:value-type="float">
            <text:p>673</text:p>
          </table:table-cell>
          <table:table-cell office:value-type="float" office:value="0.0312188029289246" calcext:value-type="float">
            <text:p>0,031218802928925</text:p>
          </table:table-cell>
          <table:table-cell office:value-type="float" office:value="699.2" calcext:value-type="float">
            <text:p>699,2</text:p>
          </table:table-cell>
          <table:table-cell office:value-type="float" office:value="495" calcext:value-type="float">
            <text:p>495</text:p>
          </table:table-cell>
          <table:table-cell office:value-type="float" office:value="0.200849132537842" calcext:value-type="float">
            <text:p>0,200849132537842</text:p>
          </table:table-cell>
          <table:table-cell office:value-type="float" office:value="561.46" calcext:value-type="float">
            <text:p>561,46</text:p>
          </table:table-cell>
          <table:table-cell office:value-type="float" office:value="443" calcext:value-type="float">
            <text:p>443</text:p>
          </table:table-cell>
          <table:table-cell office:value-type="float" office:value="0.20219375371933" calcext:value-type="float">
            <text:p>0,20219375371933</text:p>
          </table:table-cell>
          <table:table-cell office:value-type="float" office:value="727.73" calcext:value-type="float">
            <text:p>727,73</text:p>
          </table:table-cell>
          <table:table-cell office:value-type="float" office:value="523" calcext:value-type="float">
            <text:p>523</text:p>
          </table:table-cell>
          <table:table-cell table:formula="of:=[.D5]-[.E5]" office:value-type="float" office:value="318.08" calcext:value-type="float">
            <text:p>318,08</text:p>
          </table:table-cell>
          <table:table-cell table:formula="of:=[.G5]-[.H5]" office:value-type="float" office:value="204.2" calcext:value-type="float">
            <text:p>204,2</text:p>
          </table:table-cell>
          <table:table-cell table:formula="of:=[.J5]-[.K5]" office:value-type="float" office:value="118.46" calcext:value-type="float">
            <text:p>118,46</text:p>
          </table:table-cell>
          <table:table-cell table:formula="of:=[.M5]-[.N5]" office:value-type="float" office:value="204.73" calcext:value-type="float">
            <text:p>204,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355411529541016" calcext:value-type="float">
            <text:p>0,00355411529541</text:p>
          </table:table-cell>
          <table:table-cell office:value-type="float" office:value="993.29" calcext:value-type="float">
            <text:p>993,29</text:p>
          </table:table-cell>
          <table:table-cell office:value-type="float" office:value="535" calcext:value-type="float">
            <text:p>535</text:p>
          </table:table-cell>
          <table:table-cell office:value-type="float" office:value="0.0284760475158691" calcext:value-type="float">
            <text:p>0,028476047515869</text:p>
          </table:table-cell>
          <table:table-cell office:value-type="float" office:value="623.57" calcext:value-type="float">
            <text:p>623,57</text:p>
          </table:table-cell>
          <table:table-cell office:value-type="float" office:value="445" calcext:value-type="float">
            <text:p>445</text:p>
          </table:table-cell>
          <table:table-cell office:value-type="float" office:value="0.200825526714325" calcext:value-type="float">
            <text:p>0,200825526714325</text:p>
          </table:table-cell>
          <table:table-cell office:value-type="float" office:value="486.03" calcext:value-type="float">
            <text:p>486,03</text:p>
          </table:table-cell>
          <table:table-cell office:value-type="float" office:value="408" calcext:value-type="float">
            <text:p>408</text:p>
          </table:table-cell>
          <table:table-cell office:value-type="float" office:value="0.202330138683319" calcext:value-type="float">
            <text:p>0,202330138683319</text:p>
          </table:table-cell>
          <table:table-cell office:value-type="float" office:value="665.64" calcext:value-type="float">
            <text:p>665,64</text:p>
          </table:table-cell>
          <table:table-cell office:value-type="float" office:value="494" calcext:value-type="float">
            <text:p>494</text:p>
          </table:table-cell>
          <table:table-cell table:formula="of:=[.D6]-[.E6]" office:value-type="float" office:value="458.29" calcext:value-type="float">
            <text:p>458,29</text:p>
          </table:table-cell>
          <table:table-cell table:formula="of:=[.G6]-[.H6]" office:value-type="float" office:value="178.57" calcext:value-type="float">
            <text:p>178,57</text:p>
          </table:table-cell>
          <table:table-cell table:formula="of:=[.J6]-[.K6]" office:value-type="float" office:value="78.03" calcext:value-type="float">
            <text:p>78,03</text:p>
          </table:table-cell>
          <table:table-cell table:formula="of:=[.M6]-[.N6]" office:value-type="float" office:value="171.64" calcext:value-type="float">
            <text:p>171,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377266407012939" calcext:value-type="float">
            <text:p>0,003772664070129</text:p>
          </table:table-cell>
          <table:table-cell office:value-type="float" office:value="1132.54" calcext:value-type="float">
            <text:p>1132,54</text:p>
          </table:table-cell>
          <table:table-cell office:value-type="float" office:value="820" calcext:value-type="float">
            <text:p>820</text:p>
          </table:table-cell>
          <table:table-cell office:value-type="float" office:value="0.0313431286811829" calcext:value-type="float">
            <text:p>0,031343128681183</text:p>
          </table:table-cell>
          <table:table-cell office:value-type="float" office:value="763.89" calcext:value-type="float">
            <text:p>763,89</text:p>
          </table:table-cell>
          <table:table-cell office:value-type="float" office:value="556" calcext:value-type="float">
            <text:p>556</text:p>
          </table:table-cell>
          <table:table-cell office:value-type="float" office:value="0.200860450267792" calcext:value-type="float">
            <text:p>0,200860450267792</text:p>
          </table:table-cell>
          <table:table-cell office:value-type="float" office:value="617.13" calcext:value-type="float">
            <text:p>617,13</text:p>
          </table:table-cell>
          <table:table-cell office:value-type="float" office:value="530" calcext:value-type="float">
            <text:p>530</text:p>
          </table:table-cell>
          <table:table-cell office:value-type="float" office:value="0.202164161205292" calcext:value-type="float">
            <text:p>0,202164161205292</text:p>
          </table:table-cell>
          <table:table-cell office:value-type="float" office:value="857.11" calcext:value-type="float">
            <text:p>857,11</text:p>
          </table:table-cell>
          <table:table-cell office:value-type="float" office:value="636" calcext:value-type="float">
            <text:p>636</text:p>
          </table:table-cell>
          <table:table-cell table:formula="of:=[.D7]-[.E7]" office:value-type="float" office:value="312.54" calcext:value-type="float">
            <text:p>312,54</text:p>
          </table:table-cell>
          <table:table-cell table:formula="of:=[.G7]-[.H7]" office:value-type="float" office:value="207.89" calcext:value-type="float">
            <text:p>207,89</text:p>
          </table:table-cell>
          <table:table-cell table:formula="of:=[.J7]-[.K7]" office:value-type="float" office:value="87.13" calcext:value-type="float">
            <text:p>87,13</text:p>
          </table:table-cell>
          <table:table-cell table:formula="of:=[.M7]-[.N7]" office:value-type="float" office:value="221.11" calcext:value-type="float">
            <text:p>221,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392974138259888" calcext:value-type="float">
            <text:p>0,003929741382599</text:p>
          </table:table-cell>
          <table:table-cell office:value-type="float" office:value="1042.9" calcext:value-type="float">
            <text:p>1042,9</text:p>
          </table:table-cell>
          <table:table-cell office:value-type="float" office:value="702" calcext:value-type="float">
            <text:p>702</text:p>
          </table:table-cell>
          <table:table-cell office:value-type="float" office:value="0.0304084396362305" calcext:value-type="float">
            <text:p>0,030408439636231</text:p>
          </table:table-cell>
          <table:table-cell office:value-type="float" office:value="707.85" calcext:value-type="float">
            <text:p>707,85</text:p>
          </table:table-cell>
          <table:table-cell office:value-type="float" office:value="538" calcext:value-type="float">
            <text:p>538</text:p>
          </table:table-cell>
          <table:table-cell office:value-type="float" office:value="0.200840084552765" calcext:value-type="float">
            <text:p>0,200840084552765</text:p>
          </table:table-cell>
          <table:table-cell office:value-type="float" office:value="580.67" calcext:value-type="float">
            <text:p>580,67</text:p>
          </table:table-cell>
          <table:table-cell office:value-type="float" office:value="504" calcext:value-type="float">
            <text:p>504</text:p>
          </table:table-cell>
          <table:table-cell office:value-type="float" office:value="0.202279450893402" calcext:value-type="float">
            <text:p>0,202279450893402</text:p>
          </table:table-cell>
          <table:table-cell office:value-type="float" office:value="745.43" calcext:value-type="float">
            <text:p>745,43</text:p>
          </table:table-cell>
          <table:table-cell office:value-type="float" office:value="554" calcext:value-type="float">
            <text:p>554</text:p>
          </table:table-cell>
          <table:table-cell table:formula="of:=[.D8]-[.E8]" office:value-type="float" office:value="340.9" calcext:value-type="float">
            <text:p>340,9</text:p>
          </table:table-cell>
          <table:table-cell table:formula="of:=[.G8]-[.H8]" office:value-type="float" office:value="169.85" calcext:value-type="float">
            <text:p>169,85</text:p>
          </table:table-cell>
          <table:table-cell table:formula="of:=[.J8]-[.K8]" office:value-type="float" office:value="76.67" calcext:value-type="float">
            <text:p>76,67</text:p>
          </table:table-cell>
          <table:table-cell table:formula="of:=[.M8]-[.N8]" office:value-type="float" office:value="191.43" calcext:value-type="float">
            <text:p>191,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390884160995483" calcext:value-type="float">
            <text:p>0,003908841609955</text:p>
          </table:table-cell>
          <table:table-cell office:value-type="float" office:value="968.1" calcext:value-type="float">
            <text:p>968,1</text:p>
          </table:table-cell>
          <table:table-cell office:value-type="float" office:value="712" calcext:value-type="float">
            <text:p>712</text:p>
          </table:table-cell>
          <table:table-cell office:value-type="float" office:value="0.031024694442749" calcext:value-type="float">
            <text:p>0,031024694442749</text:p>
          </table:table-cell>
          <table:table-cell office:value-type="float" office:value="660.6" calcext:value-type="float">
            <text:p>660,6</text:p>
          </table:table-cell>
          <table:table-cell office:value-type="float" office:value="515" calcext:value-type="float">
            <text:p>515</text:p>
          </table:table-cell>
          <table:table-cell office:value-type="float" office:value="0.200724761486053" calcext:value-type="float">
            <text:p>0,200724761486053</text:p>
          </table:table-cell>
          <table:table-cell office:value-type="float" office:value="550.17" calcext:value-type="float">
            <text:p>550,17</text:p>
          </table:table-cell>
          <table:table-cell office:value-type="float" office:value="464" calcext:value-type="float">
            <text:p>464</text:p>
          </table:table-cell>
          <table:table-cell office:value-type="float" office:value="0.202359261512756" calcext:value-type="float">
            <text:p>0,202359261512756</text:p>
          </table:table-cell>
          <table:table-cell office:value-type="float" office:value="711.11" calcext:value-type="float">
            <text:p>711,11</text:p>
          </table:table-cell>
          <table:table-cell office:value-type="float" office:value="552" calcext:value-type="float">
            <text:p>552</text:p>
          </table:table-cell>
          <table:table-cell table:formula="of:=[.D9]-[.E9]" office:value-type="float" office:value="256.1" calcext:value-type="float">
            <text:p>256,1</text:p>
          </table:table-cell>
          <table:table-cell table:formula="of:=[.G9]-[.H9]" office:value-type="float" office:value="145.6" calcext:value-type="float">
            <text:p>145,6</text:p>
          </table:table-cell>
          <table:table-cell table:formula="of:=[.J9]-[.K9]" office:value-type="float" office:value="86.17" calcext:value-type="float">
            <text:p>86,17</text:p>
          </table:table-cell>
          <table:table-cell table:formula="of:=[.M9]-[.N9]" office:value-type="float" office:value="159.11" calcext:value-type="float">
            <text:p>159,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373233795166016" calcext:value-type="float">
            <text:p>0,00373233795166</text:p>
          </table:table-cell>
          <table:table-cell office:value-type="float" office:value="1041.94" calcext:value-type="float">
            <text:p>1041,94</text:p>
          </table:table-cell>
          <table:table-cell office:value-type="float" office:value="680" calcext:value-type="float">
            <text:p>680</text:p>
          </table:table-cell>
          <table:table-cell office:value-type="float" office:value="0.0275750684738159" calcext:value-type="float">
            <text:p>0,027575068473816</text:p>
          </table:table-cell>
          <table:table-cell office:value-type="float" office:value="695.03" calcext:value-type="float">
            <text:p>695,03</text:p>
          </table:table-cell>
          <table:table-cell office:value-type="float" office:value="426" calcext:value-type="float">
            <text:p>426</text:p>
          </table:table-cell>
          <table:table-cell office:value-type="float" office:value="0.200700645446777" calcext:value-type="float">
            <text:p>0,200700645446777</text:p>
          </table:table-cell>
          <table:table-cell office:value-type="float" office:value="548.81" calcext:value-type="float">
            <text:p>548,81</text:p>
          </table:table-cell>
          <table:table-cell office:value-type="float" office:value="426" calcext:value-type="float">
            <text:p>426</text:p>
          </table:table-cell>
          <table:table-cell office:value-type="float" office:value="0.202206218242645" calcext:value-type="float">
            <text:p>0,202206218242645</text:p>
          </table:table-cell>
          <table:table-cell office:value-type="float" office:value="747.14" calcext:value-type="float">
            <text:p>747,14</text:p>
          </table:table-cell>
          <table:table-cell office:value-type="float" office:value="531" calcext:value-type="float">
            <text:p>531</text:p>
          </table:table-cell>
          <table:table-cell table:formula="of:=[.D10]-[.E10]" office:value-type="float" office:value="361.94" calcext:value-type="float">
            <text:p>361,94</text:p>
          </table:table-cell>
          <table:table-cell table:formula="of:=[.G10]-[.H10]" office:value-type="float" office:value="269.03" calcext:value-type="float">
            <text:p>269,03</text:p>
          </table:table-cell>
          <table:table-cell table:formula="of:=[.J10]-[.K10]" office:value-type="float" office:value="122.81" calcext:value-type="float">
            <text:p>122,81</text:p>
          </table:table-cell>
          <table:table-cell table:formula="of:=[.M10]-[.N10]" office:value-type="float" office:value="216.14" calcext:value-type="float">
            <text:p>216,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313000440597534" calcext:value-type="float">
            <text:p>0,003130004405975</text:p>
          </table:table-cell>
          <table:table-cell office:value-type="float" office:value="1043.69" calcext:value-type="float">
            <text:p>1043,69</text:p>
          </table:table-cell>
          <table:table-cell office:value-type="float" office:value="678" calcext:value-type="float">
            <text:p>678</text:p>
          </table:table-cell>
          <table:table-cell office:value-type="float" office:value="0.0265659618377686" calcext:value-type="float">
            <text:p>0,026565961837769</text:p>
          </table:table-cell>
          <table:table-cell office:value-type="float" office:value="686.18" calcext:value-type="float">
            <text:p>686,18</text:p>
          </table:table-cell>
          <table:table-cell office:value-type="float" office:value="511" calcext:value-type="float">
            <text:p>511</text:p>
          </table:table-cell>
          <table:table-cell office:value-type="float" office:value="0.200665740966797" calcext:value-type="float">
            <text:p>0,200665740966797</text:p>
          </table:table-cell>
          <table:table-cell office:value-type="float" office:value="579.58" calcext:value-type="float">
            <text:p>579,58</text:p>
          </table:table-cell>
          <table:table-cell office:value-type="float" office:value="511" calcext:value-type="float">
            <text:p>511</text:p>
          </table:table-cell>
          <table:table-cell office:value-type="float" office:value="0.202189435958862" calcext:value-type="float">
            <text:p>0,202189435958862</text:p>
          </table:table-cell>
          <table:table-cell office:value-type="float" office:value="775.17" calcext:value-type="float">
            <text:p>775,17</text:p>
          </table:table-cell>
          <table:table-cell office:value-type="float" office:value="576" calcext:value-type="float">
            <text:p>576</text:p>
          </table:table-cell>
          <table:table-cell table:formula="of:=[.D11]-[.E11]" office:value-type="float" office:value="365.69" calcext:value-type="float">
            <text:p>365,69</text:p>
          </table:table-cell>
          <table:table-cell table:formula="of:=[.G11]-[.H11]" office:value-type="float" office:value="175.18" calcext:value-type="float">
            <text:p>175,18</text:p>
          </table:table-cell>
          <table:table-cell table:formula="of:=[.J11]-[.K11]" office:value-type="float" office:value="68.58" calcext:value-type="float">
            <text:p>68,58</text:p>
          </table:table-cell>
          <table:table-cell table:formula="of:=[.M11]-[.N11]" office:value-type="float" office:value="199.17" calcext:value-type="float">
            <text:p>199,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389975786209106" calcext:value-type="float">
            <text:p>0,003899757862091</text:p>
          </table:table-cell>
          <table:table-cell office:value-type="float" office:value="1198.17" calcext:value-type="float">
            <text:p>1198,17</text:p>
          </table:table-cell>
          <table:table-cell office:value-type="float" office:value="900" calcext:value-type="float">
            <text:p>900</text:p>
          </table:table-cell>
          <table:table-cell office:value-type="float" office:value="0.0316582894325256" calcext:value-type="float">
            <text:p>0,031658289432526</text:p>
          </table:table-cell>
          <table:table-cell office:value-type="float" office:value="817.16" calcext:value-type="float">
            <text:p>817,16</text:p>
          </table:table-cell>
          <table:table-cell office:value-type="float" office:value="582" calcext:value-type="float">
            <text:p>582</text:p>
          </table:table-cell>
          <table:table-cell office:value-type="float" office:value="0.200919561386108" calcext:value-type="float">
            <text:p>0,200919561386108</text:p>
          </table:table-cell>
          <table:table-cell office:value-type="float" office:value="671.24" calcext:value-type="float">
            <text:p>671,24</text:p>
          </table:table-cell>
          <table:table-cell office:value-type="float" office:value="554" calcext:value-type="float">
            <text:p>554</text:p>
          </table:table-cell>
          <table:table-cell office:value-type="float" office:value="0.202160627841949" calcext:value-type="float">
            <text:p>0,202160627841949</text:p>
          </table:table-cell>
          <table:table-cell office:value-type="float" office:value="897.06" calcext:value-type="float">
            <text:p>897,06</text:p>
          </table:table-cell>
          <table:table-cell office:value-type="float" office:value="656" calcext:value-type="float">
            <text:p>656</text:p>
          </table:table-cell>
          <table:table-cell table:formula="of:=[.D12]-[.E12]" office:value-type="float" office:value="298.17" calcext:value-type="float">
            <text:p>298,17</text:p>
          </table:table-cell>
          <table:table-cell table:formula="of:=[.G12]-[.H12]" office:value-type="float" office:value="235.16" calcext:value-type="float">
            <text:p>235,16</text:p>
          </table:table-cell>
          <table:table-cell table:formula="of:=[.J12]-[.K12]" office:value-type="float" office:value="117.24" calcext:value-type="float">
            <text:p>117,24</text:p>
          </table:table-cell>
          <table:table-cell table:formula="of:=[.M12]-[.N12]" office:value-type="float" office:value="241.06" calcext:value-type="float">
            <text:p>241,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363844633102417" calcext:value-type="float">
            <text:p>0,003638446331024</text:p>
          </table:table-cell>
          <table:table-cell office:value-type="float" office:value="1061.33" calcext:value-type="float">
            <text:p>1061,33</text:p>
          </table:table-cell>
          <table:table-cell office:value-type="float" office:value="735" calcext:value-type="float">
            <text:p>735</text:p>
          </table:table-cell>
          <table:table-cell office:value-type="float" office:value="0.0276427245140076" calcext:value-type="float">
            <text:p>0,027642724514008</text:p>
          </table:table-cell>
          <table:table-cell office:value-type="float" office:value="713.31" calcext:value-type="float">
            <text:p>713,31</text:p>
          </table:table-cell>
          <table:table-cell office:value-type="float" office:value="535" calcext:value-type="float">
            <text:p>535</text:p>
          </table:table-cell>
          <table:table-cell office:value-type="float" office:value="0.200741076469421" calcext:value-type="float">
            <text:p>0,200741076469421</text:p>
          </table:table-cell>
          <table:table-cell office:value-type="float" office:value="590.18" calcext:value-type="float">
            <text:p>590,18</text:p>
          </table:table-cell>
          <table:table-cell office:value-type="float" office:value="498" calcext:value-type="float">
            <text:p>498</text:p>
          </table:table-cell>
          <table:table-cell office:value-type="float" office:value="0.202231693267822" calcext:value-type="float">
            <text:p>0,202231693267822</text:p>
          </table:table-cell>
          <table:table-cell office:value-type="float" office:value="747.39" calcext:value-type="float">
            <text:p>747,39</text:p>
          </table:table-cell>
          <table:table-cell office:value-type="float" office:value="617" calcext:value-type="float">
            <text:p>617</text:p>
          </table:table-cell>
          <table:table-cell table:formula="of:=[.D13]-[.E13]" office:value-type="float" office:value="326.33" calcext:value-type="float">
            <text:p>326,33</text:p>
          </table:table-cell>
          <table:table-cell table:formula="of:=[.G13]-[.H13]" office:value-type="float" office:value="178.31" calcext:value-type="float">
            <text:p>178,31</text:p>
          </table:table-cell>
          <table:table-cell table:formula="of:=[.J13]-[.K13]" office:value-type="float" office:value="92.1799999999999" calcext:value-type="float">
            <text:p>92,1799999999999</text:p>
          </table:table-cell>
          <table:table-cell table:formula="of:=[.M13]-[.N13]" office:value-type="float" office:value="130.39" calcext:value-type="float">
            <text:p>130,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368117570877075" calcext:value-type="float">
            <text:p>0,003681175708771</text:p>
          </table:table-cell>
          <table:table-cell office:value-type="float" office:value="1052.34" calcext:value-type="float">
            <text:p>1052,34</text:p>
          </table:table-cell>
          <table:table-cell office:value-type="float" office:value="724" calcext:value-type="float">
            <text:p>724</text:p>
          </table:table-cell>
          <table:table-cell office:value-type="float" office:value="0.0316725492477417" calcext:value-type="float">
            <text:p>0,031672549247742</text:p>
          </table:table-cell>
          <table:table-cell office:value-type="float" office:value="705.76" calcext:value-type="float">
            <text:p>705,76</text:p>
          </table:table-cell>
          <table:table-cell office:value-type="float" office:value="545" calcext:value-type="float">
            <text:p>545</text:p>
          </table:table-cell>
          <table:table-cell office:value-type="float" office:value="0.200648443698883" calcext:value-type="float">
            <text:p>0,200648443698883</text:p>
          </table:table-cell>
          <table:table-cell office:value-type="float" office:value="590.62" calcext:value-type="float">
            <text:p>590,62</text:p>
          </table:table-cell>
          <table:table-cell office:value-type="float" office:value="476" calcext:value-type="float">
            <text:p>476</text:p>
          </table:table-cell>
          <table:table-cell office:value-type="float" office:value="0.202392702102661" calcext:value-type="float">
            <text:p>0,202392702102661</text:p>
          </table:table-cell>
          <table:table-cell office:value-type="float" office:value="712.8" calcext:value-type="float">
            <text:p>712,8</text:p>
          </table:table-cell>
          <table:table-cell office:value-type="float" office:value="553" calcext:value-type="float">
            <text:p>553</text:p>
          </table:table-cell>
          <table:table-cell table:formula="of:=[.D14]-[.E14]" office:value-type="float" office:value="328.34" calcext:value-type="float">
            <text:p>328,34</text:p>
          </table:table-cell>
          <table:table-cell table:formula="of:=[.G14]-[.H14]" office:value-type="float" office:value="160.76" calcext:value-type="float">
            <text:p>160,76</text:p>
          </table:table-cell>
          <table:table-cell table:formula="of:=[.J14]-[.K14]" office:value-type="float" office:value="114.62" calcext:value-type="float">
            <text:p>114,62</text:p>
          </table:table-cell>
          <table:table-cell table:formula="of:=[.M14]-[.N14]" office:value-type="float" office:value="159.8" calcext:value-type="float">
            <text:p>159,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335207223892212" calcext:value-type="float">
            <text:p>0,003352072238922</text:p>
          </table:table-cell>
          <table:table-cell office:value-type="float" office:value="990.36" calcext:value-type="float">
            <text:p>990,36</text:p>
          </table:table-cell>
          <table:table-cell office:value-type="float" office:value="651" calcext:value-type="float">
            <text:p>651</text:p>
          </table:table-cell>
          <table:table-cell office:value-type="float" office:value="0.0289622569084167" calcext:value-type="float">
            <text:p>0,028962256908417</text:p>
          </table:table-cell>
          <table:table-cell office:value-type="float" office:value="658.46" calcext:value-type="float">
            <text:p>658,46</text:p>
          </table:table-cell>
          <table:table-cell office:value-type="float" office:value="472" calcext:value-type="float">
            <text:p>472</text:p>
          </table:table-cell>
          <table:table-cell office:value-type="float" office:value="0.200913867950439" calcext:value-type="float">
            <text:p>0,200913867950439</text:p>
          </table:table-cell>
          <table:table-cell office:value-type="float" office:value="527.19" calcext:value-type="float">
            <text:p>527,19</text:p>
          </table:table-cell>
          <table:table-cell office:value-type="float" office:value="455" calcext:value-type="float">
            <text:p>455</text:p>
          </table:table-cell>
          <table:table-cell office:value-type="float" office:value="0.202300143241882" calcext:value-type="float">
            <text:p>0,202300143241882</text:p>
          </table:table-cell>
          <table:table-cell office:value-type="float" office:value="727.36" calcext:value-type="float">
            <text:p>727,36</text:p>
          </table:table-cell>
          <table:table-cell office:value-type="float" office:value="556" calcext:value-type="float">
            <text:p>556</text:p>
          </table:table-cell>
          <table:table-cell table:formula="of:=[.D15]-[.E15]" office:value-type="float" office:value="339.36" calcext:value-type="float">
            <text:p>339,36</text:p>
          </table:table-cell>
          <table:table-cell table:formula="of:=[.G15]-[.H15]" office:value-type="float" office:value="186.46" calcext:value-type="float">
            <text:p>186,46</text:p>
          </table:table-cell>
          <table:table-cell table:formula="of:=[.J15]-[.K15]" office:value-type="float" office:value="72.1900000000001" calcext:value-type="float">
            <text:p>72,1900000000001</text:p>
          </table:table-cell>
          <table:table-cell table:formula="of:=[.M15]-[.N15]" office:value-type="float" office:value="171.36" calcext:value-type="float">
            <text:p>171,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385919094085693" calcext:value-type="float">
            <text:p>0,003859190940857</text:p>
          </table:table-cell>
          <table:table-cell office:value-type="float" office:value="994.96" calcext:value-type="float">
            <text:p>994,96</text:p>
          </table:table-cell>
          <table:table-cell office:value-type="float" office:value="756" calcext:value-type="float">
            <text:p>756</text:p>
          </table:table-cell>
          <table:table-cell office:value-type="float" office:value="0.030108916759491" calcext:value-type="float">
            <text:p>0,030108916759491</text:p>
          </table:table-cell>
          <table:table-cell office:value-type="float" office:value="691.97" calcext:value-type="float">
            <text:p>691,97</text:p>
          </table:table-cell>
          <table:table-cell office:value-type="float" office:value="551" calcext:value-type="float">
            <text:p>551</text:p>
          </table:table-cell>
          <table:table-cell office:value-type="float" office:value="0.200822198390961" calcext:value-type="float">
            <text:p>0,200822198390961</text:p>
          </table:table-cell>
          <table:table-cell office:value-type="float" office:value="588.46" calcext:value-type="float">
            <text:p>588,46</text:p>
          </table:table-cell>
          <table:table-cell office:value-type="float" office:value="511" calcext:value-type="float">
            <text:p>511</text:p>
          </table:table-cell>
          <table:table-cell office:value-type="float" office:value="0.202412910461426" calcext:value-type="float">
            <text:p>0,202412910461426</text:p>
          </table:table-cell>
          <table:table-cell office:value-type="float" office:value="726.24" calcext:value-type="float">
            <text:p>726,24</text:p>
          </table:table-cell>
          <table:table-cell office:value-type="float" office:value="579" calcext:value-type="float">
            <text:p>579</text:p>
          </table:table-cell>
          <table:table-cell table:formula="of:=[.D16]-[.E16]" office:value-type="float" office:value="238.96" calcext:value-type="float">
            <text:p>238,96</text:p>
          </table:table-cell>
          <table:table-cell table:formula="of:=[.G16]-[.H16]" office:value-type="float" office:value="140.97" calcext:value-type="float">
            <text:p>140,97</text:p>
          </table:table-cell>
          <table:table-cell table:formula="of:=[.J16]-[.K16]" office:value-type="float" office:value="77.46" calcext:value-type="float">
            <text:p>77,46</text:p>
          </table:table-cell>
          <table:table-cell table:formula="of:=[.M16]-[.N16]" office:value-type="float" office:value="147.24" calcext:value-type="float">
            <text:p>147,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329583168029785" calcext:value-type="float">
            <text:p>0,003295831680298</text:p>
          </table:table-cell>
          <table:table-cell office:value-type="float" office:value="1102.61" calcext:value-type="float">
            <text:p>1102,61</text:p>
          </table:table-cell>
          <table:table-cell office:value-type="float" office:value="781" calcext:value-type="float">
            <text:p>781</text:p>
          </table:table-cell>
          <table:table-cell office:value-type="float" office:value="0.024918270111084" calcext:value-type="float">
            <text:p>0,024918270111084</text:p>
          </table:table-cell>
          <table:table-cell office:value-type="float" office:value="741.63" calcext:value-type="float">
            <text:p>741,63</text:p>
          </table:table-cell>
          <table:table-cell office:value-type="float" office:value="578" calcext:value-type="float">
            <text:p>578</text:p>
          </table:table-cell>
          <table:table-cell office:value-type="float" office:value="0.200908946990967" calcext:value-type="float">
            <text:p>0,200908946990967</text:p>
          </table:table-cell>
          <table:table-cell office:value-type="float" office:value="632.35" calcext:value-type="float">
            <text:p>632,35</text:p>
          </table:table-cell>
          <table:table-cell office:value-type="float" office:value="535" calcext:value-type="float">
            <text:p>535</text:p>
          </table:table-cell>
          <table:table-cell office:value-type="float" office:value="0.202485330104828" calcext:value-type="float">
            <text:p>0,202485330104828</text:p>
          </table:table-cell>
          <table:table-cell office:value-type="float" office:value="778.83" calcext:value-type="float">
            <text:p>778,83</text:p>
          </table:table-cell>
          <table:table-cell office:value-type="float" office:value="636" calcext:value-type="float">
            <text:p>636</text:p>
          </table:table-cell>
          <table:table-cell table:formula="of:=[.D17]-[.E17]" office:value-type="float" office:value="321.61" calcext:value-type="float">
            <text:p>321,61</text:p>
          </table:table-cell>
          <table:table-cell table:formula="of:=[.G17]-[.H17]" office:value-type="float" office:value="163.63" calcext:value-type="float">
            <text:p>163,63</text:p>
          </table:table-cell>
          <table:table-cell table:formula="of:=[.J17]-[.K17]" office:value-type="float" office:value="97.35" calcext:value-type="float">
            <text:p>97,35</text:p>
          </table:table-cell>
          <table:table-cell table:formula="of:=[.M17]-[.N17]" office:value-type="float" office:value="142.83" calcext:value-type="float">
            <text:p>142,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313379526138306" calcext:value-type="float">
            <text:p>0,003133795261383</text:p>
          </table:table-cell>
          <table:table-cell office:value-type="float" office:value="1024.83" calcext:value-type="float">
            <text:p>1024,83</text:p>
          </table:table-cell>
          <table:table-cell office:value-type="float" office:value="587" calcext:value-type="float">
            <text:p>587</text:p>
          </table:table-cell>
          <table:table-cell office:value-type="float" office:value="0.0263427257537842" calcext:value-type="float">
            <text:p>0,026342725753784</text:p>
          </table:table-cell>
          <table:table-cell office:value-type="float" office:value="634.16" calcext:value-type="float">
            <text:p>634,16</text:p>
          </table:table-cell>
          <table:table-cell office:value-type="float" office:value="433" calcext:value-type="float">
            <text:p>433</text:p>
          </table:table-cell>
          <table:table-cell office:value-type="float" office:value="0.200859594345093" calcext:value-type="float">
            <text:p>0,200859594345093</text:p>
          </table:table-cell>
          <table:table-cell office:value-type="float" office:value="501.56" calcext:value-type="float">
            <text:p>501,56</text:p>
          </table:table-cell>
          <table:table-cell office:value-type="float" office:value="373" calcext:value-type="float">
            <text:p>373</text:p>
          </table:table-cell>
          <table:table-cell office:value-type="float" office:value="0.202244880199432" calcext:value-type="float">
            <text:p>0,202244880199432</text:p>
          </table:table-cell>
          <table:table-cell office:value-type="float" office:value="686.07" calcext:value-type="float">
            <text:p>686,07</text:p>
          </table:table-cell>
          <table:table-cell office:value-type="float" office:value="472" calcext:value-type="float">
            <text:p>472</text:p>
          </table:table-cell>
          <table:table-cell table:formula="of:=[.D18]-[.E18]" office:value-type="float" office:value="437.83" calcext:value-type="float">
            <text:p>437,83</text:p>
          </table:table-cell>
          <table:table-cell table:formula="of:=[.G18]-[.H18]" office:value-type="float" office:value="201.16" calcext:value-type="float">
            <text:p>201,16</text:p>
          </table:table-cell>
          <table:table-cell table:formula="of:=[.J18]-[.K18]" office:value-type="float" office:value="128.56" calcext:value-type="float">
            <text:p>128,56</text:p>
          </table:table-cell>
          <table:table-cell table:formula="of:=[.M18]-[.N18]" office:value-type="float" office:value="214.07" calcext:value-type="float">
            <text:p>214,0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342246294021606" calcext:value-type="float">
            <text:p>0,003422462940216</text:p>
          </table:table-cell>
          <table:table-cell office:value-type="float" office:value="1106.93" calcext:value-type="float">
            <text:p>1106,93</text:p>
          </table:table-cell>
          <table:table-cell office:value-type="float" office:value="652" calcext:value-type="float">
            <text:p>652</text:p>
          </table:table-cell>
          <table:table-cell office:value-type="float" office:value="0.0281660985946655" calcext:value-type="float">
            <text:p>0,028166098594666</text:p>
          </table:table-cell>
          <table:table-cell office:value-type="float" office:value="769.19" calcext:value-type="float">
            <text:p>769,19</text:p>
          </table:table-cell>
          <table:table-cell office:value-type="float" office:value="558" calcext:value-type="float">
            <text:p>558</text:p>
          </table:table-cell>
          <table:table-cell office:value-type="float" office:value="0.200739815235138" calcext:value-type="float">
            <text:p>0,200739815235138</text:p>
          </table:table-cell>
          <table:table-cell office:value-type="float" office:value="662.92" calcext:value-type="float">
            <text:p>662,92</text:p>
          </table:table-cell>
          <table:table-cell office:value-type="float" office:value="558" calcext:value-type="float">
            <text:p>558</text:p>
          </table:table-cell>
          <table:table-cell office:value-type="float" office:value="0.202234799861908" calcext:value-type="float">
            <text:p>0,202234799861908</text:p>
          </table:table-cell>
          <table:table-cell office:value-type="float" office:value="841.94" calcext:value-type="float">
            <text:p>841,94</text:p>
          </table:table-cell>
          <table:table-cell office:value-type="float" office:value="658" calcext:value-type="float">
            <text:p>658</text:p>
          </table:table-cell>
          <table:table-cell table:formula="of:=[.D19]-[.E19]" office:value-type="float" office:value="454.93" calcext:value-type="float">
            <text:p>454,93</text:p>
          </table:table-cell>
          <table:table-cell table:formula="of:=[.G19]-[.H19]" office:value-type="float" office:value="211.19" calcext:value-type="float">
            <text:p>211,19</text:p>
          </table:table-cell>
          <table:table-cell table:formula="of:=[.J19]-[.K19]" office:value-type="float" office:value="104.92" calcext:value-type="float">
            <text:p>104,92</text:p>
          </table:table-cell>
          <table:table-cell table:formula="of:=[.M19]-[.N19]" office:value-type="float" office:value="183.94" calcext:value-type="float">
            <text:p>183,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422451734542847" calcext:value-type="float">
            <text:p>0,004224517345428</text:p>
          </table:table-cell>
          <table:table-cell office:value-type="float" office:value="993.52" calcext:value-type="float">
            <text:p>993,52</text:p>
          </table:table-cell>
          <table:table-cell office:value-type="float" office:value="660" calcext:value-type="float">
            <text:p>660</text:p>
          </table:table-cell>
          <table:table-cell office:value-type="float" office:value="0.0306493186950684" calcext:value-type="float">
            <text:p>0,030649318695068</text:p>
          </table:table-cell>
          <table:table-cell office:value-type="float" office:value="664.95" calcext:value-type="float">
            <text:p>664,95</text:p>
          </table:table-cell>
          <table:table-cell office:value-type="float" office:value="459" calcext:value-type="float">
            <text:p>459</text:p>
          </table:table-cell>
          <table:table-cell office:value-type="float" office:value="0.20085648059845" calcext:value-type="float">
            <text:p>0,20085648059845</text:p>
          </table:table-cell>
          <table:table-cell office:value-type="float" office:value="540.05" calcext:value-type="float">
            <text:p>540,05</text:p>
          </table:table-cell>
          <table:table-cell office:value-type="float" office:value="447" calcext:value-type="float">
            <text:p>447</text:p>
          </table:table-cell>
          <table:table-cell office:value-type="float" office:value="0.202323262691498" calcext:value-type="float">
            <text:p>0,202323262691498</text:p>
          </table:table-cell>
          <table:table-cell office:value-type="float" office:value="713.65" calcext:value-type="float">
            <text:p>713,65</text:p>
          </table:table-cell>
          <table:table-cell office:value-type="float" office:value="501" calcext:value-type="float">
            <text:p>501</text:p>
          </table:table-cell>
          <table:table-cell table:formula="of:=[.D20]-[.E20]" office:value-type="float" office:value="333.52" calcext:value-type="float">
            <text:p>333,52</text:p>
          </table:table-cell>
          <table:table-cell table:formula="of:=[.G20]-[.H20]" office:value-type="float" office:value="205.95" calcext:value-type="float">
            <text:p>205,95</text:p>
          </table:table-cell>
          <table:table-cell table:formula="of:=[.J20]-[.K20]" office:value-type="float" office:value="93.05" calcext:value-type="float">
            <text:p>93,05</text:p>
          </table:table-cell>
          <table:table-cell table:formula="of:=[.M20]-[.N20]" office:value-type="float" office:value="212.65" calcext:value-type="float">
            <text:p>212,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366682052612305" calcext:value-type="float">
            <text:p>0,003666820526123</text:p>
          </table:table-cell>
          <table:table-cell office:value-type="float" office:value="993.26" calcext:value-type="float">
            <text:p>993,26</text:p>
          </table:table-cell>
          <table:table-cell office:value-type="float" office:value="752" calcext:value-type="float">
            <text:p>752</text:p>
          </table:table-cell>
          <table:table-cell office:value-type="float" office:value="0.0296997213363647" calcext:value-type="float">
            <text:p>0,029699721336365</text:p>
          </table:table-cell>
          <table:table-cell office:value-type="float" office:value="679.31" calcext:value-type="float">
            <text:p>679,31</text:p>
          </table:table-cell>
          <table:table-cell office:value-type="float" office:value="531" calcext:value-type="float">
            <text:p>531</text:p>
          </table:table-cell>
          <table:table-cell office:value-type="float" office:value="0.200747008323669" calcext:value-type="float">
            <text:p>0,200747008323669</text:p>
          </table:table-cell>
          <table:table-cell office:value-type="float" office:value="554.47" calcext:value-type="float">
            <text:p>554,47</text:p>
          </table:table-cell>
          <table:table-cell office:value-type="float" office:value="485" calcext:value-type="float">
            <text:p>485</text:p>
          </table:table-cell>
          <table:table-cell office:value-type="float" office:value="0.202017900943756" calcext:value-type="float">
            <text:p>0,202017900943756</text:p>
          </table:table-cell>
          <table:table-cell office:value-type="float" office:value="728.33" calcext:value-type="float">
            <text:p>728,33</text:p>
          </table:table-cell>
          <table:table-cell office:value-type="float" office:value="509" calcext:value-type="float">
            <text:p>509</text:p>
          </table:table-cell>
          <table:table-cell table:formula="of:=[.D21]-[.E21]" office:value-type="float" office:value="241.26" calcext:value-type="float">
            <text:p>241,26</text:p>
          </table:table-cell>
          <table:table-cell table:formula="of:=[.G21]-[.H21]" office:value-type="float" office:value="148.31" calcext:value-type="float">
            <text:p>148,31</text:p>
          </table:table-cell>
          <table:table-cell table:formula="of:=[.J21]-[.K21]" office:value-type="float" office:value="69.47" calcext:value-type="float">
            <text:p>69,47</text:p>
          </table:table-cell>
          <table:table-cell table:formula="of:=[.M21]-[.N21]" office:value-type="float" office:value="219.33" calcext:value-type="float">
            <text:p>219,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381895542144775" calcext:value-type="float">
            <text:p>0,003818955421448</text:p>
          </table:table-cell>
          <table:table-cell office:value-type="float" office:value="1026.32" calcext:value-type="float">
            <text:p>1026,32</text:p>
          </table:table-cell>
          <table:table-cell office:value-type="float" office:value="664" calcext:value-type="float">
            <text:p>664</text:p>
          </table:table-cell>
          <table:table-cell office:value-type="float" office:value="0.0273463320732117" calcext:value-type="float">
            <text:p>0,027346332073212</text:p>
          </table:table-cell>
          <table:table-cell office:value-type="float" office:value="701.5" calcext:value-type="float">
            <text:p>701,5</text:p>
          </table:table-cell>
          <table:table-cell office:value-type="float" office:value="492" calcext:value-type="float">
            <text:p>492</text:p>
          </table:table-cell>
          <table:table-cell office:value-type="float" office:value="0.200643944740295" calcext:value-type="float">
            <text:p>0,200643944740295</text:p>
          </table:table-cell>
          <table:table-cell office:value-type="float" office:value="584.6" calcext:value-type="float">
            <text:p>584,6</text:p>
          </table:table-cell>
          <table:table-cell office:value-type="float" office:value="492" calcext:value-type="float">
            <text:p>492</text:p>
          </table:table-cell>
          <table:table-cell office:value-type="float" office:value="0.202108056545258" calcext:value-type="float">
            <text:p>0,202108056545258</text:p>
          </table:table-cell>
          <table:table-cell office:value-type="float" office:value="780.31" calcext:value-type="float">
            <text:p>780,31</text:p>
          </table:table-cell>
          <table:table-cell office:value-type="float" office:value="598" calcext:value-type="float">
            <text:p>598</text:p>
          </table:table-cell>
          <table:table-cell table:formula="of:=[.D22]-[.E22]" office:value-type="float" office:value="362.32" calcext:value-type="float">
            <text:p>362,32</text:p>
          </table:table-cell>
          <table:table-cell table:formula="of:=[.G22]-[.H22]" office:value-type="float" office:value="209.5" calcext:value-type="float">
            <text:p>209,5</text:p>
          </table:table-cell>
          <table:table-cell table:formula="of:=[.J22]-[.K22]" office:value-type="float" office:value="92.6" calcext:value-type="float">
            <text:p>92,6</text:p>
          </table:table-cell>
          <table:table-cell table:formula="of:=[.M22]-[.N22]" office:value-type="float" office:value="182.31" calcext:value-type="float">
            <text:p>182,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400894165039063" calcext:value-type="float">
            <text:p>0,004008941650391</text:p>
          </table:table-cell>
          <table:table-cell office:value-type="float" office:value="1057.23" calcext:value-type="float">
            <text:p>1057,23</text:p>
          </table:table-cell>
          <table:table-cell office:value-type="float" office:value="666" calcext:value-type="float">
            <text:p>666</text:p>
          </table:table-cell>
          <table:table-cell office:value-type="float" office:value="0.0315218305587769" calcext:value-type="float">
            <text:p>0,031521830558777</text:p>
          </table:table-cell>
          <table:table-cell office:value-type="float" office:value="753.78" calcext:value-type="float">
            <text:p>753,78</text:p>
          </table:table-cell>
          <table:table-cell office:value-type="float" office:value="601" calcext:value-type="float">
            <text:p>601</text:p>
          </table:table-cell>
          <table:table-cell office:value-type="float" office:value="0.200890996456146" calcext:value-type="float">
            <text:p>0,200890996456146</text:p>
          </table:table-cell>
          <table:table-cell office:value-type="float" office:value="618.16" calcext:value-type="float">
            <text:p>618,16</text:p>
          </table:table-cell>
          <table:table-cell office:value-type="float" office:value="523" calcext:value-type="float">
            <text:p>523</text:p>
          </table:table-cell>
          <table:table-cell office:value-type="float" office:value="0.202339081764221" calcext:value-type="float">
            <text:p>0,202339081764221</text:p>
          </table:table-cell>
          <table:table-cell office:value-type="float" office:value="795.4" calcext:value-type="float">
            <text:p>795,4</text:p>
          </table:table-cell>
          <table:table-cell office:value-type="float" office:value="645" calcext:value-type="float">
            <text:p>645</text:p>
          </table:table-cell>
          <table:table-cell table:formula="of:=[.D23]-[.E23]" office:value-type="float" office:value="391.23" calcext:value-type="float">
            <text:p>391,23</text:p>
          </table:table-cell>
          <table:table-cell table:formula="of:=[.G23]-[.H23]" office:value-type="float" office:value="152.78" calcext:value-type="float">
            <text:p>152,78</text:p>
          </table:table-cell>
          <table:table-cell table:formula="of:=[.J23]-[.K23]" office:value-type="float" office:value="95.16" calcext:value-type="float">
            <text:p>95,16</text:p>
          </table:table-cell>
          <table:table-cell table:formula="of:=[.M23]-[.N23]" office:value-type="float" office:value="150.4" calcext:value-type="float">
            <text:p>150,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334187507629394" calcext:value-type="float">
            <text:p>0,003341875076294</text:p>
          </table:table-cell>
          <table:table-cell office:value-type="float" office:value="1054.54" calcext:value-type="float">
            <text:p>1054,54</text:p>
          </table:table-cell>
          <table:table-cell office:value-type="float" office:value="801" calcext:value-type="float">
            <text:p>801</text:p>
          </table:table-cell>
          <table:table-cell office:value-type="float" office:value="0.025957133769989" calcext:value-type="float">
            <text:p>0,025957133769989</text:p>
          </table:table-cell>
          <table:table-cell office:value-type="float" office:value="780.53" calcext:value-type="float">
            <text:p>780,53</text:p>
          </table:table-cell>
          <table:table-cell office:value-type="float" office:value="665" calcext:value-type="float">
            <text:p>665</text:p>
          </table:table-cell>
          <table:table-cell office:value-type="float" office:value="0.200829408168793" calcext:value-type="float">
            <text:p>0,200829408168793</text:p>
          </table:table-cell>
          <table:table-cell office:value-type="float" office:value="679.84" calcext:value-type="float">
            <text:p>679,84</text:p>
          </table:table-cell>
          <table:table-cell office:value-type="float" office:value="599" calcext:value-type="float">
            <text:p>599</text:p>
          </table:table-cell>
          <table:table-cell office:value-type="float" office:value="0.202353346347809" calcext:value-type="float">
            <text:p>0,202353346347809</text:p>
          </table:table-cell>
          <table:table-cell office:value-type="float" office:value="818.92" calcext:value-type="float">
            <text:p>818,92</text:p>
          </table:table-cell>
          <table:table-cell office:value-type="float" office:value="729" calcext:value-type="float">
            <text:p>729</text:p>
          </table:table-cell>
          <table:table-cell table:formula="of:=[.D24]-[.E24]" office:value-type="float" office:value="253.54" calcext:value-type="float">
            <text:p>253,54</text:p>
          </table:table-cell>
          <table:table-cell table:formula="of:=[.G24]-[.H24]" office:value-type="float" office:value="115.53" calcext:value-type="float">
            <text:p>115,53</text:p>
          </table:table-cell>
          <table:table-cell table:formula="of:=[.J24]-[.K24]" office:value-type="float" office:value="80.84" calcext:value-type="float">
            <text:p>80,84</text:p>
          </table:table-cell>
          <table:table-cell table:formula="of:=[.M24]-[.N24]" office:value-type="float" office:value="89.92" calcext:value-type="float">
            <text:p>89,9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348939418792725" calcext:value-type="float">
            <text:p>0,003489394187927</text:p>
          </table:table-cell>
          <table:table-cell office:value-type="float" office:value="1073.78" calcext:value-type="float">
            <text:p>1073,78</text:p>
          </table:table-cell>
          <table:table-cell office:value-type="float" office:value="770" calcext:value-type="float">
            <text:p>770</text:p>
          </table:table-cell>
          <table:table-cell office:value-type="float" office:value="0.0259547305107117" calcext:value-type="float">
            <text:p>0,025954730510712</text:p>
          </table:table-cell>
          <table:table-cell office:value-type="float" office:value="761.19" calcext:value-type="float">
            <text:p>761,19</text:p>
          </table:table-cell>
          <table:table-cell office:value-type="float" office:value="563" calcext:value-type="float">
            <text:p>563</text:p>
          </table:table-cell>
          <table:table-cell office:value-type="float" office:value="0.200913469791412" calcext:value-type="float">
            <text:p>0,200913469791412</text:p>
          </table:table-cell>
          <table:table-cell office:value-type="float" office:value="640.03" calcext:value-type="float">
            <text:p>640,03</text:p>
          </table:table-cell>
          <table:table-cell office:value-type="float" office:value="563" calcext:value-type="float">
            <text:p>563</text:p>
          </table:table-cell>
          <table:table-cell office:value-type="float" office:value="0.202240123748779" calcext:value-type="float">
            <text:p>0,202240123748779</text:p>
          </table:table-cell>
          <table:table-cell office:value-type="float" office:value="851.44" calcext:value-type="float">
            <text:p>851,44</text:p>
          </table:table-cell>
          <table:table-cell office:value-type="float" office:value="691" calcext:value-type="float">
            <text:p>691</text:p>
          </table:table-cell>
          <table:table-cell table:formula="of:=[.D25]-[.E25]" office:value-type="float" office:value="303.78" calcext:value-type="float">
            <text:p>303,78</text:p>
          </table:table-cell>
          <table:table-cell table:formula="of:=[.G25]-[.H25]" office:value-type="float" office:value="198.19" calcext:value-type="float">
            <text:p>198,19</text:p>
          </table:table-cell>
          <table:table-cell table:formula="of:=[.J25]-[.K25]" office:value-type="float" office:value="77.03" calcext:value-type="float">
            <text:p>77,03</text:p>
          </table:table-cell>
          <table:table-cell table:formula="of:=[.M25]-[.N25]" office:value-type="float" office:value="160.44" calcext:value-type="float">
            <text:p>160,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384921550750732" calcext:value-type="float">
            <text:p>0,003849215507507</text:p>
          </table:table-cell>
          <table:table-cell office:value-type="float" office:value="939.47" calcext:value-type="float">
            <text:p>939,47</text:p>
          </table:table-cell>
          <table:table-cell office:value-type="float" office:value="611" calcext:value-type="float">
            <text:p>611</text:p>
          </table:table-cell>
          <table:table-cell office:value-type="float" office:value="0.0312653994560242" calcext:value-type="float">
            <text:p>0,031265399456024</text:p>
          </table:table-cell>
          <table:table-cell office:value-type="float" office:value="637.49" calcext:value-type="float">
            <text:p>637,49</text:p>
          </table:table-cell>
          <table:table-cell office:value-type="float" office:value="500" calcext:value-type="float">
            <text:p>500</text:p>
          </table:table-cell>
          <table:table-cell office:value-type="float" office:value="0.20070433139801" calcext:value-type="float">
            <text:p>0,20070433139801</text:p>
          </table:table-cell>
          <table:table-cell office:value-type="float" office:value="530.31" calcext:value-type="float">
            <text:p>530,31</text:p>
          </table:table-cell>
          <table:table-cell office:value-type="float" office:value="464" calcext:value-type="float">
            <text:p>464</text:p>
          </table:table-cell>
          <table:table-cell office:value-type="float" office:value="0.202524111270904" calcext:value-type="float">
            <text:p>0,202524111270904</text:p>
          </table:table-cell>
          <table:table-cell office:value-type="float" office:value="662.56" calcext:value-type="float">
            <text:p>662,56</text:p>
          </table:table-cell>
          <table:table-cell office:value-type="float" office:value="526" calcext:value-type="float">
            <text:p>526</text:p>
          </table:table-cell>
          <table:table-cell table:formula="of:=[.D26]-[.E26]" office:value-type="float" office:value="328.47" calcext:value-type="float">
            <text:p>328,47</text:p>
          </table:table-cell>
          <table:table-cell table:formula="of:=[.G26]-[.H26]" office:value-type="float" office:value="137.49" calcext:value-type="float">
            <text:p>137,49</text:p>
          </table:table-cell>
          <table:table-cell table:formula="of:=[.J26]-[.K26]" office:value-type="float" office:value="66.31" calcext:value-type="float">
            <text:p>66,31</text:p>
          </table:table-cell>
          <table:table-cell table:formula="of:=[.M26]-[.N26]" office:value-type="float" office:value="136.56" calcext:value-type="float">
            <text:p>136,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429852962493897" calcext:value-type="float">
            <text:p>0,004298529624939</text:p>
          </table:table-cell>
          <table:table-cell office:value-type="float" office:value="937.11" calcext:value-type="float">
            <text:p>937,11</text:p>
          </table:table-cell>
          <table:table-cell office:value-type="float" office:value="672" calcext:value-type="float">
            <text:p>672</text:p>
          </table:table-cell>
          <table:table-cell office:value-type="float" office:value="0.0298743724822998" calcext:value-type="float">
            <text:p>0,0298743724823</text:p>
          </table:table-cell>
          <table:table-cell office:value-type="float" office:value="686.66" calcext:value-type="float">
            <text:p>686,66</text:p>
          </table:table-cell>
          <table:table-cell office:value-type="float" office:value="542" calcext:value-type="float">
            <text:p>542</text:p>
          </table:table-cell>
          <table:table-cell office:value-type="float" office:value="0.20063631772995" calcext:value-type="float">
            <text:p>0,20063631772995</text:p>
          </table:table-cell>
          <table:table-cell office:value-type="float" office:value="568.42" calcext:value-type="float">
            <text:p>568,42</text:p>
          </table:table-cell>
          <table:table-cell office:value-type="float" office:value="484" calcext:value-type="float">
            <text:p>484</text:p>
          </table:table-cell>
          <table:table-cell office:value-type="float" office:value="0.201889061927795" calcext:value-type="float">
            <text:p>0,201889061927795</text:p>
          </table:table-cell>
          <table:table-cell office:value-type="float" office:value="679.8" calcext:value-type="float">
            <text:p>679,8</text:p>
          </table:table-cell>
          <table:table-cell office:value-type="float" office:value="586" calcext:value-type="float">
            <text:p>586</text:p>
          </table:table-cell>
          <table:table-cell table:formula="of:=[.D27]-[.E27]" office:value-type="float" office:value="265.11" calcext:value-type="float">
            <text:p>265,11</text:p>
          </table:table-cell>
          <table:table-cell table:formula="of:=[.G27]-[.H27]" office:value-type="float" office:value="144.66" calcext:value-type="float">
            <text:p>144,66</text:p>
          </table:table-cell>
          <table:table-cell table:formula="of:=[.J27]-[.K27]" office:value-type="float" office:value="84.42" calcext:value-type="float">
            <text:p>84,42</text:p>
          </table:table-cell>
          <table:table-cell table:formula="of:=[.M27]-[.N27]" office:value-type="float" office:value="93.8" calcext:value-type="float">
            <text:p>93,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366207361221314" calcext:value-type="float">
            <text:p>0,003662073612213</text:p>
          </table:table-cell>
          <table:table-cell office:value-type="float" office:value="1175.89" calcext:value-type="float">
            <text:p>1175,89</text:p>
          </table:table-cell>
          <table:table-cell office:value-type="float" office:value="812" calcext:value-type="float">
            <text:p>812</text:p>
          </table:table-cell>
          <table:table-cell office:value-type="float" office:value="0.0297703385353088" calcext:value-type="float">
            <text:p>0,029770338535309</text:p>
          </table:table-cell>
          <table:table-cell office:value-type="float" office:value="788.68" calcext:value-type="float">
            <text:p>788,68</text:p>
          </table:table-cell>
          <table:table-cell office:value-type="float" office:value="630" calcext:value-type="float">
            <text:p>630</text:p>
          </table:table-cell>
          <table:table-cell office:value-type="float" office:value="0.200806529521942" calcext:value-type="float">
            <text:p>0,200806529521942</text:p>
          </table:table-cell>
          <table:table-cell office:value-type="float" office:value="662.82" calcext:value-type="float">
            <text:p>662,82</text:p>
          </table:table-cell>
          <table:table-cell office:value-type="float" office:value="562" calcext:value-type="float">
            <text:p>562</text:p>
          </table:table-cell>
          <table:table-cell office:value-type="float" office:value="0.202441010475159" calcext:value-type="float">
            <text:p>0,202441010475159</text:p>
          </table:table-cell>
          <table:table-cell office:value-type="float" office:value="868.51" calcext:value-type="float">
            <text:p>868,51</text:p>
          </table:table-cell>
          <table:table-cell office:value-type="float" office:value="734" calcext:value-type="float">
            <text:p>734</text:p>
          </table:table-cell>
          <table:table-cell table:formula="of:=[.D28]-[.E28]" office:value-type="float" office:value="363.89" calcext:value-type="float">
            <text:p>363,89</text:p>
          </table:table-cell>
          <table:table-cell table:formula="of:=[.G28]-[.H28]" office:value-type="float" office:value="158.68" calcext:value-type="float">
            <text:p>158,68</text:p>
          </table:table-cell>
          <table:table-cell table:formula="of:=[.J28]-[.K28]" office:value-type="float" office:value="100.82" calcext:value-type="float">
            <text:p>100,82</text:p>
          </table:table-cell>
          <table:table-cell table:formula="of:=[.M28]-[.N28]" office:value-type="float" office:value="134.51" calcext:value-type="float">
            <text:p>134,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385614395141602" calcext:value-type="float">
            <text:p>0,003856143951416</text:p>
          </table:table-cell>
          <table:table-cell office:value-type="float" office:value="1085.89" calcext:value-type="float">
            <text:p>1085,89</text:p>
          </table:table-cell>
          <table:table-cell office:value-type="float" office:value="746" calcext:value-type="float">
            <text:p>746</text:p>
          </table:table-cell>
          <table:table-cell office:value-type="float" office:value="0.0288251662254333" calcext:value-type="float">
            <text:p>0,028825166225433</text:p>
          </table:table-cell>
          <table:table-cell office:value-type="float" office:value="750.04" calcext:value-type="float">
            <text:p>750,04</text:p>
          </table:table-cell>
          <table:table-cell office:value-type="float" office:value="602" calcext:value-type="float">
            <text:p>602</text:p>
          </table:table-cell>
          <table:table-cell office:value-type="float" office:value="0.200875899791717" calcext:value-type="float">
            <text:p>0,200875899791717</text:p>
          </table:table-cell>
          <table:table-cell office:value-type="float" office:value="627.36" calcext:value-type="float">
            <text:p>627,36</text:p>
          </table:table-cell>
          <table:table-cell office:value-type="float" office:value="571" calcext:value-type="float">
            <text:p>571</text:p>
          </table:table-cell>
          <table:table-cell office:value-type="float" office:value="0.201756296157837" calcext:value-type="float">
            <text:p>0,201756296157837</text:p>
          </table:table-cell>
          <table:table-cell office:value-type="float" office:value="829.4" calcext:value-type="float">
            <text:p>829,4</text:p>
          </table:table-cell>
          <table:table-cell office:value-type="float" office:value="646" calcext:value-type="float">
            <text:p>646</text:p>
          </table:table-cell>
          <table:table-cell table:formula="of:=[.D29]-[.E29]" office:value-type="float" office:value="339.89" calcext:value-type="float">
            <text:p>339,89</text:p>
          </table:table-cell>
          <table:table-cell table:formula="of:=[.G29]-[.H29]" office:value-type="float" office:value="148.04" calcext:value-type="float">
            <text:p>148,04</text:p>
          </table:table-cell>
          <table:table-cell table:formula="of:=[.J29]-[.K29]" office:value-type="float" office:value="56.36" calcext:value-type="float">
            <text:p>56,36</text:p>
          </table:table-cell>
          <table:table-cell table:formula="of:=[.M29]-[.N29]" office:value-type="float" office:value="183.4" calcext:value-type="float">
            <text:p>183,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37097954750061" calcext:value-type="float">
            <text:p>0,003709795475006</text:p>
          </table:table-cell>
          <table:table-cell office:value-type="float" office:value="1086.68" calcext:value-type="float">
            <text:p>1086,68</text:p>
          </table:table-cell>
          <table:table-cell office:value-type="float" office:value="773" calcext:value-type="float">
            <text:p>773</text:p>
          </table:table-cell>
          <table:table-cell office:value-type="float" office:value="0.0299933815002441" calcext:value-type="float">
            <text:p>0,029993381500244</text:p>
          </table:table-cell>
          <table:table-cell office:value-type="float" office:value="723.97" calcext:value-type="float">
            <text:p>723,97</text:p>
          </table:table-cell>
          <table:table-cell office:value-type="float" office:value="549" calcext:value-type="float">
            <text:p>549</text:p>
          </table:table-cell>
          <table:table-cell office:value-type="float" office:value="0.20076566696167" calcext:value-type="float">
            <text:p>0,20076566696167</text:p>
          </table:table-cell>
          <table:table-cell office:value-type="float" office:value="582.53" calcext:value-type="float">
            <text:p>582,53</text:p>
          </table:table-cell>
          <table:table-cell office:value-type="float" office:value="455" calcext:value-type="float">
            <text:p>455</text:p>
          </table:table-cell>
          <table:table-cell office:value-type="float" office:value="0.202155139446259" calcext:value-type="float">
            <text:p>0,202155139446259</text:p>
          </table:table-cell>
          <table:table-cell office:value-type="float" office:value="786.88" calcext:value-type="float">
            <text:p>786,88</text:p>
          </table:table-cell>
          <table:table-cell office:value-type="float" office:value="569" calcext:value-type="float">
            <text:p>569</text:p>
          </table:table-cell>
          <table:table-cell table:formula="of:=[.D30]-[.E30]" office:value-type="float" office:value="313.68" calcext:value-type="float">
            <text:p>313,68</text:p>
          </table:table-cell>
          <table:table-cell table:formula="of:=[.G30]-[.H30]" office:value-type="float" office:value="174.97" calcext:value-type="float">
            <text:p>174,97</text:p>
          </table:table-cell>
          <table:table-cell table:formula="of:=[.J30]-[.K30]" office:value-type="float" office:value="127.53" calcext:value-type="float">
            <text:p>127,53</text:p>
          </table:table-cell>
          <table:table-cell table:formula="of:=[.M30]-[.N30]" office:value-type="float" office:value="217.88" calcext:value-type="float">
            <text:p>217,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391125679016113" calcext:value-type="float">
            <text:p>0,003911256790161</text:p>
          </table:table-cell>
          <table:table-cell office:value-type="float" office:value="1215.75" calcext:value-type="float">
            <text:p>1215,75</text:p>
          </table:table-cell>
          <table:table-cell office:value-type="float" office:value="883" calcext:value-type="float">
            <text:p>883</text:p>
          </table:table-cell>
          <table:table-cell office:value-type="float" office:value="0.030481481552124" calcext:value-type="float">
            <text:p>0,030481481552124</text:p>
          </table:table-cell>
          <table:table-cell office:value-type="float" office:value="821.05" calcext:value-type="float">
            <text:p>821,05</text:p>
          </table:table-cell>
          <table:table-cell office:value-type="float" office:value="657" calcext:value-type="float">
            <text:p>657</text:p>
          </table:table-cell>
          <table:table-cell office:value-type="float" office:value="0.200860693454742" calcext:value-type="float">
            <text:p>0,200860693454742</text:p>
          </table:table-cell>
          <table:table-cell office:value-type="float" office:value="684.56" calcext:value-type="float">
            <text:p>684,56</text:p>
          </table:table-cell>
          <table:table-cell office:value-type="float" office:value="632" calcext:value-type="float">
            <text:p>632</text:p>
          </table:table-cell>
          <table:table-cell office:value-type="float" office:value="0.202247166633606" calcext:value-type="float">
            <text:p>0,202247166633606</text:p>
          </table:table-cell>
          <table:table-cell office:value-type="float" office:value="938.89" calcext:value-type="float">
            <text:p>938,89</text:p>
          </table:table-cell>
          <table:table-cell office:value-type="float" office:value="760" calcext:value-type="float">
            <text:p>760</text:p>
          </table:table-cell>
          <table:table-cell table:formula="of:=[.D31]-[.E31]" office:value-type="float" office:value="332.75" calcext:value-type="float">
            <text:p>332,75</text:p>
          </table:table-cell>
          <table:table-cell table:formula="of:=[.G31]-[.H31]" office:value-type="float" office:value="164.05" calcext:value-type="float">
            <text:p>164,05</text:p>
          </table:table-cell>
          <table:table-cell table:formula="of:=[.J31]-[.K31]" office:value-type="float" office:value="52.56" calcext:value-type="float">
            <text:p>52,56</text:p>
          </table:table-cell>
          <table:table-cell table:formula="of:=[.M31]-[.N31]" office:value-type="float" office:value="178.89" calcext:value-type="float">
            <text:p>178,89</text:p>
          </table:table-cell>
        </table:table-row>
        <table:table-row table:style-name="ro1">
          <table:table-cell table:number-columns-repeated="2"/>
          <table:table-cell table:style-name="ce2" table:formula="of:=SUM([.C2:.C31])" office:value-type="float" office:value="0.11091682434082" calcext:value-type="float">
            <text:p>0,11091682434082</text:p>
          </table:table-cell>
          <table:table-cell table:style-name="ce2" table:formula="of:=SUM([.D2:.D31])" office:value-type="float" office:value="31408.8" calcext:value-type="float">
            <text:p>31408,8</text:p>
          </table:table-cell>
          <table:table-cell table:style-name="ce2" table:formula="of:=SUM([.E2:.E31])" office:value-type="float" office:value="21580" calcext:value-type="float">
            <text:p>21580</text:p>
          </table:table-cell>
          <table:table-cell table:style-name="ce2" table:formula="of:=SUM([.F2:.F31])" office:value-type="float" office:value="0.872580046653748" calcext:value-type="float">
            <text:p>0,872580046653748</text:p>
          </table:table-cell>
          <table:table-cell table:style-name="ce2" table:formula="of:=SUM([.G2:.G31])" office:value-type="float" office:value="21352.17" calcext:value-type="float">
            <text:p>21352,17</text:p>
          </table:table-cell>
          <table:table-cell table:style-name="ce2" table:formula="of:=SUM([.H2:.H31])" office:value-type="float" office:value="16087" calcext:value-type="float">
            <text:p>16087</text:p>
          </table:table-cell>
          <table:table-cell table:style-name="ce2" table:formula="of:=SUM([.I2:.I31])" office:value-type="float" office:value="6.02413980007171" calcext:value-type="float">
            <text:p>6,02413980007171</text:p>
          </table:table-cell>
          <table:table-cell table:style-name="ce2" table:formula="of:=SUM([.J2:.J31])" office:value-type="float" office:value="17638" calcext:value-type="float">
            <text:p>17638</text:p>
          </table:table-cell>
          <table:table-cell table:style-name="ce2" table:formula="of:=SUM([.K2:.K31])" office:value-type="float" office:value="14989" calcext:value-type="float">
            <text:p>14989</text:p>
          </table:table-cell>
          <table:table-cell table:style-name="ce2" table:formula="of:=SUM([.L2:.L31])" office:value-type="float" office:value="6.0673175239563" calcext:value-type="float">
            <text:p>6,0673175239563</text:p>
          </table:table-cell>
          <table:table-cell table:style-name="ce2" table:formula="of:=SUM([.M2:.M31])" office:value-type="float" office:value="23022.23" calcext:value-type="float">
            <text:p>23022,23</text:p>
          </table:table-cell>
          <table:table-cell table:style-name="ce2" table:formula="of:=SUM([.N2:.N31])" office:value-type="float" office:value="17859" calcext:value-type="float">
            <text:p>17859</text:p>
          </table:table-cell>
          <table:table-cell table:style-name="ce3" table:formula="of:=SUM([.O2:.O31])/30" office:value-type="float" office:value="327.626666666667" calcext:value-type="float">
            <text:p>327,626666666667</text:p>
          </table:table-cell>
          <table:table-cell table:style-name="ce3" table:formula="of:=SUM([.P2:.P31])/30" office:value-type="float" office:value="175.505666666667" calcext:value-type="float">
            <text:p>175,505666666667</text:p>
          </table:table-cell>
          <table:table-cell table:style-name="ce3" table:formula="of:=SUM([.Q2:.Q31])/30" office:value-type="float" office:value="88.3" calcext:value-type="float">
            <text:p>88,3</text:p>
          </table:table-cell>
          <table:table-cell table:style-name="ce3" table:formula="of:=SUM([.R2:.R31])/30" office:value-type="float" office:value="172.107666666667" calcext:value-type="float">
            <text:p>172,107666666667</text:p>
          </table:table-cell>
        </table:table-row>
      </table:table>
      <table:table table:name="TESTBENCH_metaheu_ls_vnd_bvns_ts__niter_10_search_anxious_init_one2one_memory_10_times4ave_50_maxs_0.2" table:style-name="ta1">
        <table:shapes>
          <draw:frame draw:z-index="0" draw:style-name="gr1" draw:text-style-name="P1" svg:width="36.039cm" svg:height="9.005cm" svg:x="4.946cm" svg:y="15.353cm">
            <draw:object draw:notify-on-update-of-ranges="'TESTBENCH_metaheu_ls_vnd_bvns_ts__niter_10_search_anxious_init_one2one_memory_10_times4ave_50_maxs_0.2'.D1:'TESTBENCH_metaheu_ls_vnd_bvns_ts__niter_10_search_anxious_init_one2one_memory_10_times4ave_50_maxs_0.2'.D1 'TESTBENCH_metaheu_ls_vnd_bvns_ts__niter_10_search_anxious_init_one2one_memory_10_times4ave_50_maxs_0.2'.D2:'TESTBENCH_metaheu_ls_vnd_bvns_ts__niter_10_search_anxious_init_one2one_memory_10_times4ave_50_maxs_0.2'.D31 'TESTBENCH_metaheu_ls_vnd_bvns_ts__niter_10_search_anxious_init_one2one_memory_10_times4ave_50_maxs_0.2'.E1:'TESTBENCH_metaheu_ls_vnd_bvns_ts__niter_10_search_anxious_init_one2one_memory_10_times4ave_50_maxs_0.2'.E1 'TESTBENCH_metaheu_ls_vnd_bvns_ts__niter_10_search_anxious_init_one2one_memory_10_times4ave_50_maxs_0.2'.E2:'TESTBENCH_metaheu_ls_vnd_bvns_ts__niter_10_search_anxious_init_one2one_memory_10_times4ave_50_maxs_0.2'.E31 'TESTBENCH_metaheu_ls_vnd_bvns_ts__niter_10_search_anxious_init_one2one_memory_10_times4ave_50_maxs_0.2'.G1:'TESTBENCH_metaheu_ls_vnd_bvns_ts__niter_10_search_anxious_init_one2one_memory_10_times4ave_50_maxs_0.2'.G1 'TESTBENCH_metaheu_ls_vnd_bvns_ts__niter_10_search_anxious_init_one2one_memory_10_times4ave_50_maxs_0.2'.G2:'TESTBENCH_metaheu_ls_vnd_bvns_ts__niter_10_search_anxious_init_one2one_memory_10_times4ave_50_maxs_0.2'.G31 'TESTBENCH_metaheu_ls_vnd_bvns_ts__niter_10_search_anxious_init_one2one_memory_10_times4ave_50_maxs_0.2'.H1:'TESTBENCH_metaheu_ls_vnd_bvns_ts__niter_10_search_anxious_init_one2one_memory_10_times4ave_50_maxs_0.2'.H1 'TESTBENCH_metaheu_ls_vnd_bvns_ts__niter_10_search_anxious_init_one2one_memory_10_times4ave_50_maxs_0.2'.H2:'TESTBENCH_metaheu_ls_vnd_bvns_ts__niter_10_search_anxious_init_one2one_memory_10_times4ave_50_maxs_0.2'.H31 'TESTBENCH_metaheu_ls_vnd_bvns_ts__niter_10_search_anxious_init_one2one_memory_10_times4ave_50_maxs_0.2'.J1:'TESTBENCH_metaheu_ls_vnd_bvns_ts__niter_10_search_anxious_init_one2one_memory_10_times4ave_50_maxs_0.2'.J1 'TESTBENCH_metaheu_ls_vnd_bvns_ts__niter_10_search_anxious_init_one2one_memory_10_times4ave_50_maxs_0.2'.J2:'TESTBENCH_metaheu_ls_vnd_bvns_ts__niter_10_search_anxious_init_one2one_memory_10_times4ave_50_maxs_0.2'.J31 'TESTBENCH_metaheu_ls_vnd_bvns_ts__niter_10_search_anxious_init_one2one_memory_10_times4ave_50_maxs_0.2'.K1:'TESTBENCH_metaheu_ls_vnd_bvns_ts__niter_10_search_anxious_init_one2one_memory_10_times4ave_50_maxs_0.2'.K1 'TESTBENCH_metaheu_ls_vnd_bvns_ts__niter_10_search_anxious_init_one2one_memory_10_times4ave_50_maxs_0.2'.K2:'TESTBENCH_metaheu_ls_vnd_bvns_ts__niter_10_search_anxious_init_one2one_memory_10_times4ave_50_maxs_0.2'.K31 'TESTBENCH_metaheu_ls_vnd_bvns_ts__niter_10_search_anxious_init_one2one_memory_10_times4ave_50_maxs_0.2'.M1:'TESTBENCH_metaheu_ls_vnd_bvns_ts__niter_10_search_anxious_init_one2one_memory_10_times4ave_50_maxs_0.2'.M1 'TESTBENCH_metaheu_ls_vnd_bvns_ts__niter_10_search_anxious_init_one2one_memory_10_times4ave_50_maxs_0.2'.M2:'TESTBENCH_metaheu_ls_vnd_bvns_ts__niter_10_search_anxious_init_one2one_memory_10_times4ave_50_maxs_0.2'.M31 'TESTBENCH_metaheu_ls_vnd_bvns_ts__niter_10_search_anxious_init_one2one_memory_10_times4ave_50_maxs_0.2'.N1:'TESTBENCH_metaheu_ls_vnd_bvns_ts__niter_10_search_anxious_init_one2one_memory_10_times4ave_50_maxs_0.2'.N1 'TESTBENCH_metaheu_ls_vnd_bvns_ts__niter_10_search_anxious_init_one2one_memory_10_times4ave_50_maxs_0.2'.N2:'TESTBENCH_metaheu_ls_vnd_bvns_ts__niter_10_search_anxious_init_one2one_memory_10_times4ave_50_maxs_0.2'.N31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1" draw:style-name="gr1" draw:text-style-name="P1" svg:width="36.039cm" svg:height="9.005cm" svg:x="5.052cm" svg:y="25.047cm">
            <draw:object draw:notify-on-update-of-ranges="'TESTBENCH_metaheu_ls_vnd_bvns_ts__niter_10_search_anxious_init_one2one_memory_10_times4ave_50_maxs_0.2'.D1:'TESTBENCH_metaheu_ls_vnd_bvns_ts__niter_10_search_anxious_init_one2one_memory_10_times4ave_50_maxs_0.2'.D1 'TESTBENCH_metaheu_ls_vnd_bvns_ts__niter_10_search_anxious_init_one2one_memory_10_times4ave_50_maxs_0.2'.D2:'TESTBENCH_metaheu_ls_vnd_bvns_ts__niter_10_search_anxious_init_one2one_memory_10_times4ave_50_maxs_0.2'.D31 'TESTBENCH_metaheu_ls_vnd_bvns_ts__niter_10_search_anxious_init_one2one_memory_10_times4ave_50_maxs_0.2'.G1:'TESTBENCH_metaheu_ls_vnd_bvns_ts__niter_10_search_anxious_init_one2one_memory_10_times4ave_50_maxs_0.2'.G1 'TESTBENCH_metaheu_ls_vnd_bvns_ts__niter_10_search_anxious_init_one2one_memory_10_times4ave_50_maxs_0.2'.G2:'TESTBENCH_metaheu_ls_vnd_bvns_ts__niter_10_search_anxious_init_one2one_memory_10_times4ave_50_maxs_0.2'.G31 'TESTBENCH_metaheu_ls_vnd_bvns_ts__niter_10_search_anxious_init_one2one_memory_10_times4ave_50_maxs_0.2'.J1:'TESTBENCH_metaheu_ls_vnd_bvns_ts__niter_10_search_anxious_init_one2one_memory_10_times4ave_50_maxs_0.2'.J1 'TESTBENCH_metaheu_ls_vnd_bvns_ts__niter_10_search_anxious_init_one2one_memory_10_times4ave_50_maxs_0.2'.J2:'TESTBENCH_metaheu_ls_vnd_bvns_ts__niter_10_search_anxious_init_one2one_memory_10_times4ave_50_maxs_0.2'.J31 'TESTBENCH_metaheu_ls_vnd_bvns_ts__niter_10_search_anxious_init_one2one_memory_10_times4ave_50_maxs_0.2'.M1:'TESTBENCH_metaheu_ls_vnd_bvns_ts__niter_10_search_anxious_init_one2one_memory_10_times4ave_50_maxs_0.2'.M1 'TESTBENCH_metaheu_ls_vnd_bvns_ts__niter_10_search_anxious_init_one2one_memory_10_times4ave_50_maxs_0.2'.M2:'TESTBENCH_metaheu_ls_vnd_bvns_ts__niter_10_search_anxious_init_one2one_memory_10_times4ave_50_maxs_0.2'.M31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2" draw:style-name="gr1" draw:text-style-name="P1" svg:width="36.039cm" svg:height="9.005cm" svg:x="4.912cm" svg:y="34.717cm">
            <draw:object draw:notify-on-update-of-ranges="'TESTBENCH_metaheu_ls_vnd_bvns_ts__niter_10_search_anxious_init_one2one_memory_10_times4ave_50_maxs_0.2'.E1:'TESTBENCH_metaheu_ls_vnd_bvns_ts__niter_10_search_anxious_init_one2one_memory_10_times4ave_50_maxs_0.2'.E1 'TESTBENCH_metaheu_ls_vnd_bvns_ts__niter_10_search_anxious_init_one2one_memory_10_times4ave_50_maxs_0.2'.E2:'TESTBENCH_metaheu_ls_vnd_bvns_ts__niter_10_search_anxious_init_one2one_memory_10_times4ave_50_maxs_0.2'.E31 'TESTBENCH_metaheu_ls_vnd_bvns_ts__niter_10_search_anxious_init_one2one_memory_10_times4ave_50_maxs_0.2'.H1:'TESTBENCH_metaheu_ls_vnd_bvns_ts__niter_10_search_anxious_init_one2one_memory_10_times4ave_50_maxs_0.2'.H1 'TESTBENCH_metaheu_ls_vnd_bvns_ts__niter_10_search_anxious_init_one2one_memory_10_times4ave_50_maxs_0.2'.H2:'TESTBENCH_metaheu_ls_vnd_bvns_ts__niter_10_search_anxious_init_one2one_memory_10_times4ave_50_maxs_0.2'.H31 'TESTBENCH_metaheu_ls_vnd_bvns_ts__niter_10_search_anxious_init_one2one_memory_10_times4ave_50_maxs_0.2'.K1:'TESTBENCH_metaheu_ls_vnd_bvns_ts__niter_10_search_anxious_init_one2one_memory_10_times4ave_50_maxs_0.2'.K1 'TESTBENCH_metaheu_ls_vnd_bvns_ts__niter_10_search_anxious_init_one2one_memory_10_times4ave_50_maxs_0.2'.K2:'TESTBENCH_metaheu_ls_vnd_bvns_ts__niter_10_search_anxious_init_one2one_memory_10_times4ave_50_maxs_0.2'.K31 'TESTBENCH_metaheu_ls_vnd_bvns_ts__niter_10_search_anxious_init_one2one_memory_10_times4ave_50_maxs_0.2'.N1:'TESTBENCH_metaheu_ls_vnd_bvns_ts__niter_10_search_anxious_init_one2one_memory_10_times4ave_50_maxs_0.2'.N1 'TESTBENCH_metaheu_ls_vnd_bvns_ts__niter_10_search_anxious_init_one2one_memory_10_times4ave_50_maxs_0.2'.N2:'TESTBENCH_metaheu_ls_vnd_bvns_ts__niter_10_search_anxious_init_one2one_memory_10_times4ave_50_maxs_0.2'.N31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3" draw:style-name="gr1" draw:text-style-name="P1" svg:width="14.804cm" svg:height="9.005cm" svg:x="0.657cm" svg:y="44.357cm">
            <draw:object draw:notify-on-update-of-ranges="'TESTBENCH_metaheu_ls_vnd_bvns_ts__niter_10_search_anxious_init_one2one_memory_10_times4ave_50_maxs_0.2'.D1:'TESTBENCH_metaheu_ls_vnd_bvns_ts__niter_10_search_anxious_init_one2one_memory_10_times4ave_50_maxs_0.2'.D1 'TESTBENCH_metaheu_ls_vnd_bvns_ts__niter_10_search_anxious_init_one2one_memory_10_times4ave_50_maxs_0.2'.D2:'TESTBENCH_metaheu_ls_vnd_bvns_ts__niter_10_search_anxious_init_one2one_memory_10_times4ave_50_maxs_0.2'.D31 'TESTBENCH_metaheu_ls_vnd_bvns_ts__niter_10_search_anxious_init_one2one_memory_10_times4ave_50_maxs_0.2'.E1:'TESTBENCH_metaheu_ls_vnd_bvns_ts__niter_10_search_anxious_init_one2one_memory_10_times4ave_50_maxs_0.2'.E1 'TESTBENCH_metaheu_ls_vnd_bvns_ts__niter_10_search_anxious_init_one2one_memory_10_times4ave_50_maxs_0.2'.E2:'TESTBENCH_metaheu_ls_vnd_bvns_ts__niter_10_search_anxious_init_one2one_memory_10_times4ave_50_maxs_0.2'.E31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4" draw:style-name="gr1" draw:text-style-name="P1" svg:width="14.804cm" svg:height="9.005cm" svg:x="15.808cm" svg:y="44.439cm">
            <draw:object draw:notify-on-update-of-ranges="'TESTBENCH_metaheu_ls_vnd_bvns_ts__niter_10_search_anxious_init_one2one_memory_10_times4ave_50_maxs_0.2'.G1:'TESTBENCH_metaheu_ls_vnd_bvns_ts__niter_10_search_anxious_init_one2one_memory_10_times4ave_50_maxs_0.2'.G1 'TESTBENCH_metaheu_ls_vnd_bvns_ts__niter_10_search_anxious_init_one2one_memory_10_times4ave_50_maxs_0.2'.G2:'TESTBENCH_metaheu_ls_vnd_bvns_ts__niter_10_search_anxious_init_one2one_memory_10_times4ave_50_maxs_0.2'.G31 'TESTBENCH_metaheu_ls_vnd_bvns_ts__niter_10_search_anxious_init_one2one_memory_10_times4ave_50_maxs_0.2'.H1:'TESTBENCH_metaheu_ls_vnd_bvns_ts__niter_10_search_anxious_init_one2one_memory_10_times4ave_50_maxs_0.2'.H1 'TESTBENCH_metaheu_ls_vnd_bvns_ts__niter_10_search_anxious_init_one2one_memory_10_times4ave_50_maxs_0.2'.H2:'TESTBENCH_metaheu_ls_vnd_bvns_ts__niter_10_search_anxious_init_one2one_memory_10_times4ave_50_maxs_0.2'.H31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5" draw:style-name="gr1" draw:text-style-name="P1" svg:width="14.804cm" svg:height="9.005cm" svg:x="16.105cm" svg:y="53.949cm">
            <draw:object draw:notify-on-update-of-ranges="'TESTBENCH_metaheu_ls_vnd_bvns_ts__niter_10_search_anxious_init_one2one_memory_10_times4ave_50_maxs_0.2'.M1:'TESTBENCH_metaheu_ls_vnd_bvns_ts__niter_10_search_anxious_init_one2one_memory_10_times4ave_50_maxs_0.2'.M1 'TESTBENCH_metaheu_ls_vnd_bvns_ts__niter_10_search_anxious_init_one2one_memory_10_times4ave_50_maxs_0.2'.M2:'TESTBENCH_metaheu_ls_vnd_bvns_ts__niter_10_search_anxious_init_one2one_memory_10_times4ave_50_maxs_0.2'.M31 'TESTBENCH_metaheu_ls_vnd_bvns_ts__niter_10_search_anxious_init_one2one_memory_10_times4ave_50_maxs_0.2'.N1:'TESTBENCH_metaheu_ls_vnd_bvns_ts__niter_10_search_anxious_init_one2one_memory_10_times4ave_50_maxs_0.2'.N1 'TESTBENCH_metaheu_ls_vnd_bvns_ts__niter_10_search_anxious_init_one2one_memory_10_times4ave_50_maxs_0.2'.N2:'TESTBENCH_metaheu_ls_vnd_bvns_ts__niter_10_search_anxious_init_one2one_memory_10_times4ave_50_maxs_0.2'.N31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6" draw:style-name="gr1" draw:text-style-name="P1" svg:width="14.804cm" svg:height="9.005cm" svg:x="0.603cm" svg:y="54.213cm">
            <draw:object draw:notify-on-update-of-ranges="'TESTBENCH_metaheu_ls_vnd_bvns_ts__niter_10_search_anxious_init_one2one_memory_10_times4ave_50_maxs_0.2'.J1:'TESTBENCH_metaheu_ls_vnd_bvns_ts__niter_10_search_anxious_init_one2one_memory_10_times4ave_50_maxs_0.2'.J1 'TESTBENCH_metaheu_ls_vnd_bvns_ts__niter_10_search_anxious_init_one2one_memory_10_times4ave_50_maxs_0.2'.J2:'TESTBENCH_metaheu_ls_vnd_bvns_ts__niter_10_search_anxious_init_one2one_memory_10_times4ave_50_maxs_0.2'.J31 'TESTBENCH_metaheu_ls_vnd_bvns_ts__niter_10_search_anxious_init_one2one_memory_10_times4ave_50_maxs_0.2'.K1:'TESTBENCH_metaheu_ls_vnd_bvns_ts__niter_10_search_anxious_init_one2one_memory_10_times4ave_50_maxs_0.2'.K1 'TESTBENCH_metaheu_ls_vnd_bvns_ts__niter_10_search_anxious_init_one2one_memory_10_times4ave_50_maxs_0.2'.K2:'TESTBENCH_metaheu_ls_vnd_bvns_ts__niter_10_search_anxious_init_one2one_memory_10_times4ave_50_maxs_0.2'.K31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671689748764038" calcext:value-type="float">
            <text:p>0,00671689748764</text:p>
          </table:table-cell>
          <table:table-cell office:value-type="float" office:value="1561.29" calcext:value-type="float">
            <text:p>1561,29</text:p>
          </table:table-cell>
          <table:table-cell office:value-type="float" office:value="829" calcext:value-type="float">
            <text:p>829</text:p>
          </table:table-cell>
          <table:table-cell office:value-type="float" office:value="0.0360459780693054" calcext:value-type="float">
            <text:p>0,036045978069305</text:p>
          </table:table-cell>
          <table:table-cell office:value-type="float" office:value="725.44" calcext:value-type="float">
            <text:p>725,44</text:p>
          </table:table-cell>
          <table:table-cell office:value-type="float" office:value="553" calcext:value-type="float">
            <text:p>553</text:p>
          </table:table-cell>
          <table:table-cell office:value-type="float" office:value="0.201052079200745" calcext:value-type="float">
            <text:p>0,201052079200745</text:p>
          </table:table-cell>
          <table:table-cell office:value-type="float" office:value="583.3" calcext:value-type="float">
            <text:p>583,3</text:p>
          </table:table-cell>
          <table:table-cell office:value-type="float" office:value="502" calcext:value-type="float">
            <text:p>502</text:p>
          </table:table-cell>
          <table:table-cell office:value-type="float" office:value="0.202341177463531" calcext:value-type="float">
            <text:p>0,202341177463531</text:p>
          </table:table-cell>
          <table:table-cell office:value-type="float" office:value="833.57" calcext:value-type="float">
            <text:p>833,57</text:p>
          </table:table-cell>
          <table:table-cell office:value-type="float" office:value="595" calcext:value-type="float">
            <text:p>595</text:p>
          </table:table-cell>
          <table:table-cell table:formula="of:=[.D2]-[.E2]" office:value-type="float" office:value="732.29" calcext:value-type="float">
            <text:p>732,29</text:p>
          </table:table-cell>
          <table:table-cell table:formula="of:=[.G2]-[.H2]" office:value-type="float" office:value="172.44" calcext:value-type="float">
            <text:p>172,44</text:p>
          </table:table-cell>
          <table:table-cell table:formula="of:=[.J2]-[.K2]" office:value-type="float" office:value="81.3" calcext:value-type="float">
            <text:p>81,3</text:p>
          </table:table-cell>
          <table:table-cell table:formula="of:=[.M2]-[.N2]" office:value-type="float" office:value="238.57" calcext:value-type="float">
            <text:p>238,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653852701187134" calcext:value-type="float">
            <text:p>0,006538527011871</text:p>
          </table:table-cell>
          <table:table-cell office:value-type="float" office:value="1410.32" calcext:value-type="float">
            <text:p>1410,32</text:p>
          </table:table-cell>
          <table:table-cell office:value-type="float" office:value="872" calcext:value-type="float">
            <text:p>872</text:p>
          </table:table-cell>
          <table:table-cell office:value-type="float" office:value="0.0319560670852661" calcext:value-type="float">
            <text:p>0,031956067085266</text:p>
          </table:table-cell>
          <table:table-cell office:value-type="float" office:value="704.19" calcext:value-type="float">
            <text:p>704,19</text:p>
          </table:table-cell>
          <table:table-cell office:value-type="float" office:value="552" calcext:value-type="float">
            <text:p>552</text:p>
          </table:table-cell>
          <table:table-cell office:value-type="float" office:value="0.200924527645111" calcext:value-type="float">
            <text:p>0,200924527645111</text:p>
          </table:table-cell>
          <table:table-cell office:value-type="float" office:value="576.78" calcext:value-type="float">
            <text:p>576,78</text:p>
          </table:table-cell>
          <table:table-cell office:value-type="float" office:value="499" calcext:value-type="float">
            <text:p>499</text:p>
          </table:table-cell>
          <table:table-cell office:value-type="float" office:value="0.201993680000305" calcext:value-type="float">
            <text:p>0,201993680000305</text:p>
          </table:table-cell>
          <table:table-cell office:value-type="float" office:value="797.25" calcext:value-type="float">
            <text:p>797,25</text:p>
          </table:table-cell>
          <table:table-cell office:value-type="float" office:value="603" calcext:value-type="float">
            <text:p>603</text:p>
          </table:table-cell>
          <table:table-cell table:formula="of:=[.D3]-[.E3]" office:value-type="float" office:value="538.32" calcext:value-type="float">
            <text:p>538,32</text:p>
          </table:table-cell>
          <table:table-cell table:formula="of:=[.G3]-[.H3]" office:value-type="float" office:value="152.19" calcext:value-type="float">
            <text:p>152,19</text:p>
          </table:table-cell>
          <table:table-cell table:formula="of:=[.J3]-[.K3]" office:value-type="float" office:value="77.78" calcext:value-type="float">
            <text:p>77,78</text:p>
          </table:table-cell>
          <table:table-cell table:formula="of:=[.M3]-[.N3]" office:value-type="float" office:value="194.25" calcext:value-type="float">
            <text:p>194,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597532272338867" calcext:value-type="float">
            <text:p>0,005975322723389</text:p>
          </table:table-cell>
          <table:table-cell office:value-type="float" office:value="1623.12" calcext:value-type="float">
            <text:p>1623,12</text:p>
          </table:table-cell>
          <table:table-cell office:value-type="float" office:value="967" calcext:value-type="float">
            <text:p>967</text:p>
          </table:table-cell>
          <table:table-cell office:value-type="float" office:value="0.0319031643867493" calcext:value-type="float">
            <text:p>0,031903164386749</text:p>
          </table:table-cell>
          <table:table-cell office:value-type="float" office:value="672.67" calcext:value-type="float">
            <text:p>672,67</text:p>
          </table:table-cell>
          <table:table-cell office:value-type="float" office:value="495" calcext:value-type="float">
            <text:p>495</text:p>
          </table:table-cell>
          <table:table-cell office:value-type="float" office:value="0.200881562232971" calcext:value-type="float">
            <text:p>0,200881562232971</text:p>
          </table:table-cell>
          <table:table-cell office:value-type="float" office:value="544.72" calcext:value-type="float">
            <text:p>544,72</text:p>
          </table:table-cell>
          <table:table-cell office:value-type="float" office:value="465" calcext:value-type="float">
            <text:p>465</text:p>
          </table:table-cell>
          <table:table-cell office:value-type="float" office:value="0.202217607498169" calcext:value-type="float">
            <text:p>0,202217607498169</text:p>
          </table:table-cell>
          <table:table-cell office:value-type="float" office:value="803.99" calcext:value-type="float">
            <text:p>803,99</text:p>
          </table:table-cell>
          <table:table-cell office:value-type="float" office:value="612" calcext:value-type="float">
            <text:p>612</text:p>
          </table:table-cell>
          <table:table-cell table:formula="of:=[.D4]-[.E4]" office:value-type="float" office:value="656.12" calcext:value-type="float">
            <text:p>656,12</text:p>
          </table:table-cell>
          <table:table-cell table:formula="of:=[.G4]-[.H4]" office:value-type="float" office:value="177.67" calcext:value-type="float">
            <text:p>177,67</text:p>
          </table:table-cell>
          <table:table-cell table:formula="of:=[.J4]-[.K4]" office:value-type="float" office:value="79.72" calcext:value-type="float">
            <text:p>79,72</text:p>
          </table:table-cell>
          <table:table-cell table:formula="of:=[.M4]-[.N4]" office:value-type="float" office:value="191.99" calcext:value-type="float">
            <text:p>191,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521770000457764" calcext:value-type="float">
            <text:p>0,005217700004578</text:p>
          </table:table-cell>
          <table:table-cell office:value-type="float" office:value="1460.25" calcext:value-type="float">
            <text:p>1460,25</text:p>
          </table:table-cell>
          <table:table-cell office:value-type="float" office:value="904" calcext:value-type="float">
            <text:p>904</text:p>
          </table:table-cell>
          <table:table-cell office:value-type="float" office:value="0.034894425868988" calcext:value-type="float">
            <text:p>0,034894425868988</text:p>
          </table:table-cell>
          <table:table-cell office:value-type="float" office:value="712.93" calcext:value-type="float">
            <text:p>712,93</text:p>
          </table:table-cell>
          <table:table-cell office:value-type="float" office:value="488" calcext:value-type="float">
            <text:p>488</text:p>
          </table:table-cell>
          <table:table-cell office:value-type="float" office:value="0.200892057418823" calcext:value-type="float">
            <text:p>0,200892057418823</text:p>
          </table:table-cell>
          <table:table-cell office:value-type="float" office:value="569.8" calcext:value-type="float">
            <text:p>569,8</text:p>
          </table:table-cell>
          <table:table-cell office:value-type="float" office:value="443" calcext:value-type="float">
            <text:p>443</text:p>
          </table:table-cell>
          <table:table-cell office:value-type="float" office:value="0.202422132492065" calcext:value-type="float">
            <text:p>0,202422132492065</text:p>
          </table:table-cell>
          <table:table-cell office:value-type="float" office:value="785.32" calcext:value-type="float">
            <text:p>785,32</text:p>
          </table:table-cell>
          <table:table-cell office:value-type="float" office:value="574" calcext:value-type="float">
            <text:p>574</text:p>
          </table:table-cell>
          <table:table-cell table:formula="of:=[.D5]-[.E5]" office:value-type="float" office:value="556.25" calcext:value-type="float">
            <text:p>556,25</text:p>
          </table:table-cell>
          <table:table-cell table:formula="of:=[.G5]-[.H5]" office:value-type="float" office:value="224.93" calcext:value-type="float">
            <text:p>224,93</text:p>
          </table:table-cell>
          <table:table-cell table:formula="of:=[.J5]-[.K5]" office:value-type="float" office:value="126.8" calcext:value-type="float">
            <text:p>126,8</text:p>
          </table:table-cell>
          <table:table-cell table:formula="of:=[.M5]-[.N5]" office:value-type="float" office:value="211.32" calcext:value-type="float">
            <text:p>211,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594550609588623" calcext:value-type="float">
            <text:p>0,005945506095886</text:p>
          </table:table-cell>
          <table:table-cell office:value-type="float" office:value="1507.77" calcext:value-type="float">
            <text:p>1507,77</text:p>
          </table:table-cell>
          <table:table-cell office:value-type="float" office:value="637" calcext:value-type="float">
            <text:p>637</text:p>
          </table:table-cell>
          <table:table-cell office:value-type="float" office:value="0.0357177472114563" calcext:value-type="float">
            <text:p>0,035717747211456</text:p>
          </table:table-cell>
          <table:table-cell office:value-type="float" office:value="652.62" calcext:value-type="float">
            <text:p>652,62</text:p>
          </table:table-cell>
          <table:table-cell office:value-type="float" office:value="436" calcext:value-type="float">
            <text:p>436</text:p>
          </table:table-cell>
          <table:table-cell office:value-type="float" office:value="0.200960812568665" calcext:value-type="float">
            <text:p>0,200960812568665</text:p>
          </table:table-cell>
          <table:table-cell office:value-type="float" office:value="500.11" calcext:value-type="float">
            <text:p>500,11</text:p>
          </table:table-cell>
          <table:table-cell office:value-type="float" office:value="424" calcext:value-type="float">
            <text:p>424</text:p>
          </table:table-cell>
          <table:table-cell office:value-type="float" office:value="0.202688241004944" calcext:value-type="float">
            <text:p>0,202688241004944</text:p>
          </table:table-cell>
          <table:table-cell office:value-type="float" office:value="742.25" calcext:value-type="float">
            <text:p>742,25</text:p>
          </table:table-cell>
          <table:table-cell office:value-type="float" office:value="490" calcext:value-type="float">
            <text:p>490</text:p>
          </table:table-cell>
          <table:table-cell table:formula="of:=[.D6]-[.E6]" office:value-type="float" office:value="870.77" calcext:value-type="float">
            <text:p>870,77</text:p>
          </table:table-cell>
          <table:table-cell table:formula="of:=[.G6]-[.H6]" office:value-type="float" office:value="216.62" calcext:value-type="float">
            <text:p>216,62</text:p>
          </table:table-cell>
          <table:table-cell table:formula="of:=[.J6]-[.K6]" office:value-type="float" office:value="76.11" calcext:value-type="float">
            <text:p>76,11</text:p>
          </table:table-cell>
          <table:table-cell table:formula="of:=[.M6]-[.N6]" office:value-type="float" office:value="252.25" calcext:value-type="float">
            <text:p>252,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620790481567383" calcext:value-type="float">
            <text:p>0,006207904815674</text:p>
          </table:table-cell>
          <table:table-cell office:value-type="float" office:value="1694.12" calcext:value-type="float">
            <text:p>1694,12</text:p>
          </table:table-cell>
          <table:table-cell office:value-type="float" office:value="1077" calcext:value-type="float">
            <text:p>1077</text:p>
          </table:table-cell>
          <table:table-cell office:value-type="float" office:value="0.0343558835983276" calcext:value-type="float">
            <text:p>0,034355883598328</text:p>
          </table:table-cell>
          <table:table-cell office:value-type="float" office:value="766.73" calcext:value-type="float">
            <text:p>766,73</text:p>
          </table:table-cell>
          <table:table-cell office:value-type="float" office:value="544" calcext:value-type="float">
            <text:p>544</text:p>
          </table:table-cell>
          <table:table-cell office:value-type="float" office:value="0.200888237953186" calcext:value-type="float">
            <text:p>0,200888237953186</text:p>
          </table:table-cell>
          <table:table-cell office:value-type="float" office:value="618.23" calcext:value-type="float">
            <text:p>618,23</text:p>
          </table:table-cell>
          <table:table-cell office:value-type="float" office:value="530" calcext:value-type="float">
            <text:p>530</text:p>
          </table:table-cell>
          <table:table-cell office:value-type="float" office:value="0.202299613952637" calcext:value-type="float">
            <text:p>0,202299613952637</text:p>
          </table:table-cell>
          <table:table-cell office:value-type="float" office:value="909.41" calcext:value-type="float">
            <text:p>909,41</text:p>
          </table:table-cell>
          <table:table-cell office:value-type="float" office:value="670" calcext:value-type="float">
            <text:p>670</text:p>
          </table:table-cell>
          <table:table-cell table:formula="of:=[.D7]-[.E7]" office:value-type="float" office:value="617.12" calcext:value-type="float">
            <text:p>617,12</text:p>
          </table:table-cell>
          <table:table-cell table:formula="of:=[.G7]-[.H7]" office:value-type="float" office:value="222.73" calcext:value-type="float">
            <text:p>222,73</text:p>
          </table:table-cell>
          <table:table-cell table:formula="of:=[.J7]-[.K7]" office:value-type="float" office:value="88.23" calcext:value-type="float">
            <text:p>88,23</text:p>
          </table:table-cell>
          <table:table-cell table:formula="of:=[.M7]-[.N7]" office:value-type="float" office:value="239.41" calcext:value-type="float">
            <text:p>239,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597838401794434" calcext:value-type="float">
            <text:p>0,005978384017944</text:p>
          </table:table-cell>
          <table:table-cell office:value-type="float" office:value="1507.75" calcext:value-type="float">
            <text:p>1507,75</text:p>
          </table:table-cell>
          <table:table-cell office:value-type="float" office:value="895" calcext:value-type="float">
            <text:p>895</text:p>
          </table:table-cell>
          <table:table-cell office:value-type="float" office:value="0.0320097684860229" calcext:value-type="float">
            <text:p>0,032009768486023</text:p>
          </table:table-cell>
          <table:table-cell office:value-type="float" office:value="727.62" calcext:value-type="float">
            <text:p>727,62</text:p>
          </table:table-cell>
          <table:table-cell office:value-type="float" office:value="552" calcext:value-type="float">
            <text:p>552</text:p>
          </table:table-cell>
          <table:table-cell office:value-type="float" office:value="0.200961558818817" calcext:value-type="float">
            <text:p>0,200961558818817</text:p>
          </table:table-cell>
          <table:table-cell office:value-type="float" office:value="598.96" calcext:value-type="float">
            <text:p>598,96</text:p>
          </table:table-cell>
          <table:table-cell office:value-type="float" office:value="504" calcext:value-type="float">
            <text:p>504</text:p>
          </table:table-cell>
          <table:table-cell office:value-type="float" office:value="0.202139279842377" calcext:value-type="float">
            <text:p>0,202139279842377</text:p>
          </table:table-cell>
          <table:table-cell office:value-type="float" office:value="845.07" calcext:value-type="float">
            <text:p>845,07</text:p>
          </table:table-cell>
          <table:table-cell office:value-type="float" office:value="673" calcext:value-type="float">
            <text:p>673</text:p>
          </table:table-cell>
          <table:table-cell table:formula="of:=[.D8]-[.E8]" office:value-type="float" office:value="612.75" calcext:value-type="float">
            <text:p>612,75</text:p>
          </table:table-cell>
          <table:table-cell table:formula="of:=[.G8]-[.H8]" office:value-type="float" office:value="175.62" calcext:value-type="float">
            <text:p>175,62</text:p>
          </table:table-cell>
          <table:table-cell table:formula="of:=[.J8]-[.K8]" office:value-type="float" office:value="94.96" calcext:value-type="float">
            <text:p>94,96</text:p>
          </table:table-cell>
          <table:table-cell table:formula="of:=[.M8]-[.N8]" office:value-type="float" office:value="172.07" calcext:value-type="float">
            <text:p>172,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634399175643921" calcext:value-type="float">
            <text:p>0,006343991756439</text:p>
          </table:table-cell>
          <table:table-cell office:value-type="float" office:value="1399.4" calcext:value-type="float">
            <text:p>1399,4</text:p>
          </table:table-cell>
          <table:table-cell office:value-type="float" office:value="917" calcext:value-type="float">
            <text:p>917</text:p>
          </table:table-cell>
          <table:table-cell office:value-type="float" office:value="0.0314504957199097" calcext:value-type="float">
            <text:p>0,03145049571991</text:p>
          </table:table-cell>
          <table:table-cell office:value-type="float" office:value="688.56" calcext:value-type="float">
            <text:p>688,56</text:p>
          </table:table-cell>
          <table:table-cell office:value-type="float" office:value="544" calcext:value-type="float">
            <text:p>544</text:p>
          </table:table-cell>
          <table:table-cell office:value-type="float" office:value="0.2009250664711" calcext:value-type="float">
            <text:p>0,2009250664711</text:p>
          </table:table-cell>
          <table:table-cell office:value-type="float" office:value="558.27" calcext:value-type="float">
            <text:p>558,27</text:p>
          </table:table-cell>
          <table:table-cell office:value-type="float" office:value="464" calcext:value-type="float">
            <text:p>464</text:p>
          </table:table-cell>
          <table:table-cell office:value-type="float" office:value="0.202413868904114" calcext:value-type="float">
            <text:p>0,202413868904114</text:p>
          </table:table-cell>
          <table:table-cell office:value-type="float" office:value="770.1" calcext:value-type="float">
            <text:p>770,1</text:p>
          </table:table-cell>
          <table:table-cell office:value-type="float" office:value="583" calcext:value-type="float">
            <text:p>583</text:p>
          </table:table-cell>
          <table:table-cell table:formula="of:=[.D9]-[.E9]" office:value-type="float" office:value="482.4" calcext:value-type="float">
            <text:p>482,4</text:p>
          </table:table-cell>
          <table:table-cell table:formula="of:=[.G9]-[.H9]" office:value-type="float" office:value="144.56" calcext:value-type="float">
            <text:p>144,56</text:p>
          </table:table-cell>
          <table:table-cell table:formula="of:=[.J9]-[.K9]" office:value-type="float" office:value="94.27" calcext:value-type="float">
            <text:p>94,27</text:p>
          </table:table-cell>
          <table:table-cell table:formula="of:=[.M9]-[.N9]" office:value-type="float" office:value="187.1" calcext:value-type="float">
            <text:p>187,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604228258132935" calcext:value-type="float">
            <text:p>0,006042282581329</text:p>
          </table:table-cell>
          <table:table-cell office:value-type="float" office:value="1444.52" calcext:value-type="float">
            <text:p>1444,52</text:p>
          </table:table-cell>
          <table:table-cell office:value-type="float" office:value="868" calcext:value-type="float">
            <text:p>868</text:p>
          </table:table-cell>
          <table:table-cell office:value-type="float" office:value="0.0316366672515869" calcext:value-type="float">
            <text:p>0,031636667251587</text:p>
          </table:table-cell>
          <table:table-cell office:value-type="float" office:value="738.19" calcext:value-type="float">
            <text:p>738,19</text:p>
          </table:table-cell>
          <table:table-cell office:value-type="float" office:value="537" calcext:value-type="float">
            <text:p>537</text:p>
          </table:table-cell>
          <table:table-cell office:value-type="float" office:value="0.200848746299744" calcext:value-type="float">
            <text:p>0,200848746299744</text:p>
          </table:table-cell>
          <table:table-cell office:value-type="float" office:value="559.93" calcext:value-type="float">
            <text:p>559,93</text:p>
          </table:table-cell>
          <table:table-cell office:value-type="float" office:value="426" calcext:value-type="float">
            <text:p>426</text:p>
          </table:table-cell>
          <table:table-cell office:value-type="float" office:value="0.202344286441803" calcext:value-type="float">
            <text:p>0,202344286441803</text:p>
          </table:table-cell>
          <table:table-cell office:value-type="float" office:value="775.53" calcext:value-type="float">
            <text:p>775,53</text:p>
          </table:table-cell>
          <table:table-cell office:value-type="float" office:value="426" calcext:value-type="float">
            <text:p>426</text:p>
          </table:table-cell>
          <table:table-cell table:formula="of:=[.D10]-[.E10]" office:value-type="float" office:value="576.52" calcext:value-type="float">
            <text:p>576,52</text:p>
          </table:table-cell>
          <table:table-cell table:formula="of:=[.G10]-[.H10]" office:value-type="float" office:value="201.19" calcext:value-type="float">
            <text:p>201,19</text:p>
          </table:table-cell>
          <table:table-cell table:formula="of:=[.J10]-[.K10]" office:value-type="float" office:value="133.93" calcext:value-type="float">
            <text:p>133,93</text:p>
          </table:table-cell>
          <table:table-cell table:formula="of:=[.M10]-[.N10]" office:value-type="float" office:value="349.53" calcext:value-type="float">
            <text:p>349,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622547626495361" calcext:value-type="float">
            <text:p>0,006225476264954</text:p>
          </table:table-cell>
          <table:table-cell office:value-type="float" office:value="1588.1" calcext:value-type="float">
            <text:p>1588,1</text:p>
          </table:table-cell>
          <table:table-cell office:value-type="float" office:value="1012" calcext:value-type="float">
            <text:p>1012</text:p>
          </table:table-cell>
          <table:table-cell office:value-type="float" office:value="0.0332678747177124" calcext:value-type="float">
            <text:p>0,033267874717712</text:p>
          </table:table-cell>
          <table:table-cell office:value-type="float" office:value="724.27" calcext:value-type="float">
            <text:p>724,27</text:p>
          </table:table-cell>
          <table:table-cell office:value-type="float" office:value="530" calcext:value-type="float">
            <text:p>530</text:p>
          </table:table-cell>
          <table:table-cell office:value-type="float" office:value="0.20108966588974" calcext:value-type="float">
            <text:p>0,20108966588974</text:p>
          </table:table-cell>
          <table:table-cell office:value-type="float" office:value="584.49" calcext:value-type="float">
            <text:p>584,49</text:p>
          </table:table-cell>
          <table:table-cell office:value-type="float" office:value="511" calcext:value-type="float">
            <text:p>511</text:p>
          </table:table-cell>
          <table:table-cell office:value-type="float" office:value="0.20226443529129" calcext:value-type="float">
            <text:p>0,20226443529129</text:p>
          </table:table-cell>
          <table:table-cell office:value-type="float" office:value="879.36" calcext:value-type="float">
            <text:p>879,36</text:p>
          </table:table-cell>
          <table:table-cell office:value-type="float" office:value="670" calcext:value-type="float">
            <text:p>670</text:p>
          </table:table-cell>
          <table:table-cell table:formula="of:=[.D11]-[.E11]" office:value-type="float" office:value="576.1" calcext:value-type="float">
            <text:p>576,1</text:p>
          </table:table-cell>
          <table:table-cell table:formula="of:=[.G11]-[.H11]" office:value-type="float" office:value="194.27" calcext:value-type="float">
            <text:p>194,27</text:p>
          </table:table-cell>
          <table:table-cell table:formula="of:=[.J11]-[.K11]" office:value-type="float" office:value="73.49" calcext:value-type="float">
            <text:p>73,49</text:p>
          </table:table-cell>
          <table:table-cell table:formula="of:=[.M11]-[.N11]" office:value-type="float" office:value="209.36" calcext:value-type="float">
            <text:p>209,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598994970321655" calcext:value-type="float">
            <text:p>0,005989949703217</text:p>
          </table:table-cell>
          <table:table-cell office:value-type="float" office:value="1710.35" calcext:value-type="float">
            <text:p>1710,35</text:p>
          </table:table-cell>
          <table:table-cell office:value-type="float" office:value="875" calcext:value-type="float">
            <text:p>875</text:p>
          </table:table-cell>
          <table:table-cell office:value-type="float" office:value="0.0346874213218689" calcext:value-type="float">
            <text:p>0,034687421321869</text:p>
          </table:table-cell>
          <table:table-cell office:value-type="float" office:value="824.54" calcext:value-type="float">
            <text:p>824,54</text:p>
          </table:table-cell>
          <table:table-cell office:value-type="float" office:value="582" calcext:value-type="float">
            <text:p>582</text:p>
          </table:table-cell>
          <table:table-cell office:value-type="float" office:value="0.200923969745636" calcext:value-type="float">
            <text:p>0,200923969745636</text:p>
          </table:table-cell>
          <table:table-cell office:value-type="float" office:value="675.8" calcext:value-type="float">
            <text:p>675,8</text:p>
          </table:table-cell>
          <table:table-cell office:value-type="float" office:value="554" calcext:value-type="float">
            <text:p>554</text:p>
          </table:table-cell>
          <table:table-cell office:value-type="float" office:value="0.202058455944061" calcext:value-type="float">
            <text:p>0,202058455944061</text:p>
          </table:table-cell>
          <table:table-cell office:value-type="float" office:value="962.76" calcext:value-type="float">
            <text:p>962,76</text:p>
          </table:table-cell>
          <table:table-cell office:value-type="float" office:value="666" calcext:value-type="float">
            <text:p>666</text:p>
          </table:table-cell>
          <table:table-cell table:formula="of:=[.D12]-[.E12]" office:value-type="float" office:value="835.35" calcext:value-type="float">
            <text:p>835,35</text:p>
          </table:table-cell>
          <table:table-cell table:formula="of:=[.G12]-[.H12]" office:value-type="float" office:value="242.54" calcext:value-type="float">
            <text:p>242,54</text:p>
          </table:table-cell>
          <table:table-cell table:formula="of:=[.J12]-[.K12]" office:value-type="float" office:value="121.8" calcext:value-type="float">
            <text:p>121,8</text:p>
          </table:table-cell>
          <table:table-cell table:formula="of:=[.M12]-[.N12]" office:value-type="float" office:value="296.76" calcext:value-type="float">
            <text:p>296,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512866497039795" calcext:value-type="float">
            <text:p>0,005128664970398</text:p>
          </table:table-cell>
          <table:table-cell office:value-type="float" office:value="1595.11" calcext:value-type="float">
            <text:p>1595,11</text:p>
          </table:table-cell>
          <table:table-cell office:value-type="float" office:value="978" calcext:value-type="float">
            <text:p>978</text:p>
          </table:table-cell>
          <table:table-cell office:value-type="float" office:value="0.0334238433837891" calcext:value-type="float">
            <text:p>0,033423843383789</text:p>
          </table:table-cell>
          <table:table-cell office:value-type="float" office:value="749.55" calcext:value-type="float">
            <text:p>749,55</text:p>
          </table:table-cell>
          <table:table-cell office:value-type="float" office:value="545" calcext:value-type="float">
            <text:p>545</text:p>
          </table:table-cell>
          <table:table-cell office:value-type="float" office:value="0.200932650566101" calcext:value-type="float">
            <text:p>0,200932650566101</text:p>
          </table:table-cell>
          <table:table-cell office:value-type="float" office:value="593.72" calcext:value-type="float">
            <text:p>593,72</text:p>
          </table:table-cell>
          <table:table-cell office:value-type="float" office:value="498" calcext:value-type="float">
            <text:p>498</text:p>
          </table:table-cell>
          <table:table-cell office:value-type="float" office:value="0.202512719631195" calcext:value-type="float">
            <text:p>0,202512719631195</text:p>
          </table:table-cell>
          <table:table-cell office:value-type="float" office:value="819.17" calcext:value-type="float">
            <text:p>819,17</text:p>
          </table:table-cell>
          <table:table-cell office:value-type="float" office:value="612" calcext:value-type="float">
            <text:p>612</text:p>
          </table:table-cell>
          <table:table-cell table:formula="of:=[.D13]-[.E13]" office:value-type="float" office:value="617.11" calcext:value-type="float">
            <text:p>617,11</text:p>
          </table:table-cell>
          <table:table-cell table:formula="of:=[.G13]-[.H13]" office:value-type="float" office:value="204.55" calcext:value-type="float">
            <text:p>204,55</text:p>
          </table:table-cell>
          <table:table-cell table:formula="of:=[.J13]-[.K13]" office:value-type="float" office:value="95.72" calcext:value-type="float">
            <text:p>95,72</text:p>
          </table:table-cell>
          <table:table-cell table:formula="of:=[.M13]-[.N13]" office:value-type="float" office:value="207.17" calcext:value-type="float">
            <text:p>207,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534631729125977" calcext:value-type="float">
            <text:p>0,00534631729126</text:p>
          </table:table-cell>
          <table:table-cell office:value-type="float" office:value="1467.4" calcext:value-type="float">
            <text:p>1467,4</text:p>
          </table:table-cell>
          <table:table-cell office:value-type="float" office:value="813" calcext:value-type="float">
            <text:p>813</text:p>
          </table:table-cell>
          <table:table-cell office:value-type="float" office:value="0.0348442435264587" calcext:value-type="float">
            <text:p>0,034844243526459</text:p>
          </table:table-cell>
          <table:table-cell office:value-type="float" office:value="725.56" calcext:value-type="float">
            <text:p>725,56</text:p>
          </table:table-cell>
          <table:table-cell office:value-type="float" office:value="516" calcext:value-type="float">
            <text:p>516</text:p>
          </table:table-cell>
          <table:table-cell office:value-type="float" office:value="0.200907099246979" calcext:value-type="float">
            <text:p>0,200907099246979</text:p>
          </table:table-cell>
          <table:table-cell office:value-type="float" office:value="589.94" calcext:value-type="float">
            <text:p>589,94</text:p>
          </table:table-cell>
          <table:table-cell office:value-type="float" office:value="476" calcext:value-type="float">
            <text:p>476</text:p>
          </table:table-cell>
          <table:table-cell office:value-type="float" office:value="0.201963129043579" calcext:value-type="float">
            <text:p>0,201963129043579</text:p>
          </table:table-cell>
          <table:table-cell office:value-type="float" office:value="768.92" calcext:value-type="float">
            <text:p>768,92</text:p>
          </table:table-cell>
          <table:table-cell office:value-type="float" office:value="607" calcext:value-type="float">
            <text:p>607</text:p>
          </table:table-cell>
          <table:table-cell table:formula="of:=[.D14]-[.E14]" office:value-type="float" office:value="654.4" calcext:value-type="float">
            <text:p>654,4</text:p>
          </table:table-cell>
          <table:table-cell table:formula="of:=[.G14]-[.H14]" office:value-type="float" office:value="209.56" calcext:value-type="float">
            <text:p>209,56</text:p>
          </table:table-cell>
          <table:table-cell table:formula="of:=[.J14]-[.K14]" office:value-type="float" office:value="113.94" calcext:value-type="float">
            <text:p>113,94</text:p>
          </table:table-cell>
          <table:table-cell table:formula="of:=[.M14]-[.N14]" office:value-type="float" office:value="161.92" calcext:value-type="float">
            <text:p>161,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611705780029297" calcext:value-type="float">
            <text:p>0,006117057800293</text:p>
          </table:table-cell>
          <table:table-cell office:value-type="float" office:value="1437.73" calcext:value-type="float">
            <text:p>1437,73</text:p>
          </table:table-cell>
          <table:table-cell office:value-type="float" office:value="793" calcext:value-type="float">
            <text:p>793</text:p>
          </table:table-cell>
          <table:table-cell office:value-type="float" office:value="0.0356033539772034" calcext:value-type="float">
            <text:p>0,035603353977203</text:p>
          </table:table-cell>
          <table:table-cell office:value-type="float" office:value="659.32" calcext:value-type="float">
            <text:p>659,32</text:p>
          </table:table-cell>
          <table:table-cell office:value-type="float" office:value="455" calcext:value-type="float">
            <text:p>455</text:p>
          </table:table-cell>
          <table:table-cell office:value-type="float" office:value="0.200865228176117" calcext:value-type="float">
            <text:p>0,200865228176117</text:p>
          </table:table-cell>
          <table:table-cell office:value-type="float" office:value="544.83" calcext:value-type="float">
            <text:p>544,83</text:p>
          </table:table-cell>
          <table:table-cell office:value-type="float" office:value="455" calcext:value-type="float">
            <text:p>455</text:p>
          </table:table-cell>
          <table:table-cell office:value-type="float" office:value="0.202057435512543" calcext:value-type="float">
            <text:p>0,202057435512543</text:p>
          </table:table-cell>
          <table:table-cell office:value-type="float" office:value="790.92" calcext:value-type="float">
            <text:p>790,92</text:p>
          </table:table-cell>
          <table:table-cell office:value-type="float" office:value="578" calcext:value-type="float">
            <text:p>578</text:p>
          </table:table-cell>
          <table:table-cell table:formula="of:=[.D15]-[.E15]" office:value-type="float" office:value="644.73" calcext:value-type="float">
            <text:p>644,73</text:p>
          </table:table-cell>
          <table:table-cell table:formula="of:=[.G15]-[.H15]" office:value-type="float" office:value="204.32" calcext:value-type="float">
            <text:p>204,32</text:p>
          </table:table-cell>
          <table:table-cell table:formula="of:=[.J15]-[.K15]" office:value-type="float" office:value="89.83" calcext:value-type="float">
            <text:p>89,83</text:p>
          </table:table-cell>
          <table:table-cell table:formula="of:=[.M15]-[.N15]" office:value-type="float" office:value="212.92" calcext:value-type="float">
            <text:p>212,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517724990844727" calcext:value-type="float">
            <text:p>0,005177249908447</text:p>
          </table:table-cell>
          <table:table-cell office:value-type="float" office:value="1468.14" calcext:value-type="float">
            <text:p>1468,14</text:p>
          </table:table-cell>
          <table:table-cell office:value-type="float" office:value="917" calcext:value-type="float">
            <text:p>917</text:p>
          </table:table-cell>
          <table:table-cell office:value-type="float" office:value="0.0334103393554688" calcext:value-type="float">
            <text:p>0,033410339355469</text:p>
          </table:table-cell>
          <table:table-cell office:value-type="float" office:value="723.75" calcext:value-type="float">
            <text:p>723,75</text:p>
          </table:table-cell>
          <table:table-cell office:value-type="float" office:value="556" calcext:value-type="float">
            <text:p>556</text:p>
          </table:table-cell>
          <table:table-cell office:value-type="float" office:value="0.201010282039642" calcext:value-type="float">
            <text:p>0,201010282039642</text:p>
          </table:table-cell>
          <table:table-cell office:value-type="float" office:value="586.45" calcext:value-type="float">
            <text:p>586,45</text:p>
          </table:table-cell>
          <table:table-cell office:value-type="float" office:value="511" calcext:value-type="float">
            <text:p>511</text:p>
          </table:table-cell>
          <table:table-cell office:value-type="float" office:value="0.202414884567261" calcext:value-type="float">
            <text:p>0,202414884567261</text:p>
          </table:table-cell>
          <table:table-cell office:value-type="float" office:value="788.28" calcext:value-type="float">
            <text:p>788,28</text:p>
          </table:table-cell>
          <table:table-cell office:value-type="float" office:value="610" calcext:value-type="float">
            <text:p>610</text:p>
          </table:table-cell>
          <table:table-cell table:formula="of:=[.D16]-[.E16]" office:value-type="float" office:value="551.14" calcext:value-type="float">
            <text:p>551,14</text:p>
          </table:table-cell>
          <table:table-cell table:formula="of:=[.G16]-[.H16]" office:value-type="float" office:value="167.75" calcext:value-type="float">
            <text:p>167,75</text:p>
          </table:table-cell>
          <table:table-cell table:formula="of:=[.J16]-[.K16]" office:value-type="float" office:value="75.45" calcext:value-type="float">
            <text:p>75,45</text:p>
          </table:table-cell>
          <table:table-cell table:formula="of:=[.M16]-[.N16]" office:value-type="float" office:value="178.28" calcext:value-type="float">
            <text:p>178,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60589861869812" calcext:value-type="float">
            <text:p>0,006058986186981</text:p>
          </table:table-cell>
          <table:table-cell office:value-type="float" office:value="1522.15" calcext:value-type="float">
            <text:p>1522,15</text:p>
          </table:table-cell>
          <table:table-cell office:value-type="float" office:value="911" calcext:value-type="float">
            <text:p>911</text:p>
          </table:table-cell>
          <table:table-cell office:value-type="float" office:value="0.0345276117324829" calcext:value-type="float">
            <text:p>0,034527611732483</text:p>
          </table:table-cell>
          <table:table-cell office:value-type="float" office:value="791.18" calcext:value-type="float">
            <text:p>791,18</text:p>
          </table:table-cell>
          <table:table-cell office:value-type="float" office:value="576" calcext:value-type="float">
            <text:p>576</text:p>
          </table:table-cell>
          <table:table-cell office:value-type="float" office:value="0.201011698246002" calcext:value-type="float">
            <text:p>0,201011698246002</text:p>
          </table:table-cell>
          <table:table-cell office:value-type="float" office:value="634.55" calcext:value-type="float">
            <text:p>634,55</text:p>
          </table:table-cell>
          <table:table-cell office:value-type="float" office:value="535" calcext:value-type="float">
            <text:p>535</text:p>
          </table:table-cell>
          <table:table-cell office:value-type="float" office:value="0.202433423995972" calcext:value-type="float">
            <text:p>0,202433423995972</text:p>
          </table:table-cell>
          <table:table-cell office:value-type="float" office:value="843.4" calcext:value-type="float">
            <text:p>843,4</text:p>
          </table:table-cell>
          <table:table-cell office:value-type="float" office:value="663" calcext:value-type="float">
            <text:p>663</text:p>
          </table:table-cell>
          <table:table-cell table:formula="of:=[.D17]-[.E17]" office:value-type="float" office:value="611.15" calcext:value-type="float">
            <text:p>611,15</text:p>
          </table:table-cell>
          <table:table-cell table:formula="of:=[.G17]-[.H17]" office:value-type="float" office:value="215.18" calcext:value-type="float">
            <text:p>215,18</text:p>
          </table:table-cell>
          <table:table-cell table:formula="of:=[.J17]-[.K17]" office:value-type="float" office:value="99.55" calcext:value-type="float">
            <text:p>99,55</text:p>
          </table:table-cell>
          <table:table-cell table:formula="of:=[.M17]-[.N17]" office:value-type="float" office:value="180.4" calcext:value-type="float">
            <text:p>180,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557913780212402" calcext:value-type="float">
            <text:p>0,005579137802124</text:p>
          </table:table-cell>
          <table:table-cell office:value-type="float" office:value="1512.12" calcext:value-type="float">
            <text:p>1512,12</text:p>
          </table:table-cell>
          <table:table-cell office:value-type="float" office:value="961" calcext:value-type="float">
            <text:p>961</text:p>
          </table:table-cell>
          <table:table-cell office:value-type="float" office:value="0.0325900650024414" calcext:value-type="float">
            <text:p>0,032590065002441</text:p>
          </table:table-cell>
          <table:table-cell office:value-type="float" office:value="679.94" calcext:value-type="float">
            <text:p>679,94</text:p>
          </table:table-cell>
          <table:table-cell office:value-type="float" office:value="490" calcext:value-type="float">
            <text:p>490</text:p>
          </table:table-cell>
          <table:table-cell office:value-type="float" office:value="0.200844767093658" calcext:value-type="float">
            <text:p>0,200844767093658</text:p>
          </table:table-cell>
          <table:table-cell office:value-type="float" office:value="504.36" calcext:value-type="float">
            <text:p>504,36</text:p>
          </table:table-cell>
          <table:table-cell office:value-type="float" office:value="373" calcext:value-type="float">
            <text:p>373</text:p>
          </table:table-cell>
          <table:table-cell office:value-type="float" office:value="0.202388572692871" calcext:value-type="float">
            <text:p>0,202388572692871</text:p>
          </table:table-cell>
          <table:table-cell office:value-type="float" office:value="759.09" calcext:value-type="float">
            <text:p>759,09</text:p>
          </table:table-cell>
          <table:table-cell office:value-type="float" office:value="512" calcext:value-type="float">
            <text:p>512</text:p>
          </table:table-cell>
          <table:table-cell table:formula="of:=[.D18]-[.E18]" office:value-type="float" office:value="551.12" calcext:value-type="float">
            <text:p>551,12</text:p>
          </table:table-cell>
          <table:table-cell table:formula="of:=[.G18]-[.H18]" office:value-type="float" office:value="189.94" calcext:value-type="float">
            <text:p>189,94</text:p>
          </table:table-cell>
          <table:table-cell table:formula="of:=[.J18]-[.K18]" office:value-type="float" office:value="131.36" calcext:value-type="float">
            <text:p>131,36</text:p>
          </table:table-cell>
          <table:table-cell table:formula="of:=[.M18]-[.N18]" office:value-type="float" office:value="247.09" calcext:value-type="float">
            <text:p>247,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626589298248291" calcext:value-type="float">
            <text:p>0,006265892982483</text:p>
          </table:table-cell>
          <table:table-cell office:value-type="float" office:value="1537.07" calcext:value-type="float">
            <text:p>1537,07</text:p>
          </table:table-cell>
          <table:table-cell office:value-type="float" office:value="903" calcext:value-type="float">
            <text:p>903</text:p>
          </table:table-cell>
          <table:table-cell office:value-type="float" office:value="0.0334309077262878" calcext:value-type="float">
            <text:p>0,033430907726288</text:p>
          </table:table-cell>
          <table:table-cell office:value-type="float" office:value="780.49" calcext:value-type="float">
            <text:p>780,49</text:p>
          </table:table-cell>
          <table:table-cell office:value-type="float" office:value="586" calcext:value-type="float">
            <text:p>586</text:p>
          </table:table-cell>
          <table:table-cell office:value-type="float" office:value="0.200882196426392" calcext:value-type="float">
            <text:p>0,200882196426392</text:p>
          </table:table-cell>
          <table:table-cell office:value-type="float" office:value="654.66" calcext:value-type="float">
            <text:p>654,66</text:p>
          </table:table-cell>
          <table:table-cell office:value-type="float" office:value="558" calcext:value-type="float">
            <text:p>558</text:p>
          </table:table-cell>
          <table:table-cell office:value-type="float" office:value="0.202026705741882" calcext:value-type="float">
            <text:p>0,202026705741882</text:p>
          </table:table-cell>
          <table:table-cell office:value-type="float" office:value="923.86" calcext:value-type="float">
            <text:p>923,86</text:p>
          </table:table-cell>
          <table:table-cell office:value-type="float" office:value="765" calcext:value-type="float">
            <text:p>765</text:p>
          </table:table-cell>
          <table:table-cell table:formula="of:=[.D19]-[.E19]" office:value-type="float" office:value="634.07" calcext:value-type="float">
            <text:p>634,07</text:p>
          </table:table-cell>
          <table:table-cell table:formula="of:=[.G19]-[.H19]" office:value-type="float" office:value="194.49" calcext:value-type="float">
            <text:p>194,49</text:p>
          </table:table-cell>
          <table:table-cell table:formula="of:=[.J19]-[.K19]" office:value-type="float" office:value="96.66" calcext:value-type="float">
            <text:p>96,66</text:p>
          </table:table-cell>
          <table:table-cell table:formula="of:=[.M19]-[.N19]" office:value-type="float" office:value="158.86" calcext:value-type="float">
            <text:p>158,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539913892745972" calcext:value-type="float">
            <text:p>0,00539913892746</text:p>
          </table:table-cell>
          <table:table-cell office:value-type="float" office:value="1456.42" calcext:value-type="float">
            <text:p>1456,42</text:p>
          </table:table-cell>
          <table:table-cell office:value-type="float" office:value="904" calcext:value-type="float">
            <text:p>904</text:p>
          </table:table-cell>
          <table:table-cell office:value-type="float" office:value="0.0333529758453369" calcext:value-type="float">
            <text:p>0,033352975845337</text:p>
          </table:table-cell>
          <table:table-cell office:value-type="float" office:value="710.32" calcext:value-type="float">
            <text:p>710,32</text:p>
          </table:table-cell>
          <table:table-cell office:value-type="float" office:value="492" calcext:value-type="float">
            <text:p>492</text:p>
          </table:table-cell>
          <table:table-cell office:value-type="float" office:value="0.201018123626709" calcext:value-type="float">
            <text:p>0,201018123626709</text:p>
          </table:table-cell>
          <table:table-cell office:value-type="float" office:value="560.33" calcext:value-type="float">
            <text:p>560,33</text:p>
          </table:table-cell>
          <table:table-cell office:value-type="float" office:value="447" calcext:value-type="float">
            <text:p>447</text:p>
          </table:table-cell>
          <table:table-cell office:value-type="float" office:value="0.20224930524826" calcext:value-type="float">
            <text:p>0,20224930524826</text:p>
          </table:table-cell>
          <table:table-cell office:value-type="float" office:value="767.32" calcext:value-type="float">
            <text:p>767,32</text:p>
          </table:table-cell>
          <table:table-cell office:value-type="float" office:value="507" calcext:value-type="float">
            <text:p>507</text:p>
          </table:table-cell>
          <table:table-cell table:formula="of:=[.D20]-[.E20]" office:value-type="float" office:value="552.42" calcext:value-type="float">
            <text:p>552,42</text:p>
          </table:table-cell>
          <table:table-cell table:formula="of:=[.G20]-[.H20]" office:value-type="float" office:value="218.32" calcext:value-type="float">
            <text:p>218,32</text:p>
          </table:table-cell>
          <table:table-cell table:formula="of:=[.J20]-[.K20]" office:value-type="float" office:value="113.33" calcext:value-type="float">
            <text:p>113,33</text:p>
          </table:table-cell>
          <table:table-cell table:formula="of:=[.M20]-[.N20]" office:value-type="float" office:value="260.32" calcext:value-type="float">
            <text:p>260,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592671632766724" calcext:value-type="float">
            <text:p>0,005926716327667</text:p>
          </table:table-cell>
          <table:table-cell office:value-type="float" office:value="1500.21" calcext:value-type="float">
            <text:p>1500,21</text:p>
          </table:table-cell>
          <table:table-cell office:value-type="float" office:value="923" calcext:value-type="float">
            <text:p>923</text:p>
          </table:table-cell>
          <table:table-cell office:value-type="float" office:value="0.035482165813446" calcext:value-type="float">
            <text:p>0,035482165813446</text:p>
          </table:table-cell>
          <table:table-cell office:value-type="float" office:value="673.49" calcext:value-type="float">
            <text:p>673,49</text:p>
          </table:table-cell>
          <table:table-cell office:value-type="float" office:value="485" calcext:value-type="float">
            <text:p>485</text:p>
          </table:table-cell>
          <table:table-cell office:value-type="float" office:value="0.200823299884796" calcext:value-type="float">
            <text:p>0,200823299884796</text:p>
          </table:table-cell>
          <table:table-cell office:value-type="float" office:value="553.66" calcext:value-type="float">
            <text:p>553,66</text:p>
          </table:table-cell>
          <table:table-cell office:value-type="float" office:value="485" calcext:value-type="float">
            <text:p>485</text:p>
          </table:table-cell>
          <table:table-cell office:value-type="float" office:value="0.202379493713379" calcext:value-type="float">
            <text:p>0,202379493713379</text:p>
          </table:table-cell>
          <table:table-cell office:value-type="float" office:value="810.08" calcext:value-type="float">
            <text:p>810,08</text:p>
          </table:table-cell>
          <table:table-cell office:value-type="float" office:value="578" calcext:value-type="float">
            <text:p>578</text:p>
          </table:table-cell>
          <table:table-cell table:formula="of:=[.D21]-[.E21]" office:value-type="float" office:value="577.21" calcext:value-type="float">
            <text:p>577,21</text:p>
          </table:table-cell>
          <table:table-cell table:formula="of:=[.G21]-[.H21]" office:value-type="float" office:value="188.49" calcext:value-type="float">
            <text:p>188,49</text:p>
          </table:table-cell>
          <table:table-cell table:formula="of:=[.J21]-[.K21]" office:value-type="float" office:value="68.66" calcext:value-type="float">
            <text:p>68,66</text:p>
          </table:table-cell>
          <table:table-cell table:formula="of:=[.M21]-[.N21]" office:value-type="float" office:value="232.08" calcext:value-type="float">
            <text:p>232,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591472625732422" calcext:value-type="float">
            <text:p>0,005914726257324</text:p>
          </table:table-cell>
          <table:table-cell office:value-type="float" office:value="1564.84" calcext:value-type="float">
            <text:p>1564,84</text:p>
          </table:table-cell>
          <table:table-cell office:value-type="float" office:value="949" calcext:value-type="float">
            <text:p>949</text:p>
          </table:table-cell>
          <table:table-cell office:value-type="float" office:value="0.0334933471679687" calcext:value-type="float">
            <text:p>0,033493347167969</text:p>
          </table:table-cell>
          <table:table-cell office:value-type="float" office:value="731.45" calcext:value-type="float">
            <text:p>731,45</text:p>
          </table:table-cell>
          <table:table-cell office:value-type="float" office:value="543" calcext:value-type="float">
            <text:p>543</text:p>
          </table:table-cell>
          <table:table-cell office:value-type="float" office:value="0.200994555950165" calcext:value-type="float">
            <text:p>0,200994555950165</text:p>
          </table:table-cell>
          <table:table-cell office:value-type="float" office:value="609.2" calcext:value-type="float">
            <text:p>609,2</text:p>
          </table:table-cell>
          <table:table-cell office:value-type="float" office:value="492" calcext:value-type="float">
            <text:p>492</text:p>
          </table:table-cell>
          <table:table-cell office:value-type="float" office:value="0.202196667194366" calcext:value-type="float">
            <text:p>0,202196667194366</text:p>
          </table:table-cell>
          <table:table-cell office:value-type="float" office:value="856.02" calcext:value-type="float">
            <text:p>856,02</text:p>
          </table:table-cell>
          <table:table-cell office:value-type="float" office:value="608" calcext:value-type="float">
            <text:p>608</text:p>
          </table:table-cell>
          <table:table-cell table:formula="of:=[.D22]-[.E22]" office:value-type="float" office:value="615.84" calcext:value-type="float">
            <text:p>615,84</text:p>
          </table:table-cell>
          <table:table-cell table:formula="of:=[.G22]-[.H22]" office:value-type="float" office:value="188.45" calcext:value-type="float">
            <text:p>188,45</text:p>
          </table:table-cell>
          <table:table-cell table:formula="of:=[.J22]-[.K22]" office:value-type="float" office:value="117.2" calcext:value-type="float">
            <text:p>117,2</text:p>
          </table:table-cell>
          <table:table-cell table:formula="of:=[.M22]-[.N22]" office:value-type="float" office:value="248.02" calcext:value-type="float">
            <text:p>248,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587957382202149" calcext:value-type="float">
            <text:p>0,005879573822021</text:p>
          </table:table-cell>
          <table:table-cell office:value-type="float" office:value="1548.96" calcext:value-type="float">
            <text:p>1548,96</text:p>
          </table:table-cell>
          <table:table-cell office:value-type="float" office:value="1034" calcext:value-type="float">
            <text:p>1034</text:p>
          </table:table-cell>
          <table:table-cell office:value-type="float" office:value="0.0339400458335876" calcext:value-type="float">
            <text:p>0,033940045833588</text:p>
          </table:table-cell>
          <table:table-cell office:value-type="float" office:value="778.59" calcext:value-type="float">
            <text:p>778,59</text:p>
          </table:table-cell>
          <table:table-cell office:value-type="float" office:value="578" calcext:value-type="float">
            <text:p>578</text:p>
          </table:table-cell>
          <table:table-cell office:value-type="float" office:value="0.201050164699554" calcext:value-type="float">
            <text:p>0,201050164699554</text:p>
          </table:table-cell>
          <table:table-cell office:value-type="float" office:value="625.82" calcext:value-type="float">
            <text:p>625,82</text:p>
          </table:table-cell>
          <table:table-cell office:value-type="float" office:value="523" calcext:value-type="float">
            <text:p>523</text:p>
          </table:table-cell>
          <table:table-cell office:value-type="float" office:value="0.202355310916901" calcext:value-type="float">
            <text:p>0,202355310916901</text:p>
          </table:table-cell>
          <table:table-cell office:value-type="float" office:value="871.94" calcext:value-type="float">
            <text:p>871,94</text:p>
          </table:table-cell>
          <table:table-cell office:value-type="float" office:value="595" calcext:value-type="float">
            <text:p>595</text:p>
          </table:table-cell>
          <table:table-cell table:formula="of:=[.D23]-[.E23]" office:value-type="float" office:value="514.96" calcext:value-type="float">
            <text:p>514,96</text:p>
          </table:table-cell>
          <table:table-cell table:formula="of:=[.G23]-[.H23]" office:value-type="float" office:value="200.59" calcext:value-type="float">
            <text:p>200,59</text:p>
          </table:table-cell>
          <table:table-cell table:formula="of:=[.J23]-[.K23]" office:value-type="float" office:value="102.82" calcext:value-type="float">
            <text:p>102,82</text:p>
          </table:table-cell>
          <table:table-cell table:formula="of:=[.M23]-[.N23]" office:value-type="float" office:value="276.94" calcext:value-type="float">
            <text:p>276,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583963394165039" calcext:value-type="float">
            <text:p>0,00583963394165</text:p>
          </table:table-cell>
          <table:table-cell office:value-type="float" office:value="1551.51" calcext:value-type="float">
            <text:p>1551,51</text:p>
          </table:table-cell>
          <table:table-cell office:value-type="float" office:value="960" calcext:value-type="float">
            <text:p>960</text:p>
          </table:table-cell>
          <table:table-cell office:value-type="float" office:value="0.0354413294792175" calcext:value-type="float">
            <text:p>0,035441329479218</text:p>
          </table:table-cell>
          <table:table-cell office:value-type="float" office:value="779.12" calcext:value-type="float">
            <text:p>779,12</text:p>
          </table:table-cell>
          <table:table-cell office:value-type="float" office:value="599" calcext:value-type="float">
            <text:p>599</text:p>
          </table:table-cell>
          <table:table-cell office:value-type="float" office:value="0.200948886871338" calcext:value-type="float">
            <text:p>0,200948886871338</text:p>
          </table:table-cell>
          <table:table-cell office:value-type="float" office:value="685.64" calcext:value-type="float">
            <text:p>685,64</text:p>
          </table:table-cell>
          <table:table-cell office:value-type="float" office:value="599" calcext:value-type="float">
            <text:p>599</text:p>
          </table:table-cell>
          <table:table-cell office:value-type="float" office:value="0.202194662094116" calcext:value-type="float">
            <text:p>0,202194662094116</text:p>
          </table:table-cell>
          <table:table-cell office:value-type="float" office:value="884.75" calcext:value-type="float">
            <text:p>884,75</text:p>
          </table:table-cell>
          <table:table-cell office:value-type="float" office:value="718" calcext:value-type="float">
            <text:p>718</text:p>
          </table:table-cell>
          <table:table-cell table:formula="of:=[.D24]-[.E24]" office:value-type="float" office:value="591.51" calcext:value-type="float">
            <text:p>591,51</text:p>
          </table:table-cell>
          <table:table-cell table:formula="of:=[.G24]-[.H24]" office:value-type="float" office:value="180.12" calcext:value-type="float">
            <text:p>180,12</text:p>
          </table:table-cell>
          <table:table-cell table:formula="of:=[.J24]-[.K24]" office:value-type="float" office:value="86.64" calcext:value-type="float">
            <text:p>86,64</text:p>
          </table:table-cell>
          <table:table-cell table:formula="of:=[.M24]-[.N24]" office:value-type="float" office:value="166.75" calcext:value-type="float">
            <text:p>166,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568259239196777" calcext:value-type="float">
            <text:p>0,005682592391968</text:p>
          </table:table-cell>
          <table:table-cell office:value-type="float" office:value="1733.15" calcext:value-type="float">
            <text:p>1733,15</text:p>
          </table:table-cell>
          <table:table-cell office:value-type="float" office:value="1051" calcext:value-type="float">
            <text:p>1051</text:p>
          </table:table-cell>
          <table:table-cell office:value-type="float" office:value="0.0349670600891113" calcext:value-type="float">
            <text:p>0,034967060089111</text:p>
          </table:table-cell>
          <table:table-cell office:value-type="float" office:value="793.2" calcext:value-type="float">
            <text:p>793,2</text:p>
          </table:table-cell>
          <table:table-cell office:value-type="float" office:value="583" calcext:value-type="float">
            <text:p>583</text:p>
          </table:table-cell>
          <table:table-cell office:value-type="float" office:value="0.200934300422668" calcext:value-type="float">
            <text:p>0,200934300422668</text:p>
          </table:table-cell>
          <table:table-cell office:value-type="float" office:value="635.61" calcext:value-type="float">
            <text:p>635,61</text:p>
          </table:table-cell>
          <table:table-cell office:value-type="float" office:value="563" calcext:value-type="float">
            <text:p>563</text:p>
          </table:table-cell>
          <table:table-cell office:value-type="float" office:value="0.202437753677368" calcext:value-type="float">
            <text:p>0,202437753677368</text:p>
          </table:table-cell>
          <table:table-cell office:value-type="float" office:value="926.78" calcext:value-type="float">
            <text:p>926,78</text:p>
          </table:table-cell>
          <table:table-cell office:value-type="float" office:value="727" calcext:value-type="float">
            <text:p>727</text:p>
          </table:table-cell>
          <table:table-cell table:formula="of:=[.D25]-[.E25]" office:value-type="float" office:value="682.15" calcext:value-type="float">
            <text:p>682,15</text:p>
          </table:table-cell>
          <table:table-cell table:formula="of:=[.G25]-[.H25]" office:value-type="float" office:value="210.2" calcext:value-type="float">
            <text:p>210,2</text:p>
          </table:table-cell>
          <table:table-cell table:formula="of:=[.J25]-[.K25]" office:value-type="float" office:value="72.61" calcext:value-type="float">
            <text:p>72,61</text:p>
          </table:table-cell>
          <table:table-cell table:formula="of:=[.M25]-[.N25]" office:value-type="float" office:value="199.78" calcext:value-type="float">
            <text:p>199,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537160396575928" calcext:value-type="float">
            <text:p>0,005371603965759</text:p>
          </table:table-cell>
          <table:table-cell office:value-type="float" office:value="1300.68" calcext:value-type="float">
            <text:p>1300,68</text:p>
          </table:table-cell>
          <table:table-cell office:value-type="float" office:value="694" calcext:value-type="float">
            <text:p>694</text:p>
          </table:table-cell>
          <table:table-cell office:value-type="float" office:value="0.0326225423812866" calcext:value-type="float">
            <text:p>0,032622542381287</text:p>
          </table:table-cell>
          <table:table-cell office:value-type="float" office:value="641.07" calcext:value-type="float">
            <text:p>641,07</text:p>
          </table:table-cell>
          <table:table-cell office:value-type="float" office:value="463" calcext:value-type="float">
            <text:p>463</text:p>
          </table:table-cell>
          <table:table-cell office:value-type="float" office:value="0.200845313072205" calcext:value-type="float">
            <text:p>0,200845313072205</text:p>
          </table:table-cell>
          <table:table-cell office:value-type="float" office:value="540.05" calcext:value-type="float">
            <text:p>540,05</text:p>
          </table:table-cell>
          <table:table-cell office:value-type="float" office:value="463" calcext:value-type="float">
            <text:p>463</text:p>
          </table:table-cell>
          <table:table-cell office:value-type="float" office:value="0.202394332885742" calcext:value-type="float">
            <text:p>0,202394332885742</text:p>
          </table:table-cell>
          <table:table-cell office:value-type="float" office:value="693.66" calcext:value-type="float">
            <text:p>693,66</text:p>
          </table:table-cell>
          <table:table-cell office:value-type="float" office:value="565" calcext:value-type="float">
            <text:p>565</text:p>
          </table:table-cell>
          <table:table-cell table:formula="of:=[.D26]-[.E26]" office:value-type="float" office:value="606.68" calcext:value-type="float">
            <text:p>606,68</text:p>
          </table:table-cell>
          <table:table-cell table:formula="of:=[.G26]-[.H26]" office:value-type="float" office:value="178.07" calcext:value-type="float">
            <text:p>178,07</text:p>
          </table:table-cell>
          <table:table-cell table:formula="of:=[.J26]-[.K26]" office:value-type="float" office:value="77.05" calcext:value-type="float">
            <text:p>77,05</text:p>
          </table:table-cell>
          <table:table-cell table:formula="of:=[.M26]-[.N26]" office:value-type="float" office:value="128.66" calcext:value-type="float">
            <text:p>128,6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502115964889526" calcext:value-type="float">
            <text:p>0,005021159648895</text:p>
          </table:table-cell>
          <table:table-cell office:value-type="float" office:value="1408.81" calcext:value-type="float">
            <text:p>1408,81</text:p>
          </table:table-cell>
          <table:table-cell office:value-type="float" office:value="857" calcext:value-type="float">
            <text:p>857</text:p>
          </table:table-cell>
          <table:table-cell office:value-type="float" office:value="0.0331523942947388" calcext:value-type="float">
            <text:p>0,033152394294739</text:p>
          </table:table-cell>
          <table:table-cell office:value-type="float" office:value="694.75" calcext:value-type="float">
            <text:p>694,75</text:p>
          </table:table-cell>
          <table:table-cell office:value-type="float" office:value="545" calcext:value-type="float">
            <text:p>545</text:p>
          </table:table-cell>
          <table:table-cell office:value-type="float" office:value="0.200836231708527" calcext:value-type="float">
            <text:p>0,200836231708527</text:p>
          </table:table-cell>
          <table:table-cell office:value-type="float" office:value="577.98" calcext:value-type="float">
            <text:p>577,98</text:p>
          </table:table-cell>
          <table:table-cell office:value-type="float" office:value="484" calcext:value-type="float">
            <text:p>484</text:p>
          </table:table-cell>
          <table:table-cell office:value-type="float" office:value="0.202562725543976" calcext:value-type="float">
            <text:p>0,202562725543976</text:p>
          </table:table-cell>
          <table:table-cell office:value-type="float" office:value="720" calcext:value-type="float">
            <text:p>720</text:p>
          </table:table-cell>
          <table:table-cell office:value-type="float" office:value="597" calcext:value-type="float">
            <text:p>597</text:p>
          </table:table-cell>
          <table:table-cell table:formula="of:=[.D27]-[.E27]" office:value-type="float" office:value="551.81" calcext:value-type="float">
            <text:p>551,81</text:p>
          </table:table-cell>
          <table:table-cell table:formula="of:=[.G27]-[.H27]" office:value-type="float" office:value="149.75" calcext:value-type="float">
            <text:p>149,75</text:p>
          </table:table-cell>
          <table:table-cell table:formula="of:=[.J27]-[.K27]" office:value-type="float" office:value="93.98" calcext:value-type="float">
            <text:p>93,98</text:p>
          </table:table-cell>
          <table:table-cell table:formula="of:=[.M27]-[.N27]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589122533798218" calcext:value-type="float">
            <text:p>0,005891225337982</text:p>
          </table:table-cell>
          <table:table-cell office:value-type="float" office:value="1619.21" calcext:value-type="float">
            <text:p>1619,21</text:p>
          </table:table-cell>
          <table:table-cell office:value-type="float" office:value="946" calcext:value-type="float">
            <text:p>946</text:p>
          </table:table-cell>
          <table:table-cell office:value-type="float" office:value="0.0356511044502258" calcext:value-type="float">
            <text:p>0,035651104450226</text:p>
          </table:table-cell>
          <table:table-cell office:value-type="float" office:value="808.07" calcext:value-type="float">
            <text:p>808,07</text:p>
          </table:table-cell>
          <table:table-cell office:value-type="float" office:value="584" calcext:value-type="float">
            <text:p>584</text:p>
          </table:table-cell>
          <table:table-cell office:value-type="float" office:value="0.200854043960571" calcext:value-type="float">
            <text:p>0,200854043960571</text:p>
          </table:table-cell>
          <table:table-cell office:value-type="float" office:value="655.7" calcext:value-type="float">
            <text:p>655,7</text:p>
          </table:table-cell>
          <table:table-cell office:value-type="float" office:value="562" calcext:value-type="float">
            <text:p>562</text:p>
          </table:table-cell>
          <table:table-cell office:value-type="float" office:value="0.202307488918304" calcext:value-type="float">
            <text:p>0,202307488918304</text:p>
          </table:table-cell>
          <table:table-cell office:value-type="float" office:value="932.82" calcext:value-type="float">
            <text:p>932,82</text:p>
          </table:table-cell>
          <table:table-cell office:value-type="float" office:value="707" calcext:value-type="float">
            <text:p>707</text:p>
          </table:table-cell>
          <table:table-cell table:formula="of:=[.D28]-[.E28]" office:value-type="float" office:value="673.21" calcext:value-type="float">
            <text:p>673,21</text:p>
          </table:table-cell>
          <table:table-cell table:formula="of:=[.G28]-[.H28]" office:value-type="float" office:value="224.07" calcext:value-type="float">
            <text:p>224,07</text:p>
          </table:table-cell>
          <table:table-cell table:formula="of:=[.J28]-[.K28]" office:value-type="float" office:value="93.7" calcext:value-type="float">
            <text:p>93,7</text:p>
          </table:table-cell>
          <table:table-cell table:formula="of:=[.M28]-[.N28]" office:value-type="float" office:value="225.82" calcext:value-type="float">
            <text:p>225,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597131967544556" calcext:value-type="float">
            <text:p>0,005971319675446</text:p>
          </table:table-cell>
          <table:table-cell office:value-type="float" office:value="1706.95" calcext:value-type="float">
            <text:p>1706,95</text:p>
          </table:table-cell>
          <table:table-cell office:value-type="float" office:value="945" calcext:value-type="float">
            <text:p>945</text:p>
          </table:table-cell>
          <table:table-cell office:value-type="float" office:value="0.0359818840026855" calcext:value-type="float">
            <text:p>0,035981884002686</text:p>
          </table:table-cell>
          <table:table-cell office:value-type="float" office:value="744.61" calcext:value-type="float">
            <text:p>744,61</text:p>
          </table:table-cell>
          <table:table-cell office:value-type="float" office:value="585" calcext:value-type="float">
            <text:p>585</text:p>
          </table:table-cell>
          <table:table-cell office:value-type="float" office:value="0.200910794734955" calcext:value-type="float">
            <text:p>0,200910794734955</text:p>
          </table:table-cell>
          <table:table-cell office:value-type="float" office:value="637.98" calcext:value-type="float">
            <text:p>637,98</text:p>
          </table:table-cell>
          <table:table-cell office:value-type="float" office:value="571" calcext:value-type="float">
            <text:p>571</text:p>
          </table:table-cell>
          <table:table-cell office:value-type="float" office:value="0.20225005865097" calcext:value-type="float">
            <text:p>0,20225005865097</text:p>
          </table:table-cell>
          <table:table-cell office:value-type="float" office:value="920.76" calcext:value-type="float">
            <text:p>920,76</text:p>
          </table:table-cell>
          <table:table-cell office:value-type="float" office:value="721" calcext:value-type="float">
            <text:p>721</text:p>
          </table:table-cell>
          <table:table-cell table:formula="of:=[.D29]-[.E29]" office:value-type="float" office:value="761.95" calcext:value-type="float">
            <text:p>761,95</text:p>
          </table:table-cell>
          <table:table-cell table:formula="of:=[.G29]-[.H29]" office:value-type="float" office:value="159.61" calcext:value-type="float">
            <text:p>159,61</text:p>
          </table:table-cell>
          <table:table-cell table:formula="of:=[.J29]-[.K29]" office:value-type="float" office:value="66.98" calcext:value-type="float">
            <text:p>66,98</text:p>
          </table:table-cell>
          <table:table-cell table:formula="of:=[.M29]-[.N29]" office:value-type="float" office:value="199.76" calcext:value-type="float">
            <text:p>199,7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658835649490356" calcext:value-type="float">
            <text:p>0,006588356494904</text:p>
          </table:table-cell>
          <table:table-cell office:value-type="float" office:value="1630.13" calcext:value-type="float">
            <text:p>1630,13</text:p>
          </table:table-cell>
          <table:table-cell office:value-type="float" office:value="994" calcext:value-type="float">
            <text:p>994</text:p>
          </table:table-cell>
          <table:table-cell office:value-type="float" office:value="0.0360671472549439" calcext:value-type="float">
            <text:p>0,036067147254944</text:p>
          </table:table-cell>
          <table:table-cell office:value-type="float" office:value="711.09" calcext:value-type="float">
            <text:p>711,09</text:p>
          </table:table-cell>
          <table:table-cell office:value-type="float" office:value="455" calcext:value-type="float">
            <text:p>455</text:p>
          </table:table-cell>
          <table:table-cell office:value-type="float" office:value="0.200844039916992" calcext:value-type="float">
            <text:p>0,200844039916992</text:p>
          </table:table-cell>
          <table:table-cell office:value-type="float" office:value="578.55" calcext:value-type="float">
            <text:p>578,55</text:p>
          </table:table-cell>
          <table:table-cell office:value-type="float" office:value="455" calcext:value-type="float">
            <text:p>455</text:p>
          </table:table-cell>
          <table:table-cell office:value-type="float" office:value="0.20237934589386" calcext:value-type="float">
            <text:p>0,20237934589386</text:p>
          </table:table-cell>
          <table:table-cell office:value-type="float" office:value="885.69" calcext:value-type="float">
            <text:p>885,69</text:p>
          </table:table-cell>
          <table:table-cell office:value-type="float" office:value="641" calcext:value-type="float">
            <text:p>641</text:p>
          </table:table-cell>
          <table:table-cell table:formula="of:=[.D30]-[.E30]" office:value-type="float" office:value="636.13" calcext:value-type="float">
            <text:p>636,13</text:p>
          </table:table-cell>
          <table:table-cell table:formula="of:=[.G30]-[.H30]" office:value-type="float" office:value="256.09" calcext:value-type="float">
            <text:p>256,09</text:p>
          </table:table-cell>
          <table:table-cell table:formula="of:=[.J30]-[.K30]" office:value-type="float" office:value="123.55" calcext:value-type="float">
            <text:p>123,55</text:p>
          </table:table-cell>
          <table:table-cell table:formula="of:=[.M30]-[.N30]" office:value-type="float" office:value="244.69" calcext:value-type="float">
            <text:p>244,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602699995040894" calcext:value-type="float">
            <text:p>0,006026999950409</text:p>
          </table:table-cell>
          <table:table-cell office:value-type="float" office:value="1991.68" calcext:value-type="float">
            <text:p>1991,68</text:p>
          </table:table-cell>
          <table:table-cell office:value-type="float" office:value="1272" calcext:value-type="float">
            <text:p>1272</text:p>
          </table:table-cell>
          <table:table-cell office:value-type="float" office:value="0.0347465085983276" calcext:value-type="float">
            <text:p>0,034746508598328</text:p>
          </table:table-cell>
          <table:table-cell office:value-type="float" office:value="829.32" calcext:value-type="float">
            <text:p>829,32</text:p>
          </table:table-cell>
          <table:table-cell office:value-type="float" office:value="652" calcext:value-type="float">
            <text:p>652</text:p>
          </table:table-cell>
          <table:table-cell office:value-type="float" office:value="0.201059565544128" calcext:value-type="float">
            <text:p>0,201059565544128</text:p>
          </table:table-cell>
          <table:table-cell office:value-type="float" office:value="678.67" calcext:value-type="float">
            <text:p>678,67</text:p>
          </table:table-cell>
          <table:table-cell office:value-type="float" office:value="632" calcext:value-type="float">
            <text:p>632</text:p>
          </table:table-cell>
          <table:table-cell office:value-type="float" office:value="0.202248497009277" calcext:value-type="float">
            <text:p>0,202248497009277</text:p>
          </table:table-cell>
          <table:table-cell office:value-type="float" office:value="1044.15" calcext:value-type="float">
            <text:p>1044,15</text:p>
          </table:table-cell>
          <table:table-cell office:value-type="float" office:value="788" calcext:value-type="float">
            <text:p>788</text:p>
          </table:table-cell>
          <table:table-cell table:formula="of:=[.D31]-[.E31]" office:value-type="float" office:value="719.68" calcext:value-type="float">
            <text:p>719,68</text:p>
          </table:table-cell>
          <table:table-cell table:formula="of:=[.G31]-[.H31]" office:value-type="float" office:value="177.32" calcext:value-type="float">
            <text:p>177,32</text:p>
          </table:table-cell>
          <table:table-cell table:formula="of:=[.J31]-[.K31]" office:value-type="float" office:value="46.67" calcext:value-type="float">
            <text:p>46,67</text:p>
          </table:table-cell>
          <table:table-cell table:formula="of:=[.M31]-[.N31]" office:value-type="float" office:value="256.15" calcext:value-type="float">
            <text:p>256,15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176368296146393" calcext:value-type="float">
            <text:p>0,176368296146393</text:p>
          </table:table-cell>
          <table:table-cell table:formula="of:=SUM([.D2:.D31])" office:value-type="float" office:value="46459.26" calcext:value-type="float">
            <text:p>46459,26</text:p>
          </table:table-cell>
          <table:table-cell table:formula="of:=SUM([.E2:.E31])" office:value-type="float" office:value="27658" calcext:value-type="float">
            <text:p>27658</text:p>
          </table:table-cell>
          <table:table-cell table:formula="of:=SUM([.F2:.F31])" office:value-type="float" office:value="1.0206543636322" calcext:value-type="float">
            <text:p>1,0206543636322</text:p>
          </table:table-cell>
          <table:table-cell table:formula="of:=SUM([.G2:.G31])" office:value-type="float" office:value="21942.63" calcext:value-type="float">
            <text:p>21942,63</text:p>
          </table:table-cell>
          <table:table-cell table:formula="of:=SUM([.H2:.H31])" office:value-type="float" office:value="16101" calcext:value-type="float">
            <text:p>16101</text:p>
          </table:table-cell>
          <table:table-cell table:formula="of:=SUM([.I2:.I31])" office:value-type="float" office:value="6.02792152643204" calcext:value-type="float">
            <text:p>6,02792152643204</text:p>
          </table:table-cell>
          <table:table-cell table:formula="of:=SUM([.J2:.J31])" office:value-type="float" office:value="17818.09" calcext:value-type="float">
            <text:p>17818,09</text:p>
          </table:table-cell>
          <table:table-cell table:formula="of:=SUM([.K2:.K31])" office:value-type="float" office:value="15004" calcext:value-type="float">
            <text:p>15004</text:p>
          </table:table-cell>
          <table:table-cell table:formula="of:=SUM([.L2:.L31])" office:value-type="float" office:value="6.06893529176712" calcext:value-type="float">
            <text:p>6,06893529176712</text:p>
          </table:table-cell>
          <table:table-cell table:formula="of:=SUM([.M2:.M31])" office:value-type="float" office:value="25112.22" calcext:value-type="float">
            <text:p>25112,22</text:p>
          </table:table-cell>
          <table:table-cell table:formula="of:=SUM([.N2:.N31])" office:value-type="float" office:value="18661" calcext:value-type="float">
            <text:p>18661</text:p>
          </table:table-cell>
          <table:table-cell table:formula="of:=SUM([.O2:.O31])/30" office:value-type="float" office:value="626.708666666667" calcext:value-type="float">
            <text:p>626,708666666667</text:p>
          </table:table-cell>
          <table:table-cell table:formula="of:=SUM([.P2:.P31])/30" office:value-type="float" office:value="194.721" calcext:value-type="float">
            <text:p>194,721</text:p>
          </table:table-cell>
          <table:table-cell table:formula="of:=SUM([.Q2:.Q31])/30" office:value-type="float" office:value="93.803" calcext:value-type="float">
            <text:p>93,803</text:p>
          </table:table-cell>
          <table:table-cell table:formula="of:=SUM([.R2:.R31])/30" office:value-type="float" office:value="215.040666666667" calcext:value-type="float">
            <text:p>215,040666666667</text:p>
          </table:table-cell>
        </table:table-row>
      </table:table>
      <table:table table:name="TESTBENCH_metaheu_ls_vnd_bvns_ts__niter_10_search_anxious_init_random_memory_10_times4ave_50_maxs_0.2" table:style-name="ta1">
        <table:shapes>
          <draw:frame draw:z-index="0" draw:style-name="gr1" draw:text-style-name="P1" svg:width="36.039cm" svg:height="9.005cm" svg:x="5.009cm" svg:y="15.353cm">
            <draw:object draw:notify-on-update-of-ranges="'TESTBENCH_metaheu_ls_vnd_bvns_ts__niter_10_search_anxious_init_random_memory_10_times4ave_50_maxs_0.2'.D1:'TESTBENCH_metaheu_ls_vnd_bvns_ts__niter_10_search_anxious_init_random_memory_10_times4ave_50_maxs_0.2'.D1 'TESTBENCH_metaheu_ls_vnd_bvns_ts__niter_10_search_anxious_init_random_memory_10_times4ave_50_maxs_0.2'.D2:'TESTBENCH_metaheu_ls_vnd_bvns_ts__niter_10_search_anxious_init_random_memory_10_times4ave_50_maxs_0.2'.D31 'TESTBENCH_metaheu_ls_vnd_bvns_ts__niter_10_search_anxious_init_random_memory_10_times4ave_50_maxs_0.2'.E1:'TESTBENCH_metaheu_ls_vnd_bvns_ts__niter_10_search_anxious_init_random_memory_10_times4ave_50_maxs_0.2'.E1 'TESTBENCH_metaheu_ls_vnd_bvns_ts__niter_10_search_anxious_init_random_memory_10_times4ave_50_maxs_0.2'.E2:'TESTBENCH_metaheu_ls_vnd_bvns_ts__niter_10_search_anxious_init_random_memory_10_times4ave_50_maxs_0.2'.E31 'TESTBENCH_metaheu_ls_vnd_bvns_ts__niter_10_search_anxious_init_random_memory_10_times4ave_50_maxs_0.2'.G1:'TESTBENCH_metaheu_ls_vnd_bvns_ts__niter_10_search_anxious_init_random_memory_10_times4ave_50_maxs_0.2'.G1 'TESTBENCH_metaheu_ls_vnd_bvns_ts__niter_10_search_anxious_init_random_memory_10_times4ave_50_maxs_0.2'.G2:'TESTBENCH_metaheu_ls_vnd_bvns_ts__niter_10_search_anxious_init_random_memory_10_times4ave_50_maxs_0.2'.G31 'TESTBENCH_metaheu_ls_vnd_bvns_ts__niter_10_search_anxious_init_random_memory_10_times4ave_50_maxs_0.2'.H1:'TESTBENCH_metaheu_ls_vnd_bvns_ts__niter_10_search_anxious_init_random_memory_10_times4ave_50_maxs_0.2'.H1 'TESTBENCH_metaheu_ls_vnd_bvns_ts__niter_10_search_anxious_init_random_memory_10_times4ave_50_maxs_0.2'.H2:'TESTBENCH_metaheu_ls_vnd_bvns_ts__niter_10_search_anxious_init_random_memory_10_times4ave_50_maxs_0.2'.H31 'TESTBENCH_metaheu_ls_vnd_bvns_ts__niter_10_search_anxious_init_random_memory_10_times4ave_50_maxs_0.2'.J1:'TESTBENCH_metaheu_ls_vnd_bvns_ts__niter_10_search_anxious_init_random_memory_10_times4ave_50_maxs_0.2'.J1 'TESTBENCH_metaheu_ls_vnd_bvns_ts__niter_10_search_anxious_init_random_memory_10_times4ave_50_maxs_0.2'.J2:'TESTBENCH_metaheu_ls_vnd_bvns_ts__niter_10_search_anxious_init_random_memory_10_times4ave_50_maxs_0.2'.J31 'TESTBENCH_metaheu_ls_vnd_bvns_ts__niter_10_search_anxious_init_random_memory_10_times4ave_50_maxs_0.2'.K1:'TESTBENCH_metaheu_ls_vnd_bvns_ts__niter_10_search_anxious_init_random_memory_10_times4ave_50_maxs_0.2'.K1 'TESTBENCH_metaheu_ls_vnd_bvns_ts__niter_10_search_anxious_init_random_memory_10_times4ave_50_maxs_0.2'.K2:'TESTBENCH_metaheu_ls_vnd_bvns_ts__niter_10_search_anxious_init_random_memory_10_times4ave_50_maxs_0.2'.K31 'TESTBENCH_metaheu_ls_vnd_bvns_ts__niter_10_search_anxious_init_random_memory_10_times4ave_50_maxs_0.2'.M1:'TESTBENCH_metaheu_ls_vnd_bvns_ts__niter_10_search_anxious_init_random_memory_10_times4ave_50_maxs_0.2'.M1 'TESTBENCH_metaheu_ls_vnd_bvns_ts__niter_10_search_anxious_init_random_memory_10_times4ave_50_maxs_0.2'.M2:'TESTBENCH_metaheu_ls_vnd_bvns_ts__niter_10_search_anxious_init_random_memory_10_times4ave_50_maxs_0.2'.M31 'TESTBENCH_metaheu_ls_vnd_bvns_ts__niter_10_search_anxious_init_random_memory_10_times4ave_50_maxs_0.2'.N1:'TESTBENCH_metaheu_ls_vnd_bvns_ts__niter_10_search_anxious_init_random_memory_10_times4ave_50_maxs_0.2'.N1 'TESTBENCH_metaheu_ls_vnd_bvns_ts__niter_10_search_anxious_init_random_memory_10_times4ave_50_maxs_0.2'.N2:'TESTBENCH_metaheu_ls_vnd_bvns_ts__niter_10_search_anxious_init_random_memory_10_times4ave_50_maxs_0.2'.N31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36.039cm" svg:height="9.005cm" svg:x="4.872cm" svg:y="24.996cm">
            <draw:object draw:notify-on-update-of-ranges="'TESTBENCH_metaheu_ls_vnd_bvns_ts__niter_10_search_anxious_init_random_memory_10_times4ave_50_maxs_0.2'.D1:'TESTBENCH_metaheu_ls_vnd_bvns_ts__niter_10_search_anxious_init_random_memory_10_times4ave_50_maxs_0.2'.D1 'TESTBENCH_metaheu_ls_vnd_bvns_ts__niter_10_search_anxious_init_random_memory_10_times4ave_50_maxs_0.2'.D2:'TESTBENCH_metaheu_ls_vnd_bvns_ts__niter_10_search_anxious_init_random_memory_10_times4ave_50_maxs_0.2'.D31 'TESTBENCH_metaheu_ls_vnd_bvns_ts__niter_10_search_anxious_init_random_memory_10_times4ave_50_maxs_0.2'.G1:'TESTBENCH_metaheu_ls_vnd_bvns_ts__niter_10_search_anxious_init_random_memory_10_times4ave_50_maxs_0.2'.G1 'TESTBENCH_metaheu_ls_vnd_bvns_ts__niter_10_search_anxious_init_random_memory_10_times4ave_50_maxs_0.2'.G2:'TESTBENCH_metaheu_ls_vnd_bvns_ts__niter_10_search_anxious_init_random_memory_10_times4ave_50_maxs_0.2'.G31 'TESTBENCH_metaheu_ls_vnd_bvns_ts__niter_10_search_anxious_init_random_memory_10_times4ave_50_maxs_0.2'.J1:'TESTBENCH_metaheu_ls_vnd_bvns_ts__niter_10_search_anxious_init_random_memory_10_times4ave_50_maxs_0.2'.J1 'TESTBENCH_metaheu_ls_vnd_bvns_ts__niter_10_search_anxious_init_random_memory_10_times4ave_50_maxs_0.2'.J2:'TESTBENCH_metaheu_ls_vnd_bvns_ts__niter_10_search_anxious_init_random_memory_10_times4ave_50_maxs_0.2'.J31 'TESTBENCH_metaheu_ls_vnd_bvns_ts__niter_10_search_anxious_init_random_memory_10_times4ave_50_maxs_0.2'.M1:'TESTBENCH_metaheu_ls_vnd_bvns_ts__niter_10_search_anxious_init_random_memory_10_times4ave_50_maxs_0.2'.M1 'TESTBENCH_metaheu_ls_vnd_bvns_ts__niter_10_search_anxious_init_random_memory_10_times4ave_50_maxs_0.2'.M2:'TESTBENCH_metaheu_ls_vnd_bvns_ts__niter_10_search_anxious_init_random_memory_10_times4ave_50_maxs_0.2'.M31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2" draw:style-name="gr1" draw:text-style-name="P1" svg:width="36.039cm" svg:height="9.005cm" svg:x="5.002cm" svg:y="35.354cm">
            <draw:object draw:notify-on-update-of-ranges="'TESTBENCH_metaheu_ls_vnd_bvns_ts__niter_10_search_anxious_init_random_memory_10_times4ave_50_maxs_0.2'.E1:'TESTBENCH_metaheu_ls_vnd_bvns_ts__niter_10_search_anxious_init_random_memory_10_times4ave_50_maxs_0.2'.E1 'TESTBENCH_metaheu_ls_vnd_bvns_ts__niter_10_search_anxious_init_random_memory_10_times4ave_50_maxs_0.2'.E2:'TESTBENCH_metaheu_ls_vnd_bvns_ts__niter_10_search_anxious_init_random_memory_10_times4ave_50_maxs_0.2'.E31 'TESTBENCH_metaheu_ls_vnd_bvns_ts__niter_10_search_anxious_init_random_memory_10_times4ave_50_maxs_0.2'.H1:'TESTBENCH_metaheu_ls_vnd_bvns_ts__niter_10_search_anxious_init_random_memory_10_times4ave_50_maxs_0.2'.H1 'TESTBENCH_metaheu_ls_vnd_bvns_ts__niter_10_search_anxious_init_random_memory_10_times4ave_50_maxs_0.2'.H2:'TESTBENCH_metaheu_ls_vnd_bvns_ts__niter_10_search_anxious_init_random_memory_10_times4ave_50_maxs_0.2'.H31 'TESTBENCH_metaheu_ls_vnd_bvns_ts__niter_10_search_anxious_init_random_memory_10_times4ave_50_maxs_0.2'.K1:'TESTBENCH_metaheu_ls_vnd_bvns_ts__niter_10_search_anxious_init_random_memory_10_times4ave_50_maxs_0.2'.K1 'TESTBENCH_metaheu_ls_vnd_bvns_ts__niter_10_search_anxious_init_random_memory_10_times4ave_50_maxs_0.2'.K2:'TESTBENCH_metaheu_ls_vnd_bvns_ts__niter_10_search_anxious_init_random_memory_10_times4ave_50_maxs_0.2'.K31 'TESTBENCH_metaheu_ls_vnd_bvns_ts__niter_10_search_anxious_init_random_memory_10_times4ave_50_maxs_0.2'.N1:'TESTBENCH_metaheu_ls_vnd_bvns_ts__niter_10_search_anxious_init_random_memory_10_times4ave_50_maxs_0.2'.N1 'TESTBENCH_metaheu_ls_vnd_bvns_ts__niter_10_search_anxious_init_random_memory_10_times4ave_50_maxs_0.2'.N2:'TESTBENCH_metaheu_ls_vnd_bvns_ts__niter_10_search_anxious_init_random_memory_10_times4ave_50_maxs_0.2'.N31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  <draw:frame draw:z-index="3" draw:style-name="gr1" draw:text-style-name="P1" svg:width="15.929cm" svg:height="9.004cm" svg:x="0.629cm" svg:y="45.446cm">
            <draw:object draw:notify-on-update-of-ranges="'TESTBENCH_metaheu_ls_vnd_bvns_ts__niter_10_search_anxious_init_random_memory_10_times4ave_50_maxs_0.2'.D1:'TESTBENCH_metaheu_ls_vnd_bvns_ts__niter_10_search_anxious_init_random_memory_10_times4ave_50_maxs_0.2'.D1 'TESTBENCH_metaheu_ls_vnd_bvns_ts__niter_10_search_anxious_init_random_memory_10_times4ave_50_maxs_0.2'.D2:'TESTBENCH_metaheu_ls_vnd_bvns_ts__niter_10_search_anxious_init_random_memory_10_times4ave_50_maxs_0.2'.D31 'TESTBENCH_metaheu_ls_vnd_bvns_ts__niter_10_search_anxious_init_random_memory_10_times4ave_50_maxs_0.2'.E1:'TESTBENCH_metaheu_ls_vnd_bvns_ts__niter_10_search_anxious_init_random_memory_10_times4ave_50_maxs_0.2'.E1 'TESTBENCH_metaheu_ls_vnd_bvns_ts__niter_10_search_anxious_init_random_memory_10_times4ave_50_maxs_0.2'.E2:'TESTBENCH_metaheu_ls_vnd_bvns_ts__niter_10_search_anxious_init_random_memory_10_times4ave_50_maxs_0.2'.E31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4" draw:style-name="gr1" draw:text-style-name="P1" svg:width="15.929cm" svg:height="9.004cm" svg:x="18.226cm" svg:y="45.551cm">
            <draw:object draw:notify-on-update-of-ranges="'TESTBENCH_metaheu_ls_vnd_bvns_ts__niter_10_search_anxious_init_random_memory_10_times4ave_50_maxs_0.2'.G1:'TESTBENCH_metaheu_ls_vnd_bvns_ts__niter_10_search_anxious_init_random_memory_10_times4ave_50_maxs_0.2'.G1 'TESTBENCH_metaheu_ls_vnd_bvns_ts__niter_10_search_anxious_init_random_memory_10_times4ave_50_maxs_0.2'.G2:'TESTBENCH_metaheu_ls_vnd_bvns_ts__niter_10_search_anxious_init_random_memory_10_times4ave_50_maxs_0.2'.G31 'TESTBENCH_metaheu_ls_vnd_bvns_ts__niter_10_search_anxious_init_random_memory_10_times4ave_50_maxs_0.2'.H1:'TESTBENCH_metaheu_ls_vnd_bvns_ts__niter_10_search_anxious_init_random_memory_10_times4ave_50_maxs_0.2'.H1 'TESTBENCH_metaheu_ls_vnd_bvns_ts__niter_10_search_anxious_init_random_memory_10_times4ave_50_maxs_0.2'.H2:'TESTBENCH_metaheu_ls_vnd_bvns_ts__niter_10_search_anxious_init_random_memory_10_times4ave_50_maxs_0.2'.H31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5" draw:style-name="gr1" draw:text-style-name="P1" svg:width="15.929cm" svg:height="9.004cm" svg:x="0.944cm" svg:y="55.007cm">
            <draw:object draw:notify-on-update-of-ranges="'TESTBENCH_metaheu_ls_vnd_bvns_ts__niter_10_search_anxious_init_random_memory_10_times4ave_50_maxs_0.2'.J1:'TESTBENCH_metaheu_ls_vnd_bvns_ts__niter_10_search_anxious_init_random_memory_10_times4ave_50_maxs_0.2'.J1 'TESTBENCH_metaheu_ls_vnd_bvns_ts__niter_10_search_anxious_init_random_memory_10_times4ave_50_maxs_0.2'.J2:'TESTBENCH_metaheu_ls_vnd_bvns_ts__niter_10_search_anxious_init_random_memory_10_times4ave_50_maxs_0.2'.J31 'TESTBENCH_metaheu_ls_vnd_bvns_ts__niter_10_search_anxious_init_random_memory_10_times4ave_50_maxs_0.2'.K1:'TESTBENCH_metaheu_ls_vnd_bvns_ts__niter_10_search_anxious_init_random_memory_10_times4ave_50_maxs_0.2'.K1 'TESTBENCH_metaheu_ls_vnd_bvns_ts__niter_10_search_anxious_init_random_memory_10_times4ave_50_maxs_0.2'.K2:'TESTBENCH_metaheu_ls_vnd_bvns_ts__niter_10_search_anxious_init_random_memory_10_times4ave_50_maxs_0.2'.K31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6" draw:style-name="gr1" draw:text-style-name="P1" svg:width="15.929cm" svg:height="9.004cm" svg:x="18.51cm" svg:y="54.982cm">
            <draw:object draw:notify-on-update-of-ranges="'TESTBENCH_metaheu_ls_vnd_bvns_ts__niter_10_search_anxious_init_random_memory_10_times4ave_50_maxs_0.2'.M1:'TESTBENCH_metaheu_ls_vnd_bvns_ts__niter_10_search_anxious_init_random_memory_10_times4ave_50_maxs_0.2'.M1 'TESTBENCH_metaheu_ls_vnd_bvns_ts__niter_10_search_anxious_init_random_memory_10_times4ave_50_maxs_0.2'.M2:'TESTBENCH_metaheu_ls_vnd_bvns_ts__niter_10_search_anxious_init_random_memory_10_times4ave_50_maxs_0.2'.M31 'TESTBENCH_metaheu_ls_vnd_bvns_ts__niter_10_search_anxious_init_random_memory_10_times4ave_50_maxs_0.2'.N1:'TESTBENCH_metaheu_ls_vnd_bvns_ts__niter_10_search_anxious_init_random_memory_10_times4ave_50_maxs_0.2'.N1 'TESTBENCH_metaheu_ls_vnd_bvns_ts__niter_10_search_anxious_init_random_memory_10_times4ave_50_maxs_0.2'.N2:'TESTBENCH_metaheu_ls_vnd_bvns_ts__niter_10_search_anxious_init_random_memory_10_times4ave_50_maxs_0.2'.N31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488706111907959" calcext:value-type="float">
            <text:p>0,00488706111908</text:p>
          </table:table-cell>
          <table:table-cell office:value-type="float" office:value="1390.75" calcext:value-type="float">
            <text:p>1390,75</text:p>
          </table:table-cell>
          <table:table-cell office:value-type="float" office:value="977" calcext:value-type="float">
            <text:p>977</text:p>
          </table:table-cell>
          <table:table-cell office:value-type="float" office:value="0.0337691211700439" calcext:value-type="float">
            <text:p>0,033769121170044</text:p>
          </table:table-cell>
          <table:table-cell office:value-type="float" office:value="710.2" calcext:value-type="float">
            <text:p>710,2</text:p>
          </table:table-cell>
          <table:table-cell office:value-type="float" office:value="532" calcext:value-type="float">
            <text:p>532</text:p>
          </table:table-cell>
          <table:table-cell office:value-type="float" office:value="0.200888628959656" calcext:value-type="float">
            <text:p>0,200888628959656</text:p>
          </table:table-cell>
          <table:table-cell office:value-type="float" office:value="579.02" calcext:value-type="float">
            <text:p>579,02</text:p>
          </table:table-cell>
          <table:table-cell office:value-type="float" office:value="502" calcext:value-type="float">
            <text:p>502</text:p>
          </table:table-cell>
          <table:table-cell office:value-type="float" office:value="0.202471997737884" calcext:value-type="float">
            <text:p>0,202471997737884</text:p>
          </table:table-cell>
          <table:table-cell office:value-type="float" office:value="825.83" calcext:value-type="float">
            <text:p>825,83</text:p>
          </table:table-cell>
          <table:table-cell office:value-type="float" office:value="636" calcext:value-type="float">
            <text:p>636</text:p>
          </table:table-cell>
          <table:table-cell table:formula="of:=[.D2]-[.E2]" office:value-type="float" office:value="413.75" calcext:value-type="float">
            <text:p>413,75</text:p>
          </table:table-cell>
          <table:table-cell table:formula="of:=[.G2]-[.H2]" office:value-type="float" office:value="178.2" calcext:value-type="float">
            <text:p>178,2</text:p>
          </table:table-cell>
          <table:table-cell table:formula="of:=[.J2]-[.K2]" office:value-type="float" office:value="77.02" calcext:value-type="float">
            <text:p>77,02</text:p>
          </table:table-cell>
          <table:table-cell table:formula="of:=[.M2]-[.N2]" office:value-type="float" office:value="189.83" calcext:value-type="float">
            <text:p>189,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547986507415772" calcext:value-type="float">
            <text:p>0,005479865074158</text:p>
          </table:table-cell>
          <table:table-cell office:value-type="float" office:value="1330.92" calcext:value-type="float">
            <text:p>1330,92</text:p>
          </table:table-cell>
          <table:table-cell office:value-type="float" office:value="842" calcext:value-type="float">
            <text:p>842</text:p>
          </table:table-cell>
          <table:table-cell office:value-type="float" office:value="0.0332870769500732" calcext:value-type="float">
            <text:p>0,033287076950073</text:p>
          </table:table-cell>
          <table:table-cell office:value-type="float" office:value="685.63" calcext:value-type="float">
            <text:p>685,63</text:p>
          </table:table-cell>
          <table:table-cell office:value-type="float" office:value="499" calcext:value-type="float">
            <text:p>499</text:p>
          </table:table-cell>
          <table:table-cell office:value-type="float" office:value="0.20089097738266" calcext:value-type="float">
            <text:p>0,20089097738266</text:p>
          </table:table-cell>
          <table:table-cell office:value-type="float" office:value="566.58" calcext:value-type="float">
            <text:p>566,58</text:p>
          </table:table-cell>
          <table:table-cell office:value-type="float" office:value="499" calcext:value-type="float">
            <text:p>499</text:p>
          </table:table-cell>
          <table:table-cell office:value-type="float" office:value="0.202473392486572" calcext:value-type="float">
            <text:p>0,202473392486572</text:p>
          </table:table-cell>
          <table:table-cell office:value-type="float" office:value="787.3" calcext:value-type="float">
            <text:p>787,3</text:p>
          </table:table-cell>
          <table:table-cell office:value-type="float" office:value="562" calcext:value-type="float">
            <text:p>562</text:p>
          </table:table-cell>
          <table:table-cell table:formula="of:=[.D3]-[.E3]" office:value-type="float" office:value="488.92" calcext:value-type="float">
            <text:p>488,92</text:p>
          </table:table-cell>
          <table:table-cell table:formula="of:=[.G3]-[.H3]" office:value-type="float" office:value="186.63" calcext:value-type="float">
            <text:p>186,63</text:p>
          </table:table-cell>
          <table:table-cell table:formula="of:=[.J3]-[.K3]" office:value-type="float" office:value="67.58" calcext:value-type="float">
            <text:p>67,58</text:p>
          </table:table-cell>
          <table:table-cell table:formula="of:=[.M3]-[.N3]" office:value-type="float" office:value="225.3" calcext:value-type="float">
            <text:p>225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484571933746338" calcext:value-type="float">
            <text:p>0,004845719337463</text:p>
          </table:table-cell>
          <table:table-cell office:value-type="float" office:value="1435.8" calcext:value-type="float">
            <text:p>1435,8</text:p>
          </table:table-cell>
          <table:table-cell office:value-type="float" office:value="887" calcext:value-type="float">
            <text:p>887</text:p>
          </table:table-cell>
          <table:table-cell office:value-type="float" office:value="0.0323353099822998" calcext:value-type="float">
            <text:p>0,0323353099823</text:p>
          </table:table-cell>
          <table:table-cell office:value-type="float" office:value="652.17" calcext:value-type="float">
            <text:p>652,17</text:p>
          </table:table-cell>
          <table:table-cell office:value-type="float" office:value="489" calcext:value-type="float">
            <text:p>489</text:p>
          </table:table-cell>
          <table:table-cell office:value-type="float" office:value="0.20092200756073" calcext:value-type="float">
            <text:p>0,20092200756073</text:p>
          </table:table-cell>
          <table:table-cell office:value-type="float" office:value="535.65" calcext:value-type="float">
            <text:p>535,65</text:p>
          </table:table-cell>
          <table:table-cell office:value-type="float" office:value="477" calcext:value-type="float">
            <text:p>477</text:p>
          </table:table-cell>
          <table:table-cell office:value-type="float" office:value="0.202360174655914" calcext:value-type="float">
            <text:p>0,202360174655914</text:p>
          </table:table-cell>
          <table:table-cell office:value-type="float" office:value="795.56" calcext:value-type="float">
            <text:p>795,56</text:p>
          </table:table-cell>
          <table:table-cell office:value-type="float" office:value="588" calcext:value-type="float">
            <text:p>588</text:p>
          </table:table-cell>
          <table:table-cell table:formula="of:=[.D4]-[.E4]" office:value-type="float" office:value="548.8" calcext:value-type="float">
            <text:p>548,8</text:p>
          </table:table-cell>
          <table:table-cell table:formula="of:=[.G4]-[.H4]" office:value-type="float" office:value="163.17" calcext:value-type="float">
            <text:p>163,17</text:p>
          </table:table-cell>
          <table:table-cell table:formula="of:=[.J4]-[.K4]" office:value-type="float" office:value="58.65" calcext:value-type="float">
            <text:p>58,65</text:p>
          </table:table-cell>
          <table:table-cell table:formula="of:=[.M4]-[.N4]" office:value-type="float" office:value="207.56" calcext:value-type="float">
            <text:p>207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501048088073731" calcext:value-type="float">
            <text:p>0,005010480880737</text:p>
          </table:table-cell>
          <table:table-cell office:value-type="float" office:value="1301.77" calcext:value-type="float">
            <text:p>1301,77</text:p>
          </table:table-cell>
          <table:table-cell office:value-type="float" office:value="802" calcext:value-type="float">
            <text:p>802</text:p>
          </table:table-cell>
          <table:table-cell office:value-type="float" office:value="0.0354848623275757" calcext:value-type="float">
            <text:p>0,035484862327576</text:p>
          </table:table-cell>
          <table:table-cell office:value-type="float" office:value="703.24" calcext:value-type="float">
            <text:p>703,24</text:p>
          </table:table-cell>
          <table:table-cell office:value-type="float" office:value="502" calcext:value-type="float">
            <text:p>502</text:p>
          </table:table-cell>
          <table:table-cell office:value-type="float" office:value="0.20095198392868" calcext:value-type="float">
            <text:p>0,20095198392868</text:p>
          </table:table-cell>
          <table:table-cell office:value-type="float" office:value="565.23" calcext:value-type="float">
            <text:p>565,23</text:p>
          </table:table-cell>
          <table:table-cell office:value-type="float" office:value="443" calcext:value-type="float">
            <text:p>443</text:p>
          </table:table-cell>
          <table:table-cell office:value-type="float" office:value="0.202360582351685" calcext:value-type="float">
            <text:p>0,202360582351685</text:p>
          </table:table-cell>
          <table:table-cell office:value-type="float" office:value="785.58" calcext:value-type="float">
            <text:p>785,58</text:p>
          </table:table-cell>
          <table:table-cell office:value-type="float" office:value="523" calcext:value-type="float">
            <text:p>523</text:p>
          </table:table-cell>
          <table:table-cell table:formula="of:=[.D5]-[.E5]" office:value-type="float" office:value="499.77" calcext:value-type="float">
            <text:p>499,77</text:p>
          </table:table-cell>
          <table:table-cell table:formula="of:=[.G5]-[.H5]" office:value-type="float" office:value="201.24" calcext:value-type="float">
            <text:p>201,24</text:p>
          </table:table-cell>
          <table:table-cell table:formula="of:=[.J5]-[.K5]" office:value-type="float" office:value="122.23" calcext:value-type="float">
            <text:p>122,23</text:p>
          </table:table-cell>
          <table:table-cell table:formula="of:=[.M5]-[.N5]" office:value-type="float" office:value="262.58" calcext:value-type="float">
            <text:p>262,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483749389648438" calcext:value-type="float">
            <text:p>0,004837493896484</text:p>
          </table:table-cell>
          <table:table-cell office:value-type="float" office:value="1337.27" calcext:value-type="float">
            <text:p>1337,27</text:p>
          </table:table-cell>
          <table:table-cell office:value-type="float" office:value="823" calcext:value-type="float">
            <text:p>823</text:p>
          </table:table-cell>
          <table:table-cell office:value-type="float" office:value="0.0326931285858154" calcext:value-type="float">
            <text:p>0,032693128585815</text:p>
          </table:table-cell>
          <table:table-cell office:value-type="float" office:value="632.65" calcext:value-type="float">
            <text:p>632,65</text:p>
          </table:table-cell>
          <table:table-cell office:value-type="float" office:value="454" calcext:value-type="float">
            <text:p>454</text:p>
          </table:table-cell>
          <table:table-cell office:value-type="float" office:value="0.200990402698517" calcext:value-type="float">
            <text:p>0,200990402698517</text:p>
          </table:table-cell>
          <table:table-cell office:value-type="float" office:value="495.78" calcext:value-type="float">
            <text:p>495,78</text:p>
          </table:table-cell>
          <table:table-cell office:value-type="float" office:value="408" calcext:value-type="float">
            <text:p>408</text:p>
          </table:table-cell>
          <table:table-cell office:value-type="float" office:value="0.202218382358551" calcext:value-type="float">
            <text:p>0,202218382358551</text:p>
          </table:table-cell>
          <table:table-cell office:value-type="float" office:value="730.19" calcext:value-type="float">
            <text:p>730,19</text:p>
          </table:table-cell>
          <table:table-cell office:value-type="float" office:value="505" calcext:value-type="float">
            <text:p>505</text:p>
          </table:table-cell>
          <table:table-cell table:formula="of:=[.D6]-[.E6]" office:value-type="float" office:value="514.27" calcext:value-type="float">
            <text:p>514,27</text:p>
          </table:table-cell>
          <table:table-cell table:formula="of:=[.G6]-[.H6]" office:value-type="float" office:value="178.65" calcext:value-type="float">
            <text:p>178,65</text:p>
          </table:table-cell>
          <table:table-cell table:formula="of:=[.J6]-[.K6]" office:value-type="float" office:value="87.78" calcext:value-type="float">
            <text:p>87,78</text:p>
          </table:table-cell>
          <table:table-cell table:formula="of:=[.M6]-[.N6]" office:value-type="float" office:value="225.19" calcext:value-type="float">
            <text:p>225,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452570199966431" calcext:value-type="float">
            <text:p>0,004525701999664</text:p>
          </table:table-cell>
          <table:table-cell office:value-type="float" office:value="1611.85" calcext:value-type="float">
            <text:p>1611,85</text:p>
          </table:table-cell>
          <table:table-cell office:value-type="float" office:value="1121" calcext:value-type="float">
            <text:p>1121</text:p>
          </table:table-cell>
          <table:table-cell office:value-type="float" office:value="0.0327579069137573" calcext:value-type="float">
            <text:p>0,032757906913757</text:p>
          </table:table-cell>
          <table:table-cell office:value-type="float" office:value="746.97" calcext:value-type="float">
            <text:p>746,97</text:p>
          </table:table-cell>
          <table:table-cell office:value-type="float" office:value="556" calcext:value-type="float">
            <text:p>556</text:p>
          </table:table-cell>
          <table:table-cell office:value-type="float" office:value="0.200932066440582" calcext:value-type="float">
            <text:p>0,200932066440582</text:p>
          </table:table-cell>
          <table:table-cell office:value-type="float" office:value="622.73" calcext:value-type="float">
            <text:p>622,73</text:p>
          </table:table-cell>
          <table:table-cell office:value-type="float" office:value="530" calcext:value-type="float">
            <text:p>530</text:p>
          </table:table-cell>
          <table:table-cell office:value-type="float" office:value="0.202142245769501" calcext:value-type="float">
            <text:p>0,202142245769501</text:p>
          </table:table-cell>
          <table:table-cell office:value-type="float" office:value="895.36" calcext:value-type="float">
            <text:p>895,36</text:p>
          </table:table-cell>
          <table:table-cell office:value-type="float" office:value="630" calcext:value-type="float">
            <text:p>630</text:p>
          </table:table-cell>
          <table:table-cell table:formula="of:=[.D7]-[.E7]" office:value-type="float" office:value="490.85" calcext:value-type="float">
            <text:p>490,85</text:p>
          </table:table-cell>
          <table:table-cell table:formula="of:=[.G7]-[.H7]" office:value-type="float" office:value="190.97" calcext:value-type="float">
            <text:p>190,97</text:p>
          </table:table-cell>
          <table:table-cell table:formula="of:=[.J7]-[.K7]" office:value-type="float" office:value="92.73" calcext:value-type="float">
            <text:p>92,73</text:p>
          </table:table-cell>
          <table:table-cell table:formula="of:=[.M7]-[.N7]" office:value-type="float" office:value="265.36" calcext:value-type="float">
            <text:p>265,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435844659805298" calcext:value-type="float">
            <text:p>0,004358446598053</text:p>
          </table:table-cell>
          <table:table-cell office:value-type="float" office:value="1401.63" calcext:value-type="float">
            <text:p>1401,63</text:p>
          </table:table-cell>
          <table:table-cell office:value-type="float" office:value="881" calcext:value-type="float">
            <text:p>881</text:p>
          </table:table-cell>
          <table:table-cell office:value-type="float" office:value="0.0324009585380554" calcext:value-type="float">
            <text:p>0,032400958538055</text:p>
          </table:table-cell>
          <table:table-cell office:value-type="float" office:value="727.68" calcext:value-type="float">
            <text:p>727,68</text:p>
          </table:table-cell>
          <table:table-cell office:value-type="float" office:value="538" calcext:value-type="float">
            <text:p>538</text:p>
          </table:table-cell>
          <table:table-cell office:value-type="float" office:value="0.200946362018585" calcext:value-type="float">
            <text:p>0,200946362018585</text:p>
          </table:table-cell>
          <table:table-cell office:value-type="float" office:value="587.08" calcext:value-type="float">
            <text:p>587,08</text:p>
          </table:table-cell>
          <table:table-cell office:value-type="float" office:value="504" calcext:value-type="float">
            <text:p>504</text:p>
          </table:table-cell>
          <table:table-cell office:value-type="float" office:value="0.202111430168152" calcext:value-type="float">
            <text:p>0,202111430168152</text:p>
          </table:table-cell>
          <table:table-cell office:value-type="float" office:value="817.51" calcext:value-type="float">
            <text:p>817,51</text:p>
          </table:table-cell>
          <table:table-cell office:value-type="float" office:value="641" calcext:value-type="float">
            <text:p>641</text:p>
          </table:table-cell>
          <table:table-cell table:formula="of:=[.D8]-[.E8]" office:value-type="float" office:value="520.63" calcext:value-type="float">
            <text:p>520,63</text:p>
          </table:table-cell>
          <table:table-cell table:formula="of:=[.G8]-[.H8]" office:value-type="float" office:value="189.68" calcext:value-type="float">
            <text:p>189,68</text:p>
          </table:table-cell>
          <table:table-cell table:formula="of:=[.J8]-[.K8]" office:value-type="float" office:value="83.08" calcext:value-type="float">
            <text:p>83,08</text:p>
          </table:table-cell>
          <table:table-cell table:formula="of:=[.M8]-[.N8]" office:value-type="float" office:value="176.51" calcext:value-type="float">
            <text:p>176,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522750616073608" calcext:value-type="float">
            <text:p>0,005227506160736</text:p>
          </table:table-cell>
          <table:table-cell office:value-type="float" office:value="1290.61" calcext:value-type="float">
            <text:p>1290,61</text:p>
          </table:table-cell>
          <table:table-cell office:value-type="float" office:value="763" calcext:value-type="float">
            <text:p>763</text:p>
          </table:table-cell>
          <table:table-cell office:value-type="float" office:value="0.0343614196777344" calcext:value-type="float">
            <text:p>0,034361419677734</text:p>
          </table:table-cell>
          <table:table-cell office:value-type="float" office:value="670.04" calcext:value-type="float">
            <text:p>670,04</text:p>
          </table:table-cell>
          <table:table-cell office:value-type="float" office:value="523" calcext:value-type="float">
            <text:p>523</text:p>
          </table:table-cell>
          <table:table-cell office:value-type="float" office:value="0.201003496646881" calcext:value-type="float">
            <text:p>0,201003496646881</text:p>
          </table:table-cell>
          <table:table-cell office:value-type="float" office:value="548.67" calcext:value-type="float">
            <text:p>548,67</text:p>
          </table:table-cell>
          <table:table-cell office:value-type="float" office:value="464" calcext:value-type="float">
            <text:p>464</text:p>
          </table:table-cell>
          <table:table-cell office:value-type="float" office:value="0.202211327552795" calcext:value-type="float">
            <text:p>0,202211327552795</text:p>
          </table:table-cell>
          <table:table-cell office:value-type="float" office:value="763.4" calcext:value-type="float">
            <text:p>763,4</text:p>
          </table:table-cell>
          <table:table-cell office:value-type="float" office:value="552" calcext:value-type="float">
            <text:p>552</text:p>
          </table:table-cell>
          <table:table-cell table:formula="of:=[.D9]-[.E9]" office:value-type="float" office:value="527.61" calcext:value-type="float">
            <text:p>527,61</text:p>
          </table:table-cell>
          <table:table-cell table:formula="of:=[.G9]-[.H9]" office:value-type="float" office:value="147.04" calcext:value-type="float">
            <text:p>147,04</text:p>
          </table:table-cell>
          <table:table-cell table:formula="of:=[.J9]-[.K9]" office:value-type="float" office:value="84.67" calcext:value-type="float">
            <text:p>84,67</text:p>
          </table:table-cell>
          <table:table-cell table:formula="of:=[.M9]-[.N9]" office:value-type="float" office:value="211.4" calcext:value-type="float">
            <text:p>211,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466403245925903" calcext:value-type="float">
            <text:p>0,004664032459259</text:p>
          </table:table-cell>
          <table:table-cell office:value-type="float" office:value="1322.28" calcext:value-type="float">
            <text:p>1322,28</text:p>
          </table:table-cell>
          <table:table-cell office:value-type="float" office:value="789" calcext:value-type="float">
            <text:p>789</text:p>
          </table:table-cell>
          <table:table-cell office:value-type="float" office:value="0.0328595066070557" calcext:value-type="float">
            <text:p>0,032859506607056</text:p>
          </table:table-cell>
          <table:table-cell office:value-type="float" office:value="700.67" calcext:value-type="float">
            <text:p>700,67</text:p>
          </table:table-cell>
          <table:table-cell office:value-type="float" office:value="480" calcext:value-type="float">
            <text:p>480</text:p>
          </table:table-cell>
          <table:table-cell office:value-type="float" office:value="0.201013960838318" calcext:value-type="float">
            <text:p>0,201013960838318</text:p>
          </table:table-cell>
          <table:table-cell office:value-type="float" office:value="555.06" calcext:value-type="float">
            <text:p>555,06</text:p>
          </table:table-cell>
          <table:table-cell office:value-type="float" office:value="426" calcext:value-type="float">
            <text:p>426</text:p>
          </table:table-cell>
          <table:table-cell office:value-type="float" office:value="0.20222981929779" calcext:value-type="float">
            <text:p>0,20222981929779</text:p>
          </table:table-cell>
          <table:table-cell office:value-type="float" office:value="783.57" calcext:value-type="float">
            <text:p>783,57</text:p>
          </table:table-cell>
          <table:table-cell office:value-type="float" office:value="531" calcext:value-type="float">
            <text:p>531</text:p>
          </table:table-cell>
          <table:table-cell table:formula="of:=[.D10]-[.E10]" office:value-type="float" office:value="533.28" calcext:value-type="float">
            <text:p>533,28</text:p>
          </table:table-cell>
          <table:table-cell table:formula="of:=[.G10]-[.H10]" office:value-type="float" office:value="220.67" calcext:value-type="float">
            <text:p>220,67</text:p>
          </table:table-cell>
          <table:table-cell table:formula="of:=[.J10]-[.K10]" office:value-type="float" office:value="129.06" calcext:value-type="float">
            <text:p>129,06</text:p>
          </table:table-cell>
          <table:table-cell table:formula="of:=[.M10]-[.N10]" office:value-type="float" office:value="252.57" calcext:value-type="float">
            <text:p>252,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498322248458862" calcext:value-type="float">
            <text:p>0,004983222484589</text:p>
          </table:table-cell>
          <table:table-cell office:value-type="float" office:value="1454.18" calcext:value-type="float">
            <text:p>1454,18</text:p>
          </table:table-cell>
          <table:table-cell office:value-type="float" office:value="896" calcext:value-type="float">
            <text:p>896</text:p>
          </table:table-cell>
          <table:table-cell office:value-type="float" office:value="0.0341559052467346" calcext:value-type="float">
            <text:p>0,034155905246735</text:p>
          </table:table-cell>
          <table:table-cell office:value-type="float" office:value="696.72" calcext:value-type="float">
            <text:p>696,72</text:p>
          </table:table-cell>
          <table:table-cell office:value-type="float" office:value="511" calcext:value-type="float">
            <text:p>511</text:p>
          </table:table-cell>
          <table:table-cell office:value-type="float" office:value="0.200862736701965" calcext:value-type="float">
            <text:p>0,200862736701965</text:p>
          </table:table-cell>
          <table:table-cell office:value-type="float" office:value="583.33" calcext:value-type="float">
            <text:p>583,33</text:p>
          </table:table-cell>
          <table:table-cell office:value-type="float" office:value="511" calcext:value-type="float">
            <text:p>511</text:p>
          </table:table-cell>
          <table:table-cell office:value-type="float" office:value="0.202097263336182" calcext:value-type="float">
            <text:p>0,202097263336182</text:p>
          </table:table-cell>
          <table:table-cell office:value-type="float" office:value="874.76" calcext:value-type="float">
            <text:p>874,76</text:p>
          </table:table-cell>
          <table:table-cell office:value-type="float" office:value="657" calcext:value-type="float">
            <text:p>657</text:p>
          </table:table-cell>
          <table:table-cell table:formula="of:=[.D11]-[.E11]" office:value-type="float" office:value="558.18" calcext:value-type="float">
            <text:p>558,18</text:p>
          </table:table-cell>
          <table:table-cell table:formula="of:=[.G11]-[.H11]" office:value-type="float" office:value="185.72" calcext:value-type="float">
            <text:p>185,72</text:p>
          </table:table-cell>
          <table:table-cell table:formula="of:=[.J11]-[.K11]" office:value-type="float" office:value="72.33" calcext:value-type="float">
            <text:p>72,33</text:p>
          </table:table-cell>
          <table:table-cell table:formula="of:=[.M11]-[.N11]" office:value-type="float" office:value="217.76" calcext:value-type="float">
            <text:p>217,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464868545532227" calcext:value-type="float">
            <text:p>0,004648685455322</text:p>
          </table:table-cell>
          <table:table-cell office:value-type="float" office:value="1579.73" calcext:value-type="float">
            <text:p>1579,73</text:p>
          </table:table-cell>
          <table:table-cell office:value-type="float" office:value="904" calcext:value-type="float">
            <text:p>904</text:p>
          </table:table-cell>
          <table:table-cell office:value-type="float" office:value="0.0301269936561585" calcext:value-type="float">
            <text:p>0,030126993656159</text:p>
          </table:table-cell>
          <table:table-cell office:value-type="float" office:value="828.42" calcext:value-type="float">
            <text:p>828,42</text:p>
          </table:table-cell>
          <table:table-cell office:value-type="float" office:value="554" calcext:value-type="float">
            <text:p>554</text:p>
          </table:table-cell>
          <table:table-cell office:value-type="float" office:value="0.20089329957962" calcext:value-type="float">
            <text:p>0,20089329957962</text:p>
          </table:table-cell>
          <table:table-cell office:value-type="float" office:value="669.87" calcext:value-type="float">
            <text:p>669,87</text:p>
          </table:table-cell>
          <table:table-cell office:value-type="float" office:value="554" calcext:value-type="float">
            <text:p>554</text:p>
          </table:table-cell>
          <table:table-cell office:value-type="float" office:value="0.202350926399231" calcext:value-type="float">
            <text:p>0,202350926399231</text:p>
          </table:table-cell>
          <table:table-cell office:value-type="float" office:value="953.38" calcext:value-type="float">
            <text:p>953,38</text:p>
          </table:table-cell>
          <table:table-cell office:value-type="float" office:value="748" calcext:value-type="float">
            <text:p>748</text:p>
          </table:table-cell>
          <table:table-cell table:formula="of:=[.D12]-[.E12]" office:value-type="float" office:value="675.73" calcext:value-type="float">
            <text:p>675,73</text:p>
          </table:table-cell>
          <table:table-cell table:formula="of:=[.G12]-[.H12]" office:value-type="float" office:value="274.42" calcext:value-type="float">
            <text:p>274,42</text:p>
          </table:table-cell>
          <table:table-cell table:formula="of:=[.J12]-[.K12]" office:value-type="float" office:value="115.87" calcext:value-type="float">
            <text:p>115,87</text:p>
          </table:table-cell>
          <table:table-cell table:formula="of:=[.M12]-[.N12]" office:value-type="float" office:value="205.38" calcext:value-type="float">
            <text:p>205,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430452823638916" calcext:value-type="float">
            <text:p>0,004304528236389</text:p>
          </table:table-cell>
          <table:table-cell office:value-type="float" office:value="1396.08" calcext:value-type="float">
            <text:p>1396,08</text:p>
          </table:table-cell>
          <table:table-cell office:value-type="float" office:value="836" calcext:value-type="float">
            <text:p>836</text:p>
          </table:table-cell>
          <table:table-cell office:value-type="float" office:value="0.033334367275238" calcext:value-type="float">
            <text:p>0,033334367275238</text:p>
          </table:table-cell>
          <table:table-cell office:value-type="float" office:value="721.68" calcext:value-type="float">
            <text:p>721,68</text:p>
          </table:table-cell>
          <table:table-cell office:value-type="float" office:value="498" calcext:value-type="float">
            <text:p>498</text:p>
          </table:table-cell>
          <table:table-cell office:value-type="float" office:value="0.20079696893692" calcext:value-type="float">
            <text:p>0,20079696893692</text:p>
          </table:table-cell>
          <table:table-cell office:value-type="float" office:value="587.28" calcext:value-type="float">
            <text:p>587,28</text:p>
          </table:table-cell>
          <table:table-cell office:value-type="float" office:value="498" calcext:value-type="float">
            <text:p>498</text:p>
          </table:table-cell>
          <table:table-cell office:value-type="float" office:value="0.202030577659607" calcext:value-type="float">
            <text:p>0,202030577659607</text:p>
          </table:table-cell>
          <table:table-cell office:value-type="float" office:value="804.53" calcext:value-type="float">
            <text:p>804,53</text:p>
          </table:table-cell>
          <table:table-cell office:value-type="float" office:value="571" calcext:value-type="float">
            <text:p>571</text:p>
          </table:table-cell>
          <table:table-cell table:formula="of:=[.D13]-[.E13]" office:value-type="float" office:value="560.08" calcext:value-type="float">
            <text:p>560,08</text:p>
          </table:table-cell>
          <table:table-cell table:formula="of:=[.G13]-[.H13]" office:value-type="float" office:value="223.68" calcext:value-type="float">
            <text:p>223,68</text:p>
          </table:table-cell>
          <table:table-cell table:formula="of:=[.J13]-[.K13]" office:value-type="float" office:value="89.28" calcext:value-type="float">
            <text:p>89,28</text:p>
          </table:table-cell>
          <table:table-cell table:formula="of:=[.M13]-[.N13]" office:value-type="float" office:value="233.53" calcext:value-type="float">
            <text:p>233,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488790035247803" calcext:value-type="float">
            <text:p>0,004887900352478</text:p>
          </table:table-cell>
          <table:table-cell office:value-type="float" office:value="1286.25" calcext:value-type="float">
            <text:p>1286,25</text:p>
          </table:table-cell>
          <table:table-cell office:value-type="float" office:value="847" calcext:value-type="float">
            <text:p>847</text:p>
          </table:table-cell>
          <table:table-cell office:value-type="float" office:value="0.0358616542816162" calcext:value-type="float">
            <text:p>0,035861654281616</text:p>
          </table:table-cell>
          <table:table-cell office:value-type="float" office:value="721.49" calcext:value-type="float">
            <text:p>721,49</text:p>
          </table:table-cell>
          <table:table-cell office:value-type="float" office:value="476" calcext:value-type="float">
            <text:p>476</text:p>
          </table:table-cell>
          <table:table-cell office:value-type="float" office:value="0.200676937103271" calcext:value-type="float">
            <text:p>0,200676937103271</text:p>
          </table:table-cell>
          <table:table-cell office:value-type="float" office:value="595.08" calcext:value-type="float">
            <text:p>595,08</text:p>
          </table:table-cell>
          <table:table-cell office:value-type="float" office:value="476" calcext:value-type="float">
            <text:p>476</text:p>
          </table:table-cell>
          <table:table-cell office:value-type="float" office:value="0.202447638511658" calcext:value-type="float">
            <text:p>0,202447638511658</text:p>
          </table:table-cell>
          <table:table-cell office:value-type="float" office:value="766.83" calcext:value-type="float">
            <text:p>766,83</text:p>
          </table:table-cell>
          <table:table-cell office:value-type="float" office:value="615" calcext:value-type="float">
            <text:p>615</text:p>
          </table:table-cell>
          <table:table-cell table:formula="of:=[.D14]-[.E14]" office:value-type="float" office:value="439.25" calcext:value-type="float">
            <text:p>439,25</text:p>
          </table:table-cell>
          <table:table-cell table:formula="of:=[.G14]-[.H14]" office:value-type="float" office:value="245.49" calcext:value-type="float">
            <text:p>245,49</text:p>
          </table:table-cell>
          <table:table-cell table:formula="of:=[.J14]-[.K14]" office:value-type="float" office:value="119.08" calcext:value-type="float">
            <text:p>119,08</text:p>
          </table:table-cell>
          <table:table-cell table:formula="of:=[.M14]-[.N14]" office:value-type="float" office:value="151.83" calcext:value-type="float">
            <text:p>151,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487070322036743" calcext:value-type="float">
            <text:p>0,004870703220367</text:p>
          </table:table-cell>
          <table:table-cell office:value-type="float" office:value="1323.75" calcext:value-type="float">
            <text:p>1323,75</text:p>
          </table:table-cell>
          <table:table-cell office:value-type="float" office:value="896" calcext:value-type="float">
            <text:p>896</text:p>
          </table:table-cell>
          <table:table-cell office:value-type="float" office:value="0.0321471071243286" calcext:value-type="float">
            <text:p>0,032147107124329</text:p>
          </table:table-cell>
          <table:table-cell office:value-type="float" office:value="673.01" calcext:value-type="float">
            <text:p>673,01</text:p>
          </table:table-cell>
          <table:table-cell office:value-type="float" office:value="455" calcext:value-type="float">
            <text:p>455</text:p>
          </table:table-cell>
          <table:table-cell office:value-type="float" office:value="0.200855813026428" calcext:value-type="float">
            <text:p>0,200855813026428</text:p>
          </table:table-cell>
          <table:table-cell office:value-type="float" office:value="538.58" calcext:value-type="float">
            <text:p>538,58</text:p>
          </table:table-cell>
          <table:table-cell office:value-type="float" office:value="455" calcext:value-type="float">
            <text:p>455</text:p>
          </table:table-cell>
          <table:table-cell office:value-type="float" office:value="0.20217668056488" calcext:value-type="float">
            <text:p>0,20217668056488</text:p>
          </table:table-cell>
          <table:table-cell office:value-type="float" office:value="780.18" calcext:value-type="float">
            <text:p>780,18</text:p>
          </table:table-cell>
          <table:table-cell office:value-type="float" office:value="591" calcext:value-type="float">
            <text:p>591</text:p>
          </table:table-cell>
          <table:table-cell table:formula="of:=[.D15]-[.E15]" office:value-type="float" office:value="427.75" calcext:value-type="float">
            <text:p>427,75</text:p>
          </table:table-cell>
          <table:table-cell table:formula="of:=[.G15]-[.H15]" office:value-type="float" office:value="218.01" calcext:value-type="float">
            <text:p>218,01</text:p>
          </table:table-cell>
          <table:table-cell table:formula="of:=[.J15]-[.K15]" office:value-type="float" office:value="83.58" calcext:value-type="float">
            <text:p>83,58</text:p>
          </table:table-cell>
          <table:table-cell table:formula="of:=[.M15]-[.N15]" office:value-type="float" office:value="189.18" calcext:value-type="float">
            <text:p>189,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423840284347534" calcext:value-type="float">
            <text:p>0,004238402843475</text:p>
          </table:table-cell>
          <table:table-cell office:value-type="float" office:value="1344.27" calcext:value-type="float">
            <text:p>1344,27</text:p>
          </table:table-cell>
          <table:table-cell office:value-type="float" office:value="820" calcext:value-type="float">
            <text:p>820</text:p>
          </table:table-cell>
          <table:table-cell office:value-type="float" office:value="0.0339380931854248" calcext:value-type="float">
            <text:p>0,033938093185425</text:p>
          </table:table-cell>
          <table:table-cell office:value-type="float" office:value="706.04" calcext:value-type="float">
            <text:p>706,04</text:p>
          </table:table-cell>
          <table:table-cell office:value-type="float" office:value="535" calcext:value-type="float">
            <text:p>535</text:p>
          </table:table-cell>
          <table:table-cell office:value-type="float" office:value="0.200937650203705" calcext:value-type="float">
            <text:p>0,200937650203705</text:p>
          </table:table-cell>
          <table:table-cell office:value-type="float" office:value="590.38" calcext:value-type="float">
            <text:p>590,38</text:p>
          </table:table-cell>
          <table:table-cell office:value-type="float" office:value="511" calcext:value-type="float">
            <text:p>511</text:p>
          </table:table-cell>
          <table:table-cell office:value-type="float" office:value="0.20240044593811" calcext:value-type="float">
            <text:p>0,20240044593811</text:p>
          </table:table-cell>
          <table:table-cell office:value-type="float" office:value="781.34" calcext:value-type="float">
            <text:p>781,34</text:p>
          </table:table-cell>
          <table:table-cell office:value-type="float" office:value="642" calcext:value-type="float">
            <text:p>642</text:p>
          </table:table-cell>
          <table:table-cell table:formula="of:=[.D16]-[.E16]" office:value-type="float" office:value="524.27" calcext:value-type="float">
            <text:p>524,27</text:p>
          </table:table-cell>
          <table:table-cell table:formula="of:=[.G16]-[.H16]" office:value-type="float" office:value="171.04" calcext:value-type="float">
            <text:p>171,04</text:p>
          </table:table-cell>
          <table:table-cell table:formula="of:=[.J16]-[.K16]" office:value-type="float" office:value="79.38" calcext:value-type="float">
            <text:p>79,38</text:p>
          </table:table-cell>
          <table:table-cell table:formula="of:=[.M16]-[.N16]" office:value-type="float" office:value="139.34" calcext:value-type="float">
            <text:p>139,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49548864364624" calcext:value-type="float">
            <text:p>0,004954886436462</text:p>
          </table:table-cell>
          <table:table-cell office:value-type="float" office:value="1422.97" calcext:value-type="float">
            <text:p>1422,97</text:p>
          </table:table-cell>
          <table:table-cell office:value-type="float" office:value="920" calcext:value-type="float">
            <text:p>920</text:p>
          </table:table-cell>
          <table:table-cell office:value-type="float" office:value="0.0336618375778198" calcext:value-type="float">
            <text:p>0,03366183757782</text:p>
          </table:table-cell>
          <table:table-cell office:value-type="float" office:value="757.65" calcext:value-type="float">
            <text:p>757,65</text:p>
          </table:table-cell>
          <table:table-cell office:value-type="float" office:value="567" calcext:value-type="float">
            <text:p>567</text:p>
          </table:table-cell>
          <table:table-cell office:value-type="float" office:value="0.200814261436462" calcext:value-type="float">
            <text:p>0,200814261436462</text:p>
          </table:table-cell>
          <table:table-cell office:value-type="float" office:value="637.9" calcext:value-type="float">
            <text:p>637,9</text:p>
          </table:table-cell>
          <table:table-cell office:value-type="float" office:value="535" calcext:value-type="float">
            <text:p>535</text:p>
          </table:table-cell>
          <table:table-cell office:value-type="float" office:value="0.202034242153168" calcext:value-type="float">
            <text:p>0,202034242153168</text:p>
          </table:table-cell>
          <table:table-cell office:value-type="float" office:value="825.69" calcext:value-type="float">
            <text:p>825,69</text:p>
          </table:table-cell>
          <table:table-cell office:value-type="float" office:value="595" calcext:value-type="float">
            <text:p>595</text:p>
          </table:table-cell>
          <table:table-cell table:formula="of:=[.D17]-[.E17]" office:value-type="float" office:value="502.97" calcext:value-type="float">
            <text:p>502,97</text:p>
          </table:table-cell>
          <table:table-cell table:formula="of:=[.G17]-[.H17]" office:value-type="float" office:value="190.65" calcext:value-type="float">
            <text:p>190,65</text:p>
          </table:table-cell>
          <table:table-cell table:formula="of:=[.J17]-[.K17]" office:value-type="float" office:value="102.9" calcext:value-type="float">
            <text:p>102,9</text:p>
          </table:table-cell>
          <table:table-cell table:formula="of:=[.M17]-[.N17]" office:value-type="float" office:value="230.69" calcext:value-type="float">
            <text:p>230,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489638566970825" calcext:value-type="float">
            <text:p>0,004896385669708</text:p>
          </table:table-cell>
          <table:table-cell office:value-type="float" office:value="1384.13" calcext:value-type="float">
            <text:p>1384,13</text:p>
          </table:table-cell>
          <table:table-cell office:value-type="float" office:value="837" calcext:value-type="float">
            <text:p>837</text:p>
          </table:table-cell>
          <table:table-cell office:value-type="float" office:value="0.0337126588821411" calcext:value-type="float">
            <text:p>0,033712658882141</text:p>
          </table:table-cell>
          <table:table-cell office:value-type="float" office:value="651.98" calcext:value-type="float">
            <text:p>651,98</text:p>
          </table:table-cell>
          <table:table-cell office:value-type="float" office:value="405" calcext:value-type="float">
            <text:p>405</text:p>
          </table:table-cell>
          <table:table-cell office:value-type="float" office:value="0.20084047794342" calcext:value-type="float">
            <text:p>0,20084047794342</text:p>
          </table:table-cell>
          <table:table-cell office:value-type="float" office:value="485.19" calcext:value-type="float">
            <text:p>485,19</text:p>
          </table:table-cell>
          <table:table-cell office:value-type="float" office:value="373" calcext:value-type="float">
            <text:p>373</text:p>
          </table:table-cell>
          <table:table-cell office:value-type="float" office:value="0.202012898921966" calcext:value-type="float">
            <text:p>0,202012898921966</text:p>
          </table:table-cell>
          <table:table-cell office:value-type="float" office:value="752.87" calcext:value-type="float">
            <text:p>752,87</text:p>
          </table:table-cell>
          <table:table-cell office:value-type="float" office:value="468" calcext:value-type="float">
            <text:p>468</text:p>
          </table:table-cell>
          <table:table-cell table:formula="of:=[.D18]-[.E18]" office:value-type="float" office:value="547.13" calcext:value-type="float">
            <text:p>547,13</text:p>
          </table:table-cell>
          <table:table-cell table:formula="of:=[.G18]-[.H18]" office:value-type="float" office:value="246.98" calcext:value-type="float">
            <text:p>246,98</text:p>
          </table:table-cell>
          <table:table-cell table:formula="of:=[.J18]-[.K18]" office:value-type="float" office:value="112.19" calcext:value-type="float">
            <text:p>112,19</text:p>
          </table:table-cell>
          <table:table-cell table:formula="of:=[.M18]-[.N18]" office:value-type="float" office:value="284.87" calcext:value-type="float">
            <text:p>284,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46912693977356" calcext:value-type="float">
            <text:p>0,004691269397736</text:p>
          </table:table-cell>
          <table:table-cell office:value-type="float" office:value="1438.85" calcext:value-type="float">
            <text:p>1438,85</text:p>
          </table:table-cell>
          <table:table-cell office:value-type="float" office:value="1014" calcext:value-type="float">
            <text:p>1014</text:p>
          </table:table-cell>
          <table:table-cell office:value-type="float" office:value="0.0316671204566956" calcext:value-type="float">
            <text:p>0,031667120456696</text:p>
          </table:table-cell>
          <table:table-cell office:value-type="float" office:value="799.7" calcext:value-type="float">
            <text:p>799,7</text:p>
          </table:table-cell>
          <table:table-cell office:value-type="float" office:value="584" calcext:value-type="float">
            <text:p>584</text:p>
          </table:table-cell>
          <table:table-cell office:value-type="float" office:value="0.200849673748016" calcext:value-type="float">
            <text:p>0,200849673748016</text:p>
          </table:table-cell>
          <table:table-cell office:value-type="float" office:value="650.19" calcext:value-type="float">
            <text:p>650,19</text:p>
          </table:table-cell>
          <table:table-cell office:value-type="float" office:value="558" calcext:value-type="float">
            <text:p>558</text:p>
          </table:table-cell>
          <table:table-cell office:value-type="float" office:value="0.202211561203003" calcext:value-type="float">
            <text:p>0,202211561203003</text:p>
          </table:table-cell>
          <table:table-cell office:value-type="float" office:value="914.96" calcext:value-type="float">
            <text:p>914,96</text:p>
          </table:table-cell>
          <table:table-cell office:value-type="float" office:value="742" calcext:value-type="float">
            <text:p>742</text:p>
          </table:table-cell>
          <table:table-cell table:formula="of:=[.D19]-[.E19]" office:value-type="float" office:value="424.85" calcext:value-type="float">
            <text:p>424,85</text:p>
          </table:table-cell>
          <table:table-cell table:formula="of:=[.G19]-[.H19]" office:value-type="float" office:value="215.7" calcext:value-type="float">
            <text:p>215,7</text:p>
          </table:table-cell>
          <table:table-cell table:formula="of:=[.J19]-[.K19]" office:value-type="float" office:value="92.1900000000001" calcext:value-type="float">
            <text:p>92,1900000000001</text:p>
          </table:table-cell>
          <table:table-cell table:formula="of:=[.M19]-[.N19]" office:value-type="float" office:value="172.96" calcext:value-type="float">
            <text:p>172,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47796106338501" calcext:value-type="float">
            <text:p>0,00477961063385</text:p>
          </table:table-cell>
          <table:table-cell office:value-type="float" office:value="1335.78" calcext:value-type="float">
            <text:p>1335,78</text:p>
          </table:table-cell>
          <table:table-cell office:value-type="float" office:value="829" calcext:value-type="float">
            <text:p>829</text:p>
          </table:table-cell>
          <table:table-cell office:value-type="float" office:value="0.0344977951049805" calcext:value-type="float">
            <text:p>0,034497795104981</text:p>
          </table:table-cell>
          <table:table-cell office:value-type="float" office:value="683.47" calcext:value-type="float">
            <text:p>683,47</text:p>
          </table:table-cell>
          <table:table-cell office:value-type="float" office:value="470" calcext:value-type="float">
            <text:p>470</text:p>
          </table:table-cell>
          <table:table-cell office:value-type="float" office:value="0.200715837478638" calcext:value-type="float">
            <text:p>0,200715837478638</text:p>
          </table:table-cell>
          <table:table-cell office:value-type="float" office:value="555.63" calcext:value-type="float">
            <text:p>555,63</text:p>
          </table:table-cell>
          <table:table-cell office:value-type="float" office:value="447" calcext:value-type="float">
            <text:p>447</text:p>
          </table:table-cell>
          <table:table-cell office:value-type="float" office:value="0.202388949394226" calcext:value-type="float">
            <text:p>0,202388949394226</text:p>
          </table:table-cell>
          <table:table-cell office:value-type="float" office:value="771.36" calcext:value-type="float">
            <text:p>771,36</text:p>
          </table:table-cell>
          <table:table-cell office:value-type="float" office:value="613" calcext:value-type="float">
            <text:p>613</text:p>
          </table:table-cell>
          <table:table-cell table:formula="of:=[.D20]-[.E20]" office:value-type="float" office:value="506.78" calcext:value-type="float">
            <text:p>506,78</text:p>
          </table:table-cell>
          <table:table-cell table:formula="of:=[.G20]-[.H20]" office:value-type="float" office:value="213.47" calcext:value-type="float">
            <text:p>213,47</text:p>
          </table:table-cell>
          <table:table-cell table:formula="of:=[.J20]-[.K20]" office:value-type="float" office:value="108.63" calcext:value-type="float">
            <text:p>108,63</text:p>
          </table:table-cell>
          <table:table-cell table:formula="of:=[.M20]-[.N20]" office:value-type="float" office:value="158.36" calcext:value-type="float">
            <text:p>158,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47283148765564" calcext:value-type="float">
            <text:p>0,004728314876556</text:p>
          </table:table-cell>
          <table:table-cell office:value-type="float" office:value="1345.52" calcext:value-type="float">
            <text:p>1345,52</text:p>
          </table:table-cell>
          <table:table-cell office:value-type="float" office:value="955" calcext:value-type="float">
            <text:p>955</text:p>
          </table:table-cell>
          <table:table-cell office:value-type="float" office:value="0.0335972142219543" calcext:value-type="float">
            <text:p>0,033597214221954</text:p>
          </table:table-cell>
          <table:table-cell office:value-type="float" office:value="681.85" calcext:value-type="float">
            <text:p>681,85</text:p>
          </table:table-cell>
          <table:table-cell office:value-type="float" office:value="485" calcext:value-type="float">
            <text:p>485</text:p>
          </table:table-cell>
          <table:table-cell office:value-type="float" office:value="0.200821192264557" calcext:value-type="float">
            <text:p>0,200821192264557</text:p>
          </table:table-cell>
          <table:table-cell office:value-type="float" office:value="563.41" calcext:value-type="float">
            <text:p>563,41</text:p>
          </table:table-cell>
          <table:table-cell office:value-type="float" office:value="485" calcext:value-type="float">
            <text:p>485</text:p>
          </table:table-cell>
          <table:table-cell office:value-type="float" office:value="0.202172422409058" calcext:value-type="float">
            <text:p>0,202172422409058</text:p>
          </table:table-cell>
          <table:table-cell office:value-type="float" office:value="806.2" calcext:value-type="float">
            <text:p>806,2</text:p>
          </table:table-cell>
          <table:table-cell office:value-type="float" office:value="619" calcext:value-type="float">
            <text:p>619</text:p>
          </table:table-cell>
          <table:table-cell table:formula="of:=[.D21]-[.E21]" office:value-type="float" office:value="390.52" calcext:value-type="float">
            <text:p>390,52</text:p>
          </table:table-cell>
          <table:table-cell table:formula="of:=[.G21]-[.H21]" office:value-type="float" office:value="196.85" calcext:value-type="float">
            <text:p>196,85</text:p>
          </table:table-cell>
          <table:table-cell table:formula="of:=[.J21]-[.K21]" office:value-type="float" office:value="78.41" calcext:value-type="float">
            <text:p>78,41</text:p>
          </table:table-cell>
          <table:table-cell table:formula="of:=[.M21]-[.N21]" office:value-type="float" office:value="187.2" calcext:value-type="float">
            <text:p>187,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490863561630249" calcext:value-type="float">
            <text:p>0,004908635616302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935" calcext:value-type="float">
            <text:p>935</text:p>
          </table:table-cell>
          <table:table-cell office:value-type="float" office:value="0.0314906597137451" calcext:value-type="float">
            <text:p>0,031490659713745</text:p>
          </table:table-cell>
          <table:table-cell office:value-type="float" office:value="735.06" calcext:value-type="float">
            <text:p>735,06</text:p>
          </table:table-cell>
          <table:table-cell office:value-type="float" office:value="557" calcext:value-type="float">
            <text:p>557</text:p>
          </table:table-cell>
          <table:table-cell office:value-type="float" office:value="0.200869665145874" calcext:value-type="float">
            <text:p>0,200869665145874</text:p>
          </table:table-cell>
          <table:table-cell office:value-type="float" office:value="594.05" calcext:value-type="float">
            <text:p>594,05</text:p>
          </table:table-cell>
          <table:table-cell office:value-type="float" office:value="492" calcext:value-type="float">
            <text:p>492</text:p>
          </table:table-cell>
          <table:table-cell office:value-type="float" office:value="0.202531607151031" calcext:value-type="float">
            <text:p>0,202531607151031</text:p>
          </table:table-cell>
          <table:table-cell office:value-type="float" office:value="856.82" calcext:value-type="float">
            <text:p>856,82</text:p>
          </table:table-cell>
          <table:table-cell office:value-type="float" office:value="576" calcext:value-type="float">
            <text:p>576</text:p>
          </table:table-cell>
          <table:table-cell table:formula="of:=[.D22]-[.E22]" office:value-type="float" office:value="486.85" calcext:value-type="float">
            <text:p>486,85</text:p>
          </table:table-cell>
          <table:table-cell table:formula="of:=[.G22]-[.H22]" office:value-type="float" office:value="178.06" calcext:value-type="float">
            <text:p>178,06</text:p>
          </table:table-cell>
          <table:table-cell table:formula="of:=[.J22]-[.K22]" office:value-type="float" office:value="102.05" calcext:value-type="float">
            <text:p>102,05</text:p>
          </table:table-cell>
          <table:table-cell table:formula="of:=[.M22]-[.N22]" office:value-type="float" office:value="280.82" calcext:value-type="float">
            <text:p>280,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498159170150757" calcext:value-type="float">
            <text:p>0,004981591701508</text:p>
          </table:table-cell>
          <table:table-cell office:value-type="float" office:value="1345.24" calcext:value-type="float">
            <text:p>1345,24</text:p>
          </table:table-cell>
          <table:table-cell office:value-type="float" office:value="815" calcext:value-type="float">
            <text:p>815</text:p>
          </table:table-cell>
          <table:table-cell office:value-type="float" office:value="0.0340876770019531" calcext:value-type="float">
            <text:p>0,034087677001953</text:p>
          </table:table-cell>
          <table:table-cell office:value-type="float" office:value="781.35" calcext:value-type="float">
            <text:p>781,35</text:p>
          </table:table-cell>
          <table:table-cell office:value-type="float" office:value="546" calcext:value-type="float">
            <text:p>546</text:p>
          </table:table-cell>
          <table:table-cell office:value-type="float" office:value="0.200789840221405" calcext:value-type="float">
            <text:p>0,200789840221405</text:p>
          </table:table-cell>
          <table:table-cell office:value-type="float" office:value="622.18" calcext:value-type="float">
            <text:p>622,18</text:p>
          </table:table-cell>
          <table:table-cell office:value-type="float" office:value="523" calcext:value-type="float">
            <text:p>523</text:p>
          </table:table-cell>
          <table:table-cell office:value-type="float" office:value="0.202108423709869" calcext:value-type="float">
            <text:p>0,202108423709869</text:p>
          </table:table-cell>
          <table:table-cell office:value-type="float" office:value="859.73" calcext:value-type="float">
            <text:p>859,73</text:p>
          </table:table-cell>
          <table:table-cell office:value-type="float" office:value="673" calcext:value-type="float">
            <text:p>673</text:p>
          </table:table-cell>
          <table:table-cell table:formula="of:=[.D23]-[.E23]" office:value-type="float" office:value="530.24" calcext:value-type="float">
            <text:p>530,24</text:p>
          </table:table-cell>
          <table:table-cell table:formula="of:=[.G23]-[.H23]" office:value-type="float" office:value="235.35" calcext:value-type="float">
            <text:p>235,35</text:p>
          </table:table-cell>
          <table:table-cell table:formula="of:=[.J23]-[.K23]" office:value-type="float" office:value="99.18" calcext:value-type="float">
            <text:p>99,18</text:p>
          </table:table-cell>
          <table:table-cell table:formula="of:=[.M23]-[.N23]" office:value-type="float" office:value="186.73" calcext:value-type="float">
            <text:p>186,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528937101364136" calcext:value-type="float">
            <text:p>0,005289371013641</text:p>
          </table:table-cell>
          <table:table-cell office:value-type="float" office:value="1362.37" calcext:value-type="float">
            <text:p>1362,37</text:p>
          </table:table-cell>
          <table:table-cell office:value-type="float" office:value="899" calcext:value-type="float">
            <text:p>899</text:p>
          </table:table-cell>
          <table:table-cell office:value-type="float" office:value="0.035016086101532" calcext:value-type="float">
            <text:p>0,035016086101532</text:p>
          </table:table-cell>
          <table:table-cell office:value-type="float" office:value="763.65" calcext:value-type="float">
            <text:p>763,65</text:p>
          </table:table-cell>
          <table:table-cell office:value-type="float" office:value="647" calcext:value-type="float">
            <text:p>647</text:p>
          </table:table-cell>
          <table:table-cell office:value-type="float" office:value="0.200921845436096" calcext:value-type="float">
            <text:p>0,200921845436096</text:p>
          </table:table-cell>
          <table:table-cell office:value-type="float" office:value="683.05" calcext:value-type="float">
            <text:p>683,05</text:p>
          </table:table-cell>
          <table:table-cell office:value-type="float" office:value="599" calcext:value-type="float">
            <text:p>599</text:p>
          </table:table-cell>
          <table:table-cell office:value-type="float" office:value="0.202098996639252" calcext:value-type="float">
            <text:p>0,202098996639252</text:p>
          </table:table-cell>
          <table:table-cell office:value-type="float" office:value="875.03" calcext:value-type="float">
            <text:p>875,03</text:p>
          </table:table-cell>
          <table:table-cell office:value-type="float" office:value="730" calcext:value-type="float">
            <text:p>730</text:p>
          </table:table-cell>
          <table:table-cell table:formula="of:=[.D24]-[.E24]" office:value-type="float" office:value="463.37" calcext:value-type="float">
            <text:p>463,37</text:p>
          </table:table-cell>
          <table:table-cell table:formula="of:=[.G24]-[.H24]" office:value-type="float" office:value="116.65" calcext:value-type="float">
            <text:p>116,65</text:p>
          </table:table-cell>
          <table:table-cell table:formula="of:=[.J24]-[.K24]" office:value-type="float" office:value="84.05" calcext:value-type="float">
            <text:p>84,05</text:p>
          </table:table-cell>
          <table:table-cell table:formula="of:=[.M24]-[.N24]" office:value-type="float" office:value="145.03" calcext:value-type="float">
            <text:p>145,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457177400588989" calcext:value-type="float">
            <text:p>0,00457177400589</text:p>
          </table:table-cell>
          <table:table-cell office:value-type="float" office:value="1558.09" calcext:value-type="float">
            <text:p>1558,09</text:p>
          </table:table-cell>
          <table:table-cell office:value-type="float" office:value="936" calcext:value-type="float">
            <text:p>936</text:p>
          </table:table-cell>
          <table:table-cell office:value-type="float" office:value="0.0325393438339233" calcext:value-type="float">
            <text:p>0,032539343833923</text:p>
          </table:table-cell>
          <table:table-cell office:value-type="float" office:value="770.2" calcext:value-type="float">
            <text:p>770,2</text:p>
          </table:table-cell>
          <table:table-cell office:value-type="float" office:value="600" calcext:value-type="float">
            <text:p>600</text:p>
          </table:table-cell>
          <table:table-cell office:value-type="float" office:value="0.20086487531662" calcext:value-type="float">
            <text:p>0,20086487531662</text:p>
          </table:table-cell>
          <table:table-cell office:value-type="float" office:value="649.46" calcext:value-type="float">
            <text:p>649,46</text:p>
          </table:table-cell>
          <table:table-cell office:value-type="float" office:value="563" calcext:value-type="float">
            <text:p>563</text:p>
          </table:table-cell>
          <table:table-cell office:value-type="float" office:value="0.202236890792847" calcext:value-type="float">
            <text:p>0,202236890792847</text:p>
          </table:table-cell>
          <table:table-cell office:value-type="float" office:value="929.5" calcext:value-type="float">
            <text:p>929,5</text:p>
          </table:table-cell>
          <table:table-cell office:value-type="float" office:value="733" calcext:value-type="float">
            <text:p>733</text:p>
          </table:table-cell>
          <table:table-cell table:formula="of:=[.D25]-[.E25]" office:value-type="float" office:value="622.09" calcext:value-type="float">
            <text:p>622,09</text:p>
          </table:table-cell>
          <table:table-cell table:formula="of:=[.G25]-[.H25]" office:value-type="float" office:value="170.2" calcext:value-type="float">
            <text:p>170,2</text:p>
          </table:table-cell>
          <table:table-cell table:formula="of:=[.J25]-[.K25]" office:value-type="float" office:value="86.46" calcext:value-type="float">
            <text:p>86,46</text:p>
          </table:table-cell>
          <table:table-cell table:formula="of:=[.M25]-[.N25]" office:value-type="float" office:value="196.5" calcext:value-type="float">
            <text:p>196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535094738006592" calcext:value-type="float">
            <text:p>0,005350947380066</text:p>
          </table:table-cell>
          <table:table-cell office:value-type="float" office:value="1184.54" calcext:value-type="float">
            <text:p>1184,54</text:p>
          </table:table-cell>
          <table:table-cell office:value-type="float" office:value="746" calcext:value-type="float">
            <text:p>746</text:p>
          </table:table-cell>
          <table:table-cell office:value-type="float" office:value="0.0334761762619019" calcext:value-type="float">
            <text:p>0,033476176261902</text:p>
          </table:table-cell>
          <table:table-cell office:value-type="float" office:value="643.34" calcext:value-type="float">
            <text:p>643,34</text:p>
          </table:table-cell>
          <table:table-cell office:value-type="float" office:value="492" calcext:value-type="float">
            <text:p>492</text:p>
          </table:table-cell>
          <table:table-cell office:value-type="float" office:value="0.200776824951172" calcext:value-type="float">
            <text:p>0,200776824951172</text:p>
          </table:table-cell>
          <table:table-cell office:value-type="float" office:value="544.49" calcext:value-type="float">
            <text:p>544,49</text:p>
          </table:table-cell>
          <table:table-cell office:value-type="float" office:value="463" calcext:value-type="float">
            <text:p>463</text:p>
          </table:table-cell>
          <table:table-cell office:value-type="float" office:value="0.202493646144867" calcext:value-type="float">
            <text:p>0,202493646144867</text:p>
          </table:table-cell>
          <table:table-cell office:value-type="float" office:value="697.7" calcext:value-type="float">
            <text:p>697,7</text:p>
          </table:table-cell>
          <table:table-cell office:value-type="float" office:value="583" calcext:value-type="float">
            <text:p>583</text:p>
          </table:table-cell>
          <table:table-cell table:formula="of:=[.D26]-[.E26]" office:value-type="float" office:value="438.54" calcext:value-type="float">
            <text:p>438,54</text:p>
          </table:table-cell>
          <table:table-cell table:formula="of:=[.G26]-[.H26]" office:value-type="float" office:value="151.34" calcext:value-type="float">
            <text:p>151,34</text:p>
          </table:table-cell>
          <table:table-cell table:formula="of:=[.J26]-[.K26]" office:value-type="float" office:value="81.49" calcext:value-type="float">
            <text:p>81,49</text:p>
          </table:table-cell>
          <table:table-cell table:formula="of:=[.M26]-[.N26]" office:value-type="float" office:value="114.7" calcext:value-type="float">
            <text:p>114,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510242700576782" calcext:value-type="float">
            <text:p>0,005102427005768</text:p>
          </table:table-cell>
          <table:table-cell office:value-type="float" office:value="1224.55" calcext:value-type="float">
            <text:p>1224,55</text:p>
          </table:table-cell>
          <table:table-cell office:value-type="float" office:value="681" calcext:value-type="float">
            <text:p>681</text:p>
          </table:table-cell>
          <table:table-cell office:value-type="float" office:value="0.0374677634239197" calcext:value-type="float">
            <text:p>0,03746776342392</text:p>
          </table:table-cell>
          <table:table-cell office:value-type="float" office:value="677.61" calcext:value-type="float">
            <text:p>677,61</text:p>
          </table:table-cell>
          <table:table-cell office:value-type="float" office:value="515" calcext:value-type="float">
            <text:p>515</text:p>
          </table:table-cell>
          <table:table-cell office:value-type="float" office:value="0.20105749130249" calcext:value-type="float">
            <text:p>0,20105749130249</text:p>
          </table:table-cell>
          <table:table-cell office:value-type="float" office:value="575.53" calcext:value-type="float">
            <text:p>575,53</text:p>
          </table:table-cell>
          <table:table-cell office:value-type="float" office:value="484" calcext:value-type="float">
            <text:p>484</text:p>
          </table:table-cell>
          <table:table-cell office:value-type="float" office:value="0.202669751644135" calcext:value-type="float">
            <text:p>0,202669751644135</text:p>
          </table:table-cell>
          <table:table-cell office:value-type="float" office:value="720.11" calcext:value-type="float">
            <text:p>720,11</text:p>
          </table:table-cell>
          <table:table-cell office:value-type="float" office:value="599" calcext:value-type="float">
            <text:p>599</text:p>
          </table:table-cell>
          <table:table-cell table:formula="of:=[.D27]-[.E27]" office:value-type="float" office:value="543.55" calcext:value-type="float">
            <text:p>543,55</text:p>
          </table:table-cell>
          <table:table-cell table:formula="of:=[.G27]-[.H27]" office:value-type="float" office:value="162.61" calcext:value-type="float">
            <text:p>162,61</text:p>
          </table:table-cell>
          <table:table-cell table:formula="of:=[.J27]-[.K27]" office:value-type="float" office:value="91.53" calcext:value-type="float">
            <text:p>91,53</text:p>
          </table:table-cell>
          <table:table-cell table:formula="of:=[.M27]-[.N27]" office:value-type="float" office:value="121.11" calcext:value-type="float">
            <text:p>121,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552235841751099" calcext:value-type="float">
            <text:p>0,005522358417511</text:p>
          </table:table-cell>
          <table:table-cell office:value-type="float" office:value="1432.53" calcext:value-type="float">
            <text:p>1432,53</text:p>
          </table:table-cell>
          <table:table-cell office:value-type="float" office:value="945" calcext:value-type="float">
            <text:p>945</text:p>
          </table:table-cell>
          <table:table-cell office:value-type="float" office:value="0.0345974087715149" calcext:value-type="float">
            <text:p>0,034597408771515</text:p>
          </table:table-cell>
          <table:table-cell office:value-type="float" office:value="795.19" calcext:value-type="float">
            <text:p>795,19</text:p>
          </table:table-cell>
          <table:table-cell office:value-type="float" office:value="634" calcext:value-type="float">
            <text:p>634</text:p>
          </table:table-cell>
          <table:table-cell office:value-type="float" office:value="0.200865318775177" calcext:value-type="float">
            <text:p>0,200865318775177</text:p>
          </table:table-cell>
          <table:table-cell office:value-type="float" office:value="661.84" calcext:value-type="float">
            <text:p>661,84</text:p>
          </table:table-cell>
          <table:table-cell office:value-type="float" office:value="562" calcext:value-type="float">
            <text:p>562</text:p>
          </table:table-cell>
          <table:table-cell office:value-type="float" office:value="0.202412328720093" calcext:value-type="float">
            <text:p>0,202412328720093</text:p>
          </table:table-cell>
          <table:table-cell office:value-type="float" office:value="925.15" calcext:value-type="float">
            <text:p>925,15</text:p>
          </table:table-cell>
          <table:table-cell office:value-type="float" office:value="753" calcext:value-type="float">
            <text:p>753</text:p>
          </table:table-cell>
          <table:table-cell table:formula="of:=[.D28]-[.E28]" office:value-type="float" office:value="487.53" calcext:value-type="float">
            <text:p>487,53</text:p>
          </table:table-cell>
          <table:table-cell table:formula="of:=[.G28]-[.H28]" office:value-type="float" office:value="161.19" calcext:value-type="float">
            <text:p>161,19</text:p>
          </table:table-cell>
          <table:table-cell table:formula="of:=[.J28]-[.K28]" office:value-type="float" office:value="99.84" calcext:value-type="float">
            <text:p>99,84</text:p>
          </table:table-cell>
          <table:table-cell table:formula="of:=[.M28]-[.N28]" office:value-type="float" office:value="172.15" calcext:value-type="float">
            <text:p>172,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511677742004395" calcext:value-type="float">
            <text:p>0,005116777420044</text:p>
          </table:table-cell>
          <table:table-cell office:value-type="float" office:value="1531.74" calcext:value-type="float">
            <text:p>1531,74</text:p>
          </table:table-cell>
          <table:table-cell office:value-type="float" office:value="985" calcext:value-type="float">
            <text:p>985</text:p>
          </table:table-cell>
          <table:table-cell office:value-type="float" office:value="0.0312917494773865" calcext:value-type="float">
            <text:p>0,031291749477387</text:p>
          </table:table-cell>
          <table:table-cell office:value-type="float" office:value="759.47" calcext:value-type="float">
            <text:p>759,47</text:p>
          </table:table-cell>
          <table:table-cell office:value-type="float" office:value="613" calcext:value-type="float">
            <text:p>613</text:p>
          </table:table-cell>
          <table:table-cell office:value-type="float" office:value="0.200905365943909" calcext:value-type="float">
            <text:p>0,200905365943909</text:p>
          </table:table-cell>
          <table:table-cell office:value-type="float" office:value="639.6" calcext:value-type="float">
            <text:p>639,6</text:p>
          </table:table-cell>
          <table:table-cell office:value-type="float" office:value="571" calcext:value-type="float">
            <text:p>571</text:p>
          </table:table-cell>
          <table:table-cell office:value-type="float" office:value="0.202280180454254" calcext:value-type="float">
            <text:p>0,202280180454254</text:p>
          </table:table-cell>
          <table:table-cell office:value-type="float" office:value="900.94" calcext:value-type="float">
            <text:p>900,94</text:p>
          </table:table-cell>
          <table:table-cell office:value-type="float" office:value="697" calcext:value-type="float">
            <text:p>697</text:p>
          </table:table-cell>
          <table:table-cell table:formula="of:=[.D29]-[.E29]" office:value-type="float" office:value="546.74" calcext:value-type="float">
            <text:p>546,74</text:p>
          </table:table-cell>
          <table:table-cell table:formula="of:=[.G29]-[.H29]" office:value-type="float" office:value="146.47" calcext:value-type="float">
            <text:p>146,47</text:p>
          </table:table-cell>
          <table:table-cell table:formula="of:=[.J29]-[.K29]" office:value-type="float" office:value="68.6" calcext:value-type="float">
            <text:p>68,6</text:p>
          </table:table-cell>
          <table:table-cell table:formula="of:=[.M29]-[.N29]" office:value-type="float" office:value="203.94" calcext:value-type="float">
            <text:p>203,9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536584138870239" calcext:value-type="float">
            <text:p>0,005365841388702</text:p>
          </table:table-cell>
          <table:table-cell office:value-type="float" office:value="1508.28" calcext:value-type="float">
            <text:p>1508,28</text:p>
          </table:table-cell>
          <table:table-cell office:value-type="float" office:value="877" calcext:value-type="float">
            <text:p>877</text:p>
          </table:table-cell>
          <table:table-cell office:value-type="float" office:value="0.0339777731895447" calcext:value-type="float">
            <text:p>0,033977773189545</text:p>
          </table:table-cell>
          <table:table-cell office:value-type="float" office:value="686.47" calcext:value-type="float">
            <text:p>686,47</text:p>
          </table:table-cell>
          <table:table-cell office:value-type="float" office:value="455" calcext:value-type="float">
            <text:p>455</text:p>
          </table:table-cell>
          <table:table-cell office:value-type="float" office:value="0.201040427684784" calcext:value-type="float">
            <text:p>0,201040427684784</text:p>
          </table:table-cell>
          <table:table-cell office:value-type="float" office:value="585.48" calcext:value-type="float">
            <text:p>585,48</text:p>
          </table:table-cell>
          <table:table-cell office:value-type="float" office:value="455" calcext:value-type="float">
            <text:p>455</text:p>
          </table:table-cell>
          <table:table-cell office:value-type="float" office:value="0.202149302959442" calcext:value-type="float">
            <text:p>0,202149302959442</text:p>
          </table:table-cell>
          <table:table-cell office:value-type="float" office:value="862.86" calcext:value-type="float">
            <text:p>862,86</text:p>
          </table:table-cell>
          <table:table-cell office:value-type="float" office:value="639" calcext:value-type="float">
            <text:p>639</text:p>
          </table:table-cell>
          <table:table-cell table:formula="of:=[.D30]-[.E30]" office:value-type="float" office:value="631.28" calcext:value-type="float">
            <text:p>631,28</text:p>
          </table:table-cell>
          <table:table-cell table:formula="of:=[.G30]-[.H30]" office:value-type="float" office:value="231.47" calcext:value-type="float">
            <text:p>231,47</text:p>
          </table:table-cell>
          <table:table-cell table:formula="of:=[.J30]-[.K30]" office:value-type="float" office:value="130.48" calcext:value-type="float">
            <text:p>130,48</text:p>
          </table:table-cell>
          <table:table-cell table:formula="of:=[.M30]-[.N30]" office:value-type="float" office:value="223.86" calcext:value-type="float">
            <text:p>223,8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449066638946533" calcext:value-type="float">
            <text:p>0,004490666389465</text:p>
          </table:table-cell>
          <table:table-cell office:value-type="float" office:value="1810.23" calcext:value-type="float">
            <text:p>1810,23</text:p>
          </table:table-cell>
          <table:table-cell office:value-type="float" office:value="1169" calcext:value-type="float">
            <text:p>1169</text:p>
          </table:table-cell>
          <table:table-cell office:value-type="float" office:value="0.0298101687431335" calcext:value-type="float">
            <text:p>0,029810168743134</text:p>
          </table:table-cell>
          <table:table-cell office:value-type="float" office:value="825.55" calcext:value-type="float">
            <text:p>825,55</text:p>
          </table:table-cell>
          <table:table-cell office:value-type="float" office:value="652" calcext:value-type="float">
            <text:p>652</text:p>
          </table:table-cell>
          <table:table-cell office:value-type="float" office:value="0.200716154575348" calcext:value-type="float">
            <text:p>0,200716154575348</text:p>
          </table:table-cell>
          <table:table-cell office:value-type="float" office:value="686.97" calcext:value-type="float">
            <text:p>686,97</text:p>
          </table:table-cell>
          <table:table-cell office:value-type="float" office:value="632" calcext:value-type="float">
            <text:p>632</text:p>
          </table:table-cell>
          <table:table-cell office:value-type="float" office:value="0.202044022083282" calcext:value-type="float">
            <text:p>0,202044022083282</text:p>
          </table:table-cell>
          <table:table-cell office:value-type="float" office:value="1037.68" calcext:value-type="float">
            <text:p>1037,68</text:p>
          </table:table-cell>
          <table:table-cell office:value-type="float" office:value="749" calcext:value-type="float">
            <text:p>749</text:p>
          </table:table-cell>
          <table:table-cell table:formula="of:=[.D31]-[.E31]" office:value-type="float" office:value="641.23" calcext:value-type="float">
            <text:p>641,23</text:p>
          </table:table-cell>
          <table:table-cell table:formula="of:=[.G31]-[.H31]" office:value-type="float" office:value="173.55" calcext:value-type="float">
            <text:p>173,55</text:p>
          </table:table-cell>
          <table:table-cell table:formula="of:=[.J31]-[.K31]" office:value-type="float" office:value="54.97" calcext:value-type="float">
            <text:p>54,97</text:p>
          </table:table-cell>
          <table:table-cell table:formula="of:=[.M31]-[.N31]" office:value-type="float" office:value="288.68" calcext:value-type="float">
            <text:p>288,68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146520607471466" calcext:value-type="float">
            <text:p>0,146520607471466</text:p>
          </table:table-cell>
          <table:table-cell table:formula="of:=SUM([.D2:.D31])" office:value-type="float" office:value="42113.81" calcext:value-type="float">
            <text:p>42113,81</text:p>
          </table:table-cell>
          <table:table-cell table:formula="of:=SUM([.E2:.E31])" office:value-type="float" office:value="26627" calcext:value-type="float">
            <text:p>26627</text:p>
          </table:table-cell>
          <table:table-cell table:formula="of:=SUM([.F2:.F31])" office:value-type="float" office:value="1.00040484428406" calcext:value-type="float">
            <text:p>1,00040484428406</text:p>
          </table:table-cell>
          <table:table-cell table:formula="of:=SUM([.G2:.G31])" office:value-type="float" office:value="21589.15" calcext:value-type="float">
            <text:p>21589,15</text:p>
          </table:table-cell>
          <table:table-cell table:formula="of:=SUM([.H2:.H31])" office:value-type="float" office:value="15824" calcext:value-type="float">
            <text:p>15824</text:p>
          </table:table-cell>
          <table:table-cell table:formula="of:=SUM([.I2:.I31])" office:value-type="float" office:value="6.02641254425049" calcext:value-type="float">
            <text:p>6,02641254425049</text:p>
          </table:table-cell>
          <table:table-cell table:formula="of:=SUM([.J2:.J31])" office:value-type="float" office:value="17755.29" calcext:value-type="float">
            <text:p>17755,29</text:p>
          </table:table-cell>
          <table:table-cell table:formula="of:=SUM([.K2:.K31])" office:value-type="float" office:value="15000" calcext:value-type="float">
            <text:p>15000</text:p>
          </table:table-cell>
          <table:table-cell table:formula="of:=SUM([.L2:.L31])" office:value-type="float" office:value="6.06792810916901" calcext:value-type="float">
            <text:p>6,06792810916901</text:p>
          </table:table-cell>
          <table:table-cell table:formula="of:=SUM([.M2:.M31])" office:value-type="float" office:value="24881.92" calcext:value-type="float">
            <text:p>24881,92</text:p>
          </table:table-cell>
          <table:table-cell table:formula="of:=SUM([.N2:.N31])" office:value-type="float" office:value="18761" calcext:value-type="float">
            <text:p>18761</text:p>
          </table:table-cell>
          <table:table-cell table:formula="of:=SUM([.O2:.O31])/30" office:value-type="float" office:value="516.227" calcext:value-type="float">
            <text:p>516,227</text:p>
          </table:table-cell>
          <table:table-cell table:formula="of:=SUM([.P2:.P31])/30" office:value-type="float" office:value="192.171666666667" calcext:value-type="float">
            <text:p>192,171666666667</text:p>
          </table:table-cell>
          <table:table-cell table:formula="of:=SUM([.Q2:.Q31])/30" office:value-type="float" office:value="91.843" calcext:value-type="float">
            <text:p>91,843</text:p>
          </table:table-cell>
          <table:table-cell table:formula="of:=SUM([.R2:.R31])/30" office:value-type="float" office:value="204.030666666667" calcext:value-type="float">
            <text:p>204,030666666667</text:p>
          </table:table-cell>
        </table:table-row>
      </table:table>
      <table:table table:name="TESTBENCH_metaheu_ls_vnd_bvns_ts__niter_10_search_greedy_init_group_memory_10_times4ave_50_maxs_0.2" table:style-name="ta1">
        <table:shapes>
          <draw:frame draw:z-index="0" draw:style-name="gr1" draw:text-style-name="P1" svg:width="36.039cm" svg:height="9.005cm" svg:x="5.009cm" svg:y="15.804cm">
            <draw:object draw:notify-on-update-of-ranges="'TESTBENCH_metaheu_ls_vnd_bvns_ts__niter_10_search_greedy_init_group_memory_10_times4ave_50_maxs_0.2'.D1:'TESTBENCH_metaheu_ls_vnd_bvns_ts__niter_10_search_greedy_init_group_memory_10_times4ave_50_maxs_0.2'.D1 'TESTBENCH_metaheu_ls_vnd_bvns_ts__niter_10_search_greedy_init_group_memory_10_times4ave_50_maxs_0.2'.D2:'TESTBENCH_metaheu_ls_vnd_bvns_ts__niter_10_search_greedy_init_group_memory_10_times4ave_50_maxs_0.2'.D31 'TESTBENCH_metaheu_ls_vnd_bvns_ts__niter_10_search_greedy_init_group_memory_10_times4ave_50_maxs_0.2'.E1:'TESTBENCH_metaheu_ls_vnd_bvns_ts__niter_10_search_greedy_init_group_memory_10_times4ave_50_maxs_0.2'.E1 'TESTBENCH_metaheu_ls_vnd_bvns_ts__niter_10_search_greedy_init_group_memory_10_times4ave_50_maxs_0.2'.E2:'TESTBENCH_metaheu_ls_vnd_bvns_ts__niter_10_search_greedy_init_group_memory_10_times4ave_50_maxs_0.2'.E31 'TESTBENCH_metaheu_ls_vnd_bvns_ts__niter_10_search_greedy_init_group_memory_10_times4ave_50_maxs_0.2'.G1:'TESTBENCH_metaheu_ls_vnd_bvns_ts__niter_10_search_greedy_init_group_memory_10_times4ave_50_maxs_0.2'.G1 'TESTBENCH_metaheu_ls_vnd_bvns_ts__niter_10_search_greedy_init_group_memory_10_times4ave_50_maxs_0.2'.G2:'TESTBENCH_metaheu_ls_vnd_bvns_ts__niter_10_search_greedy_init_group_memory_10_times4ave_50_maxs_0.2'.G31 'TESTBENCH_metaheu_ls_vnd_bvns_ts__niter_10_search_greedy_init_group_memory_10_times4ave_50_maxs_0.2'.H1:'TESTBENCH_metaheu_ls_vnd_bvns_ts__niter_10_search_greedy_init_group_memory_10_times4ave_50_maxs_0.2'.H1 'TESTBENCH_metaheu_ls_vnd_bvns_ts__niter_10_search_greedy_init_group_memory_10_times4ave_50_maxs_0.2'.H2:'TESTBENCH_metaheu_ls_vnd_bvns_ts__niter_10_search_greedy_init_group_memory_10_times4ave_50_maxs_0.2'.H31 'TESTBENCH_metaheu_ls_vnd_bvns_ts__niter_10_search_greedy_init_group_memory_10_times4ave_50_maxs_0.2'.J1:'TESTBENCH_metaheu_ls_vnd_bvns_ts__niter_10_search_greedy_init_group_memory_10_times4ave_50_maxs_0.2'.J1 'TESTBENCH_metaheu_ls_vnd_bvns_ts__niter_10_search_greedy_init_group_memory_10_times4ave_50_maxs_0.2'.J2:'TESTBENCH_metaheu_ls_vnd_bvns_ts__niter_10_search_greedy_init_group_memory_10_times4ave_50_maxs_0.2'.J31 'TESTBENCH_metaheu_ls_vnd_bvns_ts__niter_10_search_greedy_init_group_memory_10_times4ave_50_maxs_0.2'.K1:'TESTBENCH_metaheu_ls_vnd_bvns_ts__niter_10_search_greedy_init_group_memory_10_times4ave_50_maxs_0.2'.K1 'TESTBENCH_metaheu_ls_vnd_bvns_ts__niter_10_search_greedy_init_group_memory_10_times4ave_50_maxs_0.2'.K2:'TESTBENCH_metaheu_ls_vnd_bvns_ts__niter_10_search_greedy_init_group_memory_10_times4ave_50_maxs_0.2'.K31 'TESTBENCH_metaheu_ls_vnd_bvns_ts__niter_10_search_greedy_init_group_memory_10_times4ave_50_maxs_0.2'.M1:'TESTBENCH_metaheu_ls_vnd_bvns_ts__niter_10_search_greedy_init_group_memory_10_times4ave_50_maxs_0.2'.M1 'TESTBENCH_metaheu_ls_vnd_bvns_ts__niter_10_search_greedy_init_group_memory_10_times4ave_50_maxs_0.2'.M2:'TESTBENCH_metaheu_ls_vnd_bvns_ts__niter_10_search_greedy_init_group_memory_10_times4ave_50_maxs_0.2'.M31 'TESTBENCH_metaheu_ls_vnd_bvns_ts__niter_10_search_greedy_init_group_memory_10_times4ave_50_maxs_0.2'.N1:'TESTBENCH_metaheu_ls_vnd_bvns_ts__niter_10_search_greedy_init_group_memory_10_times4ave_50_maxs_0.2'.N1 'TESTBENCH_metaheu_ls_vnd_bvns_ts__niter_10_search_greedy_init_group_memory_10_times4ave_50_maxs_0.2'.N2:'TESTBENCH_metaheu_ls_vnd_bvns_ts__niter_10_search_greedy_init_group_memory_10_times4ave_50_maxs_0.2'.N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36.039cm" svg:height="9.005cm" svg:x="5.009cm" svg:y="25.447cm">
            <draw:object draw:notify-on-update-of-ranges="'TESTBENCH_metaheu_ls_vnd_bvns_ts__niter_10_search_greedy_init_group_memory_10_times4ave_50_maxs_0.2'.D1:'TESTBENCH_metaheu_ls_vnd_bvns_ts__niter_10_search_greedy_init_group_memory_10_times4ave_50_maxs_0.2'.D1 'TESTBENCH_metaheu_ls_vnd_bvns_ts__niter_10_search_greedy_init_group_memory_10_times4ave_50_maxs_0.2'.D2:'TESTBENCH_metaheu_ls_vnd_bvns_ts__niter_10_search_greedy_init_group_memory_10_times4ave_50_maxs_0.2'.D31 'TESTBENCH_metaheu_ls_vnd_bvns_ts__niter_10_search_greedy_init_group_memory_10_times4ave_50_maxs_0.2'.G1:'TESTBENCH_metaheu_ls_vnd_bvns_ts__niter_10_search_greedy_init_group_memory_10_times4ave_50_maxs_0.2'.G1 'TESTBENCH_metaheu_ls_vnd_bvns_ts__niter_10_search_greedy_init_group_memory_10_times4ave_50_maxs_0.2'.G2:'TESTBENCH_metaheu_ls_vnd_bvns_ts__niter_10_search_greedy_init_group_memory_10_times4ave_50_maxs_0.2'.G31 'TESTBENCH_metaheu_ls_vnd_bvns_ts__niter_10_search_greedy_init_group_memory_10_times4ave_50_maxs_0.2'.J1:'TESTBENCH_metaheu_ls_vnd_bvns_ts__niter_10_search_greedy_init_group_memory_10_times4ave_50_maxs_0.2'.J1 'TESTBENCH_metaheu_ls_vnd_bvns_ts__niter_10_search_greedy_init_group_memory_10_times4ave_50_maxs_0.2'.J2:'TESTBENCH_metaheu_ls_vnd_bvns_ts__niter_10_search_greedy_init_group_memory_10_times4ave_50_maxs_0.2'.J31 'TESTBENCH_metaheu_ls_vnd_bvns_ts__niter_10_search_greedy_init_group_memory_10_times4ave_50_maxs_0.2'.M1:'TESTBENCH_metaheu_ls_vnd_bvns_ts__niter_10_search_greedy_init_group_memory_10_times4ave_50_maxs_0.2'.M1 'TESTBENCH_metaheu_ls_vnd_bvns_ts__niter_10_search_greedy_init_group_memory_10_times4ave_50_maxs_0.2'.M2:'TESTBENCH_metaheu_ls_vnd_bvns_ts__niter_10_search_greedy_init_group_memory_10_times4ave_50_maxs_0.2'.M3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1" draw:text-style-name="P1" svg:width="36.039cm" svg:height="9.005cm" svg:x="5.009cm" svg:y="35.515cm">
            <draw:object draw:notify-on-update-of-ranges="'TESTBENCH_metaheu_ls_vnd_bvns_ts__niter_10_search_greedy_init_group_memory_10_times4ave_50_maxs_0.2'.E1:'TESTBENCH_metaheu_ls_vnd_bvns_ts__niter_10_search_greedy_init_group_memory_10_times4ave_50_maxs_0.2'.E1 'TESTBENCH_metaheu_ls_vnd_bvns_ts__niter_10_search_greedy_init_group_memory_10_times4ave_50_maxs_0.2'.E2:'TESTBENCH_metaheu_ls_vnd_bvns_ts__niter_10_search_greedy_init_group_memory_10_times4ave_50_maxs_0.2'.E31 'TESTBENCH_metaheu_ls_vnd_bvns_ts__niter_10_search_greedy_init_group_memory_10_times4ave_50_maxs_0.2'.H1:'TESTBENCH_metaheu_ls_vnd_bvns_ts__niter_10_search_greedy_init_group_memory_10_times4ave_50_maxs_0.2'.H1 'TESTBENCH_metaheu_ls_vnd_bvns_ts__niter_10_search_greedy_init_group_memory_10_times4ave_50_maxs_0.2'.H2:'TESTBENCH_metaheu_ls_vnd_bvns_ts__niter_10_search_greedy_init_group_memory_10_times4ave_50_maxs_0.2'.H31 'TESTBENCH_metaheu_ls_vnd_bvns_ts__niter_10_search_greedy_init_group_memory_10_times4ave_50_maxs_0.2'.K1:'TESTBENCH_metaheu_ls_vnd_bvns_ts__niter_10_search_greedy_init_group_memory_10_times4ave_50_maxs_0.2'.K1 'TESTBENCH_metaheu_ls_vnd_bvns_ts__niter_10_search_greedy_init_group_memory_10_times4ave_50_maxs_0.2'.K2:'TESTBENCH_metaheu_ls_vnd_bvns_ts__niter_10_search_greedy_init_group_memory_10_times4ave_50_maxs_0.2'.K31 'TESTBENCH_metaheu_ls_vnd_bvns_ts__niter_10_search_greedy_init_group_memory_10_times4ave_50_maxs_0.2'.N1:'TESTBENCH_metaheu_ls_vnd_bvns_ts__niter_10_search_greedy_init_group_memory_10_times4ave_50_maxs_0.2'.N1 'TESTBENCH_metaheu_ls_vnd_bvns_ts__niter_10_search_greedy_init_group_memory_10_times4ave_50_maxs_0.2'.N2:'TESTBENCH_metaheu_ls_vnd_bvns_ts__niter_10_search_greedy_init_group_memory_10_times4ave_50_maxs_0.2'.N3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1" draw:text-style-name="P1" svg:width="17.471cm" svg:height="9.005cm" svg:x="4.79cm" svg:y="45.448cm">
            <draw:object draw:notify-on-update-of-ranges="'TESTBENCH_metaheu_ls_vnd_bvns_ts__niter_10_search_greedy_init_group_memory_10_times4ave_50_maxs_0.2'.D1:'TESTBENCH_metaheu_ls_vnd_bvns_ts__niter_10_search_greedy_init_group_memory_10_times4ave_50_maxs_0.2'.D1 'TESTBENCH_metaheu_ls_vnd_bvns_ts__niter_10_search_greedy_init_group_memory_10_times4ave_50_maxs_0.2'.D2:'TESTBENCH_metaheu_ls_vnd_bvns_ts__niter_10_search_greedy_init_group_memory_10_times4ave_50_maxs_0.2'.D31 'TESTBENCH_metaheu_ls_vnd_bvns_ts__niter_10_search_greedy_init_group_memory_10_times4ave_50_maxs_0.2'.E1:'TESTBENCH_metaheu_ls_vnd_bvns_ts__niter_10_search_greedy_init_group_memory_10_times4ave_50_maxs_0.2'.E1 'TESTBENCH_metaheu_ls_vnd_bvns_ts__niter_10_search_greedy_init_group_memory_10_times4ave_50_maxs_0.2'.E2:'TESTBENCH_metaheu_ls_vnd_bvns_ts__niter_10_search_greedy_init_group_memory_10_times4ave_50_maxs_0.2'.E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4" draw:style-name="gr1" draw:text-style-name="P1" svg:width="17.471cm" svg:height="9.005cm" svg:x="23.36cm" svg:y="45.501cm">
            <draw:object draw:notify-on-update-of-ranges="'TESTBENCH_metaheu_ls_vnd_bvns_ts__niter_10_search_greedy_init_group_memory_10_times4ave_50_maxs_0.2'.G1:'TESTBENCH_metaheu_ls_vnd_bvns_ts__niter_10_search_greedy_init_group_memory_10_times4ave_50_maxs_0.2'.G1 'TESTBENCH_metaheu_ls_vnd_bvns_ts__niter_10_search_greedy_init_group_memory_10_times4ave_50_maxs_0.2'.G2:'TESTBENCH_metaheu_ls_vnd_bvns_ts__niter_10_search_greedy_init_group_memory_10_times4ave_50_maxs_0.2'.G31 'TESTBENCH_metaheu_ls_vnd_bvns_ts__niter_10_search_greedy_init_group_memory_10_times4ave_50_maxs_0.2'.H1:'TESTBENCH_metaheu_ls_vnd_bvns_ts__niter_10_search_greedy_init_group_memory_10_times4ave_50_maxs_0.2'.H1 'TESTBENCH_metaheu_ls_vnd_bvns_ts__niter_10_search_greedy_init_group_memory_10_times4ave_50_maxs_0.2'.H2:'TESTBENCH_metaheu_ls_vnd_bvns_ts__niter_10_search_greedy_init_group_memory_10_times4ave_50_maxs_0.2'.H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5" draw:style-name="gr1" draw:text-style-name="P1" svg:width="17.471cm" svg:height="9.005cm" svg:x="5.028cm" svg:y="54.717cm">
            <draw:object draw:notify-on-update-of-ranges="'TESTBENCH_metaheu_ls_vnd_bvns_ts__niter_10_search_greedy_init_group_memory_10_times4ave_50_maxs_0.2'.J1:'TESTBENCH_metaheu_ls_vnd_bvns_ts__niter_10_search_greedy_init_group_memory_10_times4ave_50_maxs_0.2'.J1 'TESTBENCH_metaheu_ls_vnd_bvns_ts__niter_10_search_greedy_init_group_memory_10_times4ave_50_maxs_0.2'.J2:'TESTBENCH_metaheu_ls_vnd_bvns_ts__niter_10_search_greedy_init_group_memory_10_times4ave_50_maxs_0.2'.J31 'TESTBENCH_metaheu_ls_vnd_bvns_ts__niter_10_search_greedy_init_group_memory_10_times4ave_50_maxs_0.2'.K1:'TESTBENCH_metaheu_ls_vnd_bvns_ts__niter_10_search_greedy_init_group_memory_10_times4ave_50_maxs_0.2'.K1 'TESTBENCH_metaheu_ls_vnd_bvns_ts__niter_10_search_greedy_init_group_memory_10_times4ave_50_maxs_0.2'.K2:'TESTBENCH_metaheu_ls_vnd_bvns_ts__niter_10_search_greedy_init_group_memory_10_times4ave_50_maxs_0.2'.K31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6" draw:style-name="gr1" draw:text-style-name="P1" svg:width="17.471cm" svg:height="9.005cm" svg:x="23.707cm" svg:y="54.876cm">
            <draw:object draw:notify-on-update-of-ranges="'TESTBENCH_metaheu_ls_vnd_bvns_ts__niter_10_search_greedy_init_group_memory_10_times4ave_50_maxs_0.2'.M1:'TESTBENCH_metaheu_ls_vnd_bvns_ts__niter_10_search_greedy_init_group_memory_10_times4ave_50_maxs_0.2'.M1 'TESTBENCH_metaheu_ls_vnd_bvns_ts__niter_10_search_greedy_init_group_memory_10_times4ave_50_maxs_0.2'.M2:'TESTBENCH_metaheu_ls_vnd_bvns_ts__niter_10_search_greedy_init_group_memory_10_times4ave_50_maxs_0.2'.M31 'TESTBENCH_metaheu_ls_vnd_bvns_ts__niter_10_search_greedy_init_group_memory_10_times4ave_50_maxs_0.2'.N1:'TESTBENCH_metaheu_ls_vnd_bvns_ts__niter_10_search_greedy_init_group_memory_10_times4ave_50_maxs_0.2'.N1 'TESTBENCH_metaheu_ls_vnd_bvns_ts__niter_10_search_greedy_init_group_memory_10_times4ave_50_maxs_0.2'.N2:'TESTBENCH_metaheu_ls_vnd_bvns_ts__niter_10_search_greedy_init_group_memory_10_times4ave_50_maxs_0.2'.N31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1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666130304336548" calcext:value-type="float">
            <text:p>0,006661303043365</text:p>
          </table:table-cell>
          <table:table-cell office:value-type="float" office:value="972.75" calcext:value-type="float">
            <text:p>972,75</text:p>
          </table:table-cell>
          <table:table-cell office:value-type="float" office:value="689" calcext:value-type="float">
            <text:p>689</text:p>
          </table:table-cell>
          <table:table-cell office:value-type="float" office:value="0.0322478079795837" calcext:value-type="float">
            <text:p>0,032247807979584</text:p>
          </table:table-cell>
          <table:table-cell office:value-type="float" office:value="685.74" calcext:value-type="float">
            <text:p>685,74</text:p>
          </table:table-cell>
          <table:table-cell office:value-type="float" office:value="502" calcext:value-type="float">
            <text:p>502</text:p>
          </table:table-cell>
          <table:table-cell office:value-type="float" office:value="0.201210811138153" calcext:value-type="float">
            <text:p>0,201210811138153</text:p>
          </table:table-cell>
          <table:table-cell office:value-type="float" office:value="586.65" calcext:value-type="float">
            <text:p>586,65</text:p>
          </table:table-cell>
          <table:table-cell office:value-type="float" office:value="502" calcext:value-type="float">
            <text:p>502</text:p>
          </table:table-cell>
          <table:table-cell office:value-type="float" office:value="0.20327211856842" calcext:value-type="float">
            <text:p>0,20327211856842</text:p>
          </table:table-cell>
          <table:table-cell office:value-type="float" office:value="757.47" calcext:value-type="float">
            <text:p>757,47</text:p>
          </table:table-cell>
          <table:table-cell office:value-type="float" office:value="574" calcext:value-type="float">
            <text:p>574</text:p>
          </table:table-cell>
          <table:table-cell table:formula="of:=[.D2]-[.E2]" office:value-type="float" office:value="283.75" calcext:value-type="float">
            <text:p>283,75</text:p>
          </table:table-cell>
          <table:table-cell table:formula="of:=[.G2]-[.H2]" office:value-type="float" office:value="183.74" calcext:value-type="float">
            <text:p>183,74</text:p>
          </table:table-cell>
          <table:table-cell table:formula="of:=[.J2]-[.K2]" office:value-type="float" office:value="84.65" calcext:value-type="float">
            <text:p>84,65</text:p>
          </table:table-cell>
          <table:table-cell table:formula="of:=[.M2]-[.N2]" office:value-type="float" office:value="183.47" calcext:value-type="float">
            <text:p>183,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569707870483398" calcext:value-type="float">
            <text:p>0,005697078704834</text:p>
          </table:table-cell>
          <table:table-cell office:value-type="float" office:value="991.22" calcext:value-type="float">
            <text:p>991,22</text:p>
          </table:table-cell>
          <table:table-cell office:value-type="float" office:value="739" calcext:value-type="float">
            <text:p>739</text:p>
          </table:table-cell>
          <table:table-cell office:value-type="float" office:value="0.0264943528175354" calcext:value-type="float">
            <text:p>0,026494352817535</text:p>
          </table:table-cell>
          <table:table-cell office:value-type="float" office:value="677.85" calcext:value-type="float">
            <text:p>677,85</text:p>
          </table:table-cell>
          <table:table-cell office:value-type="float" office:value="499" calcext:value-type="float">
            <text:p>499</text:p>
          </table:table-cell>
          <table:table-cell office:value-type="float" office:value="0.201276469230652" calcext:value-type="float">
            <text:p>0,201276469230652</text:p>
          </table:table-cell>
          <table:table-cell office:value-type="float" office:value="564.54" calcext:value-type="float">
            <text:p>564,54</text:p>
          </table:table-cell>
          <table:table-cell office:value-type="float" office:value="499" calcext:value-type="float">
            <text:p>499</text:p>
          </table:table-cell>
          <table:table-cell office:value-type="float" office:value="0.203702661991119" calcext:value-type="float">
            <text:p>0,203702661991119</text:p>
          </table:table-cell>
          <table:table-cell office:value-type="float" office:value="732.49" calcext:value-type="float">
            <text:p>732,49</text:p>
          </table:table-cell>
          <table:table-cell office:value-type="float" office:value="575" calcext:value-type="float">
            <text:p>575</text:p>
          </table:table-cell>
          <table:table-cell table:formula="of:=[.D3]-[.E3]" office:value-type="float" office:value="252.22" calcext:value-type="float">
            <text:p>252,22</text:p>
          </table:table-cell>
          <table:table-cell table:formula="of:=[.G3]-[.H3]" office:value-type="float" office:value="178.85" calcext:value-type="float">
            <text:p>178,85</text:p>
          </table:table-cell>
          <table:table-cell table:formula="of:=[.J3]-[.K3]" office:value-type="float" office:value="65.54" calcext:value-type="float">
            <text:p>65,54</text:p>
          </table:table-cell>
          <table:table-cell table:formula="of:=[.M3]-[.N3]" office:value-type="float" office:value="157.49" calcext:value-type="float">
            <text:p>157,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439718723297119" calcext:value-type="float">
            <text:p>0,004397187232971</text:p>
          </table:table-cell>
          <table:table-cell office:value-type="float" office:value="1032.46" calcext:value-type="float">
            <text:p>1032,46</text:p>
          </table:table-cell>
          <table:table-cell office:value-type="float" office:value="674" calcext:value-type="float">
            <text:p>674</text:p>
          </table:table-cell>
          <table:table-cell office:value-type="float" office:value="0.0244555163383484" calcext:value-type="float">
            <text:p>0,024455516338348</text:p>
          </table:table-cell>
          <table:table-cell office:value-type="float" office:value="655.35" calcext:value-type="float">
            <text:p>655,35</text:p>
          </table:table-cell>
          <table:table-cell office:value-type="float" office:value="489" calcext:value-type="float">
            <text:p>489</text:p>
          </table:table-cell>
          <table:table-cell office:value-type="float" office:value="0.201229662895203" calcext:value-type="float">
            <text:p>0,201229662895203</text:p>
          </table:table-cell>
          <table:table-cell office:value-type="float" office:value="531.17" calcext:value-type="float">
            <text:p>531,17</text:p>
          </table:table-cell>
          <table:table-cell office:value-type="float" office:value="465" calcext:value-type="float">
            <text:p>465</text:p>
          </table:table-cell>
          <table:table-cell office:value-type="float" office:value="0.203333642482758" calcext:value-type="float">
            <text:p>0,203333642482758</text:p>
          </table:table-cell>
          <table:table-cell office:value-type="float" office:value="726.95" calcext:value-type="float">
            <text:p>726,95</text:p>
          </table:table-cell>
          <table:table-cell office:value-type="float" office:value="556" calcext:value-type="float">
            <text:p>556</text:p>
          </table:table-cell>
          <table:table-cell table:formula="of:=[.D4]-[.E4]" office:value-type="float" office:value="358.46" calcext:value-type="float">
            <text:p>358,46</text:p>
          </table:table-cell>
          <table:table-cell table:formula="of:=[.G4]-[.H4]" office:value-type="float" office:value="166.35" calcext:value-type="float">
            <text:p>166,35</text:p>
          </table:table-cell>
          <table:table-cell table:formula="of:=[.J4]-[.K4]" office:value-type="float" office:value="66.17" calcext:value-type="float">
            <text:p>66,17</text:p>
          </table:table-cell>
          <table:table-cell table:formula="of:=[.M4]-[.N4]" office:value-type="float" office:value="170.95" calcext:value-type="float">
            <text:p>170,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701765060424805" calcext:value-type="float">
            <text:p>0,007017650604248</text:p>
          </table:table-cell>
          <table:table-cell office:value-type="float" office:value="925.08" calcext:value-type="float">
            <text:p>925,08</text:p>
          </table:table-cell>
          <table:table-cell office:value-type="float" office:value="702" calcext:value-type="float">
            <text:p>702</text:p>
          </table:table-cell>
          <table:table-cell office:value-type="float" office:value="0.0283827233314514" calcext:value-type="float">
            <text:p>0,028382723331451</text:p>
          </table:table-cell>
          <table:table-cell office:value-type="float" office:value="699.31" calcext:value-type="float">
            <text:p>699,31</text:p>
          </table:table-cell>
          <table:table-cell office:value-type="float" office:value="515" calcext:value-type="float">
            <text:p>515</text:p>
          </table:table-cell>
          <table:table-cell office:value-type="float" office:value="0.201106131076813" calcext:value-type="float">
            <text:p>0,201106131076813</text:p>
          </table:table-cell>
          <table:table-cell office:value-type="float" office:value="578.03" calcext:value-type="float">
            <text:p>578,03</text:p>
          </table:table-cell>
          <table:table-cell office:value-type="float" office:value="443" calcext:value-type="float">
            <text:p>443</text:p>
          </table:table-cell>
          <table:table-cell office:value-type="float" office:value="0.202558529376984" calcext:value-type="float">
            <text:p>0,202558529376984</text:p>
          </table:table-cell>
          <table:table-cell office:value-type="float" office:value="725.42" calcext:value-type="float">
            <text:p>725,42</text:p>
          </table:table-cell>
          <table:table-cell office:value-type="float" office:value="523" calcext:value-type="float">
            <text:p>523</text:p>
          </table:table-cell>
          <table:table-cell table:formula="of:=[.D5]-[.E5]" office:value-type="float" office:value="223.08" calcext:value-type="float">
            <text:p>223,08</text:p>
          </table:table-cell>
          <table:table-cell table:formula="of:=[.G5]-[.H5]" office:value-type="float" office:value="184.31" calcext:value-type="float">
            <text:p>184,31</text:p>
          </table:table-cell>
          <table:table-cell table:formula="of:=[.J5]-[.K5]" office:value-type="float" office:value="135.03" calcext:value-type="float">
            <text:p>135,03</text:p>
          </table:table-cell>
          <table:table-cell table:formula="of:=[.M5]-[.N5]" office:value-type="float" office:value="202.42" calcext:value-type="float">
            <text:p>202,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519238471984863" calcext:value-type="float">
            <text:p>0,005192384719849</text:p>
          </table:table-cell>
          <table:table-cell office:value-type="float" office:value="961.73" calcext:value-type="float">
            <text:p>961,73</text:p>
          </table:table-cell>
          <table:table-cell office:value-type="float" office:value="620" calcext:value-type="float">
            <text:p>620</text:p>
          </table:table-cell>
          <table:table-cell office:value-type="float" office:value="0.0284623980522156" calcext:value-type="float">
            <text:p>0,028462398052216</text:p>
          </table:table-cell>
          <table:table-cell office:value-type="float" office:value="609.45" calcext:value-type="float">
            <text:p>609,45</text:p>
          </table:table-cell>
          <table:table-cell office:value-type="float" office:value="436" calcext:value-type="float">
            <text:p>436</text:p>
          </table:table-cell>
          <table:table-cell office:value-type="float" office:value="0.201326804161072" calcext:value-type="float">
            <text:p>0,201326804161072</text:p>
          </table:table-cell>
          <table:table-cell office:value-type="float" office:value="488.84" calcext:value-type="float">
            <text:p>488,84</text:p>
          </table:table-cell>
          <table:table-cell office:value-type="float" office:value="408" calcext:value-type="float">
            <text:p>408</text:p>
          </table:table-cell>
          <table:table-cell office:value-type="float" office:value="0.203593990802765" calcext:value-type="float">
            <text:p>0,203593990802765</text:p>
          </table:table-cell>
          <table:table-cell office:value-type="float" office:value="657.67" calcext:value-type="float">
            <text:p>657,67</text:p>
          </table:table-cell>
          <table:table-cell office:value-type="float" office:value="461" calcext:value-type="float">
            <text:p>461</text:p>
          </table:table-cell>
          <table:table-cell table:formula="of:=[.D6]-[.E6]" office:value-type="float" office:value="341.73" calcext:value-type="float">
            <text:p>341,73</text:p>
          </table:table-cell>
          <table:table-cell table:formula="of:=[.G6]-[.H6]" office:value-type="float" office:value="173.45" calcext:value-type="float">
            <text:p>173,45</text:p>
          </table:table-cell>
          <table:table-cell table:formula="of:=[.J6]-[.K6]" office:value-type="float" office:value="80.84" calcext:value-type="float">
            <text:p>80,84</text:p>
          </table:table-cell>
          <table:table-cell table:formula="of:=[.M6]-[.N6]" office:value-type="float" office:value="196.67" calcext:value-type="float">
            <text:p>196,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61829400062561" calcext:value-type="float">
            <text:p>0,006182940006256</text:p>
          </table:table-cell>
          <table:table-cell office:value-type="float" office:value="1116.61" calcext:value-type="float">
            <text:p>1116,61</text:p>
          </table:table-cell>
          <table:table-cell office:value-type="float" office:value="841" calcext:value-type="float">
            <text:p>841</text:p>
          </table:table-cell>
          <table:table-cell office:value-type="float" office:value="0.0298737692832947" calcext:value-type="float">
            <text:p>0,029873769283295</text:p>
          </table:table-cell>
          <table:table-cell office:value-type="float" office:value="788.17" calcext:value-type="float">
            <text:p>788,17</text:p>
          </table:table-cell>
          <table:table-cell office:value-type="float" office:value="568" calcext:value-type="float">
            <text:p>568</text:p>
          </table:table-cell>
          <table:table-cell office:value-type="float" office:value="0.201161963939667" calcext:value-type="float">
            <text:p>0,201161963939667</text:p>
          </table:table-cell>
          <table:table-cell office:value-type="float" office:value="604.83" calcext:value-type="float">
            <text:p>604,83</text:p>
          </table:table-cell>
          <table:table-cell office:value-type="float" office:value="530" calcext:value-type="float">
            <text:p>530</text:p>
          </table:table-cell>
          <table:table-cell office:value-type="float" office:value="0.202357151508331" calcext:value-type="float">
            <text:p>0,202357151508331</text:p>
          </table:table-cell>
          <table:table-cell office:value-type="float" office:value="836.74" calcext:value-type="float">
            <text:p>836,74</text:p>
          </table:table-cell>
          <table:table-cell office:value-type="float" office:value="588" calcext:value-type="float">
            <text:p>588</text:p>
          </table:table-cell>
          <table:table-cell table:formula="of:=[.D7]-[.E7]" office:value-type="float" office:value="275.61" calcext:value-type="float">
            <text:p>275,61</text:p>
          </table:table-cell>
          <table:table-cell table:formula="of:=[.G7]-[.H7]" office:value-type="float" office:value="220.17" calcext:value-type="float">
            <text:p>220,17</text:p>
          </table:table-cell>
          <table:table-cell table:formula="of:=[.J7]-[.K7]" office:value-type="float" office:value="74.83" calcext:value-type="float">
            <text:p>74,83</text:p>
          </table:table-cell>
          <table:table-cell table:formula="of:=[.M7]-[.N7]" office:value-type="float" office:value="248.74" calcext:value-type="float">
            <text:p>248,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693627595901489" calcext:value-type="float">
            <text:p>0,006936275959015</text:p>
          </table:table-cell>
          <table:table-cell office:value-type="float" office:value="1006.24" calcext:value-type="float">
            <text:p>1006,24</text:p>
          </table:table-cell>
          <table:table-cell office:value-type="float" office:value="689" calcext:value-type="float">
            <text:p>689</text:p>
          </table:table-cell>
          <table:table-cell office:value-type="float" office:value="0.0305548715591431" calcext:value-type="float">
            <text:p>0,030554871559143</text:p>
          </table:table-cell>
          <table:table-cell office:value-type="float" office:value="703.37" calcext:value-type="float">
            <text:p>703,37</text:p>
          </table:table-cell>
          <table:table-cell office:value-type="float" office:value="504" calcext:value-type="float">
            <text:p>504</text:p>
          </table:table-cell>
          <table:table-cell office:value-type="float" office:value="0.201069791316986" calcext:value-type="float">
            <text:p>0,201069791316986</text:p>
          </table:table-cell>
          <table:table-cell office:value-type="float" office:value="581.22" calcext:value-type="float">
            <text:p>581,22</text:p>
          </table:table-cell>
          <table:table-cell office:value-type="float" office:value="504" calcext:value-type="float">
            <text:p>504</text:p>
          </table:table-cell>
          <table:table-cell office:value-type="float" office:value="0.203082582950592" calcext:value-type="float">
            <text:p>0,203082582950592</text:p>
          </table:table-cell>
          <table:table-cell office:value-type="float" office:value="759.89" calcext:value-type="float">
            <text:p>759,89</text:p>
          </table:table-cell>
          <table:table-cell office:value-type="float" office:value="612" calcext:value-type="float">
            <text:p>612</text:p>
          </table:table-cell>
          <table:table-cell table:formula="of:=[.D8]-[.E8]" office:value-type="float" office:value="317.24" calcext:value-type="float">
            <text:p>317,24</text:p>
          </table:table-cell>
          <table:table-cell table:formula="of:=[.G8]-[.H8]" office:value-type="float" office:value="199.37" calcext:value-type="float">
            <text:p>199,37</text:p>
          </table:table-cell>
          <table:table-cell table:formula="of:=[.J8]-[.K8]" office:value-type="float" office:value="77.22" calcext:value-type="float">
            <text:p>77,22</text:p>
          </table:table-cell>
          <table:table-cell table:formula="of:=[.M8]-[.N8]" office:value-type="float" office:value="147.89" calcext:value-type="float">
            <text:p>147,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608360767364502" calcext:value-type="float">
            <text:p>0,006083607673645</text:p>
          </table:table-cell>
          <table:table-cell office:value-type="float" office:value="939.68" calcext:value-type="float">
            <text:p>939,68</text:p>
          </table:table-cell>
          <table:table-cell office:value-type="float" office:value="664" calcext:value-type="float">
            <text:p>664</text:p>
          </table:table-cell>
          <table:table-cell office:value-type="float" office:value="0.0293232774734497" calcext:value-type="float">
            <text:p>0,02932327747345</text:p>
          </table:table-cell>
          <table:table-cell office:value-type="float" office:value="676.54" calcext:value-type="float">
            <text:p>676,54</text:p>
          </table:table-cell>
          <table:table-cell office:value-type="float" office:value="485" calcext:value-type="float">
            <text:p>485</text:p>
          </table:table-cell>
          <table:table-cell office:value-type="float" office:value="0.201141018867493" calcext:value-type="float">
            <text:p>0,201141018867493</text:p>
          </table:table-cell>
          <table:table-cell office:value-type="float" office:value="543.06" calcext:value-type="float">
            <text:p>543,06</text:p>
          </table:table-cell>
          <table:table-cell office:value-type="float" office:value="464" calcext:value-type="float">
            <text:p>464</text:p>
          </table:table-cell>
          <table:table-cell office:value-type="float" office:value="0.202973980903625" calcext:value-type="float">
            <text:p>0,202973980903625</text:p>
          </table:table-cell>
          <table:table-cell office:value-type="float" office:value="711.63" calcext:value-type="float">
            <text:p>711,63</text:p>
          </table:table-cell>
          <table:table-cell office:value-type="float" office:value="543" calcext:value-type="float">
            <text:p>543</text:p>
          </table:table-cell>
          <table:table-cell table:formula="of:=[.D9]-[.E9]" office:value-type="float" office:value="275.68" calcext:value-type="float">
            <text:p>275,68</text:p>
          </table:table-cell>
          <table:table-cell table:formula="of:=[.G9]-[.H9]" office:value-type="float" office:value="191.54" calcext:value-type="float">
            <text:p>191,54</text:p>
          </table:table-cell>
          <table:table-cell table:formula="of:=[.J9]-[.K9]" office:value-type="float" office:value="79.0599999999999" calcext:value-type="float">
            <text:p>79,0599999999999</text:p>
          </table:table-cell>
          <table:table-cell table:formula="of:=[.M9]-[.N9]" office:value-type="float" office:value="168.63" calcext:value-type="float">
            <text:p>168,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559088468551636" calcext:value-type="float">
            <text:p>0,005590884685516</text:p>
          </table:table-cell>
          <table:table-cell office:value-type="float" office:value="1014.12" calcext:value-type="float">
            <text:p>1014,12</text:p>
          </table:table-cell>
          <table:table-cell office:value-type="float" office:value="693" calcext:value-type="float">
            <text:p>693</text:p>
          </table:table-cell>
          <table:table-cell office:value-type="float" office:value="0.0289987349510193" calcext:value-type="float">
            <text:p>0,028998734951019</text:p>
          </table:table-cell>
          <table:table-cell office:value-type="float" office:value="684.87" calcext:value-type="float">
            <text:p>684,87</text:p>
          </table:table-cell>
          <table:table-cell office:value-type="float" office:value="481" calcext:value-type="float">
            <text:p>481</text:p>
          </table:table-cell>
          <table:table-cell office:value-type="float" office:value="0.201032214164734" calcext:value-type="float">
            <text:p>0,201032214164734</text:p>
          </table:table-cell>
          <table:table-cell office:value-type="float" office:value="536.4" calcext:value-type="float">
            <text:p>536,4</text:p>
          </table:table-cell>
          <table:table-cell office:value-type="float" office:value="426" calcext:value-type="float">
            <text:p>426</text:p>
          </table:table-cell>
          <table:table-cell office:value-type="float" office:value="0.202864117622375" calcext:value-type="float">
            <text:p>0,202864117622375</text:p>
          </table:table-cell>
          <table:table-cell office:value-type="float" office:value="743.77" calcext:value-type="float">
            <text:p>743,77</text:p>
          </table:table-cell>
          <table:table-cell office:value-type="float" office:value="537" calcext:value-type="float">
            <text:p>537</text:p>
          </table:table-cell>
          <table:table-cell table:formula="of:=[.D10]-[.E10]" office:value-type="float" office:value="321.12" calcext:value-type="float">
            <text:p>321,12</text:p>
          </table:table-cell>
          <table:table-cell table:formula="of:=[.G10]-[.H10]" office:value-type="float" office:value="203.87" calcext:value-type="float">
            <text:p>203,87</text:p>
          </table:table-cell>
          <table:table-cell table:formula="of:=[.J10]-[.K10]" office:value-type="float" office:value="110.4" calcext:value-type="float">
            <text:p>110,4</text:p>
          </table:table-cell>
          <table:table-cell table:formula="of:=[.M10]-[.N10]" office:value-type="float" office:value="206.77" calcext:value-type="float">
            <text:p>206,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482973575592041" calcext:value-type="float">
            <text:p>0,00482973575592</text:p>
          </table:table-cell>
          <table:table-cell office:value-type="float" office:value="1049.38" calcext:value-type="float">
            <text:p>1049,38</text:p>
          </table:table-cell>
          <table:table-cell office:value-type="float" office:value="815" calcext:value-type="float">
            <text:p>815</text:p>
          </table:table-cell>
          <table:table-cell office:value-type="float" office:value="0.0273768591880798" calcext:value-type="float">
            <text:p>0,02737685918808</text:p>
          </table:table-cell>
          <table:table-cell office:value-type="float" office:value="700.02" calcext:value-type="float">
            <text:p>700,02</text:p>
          </table:table-cell>
          <table:table-cell office:value-type="float" office:value="540" calcext:value-type="float">
            <text:p>540</text:p>
          </table:table-cell>
          <table:table-cell office:value-type="float" office:value="0.201347687244415" calcext:value-type="float">
            <text:p>0,201347687244415</text:p>
          </table:table-cell>
          <table:table-cell office:value-type="float" office:value="565.74" calcext:value-type="float">
            <text:p>565,74</text:p>
          </table:table-cell>
          <table:table-cell office:value-type="float" office:value="511" calcext:value-type="float">
            <text:p>511</text:p>
          </table:table-cell>
          <table:table-cell office:value-type="float" office:value="0.203663277626038" calcext:value-type="float">
            <text:p>0,203663277626038</text:p>
          </table:table-cell>
          <table:table-cell office:value-type="float" office:value="781.19" calcext:value-type="float">
            <text:p>781,19</text:p>
          </table:table-cell>
          <table:table-cell office:value-type="float" office:value="588" calcext:value-type="float">
            <text:p>588</text:p>
          </table:table-cell>
          <table:table-cell table:formula="of:=[.D11]-[.E11]" office:value-type="float" office:value="234.38" calcext:value-type="float">
            <text:p>234,38</text:p>
          </table:table-cell>
          <table:table-cell table:formula="of:=[.G11]-[.H11]" office:value-type="float" office:value="160.02" calcext:value-type="float">
            <text:p>160,02</text:p>
          </table:table-cell>
          <table:table-cell table:formula="of:=[.J11]-[.K11]" office:value-type="float" office:value="54.74" calcext:value-type="float">
            <text:p>54,74</text:p>
          </table:table-cell>
          <table:table-cell table:formula="of:=[.M11]-[.N11]" office:value-type="float" office:value="193.19" calcext:value-type="float">
            <text:p>193,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602740287780762" calcext:value-type="float">
            <text:p>0,006027402877808</text:p>
          </table:table-cell>
          <table:table-cell office:value-type="float" office:value="1133.83" calcext:value-type="float">
            <text:p>1133,83</text:p>
          </table:table-cell>
          <table:table-cell office:value-type="float" office:value="791" calcext:value-type="float">
            <text:p>791</text:p>
          </table:table-cell>
          <table:table-cell office:value-type="float" office:value="0.0304984831809998" calcext:value-type="float">
            <text:p>0,030498483181</text:p>
          </table:table-cell>
          <table:table-cell office:value-type="float" office:value="813.79" calcext:value-type="float">
            <text:p>813,79</text:p>
          </table:table-cell>
          <table:table-cell office:value-type="float" office:value="554" calcext:value-type="float">
            <text:p>554</text:p>
          </table:table-cell>
          <table:table-cell office:value-type="float" office:value="0.2009335064888" calcext:value-type="float">
            <text:p>0,2009335064888</text:p>
          </table:table-cell>
          <table:table-cell office:value-type="float" office:value="659.85" calcext:value-type="float">
            <text:p>659,85</text:p>
          </table:table-cell>
          <table:table-cell office:value-type="float" office:value="554" calcext:value-type="float">
            <text:p>554</text:p>
          </table:table-cell>
          <table:table-cell office:value-type="float" office:value="0.202435657978058" calcext:value-type="float">
            <text:p>0,202435657978058</text:p>
          </table:table-cell>
          <table:table-cell office:value-type="float" office:value="882.72" calcext:value-type="float">
            <text:p>882,72</text:p>
          </table:table-cell>
          <table:table-cell office:value-type="float" office:value="684" calcext:value-type="float">
            <text:p>684</text:p>
          </table:table-cell>
          <table:table-cell table:formula="of:=[.D12]-[.E12]" office:value-type="float" office:value="342.83" calcext:value-type="float">
            <text:p>342,83</text:p>
          </table:table-cell>
          <table:table-cell table:formula="of:=[.G12]-[.H12]" office:value-type="float" office:value="259.79" calcext:value-type="float">
            <text:p>259,79</text:p>
          </table:table-cell>
          <table:table-cell table:formula="of:=[.J12]-[.K12]" office:value-type="float" office:value="105.85" calcext:value-type="float">
            <text:p>105,85</text:p>
          </table:table-cell>
          <table:table-cell table:formula="of:=[.M12]-[.N12]" office:value-type="float" office:value="198.72" calcext:value-type="float">
            <text:p>198,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556564569473267" calcext:value-type="float">
            <text:p>0,005565645694733</text:p>
          </table:table-cell>
          <table:table-cell office:value-type="float" office:value="1046.35" calcext:value-type="float">
            <text:p>1046,35</text:p>
          </table:table-cell>
          <table:table-cell office:value-type="float" office:value="687" calcext:value-type="float">
            <text:p>687</text:p>
          </table:table-cell>
          <table:table-cell office:value-type="float" office:value="0.0273592662811279" calcext:value-type="float">
            <text:p>0,027359266281128</text:p>
          </table:table-cell>
          <table:table-cell office:value-type="float" office:value="719.43" calcext:value-type="float">
            <text:p>719,43</text:p>
          </table:table-cell>
          <table:table-cell office:value-type="float" office:value="571" calcext:value-type="float">
            <text:p>571</text:p>
          </table:table-cell>
          <table:table-cell office:value-type="float" office:value="0.201145441532135" calcext:value-type="float">
            <text:p>0,201145441532135</text:p>
          </table:table-cell>
          <table:table-cell office:value-type="float" office:value="589.32" calcext:value-type="float">
            <text:p>589,32</text:p>
          </table:table-cell>
          <table:table-cell office:value-type="float" office:value="498" calcext:value-type="float">
            <text:p>498</text:p>
          </table:table-cell>
          <table:table-cell office:value-type="float" office:value="0.203036081790924" calcext:value-type="float">
            <text:p>0,203036081790924</text:p>
          </table:table-cell>
          <table:table-cell office:value-type="float" office:value="747.55" calcext:value-type="float">
            <text:p>747,55</text:p>
          </table:table-cell>
          <table:table-cell office:value-type="float" office:value="545" calcext:value-type="float">
            <text:p>545</text:p>
          </table:table-cell>
          <table:table-cell table:formula="of:=[.D13]-[.E13]" office:value-type="float" office:value="359.35" calcext:value-type="float">
            <text:p>359,35</text:p>
          </table:table-cell>
          <table:table-cell table:formula="of:=[.G13]-[.H13]" office:value-type="float" office:value="148.43" calcext:value-type="float">
            <text:p>148,43</text:p>
          </table:table-cell>
          <table:table-cell table:formula="of:=[.J13]-[.K13]" office:value-type="float" office:value="91.3200000000001" calcext:value-type="float">
            <text:p>91,3200000000001</text:p>
          </table:table-cell>
          <table:table-cell table:formula="of:=[.M13]-[.N13]" office:value-type="float" office:value="202.55" calcext:value-type="float">
            <text:p>202,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666186094284058" calcext:value-type="float">
            <text:p>0,006661860942841</text:p>
          </table:table-cell>
          <table:table-cell office:value-type="float" office:value="1017.14" calcext:value-type="float">
            <text:p>1017,14</text:p>
          </table:table-cell>
          <table:table-cell office:value-type="float" office:value="731" calcext:value-type="float">
            <text:p>731</text:p>
          </table:table-cell>
          <table:table-cell office:value-type="float" office:value="0.0315648555755615" calcext:value-type="float">
            <text:p>0,031564855575562</text:p>
          </table:table-cell>
          <table:table-cell office:value-type="float" office:value="702.26" calcext:value-type="float">
            <text:p>702,26</text:p>
          </table:table-cell>
          <table:table-cell office:value-type="float" office:value="545" calcext:value-type="float">
            <text:p>545</text:p>
          </table:table-cell>
          <table:table-cell office:value-type="float" office:value="0.201211302280426" calcext:value-type="float">
            <text:p>0,201211302280426</text:p>
          </table:table-cell>
          <table:table-cell office:value-type="float" office:value="588.66" calcext:value-type="float">
            <text:p>588,66</text:p>
          </table:table-cell>
          <table:table-cell office:value-type="float" office:value="476" calcext:value-type="float">
            <text:p>476</text:p>
          </table:table-cell>
          <table:table-cell office:value-type="float" office:value="0.203518824577332" calcext:value-type="float">
            <text:p>0,203518824577332</text:p>
          </table:table-cell>
          <table:table-cell office:value-type="float" office:value="728.59" calcext:value-type="float">
            <text:p>728,59</text:p>
          </table:table-cell>
          <table:table-cell office:value-type="float" office:value="533" calcext:value-type="float">
            <text:p>533</text:p>
          </table:table-cell>
          <table:table-cell table:formula="of:=[.D14]-[.E14]" office:value-type="float" office:value="286.14" calcext:value-type="float">
            <text:p>286,14</text:p>
          </table:table-cell>
          <table:table-cell table:formula="of:=[.G14]-[.H14]" office:value-type="float" office:value="157.26" calcext:value-type="float">
            <text:p>157,26</text:p>
          </table:table-cell>
          <table:table-cell table:formula="of:=[.J14]-[.K14]" office:value-type="float" office:value="112.66" calcext:value-type="float">
            <text:p>112,66</text:p>
          </table:table-cell>
          <table:table-cell table:formula="of:=[.M14]-[.N14]" office:value-type="float" office:value="195.59" calcext:value-type="float">
            <text:p>195,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532212018966675" calcext:value-type="float">
            <text:p>0,005322120189667</text:p>
          </table:table-cell>
          <table:table-cell office:value-type="float" office:value="1013.2" calcext:value-type="float">
            <text:p>1013,2</text:p>
          </table:table-cell>
          <table:table-cell office:value-type="float" office:value="684" calcext:value-type="float">
            <text:p>684</text:p>
          </table:table-cell>
          <table:table-cell office:value-type="float" office:value="0.0281704473495483" calcext:value-type="float">
            <text:p>0,028170447349548</text:p>
          </table:table-cell>
          <table:table-cell office:value-type="float" office:value="645.24" calcext:value-type="float">
            <text:p>645,24</text:p>
          </table:table-cell>
          <table:table-cell office:value-type="float" office:value="496" calcext:value-type="float">
            <text:p>496</text:p>
          </table:table-cell>
          <table:table-cell office:value-type="float" office:value="0.20137113571167" calcext:value-type="float">
            <text:p>0,20137113571167</text:p>
          </table:table-cell>
          <table:table-cell office:value-type="float" office:value="544.13" calcext:value-type="float">
            <text:p>544,13</text:p>
          </table:table-cell>
          <table:table-cell office:value-type="float" office:value="455" calcext:value-type="float">
            <text:p>455</text:p>
          </table:table-cell>
          <table:table-cell office:value-type="float" office:value="0.203580038547516" calcext:value-type="float">
            <text:p>0,203580038547516</text:p>
          </table:table-cell>
          <table:table-cell office:value-type="float" office:value="721.13" calcext:value-type="float">
            <text:p>721,13</text:p>
          </table:table-cell>
          <table:table-cell office:value-type="float" office:value="463" calcext:value-type="float">
            <text:p>463</text:p>
          </table:table-cell>
          <table:table-cell table:formula="of:=[.D15]-[.E15]" office:value-type="float" office:value="329.2" calcext:value-type="float">
            <text:p>329,2</text:p>
          </table:table-cell>
          <table:table-cell table:formula="of:=[.G15]-[.H15]" office:value-type="float" office:value="149.24" calcext:value-type="float">
            <text:p>149,24</text:p>
          </table:table-cell>
          <table:table-cell table:formula="of:=[.J15]-[.K15]" office:value-type="float" office:value="89.13" calcext:value-type="float">
            <text:p>89,13</text:p>
          </table:table-cell>
          <table:table-cell table:formula="of:=[.M15]-[.N15]" office:value-type="float" office:value="258.13" calcext:value-type="float">
            <text:p>258,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676248788833618" calcext:value-type="float">
            <text:p>0,006762487888336</text:p>
          </table:table-cell>
          <table:table-cell office:value-type="float" office:value="974.64" calcext:value-type="float">
            <text:p>974,64</text:p>
          </table:table-cell>
          <table:table-cell office:value-type="float" office:value="673" calcext:value-type="float">
            <text:p>673</text:p>
          </table:table-cell>
          <table:table-cell office:value-type="float" office:value="0.0291938161849976" calcext:value-type="float">
            <text:p>0,029193816184998</text:p>
          </table:table-cell>
          <table:table-cell office:value-type="float" office:value="693.88" calcext:value-type="float">
            <text:p>693,88</text:p>
          </table:table-cell>
          <table:table-cell office:value-type="float" office:value="556" calcext:value-type="float">
            <text:p>556</text:p>
          </table:table-cell>
          <table:table-cell office:value-type="float" office:value="0.201320352554321" calcext:value-type="float">
            <text:p>0,201320352554321</text:p>
          </table:table-cell>
          <table:table-cell office:value-type="float" office:value="592.48" calcext:value-type="float">
            <text:p>592,48</text:p>
          </table:table-cell>
          <table:table-cell office:value-type="float" office:value="533" calcext:value-type="float">
            <text:p>533</text:p>
          </table:table-cell>
          <table:table-cell office:value-type="float" office:value="0.20389972448349" calcext:value-type="float">
            <text:p>0,20389972448349</text:p>
          </table:table-cell>
          <table:table-cell office:value-type="float" office:value="724.32" calcext:value-type="float">
            <text:p>724,32</text:p>
          </table:table-cell>
          <table:table-cell office:value-type="float" office:value="566" calcext:value-type="float">
            <text:p>566</text:p>
          </table:table-cell>
          <table:table-cell table:formula="of:=[.D16]-[.E16]" office:value-type="float" office:value="301.64" calcext:value-type="float">
            <text:p>301,64</text:p>
          </table:table-cell>
          <table:table-cell table:formula="of:=[.G16]-[.H16]" office:value-type="float" office:value="137.88" calcext:value-type="float">
            <text:p>137,88</text:p>
          </table:table-cell>
          <table:table-cell table:formula="of:=[.J16]-[.K16]" office:value-type="float" office:value="59.48" calcext:value-type="float">
            <text:p>59,48</text:p>
          </table:table-cell>
          <table:table-cell table:formula="of:=[.M16]-[.N16]" office:value-type="float" office:value="158.32" calcext:value-type="float">
            <text:p>158,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506507158279419" calcext:value-type="float">
            <text:p>0,005065071582794</text:p>
          </table:table-cell>
          <table:table-cell office:value-type="float" office:value="1084.76" calcext:value-type="float">
            <text:p>1084,76</text:p>
          </table:table-cell>
          <table:table-cell office:value-type="float" office:value="823" calcext:value-type="float">
            <text:p>823</text:p>
          </table:table-cell>
          <table:table-cell office:value-type="float" office:value="0.0278920125961304" calcext:value-type="float">
            <text:p>0,02789201259613</text:p>
          </table:table-cell>
          <table:table-cell office:value-type="float" office:value="735.85" calcext:value-type="float">
            <text:p>735,85</text:p>
          </table:table-cell>
          <table:table-cell office:value-type="float" office:value="560" calcext:value-type="float">
            <text:p>560</text:p>
          </table:table-cell>
          <table:table-cell office:value-type="float" office:value="0.201141889095306" calcext:value-type="float">
            <text:p>0,201141889095306</text:p>
          </table:table-cell>
          <table:table-cell office:value-type="float" office:value="633.28" calcext:value-type="float">
            <text:p>633,28</text:p>
          </table:table-cell>
          <table:table-cell office:value-type="float" office:value="535" calcext:value-type="float">
            <text:p>535</text:p>
          </table:table-cell>
          <table:table-cell office:value-type="float" office:value="0.203547761440277" calcext:value-type="float">
            <text:p>0,203547761440277</text:p>
          </table:table-cell>
          <table:table-cell office:value-type="float" office:value="776.04" calcext:value-type="float">
            <text:p>776,04</text:p>
          </table:table-cell>
          <table:table-cell office:value-type="float" office:value="625" calcext:value-type="float">
            <text:p>625</text:p>
          </table:table-cell>
          <table:table-cell table:formula="of:=[.D17]-[.E17]" office:value-type="float" office:value="261.76" calcext:value-type="float">
            <text:p>261,76</text:p>
          </table:table-cell>
          <table:table-cell table:formula="of:=[.G17]-[.H17]" office:value-type="float" office:value="175.85" calcext:value-type="float">
            <text:p>175,85</text:p>
          </table:table-cell>
          <table:table-cell table:formula="of:=[.J17]-[.K17]" office:value-type="float" office:value="98.28" calcext:value-type="float">
            <text:p>98,28</text:p>
          </table:table-cell>
          <table:table-cell table:formula="of:=[.M17]-[.N17]" office:value-type="float" office:value="151.04" calcext:value-type="float">
            <text:p>151,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541825294494629" calcext:value-type="float">
            <text:p>0,005418252944946</text:p>
          </table:table-cell>
          <table:table-cell office:value-type="float" office:value="980.37" calcext:value-type="float">
            <text:p>980,37</text:p>
          </table:table-cell>
          <table:table-cell office:value-type="float" office:value="600" calcext:value-type="float">
            <text:p>600</text:p>
          </table:table-cell>
          <table:table-cell office:value-type="float" office:value="0.0280524277687073" calcext:value-type="float">
            <text:p>0,028052427768707</text:p>
          </table:table-cell>
          <table:table-cell office:value-type="float" office:value="632.88" calcext:value-type="float">
            <text:p>632,88</text:p>
          </table:table-cell>
          <table:table-cell office:value-type="float" office:value="422" calcext:value-type="float">
            <text:p>422</text:p>
          </table:table-cell>
          <table:table-cell office:value-type="float" office:value="0.201311166286468" calcext:value-type="float">
            <text:p>0,201311166286468</text:p>
          </table:table-cell>
          <table:table-cell office:value-type="float" office:value="489.51" calcext:value-type="float">
            <text:p>489,51</text:p>
          </table:table-cell>
          <table:table-cell office:value-type="float" office:value="373" calcext:value-type="float">
            <text:p>373</text:p>
          </table:table-cell>
          <table:table-cell office:value-type="float" office:value="0.202941033840179" calcext:value-type="float">
            <text:p>0,202941033840179</text:p>
          </table:table-cell>
          <table:table-cell office:value-type="float" office:value="681.57" calcext:value-type="float">
            <text:p>681,57</text:p>
          </table:table-cell>
          <table:table-cell office:value-type="float" office:value="452" calcext:value-type="float">
            <text:p>452</text:p>
          </table:table-cell>
          <table:table-cell table:formula="of:=[.D18]-[.E18]" office:value-type="float" office:value="380.37" calcext:value-type="float">
            <text:p>380,37</text:p>
          </table:table-cell>
          <table:table-cell table:formula="of:=[.G18]-[.H18]" office:value-type="float" office:value="210.88" calcext:value-type="float">
            <text:p>210,88</text:p>
          </table:table-cell>
          <table:table-cell table:formula="of:=[.J18]-[.K18]" office:value-type="float" office:value="116.51" calcext:value-type="float">
            <text:p>116,51</text:p>
          </table:table-cell>
          <table:table-cell table:formula="of:=[.M18]-[.N18]" office:value-type="float" office:value="229.57" calcext:value-type="float">
            <text:p>229,5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500518083572388" calcext:value-type="float">
            <text:p>0,005005180835724</text:p>
          </table:table-cell>
          <table:table-cell office:value-type="float" office:value="1114.64" calcext:value-type="float">
            <text:p>1114,64</text:p>
          </table:table-cell>
          <table:table-cell office:value-type="float" office:value="664" calcext:value-type="float">
            <text:p>664</text:p>
          </table:table-cell>
          <table:table-cell office:value-type="float" office:value="0.0295849347114563" calcext:value-type="float">
            <text:p>0,029584934711456</text:p>
          </table:table-cell>
          <table:table-cell office:value-type="float" office:value="768.28" calcext:value-type="float">
            <text:p>768,28</text:p>
          </table:table-cell>
          <table:table-cell office:value-type="float" office:value="584" calcext:value-type="float">
            <text:p>584</text:p>
          </table:table-cell>
          <table:table-cell office:value-type="float" office:value="0.201119606494904" calcext:value-type="float">
            <text:p>0,201119606494904</text:p>
          </table:table-cell>
          <table:table-cell office:value-type="float" office:value="643.49" calcext:value-type="float">
            <text:p>643,49</text:p>
          </table:table-cell>
          <table:table-cell office:value-type="float" office:value="558" calcext:value-type="float">
            <text:p>558</text:p>
          </table:table-cell>
          <table:table-cell office:value-type="float" office:value="0.203710663318634" calcext:value-type="float">
            <text:p>0,203710663318634</text:p>
          </table:table-cell>
          <table:table-cell office:value-type="float" office:value="836.15" calcext:value-type="float">
            <text:p>836,15</text:p>
          </table:table-cell>
          <table:table-cell office:value-type="float" office:value="626" calcext:value-type="float">
            <text:p>626</text:p>
          </table:table-cell>
          <table:table-cell table:formula="of:=[.D19]-[.E19]" office:value-type="float" office:value="450.64" calcext:value-type="float">
            <text:p>450,64</text:p>
          </table:table-cell>
          <table:table-cell table:formula="of:=[.G19]-[.H19]" office:value-type="float" office:value="184.28" calcext:value-type="float">
            <text:p>184,28</text:p>
          </table:table-cell>
          <table:table-cell table:formula="of:=[.J19]-[.K19]" office:value-type="float" office:value="85.49" calcext:value-type="float">
            <text:p>85,49</text:p>
          </table:table-cell>
          <table:table-cell table:formula="of:=[.M19]-[.N19]" office:value-type="float" office:value="210.15" calcext:value-type="float">
            <text:p>210,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690399646759033" calcext:value-type="float">
            <text:p>0,00690399646759</text:p>
          </table:table-cell>
          <table:table-cell office:value-type="float" office:value="941.35" calcext:value-type="float">
            <text:p>941,35</text:p>
          </table:table-cell>
          <table:table-cell office:value-type="float" office:value="590" calcext:value-type="float">
            <text:p>590</text:p>
          </table:table-cell>
          <table:table-cell office:value-type="float" office:value="0.0315880966186523" calcext:value-type="float">
            <text:p>0,031588096618652</text:p>
          </table:table-cell>
          <table:table-cell office:value-type="float" office:value="671.81" calcext:value-type="float">
            <text:p>671,81</text:p>
          </table:table-cell>
          <table:table-cell office:value-type="float" office:value="447" calcext:value-type="float">
            <text:p>447</text:p>
          </table:table-cell>
          <table:table-cell office:value-type="float" office:value="0.20112340927124" calcext:value-type="float">
            <text:p>0,20112340927124</text:p>
          </table:table-cell>
          <table:table-cell office:value-type="float" office:value="548.67" calcext:value-type="float">
            <text:p>548,67</text:p>
          </table:table-cell>
          <table:table-cell office:value-type="float" office:value="447" calcext:value-type="float">
            <text:p>447</text:p>
          </table:table-cell>
          <table:table-cell office:value-type="float" office:value="0.203427631855011" calcext:value-type="float">
            <text:p>0,203427631855011</text:p>
          </table:table-cell>
          <table:table-cell office:value-type="float" office:value="712.46" calcext:value-type="float">
            <text:p>712,46</text:p>
          </table:table-cell>
          <table:table-cell office:value-type="float" office:value="534" calcext:value-type="float">
            <text:p>534</text:p>
          </table:table-cell>
          <table:table-cell table:formula="of:=[.D20]-[.E20]" office:value-type="float" office:value="351.35" calcext:value-type="float">
            <text:p>351,35</text:p>
          </table:table-cell>
          <table:table-cell table:formula="of:=[.G20]-[.H20]" office:value-type="float" office:value="224.81" calcext:value-type="float">
            <text:p>224,81</text:p>
          </table:table-cell>
          <table:table-cell table:formula="of:=[.J20]-[.K20]" office:value-type="float" office:value="101.67" calcext:value-type="float">
            <text:p>101,67</text:p>
          </table:table-cell>
          <table:table-cell table:formula="of:=[.M20]-[.N20]" office:value-type="float" office:value="178.46" calcext:value-type="float">
            <text:p>178,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582957267761231" calcext:value-type="float">
            <text:p>0,005829572677612</text:p>
          </table:table-cell>
          <table:table-cell office:value-type="float" office:value="959.87" calcext:value-type="float">
            <text:p>959,87</text:p>
          </table:table-cell>
          <table:table-cell office:value-type="float" office:value="666" calcext:value-type="float">
            <text:p>666</text:p>
          </table:table-cell>
          <table:table-cell office:value-type="float" office:value="0.0289794921875" calcext:value-type="float">
            <text:p>0,0289794921875</text:p>
          </table:table-cell>
          <table:table-cell office:value-type="float" office:value="677.34" calcext:value-type="float">
            <text:p>677,34</text:p>
          </table:table-cell>
          <table:table-cell office:value-type="float" office:value="487" calcext:value-type="float">
            <text:p>487</text:p>
          </table:table-cell>
          <table:table-cell office:value-type="float" office:value="0.201195473670959" calcext:value-type="float">
            <text:p>0,201195473670959</text:p>
          </table:table-cell>
          <table:table-cell office:value-type="float" office:value="555.09" calcext:value-type="float">
            <text:p>555,09</text:p>
          </table:table-cell>
          <table:table-cell office:value-type="float" office:value="485" calcext:value-type="float">
            <text:p>485</text:p>
          </table:table-cell>
          <table:table-cell office:value-type="float" office:value="0.203229143619537" calcext:value-type="float">
            <text:p>0,203229143619537</text:p>
          </table:table-cell>
          <table:table-cell office:value-type="float" office:value="733.6" calcext:value-type="float">
            <text:p>733,6</text:p>
          </table:table-cell>
          <table:table-cell office:value-type="float" office:value="555" calcext:value-type="float">
            <text:p>555</text:p>
          </table:table-cell>
          <table:table-cell table:formula="of:=[.D21]-[.E21]" office:value-type="float" office:value="293.87" calcext:value-type="float">
            <text:p>293,87</text:p>
          </table:table-cell>
          <table:table-cell table:formula="of:=[.G21]-[.H21]" office:value-type="float" office:value="190.34" calcext:value-type="float">
            <text:p>190,34</text:p>
          </table:table-cell>
          <table:table-cell table:formula="of:=[.J21]-[.K21]" office:value-type="float" office:value="70.09" calcext:value-type="float">
            <text:p>70,09</text:p>
          </table:table-cell>
          <table:table-cell table:formula="of:=[.M21]-[.N21]" office:value-type="float" office:value="178.6" calcext:value-type="float">
            <text:p>178,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6586754322052" calcext:value-type="float">
            <text:p>0,006586754322052</text:p>
          </table:table-cell>
          <table:table-cell office:value-type="float" office:value="980.27" calcext:value-type="float">
            <text:p>980,27</text:p>
          </table:table-cell>
          <table:table-cell office:value-type="float" office:value="608" calcext:value-type="float">
            <text:p>608</text:p>
          </table:table-cell>
          <table:table-cell office:value-type="float" office:value="0.0291779732704163" calcext:value-type="float">
            <text:p>0,029177973270416</text:p>
          </table:table-cell>
          <table:table-cell office:value-type="float" office:value="716.05" calcext:value-type="float">
            <text:p>716,05</text:p>
          </table:table-cell>
          <table:table-cell office:value-type="float" office:value="564" calcext:value-type="float">
            <text:p>564</text:p>
          </table:table-cell>
          <table:table-cell office:value-type="float" office:value="0.201267488002777" calcext:value-type="float">
            <text:p>0,201267488002777</text:p>
          </table:table-cell>
          <table:table-cell office:value-type="float" office:value="604.88" calcext:value-type="float">
            <text:p>604,88</text:p>
          </table:table-cell>
          <table:table-cell office:value-type="float" office:value="492" calcext:value-type="float">
            <text:p>492</text:p>
          </table:table-cell>
          <table:table-cell office:value-type="float" office:value="0.202780847549438" calcext:value-type="float">
            <text:p>0,202780847549438</text:p>
          </table:table-cell>
          <table:table-cell office:value-type="float" office:value="785.93" calcext:value-type="float">
            <text:p>785,93</text:p>
          </table:table-cell>
          <table:table-cell office:value-type="float" office:value="624" calcext:value-type="float">
            <text:p>624</text:p>
          </table:table-cell>
          <table:table-cell table:formula="of:=[.D22]-[.E22]" office:value-type="float" office:value="372.27" calcext:value-type="float">
            <text:p>372,27</text:p>
          </table:table-cell>
          <table:table-cell table:formula="of:=[.G22]-[.H22]" office:value-type="float" office:value="152.05" calcext:value-type="float">
            <text:p>152,05</text:p>
          </table:table-cell>
          <table:table-cell table:formula="of:=[.J22]-[.K22]" office:value-type="float" office:value="112.88" calcext:value-type="float">
            <text:p>112,88</text:p>
          </table:table-cell>
          <table:table-cell table:formula="of:=[.M22]-[.N22]" office:value-type="float" office:value="161.93" calcext:value-type="float">
            <text:p>161,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635214805603027" calcext:value-type="float">
            <text:p>0,00635214805603</text:p>
          </table:table-cell>
          <table:table-cell office:value-type="float" office:value="1049.72" calcext:value-type="float">
            <text:p>1049,72</text:p>
          </table:table-cell>
          <table:table-cell office:value-type="float" office:value="682" calcext:value-type="float">
            <text:p>682</text:p>
          </table:table-cell>
          <table:table-cell office:value-type="float" office:value="0.0322626209259033" calcext:value-type="float">
            <text:p>0,032262620925903</text:p>
          </table:table-cell>
          <table:table-cell office:value-type="float" office:value="741.14" calcext:value-type="float">
            <text:p>741,14</text:p>
          </table:table-cell>
          <table:table-cell office:value-type="float" office:value="523" calcext:value-type="float">
            <text:p>523</text:p>
          </table:table-cell>
          <table:table-cell office:value-type="float" office:value="0.201254634857178" calcext:value-type="float">
            <text:p>0,201254634857178</text:p>
          </table:table-cell>
          <table:table-cell office:value-type="float" office:value="615.39" calcext:value-type="float">
            <text:p>615,39</text:p>
          </table:table-cell>
          <table:table-cell office:value-type="float" office:value="523" calcext:value-type="float">
            <text:p>523</text:p>
          </table:table-cell>
          <table:table-cell office:value-type="float" office:value="0.202575409412384" calcext:value-type="float">
            <text:p>0,202575409412384</text:p>
          </table:table-cell>
          <table:table-cell office:value-type="float" office:value="805.35" calcext:value-type="float">
            <text:p>805,35</text:p>
          </table:table-cell>
          <table:table-cell office:value-type="float" office:value="613" calcext:value-type="float">
            <text:p>613</text:p>
          </table:table-cell>
          <table:table-cell table:formula="of:=[.D23]-[.E23]" office:value-type="float" office:value="367.72" calcext:value-type="float">
            <text:p>367,72</text:p>
          </table:table-cell>
          <table:table-cell table:formula="of:=[.G23]-[.H23]" office:value-type="float" office:value="218.14" calcext:value-type="float">
            <text:p>218,14</text:p>
          </table:table-cell>
          <table:table-cell table:formula="of:=[.J23]-[.K23]" office:value-type="float" office:value="92.39" calcext:value-type="float">
            <text:p>92,39</text:p>
          </table:table-cell>
          <table:table-cell table:formula="of:=[.M23]-[.N23]" office:value-type="float" office:value="192.35" calcext:value-type="float">
            <text:p>192,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453036785125733" calcext:value-type="float">
            <text:p>0,004530367851257</text:p>
          </table:table-cell>
          <table:table-cell office:value-type="float" office:value="1056.37" calcext:value-type="float">
            <text:p>1056,37</text:p>
          </table:table-cell>
          <table:table-cell office:value-type="float" office:value="848" calcext:value-type="float">
            <text:p>848</text:p>
          </table:table-cell>
          <table:table-cell office:value-type="float" office:value="0.0290729880332947" calcext:value-type="float">
            <text:p>0,029072988033295</text:p>
          </table:table-cell>
          <table:table-cell office:value-type="float" office:value="766.17" calcext:value-type="float">
            <text:p>766,17</text:p>
          </table:table-cell>
          <table:table-cell office:value-type="float" office:value="656" calcext:value-type="float">
            <text:p>656</text:p>
          </table:table-cell>
          <table:table-cell office:value-type="float" office:value="0.201387786865234" calcext:value-type="float">
            <text:p>0,201387786865234</text:p>
          </table:table-cell>
          <table:table-cell office:value-type="float" office:value="682.17" calcext:value-type="float">
            <text:p>682,17</text:p>
          </table:table-cell>
          <table:table-cell office:value-type="float" office:value="599" calcext:value-type="float">
            <text:p>599</text:p>
          </table:table-cell>
          <table:table-cell office:value-type="float" office:value="0.203156185150146" calcext:value-type="float">
            <text:p>0,203156185150146</text:p>
          </table:table-cell>
          <table:table-cell office:value-type="float" office:value="818.27" calcext:value-type="float">
            <text:p>818,27</text:p>
          </table:table-cell>
          <table:table-cell office:value-type="float" office:value="688" calcext:value-type="float">
            <text:p>688</text:p>
          </table:table-cell>
          <table:table-cell table:formula="of:=[.D24]-[.E24]" office:value-type="float" office:value="208.37" calcext:value-type="float">
            <text:p>208,37</text:p>
          </table:table-cell>
          <table:table-cell table:formula="of:=[.G24]-[.H24]" office:value-type="float" office:value="110.17" calcext:value-type="float">
            <text:p>110,17</text:p>
          </table:table-cell>
          <table:table-cell table:formula="of:=[.J24]-[.K24]" office:value-type="float" office:value="83.17" calcext:value-type="float">
            <text:p>83,17</text:p>
          </table:table-cell>
          <table:table-cell table:formula="of:=[.M24]-[.N24]" office:value-type="float" office:value="130.27" calcext:value-type="float">
            <text:p>130,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537965059280396" calcext:value-type="float">
            <text:p>0,005379650592804</text:p>
          </table:table-cell>
          <table:table-cell office:value-type="float" office:value="1083.34" calcext:value-type="float">
            <text:p>1083,34</text:p>
          </table:table-cell>
          <table:table-cell office:value-type="float" office:value="821" calcext:value-type="float">
            <text:p>821</text:p>
          </table:table-cell>
          <table:table-cell office:value-type="float" office:value="0.0255826544761658" calcext:value-type="float">
            <text:p>0,025582654476166</text:p>
          </table:table-cell>
          <table:table-cell office:value-type="float" office:value="747.33" calcext:value-type="float">
            <text:p>747,33</text:p>
          </table:table-cell>
          <table:table-cell office:value-type="float" office:value="563" calcext:value-type="float">
            <text:p>563</text:p>
          </table:table-cell>
          <table:table-cell office:value-type="float" office:value="0.201194369792938" calcext:value-type="float">
            <text:p>0,201194369792938</text:p>
          </table:table-cell>
          <table:table-cell office:value-type="float" office:value="633.54" calcext:value-type="float">
            <text:p>633,54</text:p>
          </table:table-cell>
          <table:table-cell office:value-type="float" office:value="563" calcext:value-type="float">
            <text:p>563</text:p>
          </table:table-cell>
          <table:table-cell office:value-type="float" office:value="0.202969493865967" calcext:value-type="float">
            <text:p>0,202969493865967</text:p>
          </table:table-cell>
          <table:table-cell office:value-type="float" office:value="829.99" calcext:value-type="float">
            <text:p>829,99</text:p>
          </table:table-cell>
          <table:table-cell office:value-type="float" office:value="641" calcext:value-type="float">
            <text:p>641</text:p>
          </table:table-cell>
          <table:table-cell table:formula="of:=[.D25]-[.E25]" office:value-type="float" office:value="262.34" calcext:value-type="float">
            <text:p>262,34</text:p>
          </table:table-cell>
          <table:table-cell table:formula="of:=[.G25]-[.H25]" office:value-type="float" office:value="184.33" calcext:value-type="float">
            <text:p>184,33</text:p>
          </table:table-cell>
          <table:table-cell table:formula="of:=[.J25]-[.K25]" office:value-type="float" office:value="70.54" calcext:value-type="float">
            <text:p>70,54</text:p>
          </table:table-cell>
          <table:table-cell table:formula="of:=[.M25]-[.N25]" office:value-type="float" office:value="188.99" calcext:value-type="float">
            <text:p>188,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648979902267456" calcext:value-type="float">
            <text:p>0,006489799022675</text:p>
          </table:table-cell>
          <table:table-cell office:value-type="float" office:value="899.9" calcext:value-type="float">
            <text:p>899,9</text:p>
          </table:table-cell>
          <table:table-cell office:value-type="float" office:value="654" calcext:value-type="float">
            <text:p>654</text:p>
          </table:table-cell>
          <table:table-cell office:value-type="float" office:value="0.030961856842041" calcext:value-type="float">
            <text:p>0,030961856842041</text:p>
          </table:table-cell>
          <table:table-cell office:value-type="float" office:value="654.94" calcext:value-type="float">
            <text:p>654,94</text:p>
          </table:table-cell>
          <table:table-cell office:value-type="float" office:value="487" calcext:value-type="float">
            <text:p>487</text:p>
          </table:table-cell>
          <table:table-cell office:value-type="float" office:value="0.201157674789429" calcext:value-type="float">
            <text:p>0,201157674789429</text:p>
          </table:table-cell>
          <table:table-cell office:value-type="float" office:value="534.77" calcext:value-type="float">
            <text:p>534,77</text:p>
          </table:table-cell>
          <table:table-cell office:value-type="float" office:value="463" calcext:value-type="float">
            <text:p>463</text:p>
          </table:table-cell>
          <table:table-cell office:value-type="float" office:value="0.2026140666008" calcext:value-type="float">
            <text:p>0,2026140666008</text:p>
          </table:table-cell>
          <table:table-cell office:value-type="float" office:value="665.19" calcext:value-type="float">
            <text:p>665,19</text:p>
          </table:table-cell>
          <table:table-cell office:value-type="float" office:value="473" calcext:value-type="float">
            <text:p>473</text:p>
          </table:table-cell>
          <table:table-cell table:formula="of:=[.D26]-[.E26]" office:value-type="float" office:value="245.9" calcext:value-type="float">
            <text:p>245,9</text:p>
          </table:table-cell>
          <table:table-cell table:formula="of:=[.G26]-[.H26]" office:value-type="float" office:value="167.94" calcext:value-type="float">
            <text:p>167,94</text:p>
          </table:table-cell>
          <table:table-cell table:formula="of:=[.J26]-[.K26]" office:value-type="float" office:value="71.77" calcext:value-type="float">
            <text:p>71,77</text:p>
          </table:table-cell>
          <table:table-cell table:formula="of:=[.M26]-[.N26]" office:value-type="float" office:value="192.19" calcext:value-type="float">
            <text:p>192,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621573209762573" calcext:value-type="float">
            <text:p>0,006215732097626</text:p>
          </table:table-cell>
          <table:table-cell office:value-type="float" office:value="947.09" calcext:value-type="float">
            <text:p>947,09</text:p>
          </table:table-cell>
          <table:table-cell office:value-type="float" office:value="634" calcext:value-type="float">
            <text:p>634</text:p>
          </table:table-cell>
          <table:table-cell office:value-type="float" office:value="0.0305280137062073" calcext:value-type="float">
            <text:p>0,030528013706207</text:p>
          </table:table-cell>
          <table:table-cell office:value-type="float" office:value="679.32" calcext:value-type="float">
            <text:p>679,32</text:p>
          </table:table-cell>
          <table:table-cell office:value-type="float" office:value="515" calcext:value-type="float">
            <text:p>515</text:p>
          </table:table-cell>
          <table:table-cell office:value-type="float" office:value="0.201247599124908" calcext:value-type="float">
            <text:p>0,201247599124908</text:p>
          </table:table-cell>
          <table:table-cell office:value-type="float" office:value="570.43" calcext:value-type="float">
            <text:p>570,43</text:p>
          </table:table-cell>
          <table:table-cell office:value-type="float" office:value="484" calcext:value-type="float">
            <text:p>484</text:p>
          </table:table-cell>
          <table:table-cell office:value-type="float" office:value="0.20359970331192" calcext:value-type="float">
            <text:p>0,20359970331192</text:p>
          </table:table-cell>
          <table:table-cell office:value-type="float" office:value="689.31" calcext:value-type="float">
            <text:p>689,31</text:p>
          </table:table-cell>
          <table:table-cell office:value-type="float" office:value="560" calcext:value-type="float">
            <text:p>560</text:p>
          </table:table-cell>
          <table:table-cell table:formula="of:=[.D27]-[.E27]" office:value-type="float" office:value="313.09" calcext:value-type="float">
            <text:p>313,09</text:p>
          </table:table-cell>
          <table:table-cell table:formula="of:=[.G27]-[.H27]" office:value-type="float" office:value="164.32" calcext:value-type="float">
            <text:p>164,32</text:p>
          </table:table-cell>
          <table:table-cell table:formula="of:=[.J27]-[.K27]" office:value-type="float" office:value="86.43" calcext:value-type="float">
            <text:p>86,43</text:p>
          </table:table-cell>
          <table:table-cell table:formula="of:=[.M27]-[.N27]" office:value-type="float" office:value="129.31" calcext:value-type="float">
            <text:p>129,3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555820941925049" calcext:value-type="float">
            <text:p>0,00555820941925</text:p>
          </table:table-cell>
          <table:table-cell office:value-type="float" office:value="1112.47" calcext:value-type="float">
            <text:p>1112,47</text:p>
          </table:table-cell>
          <table:table-cell office:value-type="float" office:value="759" calcext:value-type="float">
            <text:p>759</text:p>
          </table:table-cell>
          <table:table-cell office:value-type="float" office:value="0.0309846901893616" calcext:value-type="float">
            <text:p>0,030984690189362</text:p>
          </table:table-cell>
          <table:table-cell office:value-type="float" office:value="788.64" calcext:value-type="float">
            <text:p>788,64</text:p>
          </table:table-cell>
          <table:table-cell office:value-type="float" office:value="562" calcext:value-type="float">
            <text:p>562</text:p>
          </table:table-cell>
          <table:table-cell office:value-type="float" office:value="0.201084671020508" calcext:value-type="float">
            <text:p>0,201084671020508</text:p>
          </table:table-cell>
          <table:table-cell office:value-type="float" office:value="656.73" calcext:value-type="float">
            <text:p>656,73</text:p>
          </table:table-cell>
          <table:table-cell office:value-type="float" office:value="562" calcext:value-type="float">
            <text:p>562</text:p>
          </table:table-cell>
          <table:table-cell office:value-type="float" office:value="0.202358639240265" calcext:value-type="float">
            <text:p>0,202358639240265</text:p>
          </table:table-cell>
          <table:table-cell office:value-type="float" office:value="866.04" calcext:value-type="float">
            <text:p>866,04</text:p>
          </table:table-cell>
          <table:table-cell office:value-type="float" office:value="625" calcext:value-type="float">
            <text:p>625</text:p>
          </table:table-cell>
          <table:table-cell table:formula="of:=[.D28]-[.E28]" office:value-type="float" office:value="353.47" calcext:value-type="float">
            <text:p>353,47</text:p>
          </table:table-cell>
          <table:table-cell table:formula="of:=[.G28]-[.H28]" office:value-type="float" office:value="226.64" calcext:value-type="float">
            <text:p>226,64</text:p>
          </table:table-cell>
          <table:table-cell table:formula="of:=[.J28]-[.K28]" office:value-type="float" office:value="94.73" calcext:value-type="float">
            <text:p>94,73</text:p>
          </table:table-cell>
          <table:table-cell table:formula="of:=[.M28]-[.N28]" office:value-type="float" office:value="241.04" calcext:value-type="float">
            <text:p>241,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590909481048584" calcext:value-type="float">
            <text:p>0,005909094810486</text:p>
          </table:table-cell>
          <table:table-cell office:value-type="float" office:value="1050.26" calcext:value-type="float">
            <text:p>1050,26</text:p>
          </table:table-cell>
          <table:table-cell office:value-type="float" office:value="779" calcext:value-type="float">
            <text:p>779</text:p>
          </table:table-cell>
          <table:table-cell office:value-type="float" office:value="0.0282694578170776" calcext:value-type="float">
            <text:p>0,028269457817078</text:p>
          </table:table-cell>
          <table:table-cell office:value-type="float" office:value="749.6" calcext:value-type="float">
            <text:p>749,6</text:p>
          </table:table-cell>
          <table:table-cell office:value-type="float" office:value="598" calcext:value-type="float">
            <text:p>598</text:p>
          </table:table-cell>
          <table:table-cell office:value-type="float" office:value="0.201239128112793" calcext:value-type="float">
            <text:p>0,201239128112793</text:p>
          </table:table-cell>
          <table:table-cell office:value-type="float" office:value="628" calcext:value-type="float">
            <text:p>628</text:p>
          </table:table-cell>
          <table:table-cell office:value-type="float" office:value="571" calcext:value-type="float">
            <text:p>571</text:p>
          </table:table-cell>
          <table:table-cell office:value-type="float" office:value="0.202950000762939" calcext:value-type="float">
            <text:p>0,202950000762939</text:p>
          </table:table-cell>
          <table:table-cell office:value-type="float" office:value="814.2" calcext:value-type="float">
            <text:p>814,2</text:p>
          </table:table-cell>
          <table:table-cell office:value-type="float" office:value="625" calcext:value-type="float">
            <text:p>625</text:p>
          </table:table-cell>
          <table:table-cell table:formula="of:=[.D29]-[.E29]" office:value-type="float" office:value="271.26" calcext:value-type="float">
            <text:p>271,26</text:p>
          </table:table-cell>
          <table:table-cell table:formula="of:=[.G29]-[.H29]" office:value-type="float" office:value="151.6" calcext:value-type="float">
            <text:p>151,6</text:p>
          </table:table-cell>
          <table:table-cell table:formula="of:=[.J29]-[.K29]" office:value-type="float" office:value="57" calcext:value-type="float">
            <text:p>57</text:p>
          </table:table-cell>
          <table:table-cell table:formula="of:=[.M29]-[.N29]" office:value-type="float" office:value="189.2" calcext:value-type="float">
            <text:p>189,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56074595451355" calcext:value-type="float">
            <text:p>0,005607459545136</text:p>
          </table:table-cell>
          <table:table-cell office:value-type="float" office:value="1093.85" calcext:value-type="float">
            <text:p>1093,85</text:p>
          </table:table-cell>
          <table:table-cell office:value-type="float" office:value="787" calcext:value-type="float">
            <text:p>787</text:p>
          </table:table-cell>
          <table:table-cell office:value-type="float" office:value="0.0312976312637329" calcext:value-type="float">
            <text:p>0,031297631263733</text:p>
          </table:table-cell>
          <table:table-cell office:value-type="float" office:value="713.59" calcext:value-type="float">
            <text:p>713,59</text:p>
          </table:table-cell>
          <table:table-cell office:value-type="float" office:value="512" calcext:value-type="float">
            <text:p>512</text:p>
          </table:table-cell>
          <table:table-cell office:value-type="float" office:value="0.201182675361633" calcext:value-type="float">
            <text:p>0,201182675361633</text:p>
          </table:table-cell>
          <table:table-cell office:value-type="float" office:value="576.95" calcext:value-type="float">
            <text:p>576,95</text:p>
          </table:table-cell>
          <table:table-cell office:value-type="float" office:value="455" calcext:value-type="float">
            <text:p>455</text:p>
          </table:table-cell>
          <table:table-cell office:value-type="float" office:value="0.203268818855286" calcext:value-type="float">
            <text:p>0,203268818855286</text:p>
          </table:table-cell>
          <table:table-cell office:value-type="float" office:value="793.81" calcext:value-type="float">
            <text:p>793,81</text:p>
          </table:table-cell>
          <table:table-cell office:value-type="float" office:value="612" calcext:value-type="float">
            <text:p>612</text:p>
          </table:table-cell>
          <table:table-cell table:formula="of:=[.D30]-[.E30]" office:value-type="float" office:value="306.85" calcext:value-type="float">
            <text:p>306,85</text:p>
          </table:table-cell>
          <table:table-cell table:formula="of:=[.G30]-[.H30]" office:value-type="float" office:value="201.59" calcext:value-type="float">
            <text:p>201,59</text:p>
          </table:table-cell>
          <table:table-cell table:formula="of:=[.J30]-[.K30]" office:value-type="float" office:value="121.95" calcext:value-type="float">
            <text:p>121,95</text:p>
          </table:table-cell>
          <table:table-cell table:formula="of:=[.M30]-[.N30]" office:value-type="float" office:value="181.81" calcext:value-type="float">
            <text:p>181,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560563087463379" calcext:value-type="float">
            <text:p>0,005605630874634</text:p>
          </table:table-cell>
          <table:table-cell office:value-type="float" office:value="1197.84" calcext:value-type="float">
            <text:p>1197,84</text:p>
          </table:table-cell>
          <table:table-cell office:value-type="float" office:value="936" calcext:value-type="float">
            <text:p>936</text:p>
          </table:table-cell>
          <table:table-cell office:value-type="float" office:value="0.0299284052848816" calcext:value-type="float">
            <text:p>0,029928405284882</text:p>
          </table:table-cell>
          <table:table-cell office:value-type="float" office:value="811.19" calcext:value-type="float">
            <text:p>811,19</text:p>
          </table:table-cell>
          <table:table-cell office:value-type="float" office:value="639" calcext:value-type="float">
            <text:p>639</text:p>
          </table:table-cell>
          <table:table-cell office:value-type="float" office:value="0.201236820220947" calcext:value-type="float">
            <text:p>0,201236820220947</text:p>
          </table:table-cell>
          <table:table-cell office:value-type="float" office:value="687.07" calcext:value-type="float">
            <text:p>687,07</text:p>
          </table:table-cell>
          <table:table-cell office:value-type="float" office:value="632" calcext:value-type="float">
            <text:p>632</text:p>
          </table:table-cell>
          <table:table-cell office:value-type="float" office:value="0.202508821487427" calcext:value-type="float">
            <text:p>0,202508821487427</text:p>
          </table:table-cell>
          <table:table-cell office:value-type="float" office:value="941.96" calcext:value-type="float">
            <text:p>941,96</text:p>
          </table:table-cell>
          <table:table-cell office:value-type="float" office:value="730" calcext:value-type="float">
            <text:p>730</text:p>
          </table:table-cell>
          <table:table-cell table:formula="of:=[.D31]-[.E31]" office:value-type="float" office:value="261.84" calcext:value-type="float">
            <text:p>261,84</text:p>
          </table:table-cell>
          <table:table-cell table:formula="of:=[.G31]-[.H31]" office:value-type="float" office:value="172.19" calcext:value-type="float">
            <text:p>172,19</text:p>
          </table:table-cell>
          <table:table-cell table:formula="of:=[.J31]-[.K31]" office:value-type="float" office:value="55.0700000000001" calcext:value-type="float">
            <text:p>55,0700000000001</text:p>
          </table:table-cell>
          <table:table-cell table:formula="of:=[.M31]-[.N31]" office:value-type="float" office:value="211.96" calcext:value-type="float">
            <text:p>211,96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17538548707962" calcext:value-type="float">
            <text:p>0,17538548707962</text:p>
          </table:table-cell>
          <table:table-cell table:formula="of:=SUM([.D2:.D31])" office:value-type="float" office:value="30746.53" calcext:value-type="float">
            <text:p>30746,53</text:p>
          </table:table-cell>
          <table:table-cell table:formula="of:=SUM([.E2:.E31])" office:value-type="float" office:value="21543" calcext:value-type="float">
            <text:p>21543</text:p>
          </table:table-cell>
          <table:table-cell table:formula="of:=SUM([.F2:.F31])" office:value-type="float" office:value="0.877120435237884" calcext:value-type="float">
            <text:p>0,877120435237884</text:p>
          </table:table-cell>
          <table:table-cell table:formula="of:=SUM([.G2:.G31])" office:value-type="float" office:value="21309.4" calcext:value-type="float">
            <text:p>21309,4</text:p>
          </table:table-cell>
          <table:table-cell table:formula="of:=SUM([.H2:.H31])" office:value-type="float" office:value="15860" calcext:value-type="float">
            <text:p>15860</text:p>
          </table:table-cell>
          <table:table-cell table:formula="of:=SUM([.I2:.I31])" office:value-type="float" office:value="6.03602868556976" calcext:value-type="float">
            <text:p>6,03602868556976</text:p>
          </table:table-cell>
          <table:table-cell table:formula="of:=SUM([.J2:.J31])" office:value-type="float" office:value="17614.89" calcext:value-type="float">
            <text:p>17614,89</text:p>
          </table:table-cell>
          <table:table-cell table:formula="of:=SUM([.K2:.K31])" office:value-type="float" office:value="15010" calcext:value-type="float">
            <text:p>15010</text:p>
          </table:table-cell>
          <table:table-cell table:formula="of:=SUM([.L2:.L31])" office:value-type="float" office:value="6.09351060152054" calcext:value-type="float">
            <text:p>6,09351060152054</text:p>
          </table:table-cell>
          <table:table-cell table:formula="of:=SUM([.M2:.M31])" office:value-type="float" office:value="22987.4" calcext:value-type="float">
            <text:p>22987,4</text:p>
          </table:table-cell>
          <table:table-cell table:formula="of:=SUM([.N2:.N31])" office:value-type="float" office:value="17331" calcext:value-type="float">
            <text:p>17331</text:p>
          </table:table-cell>
          <table:table-cell table:formula="of:=SUM([.O2:.O31])/30" office:value-type="float" office:value="306.784333333333" calcext:value-type="float">
            <text:p>306,784333333333</text:p>
          </table:table-cell>
          <table:table-cell table:formula="of:=SUM([.P2:.P31])/30" office:value-type="float" office:value="181.646666666667" calcext:value-type="float">
            <text:p>181,646666666667</text:p>
          </table:table-cell>
          <table:table-cell table:formula="of:=SUM([.Q2:.Q31])/30" office:value-type="float" office:value="86.8296666666667" calcext:value-type="float">
            <text:p>86,8296666666667</text:p>
          </table:table-cell>
          <table:table-cell table:formula="of:=SUM([.R2:.R31])/30" office:value-type="float" office:value="188.546666666667" calcext:value-type="float">
            <text:p>188,546666666667</text:p>
          </table:table-cell>
        </table:table-row>
        <table:table-row table:style-name="ro1" table:number-rows-repeated="6">
          <table:table-cell table:style-name="Default" table:number-columns-repeated="14"/>
          <table:table-cell table:number-columns-repeated="4"/>
        </table:table-row>
        <table:table-row table:style-name="ro1">
          <table:table-cell table:style-name="Default" table:number-columns-repeated="9"/>
          <table:table-cell table:style-name="ce3"/>
          <table:table-cell table:style-name="Default" table:number-columns-repeated="4"/>
          <table:table-cell table:number-columns-repeated="4"/>
        </table:table-row>
      </table:table>
      <table:table table:name="TESTBENCH_metaheu_ls_vnd_bvns_ts__niter_10_search_greedy_init_one2one_memory_10_times4ave_50_maxs_0.2" table:style-name="ta1">
        <table:shapes>
          <draw:frame draw:z-index="0" draw:style-name="gr1" draw:text-style-name="P1" svg:width="36.039cm" svg:height="9.005cm" svg:x="5.076cm" svg:y="15.324cm">
            <draw:object draw:notify-on-update-of-ranges="'TESTBENCH_metaheu_ls_vnd_bvns_ts__niter_10_search_greedy_init_one2one_memory_10_times4ave_50_maxs_0.2'.D1:'TESTBENCH_metaheu_ls_vnd_bvns_ts__niter_10_search_greedy_init_one2one_memory_10_times4ave_50_maxs_0.2'.D1 'TESTBENCH_metaheu_ls_vnd_bvns_ts__niter_10_search_greedy_init_one2one_memory_10_times4ave_50_maxs_0.2'.D2:'TESTBENCH_metaheu_ls_vnd_bvns_ts__niter_10_search_greedy_init_one2one_memory_10_times4ave_50_maxs_0.2'.D31 'TESTBENCH_metaheu_ls_vnd_bvns_ts__niter_10_search_greedy_init_one2one_memory_10_times4ave_50_maxs_0.2'.E1:'TESTBENCH_metaheu_ls_vnd_bvns_ts__niter_10_search_greedy_init_one2one_memory_10_times4ave_50_maxs_0.2'.E1 'TESTBENCH_metaheu_ls_vnd_bvns_ts__niter_10_search_greedy_init_one2one_memory_10_times4ave_50_maxs_0.2'.E2:'TESTBENCH_metaheu_ls_vnd_bvns_ts__niter_10_search_greedy_init_one2one_memory_10_times4ave_50_maxs_0.2'.E31 'TESTBENCH_metaheu_ls_vnd_bvns_ts__niter_10_search_greedy_init_one2one_memory_10_times4ave_50_maxs_0.2'.G1:'TESTBENCH_metaheu_ls_vnd_bvns_ts__niter_10_search_greedy_init_one2one_memory_10_times4ave_50_maxs_0.2'.G1 'TESTBENCH_metaheu_ls_vnd_bvns_ts__niter_10_search_greedy_init_one2one_memory_10_times4ave_50_maxs_0.2'.G2:'TESTBENCH_metaheu_ls_vnd_bvns_ts__niter_10_search_greedy_init_one2one_memory_10_times4ave_50_maxs_0.2'.G31 'TESTBENCH_metaheu_ls_vnd_bvns_ts__niter_10_search_greedy_init_one2one_memory_10_times4ave_50_maxs_0.2'.H1:'TESTBENCH_metaheu_ls_vnd_bvns_ts__niter_10_search_greedy_init_one2one_memory_10_times4ave_50_maxs_0.2'.H1 'TESTBENCH_metaheu_ls_vnd_bvns_ts__niter_10_search_greedy_init_one2one_memory_10_times4ave_50_maxs_0.2'.H2:'TESTBENCH_metaheu_ls_vnd_bvns_ts__niter_10_search_greedy_init_one2one_memory_10_times4ave_50_maxs_0.2'.H31 'TESTBENCH_metaheu_ls_vnd_bvns_ts__niter_10_search_greedy_init_one2one_memory_10_times4ave_50_maxs_0.2'.J1:'TESTBENCH_metaheu_ls_vnd_bvns_ts__niter_10_search_greedy_init_one2one_memory_10_times4ave_50_maxs_0.2'.J1 'TESTBENCH_metaheu_ls_vnd_bvns_ts__niter_10_search_greedy_init_one2one_memory_10_times4ave_50_maxs_0.2'.J2:'TESTBENCH_metaheu_ls_vnd_bvns_ts__niter_10_search_greedy_init_one2one_memory_10_times4ave_50_maxs_0.2'.J31 'TESTBENCH_metaheu_ls_vnd_bvns_ts__niter_10_search_greedy_init_one2one_memory_10_times4ave_50_maxs_0.2'.K1:'TESTBENCH_metaheu_ls_vnd_bvns_ts__niter_10_search_greedy_init_one2one_memory_10_times4ave_50_maxs_0.2'.K1 'TESTBENCH_metaheu_ls_vnd_bvns_ts__niter_10_search_greedy_init_one2one_memory_10_times4ave_50_maxs_0.2'.K2:'TESTBENCH_metaheu_ls_vnd_bvns_ts__niter_10_search_greedy_init_one2one_memory_10_times4ave_50_maxs_0.2'.K31 'TESTBENCH_metaheu_ls_vnd_bvns_ts__niter_10_search_greedy_init_one2one_memory_10_times4ave_50_maxs_0.2'.M1:'TESTBENCH_metaheu_ls_vnd_bvns_ts__niter_10_search_greedy_init_one2one_memory_10_times4ave_50_maxs_0.2'.M1 'TESTBENCH_metaheu_ls_vnd_bvns_ts__niter_10_search_greedy_init_one2one_memory_10_times4ave_50_maxs_0.2'.M2:'TESTBENCH_metaheu_ls_vnd_bvns_ts__niter_10_search_greedy_init_one2one_memory_10_times4ave_50_maxs_0.2'.M31 'TESTBENCH_metaheu_ls_vnd_bvns_ts__niter_10_search_greedy_init_one2one_memory_10_times4ave_50_maxs_0.2'.N1:'TESTBENCH_metaheu_ls_vnd_bvns_ts__niter_10_search_greedy_init_one2one_memory_10_times4ave_50_maxs_0.2'.N1 'TESTBENCH_metaheu_ls_vnd_bvns_ts__niter_10_search_greedy_init_one2one_memory_10_times4ave_50_maxs_0.2'.N2:'TESTBENCH_metaheu_ls_vnd_bvns_ts__niter_10_search_greedy_init_one2one_memory_10_times4ave_50_maxs_0.2'.N3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36.039cm" svg:height="9.005cm" svg:x="5.158cm" svg:y="24.809cm">
            <draw:object draw:notify-on-update-of-ranges="'TESTBENCH_metaheu_ls_vnd_bvns_ts__niter_10_search_greedy_init_one2one_memory_10_times4ave_50_maxs_0.2'.D1:'TESTBENCH_metaheu_ls_vnd_bvns_ts__niter_10_search_greedy_init_one2one_memory_10_times4ave_50_maxs_0.2'.D1 'TESTBENCH_metaheu_ls_vnd_bvns_ts__niter_10_search_greedy_init_one2one_memory_10_times4ave_50_maxs_0.2'.D2:'TESTBENCH_metaheu_ls_vnd_bvns_ts__niter_10_search_greedy_init_one2one_memory_10_times4ave_50_maxs_0.2'.D31 'TESTBENCH_metaheu_ls_vnd_bvns_ts__niter_10_search_greedy_init_one2one_memory_10_times4ave_50_maxs_0.2'.G1:'TESTBENCH_metaheu_ls_vnd_bvns_ts__niter_10_search_greedy_init_one2one_memory_10_times4ave_50_maxs_0.2'.G1 'TESTBENCH_metaheu_ls_vnd_bvns_ts__niter_10_search_greedy_init_one2one_memory_10_times4ave_50_maxs_0.2'.G2:'TESTBENCH_metaheu_ls_vnd_bvns_ts__niter_10_search_greedy_init_one2one_memory_10_times4ave_50_maxs_0.2'.G31 'TESTBENCH_metaheu_ls_vnd_bvns_ts__niter_10_search_greedy_init_one2one_memory_10_times4ave_50_maxs_0.2'.J1:'TESTBENCH_metaheu_ls_vnd_bvns_ts__niter_10_search_greedy_init_one2one_memory_10_times4ave_50_maxs_0.2'.J1 'TESTBENCH_metaheu_ls_vnd_bvns_ts__niter_10_search_greedy_init_one2one_memory_10_times4ave_50_maxs_0.2'.J2:'TESTBENCH_metaheu_ls_vnd_bvns_ts__niter_10_search_greedy_init_one2one_memory_10_times4ave_50_maxs_0.2'.J31 'TESTBENCH_metaheu_ls_vnd_bvns_ts__niter_10_search_greedy_init_one2one_memory_10_times4ave_50_maxs_0.2'.M1:'TESTBENCH_metaheu_ls_vnd_bvns_ts__niter_10_search_greedy_init_one2one_memory_10_times4ave_50_maxs_0.2'.M1 'TESTBENCH_metaheu_ls_vnd_bvns_ts__niter_10_search_greedy_init_one2one_memory_10_times4ave_50_maxs_0.2'.M2:'TESTBENCH_metaheu_ls_vnd_bvns_ts__niter_10_search_greedy_init_one2one_memory_10_times4ave_50_maxs_0.2'.M3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36.039cm" svg:height="9.005cm" svg:x="5.13cm" svg:y="34.318cm">
            <draw:object draw:notify-on-update-of-ranges="'TESTBENCH_metaheu_ls_vnd_bvns_ts__niter_10_search_greedy_init_one2one_memory_10_times4ave_50_maxs_0.2'.E1:'TESTBENCH_metaheu_ls_vnd_bvns_ts__niter_10_search_greedy_init_one2one_memory_10_times4ave_50_maxs_0.2'.E1 'TESTBENCH_metaheu_ls_vnd_bvns_ts__niter_10_search_greedy_init_one2one_memory_10_times4ave_50_maxs_0.2'.E2:'TESTBENCH_metaheu_ls_vnd_bvns_ts__niter_10_search_greedy_init_one2one_memory_10_times4ave_50_maxs_0.2'.E31 'TESTBENCH_metaheu_ls_vnd_bvns_ts__niter_10_search_greedy_init_one2one_memory_10_times4ave_50_maxs_0.2'.H1:'TESTBENCH_metaheu_ls_vnd_bvns_ts__niter_10_search_greedy_init_one2one_memory_10_times4ave_50_maxs_0.2'.H1 'TESTBENCH_metaheu_ls_vnd_bvns_ts__niter_10_search_greedy_init_one2one_memory_10_times4ave_50_maxs_0.2'.H2:'TESTBENCH_metaheu_ls_vnd_bvns_ts__niter_10_search_greedy_init_one2one_memory_10_times4ave_50_maxs_0.2'.H31 'TESTBENCH_metaheu_ls_vnd_bvns_ts__niter_10_search_greedy_init_one2one_memory_10_times4ave_50_maxs_0.2'.K1:'TESTBENCH_metaheu_ls_vnd_bvns_ts__niter_10_search_greedy_init_one2one_memory_10_times4ave_50_maxs_0.2'.K1 'TESTBENCH_metaheu_ls_vnd_bvns_ts__niter_10_search_greedy_init_one2one_memory_10_times4ave_50_maxs_0.2'.K2:'TESTBENCH_metaheu_ls_vnd_bvns_ts__niter_10_search_greedy_init_one2one_memory_10_times4ave_50_maxs_0.2'.K31 'TESTBENCH_metaheu_ls_vnd_bvns_ts__niter_10_search_greedy_init_one2one_memory_10_times4ave_50_maxs_0.2'.N1:'TESTBENCH_metaheu_ls_vnd_bvns_ts__niter_10_search_greedy_init_one2one_memory_10_times4ave_50_maxs_0.2'.N1 'TESTBENCH_metaheu_ls_vnd_bvns_ts__niter_10_search_greedy_init_one2one_memory_10_times4ave_50_maxs_0.2'.N2:'TESTBENCH_metaheu_ls_vnd_bvns_ts__niter_10_search_greedy_init_one2one_memory_10_times4ave_50_maxs_0.2'.N3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4.712cm" svg:height="9.005cm" svg:x="5.059cm" svg:y="43.773cm">
            <draw:object draw:notify-on-update-of-ranges="'TESTBENCH_metaheu_ls_vnd_bvns_ts__niter_10_search_greedy_init_one2one_memory_10_times4ave_50_maxs_0.2'.D1:'TESTBENCH_metaheu_ls_vnd_bvns_ts__niter_10_search_greedy_init_one2one_memory_10_times4ave_50_maxs_0.2'.D1 'TESTBENCH_metaheu_ls_vnd_bvns_ts__niter_10_search_greedy_init_one2one_memory_10_times4ave_50_maxs_0.2'.D2:'TESTBENCH_metaheu_ls_vnd_bvns_ts__niter_10_search_greedy_init_one2one_memory_10_times4ave_50_maxs_0.2'.D31 'TESTBENCH_metaheu_ls_vnd_bvns_ts__niter_10_search_greedy_init_one2one_memory_10_times4ave_50_maxs_0.2'.E1:'TESTBENCH_metaheu_ls_vnd_bvns_ts__niter_10_search_greedy_init_one2one_memory_10_times4ave_50_maxs_0.2'.E1 'TESTBENCH_metaheu_ls_vnd_bvns_ts__niter_10_search_greedy_init_one2one_memory_10_times4ave_50_maxs_0.2'.E2:'TESTBENCH_metaheu_ls_vnd_bvns_ts__niter_10_search_greedy_init_one2one_memory_10_times4ave_50_maxs_0.2'.E3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4" draw:style-name="gr1" draw:text-style-name="P1" svg:width="14.712cm" svg:height="9.005cm" svg:x="20.698cm" svg:y="43.613cm">
            <draw:object draw:notify-on-update-of-ranges="'TESTBENCH_metaheu_ls_vnd_bvns_ts__niter_10_search_greedy_init_one2one_memory_10_times4ave_50_maxs_0.2'.G1:'TESTBENCH_metaheu_ls_vnd_bvns_ts__niter_10_search_greedy_init_one2one_memory_10_times4ave_50_maxs_0.2'.G1 'TESTBENCH_metaheu_ls_vnd_bvns_ts__niter_10_search_greedy_init_one2one_memory_10_times4ave_50_maxs_0.2'.G2:'TESTBENCH_metaheu_ls_vnd_bvns_ts__niter_10_search_greedy_init_one2one_memory_10_times4ave_50_maxs_0.2'.G31 'TESTBENCH_metaheu_ls_vnd_bvns_ts__niter_10_search_greedy_init_one2one_memory_10_times4ave_50_maxs_0.2'.H1:'TESTBENCH_metaheu_ls_vnd_bvns_ts__niter_10_search_greedy_init_one2one_memory_10_times4ave_50_maxs_0.2'.H1 'TESTBENCH_metaheu_ls_vnd_bvns_ts__niter_10_search_greedy_init_one2one_memory_10_times4ave_50_maxs_0.2'.H2:'TESTBENCH_metaheu_ls_vnd_bvns_ts__niter_10_search_greedy_init_one2one_memory_10_times4ave_50_maxs_0.2'.H3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5" draw:style-name="gr1" draw:text-style-name="P1" svg:width="14.712cm" svg:height="9.005cm" svg:x="5.1cm" svg:y="53.23cm">
            <draw:object draw:notify-on-update-of-ranges="'TESTBENCH_metaheu_ls_vnd_bvns_ts__niter_10_search_greedy_init_one2one_memory_10_times4ave_50_maxs_0.2'.J1:'TESTBENCH_metaheu_ls_vnd_bvns_ts__niter_10_search_greedy_init_one2one_memory_10_times4ave_50_maxs_0.2'.J1 'TESTBENCH_metaheu_ls_vnd_bvns_ts__niter_10_search_greedy_init_one2one_memory_10_times4ave_50_maxs_0.2'.J2:'TESTBENCH_metaheu_ls_vnd_bvns_ts__niter_10_search_greedy_init_one2one_memory_10_times4ave_50_maxs_0.2'.J31 'TESTBENCH_metaheu_ls_vnd_bvns_ts__niter_10_search_greedy_init_one2one_memory_10_times4ave_50_maxs_0.2'.K1:'TESTBENCH_metaheu_ls_vnd_bvns_ts__niter_10_search_greedy_init_one2one_memory_10_times4ave_50_maxs_0.2'.K1 'TESTBENCH_metaheu_ls_vnd_bvns_ts__niter_10_search_greedy_init_one2one_memory_10_times4ave_50_maxs_0.2'.K2:'TESTBENCH_metaheu_ls_vnd_bvns_ts__niter_10_search_greedy_init_one2one_memory_10_times4ave_50_maxs_0.2'.K3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6" draw:style-name="gr1" draw:text-style-name="P1" svg:width="14.712cm" svg:height="9.005cm" svg:x="21.017cm" svg:y="52.857cm">
            <draw:object draw:notify-on-update-of-ranges="'TESTBENCH_metaheu_ls_vnd_bvns_ts__niter_10_search_greedy_init_one2one_memory_10_times4ave_50_maxs_0.2'.M1:'TESTBENCH_metaheu_ls_vnd_bvns_ts__niter_10_search_greedy_init_one2one_memory_10_times4ave_50_maxs_0.2'.M1 'TESTBENCH_metaheu_ls_vnd_bvns_ts__niter_10_search_greedy_init_one2one_memory_10_times4ave_50_maxs_0.2'.M2:'TESTBENCH_metaheu_ls_vnd_bvns_ts__niter_10_search_greedy_init_one2one_memory_10_times4ave_50_maxs_0.2'.M31 'TESTBENCH_metaheu_ls_vnd_bvns_ts__niter_10_search_greedy_init_one2one_memory_10_times4ave_50_maxs_0.2'.N1:'TESTBENCH_metaheu_ls_vnd_bvns_ts__niter_10_search_greedy_init_one2one_memory_10_times4ave_50_maxs_0.2'.N1 'TESTBENCH_metaheu_ls_vnd_bvns_ts__niter_10_search_greedy_init_one2one_memory_10_times4ave_50_maxs_0.2'.N2:'TESTBENCH_metaheu_ls_vnd_bvns_ts__niter_10_search_greedy_init_one2one_memory_10_times4ave_50_maxs_0.2'.N31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1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108171558380127" calcext:value-type="float">
            <text:p>0,010817155838013</text:p>
          </table:table-cell>
          <table:table-cell office:value-type="float" office:value="1510.8" calcext:value-type="float">
            <text:p>1510,8</text:p>
          </table:table-cell>
          <table:table-cell office:value-type="float" office:value="849" calcext:value-type="float">
            <text:p>849</text:p>
          </table:table-cell>
          <table:table-cell office:value-type="float" office:value="0.0356120729446411" calcext:value-type="float">
            <text:p>0,035612072944641</text:p>
          </table:table-cell>
          <table:table-cell office:value-type="float" office:value="724.29" calcext:value-type="float">
            <text:p>724,29</text:p>
          </table:table-cell>
          <table:table-cell office:value-type="float" office:value="502" calcext:value-type="float">
            <text:p>502</text:p>
          </table:table-cell>
          <table:table-cell office:value-type="float" office:value="0.201479158401489" calcext:value-type="float">
            <text:p>0,201479158401489</text:p>
          </table:table-cell>
          <table:table-cell office:value-type="float" office:value="585.57" calcext:value-type="float">
            <text:p>585,57</text:p>
          </table:table-cell>
          <table:table-cell office:value-type="float" office:value="502" calcext:value-type="float">
            <text:p>502</text:p>
          </table:table-cell>
          <table:table-cell office:value-type="float" office:value="0.202782499790192" calcext:value-type="float">
            <text:p>0,202782499790192</text:p>
          </table:table-cell>
          <table:table-cell office:value-type="float" office:value="862.16" calcext:value-type="float">
            <text:p>862,16</text:p>
          </table:table-cell>
          <table:table-cell office:value-type="float" office:value="634" calcext:value-type="float">
            <text:p>634</text:p>
          </table:table-cell>
          <table:table-cell table:formula="of:=[.D2]-[.E2]" office:value-type="float" office:value="661.8" calcext:value-type="float">
            <text:p>661,8</text:p>
          </table:table-cell>
          <table:table-cell table:formula="of:=[.G2]-[.H2]" office:value-type="float" office:value="222.29" calcext:value-type="float">
            <text:p>222,29</text:p>
          </table:table-cell>
          <table:table-cell table:formula="of:=[.J2]-[.K2]" office:value-type="float" office:value="83.57" calcext:value-type="float">
            <text:p>83,57</text:p>
          </table:table-cell>
          <table:table-cell table:formula="of:=[.M2]-[.N2]" office:value-type="float" office:value="228.16" calcext:value-type="float">
            <text:p>228,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1019362449646" calcext:value-type="float">
            <text:p>0,01019362449646</text:p>
          </table:table-cell>
          <table:table-cell office:value-type="float" office:value="1416.74" calcext:value-type="float">
            <text:p>1416,74</text:p>
          </table:table-cell>
          <table:table-cell office:value-type="float" office:value="865" calcext:value-type="float">
            <text:p>865</text:p>
          </table:table-cell>
          <table:table-cell office:value-type="float" office:value="0.0314412379264831" calcext:value-type="float">
            <text:p>0,031441237926483</text:p>
          </table:table-cell>
          <table:table-cell office:value-type="float" office:value="711.71" calcext:value-type="float">
            <text:p>711,71</text:p>
          </table:table-cell>
          <table:table-cell office:value-type="float" office:value="502" calcext:value-type="float">
            <text:p>502</text:p>
          </table:table-cell>
          <table:table-cell office:value-type="float" office:value="0.201365032196045" calcext:value-type="float">
            <text:p>0,201365032196045</text:p>
          </table:table-cell>
          <table:table-cell office:value-type="float" office:value="567.86" calcext:value-type="float">
            <text:p>567,86</text:p>
          </table:table-cell>
          <table:table-cell office:value-type="float" office:value="499" calcext:value-type="float">
            <text:p>499</text:p>
          </table:table-cell>
          <table:table-cell office:value-type="float" office:value="0.203257458209991" calcext:value-type="float">
            <text:p>0,203257458209991</text:p>
          </table:table-cell>
          <table:table-cell office:value-type="float" office:value="819.12" calcext:value-type="float">
            <text:p>819,12</text:p>
          </table:table-cell>
          <table:table-cell office:value-type="float" office:value="635" calcext:value-type="float">
            <text:p>635</text:p>
          </table:table-cell>
          <table:table-cell table:formula="of:=[.D3]-[.E3]" office:value-type="float" office:value="551.74" calcext:value-type="float">
            <text:p>551,74</text:p>
          </table:table-cell>
          <table:table-cell table:formula="of:=[.G3]-[.H3]" office:value-type="float" office:value="209.71" calcext:value-type="float">
            <text:p>209,71</text:p>
          </table:table-cell>
          <table:table-cell table:formula="of:=[.J3]-[.K3]" office:value-type="float" office:value="68.86" calcext:value-type="float">
            <text:p>68,86</text:p>
          </table:table-cell>
          <table:table-cell table:formula="of:=[.M3]-[.N3]" office:value-type="float" office:value="184.12" calcext:value-type="float">
            <text:p>184,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109681057929993" calcext:value-type="float">
            <text:p>0,010968105792999</text:p>
          </table:table-cell>
          <table:table-cell office:value-type="float" office:value="1553.49" calcext:value-type="float">
            <text:p>1553,49</text:p>
          </table:table-cell>
          <table:table-cell office:value-type="float" office:value="965" calcext:value-type="float">
            <text:p>965</text:p>
          </table:table-cell>
          <table:table-cell office:value-type="float" office:value="0.0321462321281433" calcext:value-type="float">
            <text:p>0,032146232128143</text:p>
          </table:table-cell>
          <table:table-cell office:value-type="float" office:value="648.16" calcext:value-type="float">
            <text:p>648,16</text:p>
          </table:table-cell>
          <table:table-cell office:value-type="float" office:value="489" calcext:value-type="float">
            <text:p>489</text:p>
          </table:table-cell>
          <table:table-cell office:value-type="float" office:value="0.201523993015289" calcext:value-type="float">
            <text:p>0,201523993015289</text:p>
          </table:table-cell>
          <table:table-cell office:value-type="float" office:value="539.26" calcext:value-type="float">
            <text:p>539,26</text:p>
          </table:table-cell>
          <table:table-cell office:value-type="float" office:value="465" calcext:value-type="float">
            <text:p>465</text:p>
          </table:table-cell>
          <table:table-cell office:value-type="float" office:value="0.203065354824066" calcext:value-type="float">
            <text:p>0,203065354824066</text:p>
          </table:table-cell>
          <table:table-cell office:value-type="float" office:value="827.5" calcext:value-type="float">
            <text:p>827,5</text:p>
          </table:table-cell>
          <table:table-cell office:value-type="float" office:value="599" calcext:value-type="float">
            <text:p>599</text:p>
          </table:table-cell>
          <table:table-cell table:formula="of:=[.D4]-[.E4]" office:value-type="float" office:value="588.49" calcext:value-type="float">
            <text:p>588,49</text:p>
          </table:table-cell>
          <table:table-cell table:formula="of:=[.G4]-[.H4]" office:value-type="float" office:value="159.16" calcext:value-type="float">
            <text:p>159,16</text:p>
          </table:table-cell>
          <table:table-cell table:formula="of:=[.J4]-[.K4]" office:value-type="float" office:value="74.26" calcext:value-type="float">
            <text:p>74,26</text:p>
          </table:table-cell>
          <table:table-cell table:formula="of:=[.M4]-[.N4]" office:value-type="float" office:value="228.5" calcext:value-type="float">
            <text:p>228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882537841796875" calcext:value-type="float">
            <text:p>0,008825378417969</text:p>
          </table:table-cell>
          <table:table-cell office:value-type="float" office:value="1401.42" calcext:value-type="float">
            <text:p>1401,42</text:p>
          </table:table-cell>
          <table:table-cell office:value-type="float" office:value="1001" calcext:value-type="float">
            <text:p>1001</text:p>
          </table:table-cell>
          <table:table-cell office:value-type="float" office:value="0.0323653101921082" calcext:value-type="float">
            <text:p>0,032365310192108</text:p>
          </table:table-cell>
          <table:table-cell office:value-type="float" office:value="721.72" calcext:value-type="float">
            <text:p>721,72</text:p>
          </table:table-cell>
          <table:table-cell office:value-type="float" office:value="488" calcext:value-type="float">
            <text:p>488</text:p>
          </table:table-cell>
          <table:table-cell office:value-type="float" office:value="0.201411981582642" calcext:value-type="float">
            <text:p>0,201411981582642</text:p>
          </table:table-cell>
          <table:table-cell office:value-type="float" office:value="579.13" calcext:value-type="float">
            <text:p>579,13</text:p>
          </table:table-cell>
          <table:table-cell office:value-type="float" office:value="443" calcext:value-type="float">
            <text:p>443</text:p>
          </table:table-cell>
          <table:table-cell office:value-type="float" office:value="0.203422696590424" calcext:value-type="float">
            <text:p>0,203422696590424</text:p>
          </table:table-cell>
          <table:table-cell office:value-type="float" office:value="810.37" calcext:value-type="float">
            <text:p>810,37</text:p>
          </table:table-cell>
          <table:table-cell office:value-type="float" office:value="621" calcext:value-type="float">
            <text:p>621</text:p>
          </table:table-cell>
          <table:table-cell table:formula="of:=[.D5]-[.E5]" office:value-type="float" office:value="400.42" calcext:value-type="float">
            <text:p>400,42</text:p>
          </table:table-cell>
          <table:table-cell table:formula="of:=[.G5]-[.H5]" office:value-type="float" office:value="233.72" calcext:value-type="float">
            <text:p>233,72</text:p>
          </table:table-cell>
          <table:table-cell table:formula="of:=[.J5]-[.K5]" office:value-type="float" office:value="136.13" calcext:value-type="float">
            <text:p>136,13</text:p>
          </table:table-cell>
          <table:table-cell table:formula="of:=[.M5]-[.N5]" office:value-type="float" office:value="189.37" calcext:value-type="float">
            <text:p>189,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958396673202515" calcext:value-type="float">
            <text:p>0,009583966732025</text:p>
          </table:table-cell>
          <table:table-cell office:value-type="float" office:value="1480.6" calcext:value-type="float">
            <text:p>1480,6</text:p>
          </table:table-cell>
          <table:table-cell office:value-type="float" office:value="849" calcext:value-type="float">
            <text:p>849</text:p>
          </table:table-cell>
          <table:table-cell office:value-type="float" office:value="0.0359524345397949" calcext:value-type="float">
            <text:p>0,035952434539795</text:p>
          </table:table-cell>
          <table:table-cell office:value-type="float" office:value="648.4" calcext:value-type="float">
            <text:p>648,4</text:p>
          </table:table-cell>
          <table:table-cell office:value-type="float" office:value="440" calcext:value-type="float">
            <text:p>440</text:p>
          </table:table-cell>
          <table:table-cell office:value-type="float" office:value="0.201354899406433" calcext:value-type="float">
            <text:p>0,201354899406433</text:p>
          </table:table-cell>
          <table:table-cell office:value-type="float" office:value="497.94" calcext:value-type="float">
            <text:p>497,94</text:p>
          </table:table-cell>
          <table:table-cell office:value-type="float" office:value="408" calcext:value-type="float">
            <text:p>408</text:p>
          </table:table-cell>
          <table:table-cell office:value-type="float" office:value="0.203978199958801" calcext:value-type="float">
            <text:p>0,203978199958801</text:p>
          </table:table-cell>
          <table:table-cell office:value-type="float" office:value="771.54" calcext:value-type="float">
            <text:p>771,54</text:p>
          </table:table-cell>
          <table:table-cell office:value-type="float" office:value="490" calcext:value-type="float">
            <text:p>490</text:p>
          </table:table-cell>
          <table:table-cell table:formula="of:=[.D6]-[.E6]" office:value-type="float" office:value="631.6" calcext:value-type="float">
            <text:p>631,6</text:p>
          </table:table-cell>
          <table:table-cell table:formula="of:=[.G6]-[.H6]" office:value-type="float" office:value="208.4" calcext:value-type="float">
            <text:p>208,4</text:p>
          </table:table-cell>
          <table:table-cell table:formula="of:=[.J6]-[.K6]" office:value-type="float" office:value="89.94" calcext:value-type="float">
            <text:p>89,94</text:p>
          </table:table-cell>
          <table:table-cell table:formula="of:=[.M6]-[.N6]" office:value-type="float" office:value="281.54" calcext:value-type="float">
            <text:p>281,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105297541618347" calcext:value-type="float">
            <text:p>0,010529754161835</text:p>
          </table:table-cell>
          <table:table-cell office:value-type="float" office:value="1665.82" calcext:value-type="float">
            <text:p>1665,82</text:p>
          </table:table-cell>
          <table:table-cell office:value-type="float" office:value="965" calcext:value-type="float">
            <text:p>965</text:p>
          </table:table-cell>
          <table:table-cell office:value-type="float" office:value="0.0331667613983154" calcext:value-type="float">
            <text:p>0,033166761398315</text:p>
          </table:table-cell>
          <table:table-cell office:value-type="float" office:value="786.75" calcext:value-type="float">
            <text:p>786,75</text:p>
          </table:table-cell>
          <table:table-cell office:value-type="float" office:value="574" calcext:value-type="float">
            <text:p>574</text:p>
          </table:table-cell>
          <table:table-cell office:value-type="float" office:value="0.201655256748199" calcext:value-type="float">
            <text:p>0,201655256748199</text:p>
          </table:table-cell>
          <table:table-cell office:value-type="float" office:value="640.15" calcext:value-type="float">
            <text:p>640,15</text:p>
          </table:table-cell>
          <table:table-cell office:value-type="float" office:value="530" calcext:value-type="float">
            <text:p>530</text:p>
          </table:table-cell>
          <table:table-cell office:value-type="float" office:value="0.202928156852722" calcext:value-type="float">
            <text:p>0,202928156852722</text:p>
          </table:table-cell>
          <table:table-cell office:value-type="float" office:value="932.71" calcext:value-type="float">
            <text:p>932,71</text:p>
          </table:table-cell>
          <table:table-cell office:value-type="float" office:value="699" calcext:value-type="float">
            <text:p>699</text:p>
          </table:table-cell>
          <table:table-cell table:formula="of:=[.D7]-[.E7]" office:value-type="float" office:value="700.82" calcext:value-type="float">
            <text:p>700,82</text:p>
          </table:table-cell>
          <table:table-cell table:formula="of:=[.G7]-[.H7]" office:value-type="float" office:value="212.75" calcext:value-type="float">
            <text:p>212,75</text:p>
          </table:table-cell>
          <table:table-cell table:formula="of:=[.J7]-[.K7]" office:value-type="float" office:value="110.15" calcext:value-type="float">
            <text:p>110,15</text:p>
          </table:table-cell>
          <table:table-cell table:formula="of:=[.M7]-[.N7]" office:value-type="float" office:value="233.71" calcext:value-type="float">
            <text:p>233,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100351977348328" calcext:value-type="float">
            <text:p>0,010035197734833</text:p>
          </table:table-cell>
          <table:table-cell office:value-type="float" office:value="1487.76" calcext:value-type="float">
            <text:p>1487,76</text:p>
          </table:table-cell>
          <table:table-cell office:value-type="float" office:value="832" calcext:value-type="float">
            <text:p>832</text:p>
          </table:table-cell>
          <table:table-cell office:value-type="float" office:value="0.0311834216117859" calcext:value-type="float">
            <text:p>0,031183421611786</text:p>
          </table:table-cell>
          <table:table-cell office:value-type="float" office:value="744.51" calcext:value-type="float">
            <text:p>744,51</text:p>
          </table:table-cell>
          <table:table-cell office:value-type="float" office:value="571" calcext:value-type="float">
            <text:p>571</text:p>
          </table:table-cell>
          <table:table-cell office:value-type="float" office:value="0.201275544166565" calcext:value-type="float">
            <text:p>0,201275544166565</text:p>
          </table:table-cell>
          <table:table-cell office:value-type="float" office:value="583.55" calcext:value-type="float">
            <text:p>583,55</text:p>
          </table:table-cell>
          <table:table-cell office:value-type="float" office:value="504" calcext:value-type="float">
            <text:p>504</text:p>
          </table:table-cell>
          <table:table-cell office:value-type="float" office:value="0.202689981460571" calcext:value-type="float">
            <text:p>0,202689981460571</text:p>
          </table:table-cell>
          <table:table-cell office:value-type="float" office:value="881.75" calcext:value-type="float">
            <text:p>881,75</text:p>
          </table:table-cell>
          <table:table-cell office:value-type="float" office:value="717" calcext:value-type="float">
            <text:p>717</text:p>
          </table:table-cell>
          <table:table-cell table:formula="of:=[.D8]-[.E8]" office:value-type="float" office:value="655.76" calcext:value-type="float">
            <text:p>655,76</text:p>
          </table:table-cell>
          <table:table-cell table:formula="of:=[.G8]-[.H8]" office:value-type="float" office:value="173.51" calcext:value-type="float">
            <text:p>173,51</text:p>
          </table:table-cell>
          <table:table-cell table:formula="of:=[.J8]-[.K8]" office:value-type="float" office:value="79.55" calcext:value-type="float">
            <text:p>79,55</text:p>
          </table:table-cell>
          <table:table-cell table:formula="of:=[.M8]-[.N8]" office:value-type="float" office:value="164.75" calcext:value-type="float">
            <text:p>164,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105209183692932" calcext:value-type="float">
            <text:p>0,010520918369293</text:p>
          </table:table-cell>
          <table:table-cell office:value-type="float" office:value="1371.21" calcext:value-type="float">
            <text:p>1371,21</text:p>
          </table:table-cell>
          <table:table-cell office:value-type="float" office:value="783" calcext:value-type="float">
            <text:p>783</text:p>
          </table:table-cell>
          <table:table-cell office:value-type="float" office:value="0.0333175373077393" calcext:value-type="float">
            <text:p>0,033317537307739</text:p>
          </table:table-cell>
          <table:table-cell office:value-type="float" office:value="683.25" calcext:value-type="float">
            <text:p>683,25</text:p>
          </table:table-cell>
          <table:table-cell office:value-type="float" office:value="517" calcext:value-type="float">
            <text:p>517</text:p>
          </table:table-cell>
          <table:table-cell office:value-type="float" office:value="0.20100658416748" calcext:value-type="float">
            <text:p>0,20100658416748</text:p>
          </table:table-cell>
          <table:table-cell office:value-type="float" office:value="557.52" calcext:value-type="float">
            <text:p>557,52</text:p>
          </table:table-cell>
          <table:table-cell office:value-type="float" office:value="464" calcext:value-type="float">
            <text:p>464</text:p>
          </table:table-cell>
          <table:table-cell office:value-type="float" office:value="0.203027973175049" calcext:value-type="float">
            <text:p>0,203027973175049</text:p>
          </table:table-cell>
          <table:table-cell office:value-type="float" office:value="794.13" calcext:value-type="float">
            <text:p>794,13</text:p>
          </table:table-cell>
          <table:table-cell office:value-type="float" office:value="597" calcext:value-type="float">
            <text:p>597</text:p>
          </table:table-cell>
          <table:table-cell table:formula="of:=[.D9]-[.E9]" office:value-type="float" office:value="588.21" calcext:value-type="float">
            <text:p>588,21</text:p>
          </table:table-cell>
          <table:table-cell table:formula="of:=[.G9]-[.H9]" office:value-type="float" office:value="166.25" calcext:value-type="float">
            <text:p>166,25</text:p>
          </table:table-cell>
          <table:table-cell table:formula="of:=[.J9]-[.K9]" office:value-type="float" office:value="93.52" calcext:value-type="float">
            <text:p>93,52</text:p>
          </table:table-cell>
          <table:table-cell table:formula="of:=[.M9]-[.N9]" office:value-type="float" office:value="197.13" calcext:value-type="float">
            <text:p>197,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100068545341492" calcext:value-type="float">
            <text:p>0,010006854534149</text:p>
          </table:table-cell>
          <table:table-cell office:value-type="float" office:value="1457.3" calcext:value-type="float">
            <text:p>1457,3</text:p>
          </table:table-cell>
          <table:table-cell office:value-type="float" office:value="971" calcext:value-type="float">
            <text:p>971</text:p>
          </table:table-cell>
          <table:table-cell office:value-type="float" office:value="0.0328790330886841" calcext:value-type="float">
            <text:p>0,032879033088684</text:p>
          </table:table-cell>
          <table:table-cell office:value-type="float" office:value="719.2" calcext:value-type="float">
            <text:p>719,2</text:p>
          </table:table-cell>
          <table:table-cell office:value-type="float" office:value="481" calcext:value-type="float">
            <text:p>481</text:p>
          </table:table-cell>
          <table:table-cell office:value-type="float" office:value="0.201281552314758" calcext:value-type="float">
            <text:p>0,201281552314758</text:p>
          </table:table-cell>
          <table:table-cell office:value-type="float" office:value="545.63" calcext:value-type="float">
            <text:p>545,63</text:p>
          </table:table-cell>
          <table:table-cell office:value-type="float" office:value="426" calcext:value-type="float">
            <text:p>426</text:p>
          </table:table-cell>
          <table:table-cell office:value-type="float" office:value="0.20292102098465" calcext:value-type="float">
            <text:p>0,20292102098465</text:p>
          </table:table-cell>
          <table:table-cell office:value-type="float" office:value="814.68" calcext:value-type="float">
            <text:p>814,68</text:p>
          </table:table-cell>
          <table:table-cell office:value-type="float" office:value="545" calcext:value-type="float">
            <text:p>545</text:p>
          </table:table-cell>
          <table:table-cell table:formula="of:=[.D10]-[.E10]" office:value-type="float" office:value="486.3" calcext:value-type="float">
            <text:p>486,3</text:p>
          </table:table-cell>
          <table:table-cell table:formula="of:=[.G10]-[.H10]" office:value-type="float" office:value="238.2" calcext:value-type="float">
            <text:p>238,2</text:p>
          </table:table-cell>
          <table:table-cell table:formula="of:=[.J10]-[.K10]" office:value-type="float" office:value="119.63" calcext:value-type="float">
            <text:p>119,63</text:p>
          </table:table-cell>
          <table:table-cell table:formula="of:=[.M10]-[.N10]" office:value-type="float" office:value="269.68" calcext:value-type="float">
            <text:p>269,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108911633491516" calcext:value-type="float">
            <text:p>0,010891163349152</text:p>
          </table:table-cell>
          <table:table-cell office:value-type="float" office:value="1567.03" calcext:value-type="float">
            <text:p>1567,03</text:p>
          </table:table-cell>
          <table:table-cell office:value-type="float" office:value="1005" calcext:value-type="float">
            <text:p>1005</text:p>
          </table:table-cell>
          <table:table-cell office:value-type="float" office:value="0.0337436628341675" calcext:value-type="float">
            <text:p>0,033743662834168</text:p>
          </table:table-cell>
          <table:table-cell office:value-type="float" office:value="722.56" calcext:value-type="float">
            <text:p>722,56</text:p>
          </table:table-cell>
          <table:table-cell office:value-type="float" office:value="530" calcext:value-type="float">
            <text:p>530</text:p>
          </table:table-cell>
          <table:table-cell office:value-type="float" office:value="0.201464338302612" calcext:value-type="float">
            <text:p>0,201464338302612</text:p>
          </table:table-cell>
          <table:table-cell office:value-type="float" office:value="585.68" calcext:value-type="float">
            <text:p>585,68</text:p>
          </table:table-cell>
          <table:table-cell office:value-type="float" office:value="518" calcext:value-type="float">
            <text:p>518</text:p>
          </table:table-cell>
          <table:table-cell office:value-type="float" office:value="0.202564494609833" calcext:value-type="float">
            <text:p>0,202564494609833</text:p>
          </table:table-cell>
          <table:table-cell office:value-type="float" office:value="896.79" calcext:value-type="float">
            <text:p>896,79</text:p>
          </table:table-cell>
          <table:table-cell office:value-type="float" office:value="673" calcext:value-type="float">
            <text:p>673</text:p>
          </table:table-cell>
          <table:table-cell table:formula="of:=[.D11]-[.E11]" office:value-type="float" office:value="562.03" calcext:value-type="float">
            <text:p>562,03</text:p>
          </table:table-cell>
          <table:table-cell table:formula="of:=[.G11]-[.H11]" office:value-type="float" office:value="192.56" calcext:value-type="float">
            <text:p>192,56</text:p>
          </table:table-cell>
          <table:table-cell table:formula="of:=[.J11]-[.K11]" office:value-type="float" office:value="67.68" calcext:value-type="float">
            <text:p>67,68</text:p>
          </table:table-cell>
          <table:table-cell table:formula="of:=[.M11]-[.N11]" office:value-type="float" office:value="223.79" calcext:value-type="float">
            <text:p>223,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106726336479187" calcext:value-type="float">
            <text:p>0,010672633647919</text:p>
          </table:table-cell>
          <table:table-cell office:value-type="float" office:value="1679.04" calcext:value-type="float">
            <text:p>1679,04</text:p>
          </table:table-cell>
          <table:table-cell office:value-type="float" office:value="1060" calcext:value-type="float">
            <text:p>1060</text:p>
          </table:table-cell>
          <table:table-cell office:value-type="float" office:value="0.0340804719924927" calcext:value-type="float">
            <text:p>0,034080471992493</text:p>
          </table:table-cell>
          <table:table-cell office:value-type="float" office:value="821.97" calcext:value-type="float">
            <text:p>821,97</text:p>
          </table:table-cell>
          <table:table-cell office:value-type="float" office:value="554" calcext:value-type="float">
            <text:p>554</text:p>
          </table:table-cell>
          <table:table-cell office:value-type="float" office:value="0.201371219158173" calcext:value-type="float">
            <text:p>0,201371219158173</text:p>
          </table:table-cell>
          <table:table-cell office:value-type="float" office:value="667.04" calcext:value-type="float">
            <text:p>667,04</text:p>
          </table:table-cell>
          <table:table-cell office:value-type="float" office:value="554" calcext:value-type="float">
            <text:p>554</text:p>
          </table:table-cell>
          <table:table-cell office:value-type="float" office:value="0.202725064754486" calcext:value-type="float">
            <text:p>0,202725064754486</text:p>
          </table:table-cell>
          <table:table-cell office:value-type="float" office:value="1001.84" calcext:value-type="float">
            <text:p>1001,84</text:p>
          </table:table-cell>
          <table:table-cell office:value-type="float" office:value="760" calcext:value-type="float">
            <text:p>760</text:p>
          </table:table-cell>
          <table:table-cell table:formula="of:=[.D12]-[.E12]" office:value-type="float" office:value="619.04" calcext:value-type="float">
            <text:p>619,04</text:p>
          </table:table-cell>
          <table:table-cell table:formula="of:=[.G12]-[.H12]" office:value-type="float" office:value="267.97" calcext:value-type="float">
            <text:p>267,97</text:p>
          </table:table-cell>
          <table:table-cell table:formula="of:=[.J12]-[.K12]" office:value-type="float" office:value="113.04" calcext:value-type="float">
            <text:p>113,04</text:p>
          </table:table-cell>
          <table:table-cell table:formula="of:=[.M12]-[.N12]" office:value-type="float" office:value="241.84" calcext:value-type="float">
            <text:p>241,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989399671554565" calcext:value-type="float">
            <text:p>0,009893996715546</text:p>
          </table:table-cell>
          <table:table-cell office:value-type="float" office:value="1512.39" calcext:value-type="float">
            <text:p>1512,39</text:p>
          </table:table-cell>
          <table:table-cell office:value-type="float" office:value="874" calcext:value-type="float">
            <text:p>874</text:p>
          </table:table-cell>
          <table:table-cell office:value-type="float" office:value="0.032804114818573" calcext:value-type="float">
            <text:p>0,032804114818573</text:p>
          </table:table-cell>
          <table:table-cell office:value-type="float" office:value="733.01" calcext:value-type="float">
            <text:p>733,01</text:p>
          </table:table-cell>
          <table:table-cell office:value-type="float" office:value="556" calcext:value-type="float">
            <text:p>556</text:p>
          </table:table-cell>
          <table:table-cell office:value-type="float" office:value="0.201225121021271" calcext:value-type="float">
            <text:p>0,201225121021271</text:p>
          </table:table-cell>
          <table:table-cell office:value-type="float" office:value="594.08" calcext:value-type="float">
            <text:p>594,08</text:p>
          </table:table-cell>
          <table:table-cell office:value-type="float" office:value="498" calcext:value-type="float">
            <text:p>498</text:p>
          </table:table-cell>
          <table:table-cell office:value-type="float" office:value="0.202560660839081" calcext:value-type="float">
            <text:p>0,202560660839081</text:p>
          </table:table-cell>
          <table:table-cell office:value-type="float" office:value="848.41" calcext:value-type="float">
            <text:p>848,41</text:p>
          </table:table-cell>
          <table:table-cell office:value-type="float" office:value="620" calcext:value-type="float">
            <text:p>620</text:p>
          </table:table-cell>
          <table:table-cell table:formula="of:=[.D13]-[.E13]" office:value-type="float" office:value="638.39" calcext:value-type="float">
            <text:p>638,39</text:p>
          </table:table-cell>
          <table:table-cell table:formula="of:=[.G13]-[.H13]" office:value-type="float" office:value="177.01" calcext:value-type="float">
            <text:p>177,01</text:p>
          </table:table-cell>
          <table:table-cell table:formula="of:=[.J13]-[.K13]" office:value-type="float" office:value="96.08" calcext:value-type="float">
            <text:p>96,08</text:p>
          </table:table-cell>
          <table:table-cell table:formula="of:=[.M13]-[.N13]" office:value-type="float" office:value="228.41" calcext:value-type="float">
            <text:p>228,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980994462966919" calcext:value-type="float">
            <text:p>0,009809944629669</text:p>
          </table:table-cell>
          <table:table-cell office:value-type="float" office:value="1386.87" calcext:value-type="float">
            <text:p>1386,87</text:p>
          </table:table-cell>
          <table:table-cell office:value-type="float" office:value="863" calcext:value-type="float">
            <text:p>863</text:p>
          </table:table-cell>
          <table:table-cell office:value-type="float" office:value="0.0350423097610474" calcext:value-type="float">
            <text:p>0,035042309761047</text:p>
          </table:table-cell>
          <table:table-cell office:value-type="float" office:value="720.59" calcext:value-type="float">
            <text:p>720,59</text:p>
          </table:table-cell>
          <table:table-cell office:value-type="float" office:value="544" calcext:value-type="float">
            <text:p>544</text:p>
          </table:table-cell>
          <table:table-cell office:value-type="float" office:value="0.201437940597534" calcext:value-type="float">
            <text:p>0,201437940597534</text:p>
          </table:table-cell>
          <table:table-cell office:value-type="float" office:value="591.3" calcext:value-type="float">
            <text:p>591,3</text:p>
          </table:table-cell>
          <table:table-cell office:value-type="float" office:value="476" calcext:value-type="float">
            <text:p>476</text:p>
          </table:table-cell>
          <table:table-cell office:value-type="float" office:value="0.20416387796402" calcext:value-type="float">
            <text:p>0,20416387796402</text:p>
          </table:table-cell>
          <table:table-cell office:value-type="float" office:value="822.81" calcext:value-type="float">
            <text:p>822,81</text:p>
          </table:table-cell>
          <table:table-cell office:value-type="float" office:value="577" calcext:value-type="float">
            <text:p>577</text:p>
          </table:table-cell>
          <table:table-cell table:formula="of:=[.D14]-[.E14]" office:value-type="float" office:value="523.87" calcext:value-type="float">
            <text:p>523,87</text:p>
          </table:table-cell>
          <table:table-cell table:formula="of:=[.G14]-[.H14]" office:value-type="float" office:value="176.59" calcext:value-type="float">
            <text:p>176,59</text:p>
          </table:table-cell>
          <table:table-cell table:formula="of:=[.J14]-[.K14]" office:value-type="float" office:value="115.3" calcext:value-type="float">
            <text:p>115,3</text:p>
          </table:table-cell>
          <table:table-cell table:formula="of:=[.M14]-[.N14]" office:value-type="float" office:value="245.81" calcext:value-type="float">
            <text:p>245,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108156061172485" calcext:value-type="float">
            <text:p>0,010815606117249</text:p>
          </table:table-cell>
          <table:table-cell office:value-type="float" office:value="1425.31" calcext:value-type="float">
            <text:p>1425,31</text:p>
          </table:table-cell>
          <table:table-cell office:value-type="float" office:value="811" calcext:value-type="float">
            <text:p>811</text:p>
          </table:table-cell>
          <table:table-cell office:value-type="float" office:value="0.0346480655670166" calcext:value-type="float">
            <text:p>0,034648065567017</text:p>
          </table:table-cell>
          <table:table-cell office:value-type="float" office:value="655.14" calcext:value-type="float">
            <text:p>655,14</text:p>
          </table:table-cell>
          <table:table-cell office:value-type="float" office:value="455" calcext:value-type="float">
            <text:p>455</text:p>
          </table:table-cell>
          <table:table-cell office:value-type="float" office:value="0.201353108882904" calcext:value-type="float">
            <text:p>0,201353108882904</text:p>
          </table:table-cell>
          <table:table-cell office:value-type="float" office:value="544.57" calcext:value-type="float">
            <text:p>544,57</text:p>
          </table:table-cell>
          <table:table-cell office:value-type="float" office:value="455" calcext:value-type="float">
            <text:p>455</text:p>
          </table:table-cell>
          <table:table-cell office:value-type="float" office:value="0.203326976299286" calcext:value-type="float">
            <text:p>0,203326976299286</text:p>
          </table:table-cell>
          <table:table-cell office:value-type="float" office:value="814.39" calcext:value-type="float">
            <text:p>814,39</text:p>
          </table:table-cell>
          <table:table-cell office:value-type="float" office:value="578" calcext:value-type="float">
            <text:p>578</text:p>
          </table:table-cell>
          <table:table-cell table:formula="of:=[.D15]-[.E15]" office:value-type="float" office:value="614.31" calcext:value-type="float">
            <text:p>614,31</text:p>
          </table:table-cell>
          <table:table-cell table:formula="of:=[.G15]-[.H15]" office:value-type="float" office:value="200.14" calcext:value-type="float">
            <text:p>200,14</text:p>
          </table:table-cell>
          <table:table-cell table:formula="of:=[.J15]-[.K15]" office:value-type="float" office:value="89.57" calcext:value-type="float">
            <text:p>89,57</text:p>
          </table:table-cell>
          <table:table-cell table:formula="of:=[.M15]-[.N15]" office:value-type="float" office:value="236.39" calcext:value-type="float">
            <text:p>236,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100197625160217" calcext:value-type="float">
            <text:p>0,010019762516022</text:p>
          </table:table-cell>
          <table:table-cell office:value-type="float" office:value="1407.93" calcext:value-type="float">
            <text:p>1407,93</text:p>
          </table:table-cell>
          <table:table-cell office:value-type="float" office:value="973" calcext:value-type="float">
            <text:p>973</text:p>
          </table:table-cell>
          <table:table-cell office:value-type="float" office:value="0.0349334001541138" calcext:value-type="float">
            <text:p>0,034933400154114</text:p>
          </table:table-cell>
          <table:table-cell office:value-type="float" office:value="712.8" calcext:value-type="float">
            <text:p>712,8</text:p>
          </table:table-cell>
          <table:table-cell office:value-type="float" office:value="536" calcext:value-type="float">
            <text:p>536</text:p>
          </table:table-cell>
          <table:table-cell office:value-type="float" office:value="0.201332387924194" calcext:value-type="float">
            <text:p>0,201332387924194</text:p>
          </table:table-cell>
          <table:table-cell office:value-type="float" office:value="605.39" calcext:value-type="float">
            <text:p>605,39</text:p>
          </table:table-cell>
          <table:table-cell office:value-type="float" office:value="511" calcext:value-type="float">
            <text:p>511</text:p>
          </table:table-cell>
          <table:table-cell office:value-type="float" office:value="0.203292984962463" calcext:value-type="float">
            <text:p>0,203292984962463</text:p>
          </table:table-cell>
          <table:table-cell office:value-type="float" office:value="834.7" calcext:value-type="float">
            <text:p>834,7</text:p>
          </table:table-cell>
          <table:table-cell office:value-type="float" office:value="593" calcext:value-type="float">
            <text:p>593</text:p>
          </table:table-cell>
          <table:table-cell table:formula="of:=[.D16]-[.E16]" office:value-type="float" office:value="434.93" calcext:value-type="float">
            <text:p>434,93</text:p>
          </table:table-cell>
          <table:table-cell table:formula="of:=[.G16]-[.H16]" office:value-type="float" office:value="176.8" calcext:value-type="float">
            <text:p>176,8</text:p>
          </table:table-cell>
          <table:table-cell table:formula="of:=[.J16]-[.K16]" office:value-type="float" office:value="94.39" calcext:value-type="float">
            <text:p>94,39</text:p>
          </table:table-cell>
          <table:table-cell table:formula="of:=[.M16]-[.N16]" office:value-type="float" office:value="241.7" calcext:value-type="float">
            <text:p>241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106593203544617" calcext:value-type="float">
            <text:p>0,010659320354462</text:p>
          </table:table-cell>
          <table:table-cell office:value-type="float" office:value="1456.62" calcext:value-type="float">
            <text:p>1456,62</text:p>
          </table:table-cell>
          <table:table-cell office:value-type="float" office:value="980" calcext:value-type="float">
            <text:p>980</text:p>
          </table:table-cell>
          <table:table-cell office:value-type="float" office:value="0.0342183709144592" calcext:value-type="float">
            <text:p>0,034218370914459</text:p>
          </table:table-cell>
          <table:table-cell office:value-type="float" office:value="786.87" calcext:value-type="float">
            <text:p>786,87</text:p>
          </table:table-cell>
          <table:table-cell office:value-type="float" office:value="613" calcext:value-type="float">
            <text:p>613</text:p>
          </table:table-cell>
          <table:table-cell office:value-type="float" office:value="0.201241688728332" calcext:value-type="float">
            <text:p>0,201241688728332</text:p>
          </table:table-cell>
          <table:table-cell office:value-type="float" office:value="638.81" calcext:value-type="float">
            <text:p>638,81</text:p>
          </table:table-cell>
          <table:table-cell office:value-type="float" office:value="535" calcext:value-type="float">
            <text:p>535</text:p>
          </table:table-cell>
          <table:table-cell office:value-type="float" office:value="0.203669040203094" calcext:value-type="float">
            <text:p>0,203669040203094</text:p>
          </table:table-cell>
          <table:table-cell office:value-type="float" office:value="859.37" calcext:value-type="float">
            <text:p>859,37</text:p>
          </table:table-cell>
          <table:table-cell office:value-type="float" office:value="686" calcext:value-type="float">
            <text:p>686</text:p>
          </table:table-cell>
          <table:table-cell table:formula="of:=[.D17]-[.E17]" office:value-type="float" office:value="476.62" calcext:value-type="float">
            <text:p>476,62</text:p>
          </table:table-cell>
          <table:table-cell table:formula="of:=[.G17]-[.H17]" office:value-type="float" office:value="173.87" calcext:value-type="float">
            <text:p>173,87</text:p>
          </table:table-cell>
          <table:table-cell table:formula="of:=[.J17]-[.K17]" office:value-type="float" office:value="103.81" calcext:value-type="float">
            <text:p>103,81</text:p>
          </table:table-cell>
          <table:table-cell table:formula="of:=[.M17]-[.N17]" office:value-type="float" office:value="173.37" calcext:value-type="float">
            <text:p>173,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102189946174622" calcext:value-type="float">
            <text:p>0,010218994617462</text:p>
          </table:table-cell>
          <table:table-cell office:value-type="float" office:value="1468.57" calcext:value-type="float">
            <text:p>1468,57</text:p>
          </table:table-cell>
          <table:table-cell office:value-type="float" office:value="948" calcext:value-type="float">
            <text:p>948</text:p>
          </table:table-cell>
          <table:table-cell office:value-type="float" office:value="0.0329745864868164" calcext:value-type="float">
            <text:p>0,032974586486816</text:p>
          </table:table-cell>
          <table:table-cell office:value-type="float" office:value="668.5" calcext:value-type="float">
            <text:p>668,5</text:p>
          </table:table-cell>
          <table:table-cell office:value-type="float" office:value="386" calcext:value-type="float">
            <text:p>386</text:p>
          </table:table-cell>
          <table:table-cell office:value-type="float" office:value="0.201209864616394" calcext:value-type="float">
            <text:p>0,201209864616394</text:p>
          </table:table-cell>
          <table:table-cell office:value-type="float" office:value="482.72" calcext:value-type="float">
            <text:p>482,72</text:p>
          </table:table-cell>
          <table:table-cell office:value-type="float" office:value="373" calcext:value-type="float">
            <text:p>373</text:p>
          </table:table-cell>
          <table:table-cell office:value-type="float" office:value="0.202448532581329" calcext:value-type="float">
            <text:p>0,202448532581329</text:p>
          </table:table-cell>
          <table:table-cell office:value-type="float" office:value="786.94" calcext:value-type="float">
            <text:p>786,94</text:p>
          </table:table-cell>
          <table:table-cell office:value-type="float" office:value="612" calcext:value-type="float">
            <text:p>612</text:p>
          </table:table-cell>
          <table:table-cell table:formula="of:=[.D18]-[.E18]" office:value-type="float" office:value="520.57" calcext:value-type="float">
            <text:p>520,57</text:p>
          </table:table-cell>
          <table:table-cell table:formula="of:=[.G18]-[.H18]" office:value-type="float" office:value="282.5" calcext:value-type="float">
            <text:p>282,5</text:p>
          </table:table-cell>
          <table:table-cell table:formula="of:=[.J18]-[.K18]" office:value-type="float" office:value="109.72" calcext:value-type="float">
            <text:p>109,72</text:p>
          </table:table-cell>
          <table:table-cell table:formula="of:=[.M18]-[.N18]" office:value-type="float" office:value="174.94" calcext:value-type="float">
            <text:p>174,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109740328788757" calcext:value-type="float">
            <text:p>0,010974032878876</text:p>
          </table:table-cell>
          <table:table-cell office:value-type="float" office:value="1557.6" calcext:value-type="float">
            <text:p>1557,6</text:p>
          </table:table-cell>
          <table:table-cell office:value-type="float" office:value="967" calcext:value-type="float">
            <text:p>967</text:p>
          </table:table-cell>
          <table:table-cell office:value-type="float" office:value="0.0314979124069214" calcext:value-type="float">
            <text:p>0,031497912406921</text:p>
          </table:table-cell>
          <table:table-cell office:value-type="float" office:value="806.77" calcext:value-type="float">
            <text:p>806,77</text:p>
          </table:table-cell>
          <table:table-cell office:value-type="float" office:value="637" calcext:value-type="float">
            <text:p>637</text:p>
          </table:table-cell>
          <table:table-cell office:value-type="float" office:value="0.201068053245544" calcext:value-type="float">
            <text:p>0,201068053245544</text:p>
          </table:table-cell>
          <table:table-cell office:value-type="float" office:value="661.69" calcext:value-type="float">
            <text:p>661,69</text:p>
          </table:table-cell>
          <table:table-cell office:value-type="float" office:value="558" calcext:value-type="float">
            <text:p>558</text:p>
          </table:table-cell>
          <table:table-cell office:value-type="float" office:value="0.202643222808838" calcext:value-type="float">
            <text:p>0,202643222808838</text:p>
          </table:table-cell>
          <table:table-cell office:value-type="float" office:value="932.58" calcext:value-type="float">
            <text:p>932,58</text:p>
          </table:table-cell>
          <table:table-cell office:value-type="float" office:value="650" calcext:value-type="float">
            <text:p>650</text:p>
          </table:table-cell>
          <table:table-cell table:formula="of:=[.D19]-[.E19]" office:value-type="float" office:value="590.6" calcext:value-type="float">
            <text:p>590,6</text:p>
          </table:table-cell>
          <table:table-cell table:formula="of:=[.G19]-[.H19]" office:value-type="float" office:value="169.77" calcext:value-type="float">
            <text:p>169,77</text:p>
          </table:table-cell>
          <table:table-cell table:formula="of:=[.J19]-[.K19]" office:value-type="float" office:value="103.69" calcext:value-type="float">
            <text:p>103,69</text:p>
          </table:table-cell>
          <table:table-cell table:formula="of:=[.M19]-[.N19]" office:value-type="float" office:value="282.58" calcext:value-type="float">
            <text:p>282,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932812213897705" calcext:value-type="float">
            <text:p>0,009328122138977</text:p>
          </table:table-cell>
          <table:table-cell office:value-type="float" office:value="1381.04" calcext:value-type="float">
            <text:p>1381,04</text:p>
          </table:table-cell>
          <table:table-cell office:value-type="float" office:value="825" calcext:value-type="float">
            <text:p>825</text:p>
          </table:table-cell>
          <table:table-cell office:value-type="float" office:value="0.0349899053573608" calcext:value-type="float">
            <text:p>0,034989905357361</text:p>
          </table:table-cell>
          <table:table-cell office:value-type="float" office:value="686.92" calcext:value-type="float">
            <text:p>686,92</text:p>
          </table:table-cell>
          <table:table-cell office:value-type="float" office:value="507" calcext:value-type="float">
            <text:p>507</text:p>
          </table:table-cell>
          <table:table-cell office:value-type="float" office:value="0.201165204048157" calcext:value-type="float">
            <text:p>0,201165204048157</text:p>
          </table:table-cell>
          <table:table-cell office:value-type="float" office:value="553.89" calcext:value-type="float">
            <text:p>553,89</text:p>
          </table:table-cell>
          <table:table-cell office:value-type="float" office:value="447" calcext:value-type="float">
            <text:p>447</text:p>
          </table:table-cell>
          <table:table-cell office:value-type="float" office:value="0.203405292034149" calcext:value-type="float">
            <text:p>0,203405292034149</text:p>
          </table:table-cell>
          <table:table-cell office:value-type="float" office:value="778.42" calcext:value-type="float">
            <text:p>778,42</text:p>
          </table:table-cell>
          <table:table-cell office:value-type="float" office:value="599" calcext:value-type="float">
            <text:p>599</text:p>
          </table:table-cell>
          <table:table-cell table:formula="of:=[.D20]-[.E20]" office:value-type="float" office:value="556.04" calcext:value-type="float">
            <text:p>556,04</text:p>
          </table:table-cell>
          <table:table-cell table:formula="of:=[.G20]-[.H20]" office:value-type="float" office:value="179.92" calcext:value-type="float">
            <text:p>179,92</text:p>
          </table:table-cell>
          <table:table-cell table:formula="of:=[.J20]-[.K20]" office:value-type="float" office:value="106.89" calcext:value-type="float">
            <text:p>106,89</text:p>
          </table:table-cell>
          <table:table-cell table:formula="of:=[.M20]-[.N20]" office:value-type="float" office:value="179.42" calcext:value-type="float">
            <text:p>179,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108859777450562" calcext:value-type="float">
            <text:p>0,010885977745056</text:p>
          </table:table-cell>
          <table:table-cell office:value-type="float" office:value="1398.22" calcext:value-type="float">
            <text:p>1398,22</text:p>
          </table:table-cell>
          <table:table-cell office:value-type="float" office:value="866" calcext:value-type="float">
            <text:p>866</text:p>
          </table:table-cell>
          <table:table-cell office:value-type="float" office:value="0.0337782478332519" calcext:value-type="float">
            <text:p>0,033778247833252</text:p>
          </table:table-cell>
          <table:table-cell office:value-type="float" office:value="698.34" calcext:value-type="float">
            <text:p>698,34</text:p>
          </table:table-cell>
          <table:table-cell office:value-type="float" office:value="563" calcext:value-type="float">
            <text:p>563</text:p>
          </table:table-cell>
          <table:table-cell office:value-type="float" office:value="0.201377613544464" calcext:value-type="float">
            <text:p>0,201377613544464</text:p>
          </table:table-cell>
          <table:table-cell office:value-type="float" office:value="561.7" calcext:value-type="float">
            <text:p>561,7</text:p>
          </table:table-cell>
          <table:table-cell office:value-type="float" office:value="485" calcext:value-type="float">
            <text:p>485</text:p>
          </table:table-cell>
          <table:table-cell office:value-type="float" office:value="0.203089206218719" calcext:value-type="float">
            <text:p>0,203089206218719</text:p>
          </table:table-cell>
          <table:table-cell office:value-type="float" office:value="848.46" calcext:value-type="float">
            <text:p>848,46</text:p>
          </table:table-cell>
          <table:table-cell office:value-type="float" office:value="653" calcext:value-type="float">
            <text:p>653</text:p>
          </table:table-cell>
          <table:table-cell table:formula="of:=[.D21]-[.E21]" office:value-type="float" office:value="532.22" calcext:value-type="float">
            <text:p>532,22</text:p>
          </table:table-cell>
          <table:table-cell table:formula="of:=[.G21]-[.H21]" office:value-type="float" office:value="135.34" calcext:value-type="float">
            <text:p>135,34</text:p>
          </table:table-cell>
          <table:table-cell table:formula="of:=[.J21]-[.K21]" office:value-type="float" office:value="76.7" calcext:value-type="float">
            <text:p>76,7</text:p>
          </table:table-cell>
          <table:table-cell table:formula="of:=[.M21]-[.N21]" office:value-type="float" office:value="195.46" calcext:value-type="float">
            <text:p>195,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957757949829102" calcext:value-type="float">
            <text:p>0,009577579498291</text:p>
          </table:table-cell>
          <table:table-cell office:value-type="float" office:value="1569.69" calcext:value-type="float">
            <text:p>1569,69</text:p>
          </table:table-cell>
          <table:table-cell office:value-type="float" office:value="998" calcext:value-type="float">
            <text:p>998</text:p>
          </table:table-cell>
          <table:table-cell office:value-type="float" office:value="0.0343957114219666" calcext:value-type="float">
            <text:p>0,034395711421967</text:p>
          </table:table-cell>
          <table:table-cell office:value-type="float" office:value="730.28" calcext:value-type="float">
            <text:p>730,28</text:p>
          </table:table-cell>
          <table:table-cell office:value-type="float" office:value="558" calcext:value-type="float">
            <text:p>558</text:p>
          </table:table-cell>
          <table:table-cell office:value-type="float" office:value="0.201092550754547" calcext:value-type="float">
            <text:p>0,201092550754547</text:p>
          </table:table-cell>
          <table:table-cell office:value-type="float" office:value="607.54" calcext:value-type="float">
            <text:p>607,54</text:p>
          </table:table-cell>
          <table:table-cell office:value-type="float" office:value="526" calcext:value-type="float">
            <text:p>526</text:p>
          </table:table-cell>
          <table:table-cell office:value-type="float" office:value="0.203527419567108" calcext:value-type="float">
            <text:p>0,203527419567108</text:p>
          </table:table-cell>
          <table:table-cell office:value-type="float" office:value="888.11" calcext:value-type="float">
            <text:p>888,11</text:p>
          </table:table-cell>
          <table:table-cell office:value-type="float" office:value="649" calcext:value-type="float">
            <text:p>649</text:p>
          </table:table-cell>
          <table:table-cell table:formula="of:=[.D22]-[.E22]" office:value-type="float" office:value="571.69" calcext:value-type="float">
            <text:p>571,69</text:p>
          </table:table-cell>
          <table:table-cell table:formula="of:=[.G22]-[.H22]" office:value-type="float" office:value="172.28" calcext:value-type="float">
            <text:p>172,28</text:p>
          </table:table-cell>
          <table:table-cell table:formula="of:=[.J22]-[.K22]" office:value-type="float" office:value="81.54" calcext:value-type="float">
            <text:p>81,54</text:p>
          </table:table-cell>
          <table:table-cell table:formula="of:=[.M22]-[.N22]" office:value-type="float" office:value="239.11" calcext:value-type="float">
            <text:p>239,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10778238773346" calcext:value-type="float">
            <text:p>0,010778238773346</text:p>
          </table:table-cell>
          <table:table-cell office:value-type="float" office:value="1452.76" calcext:value-type="float">
            <text:p>1452,76</text:p>
          </table:table-cell>
          <table:table-cell office:value-type="float" office:value="837" calcext:value-type="float">
            <text:p>837</text:p>
          </table:table-cell>
          <table:table-cell office:value-type="float" office:value="0.0334177327156067" calcext:value-type="float">
            <text:p>0,033417732715607</text:p>
          </table:table-cell>
          <table:table-cell office:value-type="float" office:value="771.71" calcext:value-type="float">
            <text:p>771,71</text:p>
          </table:table-cell>
          <table:table-cell office:value-type="float" office:value="569" calcext:value-type="float">
            <text:p>569</text:p>
          </table:table-cell>
          <table:table-cell office:value-type="float" office:value="0.201584415435791" calcext:value-type="float">
            <text:p>0,201584415435791</text:p>
          </table:table-cell>
          <table:table-cell office:value-type="float" office:value="629.18" calcext:value-type="float">
            <text:p>629,18</text:p>
          </table:table-cell>
          <table:table-cell office:value-type="float" office:value="523" calcext:value-type="float">
            <text:p>523</text:p>
          </table:table-cell>
          <table:table-cell office:value-type="float" office:value="0.203477427959442" calcext:value-type="float">
            <text:p>0,203477427959442</text:p>
          </table:table-cell>
          <table:table-cell office:value-type="float" office:value="867.64" calcext:value-type="float">
            <text:p>867,64</text:p>
          </table:table-cell>
          <table:table-cell office:value-type="float" office:value="613" calcext:value-type="float">
            <text:p>613</text:p>
          </table:table-cell>
          <table:table-cell table:formula="of:=[.D23]-[.E23]" office:value-type="float" office:value="615.76" calcext:value-type="float">
            <text:p>615,76</text:p>
          </table:table-cell>
          <table:table-cell table:formula="of:=[.G23]-[.H23]" office:value-type="float" office:value="202.71" calcext:value-type="float">
            <text:p>202,71</text:p>
          </table:table-cell>
          <table:table-cell table:formula="of:=[.J23]-[.K23]" office:value-type="float" office:value="106.18" calcext:value-type="float">
            <text:p>106,18</text:p>
          </table:table-cell>
          <table:table-cell table:formula="of:=[.M23]-[.N23]" office:value-type="float" office:value="254.64" calcext:value-type="float">
            <text:p>254,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122221779823303" calcext:value-type="float">
            <text:p>0,01222217798233</text:p>
          </table:table-cell>
          <table:table-cell office:value-type="float" office:value="1394.41" calcext:value-type="float">
            <text:p>1394,41</text:p>
          </table:table-cell>
          <table:table-cell office:value-type="float" office:value="847" calcext:value-type="float">
            <text:p>847</text:p>
          </table:table-cell>
          <table:table-cell office:value-type="float" office:value="0.0350752282142639" calcext:value-type="float">
            <text:p>0,035075228214264</text:p>
          </table:table-cell>
          <table:table-cell office:value-type="float" office:value="784.2" calcext:value-type="float">
            <text:p>784,2</text:p>
          </table:table-cell>
          <table:table-cell office:value-type="float" office:value="633" calcext:value-type="float">
            <text:p>633</text:p>
          </table:table-cell>
          <table:table-cell office:value-type="float" office:value="0.201291134357452" calcext:value-type="float">
            <text:p>0,201291134357452</text:p>
          </table:table-cell>
          <table:table-cell office:value-type="float" office:value="681.24" calcext:value-type="float">
            <text:p>681,24</text:p>
          </table:table-cell>
          <table:table-cell office:value-type="float" office:value="599" calcext:value-type="float">
            <text:p>599</text:p>
          </table:table-cell>
          <table:table-cell office:value-type="float" office:value="0.203788039684296" calcext:value-type="float">
            <text:p>0,203788039684296</text:p>
          </table:table-cell>
          <table:table-cell office:value-type="float" office:value="894.13" calcext:value-type="float">
            <text:p>894,13</text:p>
          </table:table-cell>
          <table:table-cell office:value-type="float" office:value="728" calcext:value-type="float">
            <text:p>728</text:p>
          </table:table-cell>
          <table:table-cell table:formula="of:=[.D24]-[.E24]" office:value-type="float" office:value="547.41" calcext:value-type="float">
            <text:p>547,41</text:p>
          </table:table-cell>
          <table:table-cell table:formula="of:=[.G24]-[.H24]" office:value-type="float" office:value="151.2" calcext:value-type="float">
            <text:p>151,2</text:p>
          </table:table-cell>
          <table:table-cell table:formula="of:=[.J24]-[.K24]" office:value-type="float" office:value="82.24" calcext:value-type="float">
            <text:p>82,24</text:p>
          </table:table-cell>
          <table:table-cell table:formula="of:=[.M24]-[.N24]" office:value-type="float" office:value="166.13" calcext:value-type="float">
            <text:p>166,1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101320028305054" calcext:value-type="float">
            <text:p>0,010132002830505</text:p>
          </table:table-cell>
          <table:table-cell office:value-type="float" office:value="1680.02" calcext:value-type="float">
            <text:p>1680,02</text:p>
          </table:table-cell>
          <table:table-cell office:value-type="float" office:value="1120" calcext:value-type="float">
            <text:p>1120</text:p>
          </table:table-cell>
          <table:table-cell office:value-type="float" office:value="0.0335497760772705" calcext:value-type="float">
            <text:p>0,033549776077271</text:p>
          </table:table-cell>
          <table:table-cell office:value-type="float" office:value="791" calcext:value-type="float">
            <text:p>791</text:p>
          </table:table-cell>
          <table:table-cell office:value-type="float" office:value="600" calcext:value-type="float">
            <text:p>600</text:p>
          </table:table-cell>
          <table:table-cell office:value-type="float" office:value="0.201540632247925" calcext:value-type="float">
            <text:p>0,201540632247925</text:p>
          </table:table-cell>
          <table:table-cell office:value-type="float" office:value="648.77" calcext:value-type="float">
            <text:p>648,77</text:p>
          </table:table-cell>
          <table:table-cell office:value-type="float" office:value="563" calcext:value-type="float">
            <text:p>563</text:p>
          </table:table-cell>
          <table:table-cell office:value-type="float" office:value="0.203134441375732" calcext:value-type="float">
            <text:p>0,203134441375732</text:p>
          </table:table-cell>
          <table:table-cell office:value-type="float" office:value="977.64" calcext:value-type="float">
            <text:p>977,64</text:p>
          </table:table-cell>
          <table:table-cell office:value-type="float" office:value="758" calcext:value-type="float">
            <text:p>758</text:p>
          </table:table-cell>
          <table:table-cell table:formula="of:=[.D25]-[.E25]" office:value-type="float" office:value="560.02" calcext:value-type="float">
            <text:p>560,02</text:p>
          </table:table-cell>
          <table:table-cell table:formula="of:=[.G25]-[.H25]" office:value-type="float" office:value="191" calcext:value-type="float">
            <text:p>191</text:p>
          </table:table-cell>
          <table:table-cell table:formula="of:=[.J25]-[.K25]" office:value-type="float" office:value="85.77" calcext:value-type="float">
            <text:p>85,77</text:p>
          </table:table-cell>
          <table:table-cell table:formula="of:=[.M25]-[.N25]" office:value-type="float" office:value="219.64" calcext:value-type="float">
            <text:p>219,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950897455215454" calcext:value-type="float">
            <text:p>0,009508974552155</text:p>
          </table:table-cell>
          <table:table-cell office:value-type="float" office:value="1236.05" calcext:value-type="float">
            <text:p>1236,05</text:p>
          </table:table-cell>
          <table:table-cell office:value-type="float" office:value="714" calcext:value-type="float">
            <text:p>714</text:p>
          </table:table-cell>
          <table:table-cell office:value-type="float" office:value="0.031907467842102" calcext:value-type="float">
            <text:p>0,031907467842102</text:p>
          </table:table-cell>
          <table:table-cell office:value-type="float" office:value="638.06" calcext:value-type="float">
            <text:p>638,06</text:p>
          </table:table-cell>
          <table:table-cell office:value-type="float" office:value="464" calcext:value-type="float">
            <text:p>464</text:p>
          </table:table-cell>
          <table:table-cell office:value-type="float" office:value="0.201390316486359" calcext:value-type="float">
            <text:p>0,201390316486359</text:p>
          </table:table-cell>
          <table:table-cell office:value-type="float" office:value="540.28" calcext:value-type="float">
            <text:p>540,28</text:p>
          </table:table-cell>
          <table:table-cell office:value-type="float" office:value="464" calcext:value-type="float">
            <text:p>464</text:p>
          </table:table-cell>
          <table:table-cell office:value-type="float" office:value="0.203875133991241" calcext:value-type="float">
            <text:p>0,203875133991241</text:p>
          </table:table-cell>
          <table:table-cell office:value-type="float" office:value="708.95" calcext:value-type="float">
            <text:p>708,95</text:p>
          </table:table-cell>
          <table:table-cell office:value-type="float" office:value="542" calcext:value-type="float">
            <text:p>542</text:p>
          </table:table-cell>
          <table:table-cell table:formula="of:=[.D26]-[.E26]" office:value-type="float" office:value="522.05" calcext:value-type="float">
            <text:p>522,05</text:p>
          </table:table-cell>
          <table:table-cell table:formula="of:=[.G26]-[.H26]" office:value-type="float" office:value="174.06" calcext:value-type="float">
            <text:p>174,06</text:p>
          </table:table-cell>
          <table:table-cell table:formula="of:=[.J26]-[.K26]" office:value-type="float" office:value="76.28" calcext:value-type="float">
            <text:p>76,28</text:p>
          </table:table-cell>
          <table:table-cell table:formula="of:=[.M26]-[.N26]" office:value-type="float" office:value="166.95" calcext:value-type="float">
            <text:p>166,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936240911483765" calcext:value-type="float">
            <text:p>0,009362409114838</text:p>
          </table:table-cell>
          <table:table-cell office:value-type="float" office:value="1296.26" calcext:value-type="float">
            <text:p>1296,26</text:p>
          </table:table-cell>
          <table:table-cell office:value-type="float" office:value="758" calcext:value-type="float">
            <text:p>758</text:p>
          </table:table-cell>
          <table:table-cell office:value-type="float" office:value="0.034970383644104" calcext:value-type="float">
            <text:p>0,034970383644104</text:p>
          </table:table-cell>
          <table:table-cell office:value-type="float" office:value="690.21" calcext:value-type="float">
            <text:p>690,21</text:p>
          </table:table-cell>
          <table:table-cell office:value-type="float" office:value="493" calcext:value-type="float">
            <text:p>493</text:p>
          </table:table-cell>
          <table:table-cell office:value-type="float" office:value="0.20134019613266" calcext:value-type="float">
            <text:p>0,20134019613266</text:p>
          </table:table-cell>
          <table:table-cell office:value-type="float" office:value="565.72" calcext:value-type="float">
            <text:p>565,72</text:p>
          </table:table-cell>
          <table:table-cell office:value-type="float" office:value="484" calcext:value-type="float">
            <text:p>484</text:p>
          </table:table-cell>
          <table:table-cell office:value-type="float" office:value="0.203445851802826" calcext:value-type="float">
            <text:p>0,203445851802826</text:p>
          </table:table-cell>
          <table:table-cell office:value-type="float" office:value="737.73" calcext:value-type="float">
            <text:p>737,73</text:p>
          </table:table-cell>
          <table:table-cell office:value-type="float" office:value="616" calcext:value-type="float">
            <text:p>616</text:p>
          </table:table-cell>
          <table:table-cell table:formula="of:=[.D27]-[.E27]" office:value-type="float" office:value="538.26" calcext:value-type="float">
            <text:p>538,26</text:p>
          </table:table-cell>
          <table:table-cell table:formula="of:=[.G27]-[.H27]" office:value-type="float" office:value="197.21" calcext:value-type="float">
            <text:p>197,21</text:p>
          </table:table-cell>
          <table:table-cell table:formula="of:=[.J27]-[.K27]" office:value-type="float" office:value="81.72" calcext:value-type="float">
            <text:p>81,72</text:p>
          </table:table-cell>
          <table:table-cell table:formula="of:=[.M27]-[.N27]" office:value-type="float" office:value="121.73" calcext:value-type="float">
            <text:p>121,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101838898658752" calcext:value-type="float">
            <text:p>0,010183889865875</text:p>
          </table:table-cell>
          <table:table-cell office:value-type="float" office:value="1558.96" calcext:value-type="float">
            <text:p>1558,96</text:p>
          </table:table-cell>
          <table:table-cell office:value-type="float" office:value="1068" calcext:value-type="float">
            <text:p>1068</text:p>
          </table:table-cell>
          <table:table-cell office:value-type="float" office:value="0.0346579575538635" calcext:value-type="float">
            <text:p>0,034657957553864</text:p>
          </table:table-cell>
          <table:table-cell office:value-type="float" office:value="813.92" calcext:value-type="float">
            <text:p>813,92</text:p>
          </table:table-cell>
          <table:table-cell office:value-type="float" office:value="588" calcext:value-type="float">
            <text:p>588</text:p>
          </table:table-cell>
          <table:table-cell office:value-type="float" office:value="0.201278831958771" calcext:value-type="float">
            <text:p>0,201278831958771</text:p>
          </table:table-cell>
          <table:table-cell office:value-type="float" office:value="659.35" calcext:value-type="float">
            <text:p>659,35</text:p>
          </table:table-cell>
          <table:table-cell office:value-type="float" office:value="562" calcext:value-type="float">
            <text:p>562</text:p>
          </table:table-cell>
          <table:table-cell office:value-type="float" office:value="0.203090243339539" calcext:value-type="float">
            <text:p>0,203090243339539</text:p>
          </table:table-cell>
          <table:table-cell office:value-type="float" office:value="962.21" calcext:value-type="float">
            <text:p>962,21</text:p>
          </table:table-cell>
          <table:table-cell office:value-type="float" office:value="791" calcext:value-type="float">
            <text:p>791</text:p>
          </table:table-cell>
          <table:table-cell table:formula="of:=[.D28]-[.E28]" office:value-type="float" office:value="490.96" calcext:value-type="float">
            <text:p>490,96</text:p>
          </table:table-cell>
          <table:table-cell table:formula="of:=[.G28]-[.H28]" office:value-type="float" office:value="225.92" calcext:value-type="float">
            <text:p>225,92</text:p>
          </table:table-cell>
          <table:table-cell table:formula="of:=[.J28]-[.K28]" office:value-type="float" office:value="97.35" calcext:value-type="float">
            <text:p>97,35</text:p>
          </table:table-cell>
          <table:table-cell table:formula="of:=[.M28]-[.N28]" office:value-type="float" office:value="171.21" calcext:value-type="float">
            <text:p>171,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105408573150635" calcext:value-type="float">
            <text:p>0,010540857315064</text:p>
          </table:table-cell>
          <table:table-cell office:value-type="float" office:value="1608.79" calcext:value-type="float">
            <text:p>1608,79</text:p>
          </table:table-cell>
          <table:table-cell office:value-type="float" office:value="985" calcext:value-type="float">
            <text:p>985</text:p>
          </table:table-cell>
          <table:table-cell office:value-type="float" office:value="0.0346042370796204" calcext:value-type="float">
            <text:p>0,03460423707962</text:p>
          </table:table-cell>
          <table:table-cell office:value-type="float" office:value="771.16" calcext:value-type="float">
            <text:p>771,16</text:p>
          </table:table-cell>
          <table:table-cell office:value-type="float" office:value="585" calcext:value-type="float">
            <text:p>585</text:p>
          </table:table-cell>
          <table:table-cell office:value-type="float" office:value="0.201281046867371" calcext:value-type="float">
            <text:p>0,201281046867371</text:p>
          </table:table-cell>
          <table:table-cell office:value-type="float" office:value="648.5" calcext:value-type="float">
            <text:p>648,5</text:p>
          </table:table-cell>
          <table:table-cell office:value-type="float" office:value="571" calcext:value-type="float">
            <text:p>571</text:p>
          </table:table-cell>
          <table:table-cell office:value-type="float" office:value="0.202454259395599" calcext:value-type="float">
            <text:p>0,202454259395599</text:p>
          </table:table-cell>
          <table:table-cell office:value-type="float" office:value="956.93" calcext:value-type="float">
            <text:p>956,93</text:p>
          </table:table-cell>
          <table:table-cell office:value-type="float" office:value="751" calcext:value-type="float">
            <text:p>751</text:p>
          </table:table-cell>
          <table:table-cell table:formula="of:=[.D29]-[.E29]" office:value-type="float" office:value="623.79" calcext:value-type="float">
            <text:p>623,79</text:p>
          </table:table-cell>
          <table:table-cell table:formula="of:=[.G29]-[.H29]" office:value-type="float" office:value="186.16" calcext:value-type="float">
            <text:p>186,16</text:p>
          </table:table-cell>
          <table:table-cell table:formula="of:=[.J29]-[.K29]" office:value-type="float" office:value="77.5" calcext:value-type="float">
            <text:p>77,5</text:p>
          </table:table-cell>
          <table:table-cell table:formula="of:=[.M29]-[.N29]" office:value-type="float" office:value="205.93" calcext:value-type="float">
            <text:p>205,9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117356610298157" calcext:value-type="float">
            <text:p>0,011735661029816</text:p>
          </table:table-cell>
          <table:table-cell office:value-type="float" office:value="1602.31" calcext:value-type="float">
            <text:p>1602,31</text:p>
          </table:table-cell>
          <table:table-cell office:value-type="float" office:value="923" calcext:value-type="float">
            <text:p>923</text:p>
          </table:table-cell>
          <table:table-cell office:value-type="float" office:value="0.0347675514221191" calcext:value-type="float">
            <text:p>0,034767551422119</text:p>
          </table:table-cell>
          <table:table-cell office:value-type="float" office:value="727.71" calcext:value-type="float">
            <text:p>727,71</text:p>
          </table:table-cell>
          <table:table-cell office:value-type="float" office:value="455" calcext:value-type="float">
            <text:p>455</text:p>
          </table:table-cell>
          <table:table-cell office:value-type="float" office:value="0.201229078769684" calcext:value-type="float">
            <text:p>0,201229078769684</text:p>
          </table:table-cell>
          <table:table-cell office:value-type="float" office:value="586.09" calcext:value-type="float">
            <text:p>586,09</text:p>
          </table:table-cell>
          <table:table-cell office:value-type="float" office:value="455" calcext:value-type="float">
            <text:p>455</text:p>
          </table:table-cell>
          <table:table-cell office:value-type="float" office:value="0.202670078277588" calcext:value-type="float">
            <text:p>0,202670078277588</text:p>
          </table:table-cell>
          <table:table-cell office:value-type="float" office:value="928.48" calcext:value-type="float">
            <text:p>928,48</text:p>
          </table:table-cell>
          <table:table-cell office:value-type="float" office:value="613" calcext:value-type="float">
            <text:p>613</text:p>
          </table:table-cell>
          <table:table-cell table:formula="of:=[.D30]-[.E30]" office:value-type="float" office:value="679.31" calcext:value-type="float">
            <text:p>679,31</text:p>
          </table:table-cell>
          <table:table-cell table:formula="of:=[.G30]-[.H30]" office:value-type="float" office:value="272.71" calcext:value-type="float">
            <text:p>272,71</text:p>
          </table:table-cell>
          <table:table-cell table:formula="of:=[.J30]-[.K30]" office:value-type="float" office:value="131.09" calcext:value-type="float">
            <text:p>131,09</text:p>
          </table:table-cell>
          <table:table-cell table:formula="of:=[.M30]-[.N30]" office:value-type="float" office:value="315.48" calcext:value-type="float">
            <text:p>315,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11453230381012" calcext:value-type="float">
            <text:p>0,011453230381012</text:p>
          </table:table-cell>
          <table:table-cell office:value-type="float" office:value="1879.48" calcext:value-type="float">
            <text:p>1879,48</text:p>
          </table:table-cell>
          <table:table-cell office:value-type="float" office:value="1167" calcext:value-type="float">
            <text:p>1167</text:p>
          </table:table-cell>
          <table:table-cell office:value-type="float" office:value="0.0322961258888245" calcext:value-type="float">
            <text:p>0,032296125888825</text:p>
          </table:table-cell>
          <table:table-cell office:value-type="float" office:value="834.28" calcext:value-type="float">
            <text:p>834,28</text:p>
          </table:table-cell>
          <table:table-cell office:value-type="float" office:value="656" calcext:value-type="float">
            <text:p>656</text:p>
          </table:table-cell>
          <table:table-cell office:value-type="float" office:value="0.201489727497101" calcext:value-type="float">
            <text:p>0,201489727497101</text:p>
          </table:table-cell>
          <table:table-cell office:value-type="float" office:value="687.79" calcext:value-type="float">
            <text:p>687,79</text:p>
          </table:table-cell>
          <table:table-cell office:value-type="float" office:value="632" calcext:value-type="float">
            <text:p>632</text:p>
          </table:table-cell>
          <table:table-cell office:value-type="float" office:value="0.202612655162811" calcext:value-type="float">
            <text:p>0,202612655162811</text:p>
          </table:table-cell>
          <table:table-cell office:value-type="float" office:value="1062.13" calcext:value-type="float">
            <text:p>1062,13</text:p>
          </table:table-cell>
          <table:table-cell office:value-type="float" office:value="783" calcext:value-type="float">
            <text:p>783</text:p>
          </table:table-cell>
          <table:table-cell table:formula="of:=[.D31]-[.E31]" office:value-type="float" office:value="712.48" calcext:value-type="float">
            <text:p>712,48</text:p>
          </table:table-cell>
          <table:table-cell table:formula="of:=[.G31]-[.H31]" office:value-type="float" office:value="178.28" calcext:value-type="float">
            <text:p>178,28</text:p>
          </table:table-cell>
          <table:table-cell table:formula="of:=[.J31]-[.K31]" office:value-type="float" office:value="55.79" calcext:value-type="float">
            <text:p>55,79</text:p>
          </table:table-cell>
          <table:table-cell table:formula="of:=[.M31]-[.N31]" office:value-type="float" office:value="279.13" calcext:value-type="float">
            <text:p>279,13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311145532131195" calcext:value-type="float">
            <text:p>0,311145532131195</text:p>
          </table:table-cell>
          <table:table-cell table:formula="of:=SUM([.D2:.D31])" office:value-type="float" office:value="44864.49" calcext:value-type="float">
            <text:p>44864,49</text:p>
          </table:table-cell>
          <table:table-cell table:formula="of:=SUM([.E2:.E31])" office:value-type="float" office:value="27669" calcext:value-type="float">
            <text:p>27669</text:p>
          </table:table-cell>
          <table:table-cell table:formula="of:=SUM([.F2:.F31])" office:value-type="float" office:value="1.01041726112366" calcext:value-type="float">
            <text:p>1,01041726112366</text:p>
          </table:table-cell>
          <table:table-cell table:formula="of:=SUM([.G2:.G31])" office:value-type="float" office:value="21953.99" calcext:value-type="float">
            <text:p>21953,99</text:p>
          </table:table-cell>
          <table:table-cell table:formula="of:=SUM([.H2:.H31])" office:value-type="float" office:value="16046" calcext:value-type="float">
            <text:p>16046</text:p>
          </table:table-cell>
          <table:table-cell table:formula="of:=SUM([.I2:.I31])" office:value-type="float" office:value="6.04011847257614" calcext:value-type="float">
            <text:p>6,04011847257614</text:p>
          </table:table-cell>
          <table:table-cell table:formula="of:=SUM([.J2:.J31])" office:value-type="float" office:value="17837.94" calcext:value-type="float">
            <text:p>17837,94</text:p>
          </table:table-cell>
          <table:table-cell table:formula="of:=SUM([.K2:.K31])" office:value-type="float" office:value="15030" calcext:value-type="float">
            <text:p>15030</text:p>
          </table:table-cell>
          <table:table-cell table:formula="of:=SUM([.L2:.L31])" office:value-type="float" office:value="6.09403824567795" calcext:value-type="float">
            <text:p>6,09403824567795</text:p>
          </table:table-cell>
          <table:table-cell table:formula="of:=SUM([.M2:.M31])" office:value-type="float" office:value="25922.62" calcext:value-type="float">
            <text:p>25922,62</text:p>
          </table:table-cell>
          <table:table-cell table:formula="of:=SUM([.N2:.N31])" office:value-type="float" office:value="19382" calcext:value-type="float">
            <text:p>19382</text:p>
          </table:table-cell>
          <table:table-cell table:formula="of:=SUM([.O2:.O31])/30" office:value-type="float" office:value="573.183" calcext:value-type="float">
            <text:p>573,183</text:p>
          </table:table-cell>
          <table:table-cell table:formula="of:=SUM([.P2:.P31])/30" office:value-type="float" office:value="196.933" calcext:value-type="float">
            <text:p>196,933</text:p>
          </table:table-cell>
          <table:table-cell table:formula="of:=SUM([.Q2:.Q31])/30" office:value-type="float" office:value="93.598" calcext:value-type="float">
            <text:p>93,598</text:p>
          </table:table-cell>
          <table:table-cell table:formula="of:=SUM([.R2:.R31])/30" office:value-type="float" office:value="218.020666666667" calcext:value-type="float">
            <text:p>218,020666666667</text:p>
          </table:table-cell>
        </table:table-row>
      </table:table>
      <table:table table:name="TESTBENCH_metaheu_ls_vnd_bvns_ts__niter_10_search_greedy_init_random_memory_10_times4ave_50_maxs_0.2" table:style-name="ta1">
        <table:shapes>
          <draw:frame draw:z-index="0" draw:style-name="gr1" draw:text-style-name="P1" svg:width="36.039cm" svg:height="9.005cm" svg:x="4.955cm" svg:y="14.955cm">
            <draw:object draw:notify-on-update-of-ranges="'TESTBENCH_metaheu_ls_vnd_bvns_ts__niter_10_search_greedy_init_random_memory_10_times4ave_50_maxs_0.2'.D1:'TESTBENCH_metaheu_ls_vnd_bvns_ts__niter_10_search_greedy_init_random_memory_10_times4ave_50_maxs_0.2'.D1 'TESTBENCH_metaheu_ls_vnd_bvns_ts__niter_10_search_greedy_init_random_memory_10_times4ave_50_maxs_0.2'.D2:'TESTBENCH_metaheu_ls_vnd_bvns_ts__niter_10_search_greedy_init_random_memory_10_times4ave_50_maxs_0.2'.D31 'TESTBENCH_metaheu_ls_vnd_bvns_ts__niter_10_search_greedy_init_random_memory_10_times4ave_50_maxs_0.2'.E1:'TESTBENCH_metaheu_ls_vnd_bvns_ts__niter_10_search_greedy_init_random_memory_10_times4ave_50_maxs_0.2'.E1 'TESTBENCH_metaheu_ls_vnd_bvns_ts__niter_10_search_greedy_init_random_memory_10_times4ave_50_maxs_0.2'.E2:'TESTBENCH_metaheu_ls_vnd_bvns_ts__niter_10_search_greedy_init_random_memory_10_times4ave_50_maxs_0.2'.E31 'TESTBENCH_metaheu_ls_vnd_bvns_ts__niter_10_search_greedy_init_random_memory_10_times4ave_50_maxs_0.2'.G1:'TESTBENCH_metaheu_ls_vnd_bvns_ts__niter_10_search_greedy_init_random_memory_10_times4ave_50_maxs_0.2'.G1 'TESTBENCH_metaheu_ls_vnd_bvns_ts__niter_10_search_greedy_init_random_memory_10_times4ave_50_maxs_0.2'.G2:'TESTBENCH_metaheu_ls_vnd_bvns_ts__niter_10_search_greedy_init_random_memory_10_times4ave_50_maxs_0.2'.G31 'TESTBENCH_metaheu_ls_vnd_bvns_ts__niter_10_search_greedy_init_random_memory_10_times4ave_50_maxs_0.2'.H1:'TESTBENCH_metaheu_ls_vnd_bvns_ts__niter_10_search_greedy_init_random_memory_10_times4ave_50_maxs_0.2'.H1 'TESTBENCH_metaheu_ls_vnd_bvns_ts__niter_10_search_greedy_init_random_memory_10_times4ave_50_maxs_0.2'.H2:'TESTBENCH_metaheu_ls_vnd_bvns_ts__niter_10_search_greedy_init_random_memory_10_times4ave_50_maxs_0.2'.H31 'TESTBENCH_metaheu_ls_vnd_bvns_ts__niter_10_search_greedy_init_random_memory_10_times4ave_50_maxs_0.2'.J1:'TESTBENCH_metaheu_ls_vnd_bvns_ts__niter_10_search_greedy_init_random_memory_10_times4ave_50_maxs_0.2'.J1 'TESTBENCH_metaheu_ls_vnd_bvns_ts__niter_10_search_greedy_init_random_memory_10_times4ave_50_maxs_0.2'.J2:'TESTBENCH_metaheu_ls_vnd_bvns_ts__niter_10_search_greedy_init_random_memory_10_times4ave_50_maxs_0.2'.J31 'TESTBENCH_metaheu_ls_vnd_bvns_ts__niter_10_search_greedy_init_random_memory_10_times4ave_50_maxs_0.2'.K1:'TESTBENCH_metaheu_ls_vnd_bvns_ts__niter_10_search_greedy_init_random_memory_10_times4ave_50_maxs_0.2'.K1 'TESTBENCH_metaheu_ls_vnd_bvns_ts__niter_10_search_greedy_init_random_memory_10_times4ave_50_maxs_0.2'.K2:'TESTBENCH_metaheu_ls_vnd_bvns_ts__niter_10_search_greedy_init_random_memory_10_times4ave_50_maxs_0.2'.K31 'TESTBENCH_metaheu_ls_vnd_bvns_ts__niter_10_search_greedy_init_random_memory_10_times4ave_50_maxs_0.2'.M1:'TESTBENCH_metaheu_ls_vnd_bvns_ts__niter_10_search_greedy_init_random_memory_10_times4ave_50_maxs_0.2'.M1 'TESTBENCH_metaheu_ls_vnd_bvns_ts__niter_10_search_greedy_init_random_memory_10_times4ave_50_maxs_0.2'.M2:'TESTBENCH_metaheu_ls_vnd_bvns_ts__niter_10_search_greedy_init_random_memory_10_times4ave_50_maxs_0.2'.M31 'TESTBENCH_metaheu_ls_vnd_bvns_ts__niter_10_search_greedy_init_random_memory_10_times4ave_50_maxs_0.2'.N1:'TESTBENCH_metaheu_ls_vnd_bvns_ts__niter_10_search_greedy_init_random_memory_10_times4ave_50_maxs_0.2'.N1 'TESTBENCH_metaheu_ls_vnd_bvns_ts__niter_10_search_greedy_init_random_memory_10_times4ave_50_maxs_0.2'.N2:'TESTBENCH_metaheu_ls_vnd_bvns_ts__niter_10_search_greedy_init_random_memory_10_times4ave_50_maxs_0.2'.N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.039cm" svg:height="9.005cm" svg:x="5.043cm" svg:y="24.861cm">
            <draw:object draw:notify-on-update-of-ranges="'TESTBENCH_metaheu_ls_vnd_bvns_ts__niter_10_search_greedy_init_random_memory_10_times4ave_50_maxs_0.2'.D1:'TESTBENCH_metaheu_ls_vnd_bvns_ts__niter_10_search_greedy_init_random_memory_10_times4ave_50_maxs_0.2'.D1 'TESTBENCH_metaheu_ls_vnd_bvns_ts__niter_10_search_greedy_init_random_memory_10_times4ave_50_maxs_0.2'.D2:'TESTBENCH_metaheu_ls_vnd_bvns_ts__niter_10_search_greedy_init_random_memory_10_times4ave_50_maxs_0.2'.D31 'TESTBENCH_metaheu_ls_vnd_bvns_ts__niter_10_search_greedy_init_random_memory_10_times4ave_50_maxs_0.2'.G1:'TESTBENCH_metaheu_ls_vnd_bvns_ts__niter_10_search_greedy_init_random_memory_10_times4ave_50_maxs_0.2'.G1 'TESTBENCH_metaheu_ls_vnd_bvns_ts__niter_10_search_greedy_init_random_memory_10_times4ave_50_maxs_0.2'.G2:'TESTBENCH_metaheu_ls_vnd_bvns_ts__niter_10_search_greedy_init_random_memory_10_times4ave_50_maxs_0.2'.G31 'TESTBENCH_metaheu_ls_vnd_bvns_ts__niter_10_search_greedy_init_random_memory_10_times4ave_50_maxs_0.2'.J1:'TESTBENCH_metaheu_ls_vnd_bvns_ts__niter_10_search_greedy_init_random_memory_10_times4ave_50_maxs_0.2'.J1 'TESTBENCH_metaheu_ls_vnd_bvns_ts__niter_10_search_greedy_init_random_memory_10_times4ave_50_maxs_0.2'.J2:'TESTBENCH_metaheu_ls_vnd_bvns_ts__niter_10_search_greedy_init_random_memory_10_times4ave_50_maxs_0.2'.J31 'TESTBENCH_metaheu_ls_vnd_bvns_ts__niter_10_search_greedy_init_random_memory_10_times4ave_50_maxs_0.2'.M1:'TESTBENCH_metaheu_ls_vnd_bvns_ts__niter_10_search_greedy_init_random_memory_10_times4ave_50_maxs_0.2'.M1 'TESTBENCH_metaheu_ls_vnd_bvns_ts__niter_10_search_greedy_init_random_memory_10_times4ave_50_maxs_0.2'.M2:'TESTBENCH_metaheu_ls_vnd_bvns_ts__niter_10_search_greedy_init_random_memory_10_times4ave_50_maxs_0.2'.M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6.039cm" svg:height="9.005cm" svg:x="5.262cm" svg:y="34.743cm">
            <draw:object draw:notify-on-update-of-ranges="'TESTBENCH_metaheu_ls_vnd_bvns_ts__niter_10_search_greedy_init_random_memory_10_times4ave_50_maxs_0.2'.E1:'TESTBENCH_metaheu_ls_vnd_bvns_ts__niter_10_search_greedy_init_random_memory_10_times4ave_50_maxs_0.2'.E1 'TESTBENCH_metaheu_ls_vnd_bvns_ts__niter_10_search_greedy_init_random_memory_10_times4ave_50_maxs_0.2'.E2:'TESTBENCH_metaheu_ls_vnd_bvns_ts__niter_10_search_greedy_init_random_memory_10_times4ave_50_maxs_0.2'.E31 'TESTBENCH_metaheu_ls_vnd_bvns_ts__niter_10_search_greedy_init_random_memory_10_times4ave_50_maxs_0.2'.H1:'TESTBENCH_metaheu_ls_vnd_bvns_ts__niter_10_search_greedy_init_random_memory_10_times4ave_50_maxs_0.2'.H1 'TESTBENCH_metaheu_ls_vnd_bvns_ts__niter_10_search_greedy_init_random_memory_10_times4ave_50_maxs_0.2'.H2:'TESTBENCH_metaheu_ls_vnd_bvns_ts__niter_10_search_greedy_init_random_memory_10_times4ave_50_maxs_0.2'.H31 'TESTBENCH_metaheu_ls_vnd_bvns_ts__niter_10_search_greedy_init_random_memory_10_times4ave_50_maxs_0.2'.K1:'TESTBENCH_metaheu_ls_vnd_bvns_ts__niter_10_search_greedy_init_random_memory_10_times4ave_50_maxs_0.2'.K1 'TESTBENCH_metaheu_ls_vnd_bvns_ts__niter_10_search_greedy_init_random_memory_10_times4ave_50_maxs_0.2'.K2:'TESTBENCH_metaheu_ls_vnd_bvns_ts__niter_10_search_greedy_init_random_memory_10_times4ave_50_maxs_0.2'.K31 'TESTBENCH_metaheu_ls_vnd_bvns_ts__niter_10_search_greedy_init_random_memory_10_times4ave_50_maxs_0.2'.N1:'TESTBENCH_metaheu_ls_vnd_bvns_ts__niter_10_search_greedy_init_random_memory_10_times4ave_50_maxs_0.2'.N1 'TESTBENCH_metaheu_ls_vnd_bvns_ts__niter_10_search_greedy_init_random_memory_10_times4ave_50_maxs_0.2'.N2:'TESTBENCH_metaheu_ls_vnd_bvns_ts__niter_10_search_greedy_init_random_memory_10_times4ave_50_maxs_0.2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02cm" svg:height="9.005cm" svg:x="5.103cm" svg:y="44.252cm">
            <draw:object draw:notify-on-update-of-ranges="'TESTBENCH_metaheu_ls_vnd_bvns_ts__niter_10_search_greedy_init_random_memory_10_times4ave_50_maxs_0.2'.D1:'TESTBENCH_metaheu_ls_vnd_bvns_ts__niter_10_search_greedy_init_random_memory_10_times4ave_50_maxs_0.2'.D1 'TESTBENCH_metaheu_ls_vnd_bvns_ts__niter_10_search_greedy_init_random_memory_10_times4ave_50_maxs_0.2'.D2:'TESTBENCH_metaheu_ls_vnd_bvns_ts__niter_10_search_greedy_init_random_memory_10_times4ave_50_maxs_0.2'.D31 'TESTBENCH_metaheu_ls_vnd_bvns_ts__niter_10_search_greedy_init_random_memory_10_times4ave_50_maxs_0.2'.E1:'TESTBENCH_metaheu_ls_vnd_bvns_ts__niter_10_search_greedy_init_random_memory_10_times4ave_50_maxs_0.2'.E1 'TESTBENCH_metaheu_ls_vnd_bvns_ts__niter_10_search_greedy_init_random_memory_10_times4ave_50_maxs_0.2'.E2:'TESTBENCH_metaheu_ls_vnd_bvns_ts__niter_10_search_greedy_init_random_memory_10_times4ave_50_maxs_0.2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7.02cm" svg:height="9.005cm" svg:x="24.008cm" svg:y="44.225cm">
            <draw:object draw:notify-on-update-of-ranges="'TESTBENCH_metaheu_ls_vnd_bvns_ts__niter_10_search_greedy_init_random_memory_10_times4ave_50_maxs_0.2'.G1:'TESTBENCH_metaheu_ls_vnd_bvns_ts__niter_10_search_greedy_init_random_memory_10_times4ave_50_maxs_0.2'.G1 'TESTBENCH_metaheu_ls_vnd_bvns_ts__niter_10_search_greedy_init_random_memory_10_times4ave_50_maxs_0.2'.G2:'TESTBENCH_metaheu_ls_vnd_bvns_ts__niter_10_search_greedy_init_random_memory_10_times4ave_50_maxs_0.2'.G31 'TESTBENCH_metaheu_ls_vnd_bvns_ts__niter_10_search_greedy_init_random_memory_10_times4ave_50_maxs_0.2'.H1:'TESTBENCH_metaheu_ls_vnd_bvns_ts__niter_10_search_greedy_init_random_memory_10_times4ave_50_maxs_0.2'.H1 'TESTBENCH_metaheu_ls_vnd_bvns_ts__niter_10_search_greedy_init_random_memory_10_times4ave_50_maxs_0.2'.H2:'TESTBENCH_metaheu_ls_vnd_bvns_ts__niter_10_search_greedy_init_random_memory_10_times4ave_50_maxs_0.2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7.02cm" svg:height="9.005cm" svg:x="5.133cm" svg:y="53.895cm">
            <draw:object draw:notify-on-update-of-ranges="'TESTBENCH_metaheu_ls_vnd_bvns_ts__niter_10_search_greedy_init_random_memory_10_times4ave_50_maxs_0.2'.J1:'TESTBENCH_metaheu_ls_vnd_bvns_ts__niter_10_search_greedy_init_random_memory_10_times4ave_50_maxs_0.2'.J1 'TESTBENCH_metaheu_ls_vnd_bvns_ts__niter_10_search_greedy_init_random_memory_10_times4ave_50_maxs_0.2'.J2:'TESTBENCH_metaheu_ls_vnd_bvns_ts__niter_10_search_greedy_init_random_memory_10_times4ave_50_maxs_0.2'.J31 'TESTBENCH_metaheu_ls_vnd_bvns_ts__niter_10_search_greedy_init_random_memory_10_times4ave_50_maxs_0.2'.K1:'TESTBENCH_metaheu_ls_vnd_bvns_ts__niter_10_search_greedy_init_random_memory_10_times4ave_50_maxs_0.2'.K1 'TESTBENCH_metaheu_ls_vnd_bvns_ts__niter_10_search_greedy_init_random_memory_10_times4ave_50_maxs_0.2'.K2:'TESTBENCH_metaheu_ls_vnd_bvns_ts__niter_10_search_greedy_init_random_memory_10_times4ave_50_maxs_0.2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7.02cm" svg:height="9.005cm" svg:x="24.069cm" svg:y="53.814cm">
            <draw:object draw:notify-on-update-of-ranges="'TESTBENCH_metaheu_ls_vnd_bvns_ts__niter_10_search_greedy_init_random_memory_10_times4ave_50_maxs_0.2'.M1:'TESTBENCH_metaheu_ls_vnd_bvns_ts__niter_10_search_greedy_init_random_memory_10_times4ave_50_maxs_0.2'.M1 'TESTBENCH_metaheu_ls_vnd_bvns_ts__niter_10_search_greedy_init_random_memory_10_times4ave_50_maxs_0.2'.M2:'TESTBENCH_metaheu_ls_vnd_bvns_ts__niter_10_search_greedy_init_random_memory_10_times4ave_50_maxs_0.2'.M31 'TESTBENCH_metaheu_ls_vnd_bvns_ts__niter_10_search_greedy_init_random_memory_10_times4ave_50_maxs_0.2'.N1:'TESTBENCH_metaheu_ls_vnd_bvns_ts__niter_10_search_greedy_init_random_memory_10_times4ave_50_maxs_0.2'.N1 'TESTBENCH_metaheu_ls_vnd_bvns_ts__niter_10_search_greedy_init_random_memory_10_times4ave_50_maxs_0.2'.N2:'TESTBENCH_metaheu_ls_vnd_bvns_ts__niter_10_search_greedy_init_random_memory_10_times4ave_50_maxs_0.2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ce1"/>
        <table:table-column table:style-name="co3" table:default-cell-style-name="ce1"/>
        <table:table-column table:style-name="co7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00757935762405396" calcext:value-type="float">
            <text:p>0,007579357624054</text:p>
          </table:table-cell>
          <table:table-cell office:value-type="float" office:value="1382.78" calcext:value-type="float">
            <text:p>1382,78</text:p>
          </table:table-cell>
          <table:table-cell office:value-type="float" office:value="798" calcext:value-type="float">
            <text:p>798</text:p>
          </table:table-cell>
          <table:table-cell office:value-type="float" office:value="0.035143826007843" calcext:value-type="float">
            <text:p>0,035143826007843</text:p>
          </table:table-cell>
          <table:table-cell office:value-type="float" office:value="713.03" calcext:value-type="float">
            <text:p>713,03</text:p>
          </table:table-cell>
          <table:table-cell office:value-type="float" office:value="536" calcext:value-type="float">
            <text:p>536</text:p>
          </table:table-cell>
          <table:table-cell office:value-type="float" office:value="0.201165289878845" calcext:value-type="float">
            <text:p>0,201165289878845</text:p>
          </table:table-cell>
          <table:table-cell office:value-type="float" office:value="593.33" calcext:value-type="float">
            <text:p>593,33</text:p>
          </table:table-cell>
          <table:table-cell office:value-type="float" office:value="502" calcext:value-type="float">
            <text:p>502</text:p>
          </table:table-cell>
          <table:table-cell office:value-type="float" office:value="0.202115321159363" calcext:value-type="float">
            <text:p>0,202115321159363</text:p>
          </table:table-cell>
          <table:table-cell office:value-type="float" office:value="835.33" calcext:value-type="float">
            <text:p>835,33</text:p>
          </table:table-cell>
          <table:table-cell office:value-type="float" office:value="634" calcext:value-type="float">
            <text:p>634</text:p>
          </table:table-cell>
          <table:table-cell table:formula="of:=[.D2]-[.E2]" office:value-type="float" office:value="584.78" calcext:value-type="float">
            <text:p>584,78</text:p>
          </table:table-cell>
          <table:table-cell table:formula="of:=[.G2]-[.H2]" office:value-type="float" office:value="177.03" calcext:value-type="float">
            <text:p>177,03</text:p>
          </table:table-cell>
          <table:table-cell table:formula="of:=[.J2]-[.K2]" office:value-type="float" office:value="91.33" calcext:value-type="float">
            <text:p>91,33</text:p>
          </table:table-cell>
          <table:table-cell table:formula="of:=[.M2]-[.N2]" office:value-type="float" office:value="201.33" calcext:value-type="float">
            <text:p>201,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00974202871322632" calcext:value-type="float">
            <text:p>0,009742028713226</text:p>
          </table:table-cell>
          <table:table-cell office:value-type="float" office:value="1228.91" calcext:value-type="float">
            <text:p>1228,91</text:p>
          </table:table-cell>
          <table:table-cell office:value-type="float" office:value="760" calcext:value-type="float">
            <text:p>760</text:p>
          </table:table-cell>
          <table:table-cell office:value-type="float" office:value="0.0335943794250488" calcext:value-type="float">
            <text:p>0,033594379425049</text:p>
          </table:table-cell>
          <table:table-cell office:value-type="float" office:value="685.9" calcext:value-type="float">
            <text:p>685,9</text:p>
          </table:table-cell>
          <table:table-cell office:value-type="float" office:value="512" calcext:value-type="float">
            <text:p>512</text:p>
          </table:table-cell>
          <table:table-cell office:value-type="float" office:value="0.201286537647247" calcext:value-type="float">
            <text:p>0,201286537647247</text:p>
          </table:table-cell>
          <table:table-cell office:value-type="float" office:value="567.22" calcext:value-type="float">
            <text:p>567,22</text:p>
          </table:table-cell>
          <table:table-cell office:value-type="float" office:value="499" calcext:value-type="float">
            <text:p>499</text:p>
          </table:table-cell>
          <table:table-cell office:value-type="float" office:value="0.2027365899086" calcext:value-type="float">
            <text:p>0,2027365899086</text:p>
          </table:table-cell>
          <table:table-cell office:value-type="float" office:value="808.36" calcext:value-type="float">
            <text:p>808,36</text:p>
          </table:table-cell>
          <table:table-cell office:value-type="float" office:value="628" calcext:value-type="float">
            <text:p>628</text:p>
          </table:table-cell>
          <table:table-cell table:formula="of:=[.D3]-[.E3]" office:value-type="float" office:value="468.91" calcext:value-type="float">
            <text:p>468,91</text:p>
          </table:table-cell>
          <table:table-cell table:formula="of:=[.G3]-[.H3]" office:value-type="float" office:value="173.9" calcext:value-type="float">
            <text:p>173,9</text:p>
          </table:table-cell>
          <table:table-cell table:formula="of:=[.J3]-[.K3]" office:value-type="float" office:value="68.22" calcext:value-type="float">
            <text:p>68,22</text:p>
          </table:table-cell>
          <table:table-cell table:formula="of:=[.M3]-[.N3]" office:value-type="float" office:value="180.36" calcext:value-type="float">
            <text:p>180,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00823691129684448" calcext:value-type="float">
            <text:p>0,008236911296844</text:p>
          </table:table-cell>
          <table:table-cell office:value-type="float" office:value="1404.83" calcext:value-type="float">
            <text:p>1404,83</text:p>
          </table:table-cell>
          <table:table-cell office:value-type="float" office:value="817" calcext:value-type="float">
            <text:p>817</text:p>
          </table:table-cell>
          <table:table-cell office:value-type="float" office:value="0.032355318069458" calcext:value-type="float">
            <text:p>0,032355318069458</text:p>
          </table:table-cell>
          <table:table-cell office:value-type="float" office:value="647" calcext:value-type="float">
            <text:p>647</text:p>
          </table:table-cell>
          <table:table-cell office:value-type="float" office:value="489" calcext:value-type="float">
            <text:p>489</text:p>
          </table:table-cell>
          <table:table-cell office:value-type="float" office:value="0.201383202075958" calcext:value-type="float">
            <text:p>0,201383202075958</text:p>
          </table:table-cell>
          <table:table-cell office:value-type="float" office:value="535.01" calcext:value-type="float">
            <text:p>535,01</text:p>
          </table:table-cell>
          <table:table-cell office:value-type="float" office:value="465" calcext:value-type="float">
            <text:p>465</text:p>
          </table:table-cell>
          <table:table-cell office:value-type="float" office:value="0.202476065158844" calcext:value-type="float">
            <text:p>0,202476065158844</text:p>
          </table:table-cell>
          <table:table-cell office:value-type="float" office:value="834.11" calcext:value-type="float">
            <text:p>834,11</text:p>
          </table:table-cell>
          <table:table-cell office:value-type="float" office:value="639" calcext:value-type="float">
            <text:p>639</text:p>
          </table:table-cell>
          <table:table-cell table:formula="of:=[.D4]-[.E4]" office:value-type="float" office:value="587.83" calcext:value-type="float">
            <text:p>587,83</text:p>
          </table:table-cell>
          <table:table-cell table:formula="of:=[.G4]-[.H4]" office:value-type="float" office:value="158" calcext:value-type="float">
            <text:p>158</text:p>
          </table:table-cell>
          <table:table-cell table:formula="of:=[.J4]-[.K4]" office:value-type="float" office:value="70.01" calcext:value-type="float">
            <text:p>70,01</text:p>
          </table:table-cell>
          <table:table-cell table:formula="of:=[.M4]-[.N4]" office:value-type="float" office:value="195.11" calcext:value-type="float">
            <text:p>195,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00884686231613159" calcext:value-type="float">
            <text:p>0,008846862316132</text:p>
          </table:table-cell>
          <table:table-cell office:value-type="float" office:value="1251.79" calcext:value-type="float">
            <text:p>1251,79</text:p>
          </table:table-cell>
          <table:table-cell office:value-type="float" office:value="754" calcext:value-type="float">
            <text:p>754</text:p>
          </table:table-cell>
          <table:table-cell office:value-type="float" office:value="0.0362625169754028" calcext:value-type="float">
            <text:p>0,036262516975403</text:p>
          </table:table-cell>
          <table:table-cell office:value-type="float" office:value="706.89" calcext:value-type="float">
            <text:p>706,89</text:p>
          </table:table-cell>
          <table:table-cell office:value-type="float" office:value="470" calcext:value-type="float">
            <text:p>470</text:p>
          </table:table-cell>
          <table:table-cell office:value-type="float" office:value="0.201150307655334" calcext:value-type="float">
            <text:p>0,201150307655334</text:p>
          </table:table-cell>
          <table:table-cell office:value-type="float" office:value="572.18" calcext:value-type="float">
            <text:p>572,18</text:p>
          </table:table-cell>
          <table:table-cell office:value-type="float" office:value="443" calcext:value-type="float">
            <text:p>443</text:p>
          </table:table-cell>
          <table:table-cell office:value-type="float" office:value="0.201619389057159" calcext:value-type="float">
            <text:p>0,201619389057159</text:p>
          </table:table-cell>
          <table:table-cell office:value-type="float" office:value="799.25" calcext:value-type="float">
            <text:p>799,25</text:p>
          </table:table-cell>
          <table:table-cell office:value-type="float" office:value="600" calcext:value-type="float">
            <text:p>600</text:p>
          </table:table-cell>
          <table:table-cell table:formula="of:=[.D5]-[.E5]" office:value-type="float" office:value="497.79" calcext:value-type="float">
            <text:p>497,79</text:p>
          </table:table-cell>
          <table:table-cell table:formula="of:=[.G5]-[.H5]" office:value-type="float" office:value="236.89" calcext:value-type="float">
            <text:p>236,89</text:p>
          </table:table-cell>
          <table:table-cell table:formula="of:=[.J5]-[.K5]" office:value-type="float" office:value="129.18" calcext:value-type="float">
            <text:p>129,18</text:p>
          </table:table-cell>
          <table:table-cell table:formula="of:=[.M5]-[.N5]" office:value-type="float" office:value="199.25" calcext:value-type="float">
            <text:p>199,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00802263498306274" calcext:value-type="float">
            <text:p>0,008022634983063</text:p>
          </table:table-cell>
          <table:table-cell office:value-type="float" office:value="1322.18" calcext:value-type="float">
            <text:p>1322,18</text:p>
          </table:table-cell>
          <table:table-cell office:value-type="float" office:value="726" calcext:value-type="float">
            <text:p>726</text:p>
          </table:table-cell>
          <table:table-cell office:value-type="float" office:value="0.0343451595306396" calcext:value-type="float">
            <text:p>0,03434515953064</text:p>
          </table:table-cell>
          <table:table-cell office:value-type="float" office:value="614.18" calcext:value-type="float">
            <text:p>614,18</text:p>
          </table:table-cell>
          <table:table-cell office:value-type="float" office:value="456" calcext:value-type="float">
            <text:p>456</text:p>
          </table:table-cell>
          <table:table-cell office:value-type="float" office:value="0.201631972789764" calcext:value-type="float">
            <text:p>0,201631972789764</text:p>
          </table:table-cell>
          <table:table-cell office:value-type="float" office:value="494.03" calcext:value-type="float">
            <text:p>494,03</text:p>
          </table:table-cell>
          <table:table-cell office:value-type="float" office:value="424" calcext:value-type="float">
            <text:p>424</text:p>
          </table:table-cell>
          <table:table-cell office:value-type="float" office:value="0.202296640872955" calcext:value-type="float">
            <text:p>0,202296640872955</text:p>
          </table:table-cell>
          <table:table-cell office:value-type="float" office:value="753.36" calcext:value-type="float">
            <text:p>753,36</text:p>
          </table:table-cell>
          <table:table-cell office:value-type="float" office:value="538" calcext:value-type="float">
            <text:p>538</text:p>
          </table:table-cell>
          <table:table-cell table:formula="of:=[.D6]-[.E6]" office:value-type="float" office:value="596.18" calcext:value-type="float">
            <text:p>596,18</text:p>
          </table:table-cell>
          <table:table-cell table:formula="of:=[.G6]-[.H6]" office:value-type="float" office:value="158.18" calcext:value-type="float">
            <text:p>158,18</text:p>
          </table:table-cell>
          <table:table-cell table:formula="of:=[.J6]-[.K6]" office:value-type="float" office:value="70.03" calcext:value-type="float">
            <text:p>70,03</text:p>
          </table:table-cell>
          <table:table-cell table:formula="of:=[.M6]-[.N6]" office:value-type="float" office:value="215.36" calcext:value-type="float">
            <text:p>215,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00852617502212524" calcext:value-type="float">
            <text:p>0,008526175022125</text:p>
          </table:table-cell>
          <table:table-cell office:value-type="float" office:value="1483.13" calcext:value-type="float">
            <text:p>1483,13</text:p>
          </table:table-cell>
          <table:table-cell office:value-type="float" office:value="1001" calcext:value-type="float">
            <text:p>1001</text:p>
          </table:table-cell>
          <table:table-cell office:value-type="float" office:value="0.0348261880874634" calcext:value-type="float">
            <text:p>0,034826188087463</text:p>
          </table:table-cell>
          <table:table-cell office:value-type="float" office:value="747.38" calcext:value-type="float">
            <text:p>747,38</text:p>
          </table:table-cell>
          <table:table-cell office:value-type="float" office:value="594" calcext:value-type="float">
            <text:p>594</text:p>
          </table:table-cell>
          <table:table-cell office:value-type="float" office:value="0.201268894672394" calcext:value-type="float">
            <text:p>0,201268894672394</text:p>
          </table:table-cell>
          <table:table-cell office:value-type="float" office:value="629.21" calcext:value-type="float">
            <text:p>629,21</text:p>
          </table:table-cell>
          <table:table-cell office:value-type="float" office:value="530" calcext:value-type="float">
            <text:p>530</text:p>
          </table:table-cell>
          <table:table-cell office:value-type="float" office:value="0.202813432216644" calcext:value-type="float">
            <text:p>0,202813432216644</text:p>
          </table:table-cell>
          <table:table-cell office:value-type="float" office:value="910.75" calcext:value-type="float">
            <text:p>910,75</text:p>
          </table:table-cell>
          <table:table-cell office:value-type="float" office:value="700" calcext:value-type="float">
            <text:p>700</text:p>
          </table:table-cell>
          <table:table-cell table:formula="of:=[.D7]-[.E7]" office:value-type="float" office:value="482.13" calcext:value-type="float">
            <text:p>482,13</text:p>
          </table:table-cell>
          <table:table-cell table:formula="of:=[.G7]-[.H7]" office:value-type="float" office:value="153.38" calcext:value-type="float">
            <text:p>153,38</text:p>
          </table:table-cell>
          <table:table-cell table:formula="of:=[.J7]-[.K7]" office:value-type="float" office:value="99.21" calcext:value-type="float">
            <text:p>99,21</text:p>
          </table:table-cell>
          <table:table-cell table:formula="of:=[.M7]-[.N7]" office:value-type="float" office:value="210.75" calcext:value-type="float">
            <text:p>210,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00738807916641235" calcext:value-type="float">
            <text:p>0,007388079166412</text:p>
          </table:table-cell>
          <table:table-cell office:value-type="float" office:value="1369.66" calcext:value-type="float">
            <text:p>1369,66</text:p>
          </table:table-cell>
          <table:table-cell office:value-type="float" office:value="944" calcext:value-type="float">
            <text:p>944</text:p>
          </table:table-cell>
          <table:table-cell office:value-type="float" office:value="0.0319094395637512" calcext:value-type="float">
            <text:p>0,031909439563751</text:p>
          </table:table-cell>
          <table:table-cell office:value-type="float" office:value="734.31" calcext:value-type="float">
            <text:p>734,31</text:p>
          </table:table-cell>
          <table:table-cell office:value-type="float" office:value="554" calcext:value-type="float">
            <text:p>554</text:p>
          </table:table-cell>
          <table:table-cell office:value-type="float" office:value="0.201020934581757" calcext:value-type="float">
            <text:p>0,201020934581757</text:p>
          </table:table-cell>
          <table:table-cell office:value-type="float" office:value="590.25" calcext:value-type="float">
            <text:p>590,25</text:p>
          </table:table-cell>
          <table:table-cell office:value-type="float" office:value="504" calcext:value-type="float">
            <text:p>504</text:p>
          </table:table-cell>
          <table:table-cell office:value-type="float" office:value="0.202711141109467" calcext:value-type="float">
            <text:p>0,202711141109467</text:p>
          </table:table-cell>
          <table:table-cell office:value-type="float" office:value="837.41" calcext:value-type="float">
            <text:p>837,41</text:p>
          </table:table-cell>
          <table:table-cell office:value-type="float" office:value="605" calcext:value-type="float">
            <text:p>605</text:p>
          </table:table-cell>
          <table:table-cell table:formula="of:=[.D8]-[.E8]" office:value-type="float" office:value="425.66" calcext:value-type="float">
            <text:p>425,66</text:p>
          </table:table-cell>
          <table:table-cell table:formula="of:=[.G8]-[.H8]" office:value-type="float" office:value="180.31" calcext:value-type="float">
            <text:p>180,31</text:p>
          </table:table-cell>
          <table:table-cell table:formula="of:=[.J8]-[.K8]" office:value-type="float" office:value="86.25" calcext:value-type="float">
            <text:p>86,25</text:p>
          </table:table-cell>
          <table:table-cell table:formula="of:=[.M8]-[.N8]" office:value-type="float" office:value="232.41" calcext:value-type="float">
            <text:p>232,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00933264970779419" calcext:value-type="float">
            <text:p>0,009332649707794</text:p>
          </table:table-cell>
          <table:table-cell office:value-type="float" office:value="1248.91" calcext:value-type="float">
            <text:p>1248,91</text:p>
          </table:table-cell>
          <table:table-cell office:value-type="float" office:value="767" calcext:value-type="float">
            <text:p>767</text:p>
          </table:table-cell>
          <table:table-cell office:value-type="float" office:value="0.0340414237976074" calcext:value-type="float">
            <text:p>0,034041423797607</text:p>
          </table:table-cell>
          <table:table-cell office:value-type="float" office:value="671.18" calcext:value-type="float">
            <text:p>671,18</text:p>
          </table:table-cell>
          <table:table-cell office:value-type="float" office:value="512" calcext:value-type="float">
            <text:p>512</text:p>
          </table:table-cell>
          <table:table-cell office:value-type="float" office:value="0.201171505451202" calcext:value-type="float">
            <text:p>0,201171505451202</text:p>
          </table:table-cell>
          <table:table-cell office:value-type="float" office:value="551.7" calcext:value-type="float">
            <text:p>551,7</text:p>
          </table:table-cell>
          <table:table-cell office:value-type="float" office:value="464" calcext:value-type="float">
            <text:p>464</text:p>
          </table:table-cell>
          <table:table-cell office:value-type="float" office:value="0.202571697235107" calcext:value-type="float">
            <text:p>0,202571697235107</text:p>
          </table:table-cell>
          <table:table-cell office:value-type="float" office:value="797.28" calcext:value-type="float">
            <text:p>797,28</text:p>
          </table:table-cell>
          <table:table-cell office:value-type="float" office:value="592" calcext:value-type="float">
            <text:p>592</text:p>
          </table:table-cell>
          <table:table-cell table:formula="of:=[.D9]-[.E9]" office:value-type="float" office:value="481.91" calcext:value-type="float">
            <text:p>481,91</text:p>
          </table:table-cell>
          <table:table-cell table:formula="of:=[.G9]-[.H9]" office:value-type="float" office:value="159.18" calcext:value-type="float">
            <text:p>159,18</text:p>
          </table:table-cell>
          <table:table-cell table:formula="of:=[.J9]-[.K9]" office:value-type="float" office:value="87.7000000000001" calcext:value-type="float">
            <text:p>87,7000000000001</text:p>
          </table:table-cell>
          <table:table-cell table:formula="of:=[.M9]-[.N9]" office:value-type="float" office:value="205.28" calcext:value-type="float">
            <text:p>205,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00847039461135864" calcext:value-type="float">
            <text:p>0,008470394611359</text:p>
          </table:table-cell>
          <table:table-cell office:value-type="float" office:value="1318.98" calcext:value-type="float">
            <text:p>1318,98</text:p>
          </table:table-cell>
          <table:table-cell office:value-type="float" office:value="788" calcext:value-type="float">
            <text:p>788</text:p>
          </table:table-cell>
          <table:table-cell office:value-type="float" office:value="0.0333632850646973" calcext:value-type="float">
            <text:p>0,033363285064697</text:p>
          </table:table-cell>
          <table:table-cell office:value-type="float" office:value="703.16" calcext:value-type="float">
            <text:p>703,16</text:p>
          </table:table-cell>
          <table:table-cell office:value-type="float" office:value="426" calcext:value-type="float">
            <text:p>426</text:p>
          </table:table-cell>
          <table:table-cell office:value-type="float" office:value="0.20122377872467" calcext:value-type="float">
            <text:p>0,20122377872467</text:p>
          </table:table-cell>
          <table:table-cell office:value-type="float" office:value="552.63" calcext:value-type="float">
            <text:p>552,63</text:p>
          </table:table-cell>
          <table:table-cell office:value-type="float" office:value="426" calcext:value-type="float">
            <text:p>426</text:p>
          </table:table-cell>
          <table:table-cell office:value-type="float" office:value="0.203242697715759" calcext:value-type="float">
            <text:p>0,203242697715759</text:p>
          </table:table-cell>
          <table:table-cell office:value-type="float" office:value="809.15" calcext:value-type="float">
            <text:p>809,15</text:p>
          </table:table-cell>
          <table:table-cell office:value-type="float" office:value="568" calcext:value-type="float">
            <text:p>568</text:p>
          </table:table-cell>
          <table:table-cell table:formula="of:=[.D10]-[.E10]" office:value-type="float" office:value="530.98" calcext:value-type="float">
            <text:p>530,98</text:p>
          </table:table-cell>
          <table:table-cell table:formula="of:=[.G10]-[.H10]" office:value-type="float" office:value="277.16" calcext:value-type="float">
            <text:p>277,16</text:p>
          </table:table-cell>
          <table:table-cell table:formula="of:=[.J10]-[.K10]" office:value-type="float" office:value="126.63" calcext:value-type="float">
            <text:p>126,63</text:p>
          </table:table-cell>
          <table:table-cell table:formula="of:=[.M10]-[.N10]" office:value-type="float" office:value="241.15" calcext:value-type="float">
            <text:p>241,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00800057172775269" calcext:value-type="float">
            <text:p>0,008000571727753</text:p>
          </table:table-cell>
          <table:table-cell office:value-type="float" office:value="1431.72" calcext:value-type="float">
            <text:p>1431,72</text:p>
          </table:table-cell>
          <table:table-cell office:value-type="float" office:value="683" calcext:value-type="float">
            <text:p>683</text:p>
          </table:table-cell>
          <table:table-cell office:value-type="float" office:value="0.0344955801963806" calcext:value-type="float">
            <text:p>0,034495580196381</text:p>
          </table:table-cell>
          <table:table-cell office:value-type="float" office:value="700.98" calcext:value-type="float">
            <text:p>700,98</text:p>
          </table:table-cell>
          <table:table-cell office:value-type="float" office:value="529" calcext:value-type="float">
            <text:p>529</text:p>
          </table:table-cell>
          <table:table-cell office:value-type="float" office:value="0.201247987747192" calcext:value-type="float">
            <text:p>0,201247987747192</text:p>
          </table:table-cell>
          <table:table-cell office:value-type="float" office:value="578.92" calcext:value-type="float">
            <text:p>578,92</text:p>
          </table:table-cell>
          <table:table-cell office:value-type="float" office:value="511" calcext:value-type="float">
            <text:p>511</text:p>
          </table:table-cell>
          <table:table-cell office:value-type="float" office:value="0.202665762901306" calcext:value-type="float">
            <text:p>0,202665762901306</text:p>
          </table:table-cell>
          <table:table-cell office:value-type="float" office:value="863.14" calcext:value-type="float">
            <text:p>863,14</text:p>
          </table:table-cell>
          <table:table-cell office:value-type="float" office:value="671" calcext:value-type="float">
            <text:p>671</text:p>
          </table:table-cell>
          <table:table-cell table:formula="of:=[.D11]-[.E11]" office:value-type="float" office:value="748.72" calcext:value-type="float">
            <text:p>748,72</text:p>
          </table:table-cell>
          <table:table-cell table:formula="of:=[.G11]-[.H11]" office:value-type="float" office:value="171.98" calcext:value-type="float">
            <text:p>171,98</text:p>
          </table:table-cell>
          <table:table-cell table:formula="of:=[.J11]-[.K11]" office:value-type="float" office:value="67.92" calcext:value-type="float">
            <text:p>67,92</text:p>
          </table:table-cell>
          <table:table-cell table:formula="of:=[.M11]-[.N11]" office:value-type="float" office:value="192.14" calcext:value-type="float">
            <text:p>192,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00815406322479248" calcext:value-type="float">
            <text:p>0,008154063224792</text:p>
          </table:table-cell>
          <table:table-cell office:value-type="float" office:value="1572.58" calcext:value-type="float">
            <text:p>1572,58</text:p>
          </table:table-cell>
          <table:table-cell office:value-type="float" office:value="1052" calcext:value-type="float">
            <text:p>1052</text:p>
          </table:table-cell>
          <table:table-cell office:value-type="float" office:value="0.0310412907600403" calcext:value-type="float">
            <text:p>0,03104129076004</text:p>
          </table:table-cell>
          <table:table-cell office:value-type="float" office:value="819.2" calcext:value-type="float">
            <text:p>819,2</text:p>
          </table:table-cell>
          <table:table-cell office:value-type="float" office:value="582" calcext:value-type="float">
            <text:p>582</text:p>
          </table:table-cell>
          <table:table-cell office:value-type="float" office:value="0.201316854953766" calcext:value-type="float">
            <text:p>0,201316854953766</text:p>
          </table:table-cell>
          <table:table-cell office:value-type="float" office:value="663.22" calcext:value-type="float">
            <text:p>663,22</text:p>
          </table:table-cell>
          <table:table-cell office:value-type="float" office:value="554" calcext:value-type="float">
            <text:p>554</text:p>
          </table:table-cell>
          <table:table-cell office:value-type="float" office:value="0.202662515640259" calcext:value-type="float">
            <text:p>0,202662515640259</text:p>
          </table:table-cell>
          <table:table-cell office:value-type="float" office:value="998.16" calcext:value-type="float">
            <text:p>998,16</text:p>
          </table:table-cell>
          <table:table-cell office:value-type="float" office:value="666" calcext:value-type="float">
            <text:p>666</text:p>
          </table:table-cell>
          <table:table-cell table:formula="of:=[.D12]-[.E12]" office:value-type="float" office:value="520.58" calcext:value-type="float">
            <text:p>520,58</text:p>
          </table:table-cell>
          <table:table-cell table:formula="of:=[.G12]-[.H12]" office:value-type="float" office:value="237.2" calcext:value-type="float">
            <text:p>237,2</text:p>
          </table:table-cell>
          <table:table-cell table:formula="of:=[.J12]-[.K12]" office:value-type="float" office:value="109.22" calcext:value-type="float">
            <text:p>109,22</text:p>
          </table:table-cell>
          <table:table-cell table:formula="of:=[.M12]-[.N12]" office:value-type="float" office:value="332.16" calcext:value-type="float">
            <text:p>332,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00766300678253174" calcext:value-type="float">
            <text:p>0,007663006782532</text:p>
          </table:table-cell>
          <table:table-cell office:value-type="float" office:value="1366.08" calcext:value-type="float">
            <text:p>1366,08</text:p>
          </table:table-cell>
          <table:table-cell office:value-type="float" office:value="823" calcext:value-type="float">
            <text:p>823</text:p>
          </table:table-cell>
          <table:table-cell office:value-type="float" office:value="0.0311104559898376" calcext:value-type="float">
            <text:p>0,031110455989838</text:p>
          </table:table-cell>
          <table:table-cell office:value-type="float" office:value="742.41" calcext:value-type="float">
            <text:p>742,41</text:p>
          </table:table-cell>
          <table:table-cell office:value-type="float" office:value="527" calcext:value-type="float">
            <text:p>527</text:p>
          </table:table-cell>
          <table:table-cell office:value-type="float" office:value="0.201148102283478" calcext:value-type="float">
            <text:p>0,201148102283478</text:p>
          </table:table-cell>
          <table:table-cell office:value-type="float" office:value="596.09" calcext:value-type="float">
            <text:p>596,09</text:p>
          </table:table-cell>
          <table:table-cell office:value-type="float" office:value="498" calcext:value-type="float">
            <text:p>498</text:p>
          </table:table-cell>
          <table:table-cell office:value-type="float" office:value="0.202636268138885" calcext:value-type="float">
            <text:p>0,202636268138885</text:p>
          </table:table-cell>
          <table:table-cell office:value-type="float" office:value="816.41" calcext:value-type="float">
            <text:p>816,41</text:p>
          </table:table-cell>
          <table:table-cell office:value-type="float" office:value="598" calcext:value-type="float">
            <text:p>598</text:p>
          </table:table-cell>
          <table:table-cell table:formula="of:=[.D13]-[.E13]" office:value-type="float" office:value="543.08" calcext:value-type="float">
            <text:p>543,08</text:p>
          </table:table-cell>
          <table:table-cell table:formula="of:=[.G13]-[.H13]" office:value-type="float" office:value="215.41" calcext:value-type="float">
            <text:p>215,41</text:p>
          </table:table-cell>
          <table:table-cell table:formula="of:=[.J13]-[.K13]" office:value-type="float" office:value="98.09" calcext:value-type="float">
            <text:p>98,09</text:p>
          </table:table-cell>
          <table:table-cell table:formula="of:=[.M13]-[.N13]" office:value-type="float" office:value="218.41" calcext:value-type="float">
            <text:p>218,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00835303544998169" calcext:value-type="float">
            <text:p>0,008353035449982</text:p>
          </table:table-cell>
          <table:table-cell office:value-type="float" office:value="1264.3" calcext:value-type="float">
            <text:p>1264,3</text:p>
          </table:table-cell>
          <table:table-cell office:value-type="float" office:value="835" calcext:value-type="float">
            <text:p>835</text:p>
          </table:table-cell>
          <table:table-cell office:value-type="float" office:value="0.0346907806396484" calcext:value-type="float">
            <text:p>0,034690780639648</text:p>
          </table:table-cell>
          <table:table-cell office:value-type="float" office:value="733.77" calcext:value-type="float">
            <text:p>733,77</text:p>
          </table:table-cell>
          <table:table-cell office:value-type="float" office:value="534" calcext:value-type="float">
            <text:p>534</text:p>
          </table:table-cell>
          <table:table-cell office:value-type="float" office:value="0.201357843875885" calcext:value-type="float">
            <text:p>0,201357843875885</text:p>
          </table:table-cell>
          <table:table-cell office:value-type="float" office:value="596.14" calcext:value-type="float">
            <text:p>596,14</text:p>
          </table:table-cell>
          <table:table-cell office:value-type="float" office:value="476" calcext:value-type="float">
            <text:p>476</text:p>
          </table:table-cell>
          <table:table-cell office:value-type="float" office:value="0.20385559797287" calcext:value-type="float">
            <text:p>0,20385559797287</text:p>
          </table:table-cell>
          <table:table-cell office:value-type="float" office:value="790.97" calcext:value-type="float">
            <text:p>790,97</text:p>
          </table:table-cell>
          <table:table-cell office:value-type="float" office:value="609" calcext:value-type="float">
            <text:p>609</text:p>
          </table:table-cell>
          <table:table-cell table:formula="of:=[.D14]-[.E14]" office:value-type="float" office:value="429.3" calcext:value-type="float">
            <text:p>429,3</text:p>
          </table:table-cell>
          <table:table-cell table:formula="of:=[.G14]-[.H14]" office:value-type="float" office:value="199.77" calcext:value-type="float">
            <text:p>199,77</text:p>
          </table:table-cell>
          <table:table-cell table:formula="of:=[.J14]-[.K14]" office:value-type="float" office:value="120.14" calcext:value-type="float">
            <text:p>120,14</text:p>
          </table:table-cell>
          <table:table-cell table:formula="of:=[.M14]-[.N14]" office:value-type="float" office:value="181.97" calcext:value-type="float">
            <text:p>181,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00843222141265869" calcext:value-type="float">
            <text:p>0,008432221412659</text:p>
          </table:table-cell>
          <table:table-cell office:value-type="float" office:value="1261.01" calcext:value-type="float">
            <text:p>1261,01</text:p>
          </table:table-cell>
          <table:table-cell office:value-type="float" office:value="772" calcext:value-type="float">
            <text:p>772</text:p>
          </table:table-cell>
          <table:table-cell office:value-type="float" office:value="0.0329661250114441" calcext:value-type="float">
            <text:p>0,032966125011444</text:p>
          </table:table-cell>
          <table:table-cell office:value-type="float" office:value="669.51" calcext:value-type="float">
            <text:p>669,51</text:p>
          </table:table-cell>
          <table:table-cell office:value-type="float" office:value="461" calcext:value-type="float">
            <text:p>461</text:p>
          </table:table-cell>
          <table:table-cell office:value-type="float" office:value="0.201184046268463" calcext:value-type="float">
            <text:p>0,201184046268463</text:p>
          </table:table-cell>
          <table:table-cell office:value-type="float" office:value="540.64" calcext:value-type="float">
            <text:p>540,64</text:p>
          </table:table-cell>
          <table:table-cell office:value-type="float" office:value="455" calcext:value-type="float">
            <text:p>455</text:p>
          </table:table-cell>
          <table:table-cell office:value-type="float" office:value="0.203602578639984" calcext:value-type="float">
            <text:p>0,203602578639984</text:p>
          </table:table-cell>
          <table:table-cell office:value-type="float" office:value="808.36" calcext:value-type="float">
            <text:p>808,36</text:p>
          </table:table-cell>
          <table:table-cell office:value-type="float" office:value="607" calcext:value-type="float">
            <text:p>607</text:p>
          </table:table-cell>
          <table:table-cell table:formula="of:=[.D15]-[.E15]" office:value-type="float" office:value="489.01" calcext:value-type="float">
            <text:p>489,01</text:p>
          </table:table-cell>
          <table:table-cell table:formula="of:=[.G15]-[.H15]" office:value-type="float" office:value="208.51" calcext:value-type="float">
            <text:p>208,51</text:p>
          </table:table-cell>
          <table:table-cell table:formula="of:=[.J15]-[.K15]" office:value-type="float" office:value="85.64" calcext:value-type="float">
            <text:p>85,64</text:p>
          </table:table-cell>
          <table:table-cell table:formula="of:=[.M15]-[.N15]" office:value-type="float" office:value="201.36" calcext:value-type="float">
            <text:p>201,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00775946378707886" calcext:value-type="float">
            <text:p>0,007759463787079</text:p>
          </table:table-cell>
          <table:table-cell office:value-type="float" office:value="1249.29" calcext:value-type="float">
            <text:p>1249,29</text:p>
          </table:table-cell>
          <table:table-cell office:value-type="float" office:value="720" calcext:value-type="float">
            <text:p>720</text:p>
          </table:table-cell>
          <table:table-cell office:value-type="float" office:value="0.0349834132194519" calcext:value-type="float">
            <text:p>0,034983413219452</text:p>
          </table:table-cell>
          <table:table-cell office:value-type="float" office:value="704.47" calcext:value-type="float">
            <text:p>704,47</text:p>
          </table:table-cell>
          <table:table-cell office:value-type="float" office:value="551" calcext:value-type="float">
            <text:p>551</text:p>
          </table:table-cell>
          <table:table-cell office:value-type="float" office:value="0.201310420036316" calcext:value-type="float">
            <text:p>0,201310420036316</text:p>
          </table:table-cell>
          <table:table-cell office:value-type="float" office:value="591.33" calcext:value-type="float">
            <text:p>591,33</text:p>
          </table:table-cell>
          <table:table-cell office:value-type="float" office:value="511" calcext:value-type="float">
            <text:p>511</text:p>
          </table:table-cell>
          <table:table-cell office:value-type="float" office:value="0.203329157829285" calcext:value-type="float">
            <text:p>0,203329157829285</text:p>
          </table:table-cell>
          <table:table-cell office:value-type="float" office:value="806.73" calcext:value-type="float">
            <text:p>806,73</text:p>
          </table:table-cell>
          <table:table-cell office:value-type="float" office:value="668" calcext:value-type="float">
            <text:p>668</text:p>
          </table:table-cell>
          <table:table-cell table:formula="of:=[.D16]-[.E16]" office:value-type="float" office:value="529.29" calcext:value-type="float">
            <text:p>529,29</text:p>
          </table:table-cell>
          <table:table-cell table:formula="of:=[.G16]-[.H16]" office:value-type="float" office:value="153.47" calcext:value-type="float">
            <text:p>153,47</text:p>
          </table:table-cell>
          <table:table-cell table:formula="of:=[.J16]-[.K16]" office:value-type="float" office:value="80.3300000000001" calcext:value-type="float">
            <text:p>80,3300000000001</text:p>
          </table:table-cell>
          <table:table-cell table:formula="of:=[.M16]-[.N16]" office:value-type="float" office:value="138.73" calcext:value-type="float">
            <text:p>138,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00875532150268555" calcext:value-type="float">
            <text:p>0,008755321502686</text:p>
          </table:table-cell>
          <table:table-cell office:value-type="float" office:value="1360.42" calcext:value-type="float">
            <text:p>1360,42</text:p>
          </table:table-cell>
          <table:table-cell office:value-type="float" office:value="874" calcext:value-type="float">
            <text:p>874</text:p>
          </table:table-cell>
          <table:table-cell office:value-type="float" office:value="0.0339038562774658" calcext:value-type="float">
            <text:p>0,033903856277466</text:p>
          </table:table-cell>
          <table:table-cell office:value-type="float" office:value="761.95" calcext:value-type="float">
            <text:p>761,95</text:p>
          </table:table-cell>
          <table:table-cell office:value-type="float" office:value="612" calcext:value-type="float">
            <text:p>612</text:p>
          </table:table-cell>
          <table:table-cell office:value-type="float" office:value="0.201316039562225" calcext:value-type="float">
            <text:p>0,201316039562225</text:p>
          </table:table-cell>
          <table:table-cell office:value-type="float" office:value="632.74" calcext:value-type="float">
            <text:p>632,74</text:p>
          </table:table-cell>
          <table:table-cell office:value-type="float" office:value="535" calcext:value-type="float">
            <text:p>535</text:p>
          </table:table-cell>
          <table:table-cell office:value-type="float" office:value="0.201604382991791" calcext:value-type="float">
            <text:p>0,201604382991791</text:p>
          </table:table-cell>
          <table:table-cell office:value-type="float" office:value="861.79" calcext:value-type="float">
            <text:p>861,79</text:p>
          </table:table-cell>
          <table:table-cell office:value-type="float" office:value="631" calcext:value-type="float">
            <text:p>631</text:p>
          </table:table-cell>
          <table:table-cell table:formula="of:=[.D17]-[.E17]" office:value-type="float" office:value="486.42" calcext:value-type="float">
            <text:p>486,42</text:p>
          </table:table-cell>
          <table:table-cell table:formula="of:=[.G17]-[.H17]" office:value-type="float" office:value="149.95" calcext:value-type="float">
            <text:p>149,95</text:p>
          </table:table-cell>
          <table:table-cell table:formula="of:=[.J17]-[.K17]" office:value-type="float" office:value="97.74" calcext:value-type="float">
            <text:p>97,74</text:p>
          </table:table-cell>
          <table:table-cell table:formula="of:=[.M17]-[.N17]" office:value-type="float" office:value="230.79" calcext:value-type="float">
            <text:p>230,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00935592889785767" calcext:value-type="float">
            <text:p>0,009355928897858</text:p>
          </table:table-cell>
          <table:table-cell office:value-type="float" office:value="1311.5" calcext:value-type="float">
            <text:p>1311,5</text:p>
          </table:table-cell>
          <table:table-cell office:value-type="float" office:value="787" calcext:value-type="float">
            <text:p>787</text:p>
          </table:table-cell>
          <table:table-cell office:value-type="float" office:value="0.0319681668281555" calcext:value-type="float">
            <text:p>0,031968166828156</text:p>
          </table:table-cell>
          <table:table-cell office:value-type="float" office:value="672.13" calcext:value-type="float">
            <text:p>672,13</text:p>
          </table:table-cell>
          <table:table-cell office:value-type="float" office:value="386" calcext:value-type="float">
            <text:p>386</text:p>
          </table:table-cell>
          <table:table-cell office:value-type="float" office:value="0.201139945983887" calcext:value-type="float">
            <text:p>0,201139945983887</text:p>
          </table:table-cell>
          <table:table-cell office:value-type="float" office:value="521.39" calcext:value-type="float">
            <text:p>521,39</text:p>
          </table:table-cell>
          <table:table-cell office:value-type="float" office:value="373" calcext:value-type="float">
            <text:p>373</text:p>
          </table:table-cell>
          <table:table-cell office:value-type="float" office:value="0.202541241645813" calcext:value-type="float">
            <text:p>0,202541241645813</text:p>
          </table:table-cell>
          <table:table-cell office:value-type="float" office:value="758.18" calcext:value-type="float">
            <text:p>758,18</text:p>
          </table:table-cell>
          <table:table-cell office:value-type="float" office:value="468" calcext:value-type="float">
            <text:p>468</text:p>
          </table:table-cell>
          <table:table-cell table:formula="of:=[.D18]-[.E18]" office:value-type="float" office:value="524.5" calcext:value-type="float">
            <text:p>524,5</text:p>
          </table:table-cell>
          <table:table-cell table:formula="of:=[.G18]-[.H18]" office:value-type="float" office:value="286.13" calcext:value-type="float">
            <text:p>286,13</text:p>
          </table:table-cell>
          <table:table-cell table:formula="of:=[.J18]-[.K18]" office:value-type="float" office:value="148.39" calcext:value-type="float">
            <text:p>148,39</text:p>
          </table:table-cell>
          <table:table-cell table:formula="of:=[.M18]-[.N18]" office:value-type="float" office:value="290.18" calcext:value-type="float">
            <text:p>290,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00795110702514649" calcext:value-type="float">
            <text:p>0,007951107025146</text:p>
          </table:table-cell>
          <table:table-cell office:value-type="float" office:value="1406.57" calcext:value-type="float">
            <text:p>1406,57</text:p>
          </table:table-cell>
          <table:table-cell office:value-type="float" office:value="890" calcext:value-type="float">
            <text:p>890</text:p>
          </table:table-cell>
          <table:table-cell office:value-type="float" office:value="0.0341098690032959" calcext:value-type="float">
            <text:p>0,034109869003296</text:p>
          </table:table-cell>
          <table:table-cell office:value-type="float" office:value="778.83" calcext:value-type="float">
            <text:p>778,83</text:p>
          </table:table-cell>
          <table:table-cell office:value-type="float" office:value="586" calcext:value-type="float">
            <text:p>586</text:p>
          </table:table-cell>
          <table:table-cell office:value-type="float" office:value="0.201081569194794" calcext:value-type="float">
            <text:p>0,201081569194794</text:p>
          </table:table-cell>
          <table:table-cell office:value-type="float" office:value="653.03" calcext:value-type="float">
            <text:p>653,03</text:p>
          </table:table-cell>
          <table:table-cell office:value-type="float" office:value="558" calcext:value-type="float">
            <text:p>558</text:p>
          </table:table-cell>
          <table:table-cell office:value-type="float" office:value="0.20301828622818" calcext:value-type="float">
            <text:p>0,20301828622818</text:p>
          </table:table-cell>
          <table:table-cell office:value-type="float" office:value="930.54" calcext:value-type="float">
            <text:p>930,54</text:p>
          </table:table-cell>
          <table:table-cell office:value-type="float" office:value="694" calcext:value-type="float">
            <text:p>694</text:p>
          </table:table-cell>
          <table:table-cell table:formula="of:=[.D19]-[.E19]" office:value-type="float" office:value="516.57" calcext:value-type="float">
            <text:p>516,57</text:p>
          </table:table-cell>
          <table:table-cell table:formula="of:=[.G19]-[.H19]" office:value-type="float" office:value="192.83" calcext:value-type="float">
            <text:p>192,83</text:p>
          </table:table-cell>
          <table:table-cell table:formula="of:=[.J19]-[.K19]" office:value-type="float" office:value="95.03" calcext:value-type="float">
            <text:p>95,03</text:p>
          </table:table-cell>
          <table:table-cell table:formula="of:=[.M19]-[.N19]" office:value-type="float" office:value="236.54" calcext:value-type="float">
            <text:p>236,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00813682317733765" calcext:value-type="float">
            <text:p>0,008136823177338</text:p>
          </table:table-cell>
          <table:table-cell office:value-type="float" office:value="1240.36" calcext:value-type="float">
            <text:p>1240,36</text:p>
          </table:table-cell>
          <table:table-cell office:value-type="float" office:value="812" calcext:value-type="float">
            <text:p>812</text:p>
          </table:table-cell>
          <table:table-cell office:value-type="float" office:value="0.0353195142745972" calcext:value-type="float">
            <text:p>0,035319514274597</text:p>
          </table:table-cell>
          <table:table-cell office:value-type="float" office:value="678.7" calcext:value-type="float">
            <text:p>678,7</text:p>
          </table:table-cell>
          <table:table-cell office:value-type="float" office:value="479" calcext:value-type="float">
            <text:p>479</text:p>
          </table:table-cell>
          <table:table-cell office:value-type="float" office:value="0.201481349468231" calcext:value-type="float">
            <text:p>0,201481349468231</text:p>
          </table:table-cell>
          <table:table-cell office:value-type="float" office:value="546.6" calcext:value-type="float">
            <text:p>546,6</text:p>
          </table:table-cell>
          <table:table-cell office:value-type="float" office:value="447" calcext:value-type="float">
            <text:p>447</text:p>
          </table:table-cell>
          <table:table-cell office:value-type="float" office:value="0.202747783660889" calcext:value-type="float">
            <text:p>0,202747783660889</text:p>
          </table:table-cell>
          <table:table-cell office:value-type="float" office:value="785.12" calcext:value-type="float">
            <text:p>785,12</text:p>
          </table:table-cell>
          <table:table-cell office:value-type="float" office:value="535" calcext:value-type="float">
            <text:p>535</text:p>
          </table:table-cell>
          <table:table-cell table:formula="of:=[.D20]-[.E20]" office:value-type="float" office:value="428.36" calcext:value-type="float">
            <text:p>428,36</text:p>
          </table:table-cell>
          <table:table-cell table:formula="of:=[.G20]-[.H20]" office:value-type="float" office:value="199.7" calcext:value-type="float">
            <text:p>199,7</text:p>
          </table:table-cell>
          <table:table-cell table:formula="of:=[.J20]-[.K20]" office:value-type="float" office:value="99.6" calcext:value-type="float">
            <text:p>99,6</text:p>
          </table:table-cell>
          <table:table-cell table:formula="of:=[.M20]-[.N20]" office:value-type="float" office:value="250.12" calcext:value-type="float">
            <text:p>250,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00908714294433594" calcext:value-type="float">
            <text:p>0,009087142944336</text:p>
          </table:table-cell>
          <table:table-cell office:value-type="float" office:value="1283.99" calcext:value-type="float">
            <text:p>1283,99</text:p>
          </table:table-cell>
          <table:table-cell office:value-type="float" office:value="783" calcext:value-type="float">
            <text:p>783</text:p>
          </table:table-cell>
          <table:table-cell office:value-type="float" office:value="0.0350767493247986" calcext:value-type="float">
            <text:p>0,035076749324799</text:p>
          </table:table-cell>
          <table:table-cell office:value-type="float" office:value="681.9" calcext:value-type="float">
            <text:p>681,9</text:p>
          </table:table-cell>
          <table:table-cell office:value-type="float" office:value="525" calcext:value-type="float">
            <text:p>525</text:p>
          </table:table-cell>
          <table:table-cell office:value-type="float" office:value="0.201320202350616" calcext:value-type="float">
            <text:p>0,201320202350616</text:p>
          </table:table-cell>
          <table:table-cell office:value-type="float" office:value="558.26" calcext:value-type="float">
            <text:p>558,26</text:p>
          </table:table-cell>
          <table:table-cell office:value-type="float" office:value="485" calcext:value-type="float">
            <text:p>485</text:p>
          </table:table-cell>
          <table:table-cell office:value-type="float" office:value="0.202344853878021" calcext:value-type="float">
            <text:p>0,202344853878021</text:p>
          </table:table-cell>
          <table:table-cell office:value-type="float" office:value="851.64" calcext:value-type="float">
            <text:p>851,64</text:p>
          </table:table-cell>
          <table:table-cell office:value-type="float" office:value="669" calcext:value-type="float">
            <text:p>669</text:p>
          </table:table-cell>
          <table:table-cell table:formula="of:=[.D21]-[.E21]" office:value-type="float" office:value="500.99" calcext:value-type="float">
            <text:p>500,99</text:p>
          </table:table-cell>
          <table:table-cell table:formula="of:=[.G21]-[.H21]" office:value-type="float" office:value="156.9" calcext:value-type="float">
            <text:p>156,9</text:p>
          </table:table-cell>
          <table:table-cell table:formula="of:=[.J21]-[.K21]" office:value-type="float" office:value="73.26" calcext:value-type="float">
            <text:p>73,26</text:p>
          </table:table-cell>
          <table:table-cell table:formula="of:=[.M21]-[.N21]" office:value-type="float" office:value="182.64" calcext:value-type="float">
            <text:p>182,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00838222980499268" calcext:value-type="float">
            <text:p>0,008382229804993</text:p>
          </table:table-cell>
          <table:table-cell office:value-type="float" office:value="1361.04" calcext:value-type="float">
            <text:p>1361,04</text:p>
          </table:table-cell>
          <table:table-cell office:value-type="float" office:value="920" calcext:value-type="float">
            <text:p>920</text:p>
          </table:table-cell>
          <table:table-cell office:value-type="float" office:value="0.0341360831260681" calcext:value-type="float">
            <text:p>0,034136083126068</text:p>
          </table:table-cell>
          <table:table-cell office:value-type="float" office:value="723.11" calcext:value-type="float">
            <text:p>723,11</text:p>
          </table:table-cell>
          <table:table-cell office:value-type="float" office:value="550" calcext:value-type="float">
            <text:p>550</text:p>
          </table:table-cell>
          <table:table-cell office:value-type="float" office:value="0.201414241790771" calcext:value-type="float">
            <text:p>0,201414241790771</text:p>
          </table:table-cell>
          <table:table-cell office:value-type="float" office:value="599.81" calcext:value-type="float">
            <text:p>599,81</text:p>
          </table:table-cell>
          <table:table-cell office:value-type="float" office:value="492" calcext:value-type="float">
            <text:p>492</text:p>
          </table:table-cell>
          <table:table-cell office:value-type="float" office:value="0.201959459781647" calcext:value-type="float">
            <text:p>0,201959459781647</text:p>
          </table:table-cell>
          <table:table-cell office:value-type="float" office:value="884.37" calcext:value-type="float">
            <text:p>884,37</text:p>
          </table:table-cell>
          <table:table-cell office:value-type="float" office:value="631" calcext:value-type="float">
            <text:p>631</text:p>
          </table:table-cell>
          <table:table-cell table:formula="of:=[.D22]-[.E22]" office:value-type="float" office:value="441.04" calcext:value-type="float">
            <text:p>441,04</text:p>
          </table:table-cell>
          <table:table-cell table:formula="of:=[.G22]-[.H22]" office:value-type="float" office:value="173.11" calcext:value-type="float">
            <text:p>173,11</text:p>
          </table:table-cell>
          <table:table-cell table:formula="of:=[.J22]-[.K22]" office:value-type="float" office:value="107.81" calcext:value-type="float">
            <text:p>107,81</text:p>
          </table:table-cell>
          <table:table-cell table:formula="of:=[.M22]-[.N22]" office:value-type="float" office:value="253.37" calcext:value-type="float">
            <text:p>253,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00856629133224487" calcext:value-type="float">
            <text:p>0,008566291332245</text:p>
          </table:table-cell>
          <table:table-cell office:value-type="float" office:value="1326.51" calcext:value-type="float">
            <text:p>1326,51</text:p>
          </table:table-cell>
          <table:table-cell office:value-type="float" office:value="901" calcext:value-type="float">
            <text:p>901</text:p>
          </table:table-cell>
          <table:table-cell office:value-type="float" office:value="0.0358816170692444" calcext:value-type="float">
            <text:p>0,035881617069244</text:p>
          </table:table-cell>
          <table:table-cell office:value-type="float" office:value="765.7" calcext:value-type="float">
            <text:p>765,7</text:p>
          </table:table-cell>
          <table:table-cell office:value-type="float" office:value="589" calcext:value-type="float">
            <text:p>589</text:p>
          </table:table-cell>
          <table:table-cell office:value-type="float" office:value="0.201477656364441" calcext:value-type="float">
            <text:p>0,201477656364441</text:p>
          </table:table-cell>
          <table:table-cell office:value-type="float" office:value="628.45" calcext:value-type="float">
            <text:p>628,45</text:p>
          </table:table-cell>
          <table:table-cell office:value-type="float" office:value="523" calcext:value-type="float">
            <text:p>523</text:p>
          </table:table-cell>
          <table:table-cell office:value-type="float" office:value="0.202715864181519" calcext:value-type="float">
            <text:p>0,202715864181519</text:p>
          </table:table-cell>
          <table:table-cell office:value-type="float" office:value="873.64" calcext:value-type="float">
            <text:p>873,64</text:p>
          </table:table-cell>
          <table:table-cell office:value-type="float" office:value="695" calcext:value-type="float">
            <text:p>695</text:p>
          </table:table-cell>
          <table:table-cell table:formula="of:=[.D23]-[.E23]" office:value-type="float" office:value="425.51" calcext:value-type="float">
            <text:p>425,51</text:p>
          </table:table-cell>
          <table:table-cell table:formula="of:=[.G23]-[.H23]" office:value-type="float" office:value="176.7" calcext:value-type="float">
            <text:p>176,7</text:p>
          </table:table-cell>
          <table:table-cell table:formula="of:=[.J23]-[.K23]" office:value-type="float" office:value="105.45" calcext:value-type="float">
            <text:p>105,45</text:p>
          </table:table-cell>
          <table:table-cell table:formula="of:=[.M23]-[.N23]" office:value-type="float" office:value="178.64" calcext:value-type="float">
            <text:p>178,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00965771675109863" calcext:value-type="float">
            <text:p>0,009657716751099</text:p>
          </table:table-cell>
          <table:table-cell office:value-type="float" office:value="1335.35" calcext:value-type="float">
            <text:p>1335,35</text:p>
          </table:table-cell>
          <table:table-cell office:value-type="float" office:value="858" calcext:value-type="float">
            <text:p>858</text:p>
          </table:table-cell>
          <table:table-cell office:value-type="float" office:value="0.034225287437439" calcext:value-type="float">
            <text:p>0,034225287437439</text:p>
          </table:table-cell>
          <table:table-cell office:value-type="float" office:value="775.42" calcext:value-type="float">
            <text:p>775,42</text:p>
          </table:table-cell>
          <table:table-cell office:value-type="float" office:value="599" calcext:value-type="float">
            <text:p>599</text:p>
          </table:table-cell>
          <table:table-cell office:value-type="float" office:value="0.201596267223358" calcext:value-type="float">
            <text:p>0,201596267223358</text:p>
          </table:table-cell>
          <table:table-cell office:value-type="float" office:value="684.73" calcext:value-type="float">
            <text:p>684,73</text:p>
          </table:table-cell>
          <table:table-cell office:value-type="float" office:value="599" calcext:value-type="float">
            <text:p>599</text:p>
          </table:table-cell>
          <table:table-cell office:value-type="float" office:value="0.202125391960144" calcext:value-type="float">
            <text:p>0,202125391960144</text:p>
          </table:table-cell>
          <table:table-cell office:value-type="float" office:value="903.95" calcext:value-type="float">
            <text:p>903,95</text:p>
          </table:table-cell>
          <table:table-cell office:value-type="float" office:value="734" calcext:value-type="float">
            <text:p>734</text:p>
          </table:table-cell>
          <table:table-cell table:formula="of:=[.D24]-[.E24]" office:value-type="float" office:value="477.35" calcext:value-type="float">
            <text:p>477,35</text:p>
          </table:table-cell>
          <table:table-cell table:formula="of:=[.G24]-[.H24]" office:value-type="float" office:value="176.42" calcext:value-type="float">
            <text:p>176,42</text:p>
          </table:table-cell>
          <table:table-cell table:formula="of:=[.J24]-[.K24]" office:value-type="float" office:value="85.73" calcext:value-type="float">
            <text:p>85,73</text:p>
          </table:table-cell>
          <table:table-cell table:formula="of:=[.M24]-[.N24]" office:value-type="float" office:value="169.95" calcext:value-type="float">
            <text:p>169,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00785544395446777" calcext:value-type="float">
            <text:p>0,007855443954468</text:p>
          </table:table-cell>
          <table:table-cell office:value-type="float" office:value="1473.18" calcext:value-type="float">
            <text:p>1473,18</text:p>
          </table:table-cell>
          <table:table-cell office:value-type="float" office:value="910" calcext:value-type="float">
            <text:p>910</text:p>
          </table:table-cell>
          <table:table-cell office:value-type="float" office:value="0.0332743501663208" calcext:value-type="float">
            <text:p>0,033274350166321</text:p>
          </table:table-cell>
          <table:table-cell office:value-type="float" office:value="764.29" calcext:value-type="float">
            <text:p>764,29</text:p>
          </table:table-cell>
          <table:table-cell office:value-type="float" office:value="563" calcext:value-type="float">
            <text:p>563</text:p>
          </table:table-cell>
          <table:table-cell office:value-type="float" office:value="0.201153984069824" calcext:value-type="float">
            <text:p>0,201153984069824</text:p>
          </table:table-cell>
          <table:table-cell office:value-type="float" office:value="641.7" calcext:value-type="float">
            <text:p>641,7</text:p>
          </table:table-cell>
          <table:table-cell office:value-type="float" office:value="563" calcext:value-type="float">
            <text:p>563</text:p>
          </table:table-cell>
          <table:table-cell office:value-type="float" office:value="0.20274364233017" calcext:value-type="float">
            <text:p>0,20274364233017</text:p>
          </table:table-cell>
          <table:table-cell office:value-type="float" office:value="958.54" calcext:value-type="float">
            <text:p>958,54</text:p>
          </table:table-cell>
          <table:table-cell office:value-type="float" office:value="711" calcext:value-type="float">
            <text:p>711</text:p>
          </table:table-cell>
          <table:table-cell table:formula="of:=[.D25]-[.E25]" office:value-type="float" office:value="563.18" calcext:value-type="float">
            <text:p>563,18</text:p>
          </table:table-cell>
          <table:table-cell table:formula="of:=[.G25]-[.H25]" office:value-type="float" office:value="201.29" calcext:value-type="float">
            <text:p>201,29</text:p>
          </table:table-cell>
          <table:table-cell table:formula="of:=[.J25]-[.K25]" office:value-type="float" office:value="78.7" calcext:value-type="float">
            <text:p>78,7</text:p>
          </table:table-cell>
          <table:table-cell table:formula="of:=[.M25]-[.N25]" office:value-type="float" office:value="247.54" calcext:value-type="float">
            <text:p>247,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00848812818527222" calcext:value-type="float">
            <text:p>0,008488128185272</text:p>
          </table:table-cell>
          <table:table-cell office:value-type="float" office:value="1169.36" calcext:value-type="float">
            <text:p>1169,36</text:p>
          </table:table-cell>
          <table:table-cell office:value-type="float" office:value="756" calcext:value-type="float">
            <text:p>756</text:p>
          </table:table-cell>
          <table:table-cell office:value-type="float" office:value="0.0348780727386475" calcext:value-type="float">
            <text:p>0,034878072738648</text:p>
          </table:table-cell>
          <table:table-cell office:value-type="float" office:value="653.95" calcext:value-type="float">
            <text:p>653,95</text:p>
          </table:table-cell>
          <table:table-cell office:value-type="float" office:value="463" calcext:value-type="float">
            <text:p>463</text:p>
          </table:table-cell>
          <table:table-cell office:value-type="float" office:value="0.201405634880066" calcext:value-type="float">
            <text:p>0,201405634880066</text:p>
          </table:table-cell>
          <table:table-cell office:value-type="float" office:value="536.31" calcext:value-type="float">
            <text:p>536,31</text:p>
          </table:table-cell>
          <table:table-cell office:value-type="float" office:value="463" calcext:value-type="float">
            <text:p>463</text:p>
          </table:table-cell>
          <table:table-cell office:value-type="float" office:value="0.202790818214416" calcext:value-type="float">
            <text:p>0,202790818214416</text:p>
          </table:table-cell>
          <table:table-cell office:value-type="float" office:value="702.32" calcext:value-type="float">
            <text:p>702,32</text:p>
          </table:table-cell>
          <table:table-cell office:value-type="float" office:value="579" calcext:value-type="float">
            <text:p>579</text:p>
          </table:table-cell>
          <table:table-cell table:formula="of:=[.D26]-[.E26]" office:value-type="float" office:value="413.36" calcext:value-type="float">
            <text:p>413,36</text:p>
          </table:table-cell>
          <table:table-cell table:formula="of:=[.G26]-[.H26]" office:value-type="float" office:value="190.95" calcext:value-type="float">
            <text:p>190,95</text:p>
          </table:table-cell>
          <table:table-cell table:formula="of:=[.J26]-[.K26]" office:value-type="float" office:value="73.3099999999999" calcext:value-type="float">
            <text:p>73,3099999999999</text:p>
          </table:table-cell>
          <table:table-cell table:formula="of:=[.M26]-[.N26]" office:value-type="float" office:value="123.32" calcext:value-type="float">
            <text:p>123,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00902966260910034" calcext:value-type="float">
            <text:p>0,0090296626091</text:p>
          </table:table-cell>
          <table:table-cell office:value-type="float" office:value="1165.41" calcext:value-type="float">
            <text:p>1165,41</text:p>
          </table:table-cell>
          <table:table-cell office:value-type="float" office:value="714" calcext:value-type="float">
            <text:p>714</text:p>
          </table:table-cell>
          <table:table-cell office:value-type="float" office:value="0.0365241289138794" calcext:value-type="float">
            <text:p>0,036524128913879</text:p>
          </table:table-cell>
          <table:table-cell office:value-type="float" office:value="684.28" calcext:value-type="float">
            <text:p>684,28</text:p>
          </table:table-cell>
          <table:table-cell office:value-type="float" office:value="523" calcext:value-type="float">
            <text:p>523</text:p>
          </table:table-cell>
          <table:table-cell office:value-type="float" office:value="0.201219818592072" calcext:value-type="float">
            <text:p>0,201219818592072</text:p>
          </table:table-cell>
          <table:table-cell office:value-type="float" office:value="564.24" calcext:value-type="float">
            <text:p>564,24</text:p>
          </table:table-cell>
          <table:table-cell office:value-type="float" office:value="484" calcext:value-type="float">
            <text:p>484</text:p>
          </table:table-cell>
          <table:table-cell office:value-type="float" office:value="0.202379589080811" calcext:value-type="float">
            <text:p>0,202379589080811</text:p>
          </table:table-cell>
          <table:table-cell office:value-type="float" office:value="728.09" calcext:value-type="float">
            <text:p>728,09</text:p>
          </table:table-cell>
          <table:table-cell office:value-type="float" office:value="599" calcext:value-type="float">
            <text:p>599</text:p>
          </table:table-cell>
          <table:table-cell table:formula="of:=[.D27]-[.E27]" office:value-type="float" office:value="451.41" calcext:value-type="float">
            <text:p>451,41</text:p>
          </table:table-cell>
          <table:table-cell table:formula="of:=[.G27]-[.H27]" office:value-type="float" office:value="161.28" calcext:value-type="float">
            <text:p>161,28</text:p>
          </table:table-cell>
          <table:table-cell table:formula="of:=[.J27]-[.K27]" office:value-type="float" office:value="80.24" calcext:value-type="float">
            <text:p>80,24</text:p>
          </table:table-cell>
          <table:table-cell table:formula="of:=[.M27]-[.N27]" office:value-type="float" office:value="129.09" calcext:value-type="float">
            <text:p>129,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00841313123703003" calcext:value-type="float">
            <text:p>0,00841313123703</text:p>
          </table:table-cell>
          <table:table-cell office:value-type="float" office:value="1430.76" calcext:value-type="float">
            <text:p>1430,76</text:p>
          </table:table-cell>
          <table:table-cell office:value-type="float" office:value="990" calcext:value-type="float">
            <text:p>990</text:p>
          </table:table-cell>
          <table:table-cell office:value-type="float" office:value="0.0337339162826538" calcext:value-type="float">
            <text:p>0,033733916282654</text:p>
          </table:table-cell>
          <table:table-cell office:value-type="float" office:value="805.05" calcext:value-type="float">
            <text:p>805,05</text:p>
          </table:table-cell>
          <table:table-cell office:value-type="float" office:value="628" calcext:value-type="float">
            <text:p>628</text:p>
          </table:table-cell>
          <table:table-cell office:value-type="float" office:value="0.201262030601501" calcext:value-type="float">
            <text:p>0,201262030601501</text:p>
          </table:table-cell>
          <table:table-cell office:value-type="float" office:value="664.2" calcext:value-type="float">
            <text:p>664,2</text:p>
          </table:table-cell>
          <table:table-cell office:value-type="float" office:value="562" calcext:value-type="float">
            <text:p>562</text:p>
          </table:table-cell>
          <table:table-cell office:value-type="float" office:value="0.202966938018799" calcext:value-type="float">
            <text:p>0,202966938018799</text:p>
          </table:table-cell>
          <table:table-cell office:value-type="float" office:value="920.47" calcext:value-type="float">
            <text:p>920,47</text:p>
          </table:table-cell>
          <table:table-cell office:value-type="float" office:value="713" calcext:value-type="float">
            <text:p>713</text:p>
          </table:table-cell>
          <table:table-cell table:formula="of:=[.D28]-[.E28]" office:value-type="float" office:value="440.76" calcext:value-type="float">
            <text:p>440,76</text:p>
          </table:table-cell>
          <table:table-cell table:formula="of:=[.G28]-[.H28]" office:value-type="float" office:value="177.05" calcext:value-type="float">
            <text:p>177,05</text:p>
          </table:table-cell>
          <table:table-cell table:formula="of:=[.J28]-[.K28]" office:value-type="float" office:value="102.2" calcext:value-type="float">
            <text:p>102,2</text:p>
          </table:table-cell>
          <table:table-cell table:formula="of:=[.M28]-[.N28]" office:value-type="float" office:value="207.47" calcext:value-type="float">
            <text:p>207,4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00915164470672607" calcext:value-type="float">
            <text:p>0,009151644706726</text:p>
          </table:table-cell>
          <table:table-cell office:value-type="float" office:value="1481.4" calcext:value-type="float">
            <text:p>1481,4</text:p>
          </table:table-cell>
          <table:table-cell office:value-type="float" office:value="1055" calcext:value-type="float">
            <text:p>1055</text:p>
          </table:table-cell>
          <table:table-cell office:value-type="float" office:value="0.032588095664978" calcext:value-type="float">
            <text:p>0,032588095664978</text:p>
          </table:table-cell>
          <table:table-cell office:value-type="float" office:value="740.86" calcext:value-type="float">
            <text:p>740,86</text:p>
          </table:table-cell>
          <table:table-cell office:value-type="float" office:value="618" calcext:value-type="float">
            <text:p>618</text:p>
          </table:table-cell>
          <table:table-cell office:value-type="float" office:value="0.201121304035187" calcext:value-type="float">
            <text:p>0,201121304035187</text:p>
          </table:table-cell>
          <table:table-cell office:value-type="float" office:value="640.04" calcext:value-type="float">
            <text:p>640,04</text:p>
          </table:table-cell>
          <table:table-cell office:value-type="float" office:value="571" calcext:value-type="float">
            <text:p>571</text:p>
          </table:table-cell>
          <table:table-cell office:value-type="float" office:value="0.202608106136322" calcext:value-type="float">
            <text:p>0,202608106136322</text:p>
          </table:table-cell>
          <table:table-cell office:value-type="float" office:value="935.62" calcext:value-type="float">
            <text:p>935,62</text:p>
          </table:table-cell>
          <table:table-cell office:value-type="float" office:value="688" calcext:value-type="float">
            <text:p>688</text:p>
          </table:table-cell>
          <table:table-cell table:formula="of:=[.D29]-[.E29]" office:value-type="float" office:value="426.4" calcext:value-type="float">
            <text:p>426,4</text:p>
          </table:table-cell>
          <table:table-cell table:formula="of:=[.G29]-[.H29]" office:value-type="float" office:value="122.86" calcext:value-type="float">
            <text:p>122,86</text:p>
          </table:table-cell>
          <table:table-cell table:formula="of:=[.J29]-[.K29]" office:value-type="float" office:value="69.04" calcext:value-type="float">
            <text:p>69,04</text:p>
          </table:table-cell>
          <table:table-cell table:formula="of:=[.M29]-[.N29]" office:value-type="float" office:value="247.62" calcext:value-type="float">
            <text:p>247,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00929779291152954" calcext:value-type="float">
            <text:p>0,00929779291153</text:p>
          </table:table-cell>
          <table:table-cell office:value-type="float" office:value="1463.18" calcext:value-type="float">
            <text:p>1463,18</text:p>
          </table:table-cell>
          <table:table-cell office:value-type="float" office:value="908" calcext:value-type="float">
            <text:p>908</text:p>
          </table:table-cell>
          <table:table-cell office:value-type="float" office:value="0.0337704968452454" calcext:value-type="float">
            <text:p>0,033770496845245</text:p>
          </table:table-cell>
          <table:table-cell office:value-type="float" office:value="701.94" calcext:value-type="float">
            <text:p>701,94</text:p>
          </table:table-cell>
          <table:table-cell office:value-type="float" office:value="513" calcext:value-type="float">
            <text:p>513</text:p>
          </table:table-cell>
          <table:table-cell office:value-type="float" office:value="0.201186463832855" calcext:value-type="float">
            <text:p>0,201186463832855</text:p>
          </table:table-cell>
          <table:table-cell office:value-type="float" office:value="588" calcext:value-type="float">
            <text:p>588</text:p>
          </table:table-cell>
          <table:table-cell office:value-type="float" office:value="455" calcext:value-type="float">
            <text:p>455</text:p>
          </table:table-cell>
          <table:table-cell office:value-type="float" office:value="0.20315621137619" calcext:value-type="float">
            <text:p>0,20315621137619</text:p>
          </table:table-cell>
          <table:table-cell office:value-type="float" office:value="889.97" calcext:value-type="float">
            <text:p>889,97</text:p>
          </table:table-cell>
          <table:table-cell office:value-type="float" office:value="569" calcext:value-type="float">
            <text:p>569</text:p>
          </table:table-cell>
          <table:table-cell table:formula="of:=[.D30]-[.E30]" office:value-type="float" office:value="555.18" calcext:value-type="float">
            <text:p>555,18</text:p>
          </table:table-cell>
          <table:table-cell table:formula="of:=[.G30]-[.H30]" office:value-type="float" office:value="188.94" calcext:value-type="float">
            <text:p>188,94</text:p>
          </table:table-cell>
          <table:table-cell table:formula="of:=[.J30]-[.K30]" office:value-type="float" office:value="133" calcext:value-type="float">
            <text:p>133</text:p>
          </table:table-cell>
          <table:table-cell table:formula="of:=[.M30]-[.N30]" office:value-type="float" office:value="320.97" calcext:value-type="float">
            <text:p>320,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0087468695640564" calcext:value-type="float">
            <text:p>0,008746869564056</text:p>
          </table:table-cell>
          <table:table-cell office:value-type="float" office:value="1732.98" calcext:value-type="float">
            <text:p>1732,98</text:p>
          </table:table-cell>
          <table:table-cell office:value-type="float" office:value="1053" calcext:value-type="float">
            <text:p>1053</text:p>
          </table:table-cell>
          <table:table-cell office:value-type="float" office:value="0.0305735182762146" calcext:value-type="float">
            <text:p>0,030573518276215</text:p>
          </table:table-cell>
          <table:table-cell office:value-type="float" office:value="827.81" calcext:value-type="float">
            <text:p>827,81</text:p>
          </table:table-cell>
          <table:table-cell office:value-type="float" office:value="632" calcext:value-type="float">
            <text:p>632</text:p>
          </table:table-cell>
          <table:table-cell office:value-type="float" office:value="0.201003446578979" calcext:value-type="float">
            <text:p>0,201003446578979</text:p>
          </table:table-cell>
          <table:table-cell office:value-type="float" office:value="674.93" calcext:value-type="float">
            <text:p>674,93</text:p>
          </table:table-cell>
          <table:table-cell office:value-type="float" office:value="632" calcext:value-type="float">
            <text:p>632</text:p>
          </table:table-cell>
          <table:table-cell office:value-type="float" office:value="0.20255918264389" calcext:value-type="float">
            <text:p>0,20255918264389</text:p>
          </table:table-cell>
          <table:table-cell office:value-type="float" office:value="1058.42" calcext:value-type="float">
            <text:p>1058,42</text:p>
          </table:table-cell>
          <table:table-cell office:value-type="float" office:value="771" calcext:value-type="float">
            <text:p>771</text:p>
          </table:table-cell>
          <table:table-cell table:formula="of:=[.D31]-[.E31]" office:value-type="float" office:value="679.98" calcext:value-type="float">
            <text:p>679,98</text:p>
          </table:table-cell>
          <table:table-cell table:formula="of:=[.G31]-[.H31]" office:value-type="float" office:value="195.81" calcext:value-type="float">
            <text:p>195,81</text:p>
          </table:table-cell>
          <table:table-cell table:formula="of:=[.J31]-[.K31]" office:value-type="float" office:value="42.93" calcext:value-type="float">
            <text:p>42,93</text:p>
          </table:table-cell>
          <table:table-cell table:formula="of:=[.M31]-[.N31]" office:value-type="float" office:value="287.42" calcext:value-type="float">
            <text:p>287,42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255382690429688" calcext:value-type="float">
            <text:p>0,255382690429688</text:p>
          </table:table-cell>
          <table:table-cell table:formula="of:=SUM([.D2:.D31])" office:value-type="float" office:value="40698.16" calcext:value-type="float">
            <text:p>40698,16</text:p>
          </table:table-cell>
          <table:table-cell table:formula="of:=SUM([.E2:.E31])" office:value-type="float" office:value="25451" calcext:value-type="float">
            <text:p>25451</text:p>
          </table:table-cell>
          <table:table-cell table:formula="of:=SUM([.F2:.F31])" office:value-type="float" office:value="1.01509290456772" calcext:value-type="float">
            <text:p>1,01509290456772</text:p>
          </table:table-cell>
          <table:table-cell table:formula="of:=SUM([.G2:.G31])" office:value-type="float" office:value="21609.29" calcext:value-type="float">
            <text:p>21609,29</text:p>
          </table:table-cell>
          <table:table-cell table:formula="of:=SUM([.H2:.H31])" office:value-type="float" office:value="15999" calcext:value-type="float">
            <text:p>15999</text:p>
          </table:table-cell>
          <table:table-cell table:formula="of:=SUM([.I2:.I31])" office:value-type="float" office:value="6.03804763317108" calcext:value-type="float">
            <text:p>6,03804763317108</text:p>
          </table:table-cell>
          <table:table-cell table:formula="of:=SUM([.J2:.J31])" office:value-type="float" office:value="17786.33" calcext:value-type="float">
            <text:p>17786,33</text:p>
          </table:table-cell>
          <table:table-cell table:formula="of:=SUM([.K2:.K31])" office:value-type="float" office:value="15004" calcext:value-type="float">
            <text:p>15004</text:p>
          </table:table-cell>
          <table:table-cell table:formula="of:=SUM([.L2:.L31])" office:value-type="float" office:value="6.07959660768509" calcext:value-type="float">
            <text:p>6,07959660768509</text:p>
          </table:table-cell>
          <table:table-cell table:formula="of:=SUM([.M2:.M31])" office:value-type="float" office:value="25511.43" calcext:value-type="float">
            <text:p>25511,43</text:p>
          </table:table-cell>
          <table:table-cell table:formula="of:=SUM([.N2:.N31])" office:value-type="float" office:value="19010" calcext:value-type="float">
            <text:p>19010</text:p>
          </table:table-cell>
          <table:table-cell table:formula="of:=SUM([.O2:.O31])/30" office:value-type="float" office:value="508.238666666667" calcext:value-type="float">
            <text:p>508,238666666667</text:p>
          </table:table-cell>
          <table:table-cell table:formula="of:=SUM([.P2:.P31])/30" office:value-type="float" office:value="187.009666666667" calcext:value-type="float">
            <text:p>187,009666666667</text:p>
          </table:table-cell>
          <table:table-cell table:formula="of:=SUM([.Q2:.Q31])/30" office:value-type="float" office:value="92.7443333333333" calcext:value-type="float">
            <text:p>92,7443333333333</text:p>
          </table:table-cell>
          <table:table-cell table:formula="of:=SUM([.R2:.R31])/30" office:value-type="float" office:value="216.714333333333" calcext:value-type="float">
            <text:p>216,714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8:09:25.355466287</meta:creation-date>
    <dc:date>2020-12-29T18:30:34.581940996</dc:date>
    <meta:editing-duration>PT21M6S</meta:editing-duration>
    <meta:editing-cycles>5</meta:editing-cycles>
    <meta:generator>LibreOffice/6.4.6.2$Linux_X86_64 LibreOffice_project/40$Build-2</meta:generator>
    <meta:document-statistic meta:table-count="7" meta:cell-count="3438" meta:object-count="4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7cm" svg:y="0.172cm" chart:style-name="ch2">
          <text:p>1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50_maxs_0.2'.D1:'TESTBENCH_metaheu_ls_vnd_bvns_ts__niter_10_search_greedy_init_random_memory_10_times4ave_50_maxs_0.2'.E31 'TESTBENCH_metaheu_ls_vnd_bvns_ts__niter_10_search_greedy_init_random_memory_10_times4ave_50_maxs_0.2'.G1:'TESTBENCH_metaheu_ls_vnd_bvns_ts__niter_10_search_greedy_init_random_memory_10_times4ave_50_maxs_0.2'.H31 'TESTBENCH_metaheu_ls_vnd_bvns_ts__niter_10_search_greedy_init_random_memory_10_times4ave_50_maxs_0.2'.J1:'TESTBENCH_metaheu_ls_vnd_bvns_ts__niter_10_search_greedy_init_random_memory_10_times4ave_50_maxs_0.2'.K31 'TESTBENCH_metaheu_ls_vnd_bvns_ts__niter_10_search_greedy_init_random_memory_10_times4ave_50_maxs_0.2'.M1:'TESTBENCH_metaheu_ls_vnd_bvns_ts__niter_10_search_greedy_init_random_memory_10_times4ave_50_maxs_0.2'.N31" chart:data-source-has-labels="row" svg:x="0.699cm" svg:y="1.804cm" svg:width="34.598cm" svg:height="6.262cm">
          <chartooo:coordinate-region svg:x="1.691cm" svg:y="2.003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D2:'TESTBENCH_metaheu_ls_vnd_bvns_ts__niter_10_search_greedy_init_random_memory_10_times4ave_50_maxs_0.2'.D31" chart:label-cell-address="'TESTBENCH_metaheu_ls_vnd_bvns_ts__niter_10_search_greedy_init_random_memory_10_times4ave_50_maxs_0.2'.D1:'TESTBENCH_metaheu_ls_vnd_bvns_ts__niter_10_search_greedy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E2:'TESTBENCH_metaheu_ls_vnd_bvns_ts__niter_10_search_greedy_init_random_memory_10_times4ave_50_maxs_0.2'.E31" chart:label-cell-address="'TESTBENCH_metaheu_ls_vnd_bvns_ts__niter_10_search_greedy_init_random_memory_10_times4ave_50_maxs_0.2'.E1:'TESTBENCH_metaheu_ls_vnd_bvns_ts__niter_10_search_greedy_init_random_memory_10_times4ave_50_maxs_0.2'.E1" chart:class="chart:line">
            <chart:data-point chart:repeated="30"/>
          </chart:series>
          <chart:series chart:style-name="ch9" chart:values-cell-range-address="'TESTBENCH_metaheu_ls_vnd_bvns_ts__niter_10_search_greedy_init_random_memory_10_times4ave_50_maxs_0.2'.G2:'TESTBENCH_metaheu_ls_vnd_bvns_ts__niter_10_search_greedy_init_random_memory_10_times4ave_50_maxs_0.2'.G31" chart:label-cell-address="'TESTBENCH_metaheu_ls_vnd_bvns_ts__niter_10_search_greedy_init_random_memory_10_times4ave_50_maxs_0.2'.G1:'TESTBENCH_metaheu_ls_vnd_bvns_ts__niter_10_search_greedy_init_random_memory_10_times4ave_50_maxs_0.2'.G1" chart:class="chart:line">
            <chart:data-point chart:repeated="30"/>
          </chart:series>
          <chart:series chart:style-name="ch10" chart:values-cell-range-address="'TESTBENCH_metaheu_ls_vnd_bvns_ts__niter_10_search_greedy_init_random_memory_10_times4ave_50_maxs_0.2'.H2:'TESTBENCH_metaheu_ls_vnd_bvns_ts__niter_10_search_greedy_init_random_memory_10_times4ave_50_maxs_0.2'.H31" chart:label-cell-address="'TESTBENCH_metaheu_ls_vnd_bvns_ts__niter_10_search_greedy_init_random_memory_10_times4ave_50_maxs_0.2'.H1:'TESTBENCH_metaheu_ls_vnd_bvns_ts__niter_10_search_greedy_init_random_memory_10_times4ave_50_maxs_0.2'.H1" chart:class="chart:line">
            <chart:data-point chart:repeated="30"/>
          </chart:series>
          <chart:series chart:style-name="ch11" chart:values-cell-range-address="'TESTBENCH_metaheu_ls_vnd_bvns_ts__niter_10_search_greedy_init_random_memory_10_times4ave_50_maxs_0.2'.J2:'TESTBENCH_metaheu_ls_vnd_bvns_ts__niter_10_search_greedy_init_random_memory_10_times4ave_50_maxs_0.2'.J31" chart:label-cell-address="'TESTBENCH_metaheu_ls_vnd_bvns_ts__niter_10_search_greedy_init_random_memory_10_times4ave_50_maxs_0.2'.J1:'TESTBENCH_metaheu_ls_vnd_bvns_ts__niter_10_search_greedy_init_random_memory_10_times4ave_50_maxs_0.2'.J1" chart:class="chart:line">
            <chart:data-point chart:repeated="30"/>
          </chart:series>
          <chart:series chart:style-name="ch12" chart:values-cell-range-address="'TESTBENCH_metaheu_ls_vnd_bvns_ts__niter_10_search_greedy_init_random_memory_10_times4ave_50_maxs_0.2'.K2:'TESTBENCH_metaheu_ls_vnd_bvns_ts__niter_10_search_greedy_init_random_memory_10_times4ave_50_maxs_0.2'.K31" chart:label-cell-address="'TESTBENCH_metaheu_ls_vnd_bvns_ts__niter_10_search_greedy_init_random_memory_10_times4ave_50_maxs_0.2'.K1:'TESTBENCH_metaheu_ls_vnd_bvns_ts__niter_10_search_greedy_init_random_memory_10_times4ave_50_maxs_0.2'.K1" chart:class="chart:line">
            <chart:data-point chart:repeated="30"/>
          </chart:series>
          <chart:series chart:style-name="ch13" chart:values-cell-range-address="'TESTBENCH_metaheu_ls_vnd_bvns_ts__niter_10_search_greedy_init_random_memory_10_times4ave_50_maxs_0.2'.M2:'TESTBENCH_metaheu_ls_vnd_bvns_ts__niter_10_search_greedy_init_random_memory_10_times4ave_50_maxs_0.2'.M31" chart:label-cell-address="'TESTBENCH_metaheu_ls_vnd_bvns_ts__niter_10_search_greedy_init_random_memory_10_times4ave_50_maxs_0.2'.M1:'TESTBENCH_metaheu_ls_vnd_bvns_ts__niter_10_search_greedy_init_random_memory_10_times4ave_50_maxs_0.2'.M1" chart:class="chart:line">
            <chart:data-point chart:repeated="30"/>
          </chart:series>
          <chart:series chart:style-name="ch14" chart:values-cell-range-address="'TESTBENCH_metaheu_ls_vnd_bvns_ts__niter_10_search_greedy_init_random_memory_10_times4ave_50_maxs_0.2'.N2:'TESTBENCH_metaheu_ls_vnd_bvns_ts__niter_10_search_greedy_init_random_memory_10_times4ave_50_maxs_0.2'.N31" chart:label-cell-address="'TESTBENCH_metaheu_ls_vnd_bvns_ts__niter_10_search_greedy_init_random_memory_10_times4ave_50_maxs_0.2'.N1:'TESTBENCH_metaheu_ls_vnd_bvns_ts__niter_10_search_greedy_init_random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50_maxs_0.2'.D1:'TESTBENCH_metaheu_ls_vnd_bvns_ts__niter_10_search_greedy_init_random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50_maxs_0.2'.E1:'TESTBENCH_metaheu_ls_vnd_bvns_ts__niter_10_search_greedy_init_random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50_maxs_0.2'.G1:'TESTBENCH_metaheu_ls_vnd_bvns_ts__niter_10_search_greedy_init_random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50_maxs_0.2'.H1:'TESTBENCH_metaheu_ls_vnd_bvns_ts__niter_10_search_greedy_init_random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50_maxs_0.2'.J1:'TESTBENCH_metaheu_ls_vnd_bvns_ts__niter_10_search_greedy_init_random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50_maxs_0.2'.K1:'TESTBENCH_metaheu_ls_vnd_bvns_ts__niter_10_search_greedy_init_random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50_maxs_0.2'.M1:'TESTBENCH_metaheu_ls_vnd_bvns_ts__niter_10_search_greedy_init_random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50_maxs_0.2'.N1:'TESTBENCH_metaheu_ls_vnd_bvns_ts__niter_10_search_greedy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2.78">
                <text:p>1382.78</text:p>
                <draw:g>
                  <svg:desc>'TESTBENCH_metaheu_ls_vnd_bvns_ts__niter_10_search_greedy_init_random_memory_10_times4ave_50_maxs_0.2'.D2:'TESTBENCH_metaheu_ls_vnd_bvns_ts__niter_10_search_greedy_init_random_memory_10_times4ave_50_maxs_0.2'.D31</svg:desc>
                </draw:g>
              </table:table-cell>
              <table:table-cell office:value-type="float" office:value="798">
                <text:p>798</text:p>
                <draw:g>
                  <svg:desc>'TESTBENCH_metaheu_ls_vnd_bvns_ts__niter_10_search_greedy_init_random_memory_10_times4ave_50_maxs_0.2'.E2:'TESTBENCH_metaheu_ls_vnd_bvns_ts__niter_10_search_greedy_init_random_memory_10_times4ave_50_maxs_0.2'.E31</svg:desc>
                </draw:g>
              </table:table-cell>
              <table:table-cell office:value-type="float" office:value="713.03">
                <text:p>713.03</text:p>
                <draw:g>
                  <svg:desc>'TESTBENCH_metaheu_ls_vnd_bvns_ts__niter_10_search_greedy_init_random_memory_10_times4ave_50_maxs_0.2'.G2:'TESTBENCH_metaheu_ls_vnd_bvns_ts__niter_10_search_greedy_init_random_memory_10_times4ave_50_maxs_0.2'.G31</svg:desc>
                </draw:g>
              </table:table-cell>
              <table:table-cell office:value-type="float" office:value="536">
                <text:p>536</text:p>
                <draw:g>
                  <svg:desc>'TESTBENCH_metaheu_ls_vnd_bvns_ts__niter_10_search_greedy_init_random_memory_10_times4ave_50_maxs_0.2'.H2:'TESTBENCH_metaheu_ls_vnd_bvns_ts__niter_10_search_greedy_init_random_memory_10_times4ave_50_maxs_0.2'.H31</svg:desc>
                </draw:g>
              </table:table-cell>
              <table:table-cell office:value-type="float" office:value="593.33">
                <text:p>593.33</text:p>
                <draw:g>
                  <svg:desc>'TESTBENCH_metaheu_ls_vnd_bvns_ts__niter_10_search_greedy_init_random_memory_10_times4ave_50_maxs_0.2'.J2:'TESTBENCH_metaheu_ls_vnd_bvns_ts__niter_10_search_greedy_init_random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random_memory_10_times4ave_50_maxs_0.2'.K2:'TESTBENCH_metaheu_ls_vnd_bvns_ts__niter_10_search_greedy_init_random_memory_10_times4ave_50_maxs_0.2'.K31</svg:desc>
                </draw:g>
              </table:table-cell>
              <table:table-cell office:value-type="float" office:value="835.33">
                <text:p>835.33</text:p>
                <draw:g>
                  <svg:desc>'TESTBENCH_metaheu_ls_vnd_bvns_ts__niter_10_search_greedy_init_random_memory_10_times4ave_50_maxs_0.2'.M2:'TESTBENCH_metaheu_ls_vnd_bvns_ts__niter_10_search_greedy_init_random_memory_10_times4ave_50_maxs_0.2'.M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random_memory_10_times4ave_50_maxs_0.2'.N2:'TESTBENCH_metaheu_ls_vnd_bvns_ts__niter_10_search_greedy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8.91">
                <text:p>1228.91</text:p>
              </table:table-cell>
              <table:table-cell office:value-type="float" office:value="760">
                <text:p>760</text:p>
              </table:table-cell>
              <table:table-cell office:value-type="float" office:value="685.9">
                <text:p>685.9</text:p>
              </table:table-cell>
              <table:table-cell office:value-type="float" office:value="512">
                <text:p>512</text:p>
              </table:table-cell>
              <table:table-cell office:value-type="float" office:value="567.22">
                <text:p>567.22</text:p>
              </table:table-cell>
              <table:table-cell office:value-type="float" office:value="499">
                <text:p>499</text:p>
              </table:table-cell>
              <table:table-cell office:value-type="float" office:value="808.36">
                <text:p>808.36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4.83">
                <text:p>1404.83</text:p>
              </table:table-cell>
              <table:table-cell office:value-type="float" office:value="817">
                <text:p>817</text:p>
              </table:table-cell>
              <table:table-cell office:value-type="float" office:value="647">
                <text:p>647</text:p>
              </table:table-cell>
              <table:table-cell office:value-type="float" office:value="489">
                <text:p>489</text:p>
              </table:table-cell>
              <table:table-cell office:value-type="float" office:value="535.01">
                <text:p>535.01</text:p>
              </table:table-cell>
              <table:table-cell office:value-type="float" office:value="465">
                <text:p>465</text:p>
              </table:table-cell>
              <table:table-cell office:value-type="float" office:value="834.11">
                <text:p>834.1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1.79">
                <text:p>1251.79</text:p>
              </table:table-cell>
              <table:table-cell office:value-type="float" office:value="754">
                <text:p>754</text:p>
              </table:table-cell>
              <table:table-cell office:value-type="float" office:value="706.89">
                <text:p>706.89</text:p>
              </table:table-cell>
              <table:table-cell office:value-type="float" office:value="470">
                <text:p>470</text:p>
              </table:table-cell>
              <table:table-cell office:value-type="float" office:value="572.18">
                <text:p>572.18</text:p>
              </table:table-cell>
              <table:table-cell office:value-type="float" office:value="443">
                <text:p>443</text:p>
              </table:table-cell>
              <table:table-cell office:value-type="float" office:value="799.25">
                <text:p>799.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2.18">
                <text:p>1322.18</text:p>
              </table:table-cell>
              <table:table-cell office:value-type="float" office:value="726">
                <text:p>726</text:p>
              </table:table-cell>
              <table:table-cell office:value-type="float" office:value="614.18">
                <text:p>614.18</text:p>
              </table:table-cell>
              <table:table-cell office:value-type="float" office:value="456">
                <text:p>456</text:p>
              </table:table-cell>
              <table:table-cell office:value-type="float" office:value="494.03">
                <text:p>494.03</text:p>
              </table:table-cell>
              <table:table-cell office:value-type="float" office:value="424">
                <text:p>424</text:p>
              </table:table-cell>
              <table:table-cell office:value-type="float" office:value="753.36">
                <text:p>753.3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3.13">
                <text:p>1483.13</text:p>
              </table:table-cell>
              <table:table-cell office:value-type="float" office:value="1001">
                <text:p>1001</text:p>
              </table:table-cell>
              <table:table-cell office:value-type="float" office:value="747.38">
                <text:p>747.38</text:p>
              </table:table-cell>
              <table:table-cell office:value-type="float" office:value="594">
                <text:p>594</text:p>
              </table:table-cell>
              <table:table-cell office:value-type="float" office:value="629.21">
                <text:p>629.21</text:p>
              </table:table-cell>
              <table:table-cell office:value-type="float" office:value="530">
                <text:p>530</text:p>
              </table:table-cell>
              <table:table-cell office:value-type="float" office:value="910.75">
                <text:p>910.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9.66">
                <text:p>1369.66</text:p>
              </table:table-cell>
              <table:table-cell office:value-type="float" office:value="944">
                <text:p>944</text:p>
              </table:table-cell>
              <table:table-cell office:value-type="float" office:value="734.31">
                <text:p>734.31</text:p>
              </table:table-cell>
              <table:table-cell office:value-type="float" office:value="554">
                <text:p>554</text:p>
              </table:table-cell>
              <table:table-cell office:value-type="float" office:value="590.25">
                <text:p>590.25</text:p>
              </table:table-cell>
              <table:table-cell office:value-type="float" office:value="504">
                <text:p>504</text:p>
              </table:table-cell>
              <table:table-cell office:value-type="float" office:value="837.41">
                <text:p>837.4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8.91">
                <text:p>1248.91</text:p>
              </table:table-cell>
              <table:table-cell office:value-type="float" office:value="767">
                <text:p>767</text:p>
              </table:table-cell>
              <table:table-cell office:value-type="float" office:value="671.18">
                <text:p>671.18</text:p>
              </table:table-cell>
              <table:table-cell office:value-type="float" office:value="512">
                <text:p>512</text:p>
              </table:table-cell>
              <table:table-cell office:value-type="float" office:value="551.7">
                <text:p>551.7</text:p>
              </table:table-cell>
              <table:table-cell office:value-type="float" office:value="464">
                <text:p>464</text:p>
              </table:table-cell>
              <table:table-cell office:value-type="float" office:value="797.28">
                <text:p>797.2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8.98">
                <text:p>1318.98</text:p>
              </table:table-cell>
              <table:table-cell office:value-type="float" office:value="788">
                <text:p>788</text:p>
              </table:table-cell>
              <table:table-cell office:value-type="float" office:value="703.16">
                <text:p>703.16</text:p>
              </table:table-cell>
              <table:table-cell office:value-type="float" office:value="426">
                <text:p>426</text:p>
              </table:table-cell>
              <table:table-cell office:value-type="float" office:value="552.63">
                <text:p>552.63</text:p>
              </table:table-cell>
              <table:table-cell office:value-type="float" office:value="426">
                <text:p>426</text:p>
              </table:table-cell>
              <table:table-cell office:value-type="float" office:value="809.15">
                <text:p>809.1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1.72">
                <text:p>1431.72</text:p>
              </table:table-cell>
              <table:table-cell office:value-type="float" office:value="683">
                <text:p>683</text:p>
              </table:table-cell>
              <table:table-cell office:value-type="float" office:value="700.98">
                <text:p>700.98</text:p>
              </table:table-cell>
              <table:table-cell office:value-type="float" office:value="529">
                <text:p>529</text:p>
              </table:table-cell>
              <table:table-cell office:value-type="float" office:value="578.92">
                <text:p>578.92</text:p>
              </table:table-cell>
              <table:table-cell office:value-type="float" office:value="511">
                <text:p>511</text:p>
              </table:table-cell>
              <table:table-cell office:value-type="float" office:value="863.14">
                <text:p>863.14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.58">
                <text:p>1572.58</text:p>
              </table:table-cell>
              <table:table-cell office:value-type="float" office:value="1052">
                <text:p>1052</text:p>
              </table:table-cell>
              <table:table-cell office:value-type="float" office:value="819.2">
                <text:p>819.2</text:p>
              </table:table-cell>
              <table:table-cell office:value-type="float" office:value="582">
                <text:p>582</text:p>
              </table:table-cell>
              <table:table-cell office:value-type="float" office:value="663.22">
                <text:p>663.22</text:p>
              </table:table-cell>
              <table:table-cell office:value-type="float" office:value="554">
                <text:p>554</text:p>
              </table:table-cell>
              <table:table-cell office:value-type="float" office:value="998.16">
                <text:p>998.1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6.08">
                <text:p>1366.08</text:p>
              </table:table-cell>
              <table:table-cell office:value-type="float" office:value="823">
                <text:p>823</text:p>
              </table:table-cell>
              <table:table-cell office:value-type="float" office:value="742.41">
                <text:p>742.41</text:p>
              </table:table-cell>
              <table:table-cell office:value-type="float" office:value="527">
                <text:p>527</text:p>
              </table:table-cell>
              <table:table-cell office:value-type="float" office:value="596.09">
                <text:p>596.09</text:p>
              </table:table-cell>
              <table:table-cell office:value-type="float" office:value="498">
                <text:p>498</text:p>
              </table:table-cell>
              <table:table-cell office:value-type="float" office:value="816.41">
                <text:p>816.4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4.3">
                <text:p>1264.3</text:p>
              </table:table-cell>
              <table:table-cell office:value-type="float" office:value="835">
                <text:p>835</text:p>
              </table:table-cell>
              <table:table-cell office:value-type="float" office:value="733.77">
                <text:p>733.77</text:p>
              </table:table-cell>
              <table:table-cell office:value-type="float" office:value="534">
                <text:p>534</text:p>
              </table:table-cell>
              <table:table-cell office:value-type="float" office:value="596.14">
                <text:p>596.14</text:p>
              </table:table-cell>
              <table:table-cell office:value-type="float" office:value="476">
                <text:p>476</text:p>
              </table:table-cell>
              <table:table-cell office:value-type="float" office:value="790.97">
                <text:p>790.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1.01">
                <text:p>1261.01</text:p>
              </table:table-cell>
              <table:table-cell office:value-type="float" office:value="772">
                <text:p>772</text:p>
              </table:table-cell>
              <table:table-cell office:value-type="float" office:value="669.51">
                <text:p>669.51</text:p>
              </table:table-cell>
              <table:table-cell office:value-type="float" office:value="461">
                <text:p>461</text:p>
              </table:table-cell>
              <table:table-cell office:value-type="float" office:value="540.64">
                <text:p>540.64</text:p>
              </table:table-cell>
              <table:table-cell office:value-type="float" office:value="455">
                <text:p>455</text:p>
              </table:table-cell>
              <table:table-cell office:value-type="float" office:value="808.36">
                <text:p>808.3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9.29">
                <text:p>1249.29</text:p>
              </table:table-cell>
              <table:table-cell office:value-type="float" office:value="720">
                <text:p>720</text:p>
              </table:table-cell>
              <table:table-cell office:value-type="float" office:value="704.47">
                <text:p>704.47</text:p>
              </table:table-cell>
              <table:table-cell office:value-type="float" office:value="551">
                <text:p>551</text:p>
              </table:table-cell>
              <table:table-cell office:value-type="float" office:value="591.33">
                <text:p>591.33</text:p>
              </table:table-cell>
              <table:table-cell office:value-type="float" office:value="511">
                <text:p>511</text:p>
              </table:table-cell>
              <table:table-cell office:value-type="float" office:value="806.73">
                <text:p>806.7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0.42">
                <text:p>1360.42</text:p>
              </table:table-cell>
              <table:table-cell office:value-type="float" office:value="874">
                <text:p>874</text:p>
              </table:table-cell>
              <table:table-cell office:value-type="float" office:value="761.95">
                <text:p>761.95</text:p>
              </table:table-cell>
              <table:table-cell office:value-type="float" office:value="612">
                <text:p>612</text:p>
              </table:table-cell>
              <table:table-cell office:value-type="float" office:value="632.74">
                <text:p>632.74</text:p>
              </table:table-cell>
              <table:table-cell office:value-type="float" office:value="535">
                <text:p>535</text:p>
              </table:table-cell>
              <table:table-cell office:value-type="float" office:value="861.79">
                <text:p>861.7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.5">
                <text:p>1311.5</text:p>
              </table:table-cell>
              <table:table-cell office:value-type="float" office:value="787">
                <text:p>787</text:p>
              </table:table-cell>
              <table:table-cell office:value-type="float" office:value="672.13">
                <text:p>672.13</text:p>
              </table:table-cell>
              <table:table-cell office:value-type="float" office:value="386">
                <text:p>386</text:p>
              </table:table-cell>
              <table:table-cell office:value-type="float" office:value="521.39">
                <text:p>521.39</text:p>
              </table:table-cell>
              <table:table-cell office:value-type="float" office:value="373">
                <text:p>373</text:p>
              </table:table-cell>
              <table:table-cell office:value-type="float" office:value="758.18">
                <text:p>758.1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6.57">
                <text:p>1406.57</text:p>
              </table:table-cell>
              <table:table-cell office:value-type="float" office:value="890">
                <text:p>890</text:p>
              </table:table-cell>
              <table:table-cell office:value-type="float" office:value="778.83">
                <text:p>778.83</text:p>
              </table:table-cell>
              <table:table-cell office:value-type="float" office:value="586">
                <text:p>586</text:p>
              </table:table-cell>
              <table:table-cell office:value-type="float" office:value="653.03">
                <text:p>653.03</text:p>
              </table:table-cell>
              <table:table-cell office:value-type="float" office:value="558">
                <text:p>558</text:p>
              </table:table-cell>
              <table:table-cell office:value-type="float" office:value="930.54">
                <text:p>930.5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0.36">
                <text:p>1240.36</text:p>
              </table:table-cell>
              <table:table-cell office:value-type="float" office:value="812">
                <text:p>812</text:p>
              </table:table-cell>
              <table:table-cell office:value-type="float" office:value="678.7">
                <text:p>678.7</text:p>
              </table:table-cell>
              <table:table-cell office:value-type="float" office:value="479">
                <text:p>479</text:p>
              </table:table-cell>
              <table:table-cell office:value-type="float" office:value="546.6">
                <text:p>546.6</text:p>
              </table:table-cell>
              <table:table-cell office:value-type="float" office:value="447">
                <text:p>447</text:p>
              </table:table-cell>
              <table:table-cell office:value-type="float" office:value="785.12">
                <text:p>785.1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3.99">
                <text:p>1283.99</text:p>
              </table:table-cell>
              <table:table-cell office:value-type="float" office:value="783">
                <text:p>783</text:p>
              </table:table-cell>
              <table:table-cell office:value-type="float" office:value="681.9">
                <text:p>681.9</text:p>
              </table:table-cell>
              <table:table-cell office:value-type="float" office:value="525">
                <text:p>525</text:p>
              </table:table-cell>
              <table:table-cell office:value-type="float" office:value="558.26">
                <text:p>558.26</text:p>
              </table:table-cell>
              <table:table-cell office:value-type="float" office:value="485">
                <text:p>485</text:p>
              </table:table-cell>
              <table:table-cell office:value-type="float" office:value="851.64">
                <text:p>851.6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1.04">
                <text:p>1361.04</text:p>
              </table:table-cell>
              <table:table-cell office:value-type="float" office:value="920">
                <text:p>920</text:p>
              </table:table-cell>
              <table:table-cell office:value-type="float" office:value="723.11">
                <text:p>723.11</text:p>
              </table:table-cell>
              <table:table-cell office:value-type="float" office:value="550">
                <text:p>550</text:p>
              </table:table-cell>
              <table:table-cell office:value-type="float" office:value="599.81">
                <text:p>599.81</text:p>
              </table:table-cell>
              <table:table-cell office:value-type="float" office:value="492">
                <text:p>492</text:p>
              </table:table-cell>
              <table:table-cell office:value-type="float" office:value="884.37">
                <text:p>884.3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6.51">
                <text:p>1326.51</text:p>
              </table:table-cell>
              <table:table-cell office:value-type="float" office:value="901">
                <text:p>901</text:p>
              </table:table-cell>
              <table:table-cell office:value-type="float" office:value="765.7">
                <text:p>765.7</text:p>
              </table:table-cell>
              <table:table-cell office:value-type="float" office:value="589">
                <text:p>589</text:p>
              </table:table-cell>
              <table:table-cell office:value-type="float" office:value="628.45">
                <text:p>628.45</text:p>
              </table:table-cell>
              <table:table-cell office:value-type="float" office:value="523">
                <text:p>523</text:p>
              </table:table-cell>
              <table:table-cell office:value-type="float" office:value="873.64">
                <text:p>873.6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5.35">
                <text:p>1335.35</text:p>
              </table:table-cell>
              <table:table-cell office:value-type="float" office:value="858">
                <text:p>858</text:p>
              </table:table-cell>
              <table:table-cell office:value-type="float" office:value="775.42">
                <text:p>775.42</text:p>
              </table:table-cell>
              <table:table-cell office:value-type="float" office:value="599">
                <text:p>599</text:p>
              </table:table-cell>
              <table:table-cell office:value-type="float" office:value="684.73">
                <text:p>684.73</text:p>
              </table:table-cell>
              <table:table-cell office:value-type="float" office:value="599">
                <text:p>599</text:p>
              </table:table-cell>
              <table:table-cell office:value-type="float" office:value="903.95">
                <text:p>903.9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3.18">
                <text:p>1473.18</text:p>
              </table:table-cell>
              <table:table-cell office:value-type="float" office:value="910">
                <text:p>910</text:p>
              </table:table-cell>
              <table:table-cell office:value-type="float" office:value="764.29">
                <text:p>764.29</text:p>
              </table:table-cell>
              <table:table-cell office:value-type="float" office:value="563">
                <text:p>563</text:p>
              </table:table-cell>
              <table:table-cell office:value-type="float" office:value="641.7">
                <text:p>641.7</text:p>
              </table:table-cell>
              <table:table-cell office:value-type="float" office:value="563">
                <text:p>563</text:p>
              </table:table-cell>
              <table:table-cell office:value-type="float" office:value="958.54">
                <text:p>958.5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9.36">
                <text:p>1169.36</text:p>
              </table:table-cell>
              <table:table-cell office:value-type="float" office:value="756">
                <text:p>756</text:p>
              </table:table-cell>
              <table:table-cell office:value-type="float" office:value="653.95">
                <text:p>653.95</text:p>
              </table:table-cell>
              <table:table-cell office:value-type="float" office:value="463">
                <text:p>463</text:p>
              </table:table-cell>
              <table:table-cell office:value-type="float" office:value="536.31">
                <text:p>536.31</text:p>
              </table:table-cell>
              <table:table-cell office:value-type="float" office:value="463">
                <text:p>463</text:p>
              </table:table-cell>
              <table:table-cell office:value-type="float" office:value="702.32">
                <text:p>702.3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5.41">
                <text:p>1165.41</text:p>
              </table:table-cell>
              <table:table-cell office:value-type="float" office:value="714">
                <text:p>714</text:p>
              </table:table-cell>
              <table:table-cell office:value-type="float" office:value="684.28">
                <text:p>684.28</text:p>
              </table:table-cell>
              <table:table-cell office:value-type="float" office:value="523">
                <text:p>523</text:p>
              </table:table-cell>
              <table:table-cell office:value-type="float" office:value="564.24">
                <text:p>564.24</text:p>
              </table:table-cell>
              <table:table-cell office:value-type="float" office:value="484">
                <text:p>484</text:p>
              </table:table-cell>
              <table:table-cell office:value-type="float" office:value="728.09">
                <text:p>728.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0.76">
                <text:p>1430.76</text:p>
              </table:table-cell>
              <table:table-cell office:value-type="float" office:value="990">
                <text:p>990</text:p>
              </table:table-cell>
              <table:table-cell office:value-type="float" office:value="805.05">
                <text:p>805.05</text:p>
              </table:table-cell>
              <table:table-cell office:value-type="float" office:value="628">
                <text:p>628</text:p>
              </table:table-cell>
              <table:table-cell office:value-type="float" office:value="664.2">
                <text:p>664.2</text:p>
              </table:table-cell>
              <table:table-cell office:value-type="float" office:value="562">
                <text:p>562</text:p>
              </table:table-cell>
              <table:table-cell office:value-type="float" office:value="920.47">
                <text:p>920.4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1.4">
                <text:p>1481.4</text:p>
              </table:table-cell>
              <table:table-cell office:value-type="float" office:value="1055">
                <text:p>1055</text:p>
              </table:table-cell>
              <table:table-cell office:value-type="float" office:value="740.86">
                <text:p>740.86</text:p>
              </table:table-cell>
              <table:table-cell office:value-type="float" office:value="618">
                <text:p>618</text:p>
              </table:table-cell>
              <table:table-cell office:value-type="float" office:value="640.04">
                <text:p>640.04</text:p>
              </table:table-cell>
              <table:table-cell office:value-type="float" office:value="571">
                <text:p>571</text:p>
              </table:table-cell>
              <table:table-cell office:value-type="float" office:value="935.62">
                <text:p>935.6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3.18">
                <text:p>1463.18</text:p>
              </table:table-cell>
              <table:table-cell office:value-type="float" office:value="908">
                <text:p>908</text:p>
              </table:table-cell>
              <table:table-cell office:value-type="float" office:value="701.94">
                <text:p>701.94</text:p>
              </table:table-cell>
              <table:table-cell office:value-type="float" office:value="513">
                <text:p>513</text:p>
              </table:table-cell>
              <table:table-cell office:value-type="float" office:value="588">
                <text:p>588</text:p>
              </table:table-cell>
              <table:table-cell office:value-type="float" office:value="455">
                <text:p>455</text:p>
              </table:table-cell>
              <table:table-cell office:value-type="float" office:value="889.97">
                <text:p>889.9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2.98">
                <text:p>1732.98</text:p>
              </table:table-cell>
              <table:table-cell office:value-type="float" office:value="1053">
                <text:p>1053</text:p>
              </table:table-cell>
              <table:table-cell office:value-type="float" office:value="827.81">
                <text:p>827.81</text:p>
              </table:table-cell>
              <table:table-cell office:value-type="float" office:value="632">
                <text:p>632</text:p>
              </table:table-cell>
              <table:table-cell office:value-type="float" office:value="674.93">
                <text:p>674.93</text:p>
              </table:table-cell>
              <table:table-cell office:value-type="float" office:value="632">
                <text:p>632</text:p>
              </table:table-cell>
              <table:table-cell office:value-type="float" office:value="1058.42">
                <text:p>1058.42</text:p>
              </table:table-cell>
              <table:table-cell office:value-type="float" office:value="771">
                <text:p>7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9cm" svg:y="0.172cm" chart:style-name="ch2">
          <text:p>1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50_maxs_0.2'.E1:'TESTBENCH_metaheu_ls_vnd_bvns_ts__niter_10_search_greedy_init_one2one_memory_10_times4ave_50_maxs_0.2'.E31 'TESTBENCH_metaheu_ls_vnd_bvns_ts__niter_10_search_greedy_init_one2one_memory_10_times4ave_50_maxs_0.2'.H1:'TESTBENCH_metaheu_ls_vnd_bvns_ts__niter_10_search_greedy_init_one2one_memory_10_times4ave_50_maxs_0.2'.H31 'TESTBENCH_metaheu_ls_vnd_bvns_ts__niter_10_search_greedy_init_one2one_memory_10_times4ave_50_maxs_0.2'.K1:'TESTBENCH_metaheu_ls_vnd_bvns_ts__niter_10_search_greedy_init_one2one_memory_10_times4ave_50_maxs_0.2'.K31 'TESTBENCH_metaheu_ls_vnd_bvns_ts__niter_10_search_greedy_init_one2one_memory_10_times4ave_50_maxs_0.2'.N1:'TESTBENCH_metaheu_ls_vnd_bvns_ts__niter_10_search_greedy_init_one2one_memory_10_times4ave_50_maxs_0.2'.N31" chart:data-source-has-labels="row" svg:x="0.644cm" svg:y="1.778cm" svg:width="34.598cm" svg:height="6.262cm">
          <chartooo:coordinate-region svg:x="1.636cm" svg:y="1.977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E2:'TESTBENCH_metaheu_ls_vnd_bvns_ts__niter_10_search_greedy_init_one2one_memory_10_times4ave_50_maxs_0.2'.E31" chart:label-cell-address="'TESTBENCH_metaheu_ls_vnd_bvns_ts__niter_10_search_greedy_init_one2one_memory_10_times4ave_50_maxs_0.2'.E1:'TESTBENCH_metaheu_ls_vnd_bvns_ts__niter_10_search_greedy_init_one2one_memory_10_times4ave_50_maxs_0.2'.E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H2:'TESTBENCH_metaheu_ls_vnd_bvns_ts__niter_10_search_greedy_init_one2one_memory_10_times4ave_50_maxs_0.2'.H31" chart:label-cell-address="'TESTBENCH_metaheu_ls_vnd_bvns_ts__niter_10_search_greedy_init_one2one_memory_10_times4ave_50_maxs_0.2'.H1:'TESTBENCH_metaheu_ls_vnd_bvns_ts__niter_10_search_greedy_init_one2one_memory_10_times4ave_50_maxs_0.2'.H1" chart:class="chart:line">
            <chart:data-point chart:repeated="30"/>
          </chart:series>
          <chart:series chart:style-name="ch9" chart:values-cell-range-address="'TESTBENCH_metaheu_ls_vnd_bvns_ts__niter_10_search_greedy_init_one2one_memory_10_times4ave_50_maxs_0.2'.K2:'TESTBENCH_metaheu_ls_vnd_bvns_ts__niter_10_search_greedy_init_one2one_memory_10_times4ave_50_maxs_0.2'.K31" chart:label-cell-address="'TESTBENCH_metaheu_ls_vnd_bvns_ts__niter_10_search_greedy_init_one2one_memory_10_times4ave_50_maxs_0.2'.K1:'TESTBENCH_metaheu_ls_vnd_bvns_ts__niter_10_search_greedy_init_one2one_memory_10_times4ave_50_maxs_0.2'.K1" chart:class="chart:line">
            <chart:data-point chart:repeated="30"/>
          </chart:series>
          <chart:series chart:style-name="ch10" chart:values-cell-range-address="'TESTBENCH_metaheu_ls_vnd_bvns_ts__niter_10_search_greedy_init_one2one_memory_10_times4ave_50_maxs_0.2'.N2:'TESTBENCH_metaheu_ls_vnd_bvns_ts__niter_10_search_greedy_init_one2one_memory_10_times4ave_50_maxs_0.2'.N31" chart:label-cell-address="'TESTBENCH_metaheu_ls_vnd_bvns_ts__niter_10_search_greedy_init_one2one_memory_10_times4ave_50_maxs_0.2'.N1:'TESTBENCH_metaheu_ls_vnd_bvns_ts__niter_10_search_greedy_init_one2one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50_maxs_0.2'.E1:'TESTBENCH_metaheu_ls_vnd_bvns_ts__niter_10_search_greedy_init_one2one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50_maxs_0.2'.H1:'TESTBENCH_metaheu_ls_vnd_bvns_ts__niter_10_search_greedy_init_one2one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50_maxs_0.2'.K1:'TESTBENCH_metaheu_ls_vnd_bvns_ts__niter_10_search_greedy_init_one2one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50_maxs_0.2'.N1:'TESTBENCH_metaheu_ls_vnd_bvns_ts__niter_10_search_greedy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9">
                <text:p>849</text:p>
                <draw:g>
                  <svg:desc>'TESTBENCH_metaheu_ls_vnd_bvns_ts__niter_10_search_greedy_init_one2one_memory_10_times4ave_50_maxs_0.2'.E2:'TESTBENCH_metaheu_ls_vnd_bvns_ts__niter_10_search_greedy_init_one2one_memory_10_times4ave_50_maxs_0.2'.E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H2:'TESTBENCH_metaheu_ls_vnd_bvns_ts__niter_10_search_greedy_init_one2one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K2:'TESTBENCH_metaheu_ls_vnd_bvns_ts__niter_10_search_greedy_init_one2one_memory_10_times4ave_50_maxs_0.2'.K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one2one_memory_10_times4ave_50_maxs_0.2'.N2:'TESTBENCH_metaheu_ls_vnd_bvns_ts__niter_10_search_greedy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65">
                <text:p>865</text:p>
              </table:table-cell>
              <table:table-cell office:value-type="float" office:value="502">
                <text:p>502</text:p>
              </table:table-cell>
              <table:table-cell office:value-type="float" office:value="499">
                <text:p>499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5">
                <text:p>965</text:p>
              </table:table-cell>
              <table:table-cell office:value-type="float" office:value="489">
                <text:p>489</text:p>
              </table:table-cell>
              <table:table-cell office:value-type="float" office:value="465">
                <text:p>46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1">
                <text:p>1001</text:p>
              </table:table-cell>
              <table:table-cell office:value-type="float" office:value="488">
                <text:p>488</text:p>
              </table:table-cell>
              <table:table-cell office:value-type="float" office:value="443">
                <text:p>443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49">
                <text:p>849</text:p>
              </table:table-cell>
              <table:table-cell office:value-type="float" office:value="440">
                <text:p>440</text:p>
              </table:table-cell>
              <table:table-cell office:value-type="float" office:value="408">
                <text:p>40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5">
                <text:p>965</text:p>
              </table:table-cell>
              <table:table-cell office:value-type="float" office:value="574">
                <text:p>574</text:p>
              </table:table-cell>
              <table:table-cell office:value-type="float" office:value="530">
                <text:p>53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2">
                <text:p>832</text:p>
              </table:table-cell>
              <table:table-cell office:value-type="float" office:value="571">
                <text:p>571</text:p>
              </table:table-cell>
              <table:table-cell office:value-type="float" office:value="504">
                <text:p>504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3">
                <text:p>783</text:p>
              </table:table-cell>
              <table:table-cell office:value-type="float" office:value="517">
                <text:p>517</text:p>
              </table:table-cell>
              <table:table-cell office:value-type="float" office:value="464">
                <text:p>46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71">
                <text:p>971</text:p>
              </table:table-cell>
              <table:table-cell office:value-type="float" office:value="481">
                <text:p>481</text:p>
              </table:table-cell>
              <table:table-cell office:value-type="float" office:value="426">
                <text:p>4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5">
                <text:p>1005</text:p>
              </table:table-cell>
              <table:table-cell office:value-type="float" office:value="530">
                <text:p>530</text:p>
              </table:table-cell>
              <table:table-cell office:value-type="float" office:value="518">
                <text:p>51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0">
                <text:p>1060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4">
                <text:p>874</text:p>
              </table:table-cell>
              <table:table-cell office:value-type="float" office:value="556">
                <text:p>556</text:p>
              </table:table-cell>
              <table:table-cell office:value-type="float" office:value="498">
                <text:p>498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3">
                <text:p>863</text:p>
              </table:table-cell>
              <table:table-cell office:value-type="float" office:value="544">
                <text:p>544</text:p>
              </table:table-cell>
              <table:table-cell office:value-type="float" office:value="476">
                <text:p>476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1">
                <text:p>811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3">
                <text:p>973</text:p>
              </table:table-cell>
              <table:table-cell office:value-type="float" office:value="536">
                <text:p>536</text:p>
              </table:table-cell>
              <table:table-cell office:value-type="float" office:value="511">
                <text:p>511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0">
                <text:p>980</text:p>
              </table:table-cell>
              <table:table-cell office:value-type="float" office:value="613">
                <text:p>613</text:p>
              </table:table-cell>
              <table:table-cell office:value-type="float" office:value="535">
                <text:p>53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48">
                <text:p>948</text:p>
              </table:table-cell>
              <table:table-cell office:value-type="float" office:value="386">
                <text:p>386</text:p>
              </table:table-cell>
              <table:table-cell office:value-type="float" office:value="373">
                <text:p>373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67">
                <text:p>967</text:p>
              </table:table-cell>
              <table:table-cell office:value-type="float" office:value="637">
                <text:p>637</text:p>
              </table:table-cell>
              <table:table-cell office:value-type="float" office:value="558">
                <text:p>55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5">
                <text:p>825</text:p>
              </table:table-cell>
              <table:table-cell office:value-type="float" office:value="507">
                <text:p>507</text:p>
              </table:table-cell>
              <table:table-cell office:value-type="float" office:value="447">
                <text:p>44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6">
                <text:p>866</text:p>
              </table:table-cell>
              <table:table-cell office:value-type="float" office:value="563">
                <text:p>563</text:p>
              </table:table-cell>
              <table:table-cell office:value-type="float" office:value="485">
                <text:p>48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8">
                <text:p>998</text:p>
              </table:table-cell>
              <table:table-cell office:value-type="float" office:value="558">
                <text:p>558</text:p>
              </table:table-cell>
              <table:table-cell office:value-type="float" office:value="526">
                <text:p>526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37">
                <text:p>837</text:p>
              </table:table-cell>
              <table:table-cell office:value-type="float" office:value="569">
                <text:p>569</text:p>
              </table:table-cell>
              <table:table-cell office:value-type="float" office:value="523">
                <text:p>52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7">
                <text:p>847</text:p>
              </table:table-cell>
              <table:table-cell office:value-type="float" office:value="633">
                <text:p>633</text:p>
              </table:table-cell>
              <table:table-cell office:value-type="float" office:value="599">
                <text:p>59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20">
                <text:p>1120</text:p>
              </table:table-cell>
              <table:table-cell office:value-type="float" office:value="600">
                <text:p>600</text:p>
              </table:table-cell>
              <table:table-cell office:value-type="float" office:value="563">
                <text:p>563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14">
                <text:p>714</text:p>
              </table:table-cell>
              <table:table-cell office:value-type="float" office:value="464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58">
                <text:p>758</text:p>
              </table:table-cell>
              <table:table-cell office:value-type="float" office:value="493">
                <text:p>493</text:p>
              </table:table-cell>
              <table:table-cell office:value-type="float" office:value="484">
                <text:p>48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68">
                <text:p>1068</text:p>
              </table:table-cell>
              <table:table-cell office:value-type="float" office:value="588">
                <text:p>588</text:p>
              </table:table-cell>
              <table:table-cell office:value-type="float" office:value="562">
                <text:p>562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5">
                <text:p>985</text:p>
              </table:table-cell>
              <table:table-cell office:value-type="float" office:value="585">
                <text:p>585</text:p>
              </table:table-cell>
              <table:table-cell office:value-type="float" office:value="571">
                <text:p>57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3">
                <text:p>92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7">
                <text:p>1167</text:p>
              </table:table-cell>
              <table:table-cell office:value-type="float" office:value="656">
                <text:p>656</text:p>
              </table:table-cell>
              <table:table-cell office:value-type="float" office:value="632">
                <text:p>632</text:p>
              </table:table-cell>
              <table:table-cell office:value-type="float" office:value="783">
                <text:p>7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13cm" svg:height="9.006cm" xlink:href=".." xlink:type="simple" chart:class="chart:line" chart:style-name="ch1">
        <chart:title svg:x="1.369cm" svg:y="0.093cm" chart:style-name="ch2">
          <text:p>10 nodes comparison: LS, VND, BVNS, TS
 niter=10, greedy, initial solution=one2one, memory in TS=10</text:p>
        </chart:title>
        <chart:legend chart:legend-position="bottom" svg:x="2.299cm" svg:y="8.407cm" style:legend-expansion="custom" chartooo:width="9.621cm" chartooo:height="0.598cm" style:legend-expansion-aspect-ratio="16.0886287625418" chart:style-name="ch3"/>
        <chart:plot-area chart:style-name="ch4" table:cell-range-address="'TESTBENCH_metaheu_ls_vnd_bvns_ts__niter_10_search_greedy_init_one2one_memory_10_times4ave_50_maxs_0.2'.D1:'TESTBENCH_metaheu_ls_vnd_bvns_ts__niter_10_search_greedy_init_one2one_memory_10_times4ave_50_maxs_0.2'.E31" chart:data-source-has-labels="row" svg:x="-0.325cm" svg:y="1.778cm" svg:width="14.822cm" svg:height="6.262cm">
          <chartooo:coordinate-region svg:x="0.667cm" svg:y="1.977cm" svg:width="13.64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D2:'TESTBENCH_metaheu_ls_vnd_bvns_ts__niter_10_search_greedy_init_one2one_memory_10_times4ave_50_maxs_0.2'.D31" chart:label-cell-address="'TESTBENCH_metaheu_ls_vnd_bvns_ts__niter_10_search_greedy_init_one2one_memory_10_times4ave_50_maxs_0.2'.D1:'TESTBENCH_metaheu_ls_vnd_bvns_ts__niter_10_search_greedy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E2:'TESTBENCH_metaheu_ls_vnd_bvns_ts__niter_10_search_greedy_init_one2one_memory_10_times4ave_50_maxs_0.2'.E31" chart:label-cell-address="'TESTBENCH_metaheu_ls_vnd_bvns_ts__niter_10_search_greedy_init_one2one_memory_10_times4ave_50_maxs_0.2'.E1:'TESTBENCH_metaheu_ls_vnd_bvns_ts__niter_10_search_greedy_init_one2one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50_maxs_0.2'.D1:'TESTBENCH_metaheu_ls_vnd_bvns_ts__niter_10_search_greedy_init_one2one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50_maxs_0.2'.E1:'TESTBENCH_metaheu_ls_vnd_bvns_ts__niter_10_search_greedy_init_one2one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0.8">
                <text:p>1510.8</text:p>
                <draw:g>
                  <svg:desc>'TESTBENCH_metaheu_ls_vnd_bvns_ts__niter_10_search_greedy_init_one2one_memory_10_times4ave_50_maxs_0.2'.D2:'TESTBENCH_metaheu_ls_vnd_bvns_ts__niter_10_search_greedy_init_one2one_memory_10_times4ave_50_maxs_0.2'.D31</svg:desc>
                </draw:g>
              </table:table-cell>
              <table:table-cell office:value-type="float" office:value="849">
                <text:p>849</text:p>
                <draw:g>
                  <svg:desc>'TESTBENCH_metaheu_ls_vnd_bvns_ts__niter_10_search_greedy_init_one2one_memory_10_times4ave_50_maxs_0.2'.E2:'TESTBENCH_metaheu_ls_vnd_bvns_ts__niter_10_search_greedy_init_one2one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.74">
                <text:p>1416.7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3.49">
                <text:p>1553.4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1.42">
                <text:p>1401.42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.6">
                <text:p>1480.6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5.82">
                <text:p>1665.8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7.76">
                <text:p>1487.76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1.21">
                <text:p>1371.2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7.3">
                <text:p>1457.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7.03">
                <text:p>1567.03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9.04">
                <text:p>1679.0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2.39">
                <text:p>1512.39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6.87">
                <text:p>1386.8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.31">
                <text:p>1425.31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7.93">
                <text:p>1407.9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6.62">
                <text:p>1456.6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8.57">
                <text:p>1468.5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7.6">
                <text:p>1557.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1.04">
                <text:p>1381.04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8.22">
                <text:p>1398.22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9.69">
                <text:p>1569.69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2.76">
                <text:p>1452.76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4.41">
                <text:p>1394.4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0.02">
                <text:p>1680.0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6.05">
                <text:p>1236.05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6.26">
                <text:p>1296.26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8.96">
                <text:p>1558.96</text:p>
              </table:table-cell>
              <table:table-cell office:value-type="float" office:value="1068">
                <text:p>1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8.79">
                <text:p>1608.7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2.31">
                <text:p>1602.3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9.48">
                <text:p>1879.48</text:p>
              </table:table-cell>
              <table:table-cell office:value-type="float" office:value="1167">
                <text:p>11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13cm" svg:height="9.006cm" xlink:href=".." xlink:type="simple" chart:class="chart:line" chart:style-name="ch1">
        <chart:title svg:x="1.371cm" svg:y="0.093cm" chart:style-name="ch2">
          <text:p>10 nodes comparison: LS, VND, BVNS, TS
 niter=10, greedy, initial solution=one2one, memory in TS=10</text:p>
        </chart:title>
        <chart:legend chart:legend-position="bottom" svg:x="2.299cm" svg:y="8.407cm" style:legend-expansion="custom" chartooo:width="9.621cm" chartooo:height="0.598cm" style:legend-expansion-aspect-ratio="16.0886287625418" chart:style-name="ch3"/>
        <chart:plot-area chart:style-name="ch4" table:cell-range-address="'TESTBENCH_metaheu_ls_vnd_bvns_ts__niter_10_search_greedy_init_one2one_memory_10_times4ave_50_maxs_0.2'.G1:'TESTBENCH_metaheu_ls_vnd_bvns_ts__niter_10_search_greedy_init_one2one_memory_10_times4ave_50_maxs_0.2'.H31" chart:data-source-has-labels="row" svg:x="-0.14cm" svg:y="1.778cm" svg:width="14.637cm" svg:height="6.262cm">
          <chartooo:coordinate-region svg:x="0.667cm" svg:y="1.977cm" svg:width="13.64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G2:'TESTBENCH_metaheu_ls_vnd_bvns_ts__niter_10_search_greedy_init_one2one_memory_10_times4ave_50_maxs_0.2'.G31" chart:label-cell-address="'TESTBENCH_metaheu_ls_vnd_bvns_ts__niter_10_search_greedy_init_one2one_memory_10_times4ave_50_maxs_0.2'.G1:'TESTBENCH_metaheu_ls_vnd_bvns_ts__niter_10_search_greedy_init_one2one_memory_10_times4ave_50_maxs_0.2'.G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H2:'TESTBENCH_metaheu_ls_vnd_bvns_ts__niter_10_search_greedy_init_one2one_memory_10_times4ave_50_maxs_0.2'.H31" chart:label-cell-address="'TESTBENCH_metaheu_ls_vnd_bvns_ts__niter_10_search_greedy_init_one2one_memory_10_times4ave_50_maxs_0.2'.H1:'TESTBENCH_metaheu_ls_vnd_bvns_ts__niter_10_search_greedy_init_one2one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50_maxs_0.2'.G1:'TESTBENCH_metaheu_ls_vnd_bvns_ts__niter_10_search_greedy_init_one2one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50_maxs_0.2'.H1:'TESTBENCH_metaheu_ls_vnd_bvns_ts__niter_10_search_greedy_init_one2one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4.29">
                <text:p>724.29</text:p>
                <draw:g>
                  <svg:desc>'TESTBENCH_metaheu_ls_vnd_bvns_ts__niter_10_search_greedy_init_one2one_memory_10_times4ave_50_maxs_0.2'.G2:'TESTBENCH_metaheu_ls_vnd_bvns_ts__niter_10_search_greedy_init_one2one_memory_10_times4ave_50_maxs_0.2'.G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H2:'TESTBENCH_metaheu_ls_vnd_bvns_ts__niter_10_search_greedy_init_one2one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11.71">
                <text:p>711.7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.16">
                <text:p>648.1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1.72">
                <text:p>721.72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8.4">
                <text:p>648.4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6.75">
                <text:p>786.7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4.51">
                <text:p>744.51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.25">
                <text:p>683.2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9.2">
                <text:p>719.2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2.56">
                <text:p>722.56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1.97">
                <text:p>821.9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3.01">
                <text:p>733.01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0.59">
                <text:p>720.59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5.14">
                <text:p>655.1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2.8">
                <text:p>712.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6.87">
                <text:p>786.8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68.5">
                <text:p>668.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6.77">
                <text:p>806.7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6.92">
                <text:p>686.9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8.34">
                <text:p>698.3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0.28">
                <text:p>730.28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1.71">
                <text:p>771.71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4.2">
                <text:p>784.2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1">
                <text:p>791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8.06">
                <text:p>638.0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0.21">
                <text:p>690.2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3.92">
                <text:p>813.92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1.16">
                <text:p>771.16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7.71">
                <text:p>727.7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34.28">
                <text:p>834.28</text:p>
              </table:table-cell>
              <table:table-cell office:value-type="float" office:value="656">
                <text:p>656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713cm" svg:height="9.006cm" xlink:href=".." xlink:type="simple" chart:class="chart:line" chart:style-name="ch1">
        <chart:title svg:x="1.371cm" svg:y="0.093cm" chart:style-name="ch2">
          <text:p>10 nodes comparison: LS, VND, BVNS, TS
 niter=10, greedy, initial solution=one2one, memory in TS=10</text:p>
        </chart:title>
        <chart:legend chart:legend-position="bottom" svg:x="2.299cm" svg:y="8.407cm" style:legend-expansion="custom" chartooo:width="9.621cm" chartooo:height="0.598cm" style:legend-expansion-aspect-ratio="16.0886287625418" chart:style-name="ch3"/>
        <chart:plot-area chart:style-name="ch4" table:cell-range-address="'TESTBENCH_metaheu_ls_vnd_bvns_ts__niter_10_search_greedy_init_one2one_memory_10_times4ave_50_maxs_0.2'.J1:'TESTBENCH_metaheu_ls_vnd_bvns_ts__niter_10_search_greedy_init_one2one_memory_10_times4ave_50_maxs_0.2'.K31" chart:data-source-has-labels="row" svg:x="-0.14cm" svg:y="1.778cm" svg:width="14.637cm" svg:height="6.262cm">
          <chartooo:coordinate-region svg:x="0.667cm" svg:y="1.977cm" svg:width="13.64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J2:'TESTBENCH_metaheu_ls_vnd_bvns_ts__niter_10_search_greedy_init_one2one_memory_10_times4ave_50_maxs_0.2'.J31" chart:label-cell-address="'TESTBENCH_metaheu_ls_vnd_bvns_ts__niter_10_search_greedy_init_one2one_memory_10_times4ave_50_maxs_0.2'.J1:'TESTBENCH_metaheu_ls_vnd_bvns_ts__niter_10_search_greedy_init_one2one_memory_10_times4ave_50_maxs_0.2'.J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K2:'TESTBENCH_metaheu_ls_vnd_bvns_ts__niter_10_search_greedy_init_one2one_memory_10_times4ave_50_maxs_0.2'.K31" chart:label-cell-address="'TESTBENCH_metaheu_ls_vnd_bvns_ts__niter_10_search_greedy_init_one2one_memory_10_times4ave_50_maxs_0.2'.K1:'TESTBENCH_metaheu_ls_vnd_bvns_ts__niter_10_search_greedy_init_one2one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50_maxs_0.2'.J1:'TESTBENCH_metaheu_ls_vnd_bvns_ts__niter_10_search_greedy_init_one2one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50_maxs_0.2'.K1:'TESTBENCH_metaheu_ls_vnd_bvns_ts__niter_10_search_greedy_init_one2one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5.57">
                <text:p>585.57</text:p>
                <draw:g>
                  <svg:desc>'TESTBENCH_metaheu_ls_vnd_bvns_ts__niter_10_search_greedy_init_one2one_memory_10_times4ave_50_maxs_0.2'.J2:'TESTBENCH_metaheu_ls_vnd_bvns_ts__niter_10_search_greedy_init_one2one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K2:'TESTBENCH_metaheu_ls_vnd_bvns_ts__niter_10_search_greedy_init_one2one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7.86">
                <text:p>567.86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9.26">
                <text:p>539.2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9.13">
                <text:p>579.1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7.94">
                <text:p>497.9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.15">
                <text:p>640.15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3.55">
                <text:p>583.5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52">
                <text:p>557.5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5.63">
                <text:p>545.6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5.68">
                <text:p>585.68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7.04">
                <text:p>667.0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4.08">
                <text:p>594.0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1.3">
                <text:p>591.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4.57">
                <text:p>544.5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5.39">
                <text:p>605.3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8.81">
                <text:p>638.8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2.72">
                <text:p>482.7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1.69">
                <text:p>661.6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3.89">
                <text:p>553.8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1.7">
                <text:p>561.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7.54">
                <text:p>607.5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9.18">
                <text:p>629.1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1.24">
                <text:p>681.2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8.77">
                <text:p>648.7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0.28">
                <text:p>540.2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5.72">
                <text:p>565.7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9.35">
                <text:p>659.3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8.5">
                <text:p>648.5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6.09">
                <text:p>586.0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7.79">
                <text:p>687.79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x" chart:symbol-width="0.25cm" chart:symbol-height="0.25cm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713cm" svg:height="9.006cm" xlink:href=".." xlink:type="simple" chart:class="chart:line" chart:style-name="ch1">
        <chart:title svg:x="1.371cm" svg:y="0.093cm" chart:style-name="ch2">
          <text:p>10 nodes comparison: LS, VND, BVNS, TS
 niter=10, greedy, initial solution=one2one, memory in TS=10</text:p>
        </chart:title>
        <chart:legend chart:legend-position="bottom" svg:x="2.299cm" svg:y="8.407cm" style:legend-expansion="custom" chartooo:width="9.621cm" chartooo:height="0.598cm" style:legend-expansion-aspect-ratio="16.0886287625418" chart:style-name="ch3"/>
        <chart:plot-area chart:style-name="ch4" table:cell-range-address="'TESTBENCH_metaheu_ls_vnd_bvns_ts__niter_10_search_greedy_init_one2one_memory_10_times4ave_50_maxs_0.2'.M1:'TESTBENCH_metaheu_ls_vnd_bvns_ts__niter_10_search_greedy_init_one2one_memory_10_times4ave_50_maxs_0.2'.N31" chart:data-source-has-labels="row" svg:x="-0.325cm" svg:y="1.778cm" svg:width="14.822cm" svg:height="6.262cm">
          <chartooo:coordinate-region svg:x="0.667cm" svg:y="1.977cm" svg:width="13.64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M2:'TESTBENCH_metaheu_ls_vnd_bvns_ts__niter_10_search_greedy_init_one2one_memory_10_times4ave_50_maxs_0.2'.M31" chart:label-cell-address="'TESTBENCH_metaheu_ls_vnd_bvns_ts__niter_10_search_greedy_init_one2one_memory_10_times4ave_50_maxs_0.2'.M1:'TESTBENCH_metaheu_ls_vnd_bvns_ts__niter_10_search_greedy_init_one2one_memory_10_times4ave_50_maxs_0.2'.M1" chart:class="chart:line">
            <chart:data-point chart:repeated="16"/>
            <chart:data-point chart:style-name="ch8"/>
            <chart:data-point chart:repeated="13"/>
          </chart:series>
          <chart:series chart:style-name="ch9" chart:values-cell-range-address="'TESTBENCH_metaheu_ls_vnd_bvns_ts__niter_10_search_greedy_init_one2one_memory_10_times4ave_50_maxs_0.2'.N2:'TESTBENCH_metaheu_ls_vnd_bvns_ts__niter_10_search_greedy_init_one2one_memory_10_times4ave_50_maxs_0.2'.N31" chart:label-cell-address="'TESTBENCH_metaheu_ls_vnd_bvns_ts__niter_10_search_greedy_init_one2one_memory_10_times4ave_50_maxs_0.2'.N1:'TESTBENCH_metaheu_ls_vnd_bvns_ts__niter_10_search_greedy_init_one2one_memory_10_times4ave_50_maxs_0.2'.N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50_maxs_0.2'.M1:'TESTBENCH_metaheu_ls_vnd_bvns_ts__niter_10_search_greedy_init_one2one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50_maxs_0.2'.N1:'TESTBENCH_metaheu_ls_vnd_bvns_ts__niter_10_search_greedy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2.16">
                <text:p>862.16</text:p>
                <draw:g>
                  <svg:desc>'TESTBENCH_metaheu_ls_vnd_bvns_ts__niter_10_search_greedy_init_one2one_memory_10_times4ave_50_maxs_0.2'.M2:'TESTBENCH_metaheu_ls_vnd_bvns_ts__niter_10_search_greedy_init_one2one_memory_10_times4ave_50_maxs_0.2'.M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one2one_memory_10_times4ave_50_maxs_0.2'.N2:'TESTBENCH_metaheu_ls_vnd_bvns_ts__niter_10_search_greedy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9.12">
                <text:p>819.1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7.5">
                <text:p>827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.37">
                <text:p>810.3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1.54">
                <text:p>771.5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2.71">
                <text:p>932.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1.75">
                <text:p>881.7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4.13">
                <text:p>794.1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4.68">
                <text:p>814.6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.79">
                <text:p>896.7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1.84">
                <text:p>1001.8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8.41">
                <text:p>848.4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2.81">
                <text:p>822.8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4.39">
                <text:p>814.3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4.7">
                <text:p>834.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9.37">
                <text:p>859.3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6.94">
                <text:p>786.9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2.58">
                <text:p>932.5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8.42">
                <text:p>778.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8.46">
                <text:p>848.4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8.11">
                <text:p>888.1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7.64">
                <text:p>867.6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4.13">
                <text:p>894.1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7.64">
                <text:p>977.6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8.95">
                <text:p>708.9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37.73">
                <text:p>737.7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2.21">
                <text:p>962.2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6.93">
                <text:p>956.9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28.48">
                <text:p>928.4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62.13">
                <text:p>1062.13</text:p>
              </table:table-cell>
              <table:table-cell office:value-type="float" office:value="783">
                <text:p>78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50_maxs_0.2'.D1:'TESTBENCH_metaheu_ls_vnd_bvns_ts__niter_10_search_greedy_init_group_memory_10_times4ave_50_maxs_0.2'.E31 'TESTBENCH_metaheu_ls_vnd_bvns_ts__niter_10_search_greedy_init_group_memory_10_times4ave_50_maxs_0.2'.G1:'TESTBENCH_metaheu_ls_vnd_bvns_ts__niter_10_search_greedy_init_group_memory_10_times4ave_50_maxs_0.2'.H31 'TESTBENCH_metaheu_ls_vnd_bvns_ts__niter_10_search_greedy_init_group_memory_10_times4ave_50_maxs_0.2'.J1:'TESTBENCH_metaheu_ls_vnd_bvns_ts__niter_10_search_greedy_init_group_memory_10_times4ave_50_maxs_0.2'.K31 'TESTBENCH_metaheu_ls_vnd_bvns_ts__niter_10_search_greedy_init_group_memory_10_times4ave_50_maxs_0.2'.M1:'TESTBENCH_metaheu_ls_vnd_bvns_ts__niter_10_search_greedy_init_group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D2:'TESTBENCH_metaheu_ls_vnd_bvns_ts__niter_10_search_greedy_init_group_memory_10_times4ave_50_maxs_0.2'.D31" chart:label-cell-address="'TESTBENCH_metaheu_ls_vnd_bvns_ts__niter_10_search_greedy_init_group_memory_10_times4ave_50_maxs_0.2'.D1:'TESTBENCH_metaheu_ls_vnd_bvns_ts__niter_10_search_greedy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E2:'TESTBENCH_metaheu_ls_vnd_bvns_ts__niter_10_search_greedy_init_group_memory_10_times4ave_50_maxs_0.2'.E31" chart:label-cell-address="'TESTBENCH_metaheu_ls_vnd_bvns_ts__niter_10_search_greedy_init_group_memory_10_times4ave_50_maxs_0.2'.E1:'TESTBENCH_metaheu_ls_vnd_bvns_ts__niter_10_search_greedy_init_group_memory_10_times4ave_50_maxs_0.2'.E1" chart:class="chart:line">
            <chart:data-point chart:repeated="30"/>
          </chart:series>
          <chart:series chart:style-name="ch9" chart:values-cell-range-address="'TESTBENCH_metaheu_ls_vnd_bvns_ts__niter_10_search_greedy_init_group_memory_10_times4ave_50_maxs_0.2'.G2:'TESTBENCH_metaheu_ls_vnd_bvns_ts__niter_10_search_greedy_init_group_memory_10_times4ave_50_maxs_0.2'.G31" chart:label-cell-address="'TESTBENCH_metaheu_ls_vnd_bvns_ts__niter_10_search_greedy_init_group_memory_10_times4ave_50_maxs_0.2'.G1:'TESTBENCH_metaheu_ls_vnd_bvns_ts__niter_10_search_greedy_init_group_memory_10_times4ave_50_maxs_0.2'.G1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H2:'TESTBENCH_metaheu_ls_vnd_bvns_ts__niter_10_search_greedy_init_group_memory_10_times4ave_50_maxs_0.2'.H31" chart:label-cell-address="'TESTBENCH_metaheu_ls_vnd_bvns_ts__niter_10_search_greedy_init_group_memory_10_times4ave_50_maxs_0.2'.H1:'TESTBENCH_metaheu_ls_vnd_bvns_ts__niter_10_search_greedy_init_group_memory_10_times4ave_50_maxs_0.2'.H1" chart:class="chart:line">
            <chart:data-point chart:repeated="30"/>
          </chart:series>
          <chart:series chart:style-name="ch11" chart:values-cell-range-address="'TESTBENCH_metaheu_ls_vnd_bvns_ts__niter_10_search_greedy_init_group_memory_10_times4ave_50_maxs_0.2'.J2:'TESTBENCH_metaheu_ls_vnd_bvns_ts__niter_10_search_greedy_init_group_memory_10_times4ave_50_maxs_0.2'.J31" chart:label-cell-address="'TESTBENCH_metaheu_ls_vnd_bvns_ts__niter_10_search_greedy_init_group_memory_10_times4ave_50_maxs_0.2'.J1:'TESTBENCH_metaheu_ls_vnd_bvns_ts__niter_10_search_greedy_init_group_memory_10_times4ave_50_maxs_0.2'.J1" chart:class="chart:line">
            <chart:data-point chart:repeated="30"/>
          </chart:series>
          <chart:series chart:style-name="ch12" chart:values-cell-range-address="'TESTBENCH_metaheu_ls_vnd_bvns_ts__niter_10_search_greedy_init_group_memory_10_times4ave_50_maxs_0.2'.K2:'TESTBENCH_metaheu_ls_vnd_bvns_ts__niter_10_search_greedy_init_group_memory_10_times4ave_50_maxs_0.2'.K31" chart:label-cell-address="'TESTBENCH_metaheu_ls_vnd_bvns_ts__niter_10_search_greedy_init_group_memory_10_times4ave_50_maxs_0.2'.K1:'TESTBENCH_metaheu_ls_vnd_bvns_ts__niter_10_search_greedy_init_group_memory_10_times4ave_50_maxs_0.2'.K1" chart:class="chart:line">
            <chart:data-point chart:repeated="30"/>
          </chart:series>
          <chart:series chart:style-name="ch13" chart:values-cell-range-address="'TESTBENCH_metaheu_ls_vnd_bvns_ts__niter_10_search_greedy_init_group_memory_10_times4ave_50_maxs_0.2'.M2:'TESTBENCH_metaheu_ls_vnd_bvns_ts__niter_10_search_greedy_init_group_memory_10_times4ave_50_maxs_0.2'.M31" chart:label-cell-address="'TESTBENCH_metaheu_ls_vnd_bvns_ts__niter_10_search_greedy_init_group_memory_10_times4ave_50_maxs_0.2'.M1:'TESTBENCH_metaheu_ls_vnd_bvns_ts__niter_10_search_greedy_init_group_memory_10_times4ave_50_maxs_0.2'.M1" chart:class="chart:line">
            <chart:data-point chart:repeated="30"/>
          </chart:series>
          <chart:series chart:style-name="ch14" chart:values-cell-range-address="'TESTBENCH_metaheu_ls_vnd_bvns_ts__niter_10_search_greedy_init_group_memory_10_times4ave_50_maxs_0.2'.N2:'TESTBENCH_metaheu_ls_vnd_bvns_ts__niter_10_search_greedy_init_group_memory_10_times4ave_50_maxs_0.2'.N31" chart:label-cell-address="'TESTBENCH_metaheu_ls_vnd_bvns_ts__niter_10_search_greedy_init_group_memory_10_times4ave_50_maxs_0.2'.N1:'TESTBENCH_metaheu_ls_vnd_bvns_ts__niter_10_search_greedy_init_group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50_maxs_0.2'.D1:'TESTBENCH_metaheu_ls_vnd_bvns_ts__niter_10_search_greedy_init_group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50_maxs_0.2'.E1:'TESTBENCH_metaheu_ls_vnd_bvns_ts__niter_10_search_greedy_init_group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50_maxs_0.2'.G1:'TESTBENCH_metaheu_ls_vnd_bvns_ts__niter_10_search_greedy_init_group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50_maxs_0.2'.H1:'TESTBENCH_metaheu_ls_vnd_bvns_ts__niter_10_search_greedy_init_group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50_maxs_0.2'.J1:'TESTBENCH_metaheu_ls_vnd_bvns_ts__niter_10_search_greedy_init_group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50_maxs_0.2'.K1:'TESTBENCH_metaheu_ls_vnd_bvns_ts__niter_10_search_greedy_init_group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50_maxs_0.2'.M1:'TESTBENCH_metaheu_ls_vnd_bvns_ts__niter_10_search_greedy_init_group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50_maxs_0.2'.N1:'TESTBENCH_metaheu_ls_vnd_bvns_ts__niter_10_search_greedy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2.75">
                <text:p>972.75</text:p>
                <draw:g>
                  <svg:desc>'TESTBENCH_metaheu_ls_vnd_bvns_ts__niter_10_search_greedy_init_group_memory_10_times4ave_50_maxs_0.2'.D2:'TESTBENCH_metaheu_ls_vnd_bvns_ts__niter_10_search_greedy_init_group_memory_10_times4ave_50_maxs_0.2'.D31</svg:desc>
                </draw:g>
              </table:table-cell>
              <table:table-cell office:value-type="float" office:value="689">
                <text:p>689</text:p>
                <draw:g>
                  <svg:desc>'TESTBENCH_metaheu_ls_vnd_bvns_ts__niter_10_search_greedy_init_group_memory_10_times4ave_50_maxs_0.2'.E2:'TESTBENCH_metaheu_ls_vnd_bvns_ts__niter_10_search_greedy_init_group_memory_10_times4ave_50_maxs_0.2'.E31</svg:desc>
                </draw:g>
              </table:table-cell>
              <table:table-cell office:value-type="float" office:value="685.74">
                <text:p>685.74</text:p>
                <draw:g>
                  <svg:desc>'TESTBENCH_metaheu_ls_vnd_bvns_ts__niter_10_search_greedy_init_group_memory_10_times4ave_50_maxs_0.2'.G2:'TESTBENCH_metaheu_ls_vnd_bvns_ts__niter_10_search_greedy_init_group_memory_10_times4ave_50_maxs_0.2'.G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H2:'TESTBENCH_metaheu_ls_vnd_bvns_ts__niter_10_search_greedy_init_group_memory_10_times4ave_50_maxs_0.2'.H31</svg:desc>
                </draw:g>
              </table:table-cell>
              <table:table-cell office:value-type="float" office:value="586.65">
                <text:p>586.65</text:p>
                <draw:g>
                  <svg:desc>'TESTBENCH_metaheu_ls_vnd_bvns_ts__niter_10_search_greedy_init_group_memory_10_times4ave_50_maxs_0.2'.J2:'TESTBENCH_metaheu_ls_vnd_bvns_ts__niter_10_search_greedy_init_group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K2:'TESTBENCH_metaheu_ls_vnd_bvns_ts__niter_10_search_greedy_init_group_memory_10_times4ave_50_maxs_0.2'.K31</svg:desc>
                </draw:g>
              </table:table-cell>
              <table:table-cell office:value-type="float" office:value="757.47">
                <text:p>757.47</text:p>
                <draw:g>
                  <svg:desc>'TESTBENCH_metaheu_ls_vnd_bvns_ts__niter_10_search_greedy_init_group_memory_10_times4ave_50_maxs_0.2'.M2:'TESTBENCH_metaheu_ls_vnd_bvns_ts__niter_10_search_greedy_init_group_memory_10_times4ave_50_maxs_0.2'.M31</svg:desc>
                </draw:g>
              </table:table-cell>
              <table:table-cell office:value-type="float" office:value="574">
                <text:p>574</text:p>
                <draw:g>
                  <svg:desc>'TESTBENCH_metaheu_ls_vnd_bvns_ts__niter_10_search_greedy_init_group_memory_10_times4ave_50_maxs_0.2'.N2:'TESTBENCH_metaheu_ls_vnd_bvns_ts__niter_10_search_greedy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1.22">
                <text:p>991.22</text:p>
              </table:table-cell>
              <table:table-cell office:value-type="float" office:value="739">
                <text:p>739</text:p>
              </table:table-cell>
              <table:table-cell office:value-type="float" office:value="677.85">
                <text:p>677.85</text:p>
              </table:table-cell>
              <table:table-cell office:value-type="float" office:value="499">
                <text:p>499</text:p>
              </table:table-cell>
              <table:table-cell office:value-type="float" office:value="564.54">
                <text:p>564.54</text:p>
              </table:table-cell>
              <table:table-cell office:value-type="float" office:value="499">
                <text:p>499</text:p>
              </table:table-cell>
              <table:table-cell office:value-type="float" office:value="732.49">
                <text:p>732.4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.46">
                <text:p>1032.46</text:p>
              </table:table-cell>
              <table:table-cell office:value-type="float" office:value="674">
                <text:p>674</text:p>
              </table:table-cell>
              <table:table-cell office:value-type="float" office:value="655.35">
                <text:p>655.35</text:p>
              </table:table-cell>
              <table:table-cell office:value-type="float" office:value="489">
                <text:p>489</text:p>
              </table:table-cell>
              <table:table-cell office:value-type="float" office:value="531.17">
                <text:p>531.17</text:p>
              </table:table-cell>
              <table:table-cell office:value-type="float" office:value="465">
                <text:p>465</text:p>
              </table:table-cell>
              <table:table-cell office:value-type="float" office:value="726.95">
                <text:p>726.9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5.08">
                <text:p>925.08</text:p>
              </table:table-cell>
              <table:table-cell office:value-type="float" office:value="702">
                <text:p>702</text:p>
              </table:table-cell>
              <table:table-cell office:value-type="float" office:value="699.31">
                <text:p>699.31</text:p>
              </table:table-cell>
              <table:table-cell office:value-type="float" office:value="515">
                <text:p>515</text:p>
              </table:table-cell>
              <table:table-cell office:value-type="float" office:value="578.03">
                <text:p>578.03</text:p>
              </table:table-cell>
              <table:table-cell office:value-type="float" office:value="443">
                <text:p>443</text:p>
              </table:table-cell>
              <table:table-cell office:value-type="float" office:value="725.42">
                <text:p>725.4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1.73">
                <text:p>961.73</text:p>
              </table:table-cell>
              <table:table-cell office:value-type="float" office:value="620">
                <text:p>620</text:p>
              </table:table-cell>
              <table:table-cell office:value-type="float" office:value="609.45">
                <text:p>609.45</text:p>
              </table:table-cell>
              <table:table-cell office:value-type="float" office:value="436">
                <text:p>436</text:p>
              </table:table-cell>
              <table:table-cell office:value-type="float" office:value="488.84">
                <text:p>488.84</text:p>
              </table:table-cell>
              <table:table-cell office:value-type="float" office:value="408">
                <text:p>408</text:p>
              </table:table-cell>
              <table:table-cell office:value-type="float" office:value="657.67">
                <text:p>657.6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6.61">
                <text:p>1116.61</text:p>
              </table:table-cell>
              <table:table-cell office:value-type="float" office:value="841">
                <text:p>841</text:p>
              </table:table-cell>
              <table:table-cell office:value-type="float" office:value="788.17">
                <text:p>788.17</text:p>
              </table:table-cell>
              <table:table-cell office:value-type="float" office:value="568">
                <text:p>568</text:p>
              </table:table-cell>
              <table:table-cell office:value-type="float" office:value="604.83">
                <text:p>604.83</text:p>
              </table:table-cell>
              <table:table-cell office:value-type="float" office:value="530">
                <text:p>530</text:p>
              </table:table-cell>
              <table:table-cell office:value-type="float" office:value="836.74">
                <text:p>836.7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6.24">
                <text:p>1006.24</text:p>
              </table:table-cell>
              <table:table-cell office:value-type="float" office:value="689">
                <text:p>689</text:p>
              </table:table-cell>
              <table:table-cell office:value-type="float" office:value="703.37">
                <text:p>703.37</text:p>
              </table:table-cell>
              <table:table-cell office:value-type="float" office:value="504">
                <text:p>504</text:p>
              </table:table-cell>
              <table:table-cell office:value-type="float" office:value="581.22">
                <text:p>581.22</text:p>
              </table:table-cell>
              <table:table-cell office:value-type="float" office:value="504">
                <text:p>504</text:p>
              </table:table-cell>
              <table:table-cell office:value-type="float" office:value="759.89">
                <text:p>759.8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.68">
                <text:p>939.68</text:p>
              </table:table-cell>
              <table:table-cell office:value-type="float" office:value="664">
                <text:p>664</text:p>
              </table:table-cell>
              <table:table-cell office:value-type="float" office:value="676.54">
                <text:p>676.54</text:p>
              </table:table-cell>
              <table:table-cell office:value-type="float" office:value="485">
                <text:p>485</text:p>
              </table:table-cell>
              <table:table-cell office:value-type="float" office:value="543.06">
                <text:p>543.06</text:p>
              </table:table-cell>
              <table:table-cell office:value-type="float" office:value="464">
                <text:p>464</text:p>
              </table:table-cell>
              <table:table-cell office:value-type="float" office:value="711.63">
                <text:p>711.6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.12">
                <text:p>1014.12</text:p>
              </table:table-cell>
              <table:table-cell office:value-type="float" office:value="693">
                <text:p>693</text:p>
              </table:table-cell>
              <table:table-cell office:value-type="float" office:value="684.87">
                <text:p>684.87</text:p>
              </table:table-cell>
              <table:table-cell office:value-type="float" office:value="481">
                <text:p>481</text:p>
              </table:table-cell>
              <table:table-cell office:value-type="float" office:value="536.4">
                <text:p>536.4</text:p>
              </table:table-cell>
              <table:table-cell office:value-type="float" office:value="426">
                <text:p>426</text:p>
              </table:table-cell>
              <table:table-cell office:value-type="float" office:value="743.77">
                <text:p>743.7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9.38">
                <text:p>1049.38</text:p>
              </table:table-cell>
              <table:table-cell office:value-type="float" office:value="815">
                <text:p>815</text:p>
              </table:table-cell>
              <table:table-cell office:value-type="float" office:value="700.02">
                <text:p>700.02</text:p>
              </table:table-cell>
              <table:table-cell office:value-type="float" office:value="540">
                <text:p>540</text:p>
              </table:table-cell>
              <table:table-cell office:value-type="float" office:value="565.74">
                <text:p>565.74</text:p>
              </table:table-cell>
              <table:table-cell office:value-type="float" office:value="511">
                <text:p>511</text:p>
              </table:table-cell>
              <table:table-cell office:value-type="float" office:value="781.19">
                <text:p>781.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3.83">
                <text:p>1133.83</text:p>
              </table:table-cell>
              <table:table-cell office:value-type="float" office:value="791">
                <text:p>791</text:p>
              </table:table-cell>
              <table:table-cell office:value-type="float" office:value="813.79">
                <text:p>813.79</text:p>
              </table:table-cell>
              <table:table-cell office:value-type="float" office:value="554">
                <text:p>554</text:p>
              </table:table-cell>
              <table:table-cell office:value-type="float" office:value="659.85">
                <text:p>659.85</text:p>
              </table:table-cell>
              <table:table-cell office:value-type="float" office:value="554">
                <text:p>554</text:p>
              </table:table-cell>
              <table:table-cell office:value-type="float" office:value="882.72">
                <text:p>882.7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6.35">
                <text:p>1046.35</text:p>
              </table:table-cell>
              <table:table-cell office:value-type="float" office:value="687">
                <text:p>687</text:p>
              </table:table-cell>
              <table:table-cell office:value-type="float" office:value="719.43">
                <text:p>719.43</text:p>
              </table:table-cell>
              <table:table-cell office:value-type="float" office:value="571">
                <text:p>571</text:p>
              </table:table-cell>
              <table:table-cell office:value-type="float" office:value="589.32">
                <text:p>589.32</text:p>
              </table:table-cell>
              <table:table-cell office:value-type="float" office:value="498">
                <text:p>498</text:p>
              </table:table-cell>
              <table:table-cell office:value-type="float" office:value="747.55">
                <text:p>747.5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7.14">
                <text:p>1017.14</text:p>
              </table:table-cell>
              <table:table-cell office:value-type="float" office:value="731">
                <text:p>731</text:p>
              </table:table-cell>
              <table:table-cell office:value-type="float" office:value="702.26">
                <text:p>702.26</text:p>
              </table:table-cell>
              <table:table-cell office:value-type="float" office:value="545">
                <text:p>545</text:p>
              </table:table-cell>
              <table:table-cell office:value-type="float" office:value="588.66">
                <text:p>588.66</text:p>
              </table:table-cell>
              <table:table-cell office:value-type="float" office:value="476">
                <text:p>476</text:p>
              </table:table-cell>
              <table:table-cell office:value-type="float" office:value="728.59">
                <text:p>728.5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3.2">
                <text:p>1013.2</text:p>
              </table:table-cell>
              <table:table-cell office:value-type="float" office:value="684">
                <text:p>684</text:p>
              </table:table-cell>
              <table:table-cell office:value-type="float" office:value="645.24">
                <text:p>645.24</text:p>
              </table:table-cell>
              <table:table-cell office:value-type="float" office:value="496">
                <text:p>496</text:p>
              </table:table-cell>
              <table:table-cell office:value-type="float" office:value="544.13">
                <text:p>544.13</text:p>
              </table:table-cell>
              <table:table-cell office:value-type="float" office:value="455">
                <text:p>455</text:p>
              </table:table-cell>
              <table:table-cell office:value-type="float" office:value="721.13">
                <text:p>721.1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4.64">
                <text:p>974.64</text:p>
              </table:table-cell>
              <table:table-cell office:value-type="float" office:value="673">
                <text:p>673</text:p>
              </table:table-cell>
              <table:table-cell office:value-type="float" office:value="693.88">
                <text:p>693.88</text:p>
              </table:table-cell>
              <table:table-cell office:value-type="float" office:value="556">
                <text:p>556</text:p>
              </table:table-cell>
              <table:table-cell office:value-type="float" office:value="592.48">
                <text:p>592.48</text:p>
              </table:table-cell>
              <table:table-cell office:value-type="float" office:value="533">
                <text:p>533</text:p>
              </table:table-cell>
              <table:table-cell office:value-type="float" office:value="724.32">
                <text:p>724.3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4.76">
                <text:p>1084.76</text:p>
              </table:table-cell>
              <table:table-cell office:value-type="float" office:value="823">
                <text:p>823</text:p>
              </table:table-cell>
              <table:table-cell office:value-type="float" office:value="735.85">
                <text:p>735.85</text:p>
              </table:table-cell>
              <table:table-cell office:value-type="float" office:value="560">
                <text:p>560</text:p>
              </table:table-cell>
              <table:table-cell office:value-type="float" office:value="633.28">
                <text:p>633.28</text:p>
              </table:table-cell>
              <table:table-cell office:value-type="float" office:value="535">
                <text:p>535</text:p>
              </table:table-cell>
              <table:table-cell office:value-type="float" office:value="776.04">
                <text:p>776.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0.37">
                <text:p>980.37</text:p>
              </table:table-cell>
              <table:table-cell office:value-type="float" office:value="600">
                <text:p>600</text:p>
              </table:table-cell>
              <table:table-cell office:value-type="float" office:value="632.88">
                <text:p>632.88</text:p>
              </table:table-cell>
              <table:table-cell office:value-type="float" office:value="422">
                <text:p>422</text:p>
              </table:table-cell>
              <table:table-cell office:value-type="float" office:value="489.51">
                <text:p>489.51</text:p>
              </table:table-cell>
              <table:table-cell office:value-type="float" office:value="373">
                <text:p>373</text:p>
              </table:table-cell>
              <table:table-cell office:value-type="float" office:value="681.57">
                <text:p>681.5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4.64">
                <text:p>1114.64</text:p>
              </table:table-cell>
              <table:table-cell office:value-type="float" office:value="664">
                <text:p>664</text:p>
              </table:table-cell>
              <table:table-cell office:value-type="float" office:value="768.28">
                <text:p>768.28</text:p>
              </table:table-cell>
              <table:table-cell office:value-type="float" office:value="584">
                <text:p>584</text:p>
              </table:table-cell>
              <table:table-cell office:value-type="float" office:value="643.49">
                <text:p>643.49</text:p>
              </table:table-cell>
              <table:table-cell office:value-type="float" office:value="558">
                <text:p>558</text:p>
              </table:table-cell>
              <table:table-cell office:value-type="float" office:value="836.15">
                <text:p>836.1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1.35">
                <text:p>941.35</text:p>
              </table:table-cell>
              <table:table-cell office:value-type="float" office:value="590">
                <text:p>590</text:p>
              </table:table-cell>
              <table:table-cell office:value-type="float" office:value="671.81">
                <text:p>671.81</text:p>
              </table:table-cell>
              <table:table-cell office:value-type="float" office:value="447">
                <text:p>447</text:p>
              </table:table-cell>
              <table:table-cell office:value-type="float" office:value="548.67">
                <text:p>548.67</text:p>
              </table:table-cell>
              <table:table-cell office:value-type="float" office:value="447">
                <text:p>447</text:p>
              </table:table-cell>
              <table:table-cell office:value-type="float" office:value="712.46">
                <text:p>712.4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87">
                <text:p>959.87</text:p>
              </table:table-cell>
              <table:table-cell office:value-type="float" office:value="666">
                <text:p>666</text:p>
              </table:table-cell>
              <table:table-cell office:value-type="float" office:value="677.34">
                <text:p>677.34</text:p>
              </table:table-cell>
              <table:table-cell office:value-type="float" office:value="487">
                <text:p>487</text:p>
              </table:table-cell>
              <table:table-cell office:value-type="float" office:value="555.09">
                <text:p>555.09</text:p>
              </table:table-cell>
              <table:table-cell office:value-type="float" office:value="485">
                <text:p>485</text:p>
              </table:table-cell>
              <table:table-cell office:value-type="float" office:value="733.6">
                <text:p>733.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27">
                <text:p>980.27</text:p>
              </table:table-cell>
              <table:table-cell office:value-type="float" office:value="608">
                <text:p>608</text:p>
              </table:table-cell>
              <table:table-cell office:value-type="float" office:value="716.05">
                <text:p>716.05</text:p>
              </table:table-cell>
              <table:table-cell office:value-type="float" office:value="564">
                <text:p>564</text:p>
              </table:table-cell>
              <table:table-cell office:value-type="float" office:value="604.88">
                <text:p>604.88</text:p>
              </table:table-cell>
              <table:table-cell office:value-type="float" office:value="492">
                <text:p>492</text:p>
              </table:table-cell>
              <table:table-cell office:value-type="float" office:value="785.93">
                <text:p>785.9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9.72">
                <text:p>1049.72</text:p>
              </table:table-cell>
              <table:table-cell office:value-type="float" office:value="682">
                <text:p>682</text:p>
              </table:table-cell>
              <table:table-cell office:value-type="float" office:value="741.14">
                <text:p>741.14</text:p>
              </table:table-cell>
              <table:table-cell office:value-type="float" office:value="523">
                <text:p>523</text:p>
              </table:table-cell>
              <table:table-cell office:value-type="float" office:value="615.39">
                <text:p>615.39</text:p>
              </table:table-cell>
              <table:table-cell office:value-type="float" office:value="523">
                <text:p>523</text:p>
              </table:table-cell>
              <table:table-cell office:value-type="float" office:value="805.35">
                <text:p>805.3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6.37">
                <text:p>1056.37</text:p>
              </table:table-cell>
              <table:table-cell office:value-type="float" office:value="848">
                <text:p>848</text:p>
              </table:table-cell>
              <table:table-cell office:value-type="float" office:value="766.17">
                <text:p>766.17</text:p>
              </table:table-cell>
              <table:table-cell office:value-type="float" office:value="656">
                <text:p>656</text:p>
              </table:table-cell>
              <table:table-cell office:value-type="float" office:value="682.17">
                <text:p>682.17</text:p>
              </table:table-cell>
              <table:table-cell office:value-type="float" office:value="599">
                <text:p>599</text:p>
              </table:table-cell>
              <table:table-cell office:value-type="float" office:value="818.27">
                <text:p>818.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3.34">
                <text:p>1083.34</text:p>
              </table:table-cell>
              <table:table-cell office:value-type="float" office:value="821">
                <text:p>821</text:p>
              </table:table-cell>
              <table:table-cell office:value-type="float" office:value="747.33">
                <text:p>747.33</text:p>
              </table:table-cell>
              <table:table-cell office:value-type="float" office:value="563">
                <text:p>563</text:p>
              </table:table-cell>
              <table:table-cell office:value-type="float" office:value="633.54">
                <text:p>633.54</text:p>
              </table:table-cell>
              <table:table-cell office:value-type="float" office:value="563">
                <text:p>563</text:p>
              </table:table-cell>
              <table:table-cell office:value-type="float" office:value="829.99">
                <text:p>829.9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9.9">
                <text:p>899.9</text:p>
              </table:table-cell>
              <table:table-cell office:value-type="float" office:value="654">
                <text:p>654</text:p>
              </table:table-cell>
              <table:table-cell office:value-type="float" office:value="654.94">
                <text:p>654.94</text:p>
              </table:table-cell>
              <table:table-cell office:value-type="float" office:value="487">
                <text:p>487</text:p>
              </table:table-cell>
              <table:table-cell office:value-type="float" office:value="534.77">
                <text:p>534.77</text:p>
              </table:table-cell>
              <table:table-cell office:value-type="float" office:value="463">
                <text:p>463</text:p>
              </table:table-cell>
              <table:table-cell office:value-type="float" office:value="665.19">
                <text:p>665.1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7.09">
                <text:p>947.09</text:p>
              </table:table-cell>
              <table:table-cell office:value-type="float" office:value="634">
                <text:p>634</text:p>
              </table:table-cell>
              <table:table-cell office:value-type="float" office:value="679.32">
                <text:p>679.32</text:p>
              </table:table-cell>
              <table:table-cell office:value-type="float" office:value="515">
                <text:p>515</text:p>
              </table:table-cell>
              <table:table-cell office:value-type="float" office:value="570.43">
                <text:p>570.43</text:p>
              </table:table-cell>
              <table:table-cell office:value-type="float" office:value="484">
                <text:p>484</text:p>
              </table:table-cell>
              <table:table-cell office:value-type="float" office:value="689.31">
                <text:p>689.3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2.47">
                <text:p>1112.47</text:p>
              </table:table-cell>
              <table:table-cell office:value-type="float" office:value="759">
                <text:p>759</text:p>
              </table:table-cell>
              <table:table-cell office:value-type="float" office:value="788.64">
                <text:p>788.64</text:p>
              </table:table-cell>
              <table:table-cell office:value-type="float" office:value="562">
                <text:p>562</text:p>
              </table:table-cell>
              <table:table-cell office:value-type="float" office:value="656.73">
                <text:p>656.73</text:p>
              </table:table-cell>
              <table:table-cell office:value-type="float" office:value="562">
                <text:p>562</text:p>
              </table:table-cell>
              <table:table-cell office:value-type="float" office:value="866.04">
                <text:p>866.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.26">
                <text:p>1050.26</text:p>
              </table:table-cell>
              <table:table-cell office:value-type="float" office:value="779">
                <text:p>779</text:p>
              </table:table-cell>
              <table:table-cell office:value-type="float" office:value="749.6">
                <text:p>749.6</text:p>
              </table:table-cell>
              <table:table-cell office:value-type="float" office:value="598">
                <text:p>598</text:p>
              </table:table-cell>
              <table:table-cell office:value-type="float" office:value="628">
                <text:p>628</text:p>
              </table:table-cell>
              <table:table-cell office:value-type="float" office:value="571">
                <text:p>571</text:p>
              </table:table-cell>
              <table:table-cell office:value-type="float" office:value="814.2">
                <text:p>814.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3.85">
                <text:p>1093.85</text:p>
              </table:table-cell>
              <table:table-cell office:value-type="float" office:value="787">
                <text:p>787</text:p>
              </table:table-cell>
              <table:table-cell office:value-type="float" office:value="713.59">
                <text:p>713.59</text:p>
              </table:table-cell>
              <table:table-cell office:value-type="float" office:value="512">
                <text:p>512</text:p>
              </table:table-cell>
              <table:table-cell office:value-type="float" office:value="576.95">
                <text:p>576.95</text:p>
              </table:table-cell>
              <table:table-cell office:value-type="float" office:value="455">
                <text:p>455</text:p>
              </table:table-cell>
              <table:table-cell office:value-type="float" office:value="793.81">
                <text:p>793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7.84">
                <text:p>1197.84</text:p>
              </table:table-cell>
              <table:table-cell office:value-type="float" office:value="936">
                <text:p>936</text:p>
              </table:table-cell>
              <table:table-cell office:value-type="float" office:value="811.19">
                <text:p>811.19</text:p>
              </table:table-cell>
              <table:table-cell office:value-type="float" office:value="639">
                <text:p>639</text:p>
              </table:table-cell>
              <table:table-cell office:value-type="float" office:value="687.07">
                <text:p>687.07</text:p>
              </table:table-cell>
              <table:table-cell office:value-type="float" office:value="632">
                <text:p>632</text:p>
              </table:table-cell>
              <table:table-cell office:value-type="float" office:value="941.96">
                <text:p>941.96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50_maxs_0.2'.D1:'TESTBENCH_metaheu_ls_vnd_bvns_ts__niter_10_search_greedy_init_group_memory_10_times4ave_50_maxs_0.2'.D31 'TESTBENCH_metaheu_ls_vnd_bvns_ts__niter_10_search_greedy_init_group_memory_10_times4ave_50_maxs_0.2'.G1:'TESTBENCH_metaheu_ls_vnd_bvns_ts__niter_10_search_greedy_init_group_memory_10_times4ave_50_maxs_0.2'.G31 'TESTBENCH_metaheu_ls_vnd_bvns_ts__niter_10_search_greedy_init_group_memory_10_times4ave_50_maxs_0.2'.J1:'TESTBENCH_metaheu_ls_vnd_bvns_ts__niter_10_search_greedy_init_group_memory_10_times4ave_50_maxs_0.2'.J31 'TESTBENCH_metaheu_ls_vnd_bvns_ts__niter_10_search_greedy_init_group_memory_10_times4ave_50_maxs_0.2'.M1:'TESTBENCH_metaheu_ls_vnd_bvns_ts__niter_10_search_greedy_init_group_memory_10_times4ave_50_maxs_0.2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D2:'TESTBENCH_metaheu_ls_vnd_bvns_ts__niter_10_search_greedy_init_group_memory_10_times4ave_50_maxs_0.2'.D31" chart:label-cell-address="'TESTBENCH_metaheu_ls_vnd_bvns_ts__niter_10_search_greedy_init_group_memory_10_times4ave_50_maxs_0.2'.D1:'TESTBENCH_metaheu_ls_vnd_bvns_ts__niter_10_search_greedy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G2:'TESTBENCH_metaheu_ls_vnd_bvns_ts__niter_10_search_greedy_init_group_memory_10_times4ave_50_maxs_0.2'.G31" chart:label-cell-address="'TESTBENCH_metaheu_ls_vnd_bvns_ts__niter_10_search_greedy_init_group_memory_10_times4ave_50_maxs_0.2'.G1:'TESTBENCH_metaheu_ls_vnd_bvns_ts__niter_10_search_greedy_init_group_memory_10_times4ave_50_maxs_0.2'.G1" chart:class="chart:line">
            <chart:data-point chart:repeated="30"/>
          </chart:series>
          <chart:series chart:style-name="ch9" chart:values-cell-range-address="'TESTBENCH_metaheu_ls_vnd_bvns_ts__niter_10_search_greedy_init_group_memory_10_times4ave_50_maxs_0.2'.J2:'TESTBENCH_metaheu_ls_vnd_bvns_ts__niter_10_search_greedy_init_group_memory_10_times4ave_50_maxs_0.2'.J31" chart:label-cell-address="'TESTBENCH_metaheu_ls_vnd_bvns_ts__niter_10_search_greedy_init_group_memory_10_times4ave_50_maxs_0.2'.J1:'TESTBENCH_metaheu_ls_vnd_bvns_ts__niter_10_search_greedy_init_group_memory_10_times4ave_50_maxs_0.2'.J1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M2:'TESTBENCH_metaheu_ls_vnd_bvns_ts__niter_10_search_greedy_init_group_memory_10_times4ave_50_maxs_0.2'.M31" chart:label-cell-address="'TESTBENCH_metaheu_ls_vnd_bvns_ts__niter_10_search_greedy_init_group_memory_10_times4ave_50_maxs_0.2'.M1:'TESTBENCH_metaheu_ls_vnd_bvns_ts__niter_10_search_greedy_init_group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50_maxs_0.2'.D1:'TESTBENCH_metaheu_ls_vnd_bvns_ts__niter_10_search_greedy_init_group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50_maxs_0.2'.G1:'TESTBENCH_metaheu_ls_vnd_bvns_ts__niter_10_search_greedy_init_group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50_maxs_0.2'.J1:'TESTBENCH_metaheu_ls_vnd_bvns_ts__niter_10_search_greedy_init_group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50_maxs_0.2'.M1:'TESTBENCH_metaheu_ls_vnd_bvns_ts__niter_10_search_greedy_init_group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2.75">
                <text:p>972.75</text:p>
                <draw:g>
                  <svg:desc>'TESTBENCH_metaheu_ls_vnd_bvns_ts__niter_10_search_greedy_init_group_memory_10_times4ave_50_maxs_0.2'.D2:'TESTBENCH_metaheu_ls_vnd_bvns_ts__niter_10_search_greedy_init_group_memory_10_times4ave_50_maxs_0.2'.D31</svg:desc>
                </draw:g>
              </table:table-cell>
              <table:table-cell office:value-type="float" office:value="685.74">
                <text:p>685.74</text:p>
                <draw:g>
                  <svg:desc>'TESTBENCH_metaheu_ls_vnd_bvns_ts__niter_10_search_greedy_init_group_memory_10_times4ave_50_maxs_0.2'.G2:'TESTBENCH_metaheu_ls_vnd_bvns_ts__niter_10_search_greedy_init_group_memory_10_times4ave_50_maxs_0.2'.G31</svg:desc>
                </draw:g>
              </table:table-cell>
              <table:table-cell office:value-type="float" office:value="586.65">
                <text:p>586.65</text:p>
                <draw:g>
                  <svg:desc>'TESTBENCH_metaheu_ls_vnd_bvns_ts__niter_10_search_greedy_init_group_memory_10_times4ave_50_maxs_0.2'.J2:'TESTBENCH_metaheu_ls_vnd_bvns_ts__niter_10_search_greedy_init_group_memory_10_times4ave_50_maxs_0.2'.J31</svg:desc>
                </draw:g>
              </table:table-cell>
              <table:table-cell office:value-type="float" office:value="757.47">
                <text:p>757.47</text:p>
                <draw:g>
                  <svg:desc>'TESTBENCH_metaheu_ls_vnd_bvns_ts__niter_10_search_greedy_init_group_memory_10_times4ave_50_maxs_0.2'.M2:'TESTBENCH_metaheu_ls_vnd_bvns_ts__niter_10_search_greedy_init_group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1.22">
                <text:p>991.22</text:p>
              </table:table-cell>
              <table:table-cell office:value-type="float" office:value="677.85">
                <text:p>677.85</text:p>
              </table:table-cell>
              <table:table-cell office:value-type="float" office:value="564.54">
                <text:p>564.54</text:p>
              </table:table-cell>
              <table:table-cell office:value-type="float" office:value="732.49">
                <text:p>732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.46">
                <text:p>1032.46</text:p>
              </table:table-cell>
              <table:table-cell office:value-type="float" office:value="655.35">
                <text:p>655.35</text:p>
              </table:table-cell>
              <table:table-cell office:value-type="float" office:value="531.17">
                <text:p>531.17</text:p>
              </table:table-cell>
              <table:table-cell office:value-type="float" office:value="726.95">
                <text:p>726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5.08">
                <text:p>925.08</text:p>
              </table:table-cell>
              <table:table-cell office:value-type="float" office:value="699.31">
                <text:p>699.31</text:p>
              </table:table-cell>
              <table:table-cell office:value-type="float" office:value="578.03">
                <text:p>578.03</text:p>
              </table:table-cell>
              <table:table-cell office:value-type="float" office:value="725.42">
                <text:p>725.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1.73">
                <text:p>961.73</text:p>
              </table:table-cell>
              <table:table-cell office:value-type="float" office:value="609.45">
                <text:p>609.45</text:p>
              </table:table-cell>
              <table:table-cell office:value-type="float" office:value="488.84">
                <text:p>488.84</text:p>
              </table:table-cell>
              <table:table-cell office:value-type="float" office:value="657.67">
                <text:p>657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6.61">
                <text:p>1116.61</text:p>
              </table:table-cell>
              <table:table-cell office:value-type="float" office:value="788.17">
                <text:p>788.17</text:p>
              </table:table-cell>
              <table:table-cell office:value-type="float" office:value="604.83">
                <text:p>604.83</text:p>
              </table:table-cell>
              <table:table-cell office:value-type="float" office:value="836.74">
                <text:p>836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6.24">
                <text:p>1006.24</text:p>
              </table:table-cell>
              <table:table-cell office:value-type="float" office:value="703.37">
                <text:p>703.37</text:p>
              </table:table-cell>
              <table:table-cell office:value-type="float" office:value="581.22">
                <text:p>581.22</text:p>
              </table:table-cell>
              <table:table-cell office:value-type="float" office:value="759.89">
                <text:p>759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.68">
                <text:p>939.68</text:p>
              </table:table-cell>
              <table:table-cell office:value-type="float" office:value="676.54">
                <text:p>676.54</text:p>
              </table:table-cell>
              <table:table-cell office:value-type="float" office:value="543.06">
                <text:p>543.06</text:p>
              </table:table-cell>
              <table:table-cell office:value-type="float" office:value="711.63">
                <text:p>711.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.12">
                <text:p>1014.12</text:p>
              </table:table-cell>
              <table:table-cell office:value-type="float" office:value="684.87">
                <text:p>684.87</text:p>
              </table:table-cell>
              <table:table-cell office:value-type="float" office:value="536.4">
                <text:p>536.4</text:p>
              </table:table-cell>
              <table:table-cell office:value-type="float" office:value="743.77">
                <text:p>743.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9.38">
                <text:p>1049.38</text:p>
              </table:table-cell>
              <table:table-cell office:value-type="float" office:value="700.02">
                <text:p>700.02</text:p>
              </table:table-cell>
              <table:table-cell office:value-type="float" office:value="565.74">
                <text:p>565.74</text:p>
              </table:table-cell>
              <table:table-cell office:value-type="float" office:value="781.19">
                <text:p>781.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3.83">
                <text:p>1133.83</text:p>
              </table:table-cell>
              <table:table-cell office:value-type="float" office:value="813.79">
                <text:p>813.79</text:p>
              </table:table-cell>
              <table:table-cell office:value-type="float" office:value="659.85">
                <text:p>659.85</text:p>
              </table:table-cell>
              <table:table-cell office:value-type="float" office:value="882.72">
                <text:p>882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6.35">
                <text:p>1046.35</text:p>
              </table:table-cell>
              <table:table-cell office:value-type="float" office:value="719.43">
                <text:p>719.43</text:p>
              </table:table-cell>
              <table:table-cell office:value-type="float" office:value="589.32">
                <text:p>589.32</text:p>
              </table:table-cell>
              <table:table-cell office:value-type="float" office:value="747.55">
                <text:p>747.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7.14">
                <text:p>1017.14</text:p>
              </table:table-cell>
              <table:table-cell office:value-type="float" office:value="702.26">
                <text:p>702.26</text:p>
              </table:table-cell>
              <table:table-cell office:value-type="float" office:value="588.66">
                <text:p>588.66</text:p>
              </table:table-cell>
              <table:table-cell office:value-type="float" office:value="728.59">
                <text:p>728.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3.2">
                <text:p>1013.2</text:p>
              </table:table-cell>
              <table:table-cell office:value-type="float" office:value="645.24">
                <text:p>645.24</text:p>
              </table:table-cell>
              <table:table-cell office:value-type="float" office:value="544.13">
                <text:p>544.13</text:p>
              </table:table-cell>
              <table:table-cell office:value-type="float" office:value="721.13">
                <text:p>721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4.64">
                <text:p>974.64</text:p>
              </table:table-cell>
              <table:table-cell office:value-type="float" office:value="693.88">
                <text:p>693.88</text:p>
              </table:table-cell>
              <table:table-cell office:value-type="float" office:value="592.48">
                <text:p>592.48</text:p>
              </table:table-cell>
              <table:table-cell office:value-type="float" office:value="724.32">
                <text:p>724.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4.76">
                <text:p>1084.76</text:p>
              </table:table-cell>
              <table:table-cell office:value-type="float" office:value="735.85">
                <text:p>735.85</text:p>
              </table:table-cell>
              <table:table-cell office:value-type="float" office:value="633.28">
                <text:p>633.28</text:p>
              </table:table-cell>
              <table:table-cell office:value-type="float" office:value="776.04">
                <text:p>776.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0.37">
                <text:p>980.37</text:p>
              </table:table-cell>
              <table:table-cell office:value-type="float" office:value="632.88">
                <text:p>632.88</text:p>
              </table:table-cell>
              <table:table-cell office:value-type="float" office:value="489.51">
                <text:p>489.51</text:p>
              </table:table-cell>
              <table:table-cell office:value-type="float" office:value="681.57">
                <text:p>681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4.64">
                <text:p>1114.64</text:p>
              </table:table-cell>
              <table:table-cell office:value-type="float" office:value="768.28">
                <text:p>768.28</text:p>
              </table:table-cell>
              <table:table-cell office:value-type="float" office:value="643.49">
                <text:p>643.49</text:p>
              </table:table-cell>
              <table:table-cell office:value-type="float" office:value="836.15">
                <text:p>836.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1.35">
                <text:p>941.35</text:p>
              </table:table-cell>
              <table:table-cell office:value-type="float" office:value="671.81">
                <text:p>671.81</text:p>
              </table:table-cell>
              <table:table-cell office:value-type="float" office:value="548.67">
                <text:p>548.67</text:p>
              </table:table-cell>
              <table:table-cell office:value-type="float" office:value="712.46">
                <text:p>712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87">
                <text:p>959.87</text:p>
              </table:table-cell>
              <table:table-cell office:value-type="float" office:value="677.34">
                <text:p>677.34</text:p>
              </table:table-cell>
              <table:table-cell office:value-type="float" office:value="555.09">
                <text:p>555.09</text:p>
              </table:table-cell>
              <table:table-cell office:value-type="float" office:value="733.6">
                <text:p>733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27">
                <text:p>980.27</text:p>
              </table:table-cell>
              <table:table-cell office:value-type="float" office:value="716.05">
                <text:p>716.05</text:p>
              </table:table-cell>
              <table:table-cell office:value-type="float" office:value="604.88">
                <text:p>604.88</text:p>
              </table:table-cell>
              <table:table-cell office:value-type="float" office:value="785.93">
                <text:p>785.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9.72">
                <text:p>1049.72</text:p>
              </table:table-cell>
              <table:table-cell office:value-type="float" office:value="741.14">
                <text:p>741.14</text:p>
              </table:table-cell>
              <table:table-cell office:value-type="float" office:value="615.39">
                <text:p>615.39</text:p>
              </table:table-cell>
              <table:table-cell office:value-type="float" office:value="805.35">
                <text:p>805.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6.37">
                <text:p>1056.37</text:p>
              </table:table-cell>
              <table:table-cell office:value-type="float" office:value="766.17">
                <text:p>766.17</text:p>
              </table:table-cell>
              <table:table-cell office:value-type="float" office:value="682.17">
                <text:p>682.17</text:p>
              </table:table-cell>
              <table:table-cell office:value-type="float" office:value="818.27">
                <text:p>818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3.34">
                <text:p>1083.34</text:p>
              </table:table-cell>
              <table:table-cell office:value-type="float" office:value="747.33">
                <text:p>747.33</text:p>
              </table:table-cell>
              <table:table-cell office:value-type="float" office:value="633.54">
                <text:p>633.54</text:p>
              </table:table-cell>
              <table:table-cell office:value-type="float" office:value="829.99">
                <text:p>829.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9.9">
                <text:p>899.9</text:p>
              </table:table-cell>
              <table:table-cell office:value-type="float" office:value="654.94">
                <text:p>654.94</text:p>
              </table:table-cell>
              <table:table-cell office:value-type="float" office:value="534.77">
                <text:p>534.77</text:p>
              </table:table-cell>
              <table:table-cell office:value-type="float" office:value="665.19">
                <text:p>665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7.09">
                <text:p>947.09</text:p>
              </table:table-cell>
              <table:table-cell office:value-type="float" office:value="679.32">
                <text:p>679.32</text:p>
              </table:table-cell>
              <table:table-cell office:value-type="float" office:value="570.43">
                <text:p>570.43</text:p>
              </table:table-cell>
              <table:table-cell office:value-type="float" office:value="689.31">
                <text:p>689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2.47">
                <text:p>1112.47</text:p>
              </table:table-cell>
              <table:table-cell office:value-type="float" office:value="788.64">
                <text:p>788.64</text:p>
              </table:table-cell>
              <table:table-cell office:value-type="float" office:value="656.73">
                <text:p>656.73</text:p>
              </table:table-cell>
              <table:table-cell office:value-type="float" office:value="866.04">
                <text:p>866.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.26">
                <text:p>1050.26</text:p>
              </table:table-cell>
              <table:table-cell office:value-type="float" office:value="749.6">
                <text:p>749.6</text:p>
              </table:table-cell>
              <table:table-cell office:value-type="float" office:value="628">
                <text:p>628</text:p>
              </table:table-cell>
              <table:table-cell office:value-type="float" office:value="814.2">
                <text:p>814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3.85">
                <text:p>1093.85</text:p>
              </table:table-cell>
              <table:table-cell office:value-type="float" office:value="713.59">
                <text:p>713.59</text:p>
              </table:table-cell>
              <table:table-cell office:value-type="float" office:value="576.95">
                <text:p>576.95</text:p>
              </table:table-cell>
              <table:table-cell office:value-type="float" office:value="793.81">
                <text:p>793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7.84">
                <text:p>1197.84</text:p>
              </table:table-cell>
              <table:table-cell office:value-type="float" office:value="811.19">
                <text:p>811.19</text:p>
              </table:table-cell>
              <table:table-cell office:value-type="float" office:value="687.07">
                <text:p>687.07</text:p>
              </table:table-cell>
              <table:table-cell office:value-type="float" office:value="941.96">
                <text:p>941.9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greedy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group_memory_10_times4ave_50_maxs_0.2'.E1:'TESTBENCH_metaheu_ls_vnd_bvns_ts__niter_10_search_greedy_init_group_memory_10_times4ave_50_maxs_0.2'.E31 'TESTBENCH_metaheu_ls_vnd_bvns_ts__niter_10_search_greedy_init_group_memory_10_times4ave_50_maxs_0.2'.H1:'TESTBENCH_metaheu_ls_vnd_bvns_ts__niter_10_search_greedy_init_group_memory_10_times4ave_50_maxs_0.2'.H31 'TESTBENCH_metaheu_ls_vnd_bvns_ts__niter_10_search_greedy_init_group_memory_10_times4ave_50_maxs_0.2'.K1:'TESTBENCH_metaheu_ls_vnd_bvns_ts__niter_10_search_greedy_init_group_memory_10_times4ave_50_maxs_0.2'.K31 'TESTBENCH_metaheu_ls_vnd_bvns_ts__niter_10_search_greedy_init_group_memory_10_times4ave_50_maxs_0.2'.N1:'TESTBENCH_metaheu_ls_vnd_bvns_ts__niter_10_search_greedy_init_group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E2:'TESTBENCH_metaheu_ls_vnd_bvns_ts__niter_10_search_greedy_init_group_memory_10_times4ave_50_maxs_0.2'.E31" chart:label-cell-address="'TESTBENCH_metaheu_ls_vnd_bvns_ts__niter_10_search_greedy_init_group_memory_10_times4ave_50_maxs_0.2'.E1:'TESTBENCH_metaheu_ls_vnd_bvns_ts__niter_10_search_greedy_init_group_memory_10_times4ave_50_maxs_0.2'.E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H2:'TESTBENCH_metaheu_ls_vnd_bvns_ts__niter_10_search_greedy_init_group_memory_10_times4ave_50_maxs_0.2'.H31" chart:label-cell-address="'TESTBENCH_metaheu_ls_vnd_bvns_ts__niter_10_search_greedy_init_group_memory_10_times4ave_50_maxs_0.2'.H1:'TESTBENCH_metaheu_ls_vnd_bvns_ts__niter_10_search_greedy_init_group_memory_10_times4ave_50_maxs_0.2'.H1" chart:class="chart:line">
            <chart:data-point chart:repeated="30"/>
          </chart:series>
          <chart:series chart:style-name="ch9" chart:values-cell-range-address="'TESTBENCH_metaheu_ls_vnd_bvns_ts__niter_10_search_greedy_init_group_memory_10_times4ave_50_maxs_0.2'.K2:'TESTBENCH_metaheu_ls_vnd_bvns_ts__niter_10_search_greedy_init_group_memory_10_times4ave_50_maxs_0.2'.K31" chart:label-cell-address="'TESTBENCH_metaheu_ls_vnd_bvns_ts__niter_10_search_greedy_init_group_memory_10_times4ave_50_maxs_0.2'.K1:'TESTBENCH_metaheu_ls_vnd_bvns_ts__niter_10_search_greedy_init_group_memory_10_times4ave_50_maxs_0.2'.K1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N2:'TESTBENCH_metaheu_ls_vnd_bvns_ts__niter_10_search_greedy_init_group_memory_10_times4ave_50_maxs_0.2'.N31" chart:label-cell-address="'TESTBENCH_metaheu_ls_vnd_bvns_ts__niter_10_search_greedy_init_group_memory_10_times4ave_50_maxs_0.2'.N1:'TESTBENCH_metaheu_ls_vnd_bvns_ts__niter_10_search_greedy_init_group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50_maxs_0.2'.E1:'TESTBENCH_metaheu_ls_vnd_bvns_ts__niter_10_search_greedy_init_group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50_maxs_0.2'.H1:'TESTBENCH_metaheu_ls_vnd_bvns_ts__niter_10_search_greedy_init_group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50_maxs_0.2'.K1:'TESTBENCH_metaheu_ls_vnd_bvns_ts__niter_10_search_greedy_init_group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50_maxs_0.2'.N1:'TESTBENCH_metaheu_ls_vnd_bvns_ts__niter_10_search_greedy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9">
                <text:p>689</text:p>
                <draw:g>
                  <svg:desc>'TESTBENCH_metaheu_ls_vnd_bvns_ts__niter_10_search_greedy_init_group_memory_10_times4ave_50_maxs_0.2'.E2:'TESTBENCH_metaheu_ls_vnd_bvns_ts__niter_10_search_greedy_init_group_memory_10_times4ave_50_maxs_0.2'.E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H2:'TESTBENCH_metaheu_ls_vnd_bvns_ts__niter_10_search_greedy_init_group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K2:'TESTBENCH_metaheu_ls_vnd_bvns_ts__niter_10_search_greedy_init_group_memory_10_times4ave_50_maxs_0.2'.K31</svg:desc>
                </draw:g>
              </table:table-cell>
              <table:table-cell office:value-type="float" office:value="574">
                <text:p>574</text:p>
                <draw:g>
                  <svg:desc>'TESTBENCH_metaheu_ls_vnd_bvns_ts__niter_10_search_greedy_init_group_memory_10_times4ave_50_maxs_0.2'.N2:'TESTBENCH_metaheu_ls_vnd_bvns_ts__niter_10_search_greedy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9">
                <text:p>739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4">
                <text:p>674</text:p>
              </table:table-cell>
              <table:table-cell office:value-type="float" office:value="489">
                <text:p>489</text:p>
              </table:table-cell>
              <table:table-cell office:value-type="float" office:value="465">
                <text:p>46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2">
                <text:p>702</text:p>
              </table:table-cell>
              <table:table-cell office:value-type="float" office:value="515">
                <text:p>515</text:p>
              </table:table-cell>
              <table:table-cell office:value-type="float" office:value="443">
                <text:p>44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0">
                <text:p>620</text:p>
              </table:table-cell>
              <table:table-cell office:value-type="float" office:value="436">
                <text:p>436</text:p>
              </table:table-cell>
              <table:table-cell office:value-type="float" office:value="408">
                <text:p>40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41">
                <text:p>841</text:p>
              </table:table-cell>
              <table:table-cell office:value-type="float" office:value="568">
                <text:p>568</text:p>
              </table:table-cell>
              <table:table-cell office:value-type="float" office:value="530">
                <text:p>53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9">
                <text:p>689</text:p>
              </table:table-cell>
              <table:table-cell office:value-type="float" office:value="504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4">
                <text:p>664</text:p>
              </table:table-cell>
              <table:table-cell office:value-type="float" office:value="485">
                <text:p>485</text:p>
              </table:table-cell>
              <table:table-cell office:value-type="float" office:value="464">
                <text:p>464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3">
                <text:p>693</text:p>
              </table:table-cell>
              <table:table-cell office:value-type="float" office:value="481">
                <text:p>481</text:p>
              </table:table-cell>
              <table:table-cell office:value-type="float" office:value="426">
                <text:p>42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5">
                <text:p>815</text:p>
              </table:table-cell>
              <table:table-cell office:value-type="float" office:value="540">
                <text:p>540</text:p>
              </table:table-cell>
              <table:table-cell office:value-type="float" office:value="511">
                <text:p>511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1">
                <text:p>791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7">
                <text:p>687</text:p>
              </table:table-cell>
              <table:table-cell office:value-type="float" office:value="571">
                <text:p>571</text:p>
              </table:table-cell>
              <table:table-cell office:value-type="float" office:value="498">
                <text:p>49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1">
                <text:p>731</text:p>
              </table:table-cell>
              <table:table-cell office:value-type="float" office:value="545">
                <text:p>545</text:p>
              </table:table-cell>
              <table:table-cell office:value-type="float" office:value="476">
                <text:p>476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4">
                <text:p>684</text:p>
              </table:table-cell>
              <table:table-cell office:value-type="float" office:value="496">
                <text:p>496</text:p>
              </table:table-cell>
              <table:table-cell office:value-type="float" office:value="455">
                <text:p>45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73">
                <text:p>673</text:p>
              </table:table-cell>
              <table:table-cell office:value-type="float" office:value="556">
                <text:p>556</text:p>
              </table:table-cell>
              <table:table-cell office:value-type="float" office:value="533">
                <text:p>533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3">
                <text:p>823</text:p>
              </table:table-cell>
              <table:table-cell office:value-type="float" office:value="560">
                <text:p>560</text:p>
              </table:table-cell>
              <table:table-cell office:value-type="float" office:value="535">
                <text:p>535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">
                <text:p>600</text:p>
              </table:table-cell>
              <table:table-cell office:value-type="float" office:value="422">
                <text:p>422</text:p>
              </table:table-cell>
              <table:table-cell office:value-type="float" office:value="373">
                <text:p>37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4">
                <text:p>664</text:p>
              </table:table-cell>
              <table:table-cell office:value-type="float" office:value="584">
                <text:p>584</text:p>
              </table:table-cell>
              <table:table-cell office:value-type="float" office:value="558">
                <text:p>558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0">
                <text:p>590</text:p>
              </table:table-cell>
              <table:table-cell office:value-type="float" office:value="447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66">
                <text:p>666</text:p>
              </table:table-cell>
              <table:table-cell office:value-type="float" office:value="487">
                <text:p>487</text:p>
              </table:table-cell>
              <table:table-cell office:value-type="float" office:value="485">
                <text:p>485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8">
                <text:p>608</text:p>
              </table:table-cell>
              <table:table-cell office:value-type="float" office:value="564">
                <text:p>564</text:p>
              </table:table-cell>
              <table:table-cell office:value-type="float" office:value="492">
                <text:p>492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82">
                <text:p>682</text:p>
              </table:table-cell>
              <table:table-cell office:value-type="float" office:value="523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48">
                <text:p>848</text:p>
              </table:table-cell>
              <table:table-cell office:value-type="float" office:value="656">
                <text:p>656</text:p>
              </table:table-cell>
              <table:table-cell office:value-type="float" office:value="599">
                <text:p>59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1">
                <text:p>821</text:p>
              </table:table-cell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4">
                <text:p>654</text:p>
              </table:table-cell>
              <table:table-cell office:value-type="float" office:value="487">
                <text:p>487</text:p>
              </table:table-cell>
              <table:table-cell office:value-type="float" office:value="463">
                <text:p>46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34">
                <text:p>634</text:p>
              </table:table-cell>
              <table:table-cell office:value-type="float" office:value="515">
                <text:p>515</text:p>
              </table:table-cell>
              <table:table-cell office:value-type="float" office:value="484">
                <text:p>484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59">
                <text:p>759</text:p>
              </table:table-cell>
              <table:table-cell office:value-type="float" office:value="562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9">
                <text:p>779</text:p>
              </table:table-cell>
              <table:table-cell office:value-type="float" office:value="598">
                <text:p>598</text:p>
              </table:table-cell>
              <table:table-cell office:value-type="float" office:value="571">
                <text:p>57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">
                <text:p>787</text:p>
              </table:table-cell>
              <table:table-cell office:value-type="float" office:value="512">
                <text:p>512</text:p>
              </table:table-cell>
              <table:table-cell office:value-type="float" office:value="455">
                <text:p>45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6">
                <text:p>936</text:p>
              </table:table-cell>
              <table:table-cell office:value-type="float" office:value="639">
                <text:p>639</text:p>
              </table:table-cell>
              <table:table-cell office:value-type="float" office:value="632">
                <text:p>632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72cm" svg:height="9.006cm" xlink:href=".." xlink:type="simple" chart:class="chart:line" chart:style-name="ch1">
        <chart:title svg:x="3.714cm" svg:y="0.146cm" chart:style-name="ch2">
          <text:p>						10 nodes comparison
 niter=10, greedy, initial solution=group, memory in TS=10</text:p>
        </chart:title>
        <chart:legend chart:legend-position="bottom" svg:x="2.73cm" svg:y="8.407cm" style:legend-expansion="custom" chartooo:width="11.425cm" chartooo:height="0.598cm" style:legend-expansion-aspect-ratio="19.1053511705686" chart:style-name="ch3"/>
        <chart:plot-area chart:style-name="ch4" table:cell-range-address="'TESTBENCH_metaheu_ls_vnd_bvns_ts__niter_10_search_greedy_init_group_memory_10_times4ave_50_maxs_0.2'.D1:'TESTBENCH_metaheu_ls_vnd_bvns_ts__niter_10_search_greedy_init_group_memory_10_times4ave_50_maxs_0.2'.E31" chart:data-source-has-labels="row" svg:x="-0.226cm" svg:y="1.751cm" svg:width="17.38cm" svg:height="6.263cm">
          <chartooo:coordinate-region svg:x="0.766cm" svg:y="1.95cm" svg:width="16.2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D2:'TESTBENCH_metaheu_ls_vnd_bvns_ts__niter_10_search_greedy_init_group_memory_10_times4ave_50_maxs_0.2'.D31" chart:label-cell-address="'TESTBENCH_metaheu_ls_vnd_bvns_ts__niter_10_search_greedy_init_group_memory_10_times4ave_50_maxs_0.2'.D1:'TESTBENCH_metaheu_ls_vnd_bvns_ts__niter_10_search_greedy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E2:'TESTBENCH_metaheu_ls_vnd_bvns_ts__niter_10_search_greedy_init_group_memory_10_times4ave_50_maxs_0.2'.E31" chart:label-cell-address="'TESTBENCH_metaheu_ls_vnd_bvns_ts__niter_10_search_greedy_init_group_memory_10_times4ave_50_maxs_0.2'.E1:'TESTBENCH_metaheu_ls_vnd_bvns_ts__niter_10_search_greedy_init_group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group_memory_10_times4ave_50_maxs_0.2'.D1:'TESTBENCH_metaheu_ls_vnd_bvns_ts__niter_10_search_greedy_init_group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group_memory_10_times4ave_50_maxs_0.2'.E1:'TESTBENCH_metaheu_ls_vnd_bvns_ts__niter_10_search_greedy_init_group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2.75">
                <text:p>972.75</text:p>
                <draw:g>
                  <svg:desc>'TESTBENCH_metaheu_ls_vnd_bvns_ts__niter_10_search_greedy_init_group_memory_10_times4ave_50_maxs_0.2'.D2:'TESTBENCH_metaheu_ls_vnd_bvns_ts__niter_10_search_greedy_init_group_memory_10_times4ave_50_maxs_0.2'.D31</svg:desc>
                </draw:g>
              </table:table-cell>
              <table:table-cell office:value-type="float" office:value="689">
                <text:p>689</text:p>
                <draw:g>
                  <svg:desc>'TESTBENCH_metaheu_ls_vnd_bvns_ts__niter_10_search_greedy_init_group_memory_10_times4ave_50_maxs_0.2'.E2:'TESTBENCH_metaheu_ls_vnd_bvns_ts__niter_10_search_greedy_init_group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1.22">
                <text:p>991.2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32.46">
                <text:p>1032.46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5.08">
                <text:p>925.08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61.73">
                <text:p>961.73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16.61">
                <text:p>1116.61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6.24">
                <text:p>1006.24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39.68">
                <text:p>939.68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14.12">
                <text:p>1014.12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9.38">
                <text:p>1049.3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33.83">
                <text:p>1133.83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46.35">
                <text:p>1046.35</text:p>
              </table:table-cell>
              <table:table-cell office:value-type="float" office:value="687">
                <text:p>6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7.14">
                <text:p>1017.14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3.2">
                <text:p>1013.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4.64">
                <text:p>974.6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4.76">
                <text:p>1084.76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0.37">
                <text:p>980.37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4.64">
                <text:p>1114.64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1.35">
                <text:p>941.35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9.87">
                <text:p>959.8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0.27">
                <text:p>980.27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9.72">
                <text:p>1049.72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6.37">
                <text:p>1056.3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83.34">
                <text:p>1083.34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99.9">
                <text:p>899.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47.09">
                <text:p>947.0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12.47">
                <text:p>1112.4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0.26">
                <text:p>1050.26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3.85">
                <text:p>1093.8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7.84">
                <text:p>1197.84</text:p>
              </table:table-cell>
              <table:table-cell office:value-type="float" office:value="936">
                <text:p>93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72cm" svg:height="9.006cm" xlink:href=".." xlink:type="simple" chart:class="chart:line" chart:style-name="ch1">
        <chart:title svg:x="3.772cm" svg:y="0.146cm" chart:style-name="ch2">
          <text:p>						10 nodes comparison
 niter=10, greedy, initial solution=group, memory in TS=10</text:p>
        </chart:title>
        <chart:legend chart:legend-position="bottom" svg:x="2.73cm" svg:y="8.407cm" style:legend-expansion="custom" chartooo:width="11.425cm" chartooo:height="0.598cm" style:legend-expansion-aspect-ratio="19.1053511705686" chart:style-name="ch3"/>
        <chart:plot-area chart:style-name="ch4" table:cell-range-address="'TESTBENCH_metaheu_ls_vnd_bvns_ts__niter_10_search_greedy_init_group_memory_10_times4ave_50_maxs_0.2'.G1:'TESTBENCH_metaheu_ls_vnd_bvns_ts__niter_10_search_greedy_init_group_memory_10_times4ave_50_maxs_0.2'.H31" chart:data-source-has-labels="row" svg:x="-0.041cm" svg:y="1.751cm" svg:width="17.195cm" svg:height="6.263cm">
          <chartooo:coordinate-region svg:x="0.766cm" svg:y="1.95cm" svg:width="16.2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G2:'TESTBENCH_metaheu_ls_vnd_bvns_ts__niter_10_search_greedy_init_group_memory_10_times4ave_50_maxs_0.2'.G31" chart:label-cell-address="'TESTBENCH_metaheu_ls_vnd_bvns_ts__niter_10_search_greedy_init_group_memory_10_times4ave_50_maxs_0.2'.G1:'TESTBENCH_metaheu_ls_vnd_bvns_ts__niter_10_search_greedy_init_group_memory_10_times4ave_50_maxs_0.2'.G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H2:'TESTBENCH_metaheu_ls_vnd_bvns_ts__niter_10_search_greedy_init_group_memory_10_times4ave_50_maxs_0.2'.H31" chart:label-cell-address="'TESTBENCH_metaheu_ls_vnd_bvns_ts__niter_10_search_greedy_init_group_memory_10_times4ave_50_maxs_0.2'.H1:'TESTBENCH_metaheu_ls_vnd_bvns_ts__niter_10_search_greedy_init_group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group_memory_10_times4ave_50_maxs_0.2'.G1:'TESTBENCH_metaheu_ls_vnd_bvns_ts__niter_10_search_greedy_init_group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group_memory_10_times4ave_50_maxs_0.2'.H1:'TESTBENCH_metaheu_ls_vnd_bvns_ts__niter_10_search_greedy_init_group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5.74">
                <text:p>685.74</text:p>
                <draw:g>
                  <svg:desc>'TESTBENCH_metaheu_ls_vnd_bvns_ts__niter_10_search_greedy_init_group_memory_10_times4ave_50_maxs_0.2'.G2:'TESTBENCH_metaheu_ls_vnd_bvns_ts__niter_10_search_greedy_init_group_memory_10_times4ave_50_maxs_0.2'.G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H2:'TESTBENCH_metaheu_ls_vnd_bvns_ts__niter_10_search_greedy_init_group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7.85">
                <text:p>677.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.35">
                <text:p>655.35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9.31">
                <text:p>699.3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9.45">
                <text:p>609.45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8.17">
                <text:p>788.17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3.37">
                <text:p>703.3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6.54">
                <text:p>676.5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4.87">
                <text:p>684.87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.02">
                <text:p>700.02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3.79">
                <text:p>813.79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9.43">
                <text:p>719.4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2.26">
                <text:p>702.2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5.24">
                <text:p>645.24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3.88">
                <text:p>693.88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5.85">
                <text:p>735.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2.88">
                <text:p>632.88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8.28">
                <text:p>768.28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1.81">
                <text:p>671.8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7.34">
                <text:p>677.3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16.05">
                <text:p>716.0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1.14">
                <text:p>741.1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6.17">
                <text:p>766.17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47.33">
                <text:p>747.3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4.94">
                <text:p>654.9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9.32">
                <text:p>679.32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8.64">
                <text:p>788.6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9.6">
                <text:p>749.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3.59">
                <text:p>713.5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1.19">
                <text:p>811.19</text:p>
              </table:table-cell>
              <table:table-cell office:value-type="float" office:value="639">
                <text:p>63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1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50_maxs_0.2'.D1:'TESTBENCH_metaheu_ls_vnd_bvns_ts__niter_10_search_greedy_init_random_memory_10_times4ave_50_maxs_0.2'.D31 'TESTBENCH_metaheu_ls_vnd_bvns_ts__niter_10_search_greedy_init_random_memory_10_times4ave_50_maxs_0.2'.G1:'TESTBENCH_metaheu_ls_vnd_bvns_ts__niter_10_search_greedy_init_random_memory_10_times4ave_50_maxs_0.2'.G31 'TESTBENCH_metaheu_ls_vnd_bvns_ts__niter_10_search_greedy_init_random_memory_10_times4ave_50_maxs_0.2'.J1:'TESTBENCH_metaheu_ls_vnd_bvns_ts__niter_10_search_greedy_init_random_memory_10_times4ave_50_maxs_0.2'.J31 'TESTBENCH_metaheu_ls_vnd_bvns_ts__niter_10_search_greedy_init_random_memory_10_times4ave_50_maxs_0.2'.M1:'TESTBENCH_metaheu_ls_vnd_bvns_ts__niter_10_search_greedy_init_random_memory_10_times4ave_50_maxs_0.2'.M31" chart:data-source-has-labels="row" svg:x="0.699cm" svg:y="1.804cm" svg:width="34.598cm" svg:height="6.262cm">
          <chartooo:coordinate-region svg:x="1.691cm" svg:y="2.003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D2:'TESTBENCH_metaheu_ls_vnd_bvns_ts__niter_10_search_greedy_init_random_memory_10_times4ave_50_maxs_0.2'.D31" chart:label-cell-address="'TESTBENCH_metaheu_ls_vnd_bvns_ts__niter_10_search_greedy_init_random_memory_10_times4ave_50_maxs_0.2'.D1:'TESTBENCH_metaheu_ls_vnd_bvns_ts__niter_10_search_greedy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G2:'TESTBENCH_metaheu_ls_vnd_bvns_ts__niter_10_search_greedy_init_random_memory_10_times4ave_50_maxs_0.2'.G31" chart:label-cell-address="'TESTBENCH_metaheu_ls_vnd_bvns_ts__niter_10_search_greedy_init_random_memory_10_times4ave_50_maxs_0.2'.G1:'TESTBENCH_metaheu_ls_vnd_bvns_ts__niter_10_search_greedy_init_random_memory_10_times4ave_50_maxs_0.2'.G1" chart:class="chart:line">
            <chart:data-point chart:repeated="30"/>
          </chart:series>
          <chart:series chart:style-name="ch9" chart:values-cell-range-address="'TESTBENCH_metaheu_ls_vnd_bvns_ts__niter_10_search_greedy_init_random_memory_10_times4ave_50_maxs_0.2'.J2:'TESTBENCH_metaheu_ls_vnd_bvns_ts__niter_10_search_greedy_init_random_memory_10_times4ave_50_maxs_0.2'.J31" chart:label-cell-address="'TESTBENCH_metaheu_ls_vnd_bvns_ts__niter_10_search_greedy_init_random_memory_10_times4ave_50_maxs_0.2'.J1:'TESTBENCH_metaheu_ls_vnd_bvns_ts__niter_10_search_greedy_init_random_memory_10_times4ave_50_maxs_0.2'.J1" chart:class="chart:line">
            <chart:data-point chart:repeated="30"/>
          </chart:series>
          <chart:series chart:style-name="ch10" chart:values-cell-range-address="'TESTBENCH_metaheu_ls_vnd_bvns_ts__niter_10_search_greedy_init_random_memory_10_times4ave_50_maxs_0.2'.M2:'TESTBENCH_metaheu_ls_vnd_bvns_ts__niter_10_search_greedy_init_random_memory_10_times4ave_50_maxs_0.2'.M31" chart:label-cell-address="'TESTBENCH_metaheu_ls_vnd_bvns_ts__niter_10_search_greedy_init_random_memory_10_times4ave_50_maxs_0.2'.M1:'TESTBENCH_metaheu_ls_vnd_bvns_ts__niter_10_search_greedy_init_random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50_maxs_0.2'.D1:'TESTBENCH_metaheu_ls_vnd_bvns_ts__niter_10_search_greedy_init_random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50_maxs_0.2'.G1:'TESTBENCH_metaheu_ls_vnd_bvns_ts__niter_10_search_greedy_init_random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50_maxs_0.2'.J1:'TESTBENCH_metaheu_ls_vnd_bvns_ts__niter_10_search_greedy_init_random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50_maxs_0.2'.M1:'TESTBENCH_metaheu_ls_vnd_bvns_ts__niter_10_search_greedy_init_random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2.78">
                <text:p>1382.78</text:p>
                <draw:g>
                  <svg:desc>'TESTBENCH_metaheu_ls_vnd_bvns_ts__niter_10_search_greedy_init_random_memory_10_times4ave_50_maxs_0.2'.D2:'TESTBENCH_metaheu_ls_vnd_bvns_ts__niter_10_search_greedy_init_random_memory_10_times4ave_50_maxs_0.2'.D31</svg:desc>
                </draw:g>
              </table:table-cell>
              <table:table-cell office:value-type="float" office:value="713.03">
                <text:p>713.03</text:p>
                <draw:g>
                  <svg:desc>'TESTBENCH_metaheu_ls_vnd_bvns_ts__niter_10_search_greedy_init_random_memory_10_times4ave_50_maxs_0.2'.G2:'TESTBENCH_metaheu_ls_vnd_bvns_ts__niter_10_search_greedy_init_random_memory_10_times4ave_50_maxs_0.2'.G31</svg:desc>
                </draw:g>
              </table:table-cell>
              <table:table-cell office:value-type="float" office:value="593.33">
                <text:p>593.33</text:p>
                <draw:g>
                  <svg:desc>'TESTBENCH_metaheu_ls_vnd_bvns_ts__niter_10_search_greedy_init_random_memory_10_times4ave_50_maxs_0.2'.J2:'TESTBENCH_metaheu_ls_vnd_bvns_ts__niter_10_search_greedy_init_random_memory_10_times4ave_50_maxs_0.2'.J31</svg:desc>
                </draw:g>
              </table:table-cell>
              <table:table-cell office:value-type="float" office:value="835.33">
                <text:p>835.33</text:p>
                <draw:g>
                  <svg:desc>'TESTBENCH_metaheu_ls_vnd_bvns_ts__niter_10_search_greedy_init_random_memory_10_times4ave_50_maxs_0.2'.M2:'TESTBENCH_metaheu_ls_vnd_bvns_ts__niter_10_search_greedy_init_random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8.91">
                <text:p>1228.91</text:p>
              </table:table-cell>
              <table:table-cell office:value-type="float" office:value="685.9">
                <text:p>685.9</text:p>
              </table:table-cell>
              <table:table-cell office:value-type="float" office:value="567.22">
                <text:p>567.22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4.83">
                <text:p>1404.83</text:p>
              </table:table-cell>
              <table:table-cell office:value-type="float" office:value="647">
                <text:p>647</text:p>
              </table:table-cell>
              <table:table-cell office:value-type="float" office:value="535.01">
                <text:p>535.01</text:p>
              </table:table-cell>
              <table:table-cell office:value-type="float" office:value="834.11">
                <text:p>834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1.79">
                <text:p>1251.79</text:p>
              </table:table-cell>
              <table:table-cell office:value-type="float" office:value="706.89">
                <text:p>706.89</text:p>
              </table:table-cell>
              <table:table-cell office:value-type="float" office:value="572.18">
                <text:p>572.18</text:p>
              </table:table-cell>
              <table:table-cell office:value-type="float" office:value="799.25">
                <text:p>799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2.18">
                <text:p>1322.18</text:p>
              </table:table-cell>
              <table:table-cell office:value-type="float" office:value="614.18">
                <text:p>614.18</text:p>
              </table:table-cell>
              <table:table-cell office:value-type="float" office:value="494.03">
                <text:p>494.03</text:p>
              </table:table-cell>
              <table:table-cell office:value-type="float" office:value="753.36">
                <text:p>753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3.13">
                <text:p>1483.13</text:p>
              </table:table-cell>
              <table:table-cell office:value-type="float" office:value="747.38">
                <text:p>747.38</text:p>
              </table:table-cell>
              <table:table-cell office:value-type="float" office:value="629.21">
                <text:p>629.21</text:p>
              </table:table-cell>
              <table:table-cell office:value-type="float" office:value="910.75">
                <text:p>91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9.66">
                <text:p>1369.66</text:p>
              </table:table-cell>
              <table:table-cell office:value-type="float" office:value="734.31">
                <text:p>734.31</text:p>
              </table:table-cell>
              <table:table-cell office:value-type="float" office:value="590.25">
                <text:p>590.25</text:p>
              </table:table-cell>
              <table:table-cell office:value-type="float" office:value="837.41">
                <text:p>837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8.91">
                <text:p>1248.91</text:p>
              </table:table-cell>
              <table:table-cell office:value-type="float" office:value="671.18">
                <text:p>671.18</text:p>
              </table:table-cell>
              <table:table-cell office:value-type="float" office:value="551.7">
                <text:p>551.7</text:p>
              </table:table-cell>
              <table:table-cell office:value-type="float" office:value="797.28">
                <text:p>797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8.98">
                <text:p>1318.98</text:p>
              </table:table-cell>
              <table:table-cell office:value-type="float" office:value="703.16">
                <text:p>703.16</text:p>
              </table:table-cell>
              <table:table-cell office:value-type="float" office:value="552.63">
                <text:p>552.63</text:p>
              </table:table-cell>
              <table:table-cell office:value-type="float" office:value="809.15">
                <text:p>809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1.72">
                <text:p>1431.72</text:p>
              </table:table-cell>
              <table:table-cell office:value-type="float" office:value="700.98">
                <text:p>700.98</text:p>
              </table:table-cell>
              <table:table-cell office:value-type="float" office:value="578.92">
                <text:p>578.92</text:p>
              </table:table-cell>
              <table:table-cell office:value-type="float" office:value="863.14">
                <text:p>863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.58">
                <text:p>1572.58</text:p>
              </table:table-cell>
              <table:table-cell office:value-type="float" office:value="819.2">
                <text:p>819.2</text:p>
              </table:table-cell>
              <table:table-cell office:value-type="float" office:value="663.22">
                <text:p>663.22</text:p>
              </table:table-cell>
              <table:table-cell office:value-type="float" office:value="998.16">
                <text:p>998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6.08">
                <text:p>1366.08</text:p>
              </table:table-cell>
              <table:table-cell office:value-type="float" office:value="742.41">
                <text:p>742.41</text:p>
              </table:table-cell>
              <table:table-cell office:value-type="float" office:value="596.09">
                <text:p>596.09</text:p>
              </table:table-cell>
              <table:table-cell office:value-type="float" office:value="816.41">
                <text:p>81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4.3">
                <text:p>1264.3</text:p>
              </table:table-cell>
              <table:table-cell office:value-type="float" office:value="733.77">
                <text:p>733.77</text:p>
              </table:table-cell>
              <table:table-cell office:value-type="float" office:value="596.14">
                <text:p>596.14</text:p>
              </table:table-cell>
              <table:table-cell office:value-type="float" office:value="790.97">
                <text:p>790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1.01">
                <text:p>1261.01</text:p>
              </table:table-cell>
              <table:table-cell office:value-type="float" office:value="669.51">
                <text:p>669.51</text:p>
              </table:table-cell>
              <table:table-cell office:value-type="float" office:value="540.64">
                <text:p>540.64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9.29">
                <text:p>1249.29</text:p>
              </table:table-cell>
              <table:table-cell office:value-type="float" office:value="704.47">
                <text:p>704.47</text:p>
              </table:table-cell>
              <table:table-cell office:value-type="float" office:value="591.33">
                <text:p>591.33</text:p>
              </table:table-cell>
              <table:table-cell office:value-type="float" office:value="806.73">
                <text:p>806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0.42">
                <text:p>1360.42</text:p>
              </table:table-cell>
              <table:table-cell office:value-type="float" office:value="761.95">
                <text:p>761.95</text:p>
              </table:table-cell>
              <table:table-cell office:value-type="float" office:value="632.74">
                <text:p>632.74</text:p>
              </table:table-cell>
              <table:table-cell office:value-type="float" office:value="861.79">
                <text:p>861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.5">
                <text:p>1311.5</text:p>
              </table:table-cell>
              <table:table-cell office:value-type="float" office:value="672.13">
                <text:p>672.13</text:p>
              </table:table-cell>
              <table:table-cell office:value-type="float" office:value="521.39">
                <text:p>521.39</text:p>
              </table:table-cell>
              <table:table-cell office:value-type="float" office:value="758.18">
                <text:p>758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6.57">
                <text:p>1406.57</text:p>
              </table:table-cell>
              <table:table-cell office:value-type="float" office:value="778.83">
                <text:p>778.83</text:p>
              </table:table-cell>
              <table:table-cell office:value-type="float" office:value="653.03">
                <text:p>653.03</text:p>
              </table:table-cell>
              <table:table-cell office:value-type="float" office:value="930.54">
                <text:p>930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0.36">
                <text:p>1240.36</text:p>
              </table:table-cell>
              <table:table-cell office:value-type="float" office:value="678.7">
                <text:p>678.7</text:p>
              </table:table-cell>
              <table:table-cell office:value-type="float" office:value="546.6">
                <text:p>546.6</text:p>
              </table:table-cell>
              <table:table-cell office:value-type="float" office:value="785.12">
                <text:p>785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3.99">
                <text:p>1283.99</text:p>
              </table:table-cell>
              <table:table-cell office:value-type="float" office:value="681.9">
                <text:p>681.9</text:p>
              </table:table-cell>
              <table:table-cell office:value-type="float" office:value="558.26">
                <text:p>558.26</text:p>
              </table:table-cell>
              <table:table-cell office:value-type="float" office:value="851.64">
                <text:p>851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1.04">
                <text:p>1361.04</text:p>
              </table:table-cell>
              <table:table-cell office:value-type="float" office:value="723.11">
                <text:p>723.11</text:p>
              </table:table-cell>
              <table:table-cell office:value-type="float" office:value="599.81">
                <text:p>599.81</text:p>
              </table:table-cell>
              <table:table-cell office:value-type="float" office:value="884.37">
                <text:p>884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6.51">
                <text:p>1326.51</text:p>
              </table:table-cell>
              <table:table-cell office:value-type="float" office:value="765.7">
                <text:p>765.7</text:p>
              </table:table-cell>
              <table:table-cell office:value-type="float" office:value="628.45">
                <text:p>628.45</text:p>
              </table:table-cell>
              <table:table-cell office:value-type="float" office:value="873.64">
                <text:p>87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5.35">
                <text:p>1335.35</text:p>
              </table:table-cell>
              <table:table-cell office:value-type="float" office:value="775.42">
                <text:p>775.42</text:p>
              </table:table-cell>
              <table:table-cell office:value-type="float" office:value="684.73">
                <text:p>684.73</text:p>
              </table:table-cell>
              <table:table-cell office:value-type="float" office:value="903.95">
                <text:p>903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3.18">
                <text:p>1473.18</text:p>
              </table:table-cell>
              <table:table-cell office:value-type="float" office:value="764.29">
                <text:p>764.29</text:p>
              </table:table-cell>
              <table:table-cell office:value-type="float" office:value="641.7">
                <text:p>641.7</text:p>
              </table:table-cell>
              <table:table-cell office:value-type="float" office:value="958.54">
                <text:p>958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9.36">
                <text:p>1169.36</text:p>
              </table:table-cell>
              <table:table-cell office:value-type="float" office:value="653.95">
                <text:p>653.95</text:p>
              </table:table-cell>
              <table:table-cell office:value-type="float" office:value="536.31">
                <text:p>536.31</text:p>
              </table:table-cell>
              <table:table-cell office:value-type="float" office:value="702.32">
                <text:p>702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5.41">
                <text:p>1165.41</text:p>
              </table:table-cell>
              <table:table-cell office:value-type="float" office:value="684.28">
                <text:p>684.28</text:p>
              </table:table-cell>
              <table:table-cell office:value-type="float" office:value="564.24">
                <text:p>564.24</text:p>
              </table:table-cell>
              <table:table-cell office:value-type="float" office:value="728.09">
                <text:p>728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0.76">
                <text:p>1430.76</text:p>
              </table:table-cell>
              <table:table-cell office:value-type="float" office:value="805.05">
                <text:p>805.05</text:p>
              </table:table-cell>
              <table:table-cell office:value-type="float" office:value="664.2">
                <text:p>664.2</text:p>
              </table:table-cell>
              <table:table-cell office:value-type="float" office:value="920.47">
                <text:p>920.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1.4">
                <text:p>1481.4</text:p>
              </table:table-cell>
              <table:table-cell office:value-type="float" office:value="740.86">
                <text:p>740.86</text:p>
              </table:table-cell>
              <table:table-cell office:value-type="float" office:value="640.04">
                <text:p>640.04</text:p>
              </table:table-cell>
              <table:table-cell office:value-type="float" office:value="935.62">
                <text:p>935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3.18">
                <text:p>1463.18</text:p>
              </table:table-cell>
              <table:table-cell office:value-type="float" office:value="701.94">
                <text:p>701.94</text:p>
              </table:table-cell>
              <table:table-cell office:value-type="float" office:value="588">
                <text:p>588</text:p>
              </table:table-cell>
              <table:table-cell office:value-type="float" office:value="889.97">
                <text:p>889.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2.98">
                <text:p>1732.98</text:p>
              </table:table-cell>
              <table:table-cell office:value-type="float" office:value="827.81">
                <text:p>827.81</text:p>
              </table:table-cell>
              <table:table-cell office:value-type="float" office:value="674.93">
                <text:p>674.93</text:p>
              </table:table-cell>
              <table:table-cell office:value-type="float" office:value="1058.42">
                <text:p>1058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72cm" svg:height="9.006cm" xlink:href=".." xlink:type="simple" chart:class="chart:line" chart:style-name="ch1">
        <chart:title svg:x="3.623cm" svg:y="0.146cm" chart:style-name="ch2">
          <text:p>						10 nodes comparison
 niter=10, greedy, initial solution=group, memory in TS=10</text:p>
        </chart:title>
        <chart:legend chart:legend-position="bottom" svg:x="2.73cm" svg:y="8.407cm" style:legend-expansion="custom" chartooo:width="11.425cm" chartooo:height="0.598cm" style:legend-expansion-aspect-ratio="19.1053511705686" chart:style-name="ch3"/>
        <chart:plot-area chart:style-name="ch4" table:cell-range-address="'TESTBENCH_metaheu_ls_vnd_bvns_ts__niter_10_search_greedy_init_group_memory_10_times4ave_50_maxs_0.2'.J1:'TESTBENCH_metaheu_ls_vnd_bvns_ts__niter_10_search_greedy_init_group_memory_10_times4ave_50_maxs_0.2'.K31" chart:data-source-has-labels="row" svg:x="-0.041cm" svg:y="1.751cm" svg:width="17.195cm" svg:height="6.263cm">
          <chartooo:coordinate-region svg:x="0.766cm" svg:y="1.95cm" svg:width="16.2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J2:'TESTBENCH_metaheu_ls_vnd_bvns_ts__niter_10_search_greedy_init_group_memory_10_times4ave_50_maxs_0.2'.J31" chart:label-cell-address="'TESTBENCH_metaheu_ls_vnd_bvns_ts__niter_10_search_greedy_init_group_memory_10_times4ave_50_maxs_0.2'.J1:'TESTBENCH_metaheu_ls_vnd_bvns_ts__niter_10_search_greedy_init_group_memory_10_times4ave_50_maxs_0.2'.J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K2:'TESTBENCH_metaheu_ls_vnd_bvns_ts__niter_10_search_greedy_init_group_memory_10_times4ave_50_maxs_0.2'.K31" chart:label-cell-address="'TESTBENCH_metaheu_ls_vnd_bvns_ts__niter_10_search_greedy_init_group_memory_10_times4ave_50_maxs_0.2'.K1:'TESTBENCH_metaheu_ls_vnd_bvns_ts__niter_10_search_greedy_init_group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group_memory_10_times4ave_50_maxs_0.2'.J1:'TESTBENCH_metaheu_ls_vnd_bvns_ts__niter_10_search_greedy_init_group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group_memory_10_times4ave_50_maxs_0.2'.K1:'TESTBENCH_metaheu_ls_vnd_bvns_ts__niter_10_search_greedy_init_group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6.65">
                <text:p>586.65</text:p>
                <draw:g>
                  <svg:desc>'TESTBENCH_metaheu_ls_vnd_bvns_ts__niter_10_search_greedy_init_group_memory_10_times4ave_50_maxs_0.2'.J2:'TESTBENCH_metaheu_ls_vnd_bvns_ts__niter_10_search_greedy_init_group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group_memory_10_times4ave_50_maxs_0.2'.K2:'TESTBENCH_metaheu_ls_vnd_bvns_ts__niter_10_search_greedy_init_group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4.54">
                <text:p>564.5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.17">
                <text:p>531.1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8.03">
                <text:p>578.0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8.84">
                <text:p>488.8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4.83">
                <text:p>604.8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1.22">
                <text:p>581.2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3.06">
                <text:p>543.0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6.4">
                <text:p>536.4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5.74">
                <text:p>565.74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9.85">
                <text:p>659.8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9.32">
                <text:p>589.3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8.66">
                <text:p>588.6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4.13">
                <text:p>544.1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2.48">
                <text:p>592.48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3.28">
                <text:p>633.28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9.51">
                <text:p>489.51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3.49">
                <text:p>643.4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8.67">
                <text:p>548.6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5.09">
                <text:p>555.0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4.88">
                <text:p>604.8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5.39">
                <text:p>615.3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2.17">
                <text:p>682.1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3.54">
                <text:p>633.54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4.77">
                <text:p>534.7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0.43">
                <text:p>570.4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6.73">
                <text:p>656.7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8">
                <text:p>62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6.95">
                <text:p>576.9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7.07">
                <text:p>687.07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472cm" svg:height="9.006cm" xlink:href=".." xlink:type="simple" chart:class="chart:line" chart:style-name="ch1">
        <chart:title svg:x="3.623cm" svg:y="0.146cm" chart:style-name="ch2">
          <text:p>						10 nodes comparison
 niter=10, greedy, initial solution=group, memory in TS=10</text:p>
        </chart:title>
        <chart:legend chart:legend-position="bottom" svg:x="2.73cm" svg:y="8.407cm" style:legend-expansion="custom" chartooo:width="11.425cm" chartooo:height="0.598cm" style:legend-expansion-aspect-ratio="19.1053511705686" chart:style-name="ch3"/>
        <chart:plot-area chart:style-name="ch4" table:cell-range-address="'TESTBENCH_metaheu_ls_vnd_bvns_ts__niter_10_search_greedy_init_group_memory_10_times4ave_50_maxs_0.2'.M1:'TESTBENCH_metaheu_ls_vnd_bvns_ts__niter_10_search_greedy_init_group_memory_10_times4ave_50_maxs_0.2'.N31" chart:data-source-has-labels="row" svg:x="-0.226cm" svg:y="1.751cm" svg:width="17.38cm" svg:height="6.263cm">
          <chartooo:coordinate-region svg:x="0.766cm" svg:y="1.95cm" svg:width="16.201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group_memory_10_times4ave_50_maxs_0.2'.M2:'TESTBENCH_metaheu_ls_vnd_bvns_ts__niter_10_search_greedy_init_group_memory_10_times4ave_50_maxs_0.2'.M31" chart:label-cell-address="'TESTBENCH_metaheu_ls_vnd_bvns_ts__niter_10_search_greedy_init_group_memory_10_times4ave_50_maxs_0.2'.M1:'TESTBENCH_metaheu_ls_vnd_bvns_ts__niter_10_search_greedy_init_group_memory_10_times4ave_50_maxs_0.2'.M1" chart:class="chart:line">
            <chart:data-point chart:repeated="30"/>
          </chart:series>
          <chart:series chart:style-name="ch8" chart:values-cell-range-address="'TESTBENCH_metaheu_ls_vnd_bvns_ts__niter_10_search_greedy_init_group_memory_10_times4ave_50_maxs_0.2'.N2:'TESTBENCH_metaheu_ls_vnd_bvns_ts__niter_10_search_greedy_init_group_memory_10_times4ave_50_maxs_0.2'.N31" chart:label-cell-address="'TESTBENCH_metaheu_ls_vnd_bvns_ts__niter_10_search_greedy_init_group_memory_10_times4ave_50_maxs_0.2'.N1:'TESTBENCH_metaheu_ls_vnd_bvns_ts__niter_10_search_greedy_init_group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group_memory_10_times4ave_50_maxs_0.2'.M1:'TESTBENCH_metaheu_ls_vnd_bvns_ts__niter_10_search_greedy_init_group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group_memory_10_times4ave_50_maxs_0.2'.N1:'TESTBENCH_metaheu_ls_vnd_bvns_ts__niter_10_search_greedy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7.47">
                <text:p>757.47</text:p>
                <draw:g>
                  <svg:desc>'TESTBENCH_metaheu_ls_vnd_bvns_ts__niter_10_search_greedy_init_group_memory_10_times4ave_50_maxs_0.2'.M2:'TESTBENCH_metaheu_ls_vnd_bvns_ts__niter_10_search_greedy_init_group_memory_10_times4ave_50_maxs_0.2'.M31</svg:desc>
                </draw:g>
              </table:table-cell>
              <table:table-cell office:value-type="float" office:value="574">
                <text:p>574</text:p>
                <draw:g>
                  <svg:desc>'TESTBENCH_metaheu_ls_vnd_bvns_ts__niter_10_search_greedy_init_group_memory_10_times4ave_50_maxs_0.2'.N2:'TESTBENCH_metaheu_ls_vnd_bvns_ts__niter_10_search_greedy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2.49">
                <text:p>732.4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6.95">
                <text:p>726.9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5.42">
                <text:p>725.4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7.67">
                <text:p>657.6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6.74">
                <text:p>836.74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9.89">
                <text:p>759.8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1.63">
                <text:p>711.6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.77">
                <text:p>743.77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1.19">
                <text:p>781.1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2.72">
                <text:p>882.7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7.55">
                <text:p>747.5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8.59">
                <text:p>728.59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1.13">
                <text:p>721.1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4.32">
                <text:p>724.32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6.04">
                <text:p>776.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1.57">
                <text:p>681.5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6.15">
                <text:p>836.15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2.46">
                <text:p>712.46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3.6">
                <text:p>733.6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5.93">
                <text:p>785.93</text:p>
              </table:table-cell>
              <table:table-cell office:value-type="float" office:value="624">
                <text:p>6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5.35">
                <text:p>805.3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8.27">
                <text:p>818.27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9.99">
                <text:p>829.9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5.19">
                <text:p>665.1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9.31">
                <text:p>689.31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6.04">
                <text:p>866.04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4.2">
                <text:p>814.2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93.81">
                <text:p>793.8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41.96">
                <text:p>941.96</text:p>
              </table:table-cell>
              <table:table-cell office:value-type="float" office:value="730">
                <text:p>73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e16173" draw:fill-color="#e1617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1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50_maxs_0.2'.D1:'TESTBENCH_metaheu_ls_vnd_bvns_ts__niter_10_search_anxious_init_random_memory_10_times4ave_50_maxs_0.2'.E31 'TESTBENCH_metaheu_ls_vnd_bvns_ts__niter_10_search_anxious_init_random_memory_10_times4ave_50_maxs_0.2'.G1:'TESTBENCH_metaheu_ls_vnd_bvns_ts__niter_10_search_anxious_init_random_memory_10_times4ave_50_maxs_0.2'.H31 'TESTBENCH_metaheu_ls_vnd_bvns_ts__niter_10_search_anxious_init_random_memory_10_times4ave_50_maxs_0.2'.J1:'TESTBENCH_metaheu_ls_vnd_bvns_ts__niter_10_search_anxious_init_random_memory_10_times4ave_50_maxs_0.2'.K31 'TESTBENCH_metaheu_ls_vnd_bvns_ts__niter_10_search_anxious_init_random_memory_10_times4ave_50_maxs_0.2'.M1:'TESTBENCH_metaheu_ls_vnd_bvns_ts__niter_10_search_anxious_init_random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D2:'TESTBENCH_metaheu_ls_vnd_bvns_ts__niter_10_search_anxious_init_random_memory_10_times4ave_50_maxs_0.2'.D31" chart:label-cell-address="'TESTBENCH_metaheu_ls_vnd_bvns_ts__niter_10_search_anxious_init_random_memory_10_times4ave_50_maxs_0.2'.D1:'TESTBENCH_metaheu_ls_vnd_bvns_ts__niter_10_search_anxious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E2:'TESTBENCH_metaheu_ls_vnd_bvns_ts__niter_10_search_anxious_init_random_memory_10_times4ave_50_maxs_0.2'.E31" chart:label-cell-address="'TESTBENCH_metaheu_ls_vnd_bvns_ts__niter_10_search_anxious_init_random_memory_10_times4ave_50_maxs_0.2'.E1:'TESTBENCH_metaheu_ls_vnd_bvns_ts__niter_10_search_anxious_init_random_memory_10_times4ave_50_maxs_0.2'.E1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G2:'TESTBENCH_metaheu_ls_vnd_bvns_ts__niter_10_search_anxious_init_random_memory_10_times4ave_50_maxs_0.2'.G31" chart:label-cell-address="'TESTBENCH_metaheu_ls_vnd_bvns_ts__niter_10_search_anxious_init_random_memory_10_times4ave_50_maxs_0.2'.G1:'TESTBENCH_metaheu_ls_vnd_bvns_ts__niter_10_search_anxious_init_random_memory_10_times4ave_50_maxs_0.2'.G1" chart:class="chart:line">
            <chart:data-point chart:repeated="30"/>
          </chart:series>
          <chart:series chart:style-name="ch10" chart:values-cell-range-address="'TESTBENCH_metaheu_ls_vnd_bvns_ts__niter_10_search_anxious_init_random_memory_10_times4ave_50_maxs_0.2'.H2:'TESTBENCH_metaheu_ls_vnd_bvns_ts__niter_10_search_anxious_init_random_memory_10_times4ave_50_maxs_0.2'.H31" chart:label-cell-address="'TESTBENCH_metaheu_ls_vnd_bvns_ts__niter_10_search_anxious_init_random_memory_10_times4ave_50_maxs_0.2'.H1:'TESTBENCH_metaheu_ls_vnd_bvns_ts__niter_10_search_anxious_init_random_memory_10_times4ave_50_maxs_0.2'.H1" chart:class="chart:line">
            <chart:data-point chart:repeated="30"/>
          </chart:series>
          <chart:series chart:style-name="ch11" chart:values-cell-range-address="'TESTBENCH_metaheu_ls_vnd_bvns_ts__niter_10_search_anxious_init_random_memory_10_times4ave_50_maxs_0.2'.J2:'TESTBENCH_metaheu_ls_vnd_bvns_ts__niter_10_search_anxious_init_random_memory_10_times4ave_50_maxs_0.2'.J31" chart:label-cell-address="'TESTBENCH_metaheu_ls_vnd_bvns_ts__niter_10_search_anxious_init_random_memory_10_times4ave_50_maxs_0.2'.J1:'TESTBENCH_metaheu_ls_vnd_bvns_ts__niter_10_search_anxious_init_random_memory_10_times4ave_50_maxs_0.2'.J1" chart:class="chart:line">
            <chart:data-point chart:repeated="30"/>
          </chart:series>
          <chart:series chart:style-name="ch12" chart:values-cell-range-address="'TESTBENCH_metaheu_ls_vnd_bvns_ts__niter_10_search_anxious_init_random_memory_10_times4ave_50_maxs_0.2'.K2:'TESTBENCH_metaheu_ls_vnd_bvns_ts__niter_10_search_anxious_init_random_memory_10_times4ave_50_maxs_0.2'.K31" chart:label-cell-address="'TESTBENCH_metaheu_ls_vnd_bvns_ts__niter_10_search_anxious_init_random_memory_10_times4ave_50_maxs_0.2'.K1:'TESTBENCH_metaheu_ls_vnd_bvns_ts__niter_10_search_anxious_init_random_memory_10_times4ave_50_maxs_0.2'.K1" chart:class="chart:line">
            <chart:data-point chart:repeated="30"/>
          </chart:series>
          <chart:series chart:style-name="ch13" chart:values-cell-range-address="'TESTBENCH_metaheu_ls_vnd_bvns_ts__niter_10_search_anxious_init_random_memory_10_times4ave_50_maxs_0.2'.M2:'TESTBENCH_metaheu_ls_vnd_bvns_ts__niter_10_search_anxious_init_random_memory_10_times4ave_50_maxs_0.2'.M31" chart:label-cell-address="'TESTBENCH_metaheu_ls_vnd_bvns_ts__niter_10_search_anxious_init_random_memory_10_times4ave_50_maxs_0.2'.M1:'TESTBENCH_metaheu_ls_vnd_bvns_ts__niter_10_search_anxious_init_random_memory_10_times4ave_50_maxs_0.2'.M1" chart:class="chart:line">
            <chart:data-point chart:repeated="30"/>
          </chart:series>
          <chart:series chart:style-name="ch14" chart:values-cell-range-address="'TESTBENCH_metaheu_ls_vnd_bvns_ts__niter_10_search_anxious_init_random_memory_10_times4ave_50_maxs_0.2'.N2:'TESTBENCH_metaheu_ls_vnd_bvns_ts__niter_10_search_anxious_init_random_memory_10_times4ave_50_maxs_0.2'.N31" chart:label-cell-address="'TESTBENCH_metaheu_ls_vnd_bvns_ts__niter_10_search_anxious_init_random_memory_10_times4ave_50_maxs_0.2'.N1:'TESTBENCH_metaheu_ls_vnd_bvns_ts__niter_10_search_anxious_init_random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50_maxs_0.2'.D1:'TESTBENCH_metaheu_ls_vnd_bvns_ts__niter_10_search_anxious_init_random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50_maxs_0.2'.E1:'TESTBENCH_metaheu_ls_vnd_bvns_ts__niter_10_search_anxious_init_random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50_maxs_0.2'.G1:'TESTBENCH_metaheu_ls_vnd_bvns_ts__niter_10_search_anxious_init_random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50_maxs_0.2'.H1:'TESTBENCH_metaheu_ls_vnd_bvns_ts__niter_10_search_anxious_init_random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50_maxs_0.2'.J1:'TESTBENCH_metaheu_ls_vnd_bvns_ts__niter_10_search_anxious_init_random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50_maxs_0.2'.K1:'TESTBENCH_metaheu_ls_vnd_bvns_ts__niter_10_search_anxious_init_random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50_maxs_0.2'.M1:'TESTBENCH_metaheu_ls_vnd_bvns_ts__niter_10_search_anxious_init_random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50_maxs_0.2'.N1:'TESTBENCH_metaheu_ls_vnd_bvns_ts__niter_10_search_anxious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90.75">
                <text:p>1390.75</text:p>
                <draw:g>
                  <svg:desc>'TESTBENCH_metaheu_ls_vnd_bvns_ts__niter_10_search_anxious_init_random_memory_10_times4ave_50_maxs_0.2'.D2:'TESTBENCH_metaheu_ls_vnd_bvns_ts__niter_10_search_anxious_init_random_memory_10_times4ave_50_maxs_0.2'.D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anxious_init_random_memory_10_times4ave_50_maxs_0.2'.E2:'TESTBENCH_metaheu_ls_vnd_bvns_ts__niter_10_search_anxious_init_random_memory_10_times4ave_50_maxs_0.2'.E31</svg:desc>
                </draw:g>
              </table:table-cell>
              <table:table-cell office:value-type="float" office:value="710.2">
                <text:p>710.2</text:p>
                <draw:g>
                  <svg:desc>'TESTBENCH_metaheu_ls_vnd_bvns_ts__niter_10_search_anxious_init_random_memory_10_times4ave_50_maxs_0.2'.G2:'TESTBENCH_metaheu_ls_vnd_bvns_ts__niter_10_search_anxious_init_random_memory_10_times4ave_50_maxs_0.2'.G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random_memory_10_times4ave_50_maxs_0.2'.H2:'TESTBENCH_metaheu_ls_vnd_bvns_ts__niter_10_search_anxious_init_random_memory_10_times4ave_50_maxs_0.2'.H31</svg:desc>
                </draw:g>
              </table:table-cell>
              <table:table-cell office:value-type="float" office:value="579.02">
                <text:p>579.02</text:p>
                <draw:g>
                  <svg:desc>'TESTBENCH_metaheu_ls_vnd_bvns_ts__niter_10_search_anxious_init_random_memory_10_times4ave_50_maxs_0.2'.J2:'TESTBENCH_metaheu_ls_vnd_bvns_ts__niter_10_search_anxious_init_random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random_memory_10_times4ave_50_maxs_0.2'.K2:'TESTBENCH_metaheu_ls_vnd_bvns_ts__niter_10_search_anxious_init_random_memory_10_times4ave_50_maxs_0.2'.K31</svg:desc>
                </draw:g>
              </table:table-cell>
              <table:table-cell office:value-type="float" office:value="825.83">
                <text:p>825.83</text:p>
                <draw:g>
                  <svg:desc>'TESTBENCH_metaheu_ls_vnd_bvns_ts__niter_10_search_anxious_init_random_memory_10_times4ave_50_maxs_0.2'.M2:'TESTBENCH_metaheu_ls_vnd_bvns_ts__niter_10_search_anxious_init_random_memory_10_times4ave_50_maxs_0.2'.M31</svg:desc>
                </draw:g>
              </table:table-cell>
              <table:table-cell office:value-type="float" office:value="636">
                <text:p>636</text:p>
                <draw:g>
                  <svg:desc>'TESTBENCH_metaheu_ls_vnd_bvns_ts__niter_10_search_anxious_init_random_memory_10_times4ave_50_maxs_0.2'.N2:'TESTBENCH_metaheu_ls_vnd_bvns_ts__niter_10_search_anxious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0.92">
                <text:p>1330.92</text:p>
              </table:table-cell>
              <table:table-cell office:value-type="float" office:value="842">
                <text:p>842</text:p>
              </table:table-cell>
              <table:table-cell office:value-type="float" office:value="685.63">
                <text:p>685.63</text:p>
              </table:table-cell>
              <table:table-cell office:value-type="float" office:value="499">
                <text:p>499</text:p>
              </table:table-cell>
              <table:table-cell office:value-type="float" office:value="566.58">
                <text:p>566.58</text:p>
              </table:table-cell>
              <table:table-cell office:value-type="float" office:value="499">
                <text:p>499</text:p>
              </table:table-cell>
              <table:table-cell office:value-type="float" office:value="787.3">
                <text:p>787.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5.8">
                <text:p>1435.8</text:p>
              </table:table-cell>
              <table:table-cell office:value-type="float" office:value="887">
                <text:p>887</text:p>
              </table:table-cell>
              <table:table-cell office:value-type="float" office:value="652.17">
                <text:p>652.17</text:p>
              </table:table-cell>
              <table:table-cell office:value-type="float" office:value="489">
                <text:p>489</text:p>
              </table:table-cell>
              <table:table-cell office:value-type="float" office:value="535.65">
                <text:p>535.65</text:p>
              </table:table-cell>
              <table:table-cell office:value-type="float" office:value="477">
                <text:p>477</text:p>
              </table:table-cell>
              <table:table-cell office:value-type="float" office:value="795.56">
                <text:p>795.5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.77">
                <text:p>1301.77</text:p>
              </table:table-cell>
              <table:table-cell office:value-type="float" office:value="802">
                <text:p>802</text:p>
              </table:table-cell>
              <table:table-cell office:value-type="float" office:value="703.24">
                <text:p>703.24</text:p>
              </table:table-cell>
              <table:table-cell office:value-type="float" office:value="502">
                <text:p>502</text:p>
              </table:table-cell>
              <table:table-cell office:value-type="float" office:value="565.23">
                <text:p>565.23</text:p>
              </table:table-cell>
              <table:table-cell office:value-type="float" office:value="443">
                <text:p>443</text:p>
              </table:table-cell>
              <table:table-cell office:value-type="float" office:value="785.58">
                <text:p>785.5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.27">
                <text:p>1337.27</text:p>
              </table:table-cell>
              <table:table-cell office:value-type="float" office:value="823">
                <text:p>823</text:p>
              </table:table-cell>
              <table:table-cell office:value-type="float" office:value="632.65">
                <text:p>632.65</text:p>
              </table:table-cell>
              <table:table-cell office:value-type="float" office:value="454">
                <text:p>454</text:p>
              </table:table-cell>
              <table:table-cell office:value-type="float" office:value="495.78">
                <text:p>495.78</text:p>
              </table:table-cell>
              <table:table-cell office:value-type="float" office:value="408">
                <text:p>408</text:p>
              </table:table-cell>
              <table:table-cell office:value-type="float" office:value="730.19">
                <text:p>730.1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1.85">
                <text:p>1611.85</text:p>
              </table:table-cell>
              <table:table-cell office:value-type="float" office:value="1121">
                <text:p>1121</text:p>
              </table:table-cell>
              <table:table-cell office:value-type="float" office:value="746.97">
                <text:p>746.97</text:p>
              </table:table-cell>
              <table:table-cell office:value-type="float" office:value="556">
                <text:p>556</text:p>
              </table:table-cell>
              <table:table-cell office:value-type="float" office:value="622.73">
                <text:p>622.73</text:p>
              </table:table-cell>
              <table:table-cell office:value-type="float" office:value="530">
                <text:p>530</text:p>
              </table:table-cell>
              <table:table-cell office:value-type="float" office:value="895.36">
                <text:p>895.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1.63">
                <text:p>1401.63</text:p>
              </table:table-cell>
              <table:table-cell office:value-type="float" office:value="881">
                <text:p>881</text:p>
              </table:table-cell>
              <table:table-cell office:value-type="float" office:value="727.68">
                <text:p>727.68</text:p>
              </table:table-cell>
              <table:table-cell office:value-type="float" office:value="538">
                <text:p>538</text:p>
              </table:table-cell>
              <table:table-cell office:value-type="float" office:value="587.08">
                <text:p>587.08</text:p>
              </table:table-cell>
              <table:table-cell office:value-type="float" office:value="504">
                <text:p>504</text:p>
              </table:table-cell>
              <table:table-cell office:value-type="float" office:value="817.51">
                <text:p>817.5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0.61">
                <text:p>1290.61</text:p>
              </table:table-cell>
              <table:table-cell office:value-type="float" office:value="763">
                <text:p>763</text:p>
              </table:table-cell>
              <table:table-cell office:value-type="float" office:value="670.04">
                <text:p>670.04</text:p>
              </table:table-cell>
              <table:table-cell office:value-type="float" office:value="523">
                <text:p>523</text:p>
              </table:table-cell>
              <table:table-cell office:value-type="float" office:value="548.67">
                <text:p>548.67</text:p>
              </table:table-cell>
              <table:table-cell office:value-type="float" office:value="464">
                <text:p>464</text:p>
              </table:table-cell>
              <table:table-cell office:value-type="float" office:value="763.4">
                <text:p>763.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2.28">
                <text:p>1322.28</text:p>
              </table:table-cell>
              <table:table-cell office:value-type="float" office:value="789">
                <text:p>789</text:p>
              </table:table-cell>
              <table:table-cell office:value-type="float" office:value="700.67">
                <text:p>700.67</text:p>
              </table:table-cell>
              <table:table-cell office:value-type="float" office:value="480">
                <text:p>480</text:p>
              </table:table-cell>
              <table:table-cell office:value-type="float" office:value="555.06">
                <text:p>555.06</text:p>
              </table:table-cell>
              <table:table-cell office:value-type="float" office:value="426">
                <text:p>426</text:p>
              </table:table-cell>
              <table:table-cell office:value-type="float" office:value="783.57">
                <text:p>783.5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4.18">
                <text:p>1454.18</text:p>
              </table:table-cell>
              <table:table-cell office:value-type="float" office:value="896">
                <text:p>896</text:p>
              </table:table-cell>
              <table:table-cell office:value-type="float" office:value="696.72">
                <text:p>696.72</text:p>
              </table:table-cell>
              <table:table-cell office:value-type="float" office:value="511">
                <text:p>511</text:p>
              </table:table-cell>
              <table:table-cell office:value-type="float" office:value="583.33">
                <text:p>583.33</text:p>
              </table:table-cell>
              <table:table-cell office:value-type="float" office:value="511">
                <text:p>511</text:p>
              </table:table-cell>
              <table:table-cell office:value-type="float" office:value="874.76">
                <text:p>874.7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.73">
                <text:p>1579.73</text:p>
              </table:table-cell>
              <table:table-cell office:value-type="float" office:value="904">
                <text:p>904</text:p>
              </table:table-cell>
              <table:table-cell office:value-type="float" office:value="828.42">
                <text:p>828.42</text:p>
              </table:table-cell>
              <table:table-cell office:value-type="float" office:value="554">
                <text:p>554</text:p>
              </table:table-cell>
              <table:table-cell office:value-type="float" office:value="669.87">
                <text:p>669.87</text:p>
              </table:table-cell>
              <table:table-cell office:value-type="float" office:value="554">
                <text:p>554</text:p>
              </table:table-cell>
              <table:table-cell office:value-type="float" office:value="953.38">
                <text:p>953.3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6.08">
                <text:p>1396.08</text:p>
              </table:table-cell>
              <table:table-cell office:value-type="float" office:value="836">
                <text:p>836</text:p>
              </table:table-cell>
              <table:table-cell office:value-type="float" office:value="721.68">
                <text:p>721.68</text:p>
              </table:table-cell>
              <table:table-cell office:value-type="float" office:value="498">
                <text:p>498</text:p>
              </table:table-cell>
              <table:table-cell office:value-type="float" office:value="587.28">
                <text:p>587.28</text:p>
              </table:table-cell>
              <table:table-cell office:value-type="float" office:value="498">
                <text:p>498</text:p>
              </table:table-cell>
              <table:table-cell office:value-type="float" office:value="804.53">
                <text:p>804.5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6.25">
                <text:p>1286.25</text:p>
              </table:table-cell>
              <table:table-cell office:value-type="float" office:value="847">
                <text:p>847</text:p>
              </table:table-cell>
              <table:table-cell office:value-type="float" office:value="721.49">
                <text:p>721.49</text:p>
              </table:table-cell>
              <table:table-cell office:value-type="float" office:value="476">
                <text:p>476</text:p>
              </table:table-cell>
              <table:table-cell office:value-type="float" office:value="595.08">
                <text:p>595.08</text:p>
              </table:table-cell>
              <table:table-cell office:value-type="float" office:value="476">
                <text:p>476</text:p>
              </table:table-cell>
              <table:table-cell office:value-type="float" office:value="766.83">
                <text:p>766.8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3.75">
                <text:p>1323.75</text:p>
              </table:table-cell>
              <table:table-cell office:value-type="float" office:value="896">
                <text:p>896</text:p>
              </table:table-cell>
              <table:table-cell office:value-type="float" office:value="673.01">
                <text:p>673.01</text:p>
              </table:table-cell>
              <table:table-cell office:value-type="float" office:value="455">
                <text:p>455</text:p>
              </table:table-cell>
              <table:table-cell office:value-type="float" office:value="538.58">
                <text:p>538.58</text:p>
              </table:table-cell>
              <table:table-cell office:value-type="float" office:value="455">
                <text:p>455</text:p>
              </table:table-cell>
              <table:table-cell office:value-type="float" office:value="780.18">
                <text:p>780.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4.27">
                <text:p>1344.27</text:p>
              </table:table-cell>
              <table:table-cell office:value-type="float" office:value="820">
                <text:p>820</text:p>
              </table:table-cell>
              <table:table-cell office:value-type="float" office:value="706.04">
                <text:p>706.04</text:p>
              </table:table-cell>
              <table:table-cell office:value-type="float" office:value="535">
                <text:p>535</text:p>
              </table:table-cell>
              <table:table-cell office:value-type="float" office:value="590.38">
                <text:p>590.38</text:p>
              </table:table-cell>
              <table:table-cell office:value-type="float" office:value="511">
                <text:p>511</text:p>
              </table:table-cell>
              <table:table-cell office:value-type="float" office:value="781.34">
                <text:p>781.3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2.97">
                <text:p>1422.97</text:p>
              </table:table-cell>
              <table:table-cell office:value-type="float" office:value="920">
                <text:p>920</text:p>
              </table:table-cell>
              <table:table-cell office:value-type="float" office:value="757.65">
                <text:p>757.65</text:p>
              </table:table-cell>
              <table:table-cell office:value-type="float" office:value="567">
                <text:p>567</text:p>
              </table:table-cell>
              <table:table-cell office:value-type="float" office:value="637.9">
                <text:p>637.9</text:p>
              </table:table-cell>
              <table:table-cell office:value-type="float" office:value="535">
                <text:p>535</text:p>
              </table:table-cell>
              <table:table-cell office:value-type="float" office:value="825.69">
                <text:p>825.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4.13">
                <text:p>1384.13</text:p>
              </table:table-cell>
              <table:table-cell office:value-type="float" office:value="837">
                <text:p>837</text:p>
              </table:table-cell>
              <table:table-cell office:value-type="float" office:value="651.98">
                <text:p>651.98</text:p>
              </table:table-cell>
              <table:table-cell office:value-type="float" office:value="405">
                <text:p>405</text:p>
              </table:table-cell>
              <table:table-cell office:value-type="float" office:value="485.19">
                <text:p>485.19</text:p>
              </table:table-cell>
              <table:table-cell office:value-type="float" office:value="373">
                <text:p>373</text:p>
              </table:table-cell>
              <table:table-cell office:value-type="float" office:value="752.87">
                <text:p>752.8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8.85">
                <text:p>1438.85</text:p>
              </table:table-cell>
              <table:table-cell office:value-type="float" office:value="1014">
                <text:p>1014</text:p>
              </table:table-cell>
              <table:table-cell office:value-type="float" office:value="799.7">
                <text:p>799.7</text:p>
              </table:table-cell>
              <table:table-cell office:value-type="float" office:value="584">
                <text:p>584</text:p>
              </table:table-cell>
              <table:table-cell office:value-type="float" office:value="650.19">
                <text:p>650.19</text:p>
              </table:table-cell>
              <table:table-cell office:value-type="float" office:value="558">
                <text:p>558</text:p>
              </table:table-cell>
              <table:table-cell office:value-type="float" office:value="914.96">
                <text:p>914.9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5.78">
                <text:p>1335.78</text:p>
              </table:table-cell>
              <table:table-cell office:value-type="float" office:value="829">
                <text:p>829</text:p>
              </table:table-cell>
              <table:table-cell office:value-type="float" office:value="683.47">
                <text:p>683.47</text:p>
              </table:table-cell>
              <table:table-cell office:value-type="float" office:value="470">
                <text:p>470</text:p>
              </table:table-cell>
              <table:table-cell office:value-type="float" office:value="555.63">
                <text:p>555.63</text:p>
              </table:table-cell>
              <table:table-cell office:value-type="float" office:value="447">
                <text:p>447</text:p>
              </table:table-cell>
              <table:table-cell office:value-type="float" office:value="771.36">
                <text:p>771.3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5.52">
                <text:p>1345.52</text:p>
              </table:table-cell>
              <table:table-cell office:value-type="float" office:value="955">
                <text:p>955</text:p>
              </table:table-cell>
              <table:table-cell office:value-type="float" office:value="681.85">
                <text:p>681.85</text:p>
              </table:table-cell>
              <table:table-cell office:value-type="float" office:value="485">
                <text:p>485</text:p>
              </table:table-cell>
              <table:table-cell office:value-type="float" office:value="563.41">
                <text:p>563.41</text:p>
              </table:table-cell>
              <table:table-cell office:value-type="float" office:value="485">
                <text:p>485</text:p>
              </table:table-cell>
              <table:table-cell office:value-type="float" office:value="806.2">
                <text:p>806.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21.85">
                <text:p>1421.85</text:p>
              </table:table-cell>
              <table:table-cell office:value-type="float" office:value="935">
                <text:p>935</text:p>
              </table:table-cell>
              <table:table-cell office:value-type="float" office:value="735.06">
                <text:p>735.06</text:p>
              </table:table-cell>
              <table:table-cell office:value-type="float" office:value="557">
                <text:p>557</text:p>
              </table:table-cell>
              <table:table-cell office:value-type="float" office:value="594.05">
                <text:p>594.05</text:p>
              </table:table-cell>
              <table:table-cell office:value-type="float" office:value="492">
                <text:p>492</text:p>
              </table:table-cell>
              <table:table-cell office:value-type="float" office:value="856.82">
                <text:p>856.8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5.24">
                <text:p>1345.24</text:p>
              </table:table-cell>
              <table:table-cell office:value-type="float" office:value="815">
                <text:p>815</text:p>
              </table:table-cell>
              <table:table-cell office:value-type="float" office:value="781.35">
                <text:p>781.35</text:p>
              </table:table-cell>
              <table:table-cell office:value-type="float" office:value="546">
                <text:p>546</text:p>
              </table:table-cell>
              <table:table-cell office:value-type="float" office:value="622.18">
                <text:p>622.18</text:p>
              </table:table-cell>
              <table:table-cell office:value-type="float" office:value="523">
                <text:p>523</text:p>
              </table:table-cell>
              <table:table-cell office:value-type="float" office:value="859.73">
                <text:p>859.7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2.37">
                <text:p>1362.37</text:p>
              </table:table-cell>
              <table:table-cell office:value-type="float" office:value="899">
                <text:p>899</text:p>
              </table:table-cell>
              <table:table-cell office:value-type="float" office:value="763.65">
                <text:p>763.65</text:p>
              </table:table-cell>
              <table:table-cell office:value-type="float" office:value="647">
                <text:p>647</text:p>
              </table:table-cell>
              <table:table-cell office:value-type="float" office:value="683.05">
                <text:p>683.05</text:p>
              </table:table-cell>
              <table:table-cell office:value-type="float" office:value="599">
                <text:p>599</text:p>
              </table:table-cell>
              <table:table-cell office:value-type="float" office:value="875.03">
                <text:p>875.0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8.09">
                <text:p>1558.09</text:p>
              </table:table-cell>
              <table:table-cell office:value-type="float" office:value="936">
                <text:p>936</text:p>
              </table:table-cell>
              <table:table-cell office:value-type="float" office:value="770.2">
                <text:p>770.2</text:p>
              </table:table-cell>
              <table:table-cell office:value-type="float" office:value="600">
                <text:p>600</text:p>
              </table:table-cell>
              <table:table-cell office:value-type="float" office:value="649.46">
                <text:p>649.46</text:p>
              </table:table-cell>
              <table:table-cell office:value-type="float" office:value="563">
                <text:p>563</text:p>
              </table:table-cell>
              <table:table-cell office:value-type="float" office:value="929.5">
                <text:p>929.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4.54">
                <text:p>1184.54</text:p>
              </table:table-cell>
              <table:table-cell office:value-type="float" office:value="746">
                <text:p>746</text:p>
              </table:table-cell>
              <table:table-cell office:value-type="float" office:value="643.34">
                <text:p>643.34</text:p>
              </table:table-cell>
              <table:table-cell office:value-type="float" office:value="492">
                <text:p>492</text:p>
              </table:table-cell>
              <table:table-cell office:value-type="float" office:value="544.49">
                <text:p>544.49</text:p>
              </table:table-cell>
              <table:table-cell office:value-type="float" office:value="463">
                <text:p>463</text:p>
              </table:table-cell>
              <table:table-cell office:value-type="float" office:value="697.7">
                <text:p>697.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4.55">
                <text:p>1224.55</text:p>
              </table:table-cell>
              <table:table-cell office:value-type="float" office:value="681">
                <text:p>681</text:p>
              </table:table-cell>
              <table:table-cell office:value-type="float" office:value="677.61">
                <text:p>677.61</text:p>
              </table:table-cell>
              <table:table-cell office:value-type="float" office:value="515">
                <text:p>515</text:p>
              </table:table-cell>
              <table:table-cell office:value-type="float" office:value="575.53">
                <text:p>575.53</text:p>
              </table:table-cell>
              <table:table-cell office:value-type="float" office:value="484">
                <text:p>484</text:p>
              </table:table-cell>
              <table:table-cell office:value-type="float" office:value="720.11">
                <text:p>720.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2.53">
                <text:p>1432.53</text:p>
              </table:table-cell>
              <table:table-cell office:value-type="float" office:value="945">
                <text:p>945</text:p>
              </table:table-cell>
              <table:table-cell office:value-type="float" office:value="795.19">
                <text:p>795.19</text:p>
              </table:table-cell>
              <table:table-cell office:value-type="float" office:value="634">
                <text:p>634</text:p>
              </table:table-cell>
              <table:table-cell office:value-type="float" office:value="661.84">
                <text:p>661.84</text:p>
              </table:table-cell>
              <table:table-cell office:value-type="float" office:value="562">
                <text:p>562</text:p>
              </table:table-cell>
              <table:table-cell office:value-type="float" office:value="925.15">
                <text:p>925.1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1.74">
                <text:p>1531.74</text:p>
              </table:table-cell>
              <table:table-cell office:value-type="float" office:value="985">
                <text:p>985</text:p>
              </table:table-cell>
              <table:table-cell office:value-type="float" office:value="759.47">
                <text:p>759.47</text:p>
              </table:table-cell>
              <table:table-cell office:value-type="float" office:value="613">
                <text:p>613</text:p>
              </table:table-cell>
              <table:table-cell office:value-type="float" office:value="639.6">
                <text:p>639.6</text:p>
              </table:table-cell>
              <table:table-cell office:value-type="float" office:value="571">
                <text:p>571</text:p>
              </table:table-cell>
              <table:table-cell office:value-type="float" office:value="900.94">
                <text:p>900.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8.28">
                <text:p>1508.28</text:p>
              </table:table-cell>
              <table:table-cell office:value-type="float" office:value="877">
                <text:p>877</text:p>
              </table:table-cell>
              <table:table-cell office:value-type="float" office:value="686.47">
                <text:p>686.47</text:p>
              </table:table-cell>
              <table:table-cell office:value-type="float" office:value="455">
                <text:p>455</text:p>
              </table:table-cell>
              <table:table-cell office:value-type="float" office:value="585.48">
                <text:p>585.48</text:p>
              </table:table-cell>
              <table:table-cell office:value-type="float" office:value="455">
                <text:p>455</text:p>
              </table:table-cell>
              <table:table-cell office:value-type="float" office:value="862.86">
                <text:p>862.8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0.23">
                <text:p>1810.23</text:p>
              </table:table-cell>
              <table:table-cell office:value-type="float" office:value="1169">
                <text:p>1169</text:p>
              </table:table-cell>
              <table:table-cell office:value-type="float" office:value="825.55">
                <text:p>825.55</text:p>
              </table:table-cell>
              <table:table-cell office:value-type="float" office:value="652">
                <text:p>652</text:p>
              </table:table-cell>
              <table:table-cell office:value-type="float" office:value="686.97">
                <text:p>686.97</text:p>
              </table:table-cell>
              <table:table-cell office:value-type="float" office:value="632">
                <text:p>632</text:p>
              </table:table-cell>
              <table:table-cell office:value-type="float" office:value="1037.68">
                <text:p>1037.68</text:p>
              </table:table-cell>
              <table:table-cell office:value-type="float" office:value="749">
                <text:p>74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e16173" draw:fill-color="#e1617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4cm" svg:y="0.172cm" chart:style-name="ch2">
          <text:p>1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50_maxs_0.2'.D1:'TESTBENCH_metaheu_ls_vnd_bvns_ts__niter_10_search_anxious_init_random_memory_10_times4ave_50_maxs_0.2'.D31 'TESTBENCH_metaheu_ls_vnd_bvns_ts__niter_10_search_anxious_init_random_memory_10_times4ave_50_maxs_0.2'.G1:'TESTBENCH_metaheu_ls_vnd_bvns_ts__niter_10_search_anxious_init_random_memory_10_times4ave_50_maxs_0.2'.G31 'TESTBENCH_metaheu_ls_vnd_bvns_ts__niter_10_search_anxious_init_random_memory_10_times4ave_50_maxs_0.2'.J1:'TESTBENCH_metaheu_ls_vnd_bvns_ts__niter_10_search_anxious_init_random_memory_10_times4ave_50_maxs_0.2'.J31 'TESTBENCH_metaheu_ls_vnd_bvns_ts__niter_10_search_anxious_init_random_memory_10_times4ave_50_maxs_0.2'.M1:'TESTBENCH_metaheu_ls_vnd_bvns_ts__niter_10_search_anxious_init_random_memory_10_times4ave_50_maxs_0.2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D2:'TESTBENCH_metaheu_ls_vnd_bvns_ts__niter_10_search_anxious_init_random_memory_10_times4ave_50_maxs_0.2'.D31" chart:label-cell-address="'TESTBENCH_metaheu_ls_vnd_bvns_ts__niter_10_search_anxious_init_random_memory_10_times4ave_50_maxs_0.2'.D1:'TESTBENCH_metaheu_ls_vnd_bvns_ts__niter_10_search_anxious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G2:'TESTBENCH_metaheu_ls_vnd_bvns_ts__niter_10_search_anxious_init_random_memory_10_times4ave_50_maxs_0.2'.G31" chart:label-cell-address="'TESTBENCH_metaheu_ls_vnd_bvns_ts__niter_10_search_anxious_init_random_memory_10_times4ave_50_maxs_0.2'.G1:'TESTBENCH_metaheu_ls_vnd_bvns_ts__niter_10_search_anxious_init_random_memory_10_times4ave_50_maxs_0.2'.G1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J2:'TESTBENCH_metaheu_ls_vnd_bvns_ts__niter_10_search_anxious_init_random_memory_10_times4ave_50_maxs_0.2'.J31" chart:label-cell-address="'TESTBENCH_metaheu_ls_vnd_bvns_ts__niter_10_search_anxious_init_random_memory_10_times4ave_50_maxs_0.2'.J1:'TESTBENCH_metaheu_ls_vnd_bvns_ts__niter_10_search_anxious_init_random_memory_10_times4ave_50_maxs_0.2'.J1" chart:class="chart:line">
            <chart:data-point chart:repeated="30"/>
          </chart:series>
          <chart:series chart:style-name="ch10" chart:values-cell-range-address="'TESTBENCH_metaheu_ls_vnd_bvns_ts__niter_10_search_anxious_init_random_memory_10_times4ave_50_maxs_0.2'.M2:'TESTBENCH_metaheu_ls_vnd_bvns_ts__niter_10_search_anxious_init_random_memory_10_times4ave_50_maxs_0.2'.M31" chart:label-cell-address="'TESTBENCH_metaheu_ls_vnd_bvns_ts__niter_10_search_anxious_init_random_memory_10_times4ave_50_maxs_0.2'.M1:'TESTBENCH_metaheu_ls_vnd_bvns_ts__niter_10_search_anxious_init_random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50_maxs_0.2'.D1:'TESTBENCH_metaheu_ls_vnd_bvns_ts__niter_10_search_anxious_init_random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50_maxs_0.2'.G1:'TESTBENCH_metaheu_ls_vnd_bvns_ts__niter_10_search_anxious_init_random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50_maxs_0.2'.J1:'TESTBENCH_metaheu_ls_vnd_bvns_ts__niter_10_search_anxious_init_random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50_maxs_0.2'.M1:'TESTBENCH_metaheu_ls_vnd_bvns_ts__niter_10_search_anxious_init_random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90.75">
                <text:p>1390.75</text:p>
                <draw:g>
                  <svg:desc>'TESTBENCH_metaheu_ls_vnd_bvns_ts__niter_10_search_anxious_init_random_memory_10_times4ave_50_maxs_0.2'.D2:'TESTBENCH_metaheu_ls_vnd_bvns_ts__niter_10_search_anxious_init_random_memory_10_times4ave_50_maxs_0.2'.D31</svg:desc>
                </draw:g>
              </table:table-cell>
              <table:table-cell office:value-type="float" office:value="710.2">
                <text:p>710.2</text:p>
                <draw:g>
                  <svg:desc>'TESTBENCH_metaheu_ls_vnd_bvns_ts__niter_10_search_anxious_init_random_memory_10_times4ave_50_maxs_0.2'.G2:'TESTBENCH_metaheu_ls_vnd_bvns_ts__niter_10_search_anxious_init_random_memory_10_times4ave_50_maxs_0.2'.G31</svg:desc>
                </draw:g>
              </table:table-cell>
              <table:table-cell office:value-type="float" office:value="579.02">
                <text:p>579.02</text:p>
                <draw:g>
                  <svg:desc>'TESTBENCH_metaheu_ls_vnd_bvns_ts__niter_10_search_anxious_init_random_memory_10_times4ave_50_maxs_0.2'.J2:'TESTBENCH_metaheu_ls_vnd_bvns_ts__niter_10_search_anxious_init_random_memory_10_times4ave_50_maxs_0.2'.J31</svg:desc>
                </draw:g>
              </table:table-cell>
              <table:table-cell office:value-type="float" office:value="825.83">
                <text:p>825.83</text:p>
                <draw:g>
                  <svg:desc>'TESTBENCH_metaheu_ls_vnd_bvns_ts__niter_10_search_anxious_init_random_memory_10_times4ave_50_maxs_0.2'.M2:'TESTBENCH_metaheu_ls_vnd_bvns_ts__niter_10_search_anxious_init_random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0.92">
                <text:p>1330.92</text:p>
              </table:table-cell>
              <table:table-cell office:value-type="float" office:value="685.63">
                <text:p>685.63</text:p>
              </table:table-cell>
              <table:table-cell office:value-type="float" office:value="566.58">
                <text:p>566.58</text:p>
              </table:table-cell>
              <table:table-cell office:value-type="float" office:value="787.3">
                <text:p>78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5.8">
                <text:p>1435.8</text:p>
              </table:table-cell>
              <table:table-cell office:value-type="float" office:value="652.17">
                <text:p>652.17</text:p>
              </table:table-cell>
              <table:table-cell office:value-type="float" office:value="535.65">
                <text:p>535.65</text:p>
              </table:table-cell>
              <table:table-cell office:value-type="float" office:value="795.56">
                <text:p>795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.77">
                <text:p>1301.77</text:p>
              </table:table-cell>
              <table:table-cell office:value-type="float" office:value="703.24">
                <text:p>703.24</text:p>
              </table:table-cell>
              <table:table-cell office:value-type="float" office:value="565.23">
                <text:p>565.23</text:p>
              </table:table-cell>
              <table:table-cell office:value-type="float" office:value="785.58">
                <text:p>785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.27">
                <text:p>1337.27</text:p>
              </table:table-cell>
              <table:table-cell office:value-type="float" office:value="632.65">
                <text:p>632.65</text:p>
              </table:table-cell>
              <table:table-cell office:value-type="float" office:value="495.78">
                <text:p>495.78</text:p>
              </table:table-cell>
              <table:table-cell office:value-type="float" office:value="730.19">
                <text:p>730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1.85">
                <text:p>1611.85</text:p>
              </table:table-cell>
              <table:table-cell office:value-type="float" office:value="746.97">
                <text:p>746.97</text:p>
              </table:table-cell>
              <table:table-cell office:value-type="float" office:value="622.73">
                <text:p>622.73</text:p>
              </table:table-cell>
              <table:table-cell office:value-type="float" office:value="895.36">
                <text:p>895.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1.63">
                <text:p>1401.63</text:p>
              </table:table-cell>
              <table:table-cell office:value-type="float" office:value="727.68">
                <text:p>727.68</text:p>
              </table:table-cell>
              <table:table-cell office:value-type="float" office:value="587.08">
                <text:p>587.08</text:p>
              </table:table-cell>
              <table:table-cell office:value-type="float" office:value="817.51">
                <text:p>817.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0.61">
                <text:p>1290.61</text:p>
              </table:table-cell>
              <table:table-cell office:value-type="float" office:value="670.04">
                <text:p>670.04</text:p>
              </table:table-cell>
              <table:table-cell office:value-type="float" office:value="548.67">
                <text:p>548.67</text:p>
              </table:table-cell>
              <table:table-cell office:value-type="float" office:value="763.4">
                <text:p>763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2.28">
                <text:p>1322.28</text:p>
              </table:table-cell>
              <table:table-cell office:value-type="float" office:value="700.67">
                <text:p>700.67</text:p>
              </table:table-cell>
              <table:table-cell office:value-type="float" office:value="555.06">
                <text:p>555.06</text:p>
              </table:table-cell>
              <table:table-cell office:value-type="float" office:value="783.57">
                <text:p>783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4.18">
                <text:p>1454.18</text:p>
              </table:table-cell>
              <table:table-cell office:value-type="float" office:value="696.72">
                <text:p>696.72</text:p>
              </table:table-cell>
              <table:table-cell office:value-type="float" office:value="583.33">
                <text:p>583.33</text:p>
              </table:table-cell>
              <table:table-cell office:value-type="float" office:value="874.76">
                <text:p>874.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.73">
                <text:p>1579.73</text:p>
              </table:table-cell>
              <table:table-cell office:value-type="float" office:value="828.42">
                <text:p>828.42</text:p>
              </table:table-cell>
              <table:table-cell office:value-type="float" office:value="669.87">
                <text:p>669.87</text:p>
              </table:table-cell>
              <table:table-cell office:value-type="float" office:value="953.38">
                <text:p>953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6.08">
                <text:p>1396.08</text:p>
              </table:table-cell>
              <table:table-cell office:value-type="float" office:value="721.68">
                <text:p>721.68</text:p>
              </table:table-cell>
              <table:table-cell office:value-type="float" office:value="587.28">
                <text:p>587.28</text:p>
              </table:table-cell>
              <table:table-cell office:value-type="float" office:value="804.53">
                <text:p>804.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6.25">
                <text:p>1286.25</text:p>
              </table:table-cell>
              <table:table-cell office:value-type="float" office:value="721.49">
                <text:p>721.49</text:p>
              </table:table-cell>
              <table:table-cell office:value-type="float" office:value="595.08">
                <text:p>595.08</text:p>
              </table:table-cell>
              <table:table-cell office:value-type="float" office:value="766.83">
                <text:p>766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3.75">
                <text:p>1323.75</text:p>
              </table:table-cell>
              <table:table-cell office:value-type="float" office:value="673.01">
                <text:p>673.01</text:p>
              </table:table-cell>
              <table:table-cell office:value-type="float" office:value="538.58">
                <text:p>538.58</text:p>
              </table:table-cell>
              <table:table-cell office:value-type="float" office:value="780.18">
                <text:p>780.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4.27">
                <text:p>1344.27</text:p>
              </table:table-cell>
              <table:table-cell office:value-type="float" office:value="706.04">
                <text:p>706.04</text:p>
              </table:table-cell>
              <table:table-cell office:value-type="float" office:value="590.38">
                <text:p>590.38</text:p>
              </table:table-cell>
              <table:table-cell office:value-type="float" office:value="781.34">
                <text:p>781.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2.97">
                <text:p>1422.97</text:p>
              </table:table-cell>
              <table:table-cell office:value-type="float" office:value="757.65">
                <text:p>757.65</text:p>
              </table:table-cell>
              <table:table-cell office:value-type="float" office:value="637.9">
                <text:p>637.9</text:p>
              </table:table-cell>
              <table:table-cell office:value-type="float" office:value="825.69">
                <text:p>825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4.13">
                <text:p>1384.13</text:p>
              </table:table-cell>
              <table:table-cell office:value-type="float" office:value="651.98">
                <text:p>651.98</text:p>
              </table:table-cell>
              <table:table-cell office:value-type="float" office:value="485.19">
                <text:p>485.19</text:p>
              </table:table-cell>
              <table:table-cell office:value-type="float" office:value="752.87">
                <text:p>752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8.85">
                <text:p>1438.85</text:p>
              </table:table-cell>
              <table:table-cell office:value-type="float" office:value="799.7">
                <text:p>799.7</text:p>
              </table:table-cell>
              <table:table-cell office:value-type="float" office:value="650.19">
                <text:p>650.19</text:p>
              </table:table-cell>
              <table:table-cell office:value-type="float" office:value="914.96">
                <text:p>914.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5.78">
                <text:p>1335.78</text:p>
              </table:table-cell>
              <table:table-cell office:value-type="float" office:value="683.47">
                <text:p>683.47</text:p>
              </table:table-cell>
              <table:table-cell office:value-type="float" office:value="555.63">
                <text:p>555.63</text:p>
              </table:table-cell>
              <table:table-cell office:value-type="float" office:value="771.36">
                <text:p>771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5.52">
                <text:p>1345.52</text:p>
              </table:table-cell>
              <table:table-cell office:value-type="float" office:value="681.85">
                <text:p>681.85</text:p>
              </table:table-cell>
              <table:table-cell office:value-type="float" office:value="563.41">
                <text:p>563.41</text:p>
              </table:table-cell>
              <table:table-cell office:value-type="float" office:value="806.2">
                <text:p>806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21.85">
                <text:p>1421.85</text:p>
              </table:table-cell>
              <table:table-cell office:value-type="float" office:value="735.06">
                <text:p>735.06</text:p>
              </table:table-cell>
              <table:table-cell office:value-type="float" office:value="594.05">
                <text:p>594.05</text:p>
              </table:table-cell>
              <table:table-cell office:value-type="float" office:value="856.82">
                <text:p>856.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5.24">
                <text:p>1345.24</text:p>
              </table:table-cell>
              <table:table-cell office:value-type="float" office:value="781.35">
                <text:p>781.35</text:p>
              </table:table-cell>
              <table:table-cell office:value-type="float" office:value="622.18">
                <text:p>622.18</text:p>
              </table:table-cell>
              <table:table-cell office:value-type="float" office:value="859.73">
                <text:p>859.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2.37">
                <text:p>1362.37</text:p>
              </table:table-cell>
              <table:table-cell office:value-type="float" office:value="763.65">
                <text:p>763.65</text:p>
              </table:table-cell>
              <table:table-cell office:value-type="float" office:value="683.05">
                <text:p>683.05</text:p>
              </table:table-cell>
              <table:table-cell office:value-type="float" office:value="875.03">
                <text:p>875.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8.09">
                <text:p>1558.09</text:p>
              </table:table-cell>
              <table:table-cell office:value-type="float" office:value="770.2">
                <text:p>770.2</text:p>
              </table:table-cell>
              <table:table-cell office:value-type="float" office:value="649.46">
                <text:p>649.46</text:p>
              </table:table-cell>
              <table:table-cell office:value-type="float" office:value="929.5">
                <text:p>929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4.54">
                <text:p>1184.54</text:p>
              </table:table-cell>
              <table:table-cell office:value-type="float" office:value="643.34">
                <text:p>643.34</text:p>
              </table:table-cell>
              <table:table-cell office:value-type="float" office:value="544.49">
                <text:p>544.49</text:p>
              </table:table-cell>
              <table:table-cell office:value-type="float" office:value="697.7">
                <text:p>697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4.55">
                <text:p>1224.55</text:p>
              </table:table-cell>
              <table:table-cell office:value-type="float" office:value="677.61">
                <text:p>677.61</text:p>
              </table:table-cell>
              <table:table-cell office:value-type="float" office:value="575.53">
                <text:p>575.53</text:p>
              </table:table-cell>
              <table:table-cell office:value-type="float" office:value="720.11">
                <text:p>720.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2.53">
                <text:p>1432.53</text:p>
              </table:table-cell>
              <table:table-cell office:value-type="float" office:value="795.19">
                <text:p>795.19</text:p>
              </table:table-cell>
              <table:table-cell office:value-type="float" office:value="661.84">
                <text:p>661.84</text:p>
              </table:table-cell>
              <table:table-cell office:value-type="float" office:value="925.15">
                <text:p>925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1.74">
                <text:p>1531.74</text:p>
              </table:table-cell>
              <table:table-cell office:value-type="float" office:value="759.47">
                <text:p>759.47</text:p>
              </table:table-cell>
              <table:table-cell office:value-type="float" office:value="639.6">
                <text:p>639.6</text:p>
              </table:table-cell>
              <table:table-cell office:value-type="float" office:value="900.94">
                <text:p>900.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8.28">
                <text:p>1508.28</text:p>
              </table:table-cell>
              <table:table-cell office:value-type="float" office:value="686.47">
                <text:p>686.47</text:p>
              </table:table-cell>
              <table:table-cell office:value-type="float" office:value="585.48">
                <text:p>585.48</text:p>
              </table:table-cell>
              <table:table-cell office:value-type="float" office:value="862.86">
                <text:p>862.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0.23">
                <text:p>1810.23</text:p>
              </table:table-cell>
              <table:table-cell office:value-type="float" office:value="825.55">
                <text:p>825.55</text:p>
              </table:table-cell>
              <table:table-cell office:value-type="float" office:value="686.97">
                <text:p>686.97</text:p>
              </table:table-cell>
              <table:table-cell office:value-type="float" office:value="1037.68">
                <text:p>1037.68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6cm" svg:y="0.172cm" chart:style-name="ch2">
          <text:p>10 nodes comparison: LS, VND, BVNS, TS
 niter=10, anxious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random_memory_10_times4ave_50_maxs_0.2'.E1:'TESTBENCH_metaheu_ls_vnd_bvns_ts__niter_10_search_anxious_init_random_memory_10_times4ave_50_maxs_0.2'.E31 'TESTBENCH_metaheu_ls_vnd_bvns_ts__niter_10_search_anxious_init_random_memory_10_times4ave_50_maxs_0.2'.H1:'TESTBENCH_metaheu_ls_vnd_bvns_ts__niter_10_search_anxious_init_random_memory_10_times4ave_50_maxs_0.2'.H31 'TESTBENCH_metaheu_ls_vnd_bvns_ts__niter_10_search_anxious_init_random_memory_10_times4ave_50_maxs_0.2'.K1:'TESTBENCH_metaheu_ls_vnd_bvns_ts__niter_10_search_anxious_init_random_memory_10_times4ave_50_maxs_0.2'.K31 'TESTBENCH_metaheu_ls_vnd_bvns_ts__niter_10_search_anxious_init_random_memory_10_times4ave_50_maxs_0.2'.N1:'TESTBENCH_metaheu_ls_vnd_bvns_ts__niter_10_search_anxious_init_random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E2:'TESTBENCH_metaheu_ls_vnd_bvns_ts__niter_10_search_anxious_init_random_memory_10_times4ave_50_maxs_0.2'.E31" chart:label-cell-address="'TESTBENCH_metaheu_ls_vnd_bvns_ts__niter_10_search_anxious_init_random_memory_10_times4ave_50_maxs_0.2'.E1:'TESTBENCH_metaheu_ls_vnd_bvns_ts__niter_10_search_anxious_init_random_memory_10_times4ave_50_maxs_0.2'.E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H2:'TESTBENCH_metaheu_ls_vnd_bvns_ts__niter_10_search_anxious_init_random_memory_10_times4ave_50_maxs_0.2'.H31" chart:label-cell-address="'TESTBENCH_metaheu_ls_vnd_bvns_ts__niter_10_search_anxious_init_random_memory_10_times4ave_50_maxs_0.2'.H1:'TESTBENCH_metaheu_ls_vnd_bvns_ts__niter_10_search_anxious_init_random_memory_10_times4ave_50_maxs_0.2'.H1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K2:'TESTBENCH_metaheu_ls_vnd_bvns_ts__niter_10_search_anxious_init_random_memory_10_times4ave_50_maxs_0.2'.K31" chart:label-cell-address="'TESTBENCH_metaheu_ls_vnd_bvns_ts__niter_10_search_anxious_init_random_memory_10_times4ave_50_maxs_0.2'.K1:'TESTBENCH_metaheu_ls_vnd_bvns_ts__niter_10_search_anxious_init_random_memory_10_times4ave_50_maxs_0.2'.K1" chart:class="chart:line">
            <chart:data-point chart:repeated="30"/>
          </chart:series>
          <chart:series chart:style-name="ch10" chart:values-cell-range-address="'TESTBENCH_metaheu_ls_vnd_bvns_ts__niter_10_search_anxious_init_random_memory_10_times4ave_50_maxs_0.2'.N2:'TESTBENCH_metaheu_ls_vnd_bvns_ts__niter_10_search_anxious_init_random_memory_10_times4ave_50_maxs_0.2'.N31" chart:label-cell-address="'TESTBENCH_metaheu_ls_vnd_bvns_ts__niter_10_search_anxious_init_random_memory_10_times4ave_50_maxs_0.2'.N1:'TESTBENCH_metaheu_ls_vnd_bvns_ts__niter_10_search_anxious_init_random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50_maxs_0.2'.E1:'TESTBENCH_metaheu_ls_vnd_bvns_ts__niter_10_search_anxious_init_random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50_maxs_0.2'.H1:'TESTBENCH_metaheu_ls_vnd_bvns_ts__niter_10_search_anxious_init_random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50_maxs_0.2'.K1:'TESTBENCH_metaheu_ls_vnd_bvns_ts__niter_10_search_anxious_init_random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50_maxs_0.2'.N1:'TESTBENCH_metaheu_ls_vnd_bvns_ts__niter_10_search_anxious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77">
                <text:p>977</text:p>
                <draw:g>
                  <svg:desc>'TESTBENCH_metaheu_ls_vnd_bvns_ts__niter_10_search_anxious_init_random_memory_10_times4ave_50_maxs_0.2'.E2:'TESTBENCH_metaheu_ls_vnd_bvns_ts__niter_10_search_anxious_init_random_memory_10_times4ave_50_maxs_0.2'.E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random_memory_10_times4ave_50_maxs_0.2'.H2:'TESTBENCH_metaheu_ls_vnd_bvns_ts__niter_10_search_anxious_init_random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random_memory_10_times4ave_50_maxs_0.2'.K2:'TESTBENCH_metaheu_ls_vnd_bvns_ts__niter_10_search_anxious_init_random_memory_10_times4ave_50_maxs_0.2'.K31</svg:desc>
                </draw:g>
              </table:table-cell>
              <table:table-cell office:value-type="float" office:value="636">
                <text:p>636</text:p>
                <draw:g>
                  <svg:desc>'TESTBENCH_metaheu_ls_vnd_bvns_ts__niter_10_search_anxious_init_random_memory_10_times4ave_50_maxs_0.2'.N2:'TESTBENCH_metaheu_ls_vnd_bvns_ts__niter_10_search_anxious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42">
                <text:p>842</text:p>
              </table:table-cell>
              <table:table-cell office:value-type="float" office:value="499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87">
                <text:p>887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2">
                <text:p>802</text:p>
              </table:table-cell>
              <table:table-cell office:value-type="float" office:value="502">
                <text:p>502</text:p>
              </table:table-cell>
              <table:table-cell office:value-type="float" office:value="443">
                <text:p>44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3">
                <text:p>823</text:p>
              </table:table-cell>
              <table:table-cell office:value-type="float" office:value="454">
                <text:p>454</text:p>
              </table:table-cell>
              <table:table-cell office:value-type="float" office:value="408">
                <text:p>40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21">
                <text:p>1121</text:p>
              </table:table-cell>
              <table:table-cell office:value-type="float" office:value="556">
                <text:p>556</text:p>
              </table:table-cell>
              <table:table-cell office:value-type="float" office:value="530">
                <text:p>53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1">
                <text:p>881</text:p>
              </table:table-cell>
              <table:table-cell office:value-type="float" office:value="538">
                <text:p>538</text:p>
              </table:table-cell>
              <table:table-cell office:value-type="float" office:value="504">
                <text:p>50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3">
                <text:p>763</text:p>
              </table:table-cell>
              <table:table-cell office:value-type="float" office:value="523">
                <text:p>523</text:p>
              </table:table-cell>
              <table:table-cell office:value-type="float" office:value="464">
                <text:p>46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9">
                <text:p>789</text:p>
              </table:table-cell>
              <table:table-cell office:value-type="float" office:value="480">
                <text:p>480</text:p>
              </table:table-cell>
              <table:table-cell office:value-type="float" office:value="426">
                <text:p>42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6">
                <text:p>896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4">
                <text:p>904</text:p>
              </table:table-cell>
              <table:table-cell office:value-type="float" office:value="554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6">
                <text:p>836</text:p>
              </table:table-cell>
              <table:table-cell office:value-type="float" office:value="498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7">
                <text:p>847</text:p>
              </table:table-cell>
              <table:table-cell office:value-type="float" office:value="476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20">
                <text:p>820</text:p>
              </table:table-cell>
              <table:table-cell office:value-type="float" office:value="535">
                <text:p>535</text:p>
              </table:table-cell>
              <table:table-cell office:value-type="float" office:value="511">
                <text:p>511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20">
                <text:p>920</text:p>
              </table:table-cell>
              <table:table-cell office:value-type="float" office:value="567">
                <text:p>567</text:p>
              </table:table-cell>
              <table:table-cell office:value-type="float" office:value="535">
                <text:p>53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7">
                <text:p>837</text:p>
              </table:table-cell>
              <table:table-cell office:value-type="float" office:value="405">
                <text:p>405</text:p>
              </table:table-cell>
              <table:table-cell office:value-type="float" office:value="373">
                <text:p>37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4">
                <text:p>1014</text:p>
              </table:table-cell>
              <table:table-cell office:value-type="float" office:value="584">
                <text:p>584</text:p>
              </table:table-cell>
              <table:table-cell office:value-type="float" office:value="558">
                <text:p>55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29">
                <text:p>829</text:p>
              </table:table-cell>
              <table:table-cell office:value-type="float" office:value="470">
                <text:p>470</text:p>
              </table:table-cell>
              <table:table-cell office:value-type="float" office:value="447">
                <text:p>44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5">
                <text:p>955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35">
                <text:p>935</text:p>
              </table:table-cell>
              <table:table-cell office:value-type="float" office:value="557">
                <text:p>557</text:p>
              </table:table-cell>
              <table:table-cell office:value-type="float" office:value="492">
                <text:p>49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15">
                <text:p>815</text:p>
              </table:table-cell>
              <table:table-cell office:value-type="float" office:value="546">
                <text:p>546</text:p>
              </table:table-cell>
              <table:table-cell office:value-type="float" office:value="523">
                <text:p>52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9">
                <text:p>899</text:p>
              </table:table-cell>
              <table:table-cell office:value-type="float" office:value="647">
                <text:p>647</text:p>
              </table:table-cell>
              <table:table-cell office:value-type="float" office:value="599">
                <text:p>59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6">
                <text:p>936</text:p>
              </table:table-cell>
              <table:table-cell office:value-type="float" office:value="600">
                <text:p>600</text:p>
              </table:table-cell>
              <table:table-cell office:value-type="float" office:value="563">
                <text:p>56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6">
                <text:p>746</text:p>
              </table:table-cell>
              <table:table-cell office:value-type="float" office:value="492">
                <text:p>492</text:p>
              </table:table-cell>
              <table:table-cell office:value-type="float" office:value="463">
                <text:p>46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1">
                <text:p>681</text:p>
              </table:table-cell>
              <table:table-cell office:value-type="float" office:value="515">
                <text:p>515</text:p>
              </table:table-cell>
              <table:table-cell office:value-type="float" office:value="484">
                <text:p>48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5">
                <text:p>945</text:p>
              </table:table-cell>
              <table:table-cell office:value-type="float" office:value="634">
                <text:p>634</text:p>
              </table:table-cell>
              <table:table-cell office:value-type="float" office:value="562">
                <text:p>562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5">
                <text:p>985</text:p>
              </table:table-cell>
              <table:table-cell office:value-type="float" office:value="613">
                <text:p>613</text:p>
              </table:table-cell>
              <table:table-cell office:value-type="float" office:value="571">
                <text:p>571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7">
                <text:p>877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9">
                <text:p>1169</text:p>
              </table:table-cell>
              <table:table-cell office:value-type="float" office:value="652">
                <text:p>652</text:p>
              </table:table-cell>
              <table:table-cell office:value-type="float" office:value="632">
                <text:p>632</text:p>
              </table:table-cell>
              <table:table-cell office:value-type="float" office:value="749">
                <text:p>749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3cm" svg:height="9.005cm" xlink:href=".." xlink:type="simple" chart:class="chart:line" chart:style-name="ch1">
        <chart:title svg:x="1.936cm" svg:y="0.265cm" chart:style-name="ch2">
          <text:p>					10 nodes comparison
 niter=10, anxious, initial solution=random, memory in TS=10</text:p>
        </chart:title>
        <chart:legend chart:legend-position="bottom" svg:x="2.489cm" svg:y="8.406cm" style:legend-expansion="custom" chartooo:width="10.416cm" chartooo:height="0.597cm" style:legend-expansion-aspect-ratio="17.4472361809045" chart:style-name="ch3"/>
        <chart:plot-area chart:style-name="ch4" table:cell-range-address="'TESTBENCH_metaheu_ls_vnd_bvns_ts__niter_10_search_anxious_init_random_memory_10_times4ave_50_maxs_0.2'.D1:'TESTBENCH_metaheu_ls_vnd_bvns_ts__niter_10_search_anxious_init_random_memory_10_times4ave_50_maxs_0.2'.E31" chart:data-source-has-labels="row" svg:x="-0.293cm" svg:y="1.75cm" svg:width="15.95cm" svg:height="6.262cm">
          <chartooo:coordinate-region svg:x="0.699cm" svg:y="1.949cm" svg:width="14.77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D2:'TESTBENCH_metaheu_ls_vnd_bvns_ts__niter_10_search_anxious_init_random_memory_10_times4ave_50_maxs_0.2'.D31" chart:label-cell-address="'TESTBENCH_metaheu_ls_vnd_bvns_ts__niter_10_search_anxious_init_random_memory_10_times4ave_50_maxs_0.2'.D1:'TESTBENCH_metaheu_ls_vnd_bvns_ts__niter_10_search_anxious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E2:'TESTBENCH_metaheu_ls_vnd_bvns_ts__niter_10_search_anxious_init_random_memory_10_times4ave_50_maxs_0.2'.E31" chart:label-cell-address="'TESTBENCH_metaheu_ls_vnd_bvns_ts__niter_10_search_anxious_init_random_memory_10_times4ave_50_maxs_0.2'.E1:'TESTBENCH_metaheu_ls_vnd_bvns_ts__niter_10_search_anxious_init_random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random_memory_10_times4ave_50_maxs_0.2'.D1:'TESTBENCH_metaheu_ls_vnd_bvns_ts__niter_10_search_anxious_init_random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random_memory_10_times4ave_50_maxs_0.2'.E1:'TESTBENCH_metaheu_ls_vnd_bvns_ts__niter_10_search_anxious_init_random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90.75">
                <text:p>1390.75</text:p>
                <draw:g>
                  <svg:desc>'TESTBENCH_metaheu_ls_vnd_bvns_ts__niter_10_search_anxious_init_random_memory_10_times4ave_50_maxs_0.2'.D2:'TESTBENCH_metaheu_ls_vnd_bvns_ts__niter_10_search_anxious_init_random_memory_10_times4ave_50_maxs_0.2'.D31</svg:desc>
                </draw:g>
              </table:table-cell>
              <table:table-cell office:value-type="float" office:value="977">
                <text:p>977</text:p>
                <draw:g>
                  <svg:desc>'TESTBENCH_metaheu_ls_vnd_bvns_ts__niter_10_search_anxious_init_random_memory_10_times4ave_50_maxs_0.2'.E2:'TESTBENCH_metaheu_ls_vnd_bvns_ts__niter_10_search_anxious_init_random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0.92">
                <text:p>1330.9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5.8">
                <text:p>1435.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01.77">
                <text:p>1301.7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7.27">
                <text:p>1337.27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11.85">
                <text:p>1611.8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1.63">
                <text:p>1401.6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0.61">
                <text:p>1290.6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22.28">
                <text:p>1322.28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54.18">
                <text:p>1454.1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9.73">
                <text:p>1579.73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96.08">
                <text:p>1396.0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6.25">
                <text:p>1286.2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23.75">
                <text:p>1323.7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4.27">
                <text:p>1344.27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22.97">
                <text:p>1422.97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84.13">
                <text:p>1384.1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38.85">
                <text:p>1438.85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5.78">
                <text:p>1335.78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5.52">
                <text:p>1345.5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21.85">
                <text:p>1421.8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5.24">
                <text:p>1345.2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62.37">
                <text:p>1362.37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58.09">
                <text:p>1558.0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4.54">
                <text:p>1184.5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4.55">
                <text:p>1224.55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2.53">
                <text:p>1432.53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31.74">
                <text:p>1531.74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8.28">
                <text:p>1508.28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10.23">
                <text:p>1810.23</text:p>
              </table:table-cell>
              <table:table-cell office:value-type="float" office:value="1169">
                <text:p>1169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3cm" svg:height="9.005cm" xlink:href=".." xlink:type="simple" chart:class="chart:line" chart:style-name="ch1">
        <chart:title svg:x="1.938cm" svg:y="0.265cm" chart:style-name="ch2">
          <text:p>					10 nodes comparison
 niter=10, anxious, initial solution=random, memory in TS=10</text:p>
        </chart:title>
        <chart:legend chart:legend-position="bottom" svg:x="2.489cm" svg:y="8.406cm" style:legend-expansion="custom" chartooo:width="10.416cm" chartooo:height="0.597cm" style:legend-expansion-aspect-ratio="17.4472361809045" chart:style-name="ch3"/>
        <chart:plot-area chart:style-name="ch4" table:cell-range-address="'TESTBENCH_metaheu_ls_vnd_bvns_ts__niter_10_search_anxious_init_random_memory_10_times4ave_50_maxs_0.2'.G1:'TESTBENCH_metaheu_ls_vnd_bvns_ts__niter_10_search_anxious_init_random_memory_10_times4ave_50_maxs_0.2'.H31" chart:data-source-has-labels="row" svg:x="-0.108cm" svg:y="1.75cm" svg:width="15.765cm" svg:height="6.262cm">
          <chartooo:coordinate-region svg:x="0.699cm" svg:y="1.949cm" svg:width="14.77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G2:'TESTBENCH_metaheu_ls_vnd_bvns_ts__niter_10_search_anxious_init_random_memory_10_times4ave_50_maxs_0.2'.G31" chart:label-cell-address="'TESTBENCH_metaheu_ls_vnd_bvns_ts__niter_10_search_anxious_init_random_memory_10_times4ave_50_maxs_0.2'.G1:'TESTBENCH_metaheu_ls_vnd_bvns_ts__niter_10_search_anxious_init_random_memory_10_times4ave_50_maxs_0.2'.G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H2:'TESTBENCH_metaheu_ls_vnd_bvns_ts__niter_10_search_anxious_init_random_memory_10_times4ave_50_maxs_0.2'.H31" chart:label-cell-address="'TESTBENCH_metaheu_ls_vnd_bvns_ts__niter_10_search_anxious_init_random_memory_10_times4ave_50_maxs_0.2'.H1:'TESTBENCH_metaheu_ls_vnd_bvns_ts__niter_10_search_anxious_init_random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random_memory_10_times4ave_50_maxs_0.2'.G1:'TESTBENCH_metaheu_ls_vnd_bvns_ts__niter_10_search_anxious_init_random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random_memory_10_times4ave_50_maxs_0.2'.H1:'TESTBENCH_metaheu_ls_vnd_bvns_ts__niter_10_search_anxious_init_random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.2">
                <text:p>710.2</text:p>
                <draw:g>
                  <svg:desc>'TESTBENCH_metaheu_ls_vnd_bvns_ts__niter_10_search_anxious_init_random_memory_10_times4ave_50_maxs_0.2'.G2:'TESTBENCH_metaheu_ls_vnd_bvns_ts__niter_10_search_anxious_init_random_memory_10_times4ave_50_maxs_0.2'.G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random_memory_10_times4ave_50_maxs_0.2'.H2:'TESTBENCH_metaheu_ls_vnd_bvns_ts__niter_10_search_anxious_init_random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5.63">
                <text:p>685.6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2.17">
                <text:p>652.1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3.24">
                <text:p>703.2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2.65">
                <text:p>632.6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6.97">
                <text:p>746.9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7.68">
                <text:p>727.68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0.04">
                <text:p>670.04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.67">
                <text:p>700.67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6.72">
                <text:p>696.7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8.42">
                <text:p>828.4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1.68">
                <text:p>721.6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1.49">
                <text:p>721.4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3.01">
                <text:p>673.0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6.04">
                <text:p>706.0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7.65">
                <text:p>757.65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1.98">
                <text:p>651.98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9.7">
                <text:p>799.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83.47">
                <text:p>683.4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1.85">
                <text:p>681.8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5.06">
                <text:p>735.06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1.35">
                <text:p>781.35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3.65">
                <text:p>763.65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0.2">
                <text:p>770.2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3.34">
                <text:p>643.3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7.61">
                <text:p>677.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5.19">
                <text:p>795.19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9.47">
                <text:p>759.4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86.47">
                <text:p>686.4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5.55">
                <text:p>825.55</text:p>
              </table:table-cell>
              <table:table-cell office:value-type="float" office:value="652">
                <text:p>652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e16173" draw:fill-color="#e1617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3cm" svg:height="9.005cm" xlink:href=".." xlink:type="simple" chart:class="chart:line" chart:style-name="ch1">
        <chart:title svg:x="1.938cm" svg:y="0.265cm" chart:style-name="ch2">
          <text:p>					10 nodes comparison
 niter=10, anxious, initial solution=random, memory in TS=10</text:p>
        </chart:title>
        <chart:legend chart:legend-position="bottom" svg:x="2.489cm" svg:y="8.406cm" style:legend-expansion="custom" chartooo:width="10.416cm" chartooo:height="0.597cm" style:legend-expansion-aspect-ratio="17.4472361809045" chart:style-name="ch3"/>
        <chart:plot-area chart:style-name="ch4" table:cell-range-address="'TESTBENCH_metaheu_ls_vnd_bvns_ts__niter_10_search_anxious_init_random_memory_10_times4ave_50_maxs_0.2'.J1:'TESTBENCH_metaheu_ls_vnd_bvns_ts__niter_10_search_anxious_init_random_memory_10_times4ave_50_maxs_0.2'.K31" chart:data-source-has-labels="row" svg:x="-0.108cm" svg:y="1.75cm" svg:width="15.765cm" svg:height="6.262cm">
          <chartooo:coordinate-region svg:x="0.699cm" svg:y="1.949cm" svg:width="14.77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J2:'TESTBENCH_metaheu_ls_vnd_bvns_ts__niter_10_search_anxious_init_random_memory_10_times4ave_50_maxs_0.2'.J31" chart:label-cell-address="'TESTBENCH_metaheu_ls_vnd_bvns_ts__niter_10_search_anxious_init_random_memory_10_times4ave_50_maxs_0.2'.J1:'TESTBENCH_metaheu_ls_vnd_bvns_ts__niter_10_search_anxious_init_random_memory_10_times4ave_50_maxs_0.2'.J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K2:'TESTBENCH_metaheu_ls_vnd_bvns_ts__niter_10_search_anxious_init_random_memory_10_times4ave_50_maxs_0.2'.K31" chart:label-cell-address="'TESTBENCH_metaheu_ls_vnd_bvns_ts__niter_10_search_anxious_init_random_memory_10_times4ave_50_maxs_0.2'.K1:'TESTBENCH_metaheu_ls_vnd_bvns_ts__niter_10_search_anxious_init_random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random_memory_10_times4ave_50_maxs_0.2'.J1:'TESTBENCH_metaheu_ls_vnd_bvns_ts__niter_10_search_anxious_init_random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random_memory_10_times4ave_50_maxs_0.2'.K1:'TESTBENCH_metaheu_ls_vnd_bvns_ts__niter_10_search_anxious_init_random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9.02">
                <text:p>579.02</text:p>
                <draw:g>
                  <svg:desc>'TESTBENCH_metaheu_ls_vnd_bvns_ts__niter_10_search_anxious_init_random_memory_10_times4ave_50_maxs_0.2'.J2:'TESTBENCH_metaheu_ls_vnd_bvns_ts__niter_10_search_anxious_init_random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random_memory_10_times4ave_50_maxs_0.2'.K2:'TESTBENCH_metaheu_ls_vnd_bvns_ts__niter_10_search_anxious_init_random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6.58">
                <text:p>566.5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.65">
                <text:p>535.6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5.23">
                <text:p>565.2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5.78">
                <text:p>495.78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2.73">
                <text:p>622.7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7.08">
                <text:p>587.0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8.67">
                <text:p>548.6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5.06">
                <text:p>555.0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3.33">
                <text:p>583.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9.87">
                <text:p>669.87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7.28">
                <text:p>587.2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5.08">
                <text:p>595.0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8.58">
                <text:p>538.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0.38">
                <text:p>590.3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7.9">
                <text:p>637.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85.19">
                <text:p>485.1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0.19">
                <text:p>650.1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5.63">
                <text:p>555.6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63.41">
                <text:p>563.4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4.05">
                <text:p>594.0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2.18">
                <text:p>622.1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3.05">
                <text:p>683.0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9.46">
                <text:p>649.46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4.49">
                <text:p>544.4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5.53">
                <text:p>575.5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1.84">
                <text:p>661.84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9.6">
                <text:p>639.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5.48">
                <text:p>585.4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6.97">
                <text:p>686.97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3cm" svg:height="9.005cm" xlink:href=".." xlink:type="simple" chart:class="chart:line" chart:style-name="ch1">
        <chart:title svg:x="1.939cm" svg:y="0.265cm" chart:style-name="ch2">
          <text:p>					10 nodes comparison
 niter=10, anxious, initial solution=random, memory in TS=10</text:p>
        </chart:title>
        <chart:legend chart:legend-position="bottom" svg:x="2.489cm" svg:y="8.406cm" style:legend-expansion="custom" chartooo:width="10.416cm" chartooo:height="0.597cm" style:legend-expansion-aspect-ratio="17.4472361809045" chart:style-name="ch3"/>
        <chart:plot-area chart:style-name="ch4" table:cell-range-address="'TESTBENCH_metaheu_ls_vnd_bvns_ts__niter_10_search_anxious_init_random_memory_10_times4ave_50_maxs_0.2'.M1:'TESTBENCH_metaheu_ls_vnd_bvns_ts__niter_10_search_anxious_init_random_memory_10_times4ave_50_maxs_0.2'.N31" chart:data-source-has-labels="row" svg:x="-0.293cm" svg:y="1.75cm" svg:width="15.95cm" svg:height="6.262cm">
          <chartooo:coordinate-region svg:x="0.699cm" svg:y="1.949cm" svg:width="14.771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random_memory_10_times4ave_50_maxs_0.2'.M2:'TESTBENCH_metaheu_ls_vnd_bvns_ts__niter_10_search_anxious_init_random_memory_10_times4ave_50_maxs_0.2'.M31" chart:label-cell-address="'TESTBENCH_metaheu_ls_vnd_bvns_ts__niter_10_search_anxious_init_random_memory_10_times4ave_50_maxs_0.2'.M1:'TESTBENCH_metaheu_ls_vnd_bvns_ts__niter_10_search_anxious_init_random_memory_10_times4ave_50_maxs_0.2'.M1" chart:class="chart:line">
            <chart:data-point chart:repeated="30"/>
          </chart:series>
          <chart:series chart:style-name="ch8" chart:values-cell-range-address="'TESTBENCH_metaheu_ls_vnd_bvns_ts__niter_10_search_anxious_init_random_memory_10_times4ave_50_maxs_0.2'.N2:'TESTBENCH_metaheu_ls_vnd_bvns_ts__niter_10_search_anxious_init_random_memory_10_times4ave_50_maxs_0.2'.N31" chart:label-cell-address="'TESTBENCH_metaheu_ls_vnd_bvns_ts__niter_10_search_anxious_init_random_memory_10_times4ave_50_maxs_0.2'.N1:'TESTBENCH_metaheu_ls_vnd_bvns_ts__niter_10_search_anxious_init_random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random_memory_10_times4ave_50_maxs_0.2'.M1:'TESTBENCH_metaheu_ls_vnd_bvns_ts__niter_10_search_anxious_init_random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random_memory_10_times4ave_50_maxs_0.2'.N1:'TESTBENCH_metaheu_ls_vnd_bvns_ts__niter_10_search_anxious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5.83">
                <text:p>825.83</text:p>
                <draw:g>
                  <svg:desc>'TESTBENCH_metaheu_ls_vnd_bvns_ts__niter_10_search_anxious_init_random_memory_10_times4ave_50_maxs_0.2'.M2:'TESTBENCH_metaheu_ls_vnd_bvns_ts__niter_10_search_anxious_init_random_memory_10_times4ave_50_maxs_0.2'.M31</svg:desc>
                </draw:g>
              </table:table-cell>
              <table:table-cell office:value-type="float" office:value="636">
                <text:p>636</text:p>
                <draw:g>
                  <svg:desc>'TESTBENCH_metaheu_ls_vnd_bvns_ts__niter_10_search_anxious_init_random_memory_10_times4ave_50_maxs_0.2'.N2:'TESTBENCH_metaheu_ls_vnd_bvns_ts__niter_10_search_anxious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7.3">
                <text:p>787.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5.56">
                <text:p>795.56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5.58">
                <text:p>785.5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0.19">
                <text:p>730.19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95.36">
                <text:p>895.36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7.51">
                <text:p>817.51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3.4">
                <text:p>763.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3.57">
                <text:p>783.5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4.76">
                <text:p>874.76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3.38">
                <text:p>953.3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4.53">
                <text:p>804.53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6.83">
                <text:p>766.83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0.18">
                <text:p>780.1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1.34">
                <text:p>781.3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25.69">
                <text:p>825.69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2.87">
                <text:p>752.8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4.96">
                <text:p>914.9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1.36">
                <text:p>771.36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6.2">
                <text:p>806.2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6.82">
                <text:p>856.82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9.73">
                <text:p>859.73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75.03">
                <text:p>875.03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9.5">
                <text:p>929.5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7.7">
                <text:p>697.7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0.11">
                <text:p>720.11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5.15">
                <text:p>925.1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.94">
                <text:p>900.94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2.86">
                <text:p>862.8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37.68">
                <text:p>1037.68</text:p>
              </table:table-cell>
              <table:table-cell office:value-type="float" office:value="749">
                <text:p>749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50_maxs_0.2'.D1:'TESTBENCH_metaheu_ls_vnd_bvns_ts__niter_10_search_anxious_init_one2one_memory_10_times4ave_50_maxs_0.2'.E31 'TESTBENCH_metaheu_ls_vnd_bvns_ts__niter_10_search_anxious_init_one2one_memory_10_times4ave_50_maxs_0.2'.G1:'TESTBENCH_metaheu_ls_vnd_bvns_ts__niter_10_search_anxious_init_one2one_memory_10_times4ave_50_maxs_0.2'.H31 'TESTBENCH_metaheu_ls_vnd_bvns_ts__niter_10_search_anxious_init_one2one_memory_10_times4ave_50_maxs_0.2'.J1:'TESTBENCH_metaheu_ls_vnd_bvns_ts__niter_10_search_anxious_init_one2one_memory_10_times4ave_50_maxs_0.2'.K31 'TESTBENCH_metaheu_ls_vnd_bvns_ts__niter_10_search_anxious_init_one2one_memory_10_times4ave_50_maxs_0.2'.M1:'TESTBENCH_metaheu_ls_vnd_bvns_ts__niter_10_search_anxious_init_one2one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D2:'TESTBENCH_metaheu_ls_vnd_bvns_ts__niter_10_search_anxious_init_one2one_memory_10_times4ave_50_maxs_0.2'.D31" chart:label-cell-address="'TESTBENCH_metaheu_ls_vnd_bvns_ts__niter_10_search_anxious_init_one2one_memory_10_times4ave_50_maxs_0.2'.D1:'TESTBENCH_metaheu_ls_vnd_bvns_ts__niter_10_search_anxious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E2:'TESTBENCH_metaheu_ls_vnd_bvns_ts__niter_10_search_anxious_init_one2one_memory_10_times4ave_50_maxs_0.2'.E31" chart:label-cell-address="'TESTBENCH_metaheu_ls_vnd_bvns_ts__niter_10_search_anxious_init_one2one_memory_10_times4ave_50_maxs_0.2'.E1:'TESTBENCH_metaheu_ls_vnd_bvns_ts__niter_10_search_anxious_init_one2one_memory_10_times4ave_50_maxs_0.2'.E1" chart:class="chart:line">
            <chart:data-point chart:repeated="30"/>
          </chart:series>
          <chart:series chart:style-name="ch9" chart:values-cell-range-address="'TESTBENCH_metaheu_ls_vnd_bvns_ts__niter_10_search_anxious_init_one2one_memory_10_times4ave_50_maxs_0.2'.G2:'TESTBENCH_metaheu_ls_vnd_bvns_ts__niter_10_search_anxious_init_one2one_memory_10_times4ave_50_maxs_0.2'.G31" chart:label-cell-address="'TESTBENCH_metaheu_ls_vnd_bvns_ts__niter_10_search_anxious_init_one2one_memory_10_times4ave_50_maxs_0.2'.G1:'TESTBENCH_metaheu_ls_vnd_bvns_ts__niter_10_search_anxious_init_one2one_memory_10_times4ave_50_maxs_0.2'.G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50_maxs_0.2'.H2:'TESTBENCH_metaheu_ls_vnd_bvns_ts__niter_10_search_anxious_init_one2one_memory_10_times4ave_50_maxs_0.2'.H31" chart:label-cell-address="'TESTBENCH_metaheu_ls_vnd_bvns_ts__niter_10_search_anxious_init_one2one_memory_10_times4ave_50_maxs_0.2'.H1:'TESTBENCH_metaheu_ls_vnd_bvns_ts__niter_10_search_anxious_init_one2one_memory_10_times4ave_50_maxs_0.2'.H1" chart:class="chart:line">
            <chart:data-point chart:repeated="30"/>
          </chart:series>
          <chart:series chart:style-name="ch11" chart:values-cell-range-address="'TESTBENCH_metaheu_ls_vnd_bvns_ts__niter_10_search_anxious_init_one2one_memory_10_times4ave_50_maxs_0.2'.J2:'TESTBENCH_metaheu_ls_vnd_bvns_ts__niter_10_search_anxious_init_one2one_memory_10_times4ave_50_maxs_0.2'.J31" chart:label-cell-address="'TESTBENCH_metaheu_ls_vnd_bvns_ts__niter_10_search_anxious_init_one2one_memory_10_times4ave_50_maxs_0.2'.J1:'TESTBENCH_metaheu_ls_vnd_bvns_ts__niter_10_search_anxious_init_one2one_memory_10_times4ave_50_maxs_0.2'.J1" chart:class="chart:line">
            <chart:data-point chart:repeated="30"/>
          </chart:series>
          <chart:series chart:style-name="ch12" chart:values-cell-range-address="'TESTBENCH_metaheu_ls_vnd_bvns_ts__niter_10_search_anxious_init_one2one_memory_10_times4ave_50_maxs_0.2'.K2:'TESTBENCH_metaheu_ls_vnd_bvns_ts__niter_10_search_anxious_init_one2one_memory_10_times4ave_50_maxs_0.2'.K31" chart:label-cell-address="'TESTBENCH_metaheu_ls_vnd_bvns_ts__niter_10_search_anxious_init_one2one_memory_10_times4ave_50_maxs_0.2'.K1:'TESTBENCH_metaheu_ls_vnd_bvns_ts__niter_10_search_anxious_init_one2one_memory_10_times4ave_50_maxs_0.2'.K1" chart:class="chart:line">
            <chart:data-point chart:repeated="30"/>
          </chart:series>
          <chart:series chart:style-name="ch13" chart:values-cell-range-address="'TESTBENCH_metaheu_ls_vnd_bvns_ts__niter_10_search_anxious_init_one2one_memory_10_times4ave_50_maxs_0.2'.M2:'TESTBENCH_metaheu_ls_vnd_bvns_ts__niter_10_search_anxious_init_one2one_memory_10_times4ave_50_maxs_0.2'.M31" chart:label-cell-address="'TESTBENCH_metaheu_ls_vnd_bvns_ts__niter_10_search_anxious_init_one2one_memory_10_times4ave_50_maxs_0.2'.M1:'TESTBENCH_metaheu_ls_vnd_bvns_ts__niter_10_search_anxious_init_one2one_memory_10_times4ave_50_maxs_0.2'.M1" chart:class="chart:line">
            <chart:data-point chart:repeated="30"/>
          </chart:series>
          <chart:series chart:style-name="ch14" chart:values-cell-range-address="'TESTBENCH_metaheu_ls_vnd_bvns_ts__niter_10_search_anxious_init_one2one_memory_10_times4ave_50_maxs_0.2'.N2:'TESTBENCH_metaheu_ls_vnd_bvns_ts__niter_10_search_anxious_init_one2one_memory_10_times4ave_50_maxs_0.2'.N31" chart:label-cell-address="'TESTBENCH_metaheu_ls_vnd_bvns_ts__niter_10_search_anxious_init_one2one_memory_10_times4ave_50_maxs_0.2'.N1:'TESTBENCH_metaheu_ls_vnd_bvns_ts__niter_10_search_anxious_init_one2one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50_maxs_0.2'.D1:'TESTBENCH_metaheu_ls_vnd_bvns_ts__niter_10_search_anxious_init_one2one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50_maxs_0.2'.E1:'TESTBENCH_metaheu_ls_vnd_bvns_ts__niter_10_search_anxious_init_one2one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50_maxs_0.2'.G1:'TESTBENCH_metaheu_ls_vnd_bvns_ts__niter_10_search_anxious_init_one2one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50_maxs_0.2'.H1:'TESTBENCH_metaheu_ls_vnd_bvns_ts__niter_10_search_anxious_init_one2one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50_maxs_0.2'.J1:'TESTBENCH_metaheu_ls_vnd_bvns_ts__niter_10_search_anxious_init_one2one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50_maxs_0.2'.K1:'TESTBENCH_metaheu_ls_vnd_bvns_ts__niter_10_search_anxious_init_one2one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50_maxs_0.2'.M1:'TESTBENCH_metaheu_ls_vnd_bvns_ts__niter_10_search_anxious_init_one2one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50_maxs_0.2'.N1:'TESTBENCH_metaheu_ls_vnd_bvns_ts__niter_10_search_anxious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1.29">
                <text:p>1561.29</text:p>
                <draw:g>
                  <svg:desc>'TESTBENCH_metaheu_ls_vnd_bvns_ts__niter_10_search_anxious_init_one2one_memory_10_times4ave_50_maxs_0.2'.D2:'TESTBENCH_metaheu_ls_vnd_bvns_ts__niter_10_search_anxious_init_one2one_memory_10_times4ave_50_maxs_0.2'.D31</svg:desc>
                </draw:g>
              </table:table-cell>
              <table:table-cell office:value-type="float" office:value="829">
                <text:p>829</text:p>
                <draw:g>
                  <svg:desc>'TESTBENCH_metaheu_ls_vnd_bvns_ts__niter_10_search_anxious_init_one2one_memory_10_times4ave_50_maxs_0.2'.E2:'TESTBENCH_metaheu_ls_vnd_bvns_ts__niter_10_search_anxious_init_one2one_memory_10_times4ave_50_maxs_0.2'.E31</svg:desc>
                </draw:g>
              </table:table-cell>
              <table:table-cell office:value-type="float" office:value="725.44">
                <text:p>725.44</text:p>
                <draw:g>
                  <svg:desc>'TESTBENCH_metaheu_ls_vnd_bvns_ts__niter_10_search_anxious_init_one2one_memory_10_times4ave_50_maxs_0.2'.G2:'TESTBENCH_metaheu_ls_vnd_bvns_ts__niter_10_search_anxious_init_one2one_memory_10_times4ave_50_maxs_0.2'.G31</svg:desc>
                </draw:g>
              </table:table-cell>
              <table:table-cell office:value-type="float" office:value="553">
                <text:p>553</text:p>
                <draw:g>
                  <svg:desc>'TESTBENCH_metaheu_ls_vnd_bvns_ts__niter_10_search_anxious_init_one2one_memory_10_times4ave_50_maxs_0.2'.H2:'TESTBENCH_metaheu_ls_vnd_bvns_ts__niter_10_search_anxious_init_one2one_memory_10_times4ave_50_maxs_0.2'.H31</svg:desc>
                </draw:g>
              </table:table-cell>
              <table:table-cell office:value-type="float" office:value="583.3">
                <text:p>583.3</text:p>
                <draw:g>
                  <svg:desc>'TESTBENCH_metaheu_ls_vnd_bvns_ts__niter_10_search_anxious_init_one2one_memory_10_times4ave_50_maxs_0.2'.J2:'TESTBENCH_metaheu_ls_vnd_bvns_ts__niter_10_search_anxious_init_one2one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one2one_memory_10_times4ave_50_maxs_0.2'.K2:'TESTBENCH_metaheu_ls_vnd_bvns_ts__niter_10_search_anxious_init_one2one_memory_10_times4ave_50_maxs_0.2'.K31</svg:desc>
                </draw:g>
              </table:table-cell>
              <table:table-cell office:value-type="float" office:value="833.57">
                <text:p>833.57</text:p>
                <draw:g>
                  <svg:desc>'TESTBENCH_metaheu_ls_vnd_bvns_ts__niter_10_search_anxious_init_one2one_memory_10_times4ave_50_maxs_0.2'.M2:'TESTBENCH_metaheu_ls_vnd_bvns_ts__niter_10_search_anxious_init_one2one_memory_10_times4ave_50_maxs_0.2'.M31</svg:desc>
                </draw:g>
              </table:table-cell>
              <table:table-cell office:value-type="float" office:value="595">
                <text:p>595</text:p>
                <draw:g>
                  <svg:desc>'TESTBENCH_metaheu_ls_vnd_bvns_ts__niter_10_search_anxious_init_one2one_memory_10_times4ave_50_maxs_0.2'.N2:'TESTBENCH_metaheu_ls_vnd_bvns_ts__niter_10_search_anxious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0.32">
                <text:p>1410.32</text:p>
              </table:table-cell>
              <table:table-cell office:value-type="float" office:value="872">
                <text:p>872</text:p>
              </table:table-cell>
              <table:table-cell office:value-type="float" office:value="704.19">
                <text:p>704.19</text:p>
              </table:table-cell>
              <table:table-cell office:value-type="float" office:value="552">
                <text:p>552</text:p>
              </table:table-cell>
              <table:table-cell office:value-type="float" office:value="576.78">
                <text:p>576.78</text:p>
              </table:table-cell>
              <table:table-cell office:value-type="float" office:value="499">
                <text:p>499</text:p>
              </table:table-cell>
              <table:table-cell office:value-type="float" office:value="797.25">
                <text:p>797.2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3.12">
                <text:p>1623.12</text:p>
              </table:table-cell>
              <table:table-cell office:value-type="float" office:value="967">
                <text:p>967</text:p>
              </table:table-cell>
              <table:table-cell office:value-type="float" office:value="672.67">
                <text:p>672.67</text:p>
              </table:table-cell>
              <table:table-cell office:value-type="float" office:value="495">
                <text:p>495</text:p>
              </table:table-cell>
              <table:table-cell office:value-type="float" office:value="544.72">
                <text:p>544.72</text:p>
              </table:table-cell>
              <table:table-cell office:value-type="float" office:value="465">
                <text:p>465</text:p>
              </table:table-cell>
              <table:table-cell office:value-type="float" office:value="803.99">
                <text:p>803.9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0.25">
                <text:p>1460.25</text:p>
              </table:table-cell>
              <table:table-cell office:value-type="float" office:value="904">
                <text:p>904</text:p>
              </table:table-cell>
              <table:table-cell office:value-type="float" office:value="712.93">
                <text:p>712.93</text:p>
              </table:table-cell>
              <table:table-cell office:value-type="float" office:value="488">
                <text:p>488</text:p>
              </table:table-cell>
              <table:table-cell office:value-type="float" office:value="569.8">
                <text:p>569.8</text:p>
              </table:table-cell>
              <table:table-cell office:value-type="float" office:value="443">
                <text:p>443</text:p>
              </table:table-cell>
              <table:table-cell office:value-type="float" office:value="785.32">
                <text:p>785.3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7.77">
                <text:p>1507.77</text:p>
              </table:table-cell>
              <table:table-cell office:value-type="float" office:value="637">
                <text:p>637</text:p>
              </table:table-cell>
              <table:table-cell office:value-type="float" office:value="652.62">
                <text:p>652.62</text:p>
              </table:table-cell>
              <table:table-cell office:value-type="float" office:value="436">
                <text:p>436</text:p>
              </table:table-cell>
              <table:table-cell office:value-type="float" office:value="500.11">
                <text:p>500.11</text:p>
              </table:table-cell>
              <table:table-cell office:value-type="float" office:value="424">
                <text:p>424</text:p>
              </table:table-cell>
              <table:table-cell office:value-type="float" office:value="742.25">
                <text:p>742.2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4.12">
                <text:p>1694.12</text:p>
              </table:table-cell>
              <table:table-cell office:value-type="float" office:value="1077">
                <text:p>1077</text:p>
              </table:table-cell>
              <table:table-cell office:value-type="float" office:value="766.73">
                <text:p>766.73</text:p>
              </table:table-cell>
              <table:table-cell office:value-type="float" office:value="544">
                <text:p>544</text:p>
              </table:table-cell>
              <table:table-cell office:value-type="float" office:value="618.23">
                <text:p>618.23</text:p>
              </table:table-cell>
              <table:table-cell office:value-type="float" office:value="530">
                <text:p>530</text:p>
              </table:table-cell>
              <table:table-cell office:value-type="float" office:value="909.41">
                <text:p>909.4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7.75">
                <text:p>1507.75</text:p>
              </table:table-cell>
              <table:table-cell office:value-type="float" office:value="895">
                <text:p>895</text:p>
              </table:table-cell>
              <table:table-cell office:value-type="float" office:value="727.62">
                <text:p>727.62</text:p>
              </table:table-cell>
              <table:table-cell office:value-type="float" office:value="552">
                <text:p>552</text:p>
              </table:table-cell>
              <table:table-cell office:value-type="float" office:value="598.96">
                <text:p>598.96</text:p>
              </table:table-cell>
              <table:table-cell office:value-type="float" office:value="504">
                <text:p>504</text:p>
              </table:table-cell>
              <table:table-cell office:value-type="float" office:value="845.07">
                <text:p>845.0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9.4">
                <text:p>1399.4</text:p>
              </table:table-cell>
              <table:table-cell office:value-type="float" office:value="917">
                <text:p>917</text:p>
              </table:table-cell>
              <table:table-cell office:value-type="float" office:value="688.56">
                <text:p>688.56</text:p>
              </table:table-cell>
              <table:table-cell office:value-type="float" office:value="544">
                <text:p>544</text:p>
              </table:table-cell>
              <table:table-cell office:value-type="float" office:value="558.27">
                <text:p>558.27</text:p>
              </table:table-cell>
              <table:table-cell office:value-type="float" office:value="464">
                <text:p>464</text:p>
              </table:table-cell>
              <table:table-cell office:value-type="float" office:value="770.1">
                <text:p>770.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4.52">
                <text:p>1444.52</text:p>
              </table:table-cell>
              <table:table-cell office:value-type="float" office:value="868">
                <text:p>868</text:p>
              </table:table-cell>
              <table:table-cell office:value-type="float" office:value="738.19">
                <text:p>738.19</text:p>
              </table:table-cell>
              <table:table-cell office:value-type="float" office:value="537">
                <text:p>537</text:p>
              </table:table-cell>
              <table:table-cell office:value-type="float" office:value="559.93">
                <text:p>559.93</text:p>
              </table:table-cell>
              <table:table-cell office:value-type="float" office:value="426">
                <text:p>426</text:p>
              </table:table-cell>
              <table:table-cell office:value-type="float" office:value="775.53">
                <text:p>775.5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8.1">
                <text:p>1588.1</text:p>
              </table:table-cell>
              <table:table-cell office:value-type="float" office:value="1012">
                <text:p>1012</text:p>
              </table:table-cell>
              <table:table-cell office:value-type="float" office:value="724.27">
                <text:p>724.27</text:p>
              </table:table-cell>
              <table:table-cell office:value-type="float" office:value="530">
                <text:p>530</text:p>
              </table:table-cell>
              <table:table-cell office:value-type="float" office:value="584.49">
                <text:p>584.49</text:p>
              </table:table-cell>
              <table:table-cell office:value-type="float" office:value="511">
                <text:p>511</text:p>
              </table:table-cell>
              <table:table-cell office:value-type="float" office:value="879.36">
                <text:p>879.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0.35">
                <text:p>1710.35</text:p>
              </table:table-cell>
              <table:table-cell office:value-type="float" office:value="875">
                <text:p>875</text:p>
              </table:table-cell>
              <table:table-cell office:value-type="float" office:value="824.54">
                <text:p>824.54</text:p>
              </table:table-cell>
              <table:table-cell office:value-type="float" office:value="582">
                <text:p>582</text:p>
              </table:table-cell>
              <table:table-cell office:value-type="float" office:value="675.8">
                <text:p>675.8</text:p>
              </table:table-cell>
              <table:table-cell office:value-type="float" office:value="554">
                <text:p>554</text:p>
              </table:table-cell>
              <table:table-cell office:value-type="float" office:value="962.76">
                <text:p>962.7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5.11">
                <text:p>1595.11</text:p>
              </table:table-cell>
              <table:table-cell office:value-type="float" office:value="978">
                <text:p>978</text:p>
              </table:table-cell>
              <table:table-cell office:value-type="float" office:value="749.55">
                <text:p>749.55</text:p>
              </table:table-cell>
              <table:table-cell office:value-type="float" office:value="545">
                <text:p>545</text:p>
              </table:table-cell>
              <table:table-cell office:value-type="float" office:value="593.72">
                <text:p>593.72</text:p>
              </table:table-cell>
              <table:table-cell office:value-type="float" office:value="498">
                <text:p>498</text:p>
              </table:table-cell>
              <table:table-cell office:value-type="float" office:value="819.17">
                <text:p>819.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7.4">
                <text:p>1467.4</text:p>
              </table:table-cell>
              <table:table-cell office:value-type="float" office:value="813">
                <text:p>813</text:p>
              </table:table-cell>
              <table:table-cell office:value-type="float" office:value="725.56">
                <text:p>725.56</text:p>
              </table:table-cell>
              <table:table-cell office:value-type="float" office:value="516">
                <text:p>516</text:p>
              </table:table-cell>
              <table:table-cell office:value-type="float" office:value="589.94">
                <text:p>589.94</text:p>
              </table:table-cell>
              <table:table-cell office:value-type="float" office:value="476">
                <text:p>476</text:p>
              </table:table-cell>
              <table:table-cell office:value-type="float" office:value="768.92">
                <text:p>768.9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7.73">
                <text:p>1437.73</text:p>
              </table:table-cell>
              <table:table-cell office:value-type="float" office:value="793">
                <text:p>793</text:p>
              </table:table-cell>
              <table:table-cell office:value-type="float" office:value="659.32">
                <text:p>659.32</text:p>
              </table:table-cell>
              <table:table-cell office:value-type="float" office:value="455">
                <text:p>455</text:p>
              </table:table-cell>
              <table:table-cell office:value-type="float" office:value="544.83">
                <text:p>544.83</text:p>
              </table:table-cell>
              <table:table-cell office:value-type="float" office:value="455">
                <text:p>455</text:p>
              </table:table-cell>
              <table:table-cell office:value-type="float" office:value="790.92">
                <text:p>790.9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8.14">
                <text:p>1468.14</text:p>
              </table:table-cell>
              <table:table-cell office:value-type="float" office:value="917">
                <text:p>917</text:p>
              </table:table-cell>
              <table:table-cell office:value-type="float" office:value="723.75">
                <text:p>723.75</text:p>
              </table:table-cell>
              <table:table-cell office:value-type="float" office:value="556">
                <text:p>556</text:p>
              </table:table-cell>
              <table:table-cell office:value-type="float" office:value="586.45">
                <text:p>586.45</text:p>
              </table:table-cell>
              <table:table-cell office:value-type="float" office:value="511">
                <text:p>511</text:p>
              </table:table-cell>
              <table:table-cell office:value-type="float" office:value="788.28">
                <text:p>788.2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2.15">
                <text:p>1522.15</text:p>
              </table:table-cell>
              <table:table-cell office:value-type="float" office:value="911">
                <text:p>911</text:p>
              </table:table-cell>
              <table:table-cell office:value-type="float" office:value="791.18">
                <text:p>791.18</text:p>
              </table:table-cell>
              <table:table-cell office:value-type="float" office:value="576">
                <text:p>576</text:p>
              </table:table-cell>
              <table:table-cell office:value-type="float" office:value="634.55">
                <text:p>634.55</text:p>
              </table:table-cell>
              <table:table-cell office:value-type="float" office:value="535">
                <text:p>535</text:p>
              </table:table-cell>
              <table:table-cell office:value-type="float" office:value="843.4">
                <text:p>843.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2.12">
                <text:p>1512.12</text:p>
              </table:table-cell>
              <table:table-cell office:value-type="float" office:value="961">
                <text:p>961</text:p>
              </table:table-cell>
              <table:table-cell office:value-type="float" office:value="679.94">
                <text:p>679.94</text:p>
              </table:table-cell>
              <table:table-cell office:value-type="float" office:value="490">
                <text:p>490</text:p>
              </table:table-cell>
              <table:table-cell office:value-type="float" office:value="504.36">
                <text:p>504.36</text:p>
              </table:table-cell>
              <table:table-cell office:value-type="float" office:value="373">
                <text:p>373</text:p>
              </table:table-cell>
              <table:table-cell office:value-type="float" office:value="759.09">
                <text:p>759.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.07">
                <text:p>1537.07</text:p>
              </table:table-cell>
              <table:table-cell office:value-type="float" office:value="903">
                <text:p>903</text:p>
              </table:table-cell>
              <table:table-cell office:value-type="float" office:value="780.49">
                <text:p>780.49</text:p>
              </table:table-cell>
              <table:table-cell office:value-type="float" office:value="586">
                <text:p>586</text:p>
              </table:table-cell>
              <table:table-cell office:value-type="float" office:value="654.66">
                <text:p>654.66</text:p>
              </table:table-cell>
              <table:table-cell office:value-type="float" office:value="558">
                <text:p>558</text:p>
              </table:table-cell>
              <table:table-cell office:value-type="float" office:value="923.86">
                <text:p>923.8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6.42">
                <text:p>1456.42</text:p>
              </table:table-cell>
              <table:table-cell office:value-type="float" office:value="904">
                <text:p>904</text:p>
              </table:table-cell>
              <table:table-cell office:value-type="float" office:value="710.32">
                <text:p>710.32</text:p>
              </table:table-cell>
              <table:table-cell office:value-type="float" office:value="492">
                <text:p>492</text:p>
              </table:table-cell>
              <table:table-cell office:value-type="float" office:value="560.33">
                <text:p>560.33</text:p>
              </table:table-cell>
              <table:table-cell office:value-type="float" office:value="447">
                <text:p>447</text:p>
              </table:table-cell>
              <table:table-cell office:value-type="float" office:value="767.32">
                <text:p>767.3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.21">
                <text:p>1500.21</text:p>
              </table:table-cell>
              <table:table-cell office:value-type="float" office:value="923">
                <text:p>923</text:p>
              </table:table-cell>
              <table:table-cell office:value-type="float" office:value="673.49">
                <text:p>673.49</text:p>
              </table:table-cell>
              <table:table-cell office:value-type="float" office:value="485">
                <text:p>485</text:p>
              </table:table-cell>
              <table:table-cell office:value-type="float" office:value="553.66">
                <text:p>553.66</text:p>
              </table:table-cell>
              <table:table-cell office:value-type="float" office:value="485">
                <text:p>485</text:p>
              </table:table-cell>
              <table:table-cell office:value-type="float" office:value="810.08">
                <text:p>810.0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4.84">
                <text:p>1564.84</text:p>
              </table:table-cell>
              <table:table-cell office:value-type="float" office:value="949">
                <text:p>949</text:p>
              </table:table-cell>
              <table:table-cell office:value-type="float" office:value="731.45">
                <text:p>731.45</text:p>
              </table:table-cell>
              <table:table-cell office:value-type="float" office:value="543">
                <text:p>543</text:p>
              </table:table-cell>
              <table:table-cell office:value-type="float" office:value="609.2">
                <text:p>609.2</text:p>
              </table:table-cell>
              <table:table-cell office:value-type="float" office:value="492">
                <text:p>492</text:p>
              </table:table-cell>
              <table:table-cell office:value-type="float" office:value="856.02">
                <text:p>856.0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.96">
                <text:p>1548.96</text:p>
              </table:table-cell>
              <table:table-cell office:value-type="float" office:value="1034">
                <text:p>1034</text:p>
              </table:table-cell>
              <table:table-cell office:value-type="float" office:value="778.59">
                <text:p>778.59</text:p>
              </table:table-cell>
              <table:table-cell office:value-type="float" office:value="578">
                <text:p>578</text:p>
              </table:table-cell>
              <table:table-cell office:value-type="float" office:value="625.82">
                <text:p>625.82</text:p>
              </table:table-cell>
              <table:table-cell office:value-type="float" office:value="523">
                <text:p>523</text:p>
              </table:table-cell>
              <table:table-cell office:value-type="float" office:value="871.94">
                <text:p>871.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1.51">
                <text:p>1551.51</text:p>
              </table:table-cell>
              <table:table-cell office:value-type="float" office:value="960">
                <text:p>960</text:p>
              </table:table-cell>
              <table:table-cell office:value-type="float" office:value="779.12">
                <text:p>779.12</text:p>
              </table:table-cell>
              <table:table-cell office:value-type="float" office:value="599">
                <text:p>599</text:p>
              </table:table-cell>
              <table:table-cell office:value-type="float" office:value="685.64">
                <text:p>685.64</text:p>
              </table:table-cell>
              <table:table-cell office:value-type="float" office:value="599">
                <text:p>599</text:p>
              </table:table-cell>
              <table:table-cell office:value-type="float" office:value="884.75">
                <text:p>884.7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3.15">
                <text:p>1733.15</text:p>
              </table:table-cell>
              <table:table-cell office:value-type="float" office:value="1051">
                <text:p>1051</text:p>
              </table:table-cell>
              <table:table-cell office:value-type="float" office:value="793.2">
                <text:p>793.2</text:p>
              </table:table-cell>
              <table:table-cell office:value-type="float" office:value="583">
                <text:p>583</text:p>
              </table:table-cell>
              <table:table-cell office:value-type="float" office:value="635.61">
                <text:p>635.61</text:p>
              </table:table-cell>
              <table:table-cell office:value-type="float" office:value="563">
                <text:p>563</text:p>
              </table:table-cell>
              <table:table-cell office:value-type="float" office:value="926.78">
                <text:p>926.7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.68">
                <text:p>1300.68</text:p>
              </table:table-cell>
              <table:table-cell office:value-type="float" office:value="694">
                <text:p>694</text:p>
              </table:table-cell>
              <table:table-cell office:value-type="float" office:value="641.07">
                <text:p>641.07</text:p>
              </table:table-cell>
              <table:table-cell office:value-type="float" office:value="463">
                <text:p>463</text:p>
              </table:table-cell>
              <table:table-cell office:value-type="float" office:value="540.05">
                <text:p>540.05</text:p>
              </table:table-cell>
              <table:table-cell office:value-type="float" office:value="463">
                <text:p>463</text:p>
              </table:table-cell>
              <table:table-cell office:value-type="float" office:value="693.66">
                <text:p>693.6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8.81">
                <text:p>1408.81</text:p>
              </table:table-cell>
              <table:table-cell office:value-type="float" office:value="857">
                <text:p>857</text:p>
              </table:table-cell>
              <table:table-cell office:value-type="float" office:value="694.75">
                <text:p>694.75</text:p>
              </table:table-cell>
              <table:table-cell office:value-type="float" office:value="545">
                <text:p>545</text:p>
              </table:table-cell>
              <table:table-cell office:value-type="float" office:value="577.98">
                <text:p>577.98</text:p>
              </table:table-cell>
              <table:table-cell office:value-type="float" office:value="484">
                <text:p>484</text:p>
              </table:table-cell>
              <table:table-cell office:value-type="float" office:value="720">
                <text:p>7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9.21">
                <text:p>1619.21</text:p>
              </table:table-cell>
              <table:table-cell office:value-type="float" office:value="946">
                <text:p>946</text:p>
              </table:table-cell>
              <table:table-cell office:value-type="float" office:value="808.07">
                <text:p>808.07</text:p>
              </table:table-cell>
              <table:table-cell office:value-type="float" office:value="584">
                <text:p>584</text:p>
              </table:table-cell>
              <table:table-cell office:value-type="float" office:value="655.7">
                <text:p>655.7</text:p>
              </table:table-cell>
              <table:table-cell office:value-type="float" office:value="562">
                <text:p>562</text:p>
              </table:table-cell>
              <table:table-cell office:value-type="float" office:value="932.82">
                <text:p>932.8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6.95">
                <text:p>1706.95</text:p>
              </table:table-cell>
              <table:table-cell office:value-type="float" office:value="945">
                <text:p>945</text:p>
              </table:table-cell>
              <table:table-cell office:value-type="float" office:value="744.61">
                <text:p>744.61</text:p>
              </table:table-cell>
              <table:table-cell office:value-type="float" office:value="585">
                <text:p>585</text:p>
              </table:table-cell>
              <table:table-cell office:value-type="float" office:value="637.98">
                <text:p>637.98</text:p>
              </table:table-cell>
              <table:table-cell office:value-type="float" office:value="571">
                <text:p>571</text:p>
              </table:table-cell>
              <table:table-cell office:value-type="float" office:value="920.76">
                <text:p>920.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0.13">
                <text:p>1630.13</text:p>
              </table:table-cell>
              <table:table-cell office:value-type="float" office:value="994">
                <text:p>994</text:p>
              </table:table-cell>
              <table:table-cell office:value-type="float" office:value="711.09">
                <text:p>711.09</text:p>
              </table:table-cell>
              <table:table-cell office:value-type="float" office:value="455">
                <text:p>455</text:p>
              </table:table-cell>
              <table:table-cell office:value-type="float" office:value="578.55">
                <text:p>578.55</text:p>
              </table:table-cell>
              <table:table-cell office:value-type="float" office:value="455">
                <text:p>455</text:p>
              </table:table-cell>
              <table:table-cell office:value-type="float" office:value="885.69">
                <text:p>885.6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1.68">
                <text:p>1991.68</text:p>
              </table:table-cell>
              <table:table-cell office:value-type="float" office:value="1272">
                <text:p>1272</text:p>
              </table:table-cell>
              <table:table-cell office:value-type="float" office:value="829.32">
                <text:p>829.32</text:p>
              </table:table-cell>
              <table:table-cell office:value-type="float" office:value="652">
                <text:p>652</text:p>
              </table:table-cell>
              <table:table-cell office:value-type="float" office:value="678.67">
                <text:p>678.67</text:p>
              </table:table-cell>
              <table:table-cell office:value-type="float" office:value="632">
                <text:p>632</text:p>
              </table:table-cell>
              <table:table-cell office:value-type="float" office:value="1044.15">
                <text:p>1044.15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5cm" svg:y="0.172cm" chart:style-name="ch2">
          <text:p>10 nodes comparison: LS, VND, BVNS, TS
 niter=10, greedy, initial solution=random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random_memory_10_times4ave_50_maxs_0.2'.E1:'TESTBENCH_metaheu_ls_vnd_bvns_ts__niter_10_search_greedy_init_random_memory_10_times4ave_50_maxs_0.2'.E31 'TESTBENCH_metaheu_ls_vnd_bvns_ts__niter_10_search_greedy_init_random_memory_10_times4ave_50_maxs_0.2'.H1:'TESTBENCH_metaheu_ls_vnd_bvns_ts__niter_10_search_greedy_init_random_memory_10_times4ave_50_maxs_0.2'.H31 'TESTBENCH_metaheu_ls_vnd_bvns_ts__niter_10_search_greedy_init_random_memory_10_times4ave_50_maxs_0.2'.K1:'TESTBENCH_metaheu_ls_vnd_bvns_ts__niter_10_search_greedy_init_random_memory_10_times4ave_50_maxs_0.2'.K31 'TESTBENCH_metaheu_ls_vnd_bvns_ts__niter_10_search_greedy_init_random_memory_10_times4ave_50_maxs_0.2'.N1:'TESTBENCH_metaheu_ls_vnd_bvns_ts__niter_10_search_greedy_init_random_memory_10_times4ave_50_maxs_0.2'.N31" chart:data-source-has-labels="row" svg:x="0.699cm" svg:y="1.804cm" svg:width="34.598cm" svg:height="6.262cm">
          <chartooo:coordinate-region svg:x="1.691cm" svg:y="2.003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E2:'TESTBENCH_metaheu_ls_vnd_bvns_ts__niter_10_search_greedy_init_random_memory_10_times4ave_50_maxs_0.2'.E31" chart:label-cell-address="'TESTBENCH_metaheu_ls_vnd_bvns_ts__niter_10_search_greedy_init_random_memory_10_times4ave_50_maxs_0.2'.E1:'TESTBENCH_metaheu_ls_vnd_bvns_ts__niter_10_search_greedy_init_random_memory_10_times4ave_50_maxs_0.2'.E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H2:'TESTBENCH_metaheu_ls_vnd_bvns_ts__niter_10_search_greedy_init_random_memory_10_times4ave_50_maxs_0.2'.H31" chart:label-cell-address="'TESTBENCH_metaheu_ls_vnd_bvns_ts__niter_10_search_greedy_init_random_memory_10_times4ave_50_maxs_0.2'.H1:'TESTBENCH_metaheu_ls_vnd_bvns_ts__niter_10_search_greedy_init_random_memory_10_times4ave_50_maxs_0.2'.H1" chart:class="chart:line">
            <chart:data-point chart:repeated="30"/>
          </chart:series>
          <chart:series chart:style-name="ch9" chart:values-cell-range-address="'TESTBENCH_metaheu_ls_vnd_bvns_ts__niter_10_search_greedy_init_random_memory_10_times4ave_50_maxs_0.2'.K2:'TESTBENCH_metaheu_ls_vnd_bvns_ts__niter_10_search_greedy_init_random_memory_10_times4ave_50_maxs_0.2'.K31" chart:label-cell-address="'TESTBENCH_metaheu_ls_vnd_bvns_ts__niter_10_search_greedy_init_random_memory_10_times4ave_50_maxs_0.2'.K1:'TESTBENCH_metaheu_ls_vnd_bvns_ts__niter_10_search_greedy_init_random_memory_10_times4ave_50_maxs_0.2'.K1" chart:class="chart:line">
            <chart:data-point chart:repeated="30"/>
          </chart:series>
          <chart:series chart:style-name="ch10" chart:values-cell-range-address="'TESTBENCH_metaheu_ls_vnd_bvns_ts__niter_10_search_greedy_init_random_memory_10_times4ave_50_maxs_0.2'.N2:'TESTBENCH_metaheu_ls_vnd_bvns_ts__niter_10_search_greedy_init_random_memory_10_times4ave_50_maxs_0.2'.N31" chart:label-cell-address="'TESTBENCH_metaheu_ls_vnd_bvns_ts__niter_10_search_greedy_init_random_memory_10_times4ave_50_maxs_0.2'.N1:'TESTBENCH_metaheu_ls_vnd_bvns_ts__niter_10_search_greedy_init_random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50_maxs_0.2'.E1:'TESTBENCH_metaheu_ls_vnd_bvns_ts__niter_10_search_greedy_init_random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50_maxs_0.2'.H1:'TESTBENCH_metaheu_ls_vnd_bvns_ts__niter_10_search_greedy_init_random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50_maxs_0.2'.K1:'TESTBENCH_metaheu_ls_vnd_bvns_ts__niter_10_search_greedy_init_random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50_maxs_0.2'.N1:'TESTBENCH_metaheu_ls_vnd_bvns_ts__niter_10_search_greedy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8">
                <text:p>798</text:p>
                <draw:g>
                  <svg:desc>'TESTBENCH_metaheu_ls_vnd_bvns_ts__niter_10_search_greedy_init_random_memory_10_times4ave_50_maxs_0.2'.E2:'TESTBENCH_metaheu_ls_vnd_bvns_ts__niter_10_search_greedy_init_random_memory_10_times4ave_50_maxs_0.2'.E31</svg:desc>
                </draw:g>
              </table:table-cell>
              <table:table-cell office:value-type="float" office:value="536">
                <text:p>536</text:p>
                <draw:g>
                  <svg:desc>'TESTBENCH_metaheu_ls_vnd_bvns_ts__niter_10_search_greedy_init_random_memory_10_times4ave_50_maxs_0.2'.H2:'TESTBENCH_metaheu_ls_vnd_bvns_ts__niter_10_search_greedy_init_random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random_memory_10_times4ave_50_maxs_0.2'.K2:'TESTBENCH_metaheu_ls_vnd_bvns_ts__niter_10_search_greedy_init_random_memory_10_times4ave_50_maxs_0.2'.K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random_memory_10_times4ave_50_maxs_0.2'.N2:'TESTBENCH_metaheu_ls_vnd_bvns_ts__niter_10_search_greedy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0">
                <text:p>760</text:p>
              </table:table-cell>
              <table:table-cell office:value-type="float" office:value="512">
                <text:p>512</text:p>
              </table:table-cell>
              <table:table-cell office:value-type="float" office:value="499">
                <text:p>499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7">
                <text:p>817</text:p>
              </table:table-cell>
              <table:table-cell office:value-type="float" office:value="489">
                <text:p>489</text:p>
              </table:table-cell>
              <table:table-cell office:value-type="float" office:value="465">
                <text:p>465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4">
                <text:p>754</text:p>
              </table:table-cell>
              <table:table-cell office:value-type="float" office:value="470">
                <text:p>470</text:p>
              </table:table-cell>
              <table:table-cell office:value-type="float" office:value="443">
                <text:p>44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6">
                <text:p>726</text:p>
              </table:table-cell>
              <table:table-cell office:value-type="float" office:value="456">
                <text:p>456</text:p>
              </table:table-cell>
              <table:table-cell office:value-type="float" office:value="424">
                <text:p>42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1">
                <text:p>1001</text:p>
              </table:table-cell>
              <table:table-cell office:value-type="float" office:value="594">
                <text:p>594</text:p>
              </table:table-cell>
              <table:table-cell office:value-type="float" office:value="530">
                <text:p>53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44">
                <text:p>944</text:p>
              </table:table-cell>
              <table:table-cell office:value-type="float" office:value="554">
                <text:p>554</text:p>
              </table:table-cell>
              <table:table-cell office:value-type="float" office:value="504">
                <text:p>50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7">
                <text:p>767</text:p>
              </table:table-cell>
              <table:table-cell office:value-type="float" office:value="512">
                <text:p>512</text:p>
              </table:table-cell>
              <table:table-cell office:value-type="float" office:value="464">
                <text:p>464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8">
                <text:p>788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3">
                <text:p>683</text:p>
              </table:table-cell>
              <table:table-cell office:value-type="float" office:value="529">
                <text:p>529</text:p>
              </table:table-cell>
              <table:table-cell office:value-type="float" office:value="511">
                <text:p>511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52">
                <text:p>1052</text:p>
              </table:table-cell>
              <table:table-cell office:value-type="float" office:value="582">
                <text:p>582</text:p>
              </table:table-cell>
              <table:table-cell office:value-type="float" office:value="554">
                <text:p>55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3">
                <text:p>823</text:p>
              </table:table-cell>
              <table:table-cell office:value-type="float" office:value="527">
                <text:p>527</text:p>
              </table:table-cell>
              <table:table-cell office:value-type="float" office:value="498">
                <text:p>498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5">
                <text:p>835</text:p>
              </table:table-cell>
              <table:table-cell office:value-type="float" office:value="534">
                <text:p>534</text:p>
              </table:table-cell>
              <table:table-cell office:value-type="float" office:value="476">
                <text:p>47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2">
                <text:p>772</text:p>
              </table:table-cell>
              <table:table-cell office:value-type="float" office:value="461">
                <text:p>461</text:p>
              </table:table-cell>
              <table:table-cell office:value-type="float" office:value="455">
                <text:p>455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0">
                <text:p>720</text:p>
              </table:table-cell>
              <table:table-cell office:value-type="float" office:value="551">
                <text:p>551</text:p>
              </table:table-cell>
              <table:table-cell office:value-type="float" office:value="511">
                <text:p>51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4">
                <text:p>874</text:p>
              </table:table-cell>
              <table:table-cell office:value-type="float" office:value="612">
                <text:p>612</text:p>
              </table:table-cell>
              <table:table-cell office:value-type="float" office:value="535">
                <text:p>53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87">
                <text:p>787</text:p>
              </table:table-cell>
              <table:table-cell office:value-type="float" office:value="386">
                <text:p>386</text:p>
              </table:table-cell>
              <table:table-cell office:value-type="float" office:value="373">
                <text:p>37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0">
                <text:p>890</text:p>
              </table:table-cell>
              <table:table-cell office:value-type="float" office:value="586">
                <text:p>586</text:p>
              </table:table-cell>
              <table:table-cell office:value-type="float" office:value="558">
                <text:p>55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2">
                <text:p>812</text:p>
              </table:table-cell>
              <table:table-cell office:value-type="float" office:value="479">
                <text:p>479</text:p>
              </table:table-cell>
              <table:table-cell office:value-type="float" office:value="447">
                <text:p>44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3">
                <text:p>783</text:p>
              </table:table-cell>
              <table:table-cell office:value-type="float" office:value="525">
                <text:p>525</text:p>
              </table:table-cell>
              <table:table-cell office:value-type="float" office:value="485">
                <text:p>485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0">
                <text:p>920</text:p>
              </table:table-cell>
              <table:table-cell office:value-type="float" office:value="550">
                <text:p>550</text:p>
              </table:table-cell>
              <table:table-cell office:value-type="float" office:value="492">
                <text:p>492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1">
                <text:p>901</text:p>
              </table:table-cell>
              <table:table-cell office:value-type="float" office:value="589">
                <text:p>589</text:p>
              </table:table-cell>
              <table:table-cell office:value-type="float" office:value="523">
                <text:p>523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58">
                <text:p>858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0">
                <text:p>910</text:p>
              </table:table-cell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6">
                <text:p>756</text:p>
              </table:table-cell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4">
                <text:p>714</text:p>
              </table:table-cell>
              <table:table-cell office:value-type="float" office:value="523">
                <text:p>523</text:p>
              </table:table-cell>
              <table:table-cell office:value-type="float" office:value="484">
                <text:p>48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0">
                <text:p>990</text:p>
              </table:table-cell>
              <table:table-cell office:value-type="float" office:value="628">
                <text:p>628</text:p>
              </table:table-cell>
              <table:table-cell office:value-type="float" office:value="562">
                <text:p>562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5">
                <text:p>1055</text:p>
              </table:table-cell>
              <table:table-cell office:value-type="float" office:value="618">
                <text:p>618</text:p>
              </table:table-cell>
              <table:table-cell office:value-type="float" office:value="571">
                <text:p>57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8">
                <text:p>908</text:p>
              </table:table-cell>
              <table:table-cell office:value-type="float" office:value="513">
                <text:p>513</text:p>
              </table:table-cell>
              <table:table-cell office:value-type="float" office:value="455">
                <text:p>45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3">
                <text:p>1053</text:p>
              </table:table-cell>
              <table:table-cell office:value-type="float" office:value="632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71">
                <text:p>7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50_maxs_0.2'.D1:'TESTBENCH_metaheu_ls_vnd_bvns_ts__niter_10_search_anxious_init_one2one_memory_10_times4ave_50_maxs_0.2'.D31 'TESTBENCH_metaheu_ls_vnd_bvns_ts__niter_10_search_anxious_init_one2one_memory_10_times4ave_50_maxs_0.2'.G1:'TESTBENCH_metaheu_ls_vnd_bvns_ts__niter_10_search_anxious_init_one2one_memory_10_times4ave_50_maxs_0.2'.G31 'TESTBENCH_metaheu_ls_vnd_bvns_ts__niter_10_search_anxious_init_one2one_memory_10_times4ave_50_maxs_0.2'.J1:'TESTBENCH_metaheu_ls_vnd_bvns_ts__niter_10_search_anxious_init_one2one_memory_10_times4ave_50_maxs_0.2'.J31 'TESTBENCH_metaheu_ls_vnd_bvns_ts__niter_10_search_anxious_init_one2one_memory_10_times4ave_50_maxs_0.2'.M1:'TESTBENCH_metaheu_ls_vnd_bvns_ts__niter_10_search_anxious_init_one2one_memory_10_times4ave_50_maxs_0.2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D2:'TESTBENCH_metaheu_ls_vnd_bvns_ts__niter_10_search_anxious_init_one2one_memory_10_times4ave_50_maxs_0.2'.D31" chart:label-cell-address="'TESTBENCH_metaheu_ls_vnd_bvns_ts__niter_10_search_anxious_init_one2one_memory_10_times4ave_50_maxs_0.2'.D1:'TESTBENCH_metaheu_ls_vnd_bvns_ts__niter_10_search_anxious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G2:'TESTBENCH_metaheu_ls_vnd_bvns_ts__niter_10_search_anxious_init_one2one_memory_10_times4ave_50_maxs_0.2'.G31" chart:label-cell-address="'TESTBENCH_metaheu_ls_vnd_bvns_ts__niter_10_search_anxious_init_one2one_memory_10_times4ave_50_maxs_0.2'.G1:'TESTBENCH_metaheu_ls_vnd_bvns_ts__niter_10_search_anxious_init_one2one_memory_10_times4ave_50_maxs_0.2'.G1" chart:class="chart:line">
            <chart:data-point chart:repeated="30"/>
          </chart:series>
          <chart:series chart:style-name="ch9" chart:values-cell-range-address="'TESTBENCH_metaheu_ls_vnd_bvns_ts__niter_10_search_anxious_init_one2one_memory_10_times4ave_50_maxs_0.2'.J2:'TESTBENCH_metaheu_ls_vnd_bvns_ts__niter_10_search_anxious_init_one2one_memory_10_times4ave_50_maxs_0.2'.J31" chart:label-cell-address="'TESTBENCH_metaheu_ls_vnd_bvns_ts__niter_10_search_anxious_init_one2one_memory_10_times4ave_50_maxs_0.2'.J1:'TESTBENCH_metaheu_ls_vnd_bvns_ts__niter_10_search_anxious_init_one2one_memory_10_times4ave_50_maxs_0.2'.J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50_maxs_0.2'.M2:'TESTBENCH_metaheu_ls_vnd_bvns_ts__niter_10_search_anxious_init_one2one_memory_10_times4ave_50_maxs_0.2'.M31" chart:label-cell-address="'TESTBENCH_metaheu_ls_vnd_bvns_ts__niter_10_search_anxious_init_one2one_memory_10_times4ave_50_maxs_0.2'.M1:'TESTBENCH_metaheu_ls_vnd_bvns_ts__niter_10_search_anxious_init_one2one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50_maxs_0.2'.D1:'TESTBENCH_metaheu_ls_vnd_bvns_ts__niter_10_search_anxious_init_one2one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50_maxs_0.2'.G1:'TESTBENCH_metaheu_ls_vnd_bvns_ts__niter_10_search_anxious_init_one2one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50_maxs_0.2'.J1:'TESTBENCH_metaheu_ls_vnd_bvns_ts__niter_10_search_anxious_init_one2one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50_maxs_0.2'.M1:'TESTBENCH_metaheu_ls_vnd_bvns_ts__niter_10_search_anxious_init_one2one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1.29">
                <text:p>1561.29</text:p>
                <draw:g>
                  <svg:desc>'TESTBENCH_metaheu_ls_vnd_bvns_ts__niter_10_search_anxious_init_one2one_memory_10_times4ave_50_maxs_0.2'.D2:'TESTBENCH_metaheu_ls_vnd_bvns_ts__niter_10_search_anxious_init_one2one_memory_10_times4ave_50_maxs_0.2'.D31</svg:desc>
                </draw:g>
              </table:table-cell>
              <table:table-cell office:value-type="float" office:value="725.44">
                <text:p>725.44</text:p>
                <draw:g>
                  <svg:desc>'TESTBENCH_metaheu_ls_vnd_bvns_ts__niter_10_search_anxious_init_one2one_memory_10_times4ave_50_maxs_0.2'.G2:'TESTBENCH_metaheu_ls_vnd_bvns_ts__niter_10_search_anxious_init_one2one_memory_10_times4ave_50_maxs_0.2'.G31</svg:desc>
                </draw:g>
              </table:table-cell>
              <table:table-cell office:value-type="float" office:value="583.3">
                <text:p>583.3</text:p>
                <draw:g>
                  <svg:desc>'TESTBENCH_metaheu_ls_vnd_bvns_ts__niter_10_search_anxious_init_one2one_memory_10_times4ave_50_maxs_0.2'.J2:'TESTBENCH_metaheu_ls_vnd_bvns_ts__niter_10_search_anxious_init_one2one_memory_10_times4ave_50_maxs_0.2'.J31</svg:desc>
                </draw:g>
              </table:table-cell>
              <table:table-cell office:value-type="float" office:value="833.57">
                <text:p>833.57</text:p>
                <draw:g>
                  <svg:desc>'TESTBENCH_metaheu_ls_vnd_bvns_ts__niter_10_search_anxious_init_one2one_memory_10_times4ave_50_maxs_0.2'.M2:'TESTBENCH_metaheu_ls_vnd_bvns_ts__niter_10_search_anxious_init_one2one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0.32">
                <text:p>1410.32</text:p>
              </table:table-cell>
              <table:table-cell office:value-type="float" office:value="704.19">
                <text:p>704.19</text:p>
              </table:table-cell>
              <table:table-cell office:value-type="float" office:value="576.78">
                <text:p>576.78</text:p>
              </table:table-cell>
              <table:table-cell office:value-type="float" office:value="797.25">
                <text:p>797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3.12">
                <text:p>1623.12</text:p>
              </table:table-cell>
              <table:table-cell office:value-type="float" office:value="672.67">
                <text:p>672.67</text:p>
              </table:table-cell>
              <table:table-cell office:value-type="float" office:value="544.72">
                <text:p>544.72</text:p>
              </table:table-cell>
              <table:table-cell office:value-type="float" office:value="803.99">
                <text:p>803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0.25">
                <text:p>1460.25</text:p>
              </table:table-cell>
              <table:table-cell office:value-type="float" office:value="712.93">
                <text:p>712.93</text:p>
              </table:table-cell>
              <table:table-cell office:value-type="float" office:value="569.8">
                <text:p>569.8</text:p>
              </table:table-cell>
              <table:table-cell office:value-type="float" office:value="785.32">
                <text:p>785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7.77">
                <text:p>1507.77</text:p>
              </table:table-cell>
              <table:table-cell office:value-type="float" office:value="652.62">
                <text:p>652.62</text:p>
              </table:table-cell>
              <table:table-cell office:value-type="float" office:value="500.11">
                <text:p>500.11</text:p>
              </table:table-cell>
              <table:table-cell office:value-type="float" office:value="742.25">
                <text:p>742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4.12">
                <text:p>1694.12</text:p>
              </table:table-cell>
              <table:table-cell office:value-type="float" office:value="766.73">
                <text:p>766.73</text:p>
              </table:table-cell>
              <table:table-cell office:value-type="float" office:value="618.23">
                <text:p>618.23</text:p>
              </table:table-cell>
              <table:table-cell office:value-type="float" office:value="909.41">
                <text:p>909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7.75">
                <text:p>1507.75</text:p>
              </table:table-cell>
              <table:table-cell office:value-type="float" office:value="727.62">
                <text:p>727.62</text:p>
              </table:table-cell>
              <table:table-cell office:value-type="float" office:value="598.96">
                <text:p>598.96</text:p>
              </table:table-cell>
              <table:table-cell office:value-type="float" office:value="845.07">
                <text:p>845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9.4">
                <text:p>1399.4</text:p>
              </table:table-cell>
              <table:table-cell office:value-type="float" office:value="688.56">
                <text:p>688.56</text:p>
              </table:table-cell>
              <table:table-cell office:value-type="float" office:value="558.27">
                <text:p>558.27</text:p>
              </table:table-cell>
              <table:table-cell office:value-type="float" office:value="770.1">
                <text:p>77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4.52">
                <text:p>1444.52</text:p>
              </table:table-cell>
              <table:table-cell office:value-type="float" office:value="738.19">
                <text:p>738.19</text:p>
              </table:table-cell>
              <table:table-cell office:value-type="float" office:value="559.93">
                <text:p>559.93</text:p>
              </table:table-cell>
              <table:table-cell office:value-type="float" office:value="775.53">
                <text:p>775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8.1">
                <text:p>1588.1</text:p>
              </table:table-cell>
              <table:table-cell office:value-type="float" office:value="724.27">
                <text:p>724.27</text:p>
              </table:table-cell>
              <table:table-cell office:value-type="float" office:value="584.49">
                <text:p>584.49</text:p>
              </table:table-cell>
              <table:table-cell office:value-type="float" office:value="879.36">
                <text:p>879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0.35">
                <text:p>1710.35</text:p>
              </table:table-cell>
              <table:table-cell office:value-type="float" office:value="824.54">
                <text:p>824.54</text:p>
              </table:table-cell>
              <table:table-cell office:value-type="float" office:value="675.8">
                <text:p>675.8</text:p>
              </table:table-cell>
              <table:table-cell office:value-type="float" office:value="962.76">
                <text:p>962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5.11">
                <text:p>1595.11</text:p>
              </table:table-cell>
              <table:table-cell office:value-type="float" office:value="749.55">
                <text:p>749.55</text:p>
              </table:table-cell>
              <table:table-cell office:value-type="float" office:value="593.72">
                <text:p>593.72</text:p>
              </table:table-cell>
              <table:table-cell office:value-type="float" office:value="819.17">
                <text:p>819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7.4">
                <text:p>1467.4</text:p>
              </table:table-cell>
              <table:table-cell office:value-type="float" office:value="725.56">
                <text:p>725.56</text:p>
              </table:table-cell>
              <table:table-cell office:value-type="float" office:value="589.94">
                <text:p>589.94</text:p>
              </table:table-cell>
              <table:table-cell office:value-type="float" office:value="768.92">
                <text:p>768.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7.73">
                <text:p>1437.73</text:p>
              </table:table-cell>
              <table:table-cell office:value-type="float" office:value="659.32">
                <text:p>659.32</text:p>
              </table:table-cell>
              <table:table-cell office:value-type="float" office:value="544.83">
                <text:p>544.83</text:p>
              </table:table-cell>
              <table:table-cell office:value-type="float" office:value="790.92">
                <text:p>790.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8.14">
                <text:p>1468.14</text:p>
              </table:table-cell>
              <table:table-cell office:value-type="float" office:value="723.75">
                <text:p>723.75</text:p>
              </table:table-cell>
              <table:table-cell office:value-type="float" office:value="586.45">
                <text:p>586.45</text:p>
              </table:table-cell>
              <table:table-cell office:value-type="float" office:value="788.28">
                <text:p>788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2.15">
                <text:p>1522.15</text:p>
              </table:table-cell>
              <table:table-cell office:value-type="float" office:value="791.18">
                <text:p>791.18</text:p>
              </table:table-cell>
              <table:table-cell office:value-type="float" office:value="634.55">
                <text:p>634.55</text:p>
              </table:table-cell>
              <table:table-cell office:value-type="float" office:value="843.4">
                <text:p>843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2.12">
                <text:p>1512.12</text:p>
              </table:table-cell>
              <table:table-cell office:value-type="float" office:value="679.94">
                <text:p>679.94</text:p>
              </table:table-cell>
              <table:table-cell office:value-type="float" office:value="504.36">
                <text:p>504.36</text:p>
              </table:table-cell>
              <table:table-cell office:value-type="float" office:value="759.09">
                <text:p>759.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.07">
                <text:p>1537.07</text:p>
              </table:table-cell>
              <table:table-cell office:value-type="float" office:value="780.49">
                <text:p>780.49</text:p>
              </table:table-cell>
              <table:table-cell office:value-type="float" office:value="654.66">
                <text:p>654.66</text:p>
              </table:table-cell>
              <table:table-cell office:value-type="float" office:value="923.86">
                <text:p>923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6.42">
                <text:p>1456.42</text:p>
              </table:table-cell>
              <table:table-cell office:value-type="float" office:value="710.32">
                <text:p>710.32</text:p>
              </table:table-cell>
              <table:table-cell office:value-type="float" office:value="560.33">
                <text:p>560.33</text:p>
              </table:table-cell>
              <table:table-cell office:value-type="float" office:value="767.32">
                <text:p>767.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.21">
                <text:p>1500.21</text:p>
              </table:table-cell>
              <table:table-cell office:value-type="float" office:value="673.49">
                <text:p>673.49</text:p>
              </table:table-cell>
              <table:table-cell office:value-type="float" office:value="553.66">
                <text:p>553.66</text:p>
              </table:table-cell>
              <table:table-cell office:value-type="float" office:value="810.08">
                <text:p>810.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4.84">
                <text:p>1564.84</text:p>
              </table:table-cell>
              <table:table-cell office:value-type="float" office:value="731.45">
                <text:p>731.45</text:p>
              </table:table-cell>
              <table:table-cell office:value-type="float" office:value="609.2">
                <text:p>609.2</text:p>
              </table:table-cell>
              <table:table-cell office:value-type="float" office:value="856.02">
                <text:p>856.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.96">
                <text:p>1548.96</text:p>
              </table:table-cell>
              <table:table-cell office:value-type="float" office:value="778.59">
                <text:p>778.59</text:p>
              </table:table-cell>
              <table:table-cell office:value-type="float" office:value="625.82">
                <text:p>625.82</text:p>
              </table:table-cell>
              <table:table-cell office:value-type="float" office:value="871.94">
                <text:p>871.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1.51">
                <text:p>1551.51</text:p>
              </table:table-cell>
              <table:table-cell office:value-type="float" office:value="779.12">
                <text:p>779.12</text:p>
              </table:table-cell>
              <table:table-cell office:value-type="float" office:value="685.64">
                <text:p>685.64</text:p>
              </table:table-cell>
              <table:table-cell office:value-type="float" office:value="884.75">
                <text:p>884.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3.15">
                <text:p>1733.15</text:p>
              </table:table-cell>
              <table:table-cell office:value-type="float" office:value="793.2">
                <text:p>793.2</text:p>
              </table:table-cell>
              <table:table-cell office:value-type="float" office:value="635.61">
                <text:p>635.61</text:p>
              </table:table-cell>
              <table:table-cell office:value-type="float" office:value="926.78">
                <text:p>926.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.68">
                <text:p>1300.68</text:p>
              </table:table-cell>
              <table:table-cell office:value-type="float" office:value="641.07">
                <text:p>641.07</text:p>
              </table:table-cell>
              <table:table-cell office:value-type="float" office:value="540.05">
                <text:p>540.05</text:p>
              </table:table-cell>
              <table:table-cell office:value-type="float" office:value="693.66">
                <text:p>693.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8.81">
                <text:p>1408.81</text:p>
              </table:table-cell>
              <table:table-cell office:value-type="float" office:value="694.75">
                <text:p>694.75</text:p>
              </table:table-cell>
              <table:table-cell office:value-type="float" office:value="577.98">
                <text:p>577.9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9.21">
                <text:p>1619.21</text:p>
              </table:table-cell>
              <table:table-cell office:value-type="float" office:value="808.07">
                <text:p>808.07</text:p>
              </table:table-cell>
              <table:table-cell office:value-type="float" office:value="655.7">
                <text:p>655.7</text:p>
              </table:table-cell>
              <table:table-cell office:value-type="float" office:value="932.82">
                <text:p>932.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6.95">
                <text:p>1706.95</text:p>
              </table:table-cell>
              <table:table-cell office:value-type="float" office:value="744.61">
                <text:p>744.61</text:p>
              </table:table-cell>
              <table:table-cell office:value-type="float" office:value="637.98">
                <text:p>637.98</text:p>
              </table:table-cell>
              <table:table-cell office:value-type="float" office:value="920.76">
                <text:p>920.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0.13">
                <text:p>1630.13</text:p>
              </table:table-cell>
              <table:table-cell office:value-type="float" office:value="711.09">
                <text:p>711.09</text:p>
              </table:table-cell>
              <table:table-cell office:value-type="float" office:value="578.55">
                <text:p>578.55</text:p>
              </table:table-cell>
              <table:table-cell office:value-type="float" office:value="885.69">
                <text:p>885.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1.68">
                <text:p>1991.68</text:p>
              </table:table-cell>
              <table:table-cell office:value-type="float" office:value="829.32">
                <text:p>829.32</text:p>
              </table:table-cell>
              <table:table-cell office:value-type="float" office:value="678.67">
                <text:p>678.67</text:p>
              </table:table-cell>
              <table:table-cell office:value-type="float" office:value="1044.15">
                <text:p>1044.15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1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50_maxs_0.2'.E1:'TESTBENCH_metaheu_ls_vnd_bvns_ts__niter_10_search_anxious_init_one2one_memory_10_times4ave_50_maxs_0.2'.E31 'TESTBENCH_metaheu_ls_vnd_bvns_ts__niter_10_search_anxious_init_one2one_memory_10_times4ave_50_maxs_0.2'.H1:'TESTBENCH_metaheu_ls_vnd_bvns_ts__niter_10_search_anxious_init_one2one_memory_10_times4ave_50_maxs_0.2'.H31 'TESTBENCH_metaheu_ls_vnd_bvns_ts__niter_10_search_anxious_init_one2one_memory_10_times4ave_50_maxs_0.2'.K1:'TESTBENCH_metaheu_ls_vnd_bvns_ts__niter_10_search_anxious_init_one2one_memory_10_times4ave_50_maxs_0.2'.K31 'TESTBENCH_metaheu_ls_vnd_bvns_ts__niter_10_search_anxious_init_one2one_memory_10_times4ave_50_maxs_0.2'.N1:'TESTBENCH_metaheu_ls_vnd_bvns_ts__niter_10_search_anxious_init_one2one_memory_10_times4ave_50_maxs_0.2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E2:'TESTBENCH_metaheu_ls_vnd_bvns_ts__niter_10_search_anxious_init_one2one_memory_10_times4ave_50_maxs_0.2'.E31" chart:label-cell-address="'TESTBENCH_metaheu_ls_vnd_bvns_ts__niter_10_search_anxious_init_one2one_memory_10_times4ave_50_maxs_0.2'.E1:'TESTBENCH_metaheu_ls_vnd_bvns_ts__niter_10_search_anxious_init_one2one_memory_10_times4ave_50_maxs_0.2'.E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H2:'TESTBENCH_metaheu_ls_vnd_bvns_ts__niter_10_search_anxious_init_one2one_memory_10_times4ave_50_maxs_0.2'.H31" chart:label-cell-address="'TESTBENCH_metaheu_ls_vnd_bvns_ts__niter_10_search_anxious_init_one2one_memory_10_times4ave_50_maxs_0.2'.H1:'TESTBENCH_metaheu_ls_vnd_bvns_ts__niter_10_search_anxious_init_one2one_memory_10_times4ave_50_maxs_0.2'.H1" chart:class="chart:line">
            <chart:data-point chart:repeated="30"/>
          </chart:series>
          <chart:series chart:style-name="ch9" chart:values-cell-range-address="'TESTBENCH_metaheu_ls_vnd_bvns_ts__niter_10_search_anxious_init_one2one_memory_10_times4ave_50_maxs_0.2'.K2:'TESTBENCH_metaheu_ls_vnd_bvns_ts__niter_10_search_anxious_init_one2one_memory_10_times4ave_50_maxs_0.2'.K31" chart:label-cell-address="'TESTBENCH_metaheu_ls_vnd_bvns_ts__niter_10_search_anxious_init_one2one_memory_10_times4ave_50_maxs_0.2'.K1:'TESTBENCH_metaheu_ls_vnd_bvns_ts__niter_10_search_anxious_init_one2one_memory_10_times4ave_50_maxs_0.2'.K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50_maxs_0.2'.N2:'TESTBENCH_metaheu_ls_vnd_bvns_ts__niter_10_search_anxious_init_one2one_memory_10_times4ave_50_maxs_0.2'.N31" chart:label-cell-address="'TESTBENCH_metaheu_ls_vnd_bvns_ts__niter_10_search_anxious_init_one2one_memory_10_times4ave_50_maxs_0.2'.N1:'TESTBENCH_metaheu_ls_vnd_bvns_ts__niter_10_search_anxious_init_one2one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50_maxs_0.2'.E1:'TESTBENCH_metaheu_ls_vnd_bvns_ts__niter_10_search_anxious_init_one2one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50_maxs_0.2'.H1:'TESTBENCH_metaheu_ls_vnd_bvns_ts__niter_10_search_anxious_init_one2one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50_maxs_0.2'.K1:'TESTBENCH_metaheu_ls_vnd_bvns_ts__niter_10_search_anxious_init_one2one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50_maxs_0.2'.N1:'TESTBENCH_metaheu_ls_vnd_bvns_ts__niter_10_search_anxious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29">
                <text:p>829</text:p>
                <draw:g>
                  <svg:desc>'TESTBENCH_metaheu_ls_vnd_bvns_ts__niter_10_search_anxious_init_one2one_memory_10_times4ave_50_maxs_0.2'.E2:'TESTBENCH_metaheu_ls_vnd_bvns_ts__niter_10_search_anxious_init_one2one_memory_10_times4ave_50_maxs_0.2'.E31</svg:desc>
                </draw:g>
              </table:table-cell>
              <table:table-cell office:value-type="float" office:value="553">
                <text:p>553</text:p>
                <draw:g>
                  <svg:desc>'TESTBENCH_metaheu_ls_vnd_bvns_ts__niter_10_search_anxious_init_one2one_memory_10_times4ave_50_maxs_0.2'.H2:'TESTBENCH_metaheu_ls_vnd_bvns_ts__niter_10_search_anxious_init_one2one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one2one_memory_10_times4ave_50_maxs_0.2'.K2:'TESTBENCH_metaheu_ls_vnd_bvns_ts__niter_10_search_anxious_init_one2one_memory_10_times4ave_50_maxs_0.2'.K31</svg:desc>
                </draw:g>
              </table:table-cell>
              <table:table-cell office:value-type="float" office:value="595">
                <text:p>595</text:p>
                <draw:g>
                  <svg:desc>'TESTBENCH_metaheu_ls_vnd_bvns_ts__niter_10_search_anxious_init_one2one_memory_10_times4ave_50_maxs_0.2'.N2:'TESTBENCH_metaheu_ls_vnd_bvns_ts__niter_10_search_anxious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2">
                <text:p>872</text:p>
              </table:table-cell>
              <table:table-cell office:value-type="float" office:value="552">
                <text:p>552</text:p>
              </table:table-cell>
              <table:table-cell office:value-type="float" office:value="499">
                <text:p>49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7">
                <text:p>967</text:p>
              </table:table-cell>
              <table:table-cell office:value-type="float" office:value="495">
                <text:p>495</text:p>
              </table:table-cell>
              <table:table-cell office:value-type="float" office:value="465">
                <text:p>46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4">
                <text:p>904</text:p>
              </table:table-cell>
              <table:table-cell office:value-type="float" office:value="488">
                <text:p>488</text:p>
              </table:table-cell>
              <table:table-cell office:value-type="float" office:value="443">
                <text:p>44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7">
                <text:p>637</text:p>
              </table:table-cell>
              <table:table-cell office:value-type="float" office:value="436">
                <text:p>436</text:p>
              </table:table-cell>
              <table:table-cell office:value-type="float" office:value="424">
                <text:p>42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7">
                <text:p>1077</text:p>
              </table:table-cell>
              <table:table-cell office:value-type="float" office:value="544">
                <text:p>544</text:p>
              </table:table-cell>
              <table:table-cell office:value-type="float" office:value="530">
                <text:p>53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5">
                <text:p>895</text:p>
              </table:table-cell>
              <table:table-cell office:value-type="float" office:value="552">
                <text:p>552</text:p>
              </table:table-cell>
              <table:table-cell office:value-type="float" office:value="504">
                <text:p>504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7">
                <text:p>917</text:p>
              </table:table-cell>
              <table:table-cell office:value-type="float" office:value="544">
                <text:p>544</text:p>
              </table:table-cell>
              <table:table-cell office:value-type="float" office:value="464">
                <text:p>464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68">
                <text:p>868</text:p>
              </table:table-cell>
              <table:table-cell office:value-type="float" office:value="537">
                <text:p>537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2">
                <text:p>1012</text:p>
              </table:table-cell>
              <table:table-cell office:value-type="float" office:value="530">
                <text:p>530</text:p>
              </table:table-cell>
              <table:table-cell office:value-type="float" office:value="511">
                <text:p>51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75">
                <text:p>875</text:p>
              </table:table-cell>
              <table:table-cell office:value-type="float" office:value="582">
                <text:p>582</text:p>
              </table:table-cell>
              <table:table-cell office:value-type="float" office:value="554">
                <text:p>55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78">
                <text:p>978</text:p>
              </table:table-cell>
              <table:table-cell office:value-type="float" office:value="545">
                <text:p>545</text:p>
              </table:table-cell>
              <table:table-cell office:value-type="float" office:value="498">
                <text:p>498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3">
                <text:p>813</text:p>
              </table:table-cell>
              <table:table-cell office:value-type="float" office:value="516">
                <text:p>516</text:p>
              </table:table-cell>
              <table:table-cell office:value-type="float" office:value="476">
                <text:p>47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3">
                <text:p>793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7">
                <text:p>917</text:p>
              </table:table-cell>
              <table:table-cell office:value-type="float" office:value="556">
                <text:p>556</text:p>
              </table:table-cell>
              <table:table-cell office:value-type="float" office:value="511">
                <text:p>51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1">
                <text:p>911</text:p>
              </table:table-cell>
              <table:table-cell office:value-type="float" office:value="576">
                <text:p>576</text:p>
              </table:table-cell>
              <table:table-cell office:value-type="float" office:value="535">
                <text:p>53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61">
                <text:p>961</text:p>
              </table:table-cell>
              <table:table-cell office:value-type="float" office:value="490">
                <text:p>490</text:p>
              </table:table-cell>
              <table:table-cell office:value-type="float" office:value="373">
                <text:p>373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3">
                <text:p>903</text:p>
              </table:table-cell>
              <table:table-cell office:value-type="float" office:value="586">
                <text:p>586</text:p>
              </table:table-cell>
              <table:table-cell office:value-type="float" office:value="558">
                <text:p>55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4">
                <text:p>904</text:p>
              </table:table-cell>
              <table:table-cell office:value-type="float" office:value="492">
                <text:p>492</text:p>
              </table:table-cell>
              <table:table-cell office:value-type="float" office:value="447">
                <text:p>447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23">
                <text:p>923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49">
                <text:p>949</text:p>
              </table:table-cell>
              <table:table-cell office:value-type="float" office:value="543">
                <text:p>543</text:p>
              </table:table-cell>
              <table:table-cell office:value-type="float" office:value="492">
                <text:p>49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4">
                <text:p>1034</text:p>
              </table:table-cell>
              <table:table-cell office:value-type="float" office:value="578">
                <text:p>578</text:p>
              </table:table-cell>
              <table:table-cell office:value-type="float" office:value="523">
                <text:p>523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60">
                <text:p>960</text:p>
              </table:table-cell>
              <table:table-cell office:value-type="float" office:value="599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51">
                <text:p>1051</text:p>
              </table:table-cell>
              <table:table-cell office:value-type="float" office:value="583">
                <text:p>583</text:p>
              </table:table-cell>
              <table:table-cell office:value-type="float" office:value="563">
                <text:p>563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4">
                <text:p>694</text:p>
              </table:table-cell>
              <table:table-cell office:value-type="float" office:value="463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57">
                <text:p>857</text:p>
              </table:table-cell>
              <table:table-cell office:value-type="float" office:value="545">
                <text:p>545</text:p>
              </table:table-cell>
              <table:table-cell office:value-type="float" office:value="484">
                <text:p>48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46">
                <text:p>946</text:p>
              </table:table-cell>
              <table:table-cell office:value-type="float" office:value="584">
                <text:p>584</text:p>
              </table:table-cell>
              <table:table-cell office:value-type="float" office:value="562">
                <text:p>56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5">
                <text:p>945</text:p>
              </table:table-cell>
              <table:table-cell office:value-type="float" office:value="585">
                <text:p>585</text:p>
              </table:table-cell>
              <table:table-cell office:value-type="float" office:value="571">
                <text:p>571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4">
                <text:p>994</text:p>
              </table:table-cell>
              <table:table-cell office:value-type="float" office:value="455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2">
                <text:p>1272</text:p>
              </table:table-cell>
              <table:table-cell office:value-type="float" office:value="652">
                <text:p>652</text:p>
              </table:table-cell>
              <table:table-cell office:value-type="float" office:value="632">
                <text:p>632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05cm" svg:height="9.006cm" xlink:href=".." xlink:type="simple" chart:class="chart:line" chart:style-name="ch1">
        <chart:title svg:x="1.818cm" svg:y="0.251cm" chart:style-name="ch2">
          <text:p>					10 nodes comparison
 niter=10, anxious, initial solution=one2one, memory in TS=10</text:p>
        </chart:title>
        <chart:legend chart:legend-position="bottom" svg:x="2.314cm" svg:y="8.407cm" style:legend-expansion="custom" chartooo:width="9.681cm" chartooo:height="0.598cm" style:legend-expansion-aspect-ratio="16.1889632107023" chart:style-name="ch3"/>
        <chart:plot-area chart:style-name="ch4" table:cell-range-address="'TESTBENCH_metaheu_ls_vnd_bvns_ts__niter_10_search_anxious_init_one2one_memory_10_times4ave_50_maxs_0.2'.D1:'TESTBENCH_metaheu_ls_vnd_bvns_ts__niter_10_search_anxious_init_one2one_memory_10_times4ave_50_maxs_0.2'.E31" chart:data-source-has-labels="row" svg:x="-0.343cm" svg:y="1.751cm" svg:width="14.907cm" svg:height="6.263cm">
          <chartooo:coordinate-region svg:x="0.649cm" svg:y="1.95cm" svg:width="13.7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D2:'TESTBENCH_metaheu_ls_vnd_bvns_ts__niter_10_search_anxious_init_one2one_memory_10_times4ave_50_maxs_0.2'.D31" chart:label-cell-address="'TESTBENCH_metaheu_ls_vnd_bvns_ts__niter_10_search_anxious_init_one2one_memory_10_times4ave_50_maxs_0.2'.D1:'TESTBENCH_metaheu_ls_vnd_bvns_ts__niter_10_search_anxious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E2:'TESTBENCH_metaheu_ls_vnd_bvns_ts__niter_10_search_anxious_init_one2one_memory_10_times4ave_50_maxs_0.2'.E31" chart:label-cell-address="'TESTBENCH_metaheu_ls_vnd_bvns_ts__niter_10_search_anxious_init_one2one_memory_10_times4ave_50_maxs_0.2'.E1:'TESTBENCH_metaheu_ls_vnd_bvns_ts__niter_10_search_anxious_init_one2one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50_maxs_0.2'.D1:'TESTBENCH_metaheu_ls_vnd_bvns_ts__niter_10_search_anxious_init_one2one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50_maxs_0.2'.E1:'TESTBENCH_metaheu_ls_vnd_bvns_ts__niter_10_search_anxious_init_one2one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61.29">
                <text:p>1561.29</text:p>
                <draw:g>
                  <svg:desc>'TESTBENCH_metaheu_ls_vnd_bvns_ts__niter_10_search_anxious_init_one2one_memory_10_times4ave_50_maxs_0.2'.D2:'TESTBENCH_metaheu_ls_vnd_bvns_ts__niter_10_search_anxious_init_one2one_memory_10_times4ave_50_maxs_0.2'.D31</svg:desc>
                </draw:g>
              </table:table-cell>
              <table:table-cell office:value-type="float" office:value="829">
                <text:p>829</text:p>
                <draw:g>
                  <svg:desc>'TESTBENCH_metaheu_ls_vnd_bvns_ts__niter_10_search_anxious_init_one2one_memory_10_times4ave_50_maxs_0.2'.E2:'TESTBENCH_metaheu_ls_vnd_bvns_ts__niter_10_search_anxious_init_one2one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0.32">
                <text:p>1410.32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3.12">
                <text:p>1623.1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60.25">
                <text:p>1460.2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7.77">
                <text:p>1507.77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94.12">
                <text:p>1694.12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7.75">
                <text:p>1507.7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9.4">
                <text:p>1399.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44.52">
                <text:p>1444.52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88.1">
                <text:p>1588.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10.35">
                <text:p>1710.35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95.11">
                <text:p>1595.1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67.4">
                <text:p>1467.4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7.73">
                <text:p>1437.7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68.14">
                <text:p>1468.14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22.15">
                <text:p>1522.1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12.12">
                <text:p>1512.1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7.07">
                <text:p>1537.07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56.42">
                <text:p>1456.4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0.21">
                <text:p>1500.2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4.84">
                <text:p>1564.8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48.96">
                <text:p>1548.9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51.51">
                <text:p>1551.5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33.15">
                <text:p>1733.15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.68">
                <text:p>1300.68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08.81">
                <text:p>1408.81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19.21">
                <text:p>1619.2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06.95">
                <text:p>1706.9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0.13">
                <text:p>1630.13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1.68">
                <text:p>1991.68</text:p>
              </table:table-cell>
              <table:table-cell office:value-type="float" office:value="1272">
                <text:p>127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bf819e" draw:fill-color="#bf819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8d1d75" draw:fill-color="#8d1d75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05cm" svg:height="9.006cm" xlink:href=".." xlink:type="simple" chart:class="chart:line" chart:style-name="ch1">
        <chart:title svg:x="1.818cm" svg:y="0.251cm" chart:style-name="ch2">
          <text:p>						10 nodes comparison
 niter=10, anxious, initial solution=one2one, memory in TS=10</text:p>
        </chart:title>
        <chart:legend chart:legend-position="bottom" svg:x="2.314cm" svg:y="8.407cm" style:legend-expansion="custom" chartooo:width="9.681cm" chartooo:height="0.598cm" style:legend-expansion-aspect-ratio="16.1889632107023" chart:style-name="ch3"/>
        <chart:plot-area chart:style-name="ch4" table:cell-range-address="'TESTBENCH_metaheu_ls_vnd_bvns_ts__niter_10_search_anxious_init_one2one_memory_10_times4ave_50_maxs_0.2'.G1:'TESTBENCH_metaheu_ls_vnd_bvns_ts__niter_10_search_anxious_init_one2one_memory_10_times4ave_50_maxs_0.2'.H31" chart:data-source-has-labels="row" svg:x="-0.158cm" svg:y="1.751cm" svg:width="14.722cm" svg:height="6.263cm">
          <chartooo:coordinate-region svg:x="0.649cm" svg:y="1.95cm" svg:width="13.7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G2:'TESTBENCH_metaheu_ls_vnd_bvns_ts__niter_10_search_anxious_init_one2one_memory_10_times4ave_50_maxs_0.2'.G31" chart:label-cell-address="'TESTBENCH_metaheu_ls_vnd_bvns_ts__niter_10_search_anxious_init_one2one_memory_10_times4ave_50_maxs_0.2'.G1:'TESTBENCH_metaheu_ls_vnd_bvns_ts__niter_10_search_anxious_init_one2one_memory_10_times4ave_50_maxs_0.2'.G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H2:'TESTBENCH_metaheu_ls_vnd_bvns_ts__niter_10_search_anxious_init_one2one_memory_10_times4ave_50_maxs_0.2'.H31" chart:label-cell-address="'TESTBENCH_metaheu_ls_vnd_bvns_ts__niter_10_search_anxious_init_one2one_memory_10_times4ave_50_maxs_0.2'.H1:'TESTBENCH_metaheu_ls_vnd_bvns_ts__niter_10_search_anxious_init_one2one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50_maxs_0.2'.G1:'TESTBENCH_metaheu_ls_vnd_bvns_ts__niter_10_search_anxious_init_one2one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50_maxs_0.2'.H1:'TESTBENCH_metaheu_ls_vnd_bvns_ts__niter_10_search_anxious_init_one2one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25.44">
                <text:p>725.44</text:p>
                <draw:g>
                  <svg:desc>'TESTBENCH_metaheu_ls_vnd_bvns_ts__niter_10_search_anxious_init_one2one_memory_10_times4ave_50_maxs_0.2'.G2:'TESTBENCH_metaheu_ls_vnd_bvns_ts__niter_10_search_anxious_init_one2one_memory_10_times4ave_50_maxs_0.2'.G31</svg:desc>
                </draw:g>
              </table:table-cell>
              <table:table-cell office:value-type="float" office:value="553">
                <text:p>553</text:p>
                <draw:g>
                  <svg:desc>'TESTBENCH_metaheu_ls_vnd_bvns_ts__niter_10_search_anxious_init_one2one_memory_10_times4ave_50_maxs_0.2'.H2:'TESTBENCH_metaheu_ls_vnd_bvns_ts__niter_10_search_anxious_init_one2one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4.19">
                <text:p>704.1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2.67">
                <text:p>672.6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2.93">
                <text:p>712.9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.62">
                <text:p>652.62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6.73">
                <text:p>766.73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7.62">
                <text:p>727.6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8.56">
                <text:p>688.5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38.19">
                <text:p>738.19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4.27">
                <text:p>724.2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4.54">
                <text:p>824.5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9.55">
                <text:p>749.5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5.56">
                <text:p>725.5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9.32">
                <text:p>659.3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3.75">
                <text:p>723.7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1.18">
                <text:p>791.1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9.94">
                <text:p>679.9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0.49">
                <text:p>780.49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0.32">
                <text:p>710.3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3.49">
                <text:p>673.4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1.45">
                <text:p>731.45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78.59">
                <text:p>778.5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9.12">
                <text:p>779.1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3.2">
                <text:p>793.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1.07">
                <text:p>641.0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4.75">
                <text:p>694.7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8.07">
                <text:p>808.07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4.61">
                <text:p>744.6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1.09">
                <text:p>711.0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9.32">
                <text:p>829.32</text:p>
              </table:table-cell>
              <table:table-cell office:value-type="float" office:value="652">
                <text:p>652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05cm" svg:height="9.006cm" xlink:href=".." xlink:type="simple" chart:class="chart:line" chart:style-name="ch1">
        <chart:title svg:x="1.818cm" svg:y="0.251cm" chart:style-name="ch2">
          <text:p>					10 nodes comparison
 niter=10, anxious, initial solution=one2one, memory in TS=10</text:p>
        </chart:title>
        <chart:legend chart:legend-position="bottom" svg:x="2.314cm" svg:y="8.407cm" style:legend-expansion="custom" chartooo:width="9.681cm" chartooo:height="0.598cm" style:legend-expansion-aspect-ratio="16.1889632107023" chart:style-name="ch3"/>
        <chart:plot-area chart:style-name="ch4" table:cell-range-address="'TESTBENCH_metaheu_ls_vnd_bvns_ts__niter_10_search_anxious_init_one2one_memory_10_times4ave_50_maxs_0.2'.M1:'TESTBENCH_metaheu_ls_vnd_bvns_ts__niter_10_search_anxious_init_one2one_memory_10_times4ave_50_maxs_0.2'.N31" chart:data-source-has-labels="row" svg:x="-0.343cm" svg:y="1.751cm" svg:width="14.907cm" svg:height="6.263cm">
          <chartooo:coordinate-region svg:x="0.649cm" svg:y="1.95cm" svg:width="13.7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M2:'TESTBENCH_metaheu_ls_vnd_bvns_ts__niter_10_search_anxious_init_one2one_memory_10_times4ave_50_maxs_0.2'.M31" chart:label-cell-address="'TESTBENCH_metaheu_ls_vnd_bvns_ts__niter_10_search_anxious_init_one2one_memory_10_times4ave_50_maxs_0.2'.M1:'TESTBENCH_metaheu_ls_vnd_bvns_ts__niter_10_search_anxious_init_one2one_memory_10_times4ave_50_maxs_0.2'.M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N2:'TESTBENCH_metaheu_ls_vnd_bvns_ts__niter_10_search_anxious_init_one2one_memory_10_times4ave_50_maxs_0.2'.N31" chart:label-cell-address="'TESTBENCH_metaheu_ls_vnd_bvns_ts__niter_10_search_anxious_init_one2one_memory_10_times4ave_50_maxs_0.2'.N1:'TESTBENCH_metaheu_ls_vnd_bvns_ts__niter_10_search_anxious_init_one2one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50_maxs_0.2'.M1:'TESTBENCH_metaheu_ls_vnd_bvns_ts__niter_10_search_anxious_init_one2one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50_maxs_0.2'.N1:'TESTBENCH_metaheu_ls_vnd_bvns_ts__niter_10_search_anxious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3.57">
                <text:p>833.57</text:p>
                <draw:g>
                  <svg:desc>'TESTBENCH_metaheu_ls_vnd_bvns_ts__niter_10_search_anxious_init_one2one_memory_10_times4ave_50_maxs_0.2'.M2:'TESTBENCH_metaheu_ls_vnd_bvns_ts__niter_10_search_anxious_init_one2one_memory_10_times4ave_50_maxs_0.2'.M31</svg:desc>
                </draw:g>
              </table:table-cell>
              <table:table-cell office:value-type="float" office:value="595">
                <text:p>595</text:p>
                <draw:g>
                  <svg:desc>'TESTBENCH_metaheu_ls_vnd_bvns_ts__niter_10_search_anxious_init_one2one_memory_10_times4ave_50_maxs_0.2'.N2:'TESTBENCH_metaheu_ls_vnd_bvns_ts__niter_10_search_anxious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7.25">
                <text:p>797.25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3.99">
                <text:p>803.99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85.32">
                <text:p>785.32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2.25">
                <text:p>742.2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9.41">
                <text:p>909.41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5.07">
                <text:p>845.0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0.1">
                <text:p>770.1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5.53">
                <text:p>775.5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79.36">
                <text:p>879.36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2.76">
                <text:p>962.7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9.17">
                <text:p>819.17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8.92">
                <text:p>768.9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0.92">
                <text:p>790.9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8.28">
                <text:p>788.28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3.4">
                <text:p>843.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9.09">
                <text:p>759.0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3.86">
                <text:p>923.8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7.32">
                <text:p>767.3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10.08">
                <text:p>810.08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56.02">
                <text:p>856.02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1.94">
                <text:p>871.94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4.75">
                <text:p>884.7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6.78">
                <text:p>926.78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3.66">
                <text:p>693.6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0">
                <text:p>72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2.82">
                <text:p>932.82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20.76">
                <text:p>920.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5.69">
                <text:p>885.6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4.15">
                <text:p>1044.15</text:p>
              </table:table-cell>
              <table:table-cell office:value-type="float" office:value="788">
                <text:p>788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805cm" svg:height="9.006cm" xlink:href=".." xlink:type="simple" chart:class="chart:line" chart:style-name="ch1">
        <chart:title svg:x="1.818cm" svg:y="0.251cm" chart:style-name="ch2">
          <text:p>					10 nodes comparison
 niter=10, anxious, initial solution=one2one, memory in TS=10</text:p>
        </chart:title>
        <chart:legend chart:legend-position="bottom" svg:x="2.314cm" svg:y="8.407cm" style:legend-expansion="custom" chartooo:width="9.681cm" chartooo:height="0.598cm" style:legend-expansion-aspect-ratio="16.1889632107023" chart:style-name="ch3"/>
        <chart:plot-area chart:style-name="ch4" table:cell-range-address="'TESTBENCH_metaheu_ls_vnd_bvns_ts__niter_10_search_anxious_init_one2one_memory_10_times4ave_50_maxs_0.2'.J1:'TESTBENCH_metaheu_ls_vnd_bvns_ts__niter_10_search_anxious_init_one2one_memory_10_times4ave_50_maxs_0.2'.K31" chart:data-source-has-labels="row" svg:x="-0.158cm" svg:y="1.751cm" svg:width="14.722cm" svg:height="6.263cm">
          <chartooo:coordinate-region svg:x="0.649cm" svg:y="1.95cm" svg:width="13.7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50_maxs_0.2'.J2:'TESTBENCH_metaheu_ls_vnd_bvns_ts__niter_10_search_anxious_init_one2one_memory_10_times4ave_50_maxs_0.2'.J31" chart:label-cell-address="'TESTBENCH_metaheu_ls_vnd_bvns_ts__niter_10_search_anxious_init_one2one_memory_10_times4ave_50_maxs_0.2'.J1:'TESTBENCH_metaheu_ls_vnd_bvns_ts__niter_10_search_anxious_init_one2one_memory_10_times4ave_50_maxs_0.2'.J1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K2:'TESTBENCH_metaheu_ls_vnd_bvns_ts__niter_10_search_anxious_init_one2one_memory_10_times4ave_50_maxs_0.2'.K31" chart:label-cell-address="'TESTBENCH_metaheu_ls_vnd_bvns_ts__niter_10_search_anxious_init_one2one_memory_10_times4ave_50_maxs_0.2'.K1:'TESTBENCH_metaheu_ls_vnd_bvns_ts__niter_10_search_anxious_init_one2one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50_maxs_0.2'.J1:'TESTBENCH_metaheu_ls_vnd_bvns_ts__niter_10_search_anxious_init_one2one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50_maxs_0.2'.K1:'TESTBENCH_metaheu_ls_vnd_bvns_ts__niter_10_search_anxious_init_one2one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3.3">
                <text:p>583.3</text:p>
                <draw:g>
                  <svg:desc>'TESTBENCH_metaheu_ls_vnd_bvns_ts__niter_10_search_anxious_init_one2one_memory_10_times4ave_50_maxs_0.2'.J2:'TESTBENCH_metaheu_ls_vnd_bvns_ts__niter_10_search_anxious_init_one2one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one2one_memory_10_times4ave_50_maxs_0.2'.K2:'TESTBENCH_metaheu_ls_vnd_bvns_ts__niter_10_search_anxious_init_one2one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6.78">
                <text:p>576.7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4.72">
                <text:p>544.7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9.8">
                <text:p>569.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.11">
                <text:p>500.1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8.23">
                <text:p>618.2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8.96">
                <text:p>598.9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8.27">
                <text:p>558.2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9.93">
                <text:p>559.9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4.49">
                <text:p>584.4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5.8">
                <text:p>675.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3.72">
                <text:p>593.72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9.94">
                <text:p>589.9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4.83">
                <text:p>544.8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6.45">
                <text:p>586.45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4.55">
                <text:p>634.5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4.36">
                <text:p>504.3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4.66">
                <text:p>654.6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60.33">
                <text:p>560.3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3.66">
                <text:p>553.6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09.2">
                <text:p>609.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5.82">
                <text:p>625.82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5.64">
                <text:p>685.6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35.61">
                <text:p>635.61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40.05">
                <text:p>540.0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7.98">
                <text:p>577.98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5.7">
                <text:p>655.7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37.98">
                <text:p>637.98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8.55">
                <text:p>578.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8.67">
                <text:p>678.67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874cm" svg:y="0.172cm" chart:style-name="ch2">
          <text:p>1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D1:'TESTBENCH_metaheu_ls_vnd_bvns_ts__niter_10_search_anxious_init_group_memory_10_times4ave_50_maxs_0.2'.E31 'TESTBENCH_metaheu_ls_vnd_bvns_ts__niter_10_search_anxious_init_group_memory_10_times4ave_50_maxs_0.2'.G1:'TESTBENCH_metaheu_ls_vnd_bvns_ts__niter_10_search_anxious_init_group_memory_10_times4ave_50_maxs_0.2'.H31 'TESTBENCH_metaheu_ls_vnd_bvns_ts__niter_10_search_anxious_init_group_memory_10_times4ave_50_maxs_0.2'.J1:'TESTBENCH_metaheu_ls_vnd_bvns_ts__niter_10_search_anxious_init_group_memory_10_times4ave_50_maxs_0.2'.K31 'TESTBENCH_metaheu_ls_vnd_bvns_ts__niter_10_search_anxious_init_group_memory_10_times4ave_50_maxs_0.2'.M1:'TESTBENCH_metaheu_ls_vnd_bvns_ts__niter_10_search_anxious_init_group_memory_10_times4ave_50_maxs_0.2'.N31" chart:data-source-has-labels="row" svg:x="0.72cm" svg:y="1.778cm" svg:width="34.6cm" svg:height="6.265cm">
          <chartooo:coordinate-region svg:x="1.527cm" svg:y="1.978cm" svg:width="33.421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D2:'TESTBENCH_metaheu_ls_vnd_bvns_ts__niter_10_search_anxious_init_group_memory_10_times4ave_50_maxs_0.2'.D31" chart:label-cell-address="'TESTBENCH_metaheu_ls_vnd_bvns_ts__niter_10_search_anxious_init_group_memory_10_times4ave_50_maxs_0.2'.D1:'TESTBENCH_metaheu_ls_vnd_bvns_ts__niter_10_search_anxious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E2:'TESTBENCH_metaheu_ls_vnd_bvns_ts__niter_10_search_anxious_init_group_memory_10_times4ave_50_maxs_0.2'.E31" chart:label-cell-address="'TESTBENCH_metaheu_ls_vnd_bvns_ts__niter_10_search_anxious_init_group_memory_10_times4ave_50_maxs_0.2'.E1:'TESTBENCH_metaheu_ls_vnd_bvns_ts__niter_10_search_anxious_init_group_memory_10_times4ave_50_maxs_0.2'.E1" chart:class="chart:line">
            <chart:data-point chart:repeated="30"/>
          </chart:series>
          <chart:series chart:style-name="ch9" chart:values-cell-range-address="'TESTBENCH_metaheu_ls_vnd_bvns_ts__niter_10_search_anxious_init_group_memory_10_times4ave_50_maxs_0.2'.G2:'TESTBENCH_metaheu_ls_vnd_bvns_ts__niter_10_search_anxious_init_group_memory_10_times4ave_50_maxs_0.2'.G31" chart:label-cell-address="'TESTBENCH_metaheu_ls_vnd_bvns_ts__niter_10_search_anxious_init_group_memory_10_times4ave_50_maxs_0.2'.G1:'TESTBENCH_metaheu_ls_vnd_bvns_ts__niter_10_search_anxious_init_group_memory_10_times4ave_50_maxs_0.2'.G1" chart:class="chart:line">
            <chart:data-point chart:repeated="30"/>
          </chart:series>
          <chart:series chart:style-name="ch10" chart:values-cell-range-address="'TESTBENCH_metaheu_ls_vnd_bvns_ts__niter_10_search_anxious_init_group_memory_10_times4ave_50_maxs_0.2'.H2:'TESTBENCH_metaheu_ls_vnd_bvns_ts__niter_10_search_anxious_init_group_memory_10_times4ave_50_maxs_0.2'.H31" chart:label-cell-address="'TESTBENCH_metaheu_ls_vnd_bvns_ts__niter_10_search_anxious_init_group_memory_10_times4ave_50_maxs_0.2'.H1:'TESTBENCH_metaheu_ls_vnd_bvns_ts__niter_10_search_anxious_init_group_memory_10_times4ave_50_maxs_0.2'.H1" chart:class="chart:line">
            <chart:data-point chart:repeated="30"/>
          </chart:series>
          <chart:series chart:style-name="ch11" chart:values-cell-range-address="'TESTBENCH_metaheu_ls_vnd_bvns_ts__niter_10_search_anxious_init_group_memory_10_times4ave_50_maxs_0.2'.J2:'TESTBENCH_metaheu_ls_vnd_bvns_ts__niter_10_search_anxious_init_group_memory_10_times4ave_50_maxs_0.2'.J31" chart:label-cell-address="'TESTBENCH_metaheu_ls_vnd_bvns_ts__niter_10_search_anxious_init_group_memory_10_times4ave_50_maxs_0.2'.J1:'TESTBENCH_metaheu_ls_vnd_bvns_ts__niter_10_search_anxious_init_group_memory_10_times4ave_50_maxs_0.2'.J1" chart:class="chart:line">
            <chart:data-point chart:repeated="30"/>
          </chart:series>
          <chart:series chart:style-name="ch12" chart:values-cell-range-address="'TESTBENCH_metaheu_ls_vnd_bvns_ts__niter_10_search_anxious_init_group_memory_10_times4ave_50_maxs_0.2'.K2:'TESTBENCH_metaheu_ls_vnd_bvns_ts__niter_10_search_anxious_init_group_memory_10_times4ave_50_maxs_0.2'.K31" chart:label-cell-address="'TESTBENCH_metaheu_ls_vnd_bvns_ts__niter_10_search_anxious_init_group_memory_10_times4ave_50_maxs_0.2'.K1:'TESTBENCH_metaheu_ls_vnd_bvns_ts__niter_10_search_anxious_init_group_memory_10_times4ave_50_maxs_0.2'.K1" chart:class="chart:line">
            <chart:data-point chart:repeated="30"/>
          </chart:series>
          <chart:series chart:style-name="ch13" chart:values-cell-range-address="'TESTBENCH_metaheu_ls_vnd_bvns_ts__niter_10_search_anxious_init_group_memory_10_times4ave_50_maxs_0.2'.M2:'TESTBENCH_metaheu_ls_vnd_bvns_ts__niter_10_search_anxious_init_group_memory_10_times4ave_50_maxs_0.2'.M31" chart:label-cell-address="'TESTBENCH_metaheu_ls_vnd_bvns_ts__niter_10_search_anxious_init_group_memory_10_times4ave_50_maxs_0.2'.M1:'TESTBENCH_metaheu_ls_vnd_bvns_ts__niter_10_search_anxious_init_group_memory_10_times4ave_50_maxs_0.2'.M1" chart:class="chart:line">
            <chart:data-point chart:repeated="30"/>
          </chart:series>
          <chart:series chart:style-name="ch14" chart:values-cell-range-address="'TESTBENCH_metaheu_ls_vnd_bvns_ts__niter_10_search_anxious_init_group_memory_10_times4ave_50_maxs_0.2'.N2:'TESTBENCH_metaheu_ls_vnd_bvns_ts__niter_10_search_anxious_init_group_memory_10_times4ave_50_maxs_0.2'.N31" chart:label-cell-address="'TESTBENCH_metaheu_ls_vnd_bvns_ts__niter_10_search_anxious_init_group_memory_10_times4ave_50_maxs_0.2'.N1:'TESTBENCH_metaheu_ls_vnd_bvns_ts__niter_10_search_anxious_init_group_memory_10_times4ave_50_maxs_0.2'.N1" chart:class="chart:line">
            <chart:data-point chart:repeated="3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50_maxs_0.2'.D1:'TESTBENCH_metaheu_ls_vnd_bvns_ts__niter_10_search_anxious_init_group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50_maxs_0.2'.E1:'TESTBENCH_metaheu_ls_vnd_bvns_ts__niter_10_search_anxious_init_group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50_maxs_0.2'.G1:'TESTBENCH_metaheu_ls_vnd_bvns_ts__niter_10_search_anxious_init_group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50_maxs_0.2'.H1:'TESTBENCH_metaheu_ls_vnd_bvns_ts__niter_10_search_anxious_init_group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50_maxs_0.2'.J1:'TESTBENCH_metaheu_ls_vnd_bvns_ts__niter_10_search_anxious_init_group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50_maxs_0.2'.K1:'TESTBENCH_metaheu_ls_vnd_bvns_ts__niter_10_search_anxious_init_group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50_maxs_0.2'.M1:'TESTBENCH_metaheu_ls_vnd_bvns_ts__niter_10_search_anxious_init_group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50_maxs_0.2'.N1:'TESTBENCH_metaheu_ls_vnd_bvns_ts__niter_10_search_anxious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.34">
                <text:p>1011.34</text:p>
                <draw:g>
                  <svg:desc>'TESTBENCH_metaheu_ls_vnd_bvns_ts__niter_10_search_anxious_init_group_memory_10_times4ave_50_maxs_0.2'.D2:'TESTBENCH_metaheu_ls_vnd_bvns_ts__niter_10_search_anxious_init_group_memory_10_times4ave_50_maxs_0.2'.D31</svg:desc>
                </draw:g>
              </table:table-cell>
              <table:table-cell office:value-type="float" office:value="755">
                <text:p>755</text:p>
                <draw:g>
                  <svg:desc>'TESTBENCH_metaheu_ls_vnd_bvns_ts__niter_10_search_anxious_init_group_memory_10_times4ave_50_maxs_0.2'.E2:'TESTBENCH_metaheu_ls_vnd_bvns_ts__niter_10_search_anxious_init_group_memory_10_times4ave_50_maxs_0.2'.E31</svg:desc>
                </draw:g>
              </table:table-cell>
              <table:table-cell office:value-type="float" office:value="700.05">
                <text:p>700.05</text:p>
                <draw:g>
                  <svg:desc>'TESTBENCH_metaheu_ls_vnd_bvns_ts__niter_10_search_anxious_init_group_memory_10_times4ave_50_maxs_0.2'.G2:'TESTBENCH_metaheu_ls_vnd_bvns_ts__niter_10_search_anxious_init_group_memory_10_times4ave_50_maxs_0.2'.G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group_memory_10_times4ave_50_maxs_0.2'.H2:'TESTBENCH_metaheu_ls_vnd_bvns_ts__niter_10_search_anxious_init_group_memory_10_times4ave_50_maxs_0.2'.H31</svg:desc>
                </draw:g>
              </table:table-cell>
              <table:table-cell office:value-type="float" office:value="571.22">
                <text:p>571.22</text:p>
                <draw:g>
                  <svg:desc>'TESTBENCH_metaheu_ls_vnd_bvns_ts__niter_10_search_anxious_init_group_memory_10_times4ave_50_maxs_0.2'.J2:'TESTBENCH_metaheu_ls_vnd_bvns_ts__niter_10_search_anxious_init_group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group_memory_10_times4ave_50_maxs_0.2'.K2:'TESTBENCH_metaheu_ls_vnd_bvns_ts__niter_10_search_anxious_init_group_memory_10_times4ave_50_maxs_0.2'.K31</svg:desc>
                </draw:g>
              </table:table-cell>
              <table:table-cell office:value-type="float" office:value="759.05">
                <text:p>759.05</text:p>
                <draw:g>
                  <svg:desc>'TESTBENCH_metaheu_ls_vnd_bvns_ts__niter_10_search_anxious_init_group_memory_10_times4ave_50_maxs_0.2'.M2:'TESTBENCH_metaheu_ls_vnd_bvns_ts__niter_10_search_anxious_init_group_memory_10_times4ave_50_maxs_0.2'.M31</svg:desc>
                </draw:g>
              </table:table-cell>
              <table:table-cell office:value-type="float" office:value="605">
                <text:p>605</text:p>
                <draw:g>
                  <svg:desc>'TESTBENCH_metaheu_ls_vnd_bvns_ts__niter_10_search_anxious_init_group_memory_10_times4ave_50_maxs_0.2'.N2:'TESTBENCH_metaheu_ls_vnd_bvns_ts__niter_10_search_anxious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.91">
                <text:p>1010.91</text:p>
              </table:table-cell>
              <table:table-cell office:value-type="float" office:value="748">
                <text:p>748</text:p>
              </table:table-cell>
              <table:table-cell office:value-type="float" office:value="686.52">
                <text:p>686.52</text:p>
              </table:table-cell>
              <table:table-cell office:value-type="float" office:value="535">
                <text:p>535</text:p>
              </table:table-cell>
              <table:table-cell office:value-type="float" office:value="573.85">
                <text:p>573.85</text:p>
              </table:table-cell>
              <table:table-cell office:value-type="float" office:value="499">
                <text:p>499</text:p>
              </table:table-cell>
              <table:table-cell office:value-type="float" office:value="734.34">
                <text:p>734.3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2.04">
                <text:p>1002.04</text:p>
              </table:table-cell>
              <table:table-cell office:value-type="float" office:value="681">
                <text:p>681</text:p>
              </table:table-cell>
              <table:table-cell office:value-type="float" office:value="648.49">
                <text:p>648.49</text:p>
              </table:table-cell>
              <table:table-cell office:value-type="float" office:value="489">
                <text:p>489</text:p>
              </table:table-cell>
              <table:table-cell office:value-type="float" office:value="531.41">
                <text:p>531.41</text:p>
              </table:table-cell>
              <table:table-cell office:value-type="float" office:value="465">
                <text:p>465</text:p>
              </table:table-cell>
              <table:table-cell office:value-type="float" office:value="727.73">
                <text:p>727.7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08">
                <text:p>991.08</text:p>
              </table:table-cell>
              <table:table-cell office:value-type="float" office:value="673">
                <text:p>673</text:p>
              </table:table-cell>
              <table:table-cell office:value-type="float" office:value="699.2">
                <text:p>699.2</text:p>
              </table:table-cell>
              <table:table-cell office:value-type="float" office:value="495">
                <text:p>495</text:p>
              </table:table-cell>
              <table:table-cell office:value-type="float" office:value="561.46">
                <text:p>561.46</text:p>
              </table:table-cell>
              <table:table-cell office:value-type="float" office:value="443">
                <text:p>443</text:p>
              </table:table-cell>
              <table:table-cell office:value-type="float" office:value="727.73">
                <text:p>727.7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3.29">
                <text:p>993.29</text:p>
              </table:table-cell>
              <table:table-cell office:value-type="float" office:value="535">
                <text:p>535</text:p>
              </table:table-cell>
              <table:table-cell office:value-type="float" office:value="623.57">
                <text:p>623.57</text:p>
              </table:table-cell>
              <table:table-cell office:value-type="float" office:value="445">
                <text:p>445</text:p>
              </table:table-cell>
              <table:table-cell office:value-type="float" office:value="486.03">
                <text:p>486.03</text:p>
              </table:table-cell>
              <table:table-cell office:value-type="float" office:value="408">
                <text:p>408</text:p>
              </table:table-cell>
              <table:table-cell office:value-type="float" office:value="665.64">
                <text:p>665.6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2.54">
                <text:p>1132.54</text:p>
              </table:table-cell>
              <table:table-cell office:value-type="float" office:value="820">
                <text:p>820</text:p>
              </table:table-cell>
              <table:table-cell office:value-type="float" office:value="763.89">
                <text:p>763.89</text:p>
              </table:table-cell>
              <table:table-cell office:value-type="float" office:value="556">
                <text:p>556</text:p>
              </table:table-cell>
              <table:table-cell office:value-type="float" office:value="617.13">
                <text:p>617.13</text:p>
              </table:table-cell>
              <table:table-cell office:value-type="float" office:value="530">
                <text:p>530</text:p>
              </table:table-cell>
              <table:table-cell office:value-type="float" office:value="857.11">
                <text:p>857.1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2.9">
                <text:p>1042.9</text:p>
              </table:table-cell>
              <table:table-cell office:value-type="float" office:value="702">
                <text:p>702</text:p>
              </table:table-cell>
              <table:table-cell office:value-type="float" office:value="707.85">
                <text:p>707.85</text:p>
              </table:table-cell>
              <table:table-cell office:value-type="float" office:value="538">
                <text:p>538</text:p>
              </table:table-cell>
              <table:table-cell office:value-type="float" office:value="580.67">
                <text:p>580.67</text:p>
              </table:table-cell>
              <table:table-cell office:value-type="float" office:value="504">
                <text:p>504</text:p>
              </table:table-cell>
              <table:table-cell office:value-type="float" office:value="745.43">
                <text:p>745.4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8.1">
                <text:p>968.1</text:p>
              </table:table-cell>
              <table:table-cell office:value-type="float" office:value="712">
                <text:p>712</text:p>
              </table:table-cell>
              <table:table-cell office:value-type="float" office:value="660.6">
                <text:p>660.6</text:p>
              </table:table-cell>
              <table:table-cell office:value-type="float" office:value="515">
                <text:p>515</text:p>
              </table:table-cell>
              <table:table-cell office:value-type="float" office:value="550.17">
                <text:p>550.17</text:p>
              </table:table-cell>
              <table:table-cell office:value-type="float" office:value="464">
                <text:p>464</text:p>
              </table:table-cell>
              <table:table-cell office:value-type="float" office:value="711.11">
                <text:p>711.1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94">
                <text:p>1041.94</text:p>
              </table:table-cell>
              <table:table-cell office:value-type="float" office:value="680">
                <text:p>680</text:p>
              </table:table-cell>
              <table:table-cell office:value-type="float" office:value="695.03">
                <text:p>695.03</text:p>
              </table:table-cell>
              <table:table-cell office:value-type="float" office:value="426">
                <text:p>426</text:p>
              </table:table-cell>
              <table:table-cell office:value-type="float" office:value="548.81">
                <text:p>548.81</text:p>
              </table:table-cell>
              <table:table-cell office:value-type="float" office:value="426">
                <text:p>426</text:p>
              </table:table-cell>
              <table:table-cell office:value-type="float" office:value="747.14">
                <text:p>747.1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.69">
                <text:p>1043.69</text:p>
              </table:table-cell>
              <table:table-cell office:value-type="float" office:value="678">
                <text:p>678</text:p>
              </table:table-cell>
              <table:table-cell office:value-type="float" office:value="686.18">
                <text:p>686.18</text:p>
              </table:table-cell>
              <table:table-cell office:value-type="float" office:value="511">
                <text:p>511</text:p>
              </table:table-cell>
              <table:table-cell office:value-type="float" office:value="579.58">
                <text:p>579.58</text:p>
              </table:table-cell>
              <table:table-cell office:value-type="float" office:value="511">
                <text:p>511</text:p>
              </table:table-cell>
              <table:table-cell office:value-type="float" office:value="775.17">
                <text:p>775.1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8.17">
                <text:p>1198.17</text:p>
              </table:table-cell>
              <table:table-cell office:value-type="float" office:value="900">
                <text:p>900</text:p>
              </table:table-cell>
              <table:table-cell office:value-type="float" office:value="817.16">
                <text:p>817.16</text:p>
              </table:table-cell>
              <table:table-cell office:value-type="float" office:value="582">
                <text:p>582</text:p>
              </table:table-cell>
              <table:table-cell office:value-type="float" office:value="671.24">
                <text:p>671.24</text:p>
              </table:table-cell>
              <table:table-cell office:value-type="float" office:value="554">
                <text:p>554</text:p>
              </table:table-cell>
              <table:table-cell office:value-type="float" office:value="897.06">
                <text:p>897.0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1.33">
                <text:p>1061.33</text:p>
              </table:table-cell>
              <table:table-cell office:value-type="float" office:value="735">
                <text:p>735</text:p>
              </table:table-cell>
              <table:table-cell office:value-type="float" office:value="713.31">
                <text:p>713.31</text:p>
              </table:table-cell>
              <table:table-cell office:value-type="float" office:value="535">
                <text:p>535</text:p>
              </table:table-cell>
              <table:table-cell office:value-type="float" office:value="590.18">
                <text:p>590.18</text:p>
              </table:table-cell>
              <table:table-cell office:value-type="float" office:value="498">
                <text:p>498</text:p>
              </table:table-cell>
              <table:table-cell office:value-type="float" office:value="747.39">
                <text:p>747.3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2.34">
                <text:p>1052.34</text:p>
              </table:table-cell>
              <table:table-cell office:value-type="float" office:value="724">
                <text:p>724</text:p>
              </table:table-cell>
              <table:table-cell office:value-type="float" office:value="705.76">
                <text:p>705.76</text:p>
              </table:table-cell>
              <table:table-cell office:value-type="float" office:value="545">
                <text:p>545</text:p>
              </table:table-cell>
              <table:table-cell office:value-type="float" office:value="590.62">
                <text:p>590.62</text:p>
              </table:table-cell>
              <table:table-cell office:value-type="float" office:value="476">
                <text:p>476</text:p>
              </table:table-cell>
              <table:table-cell office:value-type="float" office:value="712.8">
                <text:p>712.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0.36">
                <text:p>990.36</text:p>
              </table:table-cell>
              <table:table-cell office:value-type="float" office:value="651">
                <text:p>651</text:p>
              </table:table-cell>
              <table:table-cell office:value-type="float" office:value="658.46">
                <text:p>658.46</text:p>
              </table:table-cell>
              <table:table-cell office:value-type="float" office:value="472">
                <text:p>472</text:p>
              </table:table-cell>
              <table:table-cell office:value-type="float" office:value="527.19">
                <text:p>527.19</text:p>
              </table:table-cell>
              <table:table-cell office:value-type="float" office:value="455">
                <text:p>455</text:p>
              </table:table-cell>
              <table:table-cell office:value-type="float" office:value="727.36">
                <text:p>727.3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4.96">
                <text:p>994.96</text:p>
              </table:table-cell>
              <table:table-cell office:value-type="float" office:value="756">
                <text:p>756</text:p>
              </table:table-cell>
              <table:table-cell office:value-type="float" office:value="691.97">
                <text:p>691.97</text:p>
              </table:table-cell>
              <table:table-cell office:value-type="float" office:value="551">
                <text:p>551</text:p>
              </table:table-cell>
              <table:table-cell office:value-type="float" office:value="588.46">
                <text:p>588.46</text:p>
              </table:table-cell>
              <table:table-cell office:value-type="float" office:value="511">
                <text:p>511</text:p>
              </table:table-cell>
              <table:table-cell office:value-type="float" office:value="726.24">
                <text:p>726.2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2.61">
                <text:p>1102.61</text:p>
              </table:table-cell>
              <table:table-cell office:value-type="float" office:value="781">
                <text:p>781</text:p>
              </table:table-cell>
              <table:table-cell office:value-type="float" office:value="741.63">
                <text:p>741.63</text:p>
              </table:table-cell>
              <table:table-cell office:value-type="float" office:value="578">
                <text:p>578</text:p>
              </table:table-cell>
              <table:table-cell office:value-type="float" office:value="632.35">
                <text:p>632.35</text:p>
              </table:table-cell>
              <table:table-cell office:value-type="float" office:value="535">
                <text:p>535</text:p>
              </table:table-cell>
              <table:table-cell office:value-type="float" office:value="778.83">
                <text:p>778.8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.83">
                <text:p>1024.83</text:p>
              </table:table-cell>
              <table:table-cell office:value-type="float" office:value="587">
                <text:p>587</text:p>
              </table:table-cell>
              <table:table-cell office:value-type="float" office:value="634.16">
                <text:p>634.16</text:p>
              </table:table-cell>
              <table:table-cell office:value-type="float" office:value="433">
                <text:p>433</text:p>
              </table:table-cell>
              <table:table-cell office:value-type="float" office:value="501.56">
                <text:p>501.56</text:p>
              </table:table-cell>
              <table:table-cell office:value-type="float" office:value="373">
                <text:p>373</text:p>
              </table:table-cell>
              <table:table-cell office:value-type="float" office:value="686.07">
                <text:p>686.0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6.93">
                <text:p>1106.93</text:p>
              </table:table-cell>
              <table:table-cell office:value-type="float" office:value="652">
                <text:p>652</text:p>
              </table:table-cell>
              <table:table-cell office:value-type="float" office:value="769.19">
                <text:p>769.19</text:p>
              </table:table-cell>
              <table:table-cell office:value-type="float" office:value="558">
                <text:p>558</text:p>
              </table:table-cell>
              <table:table-cell office:value-type="float" office:value="662.92">
                <text:p>662.92</text:p>
              </table:table-cell>
              <table:table-cell office:value-type="float" office:value="558">
                <text:p>558</text:p>
              </table:table-cell>
              <table:table-cell office:value-type="float" office:value="841.94">
                <text:p>841.9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.52">
                <text:p>993.52</text:p>
              </table:table-cell>
              <table:table-cell office:value-type="float" office:value="660">
                <text:p>660</text:p>
              </table:table-cell>
              <table:table-cell office:value-type="float" office:value="664.95">
                <text:p>664.95</text:p>
              </table:table-cell>
              <table:table-cell office:value-type="float" office:value="459">
                <text:p>459</text:p>
              </table:table-cell>
              <table:table-cell office:value-type="float" office:value="540.05">
                <text:p>540.05</text:p>
              </table:table-cell>
              <table:table-cell office:value-type="float" office:value="447">
                <text:p>447</text:p>
              </table:table-cell>
              <table:table-cell office:value-type="float" office:value="713.65">
                <text:p>713.6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3.26">
                <text:p>993.26</text:p>
              </table:table-cell>
              <table:table-cell office:value-type="float" office:value="752">
                <text:p>752</text:p>
              </table:table-cell>
              <table:table-cell office:value-type="float" office:value="679.31">
                <text:p>679.31</text:p>
              </table:table-cell>
              <table:table-cell office:value-type="float" office:value="531">
                <text:p>531</text:p>
              </table:table-cell>
              <table:table-cell office:value-type="float" office:value="554.47">
                <text:p>554.47</text:p>
              </table:table-cell>
              <table:table-cell office:value-type="float" office:value="485">
                <text:p>485</text:p>
              </table:table-cell>
              <table:table-cell office:value-type="float" office:value="728.33">
                <text:p>728.3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6.32">
                <text:p>1026.32</text:p>
              </table:table-cell>
              <table:table-cell office:value-type="float" office:value="664">
                <text:p>664</text:p>
              </table:table-cell>
              <table:table-cell office:value-type="float" office:value="701.5">
                <text:p>701.5</text:p>
              </table:table-cell>
              <table:table-cell office:value-type="float" office:value="492">
                <text:p>492</text:p>
              </table:table-cell>
              <table:table-cell office:value-type="float" office:value="584.6">
                <text:p>584.6</text:p>
              </table:table-cell>
              <table:table-cell office:value-type="float" office:value="492">
                <text:p>492</text:p>
              </table:table-cell>
              <table:table-cell office:value-type="float" office:value="780.31">
                <text:p>780.3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.23">
                <text:p>1057.23</text:p>
              </table:table-cell>
              <table:table-cell office:value-type="float" office:value="666">
                <text:p>666</text:p>
              </table:table-cell>
              <table:table-cell office:value-type="float" office:value="753.78">
                <text:p>753.78</text:p>
              </table:table-cell>
              <table:table-cell office:value-type="float" office:value="601">
                <text:p>601</text:p>
              </table:table-cell>
              <table:table-cell office:value-type="float" office:value="618.16">
                <text:p>618.16</text:p>
              </table:table-cell>
              <table:table-cell office:value-type="float" office:value="523">
                <text:p>523</text:p>
              </table:table-cell>
              <table:table-cell office:value-type="float" office:value="795.4">
                <text:p>795.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4.54">
                <text:p>1054.54</text:p>
              </table:table-cell>
              <table:table-cell office:value-type="float" office:value="801">
                <text:p>801</text:p>
              </table:table-cell>
              <table:table-cell office:value-type="float" office:value="780.53">
                <text:p>780.53</text:p>
              </table:table-cell>
              <table:table-cell office:value-type="float" office:value="665">
                <text:p>665</text:p>
              </table:table-cell>
              <table:table-cell office:value-type="float" office:value="679.84">
                <text:p>679.84</text:p>
              </table:table-cell>
              <table:table-cell office:value-type="float" office:value="599">
                <text:p>599</text:p>
              </table:table-cell>
              <table:table-cell office:value-type="float" office:value="818.92">
                <text:p>818.9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3.78">
                <text:p>1073.78</text:p>
              </table:table-cell>
              <table:table-cell office:value-type="float" office:value="770">
                <text:p>770</text:p>
              </table:table-cell>
              <table:table-cell office:value-type="float" office:value="761.19">
                <text:p>761.19</text:p>
              </table:table-cell>
              <table:table-cell office:value-type="float" office:value="563">
                <text:p>563</text:p>
              </table:table-cell>
              <table:table-cell office:value-type="float" office:value="640.03">
                <text:p>640.03</text:p>
              </table:table-cell>
              <table:table-cell office:value-type="float" office:value="563">
                <text:p>563</text:p>
              </table:table-cell>
              <table:table-cell office:value-type="float" office:value="851.44">
                <text:p>851.4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9.47">
                <text:p>939.47</text:p>
              </table:table-cell>
              <table:table-cell office:value-type="float" office:value="611">
                <text:p>611</text:p>
              </table:table-cell>
              <table:table-cell office:value-type="float" office:value="637.49">
                <text:p>637.49</text:p>
              </table:table-cell>
              <table:table-cell office:value-type="float" office:value="500">
                <text:p>500</text:p>
              </table:table-cell>
              <table:table-cell office:value-type="float" office:value="530.31">
                <text:p>530.31</text:p>
              </table:table-cell>
              <table:table-cell office:value-type="float" office:value="464">
                <text:p>464</text:p>
              </table:table-cell>
              <table:table-cell office:value-type="float" office:value="662.56">
                <text:p>662.5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7.11">
                <text:p>937.11</text:p>
              </table:table-cell>
              <table:table-cell office:value-type="float" office:value="672">
                <text:p>672</text:p>
              </table:table-cell>
              <table:table-cell office:value-type="float" office:value="686.66">
                <text:p>686.66</text:p>
              </table:table-cell>
              <table:table-cell office:value-type="float" office:value="542">
                <text:p>542</text:p>
              </table:table-cell>
              <table:table-cell office:value-type="float" office:value="568.42">
                <text:p>568.42</text:p>
              </table:table-cell>
              <table:table-cell office:value-type="float" office:value="484">
                <text:p>484</text:p>
              </table:table-cell>
              <table:table-cell office:value-type="float" office:value="679.8">
                <text:p>679.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.89">
                <text:p>1175.89</text:p>
              </table:table-cell>
              <table:table-cell office:value-type="float" office:value="812">
                <text:p>812</text:p>
              </table:table-cell>
              <table:table-cell office:value-type="float" office:value="788.68">
                <text:p>788.68</text:p>
              </table:table-cell>
              <table:table-cell office:value-type="float" office:value="630">
                <text:p>630</text:p>
              </table:table-cell>
              <table:table-cell office:value-type="float" office:value="662.82">
                <text:p>662.82</text:p>
              </table:table-cell>
              <table:table-cell office:value-type="float" office:value="562">
                <text:p>562</text:p>
              </table:table-cell>
              <table:table-cell office:value-type="float" office:value="868.51">
                <text:p>868.5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5.89">
                <text:p>1085.89</text:p>
              </table:table-cell>
              <table:table-cell office:value-type="float" office:value="746">
                <text:p>746</text:p>
              </table:table-cell>
              <table:table-cell office:value-type="float" office:value="750.04">
                <text:p>750.04</text:p>
              </table:table-cell>
              <table:table-cell office:value-type="float" office:value="602">
                <text:p>602</text:p>
              </table:table-cell>
              <table:table-cell office:value-type="float" office:value="627.36">
                <text:p>627.36</text:p>
              </table:table-cell>
              <table:table-cell office:value-type="float" office:value="571">
                <text:p>571</text:p>
              </table:table-cell>
              <table:table-cell office:value-type="float" office:value="829.4">
                <text:p>829.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6.68">
                <text:p>1086.68</text:p>
              </table:table-cell>
              <table:table-cell office:value-type="float" office:value="773">
                <text:p>773</text:p>
              </table:table-cell>
              <table:table-cell office:value-type="float" office:value="723.97">
                <text:p>723.97</text:p>
              </table:table-cell>
              <table:table-cell office:value-type="float" office:value="549">
                <text:p>549</text:p>
              </table:table-cell>
              <table:table-cell office:value-type="float" office:value="582.53">
                <text:p>582.53</text:p>
              </table:table-cell>
              <table:table-cell office:value-type="float" office:value="455">
                <text:p>455</text:p>
              </table:table-cell>
              <table:table-cell office:value-type="float" office:value="786.88">
                <text:p>786.8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5.75">
                <text:p>1215.75</text:p>
              </table:table-cell>
              <table:table-cell office:value-type="float" office:value="883">
                <text:p>883</text:p>
              </table:table-cell>
              <table:table-cell office:value-type="float" office:value="821.05">
                <text:p>821.05</text:p>
              </table:table-cell>
              <table:table-cell office:value-type="float" office:value="657">
                <text:p>657</text:p>
              </table:table-cell>
              <table:table-cell office:value-type="float" office:value="684.56">
                <text:p>684.56</text:p>
              </table:table-cell>
              <table:table-cell office:value-type="float" office:value="632">
                <text:p>632</text:p>
              </table:table-cell>
              <table:table-cell office:value-type="float" office:value="938.89">
                <text:p>938.89</text:p>
              </table:table-cell>
              <table:table-cell office:value-type="float" office:value="760">
                <text:p>760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3.147cm" svg:y="0.239cm" chart:style-name="ch2">
          <text:p> 10 nodes comparison: LS, VND, BVNS, TS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D1:'TESTBENCH_metaheu_ls_vnd_bvns_ts__niter_10_search_anxious_init_group_memory_10_times4ave_50_maxs_0.2'.D31 'TESTBENCH_metaheu_ls_vnd_bvns_ts__niter_10_search_anxious_init_group_memory_10_times4ave_50_maxs_0.2'.G1:'TESTBENCH_metaheu_ls_vnd_bvns_ts__niter_10_search_anxious_init_group_memory_10_times4ave_50_maxs_0.2'.G31 'TESTBENCH_metaheu_ls_vnd_bvns_ts__niter_10_search_anxious_init_group_memory_10_times4ave_50_maxs_0.2'.J1:'TESTBENCH_metaheu_ls_vnd_bvns_ts__niter_10_search_anxious_init_group_memory_10_times4ave_50_maxs_0.2'.J31 'TESTBENCH_metaheu_ls_vnd_bvns_ts__niter_10_search_anxious_init_group_memory_10_times4ave_50_maxs_0.2'.M1:'TESTBENCH_metaheu_ls_vnd_bvns_ts__niter_10_search_anxious_init_group_memory_10_times4ave_50_maxs_0.2'.M31" chart:data-source-has-labels="row" svg:x="0.72cm" svg:y="1.778cm" svg:width="34.6cm" svg:height="6.265cm">
          <chartooo:coordinate-region svg:x="1.527cm" svg:y="1.978cm" svg:width="33.421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D2:'TESTBENCH_metaheu_ls_vnd_bvns_ts__niter_10_search_anxious_init_group_memory_10_times4ave_50_maxs_0.2'.D31" chart:label-cell-address="'TESTBENCH_metaheu_ls_vnd_bvns_ts__niter_10_search_anxious_init_group_memory_10_times4ave_50_maxs_0.2'.D1:'TESTBENCH_metaheu_ls_vnd_bvns_ts__niter_10_search_anxious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G2:'TESTBENCH_metaheu_ls_vnd_bvns_ts__niter_10_search_anxious_init_group_memory_10_times4ave_50_maxs_0.2'.G31" chart:label-cell-address="'TESTBENCH_metaheu_ls_vnd_bvns_ts__niter_10_search_anxious_init_group_memory_10_times4ave_50_maxs_0.2'.G1:'TESTBENCH_metaheu_ls_vnd_bvns_ts__niter_10_search_anxious_init_group_memory_10_times4ave_50_maxs_0.2'.G1" chart:class="chart:line">
            <chart:data-point chart:repeated="30"/>
          </chart:series>
          <chart:series chart:style-name="ch9" chart:values-cell-range-address="'TESTBENCH_metaheu_ls_vnd_bvns_ts__niter_10_search_anxious_init_group_memory_10_times4ave_50_maxs_0.2'.J2:'TESTBENCH_metaheu_ls_vnd_bvns_ts__niter_10_search_anxious_init_group_memory_10_times4ave_50_maxs_0.2'.J31" chart:label-cell-address="'TESTBENCH_metaheu_ls_vnd_bvns_ts__niter_10_search_anxious_init_group_memory_10_times4ave_50_maxs_0.2'.J1:'TESTBENCH_metaheu_ls_vnd_bvns_ts__niter_10_search_anxious_init_group_memory_10_times4ave_50_maxs_0.2'.J1" chart:class="chart:line">
            <chart:data-point chart:repeated="30"/>
          </chart:series>
          <chart:series chart:style-name="ch10" chart:values-cell-range-address="'TESTBENCH_metaheu_ls_vnd_bvns_ts__niter_10_search_anxious_init_group_memory_10_times4ave_50_maxs_0.2'.M2:'TESTBENCH_metaheu_ls_vnd_bvns_ts__niter_10_search_anxious_init_group_memory_10_times4ave_50_maxs_0.2'.M31" chart:label-cell-address="'TESTBENCH_metaheu_ls_vnd_bvns_ts__niter_10_search_anxious_init_group_memory_10_times4ave_50_maxs_0.2'.M1:'TESTBENCH_metaheu_ls_vnd_bvns_ts__niter_10_search_anxious_init_group_memory_10_times4ave_50_maxs_0.2'.M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50_maxs_0.2'.D1:'TESTBENCH_metaheu_ls_vnd_bvns_ts__niter_10_search_anxious_init_group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50_maxs_0.2'.G1:'TESTBENCH_metaheu_ls_vnd_bvns_ts__niter_10_search_anxious_init_group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50_maxs_0.2'.J1:'TESTBENCH_metaheu_ls_vnd_bvns_ts__niter_10_search_anxious_init_group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50_maxs_0.2'.M1:'TESTBENCH_metaheu_ls_vnd_bvns_ts__niter_10_search_anxious_init_group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.34">
                <text:p>1011.34</text:p>
                <draw:g>
                  <svg:desc>'TESTBENCH_metaheu_ls_vnd_bvns_ts__niter_10_search_anxious_init_group_memory_10_times4ave_50_maxs_0.2'.D2:'TESTBENCH_metaheu_ls_vnd_bvns_ts__niter_10_search_anxious_init_group_memory_10_times4ave_50_maxs_0.2'.D31</svg:desc>
                </draw:g>
              </table:table-cell>
              <table:table-cell office:value-type="float" office:value="700.05">
                <text:p>700.05</text:p>
                <draw:g>
                  <svg:desc>'TESTBENCH_metaheu_ls_vnd_bvns_ts__niter_10_search_anxious_init_group_memory_10_times4ave_50_maxs_0.2'.G2:'TESTBENCH_metaheu_ls_vnd_bvns_ts__niter_10_search_anxious_init_group_memory_10_times4ave_50_maxs_0.2'.G31</svg:desc>
                </draw:g>
              </table:table-cell>
              <table:table-cell office:value-type="float" office:value="571.22">
                <text:p>571.22</text:p>
                <draw:g>
                  <svg:desc>'TESTBENCH_metaheu_ls_vnd_bvns_ts__niter_10_search_anxious_init_group_memory_10_times4ave_50_maxs_0.2'.J2:'TESTBENCH_metaheu_ls_vnd_bvns_ts__niter_10_search_anxious_init_group_memory_10_times4ave_50_maxs_0.2'.J31</svg:desc>
                </draw:g>
              </table:table-cell>
              <table:table-cell office:value-type="float" office:value="759.05">
                <text:p>759.05</text:p>
                <draw:g>
                  <svg:desc>'TESTBENCH_metaheu_ls_vnd_bvns_ts__niter_10_search_anxious_init_group_memory_10_times4ave_50_maxs_0.2'.M2:'TESTBENCH_metaheu_ls_vnd_bvns_ts__niter_10_search_anxious_init_group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.91">
                <text:p>1010.91</text:p>
              </table:table-cell>
              <table:table-cell office:value-type="float" office:value="686.52">
                <text:p>686.52</text:p>
              </table:table-cell>
              <table:table-cell office:value-type="float" office:value="573.85">
                <text:p>573.85</text:p>
              </table:table-cell>
              <table:table-cell office:value-type="float" office:value="734.34">
                <text:p>734.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2.04">
                <text:p>1002.04</text:p>
              </table:table-cell>
              <table:table-cell office:value-type="float" office:value="648.49">
                <text:p>648.49</text:p>
              </table:table-cell>
              <table:table-cell office:value-type="float" office:value="531.41">
                <text:p>531.41</text:p>
              </table:table-cell>
              <table:table-cell office:value-type="float" office:value="727.73">
                <text:p>727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08">
                <text:p>991.08</text:p>
              </table:table-cell>
              <table:table-cell office:value-type="float" office:value="699.2">
                <text:p>699.2</text:p>
              </table:table-cell>
              <table:table-cell office:value-type="float" office:value="561.46">
                <text:p>561.46</text:p>
              </table:table-cell>
              <table:table-cell office:value-type="float" office:value="727.73">
                <text:p>727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3.29">
                <text:p>993.29</text:p>
              </table:table-cell>
              <table:table-cell office:value-type="float" office:value="623.57">
                <text:p>623.57</text:p>
              </table:table-cell>
              <table:table-cell office:value-type="float" office:value="486.03">
                <text:p>486.03</text:p>
              </table:table-cell>
              <table:table-cell office:value-type="float" office:value="665.64">
                <text:p>665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2.54">
                <text:p>1132.54</text:p>
              </table:table-cell>
              <table:table-cell office:value-type="float" office:value="763.89">
                <text:p>763.89</text:p>
              </table:table-cell>
              <table:table-cell office:value-type="float" office:value="617.13">
                <text:p>617.13</text:p>
              </table:table-cell>
              <table:table-cell office:value-type="float" office:value="857.11">
                <text:p>857.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2.9">
                <text:p>1042.9</text:p>
              </table:table-cell>
              <table:table-cell office:value-type="float" office:value="707.85">
                <text:p>707.85</text:p>
              </table:table-cell>
              <table:table-cell office:value-type="float" office:value="580.67">
                <text:p>580.67</text:p>
              </table:table-cell>
              <table:table-cell office:value-type="float" office:value="745.43">
                <text:p>745.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8.1">
                <text:p>968.1</text:p>
              </table:table-cell>
              <table:table-cell office:value-type="float" office:value="660.6">
                <text:p>660.6</text:p>
              </table:table-cell>
              <table:table-cell office:value-type="float" office:value="550.17">
                <text:p>550.17</text:p>
              </table:table-cell>
              <table:table-cell office:value-type="float" office:value="711.11">
                <text:p>711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94">
                <text:p>1041.94</text:p>
              </table:table-cell>
              <table:table-cell office:value-type="float" office:value="695.03">
                <text:p>695.03</text:p>
              </table:table-cell>
              <table:table-cell office:value-type="float" office:value="548.81">
                <text:p>548.81</text:p>
              </table:table-cell>
              <table:table-cell office:value-type="float" office:value="747.14">
                <text:p>747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.69">
                <text:p>1043.69</text:p>
              </table:table-cell>
              <table:table-cell office:value-type="float" office:value="686.18">
                <text:p>686.18</text:p>
              </table:table-cell>
              <table:table-cell office:value-type="float" office:value="579.58">
                <text:p>579.58</text:p>
              </table:table-cell>
              <table:table-cell office:value-type="float" office:value="775.17">
                <text:p>775.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8.17">
                <text:p>1198.17</text:p>
              </table:table-cell>
              <table:table-cell office:value-type="float" office:value="817.16">
                <text:p>817.16</text:p>
              </table:table-cell>
              <table:table-cell office:value-type="float" office:value="671.24">
                <text:p>671.24</text:p>
              </table:table-cell>
              <table:table-cell office:value-type="float" office:value="897.06">
                <text:p>897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1.33">
                <text:p>1061.33</text:p>
              </table:table-cell>
              <table:table-cell office:value-type="float" office:value="713.31">
                <text:p>713.31</text:p>
              </table:table-cell>
              <table:table-cell office:value-type="float" office:value="590.18">
                <text:p>590.18</text:p>
              </table:table-cell>
              <table:table-cell office:value-type="float" office:value="747.39">
                <text:p>747.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2.34">
                <text:p>1052.34</text:p>
              </table:table-cell>
              <table:table-cell office:value-type="float" office:value="705.76">
                <text:p>705.76</text:p>
              </table:table-cell>
              <table:table-cell office:value-type="float" office:value="590.62">
                <text:p>590.62</text:p>
              </table:table-cell>
              <table:table-cell office:value-type="float" office:value="712.8">
                <text:p>71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0.36">
                <text:p>990.36</text:p>
              </table:table-cell>
              <table:table-cell office:value-type="float" office:value="658.46">
                <text:p>658.46</text:p>
              </table:table-cell>
              <table:table-cell office:value-type="float" office:value="527.19">
                <text:p>527.19</text:p>
              </table:table-cell>
              <table:table-cell office:value-type="float" office:value="727.36">
                <text:p>727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4.96">
                <text:p>994.96</text:p>
              </table:table-cell>
              <table:table-cell office:value-type="float" office:value="691.97">
                <text:p>691.97</text:p>
              </table:table-cell>
              <table:table-cell office:value-type="float" office:value="588.46">
                <text:p>588.46</text:p>
              </table:table-cell>
              <table:table-cell office:value-type="float" office:value="726.24">
                <text:p>726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2.61">
                <text:p>1102.61</text:p>
              </table:table-cell>
              <table:table-cell office:value-type="float" office:value="741.63">
                <text:p>741.63</text:p>
              </table:table-cell>
              <table:table-cell office:value-type="float" office:value="632.35">
                <text:p>632.35</text:p>
              </table:table-cell>
              <table:table-cell office:value-type="float" office:value="778.83">
                <text:p>778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.83">
                <text:p>1024.83</text:p>
              </table:table-cell>
              <table:table-cell office:value-type="float" office:value="634.16">
                <text:p>634.16</text:p>
              </table:table-cell>
              <table:table-cell office:value-type="float" office:value="501.56">
                <text:p>501.56</text:p>
              </table:table-cell>
              <table:table-cell office:value-type="float" office:value="686.07">
                <text:p>686.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6.93">
                <text:p>1106.93</text:p>
              </table:table-cell>
              <table:table-cell office:value-type="float" office:value="769.19">
                <text:p>769.19</text:p>
              </table:table-cell>
              <table:table-cell office:value-type="float" office:value="662.92">
                <text:p>662.92</text:p>
              </table:table-cell>
              <table:table-cell office:value-type="float" office:value="841.94">
                <text:p>841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.52">
                <text:p>993.52</text:p>
              </table:table-cell>
              <table:table-cell office:value-type="float" office:value="664.95">
                <text:p>664.95</text:p>
              </table:table-cell>
              <table:table-cell office:value-type="float" office:value="540.05">
                <text:p>540.05</text:p>
              </table:table-cell>
              <table:table-cell office:value-type="float" office:value="713.65">
                <text:p>713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3.26">
                <text:p>993.26</text:p>
              </table:table-cell>
              <table:table-cell office:value-type="float" office:value="679.31">
                <text:p>679.31</text:p>
              </table:table-cell>
              <table:table-cell office:value-type="float" office:value="554.47">
                <text:p>554.47</text:p>
              </table:table-cell>
              <table:table-cell office:value-type="float" office:value="728.33">
                <text:p>728.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6.32">
                <text:p>1026.32</text:p>
              </table:table-cell>
              <table:table-cell office:value-type="float" office:value="701.5">
                <text:p>701.5</text:p>
              </table:table-cell>
              <table:table-cell office:value-type="float" office:value="584.6">
                <text:p>584.6</text:p>
              </table:table-cell>
              <table:table-cell office:value-type="float" office:value="780.31">
                <text:p>780.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.23">
                <text:p>1057.23</text:p>
              </table:table-cell>
              <table:table-cell office:value-type="float" office:value="753.78">
                <text:p>753.78</text:p>
              </table:table-cell>
              <table:table-cell office:value-type="float" office:value="618.16">
                <text:p>618.16</text:p>
              </table:table-cell>
              <table:table-cell office:value-type="float" office:value="795.4">
                <text:p>79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4.54">
                <text:p>1054.54</text:p>
              </table:table-cell>
              <table:table-cell office:value-type="float" office:value="780.53">
                <text:p>780.53</text:p>
              </table:table-cell>
              <table:table-cell office:value-type="float" office:value="679.84">
                <text:p>679.84</text:p>
              </table:table-cell>
              <table:table-cell office:value-type="float" office:value="818.92">
                <text:p>818.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3.78">
                <text:p>1073.78</text:p>
              </table:table-cell>
              <table:table-cell office:value-type="float" office:value="761.19">
                <text:p>761.19</text:p>
              </table:table-cell>
              <table:table-cell office:value-type="float" office:value="640.03">
                <text:p>640.03</text:p>
              </table:table-cell>
              <table:table-cell office:value-type="float" office:value="851.44">
                <text:p>851.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9.47">
                <text:p>939.47</text:p>
              </table:table-cell>
              <table:table-cell office:value-type="float" office:value="637.49">
                <text:p>637.49</text:p>
              </table:table-cell>
              <table:table-cell office:value-type="float" office:value="530.31">
                <text:p>530.31</text:p>
              </table:table-cell>
              <table:table-cell office:value-type="float" office:value="662.56">
                <text:p>662.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7.11">
                <text:p>937.11</text:p>
              </table:table-cell>
              <table:table-cell office:value-type="float" office:value="686.66">
                <text:p>686.66</text:p>
              </table:table-cell>
              <table:table-cell office:value-type="float" office:value="568.42">
                <text:p>568.42</text:p>
              </table:table-cell>
              <table:table-cell office:value-type="float" office:value="679.8">
                <text:p>679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.89">
                <text:p>1175.89</text:p>
              </table:table-cell>
              <table:table-cell office:value-type="float" office:value="788.68">
                <text:p>788.68</text:p>
              </table:table-cell>
              <table:table-cell office:value-type="float" office:value="662.82">
                <text:p>662.82</text:p>
              </table:table-cell>
              <table:table-cell office:value-type="float" office:value="868.51">
                <text:p>868.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5.89">
                <text:p>1085.89</text:p>
              </table:table-cell>
              <table:table-cell office:value-type="float" office:value="750.04">
                <text:p>750.04</text:p>
              </table:table-cell>
              <table:table-cell office:value-type="float" office:value="627.36">
                <text:p>627.36</text:p>
              </table:table-cell>
              <table:table-cell office:value-type="float" office:value="829.4">
                <text:p>829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6.68">
                <text:p>1086.68</text:p>
              </table:table-cell>
              <table:table-cell office:value-type="float" office:value="723.97">
                <text:p>723.97</text:p>
              </table:table-cell>
              <table:table-cell office:value-type="float" office:value="582.53">
                <text:p>582.53</text:p>
              </table:table-cell>
              <table:table-cell office:value-type="float" office:value="786.88">
                <text:p>786.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5.75">
                <text:p>1215.75</text:p>
              </table:table-cell>
              <table:table-cell office:value-type="float" office:value="821.05">
                <text:p>821.05</text:p>
              </table:table-cell>
              <table:table-cell office:value-type="float" office:value="684.56">
                <text:p>684.56</text:p>
              </table:table-cell>
              <table:table-cell office:value-type="float" office:value="938.89">
                <text:p>938.89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3.149cm" svg:y="0.239cm" chart:style-name="ch2">
          <text:p>                    Best cost comparison (10 nodes)
 niter=10, anxious, initial solution=group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E1:'TESTBENCH_metaheu_ls_vnd_bvns_ts__niter_10_search_anxious_init_group_memory_10_times4ave_50_maxs_0.2'.E31 'TESTBENCH_metaheu_ls_vnd_bvns_ts__niter_10_search_anxious_init_group_memory_10_times4ave_50_maxs_0.2'.H1:'TESTBENCH_metaheu_ls_vnd_bvns_ts__niter_10_search_anxious_init_group_memory_10_times4ave_50_maxs_0.2'.H31 'TESTBENCH_metaheu_ls_vnd_bvns_ts__niter_10_search_anxious_init_group_memory_10_times4ave_50_maxs_0.2'.K1:'TESTBENCH_metaheu_ls_vnd_bvns_ts__niter_10_search_anxious_init_group_memory_10_times4ave_50_maxs_0.2'.K31 'TESTBENCH_metaheu_ls_vnd_bvns_ts__niter_10_search_anxious_init_group_memory_10_times4ave_50_maxs_0.2'.N1:'TESTBENCH_metaheu_ls_vnd_bvns_ts__niter_10_search_anxious_init_group_memory_10_times4ave_50_maxs_0.2'.N31" chart:data-source-has-labels="row" svg:x="0.72cm" svg:y="1.778cm" svg:width="34.6cm" svg:height="6.265cm">
          <chartooo:coordinate-region svg:x="1.527cm" svg:y="1.978cm" svg:width="33.421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E2:'TESTBENCH_metaheu_ls_vnd_bvns_ts__niter_10_search_anxious_init_group_memory_10_times4ave_50_maxs_0.2'.E31" chart:label-cell-address="'TESTBENCH_metaheu_ls_vnd_bvns_ts__niter_10_search_anxious_init_group_memory_10_times4ave_50_maxs_0.2'.E1:'TESTBENCH_metaheu_ls_vnd_bvns_ts__niter_10_search_anxious_init_group_memory_10_times4ave_50_maxs_0.2'.E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H2:'TESTBENCH_metaheu_ls_vnd_bvns_ts__niter_10_search_anxious_init_group_memory_10_times4ave_50_maxs_0.2'.H31" chart:label-cell-address="'TESTBENCH_metaheu_ls_vnd_bvns_ts__niter_10_search_anxious_init_group_memory_10_times4ave_50_maxs_0.2'.H1:'TESTBENCH_metaheu_ls_vnd_bvns_ts__niter_10_search_anxious_init_group_memory_10_times4ave_50_maxs_0.2'.H1" chart:class="chart:line">
            <chart:data-point chart:repeated="30"/>
          </chart:series>
          <chart:series chart:style-name="ch9" chart:values-cell-range-address="'TESTBENCH_metaheu_ls_vnd_bvns_ts__niter_10_search_anxious_init_group_memory_10_times4ave_50_maxs_0.2'.K2:'TESTBENCH_metaheu_ls_vnd_bvns_ts__niter_10_search_anxious_init_group_memory_10_times4ave_50_maxs_0.2'.K31" chart:label-cell-address="'TESTBENCH_metaheu_ls_vnd_bvns_ts__niter_10_search_anxious_init_group_memory_10_times4ave_50_maxs_0.2'.K1:'TESTBENCH_metaheu_ls_vnd_bvns_ts__niter_10_search_anxious_init_group_memory_10_times4ave_50_maxs_0.2'.K1" chart:class="chart:line">
            <chart:data-point chart:repeated="30"/>
          </chart:series>
          <chart:series chart:style-name="ch10" chart:values-cell-range-address="'TESTBENCH_metaheu_ls_vnd_bvns_ts__niter_10_search_anxious_init_group_memory_10_times4ave_50_maxs_0.2'.N2:'TESTBENCH_metaheu_ls_vnd_bvns_ts__niter_10_search_anxious_init_group_memory_10_times4ave_50_maxs_0.2'.N31" chart:label-cell-address="'TESTBENCH_metaheu_ls_vnd_bvns_ts__niter_10_search_anxious_init_group_memory_10_times4ave_50_maxs_0.2'.N1:'TESTBENCH_metaheu_ls_vnd_bvns_ts__niter_10_search_anxious_init_group_memory_10_times4ave_50_maxs_0.2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50_maxs_0.2'.E1:'TESTBENCH_metaheu_ls_vnd_bvns_ts__niter_10_search_anxious_init_group_memory_10_times4ave_50_maxs_0.2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50_maxs_0.2'.H1:'TESTBENCH_metaheu_ls_vnd_bvns_ts__niter_10_search_anxious_init_group_memory_10_times4ave_50_maxs_0.2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50_maxs_0.2'.K1:'TESTBENCH_metaheu_ls_vnd_bvns_ts__niter_10_search_anxious_init_group_memory_10_times4ave_50_maxs_0.2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50_maxs_0.2'.N1:'TESTBENCH_metaheu_ls_vnd_bvns_ts__niter_10_search_anxious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5">
                <text:p>755</text:p>
                <draw:g>
                  <svg:desc>'TESTBENCH_metaheu_ls_vnd_bvns_ts__niter_10_search_anxious_init_group_memory_10_times4ave_50_maxs_0.2'.E2:'TESTBENCH_metaheu_ls_vnd_bvns_ts__niter_10_search_anxious_init_group_memory_10_times4ave_50_maxs_0.2'.E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group_memory_10_times4ave_50_maxs_0.2'.H2:'TESTBENCH_metaheu_ls_vnd_bvns_ts__niter_10_search_anxious_init_group_memory_10_times4ave_50_maxs_0.2'.H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group_memory_10_times4ave_50_maxs_0.2'.K2:'TESTBENCH_metaheu_ls_vnd_bvns_ts__niter_10_search_anxious_init_group_memory_10_times4ave_50_maxs_0.2'.K31</svg:desc>
                </draw:g>
              </table:table-cell>
              <table:table-cell office:value-type="float" office:value="605">
                <text:p>605</text:p>
                <draw:g>
                  <svg:desc>'TESTBENCH_metaheu_ls_vnd_bvns_ts__niter_10_search_anxious_init_group_memory_10_times4ave_50_maxs_0.2'.N2:'TESTBENCH_metaheu_ls_vnd_bvns_ts__niter_10_search_anxious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8">
                <text:p>748</text:p>
              </table:table-cell>
              <table:table-cell office:value-type="float" office:value="535">
                <text:p>535</text:p>
              </table:table-cell>
              <table:table-cell office:value-type="float" office:value="499">
                <text:p>499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1">
                <text:p>681</text:p>
              </table:table-cell>
              <table:table-cell office:value-type="float" office:value="489">
                <text:p>489</text:p>
              </table:table-cell>
              <table:table-cell office:value-type="float" office:value="465">
                <text:p>465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3">
                <text:p>673</text:p>
              </table:table-cell>
              <table:table-cell office:value-type="float" office:value="495">
                <text:p>495</text:p>
              </table:table-cell>
              <table:table-cell office:value-type="float" office:value="443">
                <text:p>44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5">
                <text:p>535</text:p>
              </table:table-cell>
              <table:table-cell office:value-type="float" office:value="445">
                <text:p>445</text:p>
              </table:table-cell>
              <table:table-cell office:value-type="float" office:value="408">
                <text:p>40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0">
                <text:p>820</text:p>
              </table:table-cell>
              <table:table-cell office:value-type="float" office:value="556">
                <text:p>556</text:p>
              </table:table-cell>
              <table:table-cell office:value-type="float" office:value="530">
                <text:p>53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2">
                <text:p>702</text:p>
              </table:table-cell>
              <table:table-cell office:value-type="float" office:value="538">
                <text:p>538</text:p>
              </table:table-cell>
              <table:table-cell office:value-type="float" office:value="504">
                <text:p>50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2">
                <text:p>712</text:p>
              </table:table-cell>
              <table:table-cell office:value-type="float" office:value="515">
                <text:p>515</text:p>
              </table:table-cell>
              <table:table-cell office:value-type="float" office:value="464">
                <text:p>464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0">
                <text:p>680</text:p>
              </table:table-cell>
              <table:table-cell office:value-type="float" office:value="426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8">
                <text:p>678</text:p>
              </table:table-cell>
              <table:table-cell office:value-type="float" office:value="511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">
                <text:p>900</text:p>
              </table:table-cell>
              <table:table-cell office:value-type="float" office:value="582">
                <text:p>582</text:p>
              </table:table-cell>
              <table:table-cell office:value-type="float" office:value="554">
                <text:p>55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5">
                <text:p>735</text:p>
              </table:table-cell>
              <table:table-cell office:value-type="float" office:value="535">
                <text:p>535</text:p>
              </table:table-cell>
              <table:table-cell office:value-type="float" office:value="498">
                <text:p>498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4">
                <text:p>724</text:p>
              </table:table-cell>
              <table:table-cell office:value-type="float" office:value="545">
                <text:p>545</text:p>
              </table:table-cell>
              <table:table-cell office:value-type="float" office:value="476">
                <text:p>476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1">
                <text:p>651</text:p>
              </table:table-cell>
              <table:table-cell office:value-type="float" office:value="472">
                <text:p>472</text:p>
              </table:table-cell>
              <table:table-cell office:value-type="float" office:value="455">
                <text:p>455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6">
                <text:p>756</text:p>
              </table:table-cell>
              <table:table-cell office:value-type="float" office:value="551">
                <text:p>551</text:p>
              </table:table-cell>
              <table:table-cell office:value-type="float" office:value="511">
                <text:p>511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1">
                <text:p>781</text:p>
              </table:table-cell>
              <table:table-cell office:value-type="float" office:value="578">
                <text:p>578</text:p>
              </table:table-cell>
              <table:table-cell office:value-type="float" office:value="535">
                <text:p>535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7">
                <text:p>587</text:p>
              </table:table-cell>
              <table:table-cell office:value-type="float" office:value="433">
                <text:p>433</text:p>
              </table:table-cell>
              <table:table-cell office:value-type="float" office:value="373">
                <text:p>37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2">
                <text:p>652</text:p>
              </table:table-cell>
              <table:table-cell office:value-type="float" office:value="558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0">
                <text:p>660</text:p>
              </table:table-cell>
              <table:table-cell office:value-type="float" office:value="459">
                <text:p>459</text:p>
              </table:table-cell>
              <table:table-cell office:value-type="float" office:value="447">
                <text:p>44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52">
                <text:p>752</text:p>
              </table:table-cell>
              <table:table-cell office:value-type="float" office:value="531">
                <text:p>531</text:p>
              </table:table-cell>
              <table:table-cell office:value-type="float" office:value="485">
                <text:p>485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4">
                <text:p>664</text:p>
              </table:table-cell>
              <table:table-cell office:value-type="float" office:value="492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6">
                <text:p>666</text:p>
              </table:table-cell>
              <table:table-cell office:value-type="float" office:value="601">
                <text:p>601</text:p>
              </table:table-cell>
              <table:table-cell office:value-type="float" office:value="523">
                <text:p>523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1">
                <text:p>801</text:p>
              </table:table-cell>
              <table:table-cell office:value-type="float" office:value="665">
                <text:p>665</text:p>
              </table:table-cell>
              <table:table-cell office:value-type="float" office:value="599">
                <text:p>59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0">
                <text:p>770</text:p>
              </table:table-cell>
              <table:table-cell office:value-type="float" office:value="563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11">
                <text:p>611</text:p>
              </table:table-cell>
              <table:table-cell office:value-type="float" office:value="500">
                <text:p>500</text:p>
              </table:table-cell>
              <table:table-cell office:value-type="float" office:value="464">
                <text:p>464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2">
                <text:p>672</text:p>
              </table:table-cell>
              <table:table-cell office:value-type="float" office:value="542">
                <text:p>542</text:p>
              </table:table-cell>
              <table:table-cell office:value-type="float" office:value="484">
                <text:p>484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2">
                <text:p>812</text:p>
              </table:table-cell>
              <table:table-cell office:value-type="float" office:value="630">
                <text:p>630</text:p>
              </table:table-cell>
              <table:table-cell office:value-type="float" office:value="562">
                <text:p>56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6">
                <text:p>746</text:p>
              </table:table-cell>
              <table:table-cell office:value-type="float" office:value="602">
                <text:p>602</text:p>
              </table:table-cell>
              <table:table-cell office:value-type="float" office:value="571">
                <text:p>571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3">
                <text:p>773</text:p>
              </table:table-cell>
              <table:table-cell office:value-type="float" office:value="549">
                <text:p>549</text:p>
              </table:table-cell>
              <table:table-cell office:value-type="float" office:value="455">
                <text:p>45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3">
                <text:p>883</text:p>
              </table:table-cell>
              <table:table-cell office:value-type="float" office:value="657">
                <text:p>657</text:p>
              </table:table-cell>
              <table:table-cell office:value-type="float" office:value="632">
                <text:p>632</text:p>
              </table:table-cell>
              <table:table-cell office:value-type="float" office:value="760">
                <text:p>760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85cm" svg:height="9.006cm" xlink:href=".." xlink:type="simple" chart:class="chart:line" chart:style-name="ch1">
        <chart:title svg:x="1.331cm" svg:y="0.172cm" chart:style-name="ch2">
          <text:p>					10 nodes comparison
 niter=10, anxious, initial solution=group, memory in TS=10</text:p>
        </chart:title>
        <chart:legend chart:legend-position="bottom" svg:x="2.263cm" svg:y="8.407cm" style:legend-expansion="custom" chartooo:width="9.471cm" chartooo:height="0.598cm" style:legend-expansion-aspect-ratio="15.8377926421405" chart:style-name="ch3"/>
        <chart:plot-area chart:style-name="ch4" table:cell-range-address="'TESTBENCH_metaheu_ls_vnd_bvns_ts__niter_10_search_anxious_init_group_memory_10_times4ave_50_maxs_0.2'.D1:'TESTBENCH_metaheu_ls_vnd_bvns_ts__niter_10_search_anxious_init_group_memory_10_times4ave_50_maxs_0.2'.E31" chart:data-source-has-labels="row" svg:x="0.289cm" svg:y="1.778cm" svg:width="13.907cm" svg:height="6.265cm">
          <chartooo:coordinate-region svg:x="1.096cm" svg:y="1.978cm" svg:width="12.728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D2:'TESTBENCH_metaheu_ls_vnd_bvns_ts__niter_10_search_anxious_init_group_memory_10_times4ave_50_maxs_0.2'.D31" chart:label-cell-address="'TESTBENCH_metaheu_ls_vnd_bvns_ts__niter_10_search_anxious_init_group_memory_10_times4ave_50_maxs_0.2'.D1:'TESTBENCH_metaheu_ls_vnd_bvns_ts__niter_10_search_anxious_init_group_memory_10_times4ave_50_maxs_0.2'.D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E2:'TESTBENCH_metaheu_ls_vnd_bvns_ts__niter_10_search_anxious_init_group_memory_10_times4ave_50_maxs_0.2'.E31" chart:label-cell-address="'TESTBENCH_metaheu_ls_vnd_bvns_ts__niter_10_search_anxious_init_group_memory_10_times4ave_50_maxs_0.2'.E1:'TESTBENCH_metaheu_ls_vnd_bvns_ts__niter_10_search_anxious_init_group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group_memory_10_times4ave_50_maxs_0.2'.D1:'TESTBENCH_metaheu_ls_vnd_bvns_ts__niter_10_search_anxious_init_group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group_memory_10_times4ave_50_maxs_0.2'.E1:'TESTBENCH_metaheu_ls_vnd_bvns_ts__niter_10_search_anxious_init_group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.34">
                <text:p>1011.34</text:p>
                <draw:g>
                  <svg:desc>'TESTBENCH_metaheu_ls_vnd_bvns_ts__niter_10_search_anxious_init_group_memory_10_times4ave_50_maxs_0.2'.D2:'TESTBENCH_metaheu_ls_vnd_bvns_ts__niter_10_search_anxious_init_group_memory_10_times4ave_50_maxs_0.2'.D31</svg:desc>
                </draw:g>
              </table:table-cell>
              <table:table-cell office:value-type="float" office:value="755">
                <text:p>755</text:p>
                <draw:g>
                  <svg:desc>'TESTBENCH_metaheu_ls_vnd_bvns_ts__niter_10_search_anxious_init_group_memory_10_times4ave_50_maxs_0.2'.E2:'TESTBENCH_metaheu_ls_vnd_bvns_ts__niter_10_search_anxious_init_group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.91">
                <text:p>1010.9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2.04">
                <text:p>1002.0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08">
                <text:p>991.08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3.29">
                <text:p>993.29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2.54">
                <text:p>1132.5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2.9">
                <text:p>1042.9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8.1">
                <text:p>968.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94">
                <text:p>1041.94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.69">
                <text:p>1043.69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8.17">
                <text:p>1198.1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1.33">
                <text:p>1061.3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2.34">
                <text:p>1052.3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0.36">
                <text:p>990.3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4.96">
                <text:p>994.9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2.61">
                <text:p>1102.6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.83">
                <text:p>1024.83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6.93">
                <text:p>1106.9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.52">
                <text:p>993.5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3.26">
                <text:p>993.2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6.32">
                <text:p>1026.32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.23">
                <text:p>1057.23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4.54">
                <text:p>1054.54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3.78">
                <text:p>1073.7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9.47">
                <text:p>939.47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7.11">
                <text:p>937.11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.89">
                <text:p>1175.89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5.89">
                <text:p>1085.89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6.68">
                <text:p>1086.68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5.75">
                <text:p>1215.75</text:p>
              </table:table-cell>
              <table:table-cell office:value-type="float" office:value="883">
                <text:p>883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21cm" svg:height="9.006cm" xlink:href=".." xlink:type="simple" chart:class="chart:line" chart:style-name="ch1">
        <chart:title svg:x="3.083cm" svg:y="0.198cm" chart:style-name="ch2">
          <text:p>					10 nodes comparison
 niter=10, greedy, initial solution=random, memory in TS=10</text:p>
        </chart:title>
        <chart:legend chart:legend-position="bottom" svg:x="2.66cm" svg:y="8.407cm" style:legend-expansion="custom" chartooo:width="11.13cm" chartooo:height="0.598cm" style:legend-expansion-aspect-ratio="18.6120401337793" chart:style-name="ch3"/>
        <chart:plot-area chart:style-name="ch4" table:cell-range-address="'TESTBENCH_metaheu_ls_vnd_bvns_ts__niter_10_search_greedy_init_random_memory_10_times4ave_50_maxs_0.2'.D1:'TESTBENCH_metaheu_ls_vnd_bvns_ts__niter_10_search_greedy_init_random_memory_10_times4ave_50_maxs_0.2'.E31" chart:data-source-has-labels="row" svg:x="-0.194cm" svg:y="1.804cm" svg:width="16.962cm" svg:height="6.262cm">
          <chartooo:coordinate-region svg:x="0.798cm" svg:y="2.003cm" svg:width="15.78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D2:'TESTBENCH_metaheu_ls_vnd_bvns_ts__niter_10_search_greedy_init_random_memory_10_times4ave_50_maxs_0.2'.D31" chart:label-cell-address="'TESTBENCH_metaheu_ls_vnd_bvns_ts__niter_10_search_greedy_init_random_memory_10_times4ave_50_maxs_0.2'.D1:'TESTBENCH_metaheu_ls_vnd_bvns_ts__niter_10_search_greedy_init_random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E2:'TESTBENCH_metaheu_ls_vnd_bvns_ts__niter_10_search_greedy_init_random_memory_10_times4ave_50_maxs_0.2'.E31" chart:label-cell-address="'TESTBENCH_metaheu_ls_vnd_bvns_ts__niter_10_search_greedy_init_random_memory_10_times4ave_50_maxs_0.2'.E1:'TESTBENCH_metaheu_ls_vnd_bvns_ts__niter_10_search_greedy_init_random_memory_10_times4ave_50_maxs_0.2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random_memory_10_times4ave_50_maxs_0.2'.D1:'TESTBENCH_metaheu_ls_vnd_bvns_ts__niter_10_search_greedy_init_random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random_memory_10_times4ave_50_maxs_0.2'.E1:'TESTBENCH_metaheu_ls_vnd_bvns_ts__niter_10_search_greedy_init_random_memory_10_times4ave_50_maxs_0.2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2.78">
                <text:p>1382.78</text:p>
                <draw:g>
                  <svg:desc>'TESTBENCH_metaheu_ls_vnd_bvns_ts__niter_10_search_greedy_init_random_memory_10_times4ave_50_maxs_0.2'.D2:'TESTBENCH_metaheu_ls_vnd_bvns_ts__niter_10_search_greedy_init_random_memory_10_times4ave_50_maxs_0.2'.D31</svg:desc>
                </draw:g>
              </table:table-cell>
              <table:table-cell office:value-type="float" office:value="798">
                <text:p>798</text:p>
                <draw:g>
                  <svg:desc>'TESTBENCH_metaheu_ls_vnd_bvns_ts__niter_10_search_greedy_init_random_memory_10_times4ave_50_maxs_0.2'.E2:'TESTBENCH_metaheu_ls_vnd_bvns_ts__niter_10_search_greedy_init_random_memory_10_times4ave_50_maxs_0.2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8.91">
                <text:p>1228.91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4.83">
                <text:p>1404.8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1.79">
                <text:p>1251.79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22.18">
                <text:p>1322.18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3.13">
                <text:p>1483.13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69.66">
                <text:p>1369.66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48.91">
                <text:p>1248.91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18.98">
                <text:p>1318.98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31.72">
                <text:p>1431.72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72.58">
                <text:p>1572.58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6.08">
                <text:p>1366.08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64.3">
                <text:p>1264.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1.01">
                <text:p>1261.01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9.29">
                <text:p>1249.29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60.42">
                <text:p>1360.4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11.5">
                <text:p>1311.5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6.57">
                <text:p>1406.57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40.36">
                <text:p>1240.36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3.99">
                <text:p>1283.99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61.04">
                <text:p>1361.0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6.51">
                <text:p>1326.51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5.35">
                <text:p>1335.35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3.18">
                <text:p>1473.18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9.36">
                <text:p>1169.36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65.41">
                <text:p>1165.4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30.76">
                <text:p>1430.76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81.4">
                <text:p>1481.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3.18">
                <text:p>1463.1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2.98">
                <text:p>1732.98</text:p>
              </table:table-cell>
              <table:table-cell office:value-type="float" office:value="1053">
                <text:p>10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650953" draw:fill-color="#65095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85cm" svg:height="9.006cm" xlink:href=".." xlink:type="simple" chart:class="chart:line" chart:style-name="ch1">
        <chart:title svg:x="1.333cm" svg:y="0.172cm" chart:style-name="ch2">
          <text:p>					10 nodes comparison
 niter=10, anxious, initial solution=group, memory in TS=10</text:p>
        </chart:title>
        <chart:legend chart:legend-position="bottom" svg:x="2.263cm" svg:y="8.407cm" style:legend-expansion="custom" chartooo:width="9.471cm" chartooo:height="0.598cm" style:legend-expansion-aspect-ratio="15.8377926421405" chart:style-name="ch3"/>
        <chart:plot-area chart:style-name="ch4" table:cell-range-address="'TESTBENCH_metaheu_ls_vnd_bvns_ts__niter_10_search_anxious_init_group_memory_10_times4ave_50_maxs_0.2'.G1:'TESTBENCH_metaheu_ls_vnd_bvns_ts__niter_10_search_anxious_init_group_memory_10_times4ave_50_maxs_0.2'.H31" chart:data-source-has-labels="row" svg:x="0.289cm" svg:y="1.778cm" svg:width="13.907cm" svg:height="6.265cm">
          <chartooo:coordinate-region svg:x="1.096cm" svg:y="1.977cm" svg:width="12.913cm" svg:height="5.4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G2:'TESTBENCH_metaheu_ls_vnd_bvns_ts__niter_10_search_anxious_init_group_memory_10_times4ave_50_maxs_0.2'.G31" chart:label-cell-address="'TESTBENCH_metaheu_ls_vnd_bvns_ts__niter_10_search_anxious_init_group_memory_10_times4ave_50_maxs_0.2'.G1:'TESTBENCH_metaheu_ls_vnd_bvns_ts__niter_10_search_anxious_init_group_memory_10_times4ave_50_maxs_0.2'.G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H2:'TESTBENCH_metaheu_ls_vnd_bvns_ts__niter_10_search_anxious_init_group_memory_10_times4ave_50_maxs_0.2'.H31" chart:label-cell-address="'TESTBENCH_metaheu_ls_vnd_bvns_ts__niter_10_search_anxious_init_group_memory_10_times4ave_50_maxs_0.2'.H1:'TESTBENCH_metaheu_ls_vnd_bvns_ts__niter_10_search_anxious_init_group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group_memory_10_times4ave_50_maxs_0.2'.G1:'TESTBENCH_metaheu_ls_vnd_bvns_ts__niter_10_search_anxious_init_group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group_memory_10_times4ave_50_maxs_0.2'.H1:'TESTBENCH_metaheu_ls_vnd_bvns_ts__niter_10_search_anxious_init_group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.05">
                <text:p>700.05</text:p>
                <draw:g>
                  <svg:desc>'TESTBENCH_metaheu_ls_vnd_bvns_ts__niter_10_search_anxious_init_group_memory_10_times4ave_50_maxs_0.2'.G2:'TESTBENCH_metaheu_ls_vnd_bvns_ts__niter_10_search_anxious_init_group_memory_10_times4ave_50_maxs_0.2'.G31</svg:desc>
                </draw:g>
              </table:table-cell>
              <table:table-cell office:value-type="float" office:value="532">
                <text:p>532</text:p>
                <draw:g>
                  <svg:desc>'TESTBENCH_metaheu_ls_vnd_bvns_ts__niter_10_search_anxious_init_group_memory_10_times4ave_50_maxs_0.2'.H2:'TESTBENCH_metaheu_ls_vnd_bvns_ts__niter_10_search_anxious_init_group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6.52">
                <text:p>686.5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.49">
                <text:p>648.4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9.2">
                <text:p>699.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3.57">
                <text:p>623.5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3.89">
                <text:p>763.89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7.85">
                <text:p>707.85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0.6">
                <text:p>660.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5.03">
                <text:p>695.0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18">
                <text:p>686.1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7.16">
                <text:p>817.16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3.31">
                <text:p>713.31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5.76">
                <text:p>705.76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8.46">
                <text:p>658.4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1.97">
                <text:p>691.9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1.63">
                <text:p>741.6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4.16">
                <text:p>634.1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9.19">
                <text:p>769.19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4.95">
                <text:p>664.9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9.31">
                <text:p>679.31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1.5">
                <text:p>701.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3.78">
                <text:p>753.78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0.53">
                <text:p>780.53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1.19">
                <text:p>761.1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7.49">
                <text:p>637.49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6.66">
                <text:p>686.66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8.68">
                <text:p>788.68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0.04">
                <text:p>750.04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3.97">
                <text:p>723.97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1.05">
                <text:p>821.05</text:p>
              </table:table-cell>
              <table:table-cell office:value-type="float" office:value="657">
                <text:p>657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3838" draw:fill-color="#ff3838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85cm" svg:height="9.006cm" xlink:href=".." xlink:type="simple" chart:class="chart:line" chart:style-name="ch1">
        <chart:title svg:x="1.333cm" svg:y="0.172cm" chart:style-name="ch2">
          <text:p>					10 nodes comparison
 niter=10, anxious, initial solution=group, memory in TS=10</text:p>
        </chart:title>
        <chart:legend chart:legend-position="bottom" svg:x="2.263cm" svg:y="8.407cm" style:legend-expansion="custom" chartooo:width="9.471cm" chartooo:height="0.598cm" style:legend-expansion-aspect-ratio="15.8377926421405" chart:style-name="ch3"/>
        <chart:plot-area chart:style-name="ch4" table:cell-range-address="'TESTBENCH_metaheu_ls_vnd_bvns_ts__niter_10_search_anxious_init_group_memory_10_times4ave_50_maxs_0.2'.J1:'TESTBENCH_metaheu_ls_vnd_bvns_ts__niter_10_search_anxious_init_group_memory_10_times4ave_50_maxs_0.2'.K31" chart:data-source-has-labels="row" svg:x="0.289cm" svg:y="1.778cm" svg:width="13.907cm" svg:height="6.265cm">
          <chartooo:coordinate-region svg:x="1.096cm" svg:y="1.977cm" svg:width="12.913cm" svg:height="5.41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J2:'TESTBENCH_metaheu_ls_vnd_bvns_ts__niter_10_search_anxious_init_group_memory_10_times4ave_50_maxs_0.2'.J31" chart:label-cell-address="'TESTBENCH_metaheu_ls_vnd_bvns_ts__niter_10_search_anxious_init_group_memory_10_times4ave_50_maxs_0.2'.J1:'TESTBENCH_metaheu_ls_vnd_bvns_ts__niter_10_search_anxious_init_group_memory_10_times4ave_50_maxs_0.2'.J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K2:'TESTBENCH_metaheu_ls_vnd_bvns_ts__niter_10_search_anxious_init_group_memory_10_times4ave_50_maxs_0.2'.K31" chart:label-cell-address="'TESTBENCH_metaheu_ls_vnd_bvns_ts__niter_10_search_anxious_init_group_memory_10_times4ave_50_maxs_0.2'.K1:'TESTBENCH_metaheu_ls_vnd_bvns_ts__niter_10_search_anxious_init_group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group_memory_10_times4ave_50_maxs_0.2'.J1:'TESTBENCH_metaheu_ls_vnd_bvns_ts__niter_10_search_anxious_init_group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group_memory_10_times4ave_50_maxs_0.2'.K1:'TESTBENCH_metaheu_ls_vnd_bvns_ts__niter_10_search_anxious_init_group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1.22">
                <text:p>571.22</text:p>
                <draw:g>
                  <svg:desc>'TESTBENCH_metaheu_ls_vnd_bvns_ts__niter_10_search_anxious_init_group_memory_10_times4ave_50_maxs_0.2'.J2:'TESTBENCH_metaheu_ls_vnd_bvns_ts__niter_10_search_anxious_init_group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anxious_init_group_memory_10_times4ave_50_maxs_0.2'.K2:'TESTBENCH_metaheu_ls_vnd_bvns_ts__niter_10_search_anxious_init_group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3.85">
                <text:p>573.8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.41">
                <text:p>531.4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1.46">
                <text:p>561.4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6.03">
                <text:p>486.03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.13">
                <text:p>617.13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.67">
                <text:p>580.6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.17">
                <text:p>550.1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.81">
                <text:p>548.8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9.58">
                <text:p>579.58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.24">
                <text:p>671.24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.18">
                <text:p>590.1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.62">
                <text:p>590.6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7.19">
                <text:p>527.1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8.46">
                <text:p>588.4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2.35">
                <text:p>632.35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1.56">
                <text:p>501.56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2.92">
                <text:p>662.92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.05">
                <text:p>540.0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4.47">
                <text:p>554.4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4.6">
                <text:p>584.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8.16">
                <text:p>618.1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9.84">
                <text:p>679.84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0.03">
                <text:p>640.03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0.31">
                <text:p>530.3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.42">
                <text:p>568.4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.82">
                <text:p>662.8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7.36">
                <text:p>627.36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2.53">
                <text:p>582.5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4.56">
                <text:p>684.56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85cm" svg:height="9.006cm" xlink:href=".." xlink:type="simple" chart:class="chart:line" chart:style-name="ch1">
        <chart:title svg:x="1.334cm" svg:y="0.172cm" chart:style-name="ch2">
          <text:p>						10 nodes comparison
 niter=10, anxious, initial solution=group, memory in TS=10</text:p>
        </chart:title>
        <chart:legend chart:legend-position="bottom" svg:x="2.263cm" svg:y="8.407cm" style:legend-expansion="custom" chartooo:width="9.471cm" chartooo:height="0.598cm" style:legend-expansion-aspect-ratio="15.8377926421405" chart:style-name="ch3"/>
        <chart:plot-area chart:style-name="ch4" table:cell-range-address="'TESTBENCH_metaheu_ls_vnd_bvns_ts__niter_10_search_anxious_init_group_memory_10_times4ave_50_maxs_0.2'.M1:'TESTBENCH_metaheu_ls_vnd_bvns_ts__niter_10_search_anxious_init_group_memory_10_times4ave_50_maxs_0.2'.N31" chart:data-source-has-labels="row" svg:x="0.289cm" svg:y="1.778cm" svg:width="13.907cm" svg:height="6.265cm">
          <chartooo:coordinate-region svg:x="1.096cm" svg:y="1.978cm" svg:width="12.728cm" svg:height="5.41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M2:'TESTBENCH_metaheu_ls_vnd_bvns_ts__niter_10_search_anxious_init_group_memory_10_times4ave_50_maxs_0.2'.M31" chart:label-cell-address="'TESTBENCH_metaheu_ls_vnd_bvns_ts__niter_10_search_anxious_init_group_memory_10_times4ave_50_maxs_0.2'.M1:'TESTBENCH_metaheu_ls_vnd_bvns_ts__niter_10_search_anxious_init_group_memory_10_times4ave_50_maxs_0.2'.M1" chart:class="chart:line">
            <chart:data-point chart:repeated="30"/>
          </chart:series>
          <chart:series chart:style-name="ch8" chart:values-cell-range-address="'TESTBENCH_metaheu_ls_vnd_bvns_ts__niter_10_search_anxious_init_group_memory_10_times4ave_50_maxs_0.2'.N2:'TESTBENCH_metaheu_ls_vnd_bvns_ts__niter_10_search_anxious_init_group_memory_10_times4ave_50_maxs_0.2'.N31" chart:label-cell-address="'TESTBENCH_metaheu_ls_vnd_bvns_ts__niter_10_search_anxious_init_group_memory_10_times4ave_50_maxs_0.2'.N1:'TESTBENCH_metaheu_ls_vnd_bvns_ts__niter_10_search_anxious_init_group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group_memory_10_times4ave_50_maxs_0.2'.M1:'TESTBENCH_metaheu_ls_vnd_bvns_ts__niter_10_search_anxious_init_group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group_memory_10_times4ave_50_maxs_0.2'.N1:'TESTBENCH_metaheu_ls_vnd_bvns_ts__niter_10_search_anxious_init_group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9.05">
                <text:p>759.05</text:p>
                <draw:g>
                  <svg:desc>'TESTBENCH_metaheu_ls_vnd_bvns_ts__niter_10_search_anxious_init_group_memory_10_times4ave_50_maxs_0.2'.M2:'TESTBENCH_metaheu_ls_vnd_bvns_ts__niter_10_search_anxious_init_group_memory_10_times4ave_50_maxs_0.2'.M31</svg:desc>
                </draw:g>
              </table:table-cell>
              <table:table-cell office:value-type="float" office:value="605">
                <text:p>605</text:p>
                <draw:g>
                  <svg:desc>'TESTBENCH_metaheu_ls_vnd_bvns_ts__niter_10_search_anxious_init_group_memory_10_times4ave_50_maxs_0.2'.N2:'TESTBENCH_metaheu_ls_vnd_bvns_ts__niter_10_search_anxious_init_group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4.34">
                <text:p>734.34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.73">
                <text:p>727.73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7.73">
                <text:p>727.73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5.64">
                <text:p>665.6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7.11">
                <text:p>857.1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5.43">
                <text:p>745.43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1.11">
                <text:p>711.1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7.14">
                <text:p>747.1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5.17">
                <text:p>775.1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7.06">
                <text:p>897.06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7.39">
                <text:p>747.39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2.8">
                <text:p>712.8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7.36">
                <text:p>727.3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6.24">
                <text:p>726.24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8.83">
                <text:p>778.83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6.07">
                <text:p>686.0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1.94">
                <text:p>841.94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3.65">
                <text:p>713.65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8.33">
                <text:p>728.3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0.31">
                <text:p>780.3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5.4">
                <text:p>795.4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8.92">
                <text:p>818.92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1.44">
                <text:p>851.44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2.56">
                <text:p>662.5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9.8">
                <text:p>679.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8.51">
                <text:p>868.51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9.4">
                <text:p>829.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6.88">
                <text:p>786.88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8.89">
                <text:p>938.89</text:p>
              </table:table-cell>
              <table:table-cell office:value-type="float" office:value="760">
                <text:p>76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874cm" svg:y="0.173cm" chart:style-name="ch2">
          <text:p>				10 nodes comparison: LS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D2:'TESTBENCH_metaheu_ls_vnd_bvns_ts__niter_10_search_anxious_init_group_memory_10_times4ave_50_maxs_0.2'.D31 'TESTBENCH_metaheu_ls_vnd_bvns_ts__niter_10_search_anxious_init_one2one_memory_10_times4ave_50_maxs_0.2'.D2:'TESTBENCH_metaheu_ls_vnd_bvns_ts__niter_10_search_anxious_init_one2one_memory_10_times4ave_50_maxs_0.2'.D31 'TESTBENCH_metaheu_ls_vnd_bvns_ts__niter_10_search_anxious_init_random_memory_10_times4ave_50_maxs_0.2'.D2:'TESTBENCH_metaheu_ls_vnd_bvns_ts__niter_10_search_anxious_init_random_memory_10_times4ave_50_maxs_0.2'.D31 'TESTBENCH_metaheu_ls_vnd_bvns_ts__niter_10_search_greedy_init_group_memory_10_times4ave_50_maxs_0.2'.D2:'TESTBENCH_metaheu_ls_vnd_bvns_ts__niter_10_search_greedy_init_group_memory_10_times4ave_50_maxs_0.2'.D31 'TESTBENCH_metaheu_ls_vnd_bvns_ts__niter_10_search_greedy_init_one2one_memory_10_times4ave_50_maxs_0.2'.D2:'TESTBENCH_metaheu_ls_vnd_bvns_ts__niter_10_search_greedy_init_one2one_memory_10_times4ave_50_maxs_0.2'.D31 'TESTBENCH_metaheu_ls_vnd_bvns_ts__niter_10_search_greedy_init_random_memory_10_times4ave_50_maxs_0.2'.D2:'TESTBENCH_metaheu_ls_vnd_bvns_ts__niter_10_search_greedy_init_random_memory_10_times4ave_50_maxs_0.2'.D31" chart:data-source-has-labels="row" svg:x="0.72cm" svg:y="1.275cm" svg:width="34.6cm" svg:height="6.768cm">
          <chartooo:coordinate-region svg:x="1.712cm" svg:y="1.474cm" svg:width="33.421cm" svg:height="5.9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D2:'TESTBENCH_metaheu_ls_vnd_bvns_ts__niter_10_search_anxious_init_group_memory_10_times4ave_50_maxs_0.2'.D31" loext:label-string="anxious_group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D2:'TESTBENCH_metaheu_ls_vnd_bvns_ts__niter_10_search_anxious_init_one2one_memory_10_times4ave_50_maxs_0.2'.D31" loext:label-string="anxious_one2one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D2:'TESTBENCH_metaheu_ls_vnd_bvns_ts__niter_10_search_anxious_init_random_memory_10_times4ave_50_maxs_0.2'.D31" loext:label-string="anxious_random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D2:'TESTBENCH_metaheu_ls_vnd_bvns_ts__niter_10_search_greedy_init_group_memory_10_times4ave_50_maxs_0.2'.D31" loext:label-string="greedy_group" chart:class="chart:line">
            <chart:data-point chart:repeated="30"/>
          </chart:series>
          <chart:series chart:style-name="ch11" chart:values-cell-range-address="'TESTBENCH_metaheu_ls_vnd_bvns_ts__niter_10_search_greedy_init_one2one_memory_10_times4ave_50_maxs_0.2'.D2:'TESTBENCH_metaheu_ls_vnd_bvns_ts__niter_10_search_greedy_init_one2one_memory_10_times4ave_50_maxs_0.2'.D31" loext:label-string="greedy_one2one" chart:class="chart:line">
            <chart:data-point chart:repeated="30"/>
          </chart:series>
          <chart:series chart:style-name="ch12" chart:values-cell-range-address="'TESTBENCH_metaheu_ls_vnd_bvns_ts__niter_10_search_greedy_init_random_memory_10_times4ave_50_maxs_0.2'.D2:'TESTBENCH_metaheu_ls_vnd_bvns_ts__niter_10_search_greedy_init_random_memory_10_times4ave_50_maxs_0.2'.D31" loext:label-string="greedy_random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11.34">
                <text:p>1011.34</text:p>
                <draw:g>
                  <svg:desc>'TESTBENCH_metaheu_ls_vnd_bvns_ts__niter_10_search_anxious_init_group_memory_10_times4ave_50_maxs_0.2'.D2:'TESTBENCH_metaheu_ls_vnd_bvns_ts__niter_10_search_anxious_init_group_memory_10_times4ave_50_maxs_0.2'.D31</svg:desc>
                </draw:g>
              </table:table-cell>
              <table:table-cell office:value-type="float" office:value="1561.29">
                <text:p>1561.29</text:p>
                <draw:g>
                  <svg:desc>'TESTBENCH_metaheu_ls_vnd_bvns_ts__niter_10_search_anxious_init_one2one_memory_10_times4ave_50_maxs_0.2'.D2:'TESTBENCH_metaheu_ls_vnd_bvns_ts__niter_10_search_anxious_init_one2one_memory_10_times4ave_50_maxs_0.2'.D31</svg:desc>
                </draw:g>
              </table:table-cell>
              <table:table-cell office:value-type="float" office:value="1390.75">
                <text:p>1390.75</text:p>
                <draw:g>
                  <svg:desc>'TESTBENCH_metaheu_ls_vnd_bvns_ts__niter_10_search_anxious_init_random_memory_10_times4ave_50_maxs_0.2'.D2:'TESTBENCH_metaheu_ls_vnd_bvns_ts__niter_10_search_anxious_init_random_memory_10_times4ave_50_maxs_0.2'.D31</svg:desc>
                </draw:g>
              </table:table-cell>
              <table:table-cell office:value-type="float" office:value="972.75">
                <text:p>972.75</text:p>
                <draw:g>
                  <svg:desc>'TESTBENCH_metaheu_ls_vnd_bvns_ts__niter_10_search_greedy_init_group_memory_10_times4ave_50_maxs_0.2'.D2:'TESTBENCH_metaheu_ls_vnd_bvns_ts__niter_10_search_greedy_init_group_memory_10_times4ave_50_maxs_0.2'.D31</svg:desc>
                </draw:g>
              </table:table-cell>
              <table:table-cell office:value-type="float" office:value="1510.8">
                <text:p>1510.8</text:p>
                <draw:g>
                  <svg:desc>'TESTBENCH_metaheu_ls_vnd_bvns_ts__niter_10_search_greedy_init_one2one_memory_10_times4ave_50_maxs_0.2'.D2:'TESTBENCH_metaheu_ls_vnd_bvns_ts__niter_10_search_greedy_init_one2one_memory_10_times4ave_50_maxs_0.2'.D31</svg:desc>
                </draw:g>
              </table:table-cell>
              <table:table-cell office:value-type="float" office:value="1382.78">
                <text:p>1382.78</text:p>
                <draw:g>
                  <svg:desc>'TESTBENCH_metaheu_ls_vnd_bvns_ts__niter_10_search_greedy_init_random_memory_10_times4ave_50_maxs_0.2'.D2:'TESTBENCH_metaheu_ls_vnd_bvns_ts__niter_10_search_greedy_init_random_memory_10_times4ave_50_maxs_0.2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10.91">
                <text:p>1010.91</text:p>
              </table:table-cell>
              <table:table-cell office:value-type="float" office:value="1410.32">
                <text:p>1410.32</text:p>
              </table:table-cell>
              <table:table-cell office:value-type="float" office:value="1330.92">
                <text:p>1330.92</text:p>
              </table:table-cell>
              <table:table-cell office:value-type="float" office:value="991.22">
                <text:p>991.22</text:p>
              </table:table-cell>
              <table:table-cell office:value-type="float" office:value="1416.74">
                <text:p>1416.74</text:p>
              </table:table-cell>
              <table:table-cell office:value-type="float" office:value="1228.91">
                <text:p>1228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2.04">
                <text:p>1002.04</text:p>
              </table:table-cell>
              <table:table-cell office:value-type="float" office:value="1623.12">
                <text:p>1623.12</text:p>
              </table:table-cell>
              <table:table-cell office:value-type="float" office:value="1435.8">
                <text:p>1435.8</text:p>
              </table:table-cell>
              <table:table-cell office:value-type="float" office:value="1032.46">
                <text:p>1032.46</text:p>
              </table:table-cell>
              <table:table-cell office:value-type="float" office:value="1553.49">
                <text:p>1553.49</text:p>
              </table:table-cell>
              <table:table-cell office:value-type="float" office:value="1404.83">
                <text:p>1404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1.08">
                <text:p>991.08</text:p>
              </table:table-cell>
              <table:table-cell office:value-type="float" office:value="1460.25">
                <text:p>1460.25</text:p>
              </table:table-cell>
              <table:table-cell office:value-type="float" office:value="1301.77">
                <text:p>1301.77</text:p>
              </table:table-cell>
              <table:table-cell office:value-type="float" office:value="925.08">
                <text:p>925.08</text:p>
              </table:table-cell>
              <table:table-cell office:value-type="float" office:value="1401.42">
                <text:p>1401.42</text:p>
              </table:table-cell>
              <table:table-cell office:value-type="float" office:value="1251.79">
                <text:p>1251.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3.29">
                <text:p>993.29</text:p>
              </table:table-cell>
              <table:table-cell office:value-type="float" office:value="1507.77">
                <text:p>1507.77</text:p>
              </table:table-cell>
              <table:table-cell office:value-type="float" office:value="1337.27">
                <text:p>1337.27</text:p>
              </table:table-cell>
              <table:table-cell office:value-type="float" office:value="961.73">
                <text:p>961.73</text:p>
              </table:table-cell>
              <table:table-cell office:value-type="float" office:value="1480.6">
                <text:p>1480.6</text:p>
              </table:table-cell>
              <table:table-cell office:value-type="float" office:value="1322.18">
                <text:p>1322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2.54">
                <text:p>1132.54</text:p>
              </table:table-cell>
              <table:table-cell office:value-type="float" office:value="1694.12">
                <text:p>1694.12</text:p>
              </table:table-cell>
              <table:table-cell office:value-type="float" office:value="1611.85">
                <text:p>1611.85</text:p>
              </table:table-cell>
              <table:table-cell office:value-type="float" office:value="1116.61">
                <text:p>1116.61</text:p>
              </table:table-cell>
              <table:table-cell office:value-type="float" office:value="1665.82">
                <text:p>1665.82</text:p>
              </table:table-cell>
              <table:table-cell office:value-type="float" office:value="1483.13">
                <text:p>1483.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2.9">
                <text:p>1042.9</text:p>
              </table:table-cell>
              <table:table-cell office:value-type="float" office:value="1507.75">
                <text:p>1507.75</text:p>
              </table:table-cell>
              <table:table-cell office:value-type="float" office:value="1401.63">
                <text:p>1401.63</text:p>
              </table:table-cell>
              <table:table-cell office:value-type="float" office:value="1006.24">
                <text:p>1006.24</text:p>
              </table:table-cell>
              <table:table-cell office:value-type="float" office:value="1487.76">
                <text:p>1487.76</text:p>
              </table:table-cell>
              <table:table-cell office:value-type="float" office:value="1369.66">
                <text:p>1369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8.1">
                <text:p>968.1</text:p>
              </table:table-cell>
              <table:table-cell office:value-type="float" office:value="1399.4">
                <text:p>1399.4</text:p>
              </table:table-cell>
              <table:table-cell office:value-type="float" office:value="1290.61">
                <text:p>1290.61</text:p>
              </table:table-cell>
              <table:table-cell office:value-type="float" office:value="939.68">
                <text:p>939.68</text:p>
              </table:table-cell>
              <table:table-cell office:value-type="float" office:value="1371.21">
                <text:p>1371.21</text:p>
              </table:table-cell>
              <table:table-cell office:value-type="float" office:value="1248.91">
                <text:p>1248.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1.94">
                <text:p>1041.94</text:p>
              </table:table-cell>
              <table:table-cell office:value-type="float" office:value="1444.52">
                <text:p>1444.52</text:p>
              </table:table-cell>
              <table:table-cell office:value-type="float" office:value="1322.28">
                <text:p>1322.28</text:p>
              </table:table-cell>
              <table:table-cell office:value-type="float" office:value="1014.12">
                <text:p>1014.12</text:p>
              </table:table-cell>
              <table:table-cell office:value-type="float" office:value="1457.3">
                <text:p>1457.3</text:p>
              </table:table-cell>
              <table:table-cell office:value-type="float" office:value="1318.98">
                <text:p>1318.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43.69">
                <text:p>1043.69</text:p>
              </table:table-cell>
              <table:table-cell office:value-type="float" office:value="1588.1">
                <text:p>1588.1</text:p>
              </table:table-cell>
              <table:table-cell office:value-type="float" office:value="1454.18">
                <text:p>1454.18</text:p>
              </table:table-cell>
              <table:table-cell office:value-type="float" office:value="1049.38">
                <text:p>1049.38</text:p>
              </table:table-cell>
              <table:table-cell office:value-type="float" office:value="1567.03">
                <text:p>1567.03</text:p>
              </table:table-cell>
              <table:table-cell office:value-type="float" office:value="1431.72">
                <text:p>1431.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98.17">
                <text:p>1198.17</text:p>
              </table:table-cell>
              <table:table-cell office:value-type="float" office:value="1710.35">
                <text:p>1710.35</text:p>
              </table:table-cell>
              <table:table-cell office:value-type="float" office:value="1579.73">
                <text:p>1579.73</text:p>
              </table:table-cell>
              <table:table-cell office:value-type="float" office:value="1133.83">
                <text:p>1133.83</text:p>
              </table:table-cell>
              <table:table-cell office:value-type="float" office:value="1679.04">
                <text:p>1679.04</text:p>
              </table:table-cell>
              <table:table-cell office:value-type="float" office:value="1572.58">
                <text:p>1572.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61.33">
                <text:p>1061.33</text:p>
              </table:table-cell>
              <table:table-cell office:value-type="float" office:value="1595.11">
                <text:p>1595.11</text:p>
              </table:table-cell>
              <table:table-cell office:value-type="float" office:value="1396.08">
                <text:p>1396.08</text:p>
              </table:table-cell>
              <table:table-cell office:value-type="float" office:value="1046.35">
                <text:p>1046.35</text:p>
              </table:table-cell>
              <table:table-cell office:value-type="float" office:value="1512.39">
                <text:p>1512.39</text:p>
              </table:table-cell>
              <table:table-cell office:value-type="float" office:value="1366.08">
                <text:p>1366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52.34">
                <text:p>1052.34</text:p>
              </table:table-cell>
              <table:table-cell office:value-type="float" office:value="1467.4">
                <text:p>1467.4</text:p>
              </table:table-cell>
              <table:table-cell office:value-type="float" office:value="1286.25">
                <text:p>1286.25</text:p>
              </table:table-cell>
              <table:table-cell office:value-type="float" office:value="1017.14">
                <text:p>1017.14</text:p>
              </table:table-cell>
              <table:table-cell office:value-type="float" office:value="1386.87">
                <text:p>1386.87</text:p>
              </table:table-cell>
              <table:table-cell office:value-type="float" office:value="1264.3">
                <text:p>1264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0.36">
                <text:p>990.36</text:p>
              </table:table-cell>
              <table:table-cell office:value-type="float" office:value="1437.73">
                <text:p>1437.73</text:p>
              </table:table-cell>
              <table:table-cell office:value-type="float" office:value="1323.75">
                <text:p>1323.75</text:p>
              </table:table-cell>
              <table:table-cell office:value-type="float" office:value="1013.2">
                <text:p>1013.2</text:p>
              </table:table-cell>
              <table:table-cell office:value-type="float" office:value="1425.31">
                <text:p>1425.31</text:p>
              </table:table-cell>
              <table:table-cell office:value-type="float" office:value="1261.01">
                <text:p>1261.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4.96">
                <text:p>994.96</text:p>
              </table:table-cell>
              <table:table-cell office:value-type="float" office:value="1468.14">
                <text:p>1468.14</text:p>
              </table:table-cell>
              <table:table-cell office:value-type="float" office:value="1344.27">
                <text:p>1344.27</text:p>
              </table:table-cell>
              <table:table-cell office:value-type="float" office:value="974.64">
                <text:p>974.64</text:p>
              </table:table-cell>
              <table:table-cell office:value-type="float" office:value="1407.93">
                <text:p>1407.93</text:p>
              </table:table-cell>
              <table:table-cell office:value-type="float" office:value="1249.29">
                <text:p>1249.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02.61">
                <text:p>1102.61</text:p>
              </table:table-cell>
              <table:table-cell office:value-type="float" office:value="1522.15">
                <text:p>1522.15</text:p>
              </table:table-cell>
              <table:table-cell office:value-type="float" office:value="1422.97">
                <text:p>1422.97</text:p>
              </table:table-cell>
              <table:table-cell office:value-type="float" office:value="1084.76">
                <text:p>1084.76</text:p>
              </table:table-cell>
              <table:table-cell office:value-type="float" office:value="1456.62">
                <text:p>1456.62</text:p>
              </table:table-cell>
              <table:table-cell office:value-type="float" office:value="1360.42">
                <text:p>1360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4.83">
                <text:p>1024.83</text:p>
              </table:table-cell>
              <table:table-cell office:value-type="float" office:value="1512.12">
                <text:p>1512.12</text:p>
              </table:table-cell>
              <table:table-cell office:value-type="float" office:value="1384.13">
                <text:p>1384.13</text:p>
              </table:table-cell>
              <table:table-cell office:value-type="float" office:value="980.37">
                <text:p>980.37</text:p>
              </table:table-cell>
              <table:table-cell office:value-type="float" office:value="1468.57">
                <text:p>1468.57</text:p>
              </table:table-cell>
              <table:table-cell office:value-type="float" office:value="1311.5">
                <text:p>1311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06.93">
                <text:p>1106.93</text:p>
              </table:table-cell>
              <table:table-cell office:value-type="float" office:value="1537.07">
                <text:p>1537.07</text:p>
              </table:table-cell>
              <table:table-cell office:value-type="float" office:value="1438.85">
                <text:p>1438.85</text:p>
              </table:table-cell>
              <table:table-cell office:value-type="float" office:value="1114.64">
                <text:p>1114.64</text:p>
              </table:table-cell>
              <table:table-cell office:value-type="float" office:value="1557.6">
                <text:p>1557.6</text:p>
              </table:table-cell>
              <table:table-cell office:value-type="float" office:value="1406.57">
                <text:p>1406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.52">
                <text:p>993.52</text:p>
              </table:table-cell>
              <table:table-cell office:value-type="float" office:value="1456.42">
                <text:p>1456.42</text:p>
              </table:table-cell>
              <table:table-cell office:value-type="float" office:value="1335.78">
                <text:p>1335.78</text:p>
              </table:table-cell>
              <table:table-cell office:value-type="float" office:value="941.35">
                <text:p>941.35</text:p>
              </table:table-cell>
              <table:table-cell office:value-type="float" office:value="1381.04">
                <text:p>1381.04</text:p>
              </table:table-cell>
              <table:table-cell office:value-type="float" office:value="1240.36">
                <text:p>1240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3.26">
                <text:p>993.26</text:p>
              </table:table-cell>
              <table:table-cell office:value-type="float" office:value="1500.21">
                <text:p>1500.21</text:p>
              </table:table-cell>
              <table:table-cell office:value-type="float" office:value="1345.52">
                <text:p>1345.52</text:p>
              </table:table-cell>
              <table:table-cell office:value-type="float" office:value="959.87">
                <text:p>959.87</text:p>
              </table:table-cell>
              <table:table-cell office:value-type="float" office:value="1398.22">
                <text:p>1398.22</text:p>
              </table:table-cell>
              <table:table-cell office:value-type="float" office:value="1283.99">
                <text:p>1283.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6.32">
                <text:p>1026.32</text:p>
              </table:table-cell>
              <table:table-cell office:value-type="float" office:value="1564.84">
                <text:p>1564.84</text:p>
              </table:table-cell>
              <table:table-cell office:value-type="float" office:value="1421.85">
                <text:p>1421.85</text:p>
              </table:table-cell>
              <table:table-cell office:value-type="float" office:value="980.27">
                <text:p>980.27</text:p>
              </table:table-cell>
              <table:table-cell office:value-type="float" office:value="1569.69">
                <text:p>1569.69</text:p>
              </table:table-cell>
              <table:table-cell office:value-type="float" office:value="1361.04">
                <text:p>1361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7.23">
                <text:p>1057.23</text:p>
              </table:table-cell>
              <table:table-cell office:value-type="float" office:value="1548.96">
                <text:p>1548.96</text:p>
              </table:table-cell>
              <table:table-cell office:value-type="float" office:value="1345.24">
                <text:p>1345.24</text:p>
              </table:table-cell>
              <table:table-cell office:value-type="float" office:value="1049.72">
                <text:p>1049.72</text:p>
              </table:table-cell>
              <table:table-cell office:value-type="float" office:value="1452.76">
                <text:p>1452.76</text:p>
              </table:table-cell>
              <table:table-cell office:value-type="float" office:value="1326.51">
                <text:p>1326.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54.54">
                <text:p>1054.54</text:p>
              </table:table-cell>
              <table:table-cell office:value-type="float" office:value="1551.51">
                <text:p>1551.51</text:p>
              </table:table-cell>
              <table:table-cell office:value-type="float" office:value="1362.37">
                <text:p>1362.37</text:p>
              </table:table-cell>
              <table:table-cell office:value-type="float" office:value="1056.37">
                <text:p>1056.37</text:p>
              </table:table-cell>
              <table:table-cell office:value-type="float" office:value="1394.41">
                <text:p>1394.41</text:p>
              </table:table-cell>
              <table:table-cell office:value-type="float" office:value="1335.35">
                <text:p>1335.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73.78">
                <text:p>1073.78</text:p>
              </table:table-cell>
              <table:table-cell office:value-type="float" office:value="1733.15">
                <text:p>1733.15</text:p>
              </table:table-cell>
              <table:table-cell office:value-type="float" office:value="1558.09">
                <text:p>1558.09</text:p>
              </table:table-cell>
              <table:table-cell office:value-type="float" office:value="1083.34">
                <text:p>1083.34</text:p>
              </table:table-cell>
              <table:table-cell office:value-type="float" office:value="1680.02">
                <text:p>1680.02</text:p>
              </table:table-cell>
              <table:table-cell office:value-type="float" office:value="1473.18">
                <text:p>1473.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9.47">
                <text:p>939.47</text:p>
              </table:table-cell>
              <table:table-cell office:value-type="float" office:value="1300.68">
                <text:p>1300.68</text:p>
              </table:table-cell>
              <table:table-cell office:value-type="float" office:value="1184.54">
                <text:p>1184.54</text:p>
              </table:table-cell>
              <table:table-cell office:value-type="float" office:value="899.9">
                <text:p>899.9</text:p>
              </table:table-cell>
              <table:table-cell office:value-type="float" office:value="1236.05">
                <text:p>1236.05</text:p>
              </table:table-cell>
              <table:table-cell office:value-type="float" office:value="1169.36">
                <text:p>1169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7.11">
                <text:p>937.11</text:p>
              </table:table-cell>
              <table:table-cell office:value-type="float" office:value="1408.81">
                <text:p>1408.81</text:p>
              </table:table-cell>
              <table:table-cell office:value-type="float" office:value="1224.55">
                <text:p>1224.55</text:p>
              </table:table-cell>
              <table:table-cell office:value-type="float" office:value="947.09">
                <text:p>947.09</text:p>
              </table:table-cell>
              <table:table-cell office:value-type="float" office:value="1296.26">
                <text:p>1296.26</text:p>
              </table:table-cell>
              <table:table-cell office:value-type="float" office:value="1165.41">
                <text:p>1165.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.89">
                <text:p>1175.89</text:p>
              </table:table-cell>
              <table:table-cell office:value-type="float" office:value="1619.21">
                <text:p>1619.21</text:p>
              </table:table-cell>
              <table:table-cell office:value-type="float" office:value="1432.53">
                <text:p>1432.53</text:p>
              </table:table-cell>
              <table:table-cell office:value-type="float" office:value="1112.47">
                <text:p>1112.47</text:p>
              </table:table-cell>
              <table:table-cell office:value-type="float" office:value="1558.96">
                <text:p>1558.96</text:p>
              </table:table-cell>
              <table:table-cell office:value-type="float" office:value="1430.76">
                <text:p>1430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5.89">
                <text:p>1085.89</text:p>
              </table:table-cell>
              <table:table-cell office:value-type="float" office:value="1706.95">
                <text:p>1706.95</text:p>
              </table:table-cell>
              <table:table-cell office:value-type="float" office:value="1531.74">
                <text:p>1531.74</text:p>
              </table:table-cell>
              <table:table-cell office:value-type="float" office:value="1050.26">
                <text:p>1050.26</text:p>
              </table:table-cell>
              <table:table-cell office:value-type="float" office:value="1608.79">
                <text:p>1608.79</text:p>
              </table:table-cell>
              <table:table-cell office:value-type="float" office:value="1481.4">
                <text:p>1481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6.68">
                <text:p>1086.68</text:p>
              </table:table-cell>
              <table:table-cell office:value-type="float" office:value="1630.13">
                <text:p>1630.13</text:p>
              </table:table-cell>
              <table:table-cell office:value-type="float" office:value="1508.28">
                <text:p>1508.28</text:p>
              </table:table-cell>
              <table:table-cell office:value-type="float" office:value="1093.85">
                <text:p>1093.85</text:p>
              </table:table-cell>
              <table:table-cell office:value-type="float" office:value="1602.31">
                <text:p>1602.31</text:p>
              </table:table-cell>
              <table:table-cell office:value-type="float" office:value="1463.18">
                <text:p>1463.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15.75">
                <text:p>1215.75</text:p>
              </table:table-cell>
              <table:table-cell office:value-type="float" office:value="1991.68">
                <text:p>1991.68</text:p>
              </table:table-cell>
              <table:table-cell office:value-type="float" office:value="1810.23">
                <text:p>1810.23</text:p>
              </table:table-cell>
              <table:table-cell office:value-type="float" office:value="1197.84">
                <text:p>1197.84</text:p>
              </table:table-cell>
              <table:table-cell office:value-type="float" office:value="1879.48">
                <text:p>1879.48</text:p>
              </table:table-cell>
              <table:table-cell office:value-type="float" office:value="1732.98">
                <text:p>1732.98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875cm" svg:y="0.173cm" chart:style-name="ch2">
          <text:p>				10 nodes comparison: VND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G2:'TESTBENCH_metaheu_ls_vnd_bvns_ts__niter_10_search_anxious_init_group_memory_10_times4ave_50_maxs_0.2'.G31 'TESTBENCH_metaheu_ls_vnd_bvns_ts__niter_10_search_anxious_init_one2one_memory_10_times4ave_50_maxs_0.2'.G2:'TESTBENCH_metaheu_ls_vnd_bvns_ts__niter_10_search_anxious_init_one2one_memory_10_times4ave_50_maxs_0.2'.G31 'TESTBENCH_metaheu_ls_vnd_bvns_ts__niter_10_search_anxious_init_random_memory_10_times4ave_50_maxs_0.2'.G2:'TESTBENCH_metaheu_ls_vnd_bvns_ts__niter_10_search_anxious_init_random_memory_10_times4ave_50_maxs_0.2'.G31 'TESTBENCH_metaheu_ls_vnd_bvns_ts__niter_10_search_greedy_init_group_memory_10_times4ave_50_maxs_0.2'.G2:'TESTBENCH_metaheu_ls_vnd_bvns_ts__niter_10_search_greedy_init_group_memory_10_times4ave_50_maxs_0.2'.G31 'TESTBENCH_metaheu_ls_vnd_bvns_ts__niter_10_search_greedy_init_one2one_memory_10_times4ave_50_maxs_0.2'.G2:'TESTBENCH_metaheu_ls_vnd_bvns_ts__niter_10_search_greedy_init_one2one_memory_10_times4ave_50_maxs_0.2'.G31 'TESTBENCH_metaheu_ls_vnd_bvns_ts__niter_10_search_greedy_init_random_memory_10_times4ave_50_maxs_0.2'.G2:'TESTBENCH_metaheu_ls_vnd_bvns_ts__niter_10_search_greedy_init_random_memory_10_times4ave_50_maxs_0.2'.G31" chart:data-source-has-labels="row" svg:x="0.72cm" svg:y="1.275cm" svg:width="34.6cm" svg:height="6.768cm">
          <chartooo:coordinate-region svg:x="1.527cm" svg:y="1.474cm" svg:width="33.606cm" svg:height="5.9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G2:'TESTBENCH_metaheu_ls_vnd_bvns_ts__niter_10_search_anxious_init_group_memory_10_times4ave_50_maxs_0.2'.G31" loext:label-string="anxious_group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G2:'TESTBENCH_metaheu_ls_vnd_bvns_ts__niter_10_search_anxious_init_one2one_memory_10_times4ave_50_maxs_0.2'.G31" loext:label-string="anxious_one2one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G2:'TESTBENCH_metaheu_ls_vnd_bvns_ts__niter_10_search_anxious_init_random_memory_10_times4ave_50_maxs_0.2'.G31" loext:label-string="anxious_random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G2:'TESTBENCH_metaheu_ls_vnd_bvns_ts__niter_10_search_greedy_init_group_memory_10_times4ave_50_maxs_0.2'.G31" loext:label-string="greedy_group" chart:class="chart:line">
            <chart:data-point chart:repeated="30"/>
          </chart:series>
          <chart:series chart:style-name="ch11" chart:values-cell-range-address="'TESTBENCH_metaheu_ls_vnd_bvns_ts__niter_10_search_greedy_init_one2one_memory_10_times4ave_50_maxs_0.2'.G2:'TESTBENCH_metaheu_ls_vnd_bvns_ts__niter_10_search_greedy_init_one2one_memory_10_times4ave_50_maxs_0.2'.G31" loext:label-string="greedy_one2one" chart:class="chart:line">
            <chart:data-point chart:repeated="30"/>
          </chart:series>
          <chart:series chart:style-name="ch12" chart:values-cell-range-address="'TESTBENCH_metaheu_ls_vnd_bvns_ts__niter_10_search_greedy_init_random_memory_10_times4ave_50_maxs_0.2'.G2:'TESTBENCH_metaheu_ls_vnd_bvns_ts__niter_10_search_greedy_init_random_memory_10_times4ave_50_maxs_0.2'.G31" loext:label-string="greedy_random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.05">
                <text:p>700.05</text:p>
                <draw:g>
                  <svg:desc>'TESTBENCH_metaheu_ls_vnd_bvns_ts__niter_10_search_anxious_init_group_memory_10_times4ave_50_maxs_0.2'.G2:'TESTBENCH_metaheu_ls_vnd_bvns_ts__niter_10_search_anxious_init_group_memory_10_times4ave_50_maxs_0.2'.G31</svg:desc>
                </draw:g>
              </table:table-cell>
              <table:table-cell office:value-type="float" office:value="725.44">
                <text:p>725.44</text:p>
                <draw:g>
                  <svg:desc>'TESTBENCH_metaheu_ls_vnd_bvns_ts__niter_10_search_anxious_init_one2one_memory_10_times4ave_50_maxs_0.2'.G2:'TESTBENCH_metaheu_ls_vnd_bvns_ts__niter_10_search_anxious_init_one2one_memory_10_times4ave_50_maxs_0.2'.G31</svg:desc>
                </draw:g>
              </table:table-cell>
              <table:table-cell office:value-type="float" office:value="710.2">
                <text:p>710.2</text:p>
                <draw:g>
                  <svg:desc>'TESTBENCH_metaheu_ls_vnd_bvns_ts__niter_10_search_anxious_init_random_memory_10_times4ave_50_maxs_0.2'.G2:'TESTBENCH_metaheu_ls_vnd_bvns_ts__niter_10_search_anxious_init_random_memory_10_times4ave_50_maxs_0.2'.G31</svg:desc>
                </draw:g>
              </table:table-cell>
              <table:table-cell office:value-type="float" office:value="685.74">
                <text:p>685.74</text:p>
                <draw:g>
                  <svg:desc>'TESTBENCH_metaheu_ls_vnd_bvns_ts__niter_10_search_greedy_init_group_memory_10_times4ave_50_maxs_0.2'.G2:'TESTBENCH_metaheu_ls_vnd_bvns_ts__niter_10_search_greedy_init_group_memory_10_times4ave_50_maxs_0.2'.G31</svg:desc>
                </draw:g>
              </table:table-cell>
              <table:table-cell office:value-type="float" office:value="724.29">
                <text:p>724.29</text:p>
                <draw:g>
                  <svg:desc>'TESTBENCH_metaheu_ls_vnd_bvns_ts__niter_10_search_greedy_init_one2one_memory_10_times4ave_50_maxs_0.2'.G2:'TESTBENCH_metaheu_ls_vnd_bvns_ts__niter_10_search_greedy_init_one2one_memory_10_times4ave_50_maxs_0.2'.G31</svg:desc>
                </draw:g>
              </table:table-cell>
              <table:table-cell office:value-type="float" office:value="713.03">
                <text:p>713.03</text:p>
                <draw:g>
                  <svg:desc>'TESTBENCH_metaheu_ls_vnd_bvns_ts__niter_10_search_greedy_init_random_memory_10_times4ave_50_maxs_0.2'.G2:'TESTBENCH_metaheu_ls_vnd_bvns_ts__niter_10_search_greedy_init_random_memory_10_times4ave_50_maxs_0.2'.G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6.52">
                <text:p>686.52</text:p>
              </table:table-cell>
              <table:table-cell office:value-type="float" office:value="704.19">
                <text:p>704.19</text:p>
              </table:table-cell>
              <table:table-cell office:value-type="float" office:value="685.63">
                <text:p>685.63</text:p>
              </table:table-cell>
              <table:table-cell office:value-type="float" office:value="677.85">
                <text:p>677.85</text:p>
              </table:table-cell>
              <table:table-cell office:value-type="float" office:value="711.71">
                <text:p>711.71</text:p>
              </table:table-cell>
              <table:table-cell office:value-type="float" office:value="685.9">
                <text:p>68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8.49">
                <text:p>648.49</text:p>
              </table:table-cell>
              <table:table-cell office:value-type="float" office:value="672.67">
                <text:p>672.67</text:p>
              </table:table-cell>
              <table:table-cell office:value-type="float" office:value="652.17">
                <text:p>652.17</text:p>
              </table:table-cell>
              <table:table-cell office:value-type="float" office:value="655.35">
                <text:p>655.35</text:p>
              </table:table-cell>
              <table:table-cell office:value-type="float" office:value="648.16">
                <text:p>648.16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9.2">
                <text:p>699.2</text:p>
              </table:table-cell>
              <table:table-cell office:value-type="float" office:value="712.93">
                <text:p>712.93</text:p>
              </table:table-cell>
              <table:table-cell office:value-type="float" office:value="703.24">
                <text:p>703.24</text:p>
              </table:table-cell>
              <table:table-cell office:value-type="float" office:value="699.31">
                <text:p>699.31</text:p>
              </table:table-cell>
              <table:table-cell office:value-type="float" office:value="721.72">
                <text:p>721.72</text:p>
              </table:table-cell>
              <table:table-cell office:value-type="float" office:value="706.89">
                <text:p>706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3.57">
                <text:p>623.57</text:p>
              </table:table-cell>
              <table:table-cell office:value-type="float" office:value="652.62">
                <text:p>652.62</text:p>
              </table:table-cell>
              <table:table-cell office:value-type="float" office:value="632.65">
                <text:p>632.65</text:p>
              </table:table-cell>
              <table:table-cell office:value-type="float" office:value="609.45">
                <text:p>609.45</text:p>
              </table:table-cell>
              <table:table-cell office:value-type="float" office:value="648.4">
                <text:p>648.4</text:p>
              </table:table-cell>
              <table:table-cell office:value-type="float" office:value="614.18">
                <text:p>614.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63.89">
                <text:p>763.89</text:p>
              </table:table-cell>
              <table:table-cell office:value-type="float" office:value="766.73">
                <text:p>766.73</text:p>
              </table:table-cell>
              <table:table-cell office:value-type="float" office:value="746.97">
                <text:p>746.97</text:p>
              </table:table-cell>
              <table:table-cell office:value-type="float" office:value="788.17">
                <text:p>788.17</text:p>
              </table:table-cell>
              <table:table-cell office:value-type="float" office:value="786.75">
                <text:p>786.75</text:p>
              </table:table-cell>
              <table:table-cell office:value-type="float" office:value="747.38">
                <text:p>747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7.85">
                <text:p>707.85</text:p>
              </table:table-cell>
              <table:table-cell office:value-type="float" office:value="727.62">
                <text:p>727.62</text:p>
              </table:table-cell>
              <table:table-cell office:value-type="float" office:value="727.68">
                <text:p>727.68</text:p>
              </table:table-cell>
              <table:table-cell office:value-type="float" office:value="703.37">
                <text:p>703.37</text:p>
              </table:table-cell>
              <table:table-cell office:value-type="float" office:value="744.51">
                <text:p>744.51</text:p>
              </table:table-cell>
              <table:table-cell office:value-type="float" office:value="734.31">
                <text:p>734.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0.6">
                <text:p>660.6</text:p>
              </table:table-cell>
              <table:table-cell office:value-type="float" office:value="688.56">
                <text:p>688.56</text:p>
              </table:table-cell>
              <table:table-cell office:value-type="float" office:value="670.04">
                <text:p>670.04</text:p>
              </table:table-cell>
              <table:table-cell office:value-type="float" office:value="676.54">
                <text:p>676.54</text:p>
              </table:table-cell>
              <table:table-cell office:value-type="float" office:value="683.25">
                <text:p>683.25</text:p>
              </table:table-cell>
              <table:table-cell office:value-type="float" office:value="671.18">
                <text:p>671.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5.03">
                <text:p>695.03</text:p>
              </table:table-cell>
              <table:table-cell office:value-type="float" office:value="738.19">
                <text:p>738.19</text:p>
              </table:table-cell>
              <table:table-cell office:value-type="float" office:value="700.67">
                <text:p>700.67</text:p>
              </table:table-cell>
              <table:table-cell office:value-type="float" office:value="684.87">
                <text:p>684.87</text:p>
              </table:table-cell>
              <table:table-cell office:value-type="float" office:value="719.2">
                <text:p>719.2</text:p>
              </table:table-cell>
              <table:table-cell office:value-type="float" office:value="703.16">
                <text:p>703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6.18">
                <text:p>686.18</text:p>
              </table:table-cell>
              <table:table-cell office:value-type="float" office:value="724.27">
                <text:p>724.27</text:p>
              </table:table-cell>
              <table:table-cell office:value-type="float" office:value="696.72">
                <text:p>696.72</text:p>
              </table:table-cell>
              <table:table-cell office:value-type="float" office:value="700.02">
                <text:p>700.02</text:p>
              </table:table-cell>
              <table:table-cell office:value-type="float" office:value="722.56">
                <text:p>722.56</text:p>
              </table:table-cell>
              <table:table-cell office:value-type="float" office:value="700.98">
                <text:p>700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7.16">
                <text:p>817.16</text:p>
              </table:table-cell>
              <table:table-cell office:value-type="float" office:value="824.54">
                <text:p>824.54</text:p>
              </table:table-cell>
              <table:table-cell office:value-type="float" office:value="828.42">
                <text:p>828.42</text:p>
              </table:table-cell>
              <table:table-cell office:value-type="float" office:value="813.79">
                <text:p>813.79</text:p>
              </table:table-cell>
              <table:table-cell office:value-type="float" office:value="821.97">
                <text:p>821.97</text:p>
              </table:table-cell>
              <table:table-cell office:value-type="float" office:value="819.2">
                <text:p>819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3.31">
                <text:p>713.31</text:p>
              </table:table-cell>
              <table:table-cell office:value-type="float" office:value="749.55">
                <text:p>749.55</text:p>
              </table:table-cell>
              <table:table-cell office:value-type="float" office:value="721.68">
                <text:p>721.68</text:p>
              </table:table-cell>
              <table:table-cell office:value-type="float" office:value="719.43">
                <text:p>719.43</text:p>
              </table:table-cell>
              <table:table-cell office:value-type="float" office:value="733.01">
                <text:p>733.01</text:p>
              </table:table-cell>
              <table:table-cell office:value-type="float" office:value="742.41">
                <text:p>742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5.76">
                <text:p>705.76</text:p>
              </table:table-cell>
              <table:table-cell office:value-type="float" office:value="725.56">
                <text:p>725.56</text:p>
              </table:table-cell>
              <table:table-cell office:value-type="float" office:value="721.49">
                <text:p>721.49</text:p>
              </table:table-cell>
              <table:table-cell office:value-type="float" office:value="702.26">
                <text:p>702.26</text:p>
              </table:table-cell>
              <table:table-cell office:value-type="float" office:value="720.59">
                <text:p>720.59</text:p>
              </table:table-cell>
              <table:table-cell office:value-type="float" office:value="733.77">
                <text:p>733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8.46">
                <text:p>658.46</text:p>
              </table:table-cell>
              <table:table-cell office:value-type="float" office:value="659.32">
                <text:p>659.32</text:p>
              </table:table-cell>
              <table:table-cell office:value-type="float" office:value="673.01">
                <text:p>673.01</text:p>
              </table:table-cell>
              <table:table-cell office:value-type="float" office:value="645.24">
                <text:p>645.24</text:p>
              </table:table-cell>
              <table:table-cell office:value-type="float" office:value="655.14">
                <text:p>655.14</text:p>
              </table:table-cell>
              <table:table-cell office:value-type="float" office:value="669.51">
                <text:p>669.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1.97">
                <text:p>691.97</text:p>
              </table:table-cell>
              <table:table-cell office:value-type="float" office:value="723.75">
                <text:p>723.75</text:p>
              </table:table-cell>
              <table:table-cell office:value-type="float" office:value="706.04">
                <text:p>706.04</text:p>
              </table:table-cell>
              <table:table-cell office:value-type="float" office:value="693.88">
                <text:p>693.88</text:p>
              </table:table-cell>
              <table:table-cell office:value-type="float" office:value="712.8">
                <text:p>712.8</text:p>
              </table:table-cell>
              <table:table-cell office:value-type="float" office:value="704.47">
                <text:p>704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1.63">
                <text:p>741.63</text:p>
              </table:table-cell>
              <table:table-cell office:value-type="float" office:value="791.18">
                <text:p>791.18</text:p>
              </table:table-cell>
              <table:table-cell office:value-type="float" office:value="757.65">
                <text:p>757.65</text:p>
              </table:table-cell>
              <table:table-cell office:value-type="float" office:value="735.85">
                <text:p>735.85</text:p>
              </table:table-cell>
              <table:table-cell office:value-type="float" office:value="786.87">
                <text:p>786.87</text:p>
              </table:table-cell>
              <table:table-cell office:value-type="float" office:value="761.95">
                <text:p>761.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4.16">
                <text:p>634.16</text:p>
              </table:table-cell>
              <table:table-cell office:value-type="float" office:value="679.94">
                <text:p>679.94</text:p>
              </table:table-cell>
              <table:table-cell office:value-type="float" office:value="651.98">
                <text:p>651.98</text:p>
              </table:table-cell>
              <table:table-cell office:value-type="float" office:value="632.88">
                <text:p>632.88</text:p>
              </table:table-cell>
              <table:table-cell office:value-type="float" office:value="668.5">
                <text:p>668.5</text:p>
              </table:table-cell>
              <table:table-cell office:value-type="float" office:value="672.13">
                <text:p>672.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9.19">
                <text:p>769.19</text:p>
              </table:table-cell>
              <table:table-cell office:value-type="float" office:value="780.49">
                <text:p>780.49</text:p>
              </table:table-cell>
              <table:table-cell office:value-type="float" office:value="799.7">
                <text:p>799.7</text:p>
              </table:table-cell>
              <table:table-cell office:value-type="float" office:value="768.28">
                <text:p>768.28</text:p>
              </table:table-cell>
              <table:table-cell office:value-type="float" office:value="806.77">
                <text:p>806.77</text:p>
              </table:table-cell>
              <table:table-cell office:value-type="float" office:value="778.83">
                <text:p>778.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4.95">
                <text:p>664.95</text:p>
              </table:table-cell>
              <table:table-cell office:value-type="float" office:value="710.32">
                <text:p>710.32</text:p>
              </table:table-cell>
              <table:table-cell office:value-type="float" office:value="683.47">
                <text:p>683.47</text:p>
              </table:table-cell>
              <table:table-cell office:value-type="float" office:value="671.81">
                <text:p>671.81</text:p>
              </table:table-cell>
              <table:table-cell office:value-type="float" office:value="686.92">
                <text:p>686.92</text:p>
              </table:table-cell>
              <table:table-cell office:value-type="float" office:value="678.7">
                <text:p>678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79.31">
                <text:p>679.31</text:p>
              </table:table-cell>
              <table:table-cell office:value-type="float" office:value="673.49">
                <text:p>673.49</text:p>
              </table:table-cell>
              <table:table-cell office:value-type="float" office:value="681.85">
                <text:p>681.85</text:p>
              </table:table-cell>
              <table:table-cell office:value-type="float" office:value="677.34">
                <text:p>677.34</text:p>
              </table:table-cell>
              <table:table-cell office:value-type="float" office:value="698.34">
                <text:p>698.34</text:p>
              </table:table-cell>
              <table:table-cell office:value-type="float" office:value="681.9">
                <text:p>68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1.5">
                <text:p>701.5</text:p>
              </table:table-cell>
              <table:table-cell office:value-type="float" office:value="731.45">
                <text:p>731.45</text:p>
              </table:table-cell>
              <table:table-cell office:value-type="float" office:value="735.06">
                <text:p>735.06</text:p>
              </table:table-cell>
              <table:table-cell office:value-type="float" office:value="716.05">
                <text:p>716.05</text:p>
              </table:table-cell>
              <table:table-cell office:value-type="float" office:value="730.28">
                <text:p>730.28</text:p>
              </table:table-cell>
              <table:table-cell office:value-type="float" office:value="723.11">
                <text:p>723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53.78">
                <text:p>753.78</text:p>
              </table:table-cell>
              <table:table-cell office:value-type="float" office:value="778.59">
                <text:p>778.59</text:p>
              </table:table-cell>
              <table:table-cell office:value-type="float" office:value="781.35">
                <text:p>781.35</text:p>
              </table:table-cell>
              <table:table-cell office:value-type="float" office:value="741.14">
                <text:p>741.14</text:p>
              </table:table-cell>
              <table:table-cell office:value-type="float" office:value="771.71">
                <text:p>771.71</text:p>
              </table:table-cell>
              <table:table-cell office:value-type="float" office:value="765.7">
                <text:p>765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80.53">
                <text:p>780.53</text:p>
              </table:table-cell>
              <table:table-cell office:value-type="float" office:value="779.12">
                <text:p>779.12</text:p>
              </table:table-cell>
              <table:table-cell office:value-type="float" office:value="763.65">
                <text:p>763.65</text:p>
              </table:table-cell>
              <table:table-cell office:value-type="float" office:value="766.17">
                <text:p>766.17</text:p>
              </table:table-cell>
              <table:table-cell office:value-type="float" office:value="784.2">
                <text:p>784.2</text:p>
              </table:table-cell>
              <table:table-cell office:value-type="float" office:value="775.42">
                <text:p>775.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1.19">
                <text:p>761.19</text:p>
              </table:table-cell>
              <table:table-cell office:value-type="float" office:value="793.2">
                <text:p>793.2</text:p>
              </table:table-cell>
              <table:table-cell office:value-type="float" office:value="770.2">
                <text:p>770.2</text:p>
              </table:table-cell>
              <table:table-cell office:value-type="float" office:value="747.33">
                <text:p>747.33</text:p>
              </table:table-cell>
              <table:table-cell office:value-type="float" office:value="791">
                <text:p>791</text:p>
              </table:table-cell>
              <table:table-cell office:value-type="float" office:value="764.29">
                <text:p>764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37.49">
                <text:p>637.49</text:p>
              </table:table-cell>
              <table:table-cell office:value-type="float" office:value="641.07">
                <text:p>641.07</text:p>
              </table:table-cell>
              <table:table-cell office:value-type="float" office:value="643.34">
                <text:p>643.34</text:p>
              </table:table-cell>
              <table:table-cell office:value-type="float" office:value="654.94">
                <text:p>654.94</text:p>
              </table:table-cell>
              <table:table-cell office:value-type="float" office:value="638.06">
                <text:p>638.06</text:p>
              </table:table-cell>
              <table:table-cell office:value-type="float" office:value="653.95">
                <text:p>653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6.66">
                <text:p>686.66</text:p>
              </table:table-cell>
              <table:table-cell office:value-type="float" office:value="694.75">
                <text:p>694.75</text:p>
              </table:table-cell>
              <table:table-cell office:value-type="float" office:value="677.61">
                <text:p>677.61</text:p>
              </table:table-cell>
              <table:table-cell office:value-type="float" office:value="679.32">
                <text:p>679.32</text:p>
              </table:table-cell>
              <table:table-cell office:value-type="float" office:value="690.21">
                <text:p>690.21</text:p>
              </table:table-cell>
              <table:table-cell office:value-type="float" office:value="684.28">
                <text:p>684.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8.68">
                <text:p>788.68</text:p>
              </table:table-cell>
              <table:table-cell office:value-type="float" office:value="808.07">
                <text:p>808.07</text:p>
              </table:table-cell>
              <table:table-cell office:value-type="float" office:value="795.19">
                <text:p>795.19</text:p>
              </table:table-cell>
              <table:table-cell office:value-type="float" office:value="788.64">
                <text:p>788.64</text:p>
              </table:table-cell>
              <table:table-cell office:value-type="float" office:value="813.92">
                <text:p>813.92</text:p>
              </table:table-cell>
              <table:table-cell office:value-type="float" office:value="805.05">
                <text:p>805.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0.04">
                <text:p>750.04</text:p>
              </table:table-cell>
              <table:table-cell office:value-type="float" office:value="744.61">
                <text:p>744.61</text:p>
              </table:table-cell>
              <table:table-cell office:value-type="float" office:value="759.47">
                <text:p>759.47</text:p>
              </table:table-cell>
              <table:table-cell office:value-type="float" office:value="749.6">
                <text:p>749.6</text:p>
              </table:table-cell>
              <table:table-cell office:value-type="float" office:value="771.16">
                <text:p>771.16</text:p>
              </table:table-cell>
              <table:table-cell office:value-type="float" office:value="740.86">
                <text:p>740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3.97">
                <text:p>723.97</text:p>
              </table:table-cell>
              <table:table-cell office:value-type="float" office:value="711.09">
                <text:p>711.09</text:p>
              </table:table-cell>
              <table:table-cell office:value-type="float" office:value="686.47">
                <text:p>686.47</text:p>
              </table:table-cell>
              <table:table-cell office:value-type="float" office:value="713.59">
                <text:p>713.59</text:p>
              </table:table-cell>
              <table:table-cell office:value-type="float" office:value="727.71">
                <text:p>727.71</text:p>
              </table:table-cell>
              <table:table-cell office:value-type="float" office:value="701.94">
                <text:p>701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1.05">
                <text:p>821.05</text:p>
              </table:table-cell>
              <table:table-cell office:value-type="float" office:value="829.32">
                <text:p>829.32</text:p>
              </table:table-cell>
              <table:table-cell office:value-type="float" office:value="825.55">
                <text:p>825.55</text:p>
              </table:table-cell>
              <table:table-cell office:value-type="float" office:value="811.19">
                <text:p>811.19</text:p>
              </table:table-cell>
              <table:table-cell office:value-type="float" office:value="834.28">
                <text:p>834.28</text:p>
              </table:table-cell>
              <table:table-cell office:value-type="float" office:value="827.81">
                <text:p>827.81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771cm" svg:y="0.2cm" chart:style-name="ch2">
          <text:p>				10 nodes comparison: BVNS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J2:'TESTBENCH_metaheu_ls_vnd_bvns_ts__niter_10_search_anxious_init_group_memory_10_times4ave_50_maxs_0.2'.J31 'TESTBENCH_metaheu_ls_vnd_bvns_ts__niter_10_search_anxious_init_one2one_memory_10_times4ave_50_maxs_0.2'.J2:'TESTBENCH_metaheu_ls_vnd_bvns_ts__niter_10_search_anxious_init_one2one_memory_10_times4ave_50_maxs_0.2'.J31 'TESTBENCH_metaheu_ls_vnd_bvns_ts__niter_10_search_anxious_init_random_memory_10_times4ave_50_maxs_0.2'.J2:'TESTBENCH_metaheu_ls_vnd_bvns_ts__niter_10_search_anxious_init_random_memory_10_times4ave_50_maxs_0.2'.J31 'TESTBENCH_metaheu_ls_vnd_bvns_ts__niter_10_search_greedy_init_group_memory_10_times4ave_50_maxs_0.2'.J2:'TESTBENCH_metaheu_ls_vnd_bvns_ts__niter_10_search_greedy_init_group_memory_10_times4ave_50_maxs_0.2'.J31 'TESTBENCH_metaheu_ls_vnd_bvns_ts__niter_10_search_greedy_init_one2one_memory_10_times4ave_50_maxs_0.2'.J2:'TESTBENCH_metaheu_ls_vnd_bvns_ts__niter_10_search_greedy_init_one2one_memory_10_times4ave_50_maxs_0.2'.J31 'TESTBENCH_metaheu_ls_vnd_bvns_ts__niter_10_search_greedy_init_random_memory_10_times4ave_50_maxs_0.2'.J2:'TESTBENCH_metaheu_ls_vnd_bvns_ts__niter_10_search_greedy_init_random_memory_10_times4ave_50_maxs_0.2'.J31" chart:data-source-has-labels="row" svg:x="0.72cm" svg:y="1.275cm" svg:width="34.6cm" svg:height="6.768cm">
          <chartooo:coordinate-region svg:x="1.527cm" svg:y="1.474cm" svg:width="33.606cm" svg:height="5.9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J2:'TESTBENCH_metaheu_ls_vnd_bvns_ts__niter_10_search_anxious_init_group_memory_10_times4ave_50_maxs_0.2'.J31" loext:label-string="anxious_group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J2:'TESTBENCH_metaheu_ls_vnd_bvns_ts__niter_10_search_anxious_init_one2one_memory_10_times4ave_50_maxs_0.2'.J31" loext:label-string="anxious_one2one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J2:'TESTBENCH_metaheu_ls_vnd_bvns_ts__niter_10_search_anxious_init_random_memory_10_times4ave_50_maxs_0.2'.J31" loext:label-string="anxious_random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J2:'TESTBENCH_metaheu_ls_vnd_bvns_ts__niter_10_search_greedy_init_group_memory_10_times4ave_50_maxs_0.2'.J31" loext:label-string="greedy_group" chart:class="chart:line">
            <chart:data-point chart:repeated="30"/>
          </chart:series>
          <chart:series chart:style-name="ch11" chart:values-cell-range-address="'TESTBENCH_metaheu_ls_vnd_bvns_ts__niter_10_search_greedy_init_one2one_memory_10_times4ave_50_maxs_0.2'.J2:'TESTBENCH_metaheu_ls_vnd_bvns_ts__niter_10_search_greedy_init_one2one_memory_10_times4ave_50_maxs_0.2'.J31" loext:label-string="greedy_one2one" chart:class="chart:line">
            <chart:data-point chart:repeated="30"/>
          </chart:series>
          <chart:series chart:style-name="ch12" chart:values-cell-range-address="'TESTBENCH_metaheu_ls_vnd_bvns_ts__niter_10_search_greedy_init_random_memory_10_times4ave_50_maxs_0.2'.J2:'TESTBENCH_metaheu_ls_vnd_bvns_ts__niter_10_search_greedy_init_random_memory_10_times4ave_50_maxs_0.2'.J31" loext:label-string="greedy_random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71.22">
                <text:p>571.22</text:p>
                <draw:g>
                  <svg:desc>'TESTBENCH_metaheu_ls_vnd_bvns_ts__niter_10_search_anxious_init_group_memory_10_times4ave_50_maxs_0.2'.J2:'TESTBENCH_metaheu_ls_vnd_bvns_ts__niter_10_search_anxious_init_group_memory_10_times4ave_50_maxs_0.2'.J31</svg:desc>
                </draw:g>
              </table:table-cell>
              <table:table-cell office:value-type="float" office:value="583.3">
                <text:p>583.3</text:p>
                <draw:g>
                  <svg:desc>'TESTBENCH_metaheu_ls_vnd_bvns_ts__niter_10_search_anxious_init_one2one_memory_10_times4ave_50_maxs_0.2'.J2:'TESTBENCH_metaheu_ls_vnd_bvns_ts__niter_10_search_anxious_init_one2one_memory_10_times4ave_50_maxs_0.2'.J31</svg:desc>
                </draw:g>
              </table:table-cell>
              <table:table-cell office:value-type="float" office:value="579.02">
                <text:p>579.02</text:p>
                <draw:g>
                  <svg:desc>'TESTBENCH_metaheu_ls_vnd_bvns_ts__niter_10_search_anxious_init_random_memory_10_times4ave_50_maxs_0.2'.J2:'TESTBENCH_metaheu_ls_vnd_bvns_ts__niter_10_search_anxious_init_random_memory_10_times4ave_50_maxs_0.2'.J31</svg:desc>
                </draw:g>
              </table:table-cell>
              <table:table-cell office:value-type="float" office:value="586.65">
                <text:p>586.65</text:p>
                <draw:g>
                  <svg:desc>'TESTBENCH_metaheu_ls_vnd_bvns_ts__niter_10_search_greedy_init_group_memory_10_times4ave_50_maxs_0.2'.J2:'TESTBENCH_metaheu_ls_vnd_bvns_ts__niter_10_search_greedy_init_group_memory_10_times4ave_50_maxs_0.2'.J31</svg:desc>
                </draw:g>
              </table:table-cell>
              <table:table-cell office:value-type="float" office:value="585.57">
                <text:p>585.57</text:p>
                <draw:g>
                  <svg:desc>'TESTBENCH_metaheu_ls_vnd_bvns_ts__niter_10_search_greedy_init_one2one_memory_10_times4ave_50_maxs_0.2'.J2:'TESTBENCH_metaheu_ls_vnd_bvns_ts__niter_10_search_greedy_init_one2one_memory_10_times4ave_50_maxs_0.2'.J31</svg:desc>
                </draw:g>
              </table:table-cell>
              <table:table-cell office:value-type="float" office:value="593.33">
                <text:p>593.33</text:p>
                <draw:g>
                  <svg:desc>'TESTBENCH_metaheu_ls_vnd_bvns_ts__niter_10_search_greedy_init_random_memory_10_times4ave_50_maxs_0.2'.J2:'TESTBENCH_metaheu_ls_vnd_bvns_ts__niter_10_search_greedy_init_random_memory_10_times4ave_50_maxs_0.2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3.85">
                <text:p>573.85</text:p>
              </table:table-cell>
              <table:table-cell office:value-type="float" office:value="576.78">
                <text:p>576.78</text:p>
              </table:table-cell>
              <table:table-cell office:value-type="float" office:value="566.58">
                <text:p>566.58</text:p>
              </table:table-cell>
              <table:table-cell office:value-type="float" office:value="564.54">
                <text:p>564.54</text:p>
              </table:table-cell>
              <table:table-cell office:value-type="float" office:value="567.86">
                <text:p>567.86</text:p>
              </table:table-cell>
              <table:table-cell office:value-type="float" office:value="567.22">
                <text:p>567.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1.41">
                <text:p>531.41</text:p>
              </table:table-cell>
              <table:table-cell office:value-type="float" office:value="544.72">
                <text:p>544.72</text:p>
              </table:table-cell>
              <table:table-cell office:value-type="float" office:value="535.65">
                <text:p>535.65</text:p>
              </table:table-cell>
              <table:table-cell office:value-type="float" office:value="531.17">
                <text:p>531.17</text:p>
              </table:table-cell>
              <table:table-cell office:value-type="float" office:value="539.26">
                <text:p>539.26</text:p>
              </table:table-cell>
              <table:table-cell office:value-type="float" office:value="535.01">
                <text:p>535.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1.46">
                <text:p>561.46</text:p>
              </table:table-cell>
              <table:table-cell office:value-type="float" office:value="569.8">
                <text:p>569.8</text:p>
              </table:table-cell>
              <table:table-cell office:value-type="float" office:value="565.23">
                <text:p>565.23</text:p>
              </table:table-cell>
              <table:table-cell office:value-type="float" office:value="578.03">
                <text:p>578.03</text:p>
              </table:table-cell>
              <table:table-cell office:value-type="float" office:value="579.13">
                <text:p>579.13</text:p>
              </table:table-cell>
              <table:table-cell office:value-type="float" office:value="572.18">
                <text:p>572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6.03">
                <text:p>486.03</text:p>
              </table:table-cell>
              <table:table-cell office:value-type="float" office:value="500.11">
                <text:p>500.11</text:p>
              </table:table-cell>
              <table:table-cell office:value-type="float" office:value="495.78">
                <text:p>495.78</text:p>
              </table:table-cell>
              <table:table-cell office:value-type="float" office:value="488.84">
                <text:p>488.84</text:p>
              </table:table-cell>
              <table:table-cell office:value-type="float" office:value="497.94">
                <text:p>497.94</text:p>
              </table:table-cell>
              <table:table-cell office:value-type="float" office:value="494.03">
                <text:p>494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7.13">
                <text:p>617.13</text:p>
              </table:table-cell>
              <table:table-cell office:value-type="float" office:value="618.23">
                <text:p>618.23</text:p>
              </table:table-cell>
              <table:table-cell office:value-type="float" office:value="622.73">
                <text:p>622.73</text:p>
              </table:table-cell>
              <table:table-cell office:value-type="float" office:value="604.83">
                <text:p>604.83</text:p>
              </table:table-cell>
              <table:table-cell office:value-type="float" office:value="640.15">
                <text:p>640.15</text:p>
              </table:table-cell>
              <table:table-cell office:value-type="float" office:value="629.21">
                <text:p>629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0.67">
                <text:p>580.67</text:p>
              </table:table-cell>
              <table:table-cell office:value-type="float" office:value="598.96">
                <text:p>598.96</text:p>
              </table:table-cell>
              <table:table-cell office:value-type="float" office:value="587.08">
                <text:p>587.08</text:p>
              </table:table-cell>
              <table:table-cell office:value-type="float" office:value="581.22">
                <text:p>581.22</text:p>
              </table:table-cell>
              <table:table-cell office:value-type="float" office:value="583.55">
                <text:p>583.55</text:p>
              </table:table-cell>
              <table:table-cell office:value-type="float" office:value="590.25">
                <text:p>59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0.17">
                <text:p>550.17</text:p>
              </table:table-cell>
              <table:table-cell office:value-type="float" office:value="558.27">
                <text:p>558.27</text:p>
              </table:table-cell>
              <table:table-cell office:value-type="float" office:value="548.67">
                <text:p>548.67</text:p>
              </table:table-cell>
              <table:table-cell office:value-type="float" office:value="543.06">
                <text:p>543.06</text:p>
              </table:table-cell>
              <table:table-cell office:value-type="float" office:value="557.52">
                <text:p>557.52</text:p>
              </table:table-cell>
              <table:table-cell office:value-type="float" office:value="551.7">
                <text:p>55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.81">
                <text:p>548.81</text:p>
              </table:table-cell>
              <table:table-cell office:value-type="float" office:value="559.93">
                <text:p>559.93</text:p>
              </table:table-cell>
              <table:table-cell office:value-type="float" office:value="555.06">
                <text:p>555.06</text:p>
              </table:table-cell>
              <table:table-cell office:value-type="float" office:value="536.4">
                <text:p>536.4</text:p>
              </table:table-cell>
              <table:table-cell office:value-type="float" office:value="545.63">
                <text:p>545.63</text:p>
              </table:table-cell>
              <table:table-cell office:value-type="float" office:value="552.63">
                <text:p>552.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9.58">
                <text:p>579.58</text:p>
              </table:table-cell>
              <table:table-cell office:value-type="float" office:value="584.49">
                <text:p>584.49</text:p>
              </table:table-cell>
              <table:table-cell office:value-type="float" office:value="583.33">
                <text:p>583.33</text:p>
              </table:table-cell>
              <table:table-cell office:value-type="float" office:value="565.74">
                <text:p>565.74</text:p>
              </table:table-cell>
              <table:table-cell office:value-type="float" office:value="585.68">
                <text:p>585.68</text:p>
              </table:table-cell>
              <table:table-cell office:value-type="float" office:value="578.92">
                <text:p>578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1.24">
                <text:p>671.24</text:p>
              </table:table-cell>
              <table:table-cell office:value-type="float" office:value="675.8">
                <text:p>675.8</text:p>
              </table:table-cell>
              <table:table-cell office:value-type="float" office:value="669.87">
                <text:p>669.87</text:p>
              </table:table-cell>
              <table:table-cell office:value-type="float" office:value="659.85">
                <text:p>659.85</text:p>
              </table:table-cell>
              <table:table-cell office:value-type="float" office:value="667.04">
                <text:p>667.04</text:p>
              </table:table-cell>
              <table:table-cell office:value-type="float" office:value="663.22">
                <text:p>663.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0.18">
                <text:p>590.18</text:p>
              </table:table-cell>
              <table:table-cell office:value-type="float" office:value="593.72">
                <text:p>593.72</text:p>
              </table:table-cell>
              <table:table-cell office:value-type="float" office:value="587.28">
                <text:p>587.28</text:p>
              </table:table-cell>
              <table:table-cell office:value-type="float" office:value="589.32">
                <text:p>589.32</text:p>
              </table:table-cell>
              <table:table-cell office:value-type="float" office:value="594.08">
                <text:p>594.08</text:p>
              </table:table-cell>
              <table:table-cell office:value-type="float" office:value="596.09">
                <text:p>596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0.62">
                <text:p>590.62</text:p>
              </table:table-cell>
              <table:table-cell office:value-type="float" office:value="589.94">
                <text:p>589.94</text:p>
              </table:table-cell>
              <table:table-cell office:value-type="float" office:value="595.08">
                <text:p>595.08</text:p>
              </table:table-cell>
              <table:table-cell office:value-type="float" office:value="588.66">
                <text:p>588.66</text:p>
              </table:table-cell>
              <table:table-cell office:value-type="float" office:value="591.3">
                <text:p>591.3</text:p>
              </table:table-cell>
              <table:table-cell office:value-type="float" office:value="596.14">
                <text:p>596.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7.19">
                <text:p>527.19</text:p>
              </table:table-cell>
              <table:table-cell office:value-type="float" office:value="544.83">
                <text:p>544.83</text:p>
              </table:table-cell>
              <table:table-cell office:value-type="float" office:value="538.58">
                <text:p>538.58</text:p>
              </table:table-cell>
              <table:table-cell office:value-type="float" office:value="544.13">
                <text:p>544.13</text:p>
              </table:table-cell>
              <table:table-cell office:value-type="float" office:value="544.57">
                <text:p>544.57</text:p>
              </table:table-cell>
              <table:table-cell office:value-type="float" office:value="540.64">
                <text:p>540.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8.46">
                <text:p>588.46</text:p>
              </table:table-cell>
              <table:table-cell office:value-type="float" office:value="586.45">
                <text:p>586.45</text:p>
              </table:table-cell>
              <table:table-cell office:value-type="float" office:value="590.38">
                <text:p>590.38</text:p>
              </table:table-cell>
              <table:table-cell office:value-type="float" office:value="592.48">
                <text:p>592.48</text:p>
              </table:table-cell>
              <table:table-cell office:value-type="float" office:value="605.39">
                <text:p>605.39</text:p>
              </table:table-cell>
              <table:table-cell office:value-type="float" office:value="591.33">
                <text:p>591.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2.35">
                <text:p>632.35</text:p>
              </table:table-cell>
              <table:table-cell office:value-type="float" office:value="634.55">
                <text:p>634.55</text:p>
              </table:table-cell>
              <table:table-cell office:value-type="float" office:value="637.9">
                <text:p>637.9</text:p>
              </table:table-cell>
              <table:table-cell office:value-type="float" office:value="633.28">
                <text:p>633.28</text:p>
              </table:table-cell>
              <table:table-cell office:value-type="float" office:value="638.81">
                <text:p>638.81</text:p>
              </table:table-cell>
              <table:table-cell office:value-type="float" office:value="632.74">
                <text:p>632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1.56">
                <text:p>501.56</text:p>
              </table:table-cell>
              <table:table-cell office:value-type="float" office:value="504.36">
                <text:p>504.36</text:p>
              </table:table-cell>
              <table:table-cell office:value-type="float" office:value="485.19">
                <text:p>485.19</text:p>
              </table:table-cell>
              <table:table-cell office:value-type="float" office:value="489.51">
                <text:p>489.51</text:p>
              </table:table-cell>
              <table:table-cell office:value-type="float" office:value="482.72">
                <text:p>482.72</text:p>
              </table:table-cell>
              <table:table-cell office:value-type="float" office:value="521.39">
                <text:p>521.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2.92">
                <text:p>662.92</text:p>
              </table:table-cell>
              <table:table-cell office:value-type="float" office:value="654.66">
                <text:p>654.66</text:p>
              </table:table-cell>
              <table:table-cell office:value-type="float" office:value="650.19">
                <text:p>650.19</text:p>
              </table:table-cell>
              <table:table-cell office:value-type="float" office:value="643.49">
                <text:p>643.49</text:p>
              </table:table-cell>
              <table:table-cell office:value-type="float" office:value="661.69">
                <text:p>661.69</text:p>
              </table:table-cell>
              <table:table-cell office:value-type="float" office:value="653.03">
                <text:p>653.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0.05">
                <text:p>540.05</text:p>
              </table:table-cell>
              <table:table-cell office:value-type="float" office:value="560.33">
                <text:p>560.33</text:p>
              </table:table-cell>
              <table:table-cell office:value-type="float" office:value="555.63">
                <text:p>555.63</text:p>
              </table:table-cell>
              <table:table-cell office:value-type="float" office:value="548.67">
                <text:p>548.67</text:p>
              </table:table-cell>
              <table:table-cell office:value-type="float" office:value="553.89">
                <text:p>553.89</text:p>
              </table:table-cell>
              <table:table-cell office:value-type="float" office:value="546.6">
                <text:p>54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4.47">
                <text:p>554.47</text:p>
              </table:table-cell>
              <table:table-cell office:value-type="float" office:value="553.66">
                <text:p>553.66</text:p>
              </table:table-cell>
              <table:table-cell office:value-type="float" office:value="563.41">
                <text:p>563.41</text:p>
              </table:table-cell>
              <table:table-cell office:value-type="float" office:value="555.09">
                <text:p>555.09</text:p>
              </table:table-cell>
              <table:table-cell office:value-type="float" office:value="561.7">
                <text:p>561.7</text:p>
              </table:table-cell>
              <table:table-cell office:value-type="float" office:value="558.26">
                <text:p>558.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4.6">
                <text:p>584.6</text:p>
              </table:table-cell>
              <table:table-cell office:value-type="float" office:value="609.2">
                <text:p>609.2</text:p>
              </table:table-cell>
              <table:table-cell office:value-type="float" office:value="594.05">
                <text:p>594.05</text:p>
              </table:table-cell>
              <table:table-cell office:value-type="float" office:value="604.88">
                <text:p>604.88</text:p>
              </table:table-cell>
              <table:table-cell office:value-type="float" office:value="607.54">
                <text:p>607.54</text:p>
              </table:table-cell>
              <table:table-cell office:value-type="float" office:value="599.81">
                <text:p>599.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18.16">
                <text:p>618.16</text:p>
              </table:table-cell>
              <table:table-cell office:value-type="float" office:value="625.82">
                <text:p>625.82</text:p>
              </table:table-cell>
              <table:table-cell office:value-type="float" office:value="622.18">
                <text:p>622.18</text:p>
              </table:table-cell>
              <table:table-cell office:value-type="float" office:value="615.39">
                <text:p>615.39</text:p>
              </table:table-cell>
              <table:table-cell office:value-type="float" office:value="629.18">
                <text:p>629.18</text:p>
              </table:table-cell>
              <table:table-cell office:value-type="float" office:value="628.45">
                <text:p>628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9.84">
                <text:p>679.84</text:p>
              </table:table-cell>
              <table:table-cell office:value-type="float" office:value="685.64">
                <text:p>685.64</text:p>
              </table:table-cell>
              <table:table-cell office:value-type="float" office:value="683.05">
                <text:p>683.05</text:p>
              </table:table-cell>
              <table:table-cell office:value-type="float" office:value="682.17">
                <text:p>682.17</text:p>
              </table:table-cell>
              <table:table-cell office:value-type="float" office:value="681.24">
                <text:p>681.24</text:p>
              </table:table-cell>
              <table:table-cell office:value-type="float" office:value="684.73">
                <text:p>684.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0.03">
                <text:p>640.03</text:p>
              </table:table-cell>
              <table:table-cell office:value-type="float" office:value="635.61">
                <text:p>635.61</text:p>
              </table:table-cell>
              <table:table-cell office:value-type="float" office:value="649.46">
                <text:p>649.46</text:p>
              </table:table-cell>
              <table:table-cell office:value-type="float" office:value="633.54">
                <text:p>633.54</text:p>
              </table:table-cell>
              <table:table-cell office:value-type="float" office:value="648.77">
                <text:p>648.77</text:p>
              </table:table-cell>
              <table:table-cell office:value-type="float" office:value="641.7">
                <text:p>641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0.31">
                <text:p>530.31</text:p>
              </table:table-cell>
              <table:table-cell office:value-type="float" office:value="540.05">
                <text:p>540.05</text:p>
              </table:table-cell>
              <table:table-cell office:value-type="float" office:value="544.49">
                <text:p>544.49</text:p>
              </table:table-cell>
              <table:table-cell office:value-type="float" office:value="534.77">
                <text:p>534.77</text:p>
              </table:table-cell>
              <table:table-cell office:value-type="float" office:value="540.28">
                <text:p>540.28</text:p>
              </table:table-cell>
              <table:table-cell office:value-type="float" office:value="536.31">
                <text:p>536.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8.42">
                <text:p>568.42</text:p>
              </table:table-cell>
              <table:table-cell office:value-type="float" office:value="577.98">
                <text:p>577.98</text:p>
              </table:table-cell>
              <table:table-cell office:value-type="float" office:value="575.53">
                <text:p>575.53</text:p>
              </table:table-cell>
              <table:table-cell office:value-type="float" office:value="570.43">
                <text:p>570.43</text:p>
              </table:table-cell>
              <table:table-cell office:value-type="float" office:value="565.72">
                <text:p>565.72</text:p>
              </table:table-cell>
              <table:table-cell office:value-type="float" office:value="564.24">
                <text:p>564.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2.82">
                <text:p>662.82</text:p>
              </table:table-cell>
              <table:table-cell office:value-type="float" office:value="655.7">
                <text:p>655.7</text:p>
              </table:table-cell>
              <table:table-cell office:value-type="float" office:value="661.84">
                <text:p>661.84</text:p>
              </table:table-cell>
              <table:table-cell office:value-type="float" office:value="656.73">
                <text:p>656.73</text:p>
              </table:table-cell>
              <table:table-cell office:value-type="float" office:value="659.35">
                <text:p>659.35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7.36">
                <text:p>627.36</text:p>
              </table:table-cell>
              <table:table-cell office:value-type="float" office:value="637.98">
                <text:p>637.98</text:p>
              </table:table-cell>
              <table:table-cell office:value-type="float" office:value="639.6">
                <text:p>639.6</text:p>
              </table:table-cell>
              <table:table-cell office:value-type="float" office:value="628">
                <text:p>628</text:p>
              </table:table-cell>
              <table:table-cell office:value-type="float" office:value="648.5">
                <text:p>648.5</text:p>
              </table:table-cell>
              <table:table-cell office:value-type="float" office:value="640.04">
                <text:p>640.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2.53">
                <text:p>582.53</text:p>
              </table:table-cell>
              <table:table-cell office:value-type="float" office:value="578.55">
                <text:p>578.55</text:p>
              </table:table-cell>
              <table:table-cell office:value-type="float" office:value="585.48">
                <text:p>585.48</text:p>
              </table:table-cell>
              <table:table-cell office:value-type="float" office:value="576.95">
                <text:p>576.95</text:p>
              </table:table-cell>
              <table:table-cell office:value-type="float" office:value="586.09">
                <text:p>586.0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4.56">
                <text:p>684.56</text:p>
              </table:table-cell>
              <table:table-cell office:value-type="float" office:value="678.67">
                <text:p>678.67</text:p>
              </table:table-cell>
              <table:table-cell office:value-type="float" office:value="686.97">
                <text:p>686.97</text:p>
              </table:table-cell>
              <table:table-cell office:value-type="float" office:value="687.07">
                <text:p>687.07</text:p>
              </table:table-cell>
              <table:table-cell office:value-type="float" office:value="687.79">
                <text:p>687.79</text:p>
              </table:table-cell>
              <table:table-cell office:value-type="float" office:value="674.93">
                <text:p>674.9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b4c7dc" draw:fill-color="#b4c7d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5983b0" draw:fill-color="#5983b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876cm" svg:y="0.173cm" chart:style-name="ch2">
          <text:p>				10 nodes comparison: TS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group_memory_10_times4ave_50_maxs_0.2'.M2:'TESTBENCH_metaheu_ls_vnd_bvns_ts__niter_10_search_anxious_init_group_memory_10_times4ave_50_maxs_0.2'.M31 'TESTBENCH_metaheu_ls_vnd_bvns_ts__niter_10_search_anxious_init_one2one_memory_10_times4ave_50_maxs_0.2'.M2:'TESTBENCH_metaheu_ls_vnd_bvns_ts__niter_10_search_anxious_init_one2one_memory_10_times4ave_50_maxs_0.2'.M31 'TESTBENCH_metaheu_ls_vnd_bvns_ts__niter_10_search_anxious_init_random_memory_10_times4ave_50_maxs_0.2'.M2:'TESTBENCH_metaheu_ls_vnd_bvns_ts__niter_10_search_anxious_init_random_memory_10_times4ave_50_maxs_0.2'.M31 'TESTBENCH_metaheu_ls_vnd_bvns_ts__niter_10_search_greedy_init_group_memory_10_times4ave_50_maxs_0.2'.M2:'TESTBENCH_metaheu_ls_vnd_bvns_ts__niter_10_search_greedy_init_group_memory_10_times4ave_50_maxs_0.2'.M31 'TESTBENCH_metaheu_ls_vnd_bvns_ts__niter_10_search_greedy_init_one2one_memory_10_times4ave_50_maxs_0.2'.M2:'TESTBENCH_metaheu_ls_vnd_bvns_ts__niter_10_search_greedy_init_one2one_memory_10_times4ave_50_maxs_0.2'.M31 'TESTBENCH_metaheu_ls_vnd_bvns_ts__niter_10_search_greedy_init_random_memory_10_times4ave_50_maxs_0.2'.M2:'TESTBENCH_metaheu_ls_vnd_bvns_ts__niter_10_search_greedy_init_random_memory_10_times4ave_50_maxs_0.2'.M31" chart:data-source-has-labels="row" svg:x="0.72cm" svg:y="1.275cm" svg:width="34.6cm" svg:height="6.768cm">
          <chartooo:coordinate-region svg:x="1.527cm" svg:y="1.474cm" svg:width="33.421cm" svg:height="5.92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group_memory_10_times4ave_50_maxs_0.2'.M2:'TESTBENCH_metaheu_ls_vnd_bvns_ts__niter_10_search_anxious_init_group_memory_10_times4ave_50_maxs_0.2'.M31" loext:label-string="anxious_group" chart:class="chart:line">
            <chart:data-point chart:repeated="30"/>
          </chart:series>
          <chart:series chart:style-name="ch8" chart:values-cell-range-address="'TESTBENCH_metaheu_ls_vnd_bvns_ts__niter_10_search_anxious_init_one2one_memory_10_times4ave_50_maxs_0.2'.M2:'TESTBENCH_metaheu_ls_vnd_bvns_ts__niter_10_search_anxious_init_one2one_memory_10_times4ave_50_maxs_0.2'.M31" loext:label-string="anxious_one2one" chart:class="chart:line">
            <chart:data-point chart:repeated="30"/>
          </chart:series>
          <chart:series chart:style-name="ch9" chart:values-cell-range-address="'TESTBENCH_metaheu_ls_vnd_bvns_ts__niter_10_search_anxious_init_random_memory_10_times4ave_50_maxs_0.2'.M2:'TESTBENCH_metaheu_ls_vnd_bvns_ts__niter_10_search_anxious_init_random_memory_10_times4ave_50_maxs_0.2'.M31" loext:label-string="anxious_random" chart:class="chart:line">
            <chart:data-point chart:repeated="30"/>
          </chart:series>
          <chart:series chart:style-name="ch10" chart:values-cell-range-address="'TESTBENCH_metaheu_ls_vnd_bvns_ts__niter_10_search_greedy_init_group_memory_10_times4ave_50_maxs_0.2'.M2:'TESTBENCH_metaheu_ls_vnd_bvns_ts__niter_10_search_greedy_init_group_memory_10_times4ave_50_maxs_0.2'.M31" loext:label-string="greedy_group" chart:class="chart:line">
            <chart:data-point chart:repeated="30"/>
          </chart:series>
          <chart:series chart:style-name="ch11" chart:values-cell-range-address="'TESTBENCH_metaheu_ls_vnd_bvns_ts__niter_10_search_greedy_init_one2one_memory_10_times4ave_50_maxs_0.2'.M2:'TESTBENCH_metaheu_ls_vnd_bvns_ts__niter_10_search_greedy_init_one2one_memory_10_times4ave_50_maxs_0.2'.M31" loext:label-string="greedy_one2one" chart:class="chart:line">
            <chart:data-point chart:repeated="30"/>
          </chart:series>
          <chart:series chart:style-name="ch12" chart:values-cell-range-address="'TESTBENCH_metaheu_ls_vnd_bvns_ts__niter_10_search_greedy_init_random_memory_10_times4ave_50_maxs_0.2'.M2:'TESTBENCH_metaheu_ls_vnd_bvns_ts__niter_10_search_greedy_init_random_memory_10_times4ave_50_maxs_0.2'.M31" loext:label-string="greedy_random" chart:class="chart:line">
            <chart:data-point chart:repeated="3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xious_group</text:p>
              </table:table-cell>
              <table:table-cell office:value-type="string">
                <text:p>anxious_one2one</text:p>
              </table:table-cell>
              <table:table-cell office:value-type="string">
                <text:p>anxious_random</text:p>
              </table:table-cell>
              <table:table-cell office:value-type="string">
                <text:p>greedy_group</text:p>
              </table:table-cell>
              <table:table-cell office:value-type="string">
                <text:p>greedy_one2one</text:p>
              </table:table-cell>
              <table:table-cell office:value-type="string">
                <text:p>greedy_rando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9.05">
                <text:p>759.05</text:p>
                <draw:g>
                  <svg:desc>'TESTBENCH_metaheu_ls_vnd_bvns_ts__niter_10_search_anxious_init_group_memory_10_times4ave_50_maxs_0.2'.M2:'TESTBENCH_metaheu_ls_vnd_bvns_ts__niter_10_search_anxious_init_group_memory_10_times4ave_50_maxs_0.2'.M31</svg:desc>
                </draw:g>
              </table:table-cell>
              <table:table-cell office:value-type="float" office:value="833.57">
                <text:p>833.57</text:p>
                <draw:g>
                  <svg:desc>'TESTBENCH_metaheu_ls_vnd_bvns_ts__niter_10_search_anxious_init_one2one_memory_10_times4ave_50_maxs_0.2'.M2:'TESTBENCH_metaheu_ls_vnd_bvns_ts__niter_10_search_anxious_init_one2one_memory_10_times4ave_50_maxs_0.2'.M31</svg:desc>
                </draw:g>
              </table:table-cell>
              <table:table-cell office:value-type="float" office:value="825.83">
                <text:p>825.83</text:p>
                <draw:g>
                  <svg:desc>'TESTBENCH_metaheu_ls_vnd_bvns_ts__niter_10_search_anxious_init_random_memory_10_times4ave_50_maxs_0.2'.M2:'TESTBENCH_metaheu_ls_vnd_bvns_ts__niter_10_search_anxious_init_random_memory_10_times4ave_50_maxs_0.2'.M31</svg:desc>
                </draw:g>
              </table:table-cell>
              <table:table-cell office:value-type="float" office:value="757.47">
                <text:p>757.47</text:p>
                <draw:g>
                  <svg:desc>'TESTBENCH_metaheu_ls_vnd_bvns_ts__niter_10_search_greedy_init_group_memory_10_times4ave_50_maxs_0.2'.M2:'TESTBENCH_metaheu_ls_vnd_bvns_ts__niter_10_search_greedy_init_group_memory_10_times4ave_50_maxs_0.2'.M31</svg:desc>
                </draw:g>
              </table:table-cell>
              <table:table-cell office:value-type="float" office:value="862.16">
                <text:p>862.16</text:p>
                <draw:g>
                  <svg:desc>'TESTBENCH_metaheu_ls_vnd_bvns_ts__niter_10_search_greedy_init_one2one_memory_10_times4ave_50_maxs_0.2'.M2:'TESTBENCH_metaheu_ls_vnd_bvns_ts__niter_10_search_greedy_init_one2one_memory_10_times4ave_50_maxs_0.2'.M31</svg:desc>
                </draw:g>
              </table:table-cell>
              <table:table-cell office:value-type="float" office:value="835.33">
                <text:p>835.33</text:p>
                <draw:g>
                  <svg:desc>'TESTBENCH_metaheu_ls_vnd_bvns_ts__niter_10_search_greedy_init_random_memory_10_times4ave_50_maxs_0.2'.M2:'TESTBENCH_metaheu_ls_vnd_bvns_ts__niter_10_search_greedy_init_random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4.34">
                <text:p>734.34</text:p>
              </table:table-cell>
              <table:table-cell office:value-type="float" office:value="797.25">
                <text:p>797.25</text:p>
              </table:table-cell>
              <table:table-cell office:value-type="float" office:value="787.3">
                <text:p>787.3</text:p>
              </table:table-cell>
              <table:table-cell office:value-type="float" office:value="732.49">
                <text:p>732.49</text:p>
              </table:table-cell>
              <table:table-cell office:value-type="float" office:value="819.12">
                <text:p>819.12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27.73">
                <text:p>727.73</text:p>
              </table:table-cell>
              <table:table-cell office:value-type="float" office:value="803.99">
                <text:p>803.99</text:p>
              </table:table-cell>
              <table:table-cell office:value-type="float" office:value="795.56">
                <text:p>795.56</text:p>
              </table:table-cell>
              <table:table-cell office:value-type="float" office:value="726.95">
                <text:p>726.95</text:p>
              </table:table-cell>
              <table:table-cell office:value-type="float" office:value="827.5">
                <text:p>827.5</text:p>
              </table:table-cell>
              <table:table-cell office:value-type="float" office:value="834.11">
                <text:p>834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7.73">
                <text:p>727.73</text:p>
              </table:table-cell>
              <table:table-cell office:value-type="float" office:value="785.32">
                <text:p>785.32</text:p>
              </table:table-cell>
              <table:table-cell office:value-type="float" office:value="785.58">
                <text:p>785.58</text:p>
              </table:table-cell>
              <table:table-cell office:value-type="float" office:value="725.42">
                <text:p>725.42</text:p>
              </table:table-cell>
              <table:table-cell office:value-type="float" office:value="810.37">
                <text:p>810.37</text:p>
              </table:table-cell>
              <table:table-cell office:value-type="float" office:value="799.25">
                <text:p>799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65.64">
                <text:p>665.64</text:p>
              </table:table-cell>
              <table:table-cell office:value-type="float" office:value="742.25">
                <text:p>742.25</text:p>
              </table:table-cell>
              <table:table-cell office:value-type="float" office:value="730.19">
                <text:p>730.19</text:p>
              </table:table-cell>
              <table:table-cell office:value-type="float" office:value="657.67">
                <text:p>657.67</text:p>
              </table:table-cell>
              <table:table-cell office:value-type="float" office:value="771.54">
                <text:p>771.54</text:p>
              </table:table-cell>
              <table:table-cell office:value-type="float" office:value="753.36">
                <text:p>753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57.11">
                <text:p>857.11</text:p>
              </table:table-cell>
              <table:table-cell office:value-type="float" office:value="909.41">
                <text:p>909.41</text:p>
              </table:table-cell>
              <table:table-cell office:value-type="float" office:value="895.36">
                <text:p>895.36</text:p>
              </table:table-cell>
              <table:table-cell office:value-type="float" office:value="836.74">
                <text:p>836.74</text:p>
              </table:table-cell>
              <table:table-cell office:value-type="float" office:value="932.71">
                <text:p>932.71</text:p>
              </table:table-cell>
              <table:table-cell office:value-type="float" office:value="910.75">
                <text:p>910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5.43">
                <text:p>745.43</text:p>
              </table:table-cell>
              <table:table-cell office:value-type="float" office:value="845.07">
                <text:p>845.07</text:p>
              </table:table-cell>
              <table:table-cell office:value-type="float" office:value="817.51">
                <text:p>817.51</text:p>
              </table:table-cell>
              <table:table-cell office:value-type="float" office:value="759.89">
                <text:p>759.89</text:p>
              </table:table-cell>
              <table:table-cell office:value-type="float" office:value="881.75">
                <text:p>881.75</text:p>
              </table:table-cell>
              <table:table-cell office:value-type="float" office:value="837.41">
                <text:p>837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1.11">
                <text:p>711.11</text:p>
              </table:table-cell>
              <table:table-cell office:value-type="float" office:value="770.1">
                <text:p>770.1</text:p>
              </table:table-cell>
              <table:table-cell office:value-type="float" office:value="763.4">
                <text:p>763.4</text:p>
              </table:table-cell>
              <table:table-cell office:value-type="float" office:value="711.63">
                <text:p>711.63</text:p>
              </table:table-cell>
              <table:table-cell office:value-type="float" office:value="794.13">
                <text:p>794.13</text:p>
              </table:table-cell>
              <table:table-cell office:value-type="float" office:value="797.28">
                <text:p>797.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7.14">
                <text:p>747.14</text:p>
              </table:table-cell>
              <table:table-cell office:value-type="float" office:value="775.53">
                <text:p>775.53</text:p>
              </table:table-cell>
              <table:table-cell office:value-type="float" office:value="783.57">
                <text:p>783.57</text:p>
              </table:table-cell>
              <table:table-cell office:value-type="float" office:value="743.77">
                <text:p>743.77</text:p>
              </table:table-cell>
              <table:table-cell office:value-type="float" office:value="814.68">
                <text:p>814.68</text:p>
              </table:table-cell>
              <table:table-cell office:value-type="float" office:value="809.15">
                <text:p>809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5.17">
                <text:p>775.17</text:p>
              </table:table-cell>
              <table:table-cell office:value-type="float" office:value="879.36">
                <text:p>879.36</text:p>
              </table:table-cell>
              <table:table-cell office:value-type="float" office:value="874.76">
                <text:p>874.76</text:p>
              </table:table-cell>
              <table:table-cell office:value-type="float" office:value="781.19">
                <text:p>781.19</text:p>
              </table:table-cell>
              <table:table-cell office:value-type="float" office:value="896.79">
                <text:p>896.79</text:p>
              </table:table-cell>
              <table:table-cell office:value-type="float" office:value="863.14">
                <text:p>863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7.06">
                <text:p>897.06</text:p>
              </table:table-cell>
              <table:table-cell office:value-type="float" office:value="962.76">
                <text:p>962.76</text:p>
              </table:table-cell>
              <table:table-cell office:value-type="float" office:value="953.38">
                <text:p>953.38</text:p>
              </table:table-cell>
              <table:table-cell office:value-type="float" office:value="882.72">
                <text:p>882.72</text:p>
              </table:table-cell>
              <table:table-cell office:value-type="float" office:value="1001.84">
                <text:p>1001.84</text:p>
              </table:table-cell>
              <table:table-cell office:value-type="float" office:value="998.16">
                <text:p>998.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7.39">
                <text:p>747.39</text:p>
              </table:table-cell>
              <table:table-cell office:value-type="float" office:value="819.17">
                <text:p>819.17</text:p>
              </table:table-cell>
              <table:table-cell office:value-type="float" office:value="804.53">
                <text:p>804.53</text:p>
              </table:table-cell>
              <table:table-cell office:value-type="float" office:value="747.55">
                <text:p>747.55</text:p>
              </table:table-cell>
              <table:table-cell office:value-type="float" office:value="848.41">
                <text:p>848.41</text:p>
              </table:table-cell>
              <table:table-cell office:value-type="float" office:value="816.41">
                <text:p>816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2.8">
                <text:p>712.8</text:p>
              </table:table-cell>
              <table:table-cell office:value-type="float" office:value="768.92">
                <text:p>768.92</text:p>
              </table:table-cell>
              <table:table-cell office:value-type="float" office:value="766.83">
                <text:p>766.83</text:p>
              </table:table-cell>
              <table:table-cell office:value-type="float" office:value="728.59">
                <text:p>728.59</text:p>
              </table:table-cell>
              <table:table-cell office:value-type="float" office:value="822.81">
                <text:p>822.81</text:p>
              </table:table-cell>
              <table:table-cell office:value-type="float" office:value="790.97">
                <text:p>790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7.36">
                <text:p>727.36</text:p>
              </table:table-cell>
              <table:table-cell office:value-type="float" office:value="790.92">
                <text:p>790.92</text:p>
              </table:table-cell>
              <table:table-cell office:value-type="float" office:value="780.18">
                <text:p>780.18</text:p>
              </table:table-cell>
              <table:table-cell office:value-type="float" office:value="721.13">
                <text:p>721.13</text:p>
              </table:table-cell>
              <table:table-cell office:value-type="float" office:value="814.39">
                <text:p>814.39</text:p>
              </table:table-cell>
              <table:table-cell office:value-type="float" office:value="808.36">
                <text:p>808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26.24">
                <text:p>726.24</text:p>
              </table:table-cell>
              <table:table-cell office:value-type="float" office:value="788.28">
                <text:p>788.28</text:p>
              </table:table-cell>
              <table:table-cell office:value-type="float" office:value="781.34">
                <text:p>781.34</text:p>
              </table:table-cell>
              <table:table-cell office:value-type="float" office:value="724.32">
                <text:p>724.32</text:p>
              </table:table-cell>
              <table:table-cell office:value-type="float" office:value="834.7">
                <text:p>834.7</text:p>
              </table:table-cell>
              <table:table-cell office:value-type="float" office:value="806.73">
                <text:p>806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8.83">
                <text:p>778.83</text:p>
              </table:table-cell>
              <table:table-cell office:value-type="float" office:value="843.4">
                <text:p>843.4</text:p>
              </table:table-cell>
              <table:table-cell office:value-type="float" office:value="825.69">
                <text:p>825.69</text:p>
              </table:table-cell>
              <table:table-cell office:value-type="float" office:value="776.04">
                <text:p>776.04</text:p>
              </table:table-cell>
              <table:table-cell office:value-type="float" office:value="859.37">
                <text:p>859.37</text:p>
              </table:table-cell>
              <table:table-cell office:value-type="float" office:value="861.79">
                <text:p>861.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6.07">
                <text:p>686.07</text:p>
              </table:table-cell>
              <table:table-cell office:value-type="float" office:value="759.09">
                <text:p>759.09</text:p>
              </table:table-cell>
              <table:table-cell office:value-type="float" office:value="752.87">
                <text:p>752.87</text:p>
              </table:table-cell>
              <table:table-cell office:value-type="float" office:value="681.57">
                <text:p>681.57</text:p>
              </table:table-cell>
              <table:table-cell office:value-type="float" office:value="786.94">
                <text:p>786.94</text:p>
              </table:table-cell>
              <table:table-cell office:value-type="float" office:value="758.18">
                <text:p>758.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1.94">
                <text:p>841.94</text:p>
              </table:table-cell>
              <table:table-cell office:value-type="float" office:value="923.86">
                <text:p>923.86</text:p>
              </table:table-cell>
              <table:table-cell office:value-type="float" office:value="914.96">
                <text:p>914.96</text:p>
              </table:table-cell>
              <table:table-cell office:value-type="float" office:value="836.15">
                <text:p>836.15</text:p>
              </table:table-cell>
              <table:table-cell office:value-type="float" office:value="932.58">
                <text:p>932.58</text:p>
              </table:table-cell>
              <table:table-cell office:value-type="float" office:value="930.54">
                <text:p>930.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3.65">
                <text:p>713.65</text:p>
              </table:table-cell>
              <table:table-cell office:value-type="float" office:value="767.32">
                <text:p>767.32</text:p>
              </table:table-cell>
              <table:table-cell office:value-type="float" office:value="771.36">
                <text:p>771.36</text:p>
              </table:table-cell>
              <table:table-cell office:value-type="float" office:value="712.46">
                <text:p>712.46</text:p>
              </table:table-cell>
              <table:table-cell office:value-type="float" office:value="778.42">
                <text:p>778.42</text:p>
              </table:table-cell>
              <table:table-cell office:value-type="float" office:value="785.12">
                <text:p>785.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8.33">
                <text:p>728.33</text:p>
              </table:table-cell>
              <table:table-cell office:value-type="float" office:value="810.08">
                <text:p>810.08</text:p>
              </table:table-cell>
              <table:table-cell office:value-type="float" office:value="806.2">
                <text:p>806.2</text:p>
              </table:table-cell>
              <table:table-cell office:value-type="float" office:value="733.6">
                <text:p>733.6</text:p>
              </table:table-cell>
              <table:table-cell office:value-type="float" office:value="848.46">
                <text:p>848.46</text:p>
              </table:table-cell>
              <table:table-cell office:value-type="float" office:value="851.64">
                <text:p>851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0.31">
                <text:p>780.31</text:p>
              </table:table-cell>
              <table:table-cell office:value-type="float" office:value="856.02">
                <text:p>856.02</text:p>
              </table:table-cell>
              <table:table-cell office:value-type="float" office:value="856.82">
                <text:p>856.82</text:p>
              </table:table-cell>
              <table:table-cell office:value-type="float" office:value="785.93">
                <text:p>785.93</text:p>
              </table:table-cell>
              <table:table-cell office:value-type="float" office:value="888.11">
                <text:p>888.11</text:p>
              </table:table-cell>
              <table:table-cell office:value-type="float" office:value="884.37">
                <text:p>884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95.4">
                <text:p>795.4</text:p>
              </table:table-cell>
              <table:table-cell office:value-type="float" office:value="871.94">
                <text:p>871.94</text:p>
              </table:table-cell>
              <table:table-cell office:value-type="float" office:value="859.73">
                <text:p>859.73</text:p>
              </table:table-cell>
              <table:table-cell office:value-type="float" office:value="805.35">
                <text:p>805.35</text:p>
              </table:table-cell>
              <table:table-cell office:value-type="float" office:value="867.64">
                <text:p>867.64</text:p>
              </table:table-cell>
              <table:table-cell office:value-type="float" office:value="873.64">
                <text:p>873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8.92">
                <text:p>818.92</text:p>
              </table:table-cell>
              <table:table-cell office:value-type="float" office:value="884.75">
                <text:p>884.75</text:p>
              </table:table-cell>
              <table:table-cell office:value-type="float" office:value="875.03">
                <text:p>875.03</text:p>
              </table:table-cell>
              <table:table-cell office:value-type="float" office:value="818.27">
                <text:p>818.27</text:p>
              </table:table-cell>
              <table:table-cell office:value-type="float" office:value="894.13">
                <text:p>894.13</text:p>
              </table:table-cell>
              <table:table-cell office:value-type="float" office:value="903.95">
                <text:p>903.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51.44">
                <text:p>851.44</text:p>
              </table:table-cell>
              <table:table-cell office:value-type="float" office:value="926.78">
                <text:p>926.78</text:p>
              </table:table-cell>
              <table:table-cell office:value-type="float" office:value="929.5">
                <text:p>929.5</text:p>
              </table:table-cell>
              <table:table-cell office:value-type="float" office:value="829.99">
                <text:p>829.99</text:p>
              </table:table-cell>
              <table:table-cell office:value-type="float" office:value="977.64">
                <text:p>977.64</text:p>
              </table:table-cell>
              <table:table-cell office:value-type="float" office:value="958.54">
                <text:p>958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2.56">
                <text:p>662.56</text:p>
              </table:table-cell>
              <table:table-cell office:value-type="float" office:value="693.66">
                <text:p>693.66</text:p>
              </table:table-cell>
              <table:table-cell office:value-type="float" office:value="697.7">
                <text:p>697.7</text:p>
              </table:table-cell>
              <table:table-cell office:value-type="float" office:value="665.19">
                <text:p>665.19</text:p>
              </table:table-cell>
              <table:table-cell office:value-type="float" office:value="708.95">
                <text:p>708.95</text:p>
              </table:table-cell>
              <table:table-cell office:value-type="float" office:value="702.32">
                <text:p>702.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79.8">
                <text:p>679.8</text:p>
              </table:table-cell>
              <table:table-cell office:value-type="float" office:value="720">
                <text:p>720</text:p>
              </table:table-cell>
              <table:table-cell office:value-type="float" office:value="720.11">
                <text:p>720.11</text:p>
              </table:table-cell>
              <table:table-cell office:value-type="float" office:value="689.31">
                <text:p>689.31</text:p>
              </table:table-cell>
              <table:table-cell office:value-type="float" office:value="737.73">
                <text:p>737.73</text:p>
              </table:table-cell>
              <table:table-cell office:value-type="float" office:value="728.09">
                <text:p>728.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68.51">
                <text:p>868.51</text:p>
              </table:table-cell>
              <table:table-cell office:value-type="float" office:value="932.82">
                <text:p>932.82</text:p>
              </table:table-cell>
              <table:table-cell office:value-type="float" office:value="925.15">
                <text:p>925.15</text:p>
              </table:table-cell>
              <table:table-cell office:value-type="float" office:value="866.04">
                <text:p>866.04</text:p>
              </table:table-cell>
              <table:table-cell office:value-type="float" office:value="962.21">
                <text:p>962.21</text:p>
              </table:table-cell>
              <table:table-cell office:value-type="float" office:value="920.47">
                <text:p>920.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9.4">
                <text:p>829.4</text:p>
              </table:table-cell>
              <table:table-cell office:value-type="float" office:value="920.76">
                <text:p>920.76</text:p>
              </table:table-cell>
              <table:table-cell office:value-type="float" office:value="900.94">
                <text:p>900.94</text:p>
              </table:table-cell>
              <table:table-cell office:value-type="float" office:value="814.2">
                <text:p>814.2</text:p>
              </table:table-cell>
              <table:table-cell office:value-type="float" office:value="956.93">
                <text:p>956.93</text:p>
              </table:table-cell>
              <table:table-cell office:value-type="float" office:value="935.62">
                <text:p>935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6.88">
                <text:p>786.88</text:p>
              </table:table-cell>
              <table:table-cell office:value-type="float" office:value="885.69">
                <text:p>885.69</text:p>
              </table:table-cell>
              <table:table-cell office:value-type="float" office:value="862.86">
                <text:p>862.86</text:p>
              </table:table-cell>
              <table:table-cell office:value-type="float" office:value="793.81">
                <text:p>793.81</text:p>
              </table:table-cell>
              <table:table-cell office:value-type="float" office:value="928.48">
                <text:p>928.48</text:p>
              </table:table-cell>
              <table:table-cell office:value-type="float" office:value="889.97">
                <text:p>889.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38.89">
                <text:p>938.89</text:p>
              </table:table-cell>
              <table:table-cell office:value-type="float" office:value="1044.15">
                <text:p>1044.15</text:p>
              </table:table-cell>
              <table:table-cell office:value-type="float" office:value="1037.68">
                <text:p>1037.68</text:p>
              </table:table-cell>
              <table:table-cell office:value-type="float" office:value="941.96">
                <text:p>941.96</text:p>
              </table:table-cell>
              <table:table-cell office:value-type="float" office:value="1062.13">
                <text:p>1062.13</text:p>
              </table:table-cell>
              <table:table-cell office:value-type="float" office:value="1058.42">
                <text:p>1058.42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21cm" svg:height="9.006cm" xlink:href=".." xlink:type="simple" chart:class="chart:line" chart:style-name="ch1">
        <chart:title svg:x="3.085cm" svg:y="0.198cm" chart:style-name="ch2">
          <text:p>					10 nodes comparison
 niter=10, greedy, initial solution=random, memory in TS=10</text:p>
        </chart:title>
        <chart:legend chart:legend-position="bottom" svg:x="2.66cm" svg:y="8.407cm" style:legend-expansion="custom" chartooo:width="11.13cm" chartooo:height="0.598cm" style:legend-expansion-aspect-ratio="18.6120401337793" chart:style-name="ch3"/>
        <chart:plot-area chart:style-name="ch4" table:cell-range-address="'TESTBENCH_metaheu_ls_vnd_bvns_ts__niter_10_search_greedy_init_random_memory_10_times4ave_50_maxs_0.2'.G1:'TESTBENCH_metaheu_ls_vnd_bvns_ts__niter_10_search_greedy_init_random_memory_10_times4ave_50_maxs_0.2'.H31" chart:data-source-has-labels="row" svg:x="-0.009cm" svg:y="1.804cm" svg:width="16.777cm" svg:height="6.262cm">
          <chartooo:coordinate-region svg:x="0.798cm" svg:y="2.003cm" svg:width="15.78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G2:'TESTBENCH_metaheu_ls_vnd_bvns_ts__niter_10_search_greedy_init_random_memory_10_times4ave_50_maxs_0.2'.G31" chart:label-cell-address="'TESTBENCH_metaheu_ls_vnd_bvns_ts__niter_10_search_greedy_init_random_memory_10_times4ave_50_maxs_0.2'.G1:'TESTBENCH_metaheu_ls_vnd_bvns_ts__niter_10_search_greedy_init_random_memory_10_times4ave_50_maxs_0.2'.G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H2:'TESTBENCH_metaheu_ls_vnd_bvns_ts__niter_10_search_greedy_init_random_memory_10_times4ave_50_maxs_0.2'.H31" chart:label-cell-address="'TESTBENCH_metaheu_ls_vnd_bvns_ts__niter_10_search_greedy_init_random_memory_10_times4ave_50_maxs_0.2'.H1:'TESTBENCH_metaheu_ls_vnd_bvns_ts__niter_10_search_greedy_init_random_memory_10_times4ave_50_maxs_0.2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greedy_init_random_memory_10_times4ave_50_maxs_0.2'.G1:'TESTBENCH_metaheu_ls_vnd_bvns_ts__niter_10_search_greedy_init_random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random_memory_10_times4ave_50_maxs_0.2'.H1:'TESTBENCH_metaheu_ls_vnd_bvns_ts__niter_10_search_greedy_init_random_memory_10_times4ave_50_maxs_0.2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3.03">
                <text:p>713.03</text:p>
                <draw:g>
                  <svg:desc>'TESTBENCH_metaheu_ls_vnd_bvns_ts__niter_10_search_greedy_init_random_memory_10_times4ave_50_maxs_0.2'.G2:'TESTBENCH_metaheu_ls_vnd_bvns_ts__niter_10_search_greedy_init_random_memory_10_times4ave_50_maxs_0.2'.G31</svg:desc>
                </draw:g>
              </table:table-cell>
              <table:table-cell office:value-type="float" office:value="536">
                <text:p>536</text:p>
                <draw:g>
                  <svg:desc>'TESTBENCH_metaheu_ls_vnd_bvns_ts__niter_10_search_greedy_init_random_memory_10_times4ave_50_maxs_0.2'.H2:'TESTBENCH_metaheu_ls_vnd_bvns_ts__niter_10_search_greedy_init_random_memory_10_times4ave_50_maxs_0.2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5.9">
                <text:p>685.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7">
                <text:p>647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6.89">
                <text:p>706.8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4.18">
                <text:p>614.1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7.38">
                <text:p>747.38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4.31">
                <text:p>734.31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.18">
                <text:p>671.1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3.16">
                <text:p>703.16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.98">
                <text:p>700.98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19.2">
                <text:p>819.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2.41">
                <text:p>742.41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3.77">
                <text:p>733.77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9.51">
                <text:p>669.5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4.47">
                <text:p>704.4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1.95">
                <text:p>761.9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72.13">
                <text:p>672.13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78.83">
                <text:p>778.83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78.7">
                <text:p>678.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1.9">
                <text:p>681.9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23.11">
                <text:p>723.11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5.7">
                <text:p>765.7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5.42">
                <text:p>775.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4.29">
                <text:p>764.29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3.95">
                <text:p>653.9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84.28">
                <text:p>684.28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5.05">
                <text:p>805.0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0.86">
                <text:p>740.86</text:p>
              </table:table-cell>
              <table:table-cell office:value-type="float" office:value="618">
                <text:p>6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01.94">
                <text:p>701.94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7.81">
                <text:p>827.81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21cm" svg:height="9.006cm" xlink:href=".." xlink:type="simple" chart:class="chart:line" chart:style-name="ch1">
        <chart:title svg:x="3.085cm" svg:y="0.198cm" chart:style-name="ch2">
          <text:p>					10 nodes comparison
 niter=10, greedy, initial solution=random, memory in TS=10</text:p>
        </chart:title>
        <chart:legend chart:legend-position="bottom" svg:x="2.66cm" svg:y="8.407cm" style:legend-expansion="custom" chartooo:width="11.13cm" chartooo:height="0.598cm" style:legend-expansion-aspect-ratio="18.6120401337793" chart:style-name="ch3"/>
        <chart:plot-area chart:style-name="ch4" table:cell-range-address="'TESTBENCH_metaheu_ls_vnd_bvns_ts__niter_10_search_greedy_init_random_memory_10_times4ave_50_maxs_0.2'.J1:'TESTBENCH_metaheu_ls_vnd_bvns_ts__niter_10_search_greedy_init_random_memory_10_times4ave_50_maxs_0.2'.K31" chart:data-source-has-labels="row" svg:x="0.046cm" svg:y="1.803cm" svg:width="16.776cm" svg:height="6.261cm">
          <chartooo:coordinate-region svg:x="0.853cm" svg:y="2.002cm" svg:width="15.782cm" svg:height="5.41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J2:'TESTBENCH_metaheu_ls_vnd_bvns_ts__niter_10_search_greedy_init_random_memory_10_times4ave_50_maxs_0.2'.J31" chart:label-cell-address="'TESTBENCH_metaheu_ls_vnd_bvns_ts__niter_10_search_greedy_init_random_memory_10_times4ave_50_maxs_0.2'.J1:'TESTBENCH_metaheu_ls_vnd_bvns_ts__niter_10_search_greedy_init_random_memory_10_times4ave_50_maxs_0.2'.J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K2:'TESTBENCH_metaheu_ls_vnd_bvns_ts__niter_10_search_greedy_init_random_memory_10_times4ave_50_maxs_0.2'.K31" chart:label-cell-address="'TESTBENCH_metaheu_ls_vnd_bvns_ts__niter_10_search_greedy_init_random_memory_10_times4ave_50_maxs_0.2'.K1:'TESTBENCH_metaheu_ls_vnd_bvns_ts__niter_10_search_greedy_init_random_memory_10_times4ave_50_maxs_0.2'.K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greedy_init_random_memory_10_times4ave_50_maxs_0.2'.J1:'TESTBENCH_metaheu_ls_vnd_bvns_ts__niter_10_search_greedy_init_random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random_memory_10_times4ave_50_maxs_0.2'.K1:'TESTBENCH_metaheu_ls_vnd_bvns_ts__niter_10_search_greedy_init_random_memory_10_times4ave_50_maxs_0.2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3.33">
                <text:p>593.33</text:p>
                <draw:g>
                  <svg:desc>'TESTBENCH_metaheu_ls_vnd_bvns_ts__niter_10_search_greedy_init_random_memory_10_times4ave_50_maxs_0.2'.J2:'TESTBENCH_metaheu_ls_vnd_bvns_ts__niter_10_search_greedy_init_random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random_memory_10_times4ave_50_maxs_0.2'.K2:'TESTBENCH_metaheu_ls_vnd_bvns_ts__niter_10_search_greedy_init_random_memory_10_times4ave_50_maxs_0.2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7.22">
                <text:p>567.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5.01">
                <text:p>535.0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2.18">
                <text:p>572.18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4.03">
                <text:p>494.03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9.21">
                <text:p>629.21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0.25">
                <text:p>590.25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1.7">
                <text:p>551.7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52.63">
                <text:p>552.63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8.92">
                <text:p>578.9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63.22">
                <text:p>663.2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6.09">
                <text:p>596.09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96.14">
                <text:p>596.1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0.64">
                <text:p>540.6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1.33">
                <text:p>591.33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2.74">
                <text:p>632.74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1.39">
                <text:p>521.39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53.03">
                <text:p>653.03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6.6">
                <text:p>546.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8.26">
                <text:p>558.2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9.81">
                <text:p>599.81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8.45">
                <text:p>628.45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4.73">
                <text:p>684.73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1.7">
                <text:p>641.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6.31">
                <text:p>536.3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4.24">
                <text:p>564.24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4.2">
                <text:p>664.2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0.04">
                <text:p>640.04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8">
                <text:p>58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4.93">
                <text:p>674.93</text:p>
              </table:table-cell>
              <table:table-cell office:value-type="float" office:value="632">
                <text:p>63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21cm" svg:height="9.006cm" xlink:href=".." xlink:type="simple" chart:class="chart:line" chart:style-name="ch1">
        <chart:title svg:x="3.085cm" svg:y="0.198cm" chart:style-name="ch2">
          <text:p>					10 nodes comparison
 niter=10, greedy, initial solution=random, memory in TS=10</text:p>
        </chart:title>
        <chart:legend chart:legend-position="bottom" svg:x="2.66cm" svg:y="8.407cm" style:legend-expansion="custom" chartooo:width="11.13cm" chartooo:height="0.598cm" style:legend-expansion-aspect-ratio="18.6120401337793" chart:style-name="ch3"/>
        <chart:plot-area chart:style-name="ch4" table:cell-range-address="'TESTBENCH_metaheu_ls_vnd_bvns_ts__niter_10_search_greedy_init_random_memory_10_times4ave_50_maxs_0.2'.M1:'TESTBENCH_metaheu_ls_vnd_bvns_ts__niter_10_search_greedy_init_random_memory_10_times4ave_50_maxs_0.2'.N31" chart:data-source-has-labels="row" svg:x="-0.194cm" svg:y="1.804cm" svg:width="16.962cm" svg:height="6.262cm">
          <chartooo:coordinate-region svg:x="0.798cm" svg:y="2.003cm" svg:width="15.783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random_memory_10_times4ave_50_maxs_0.2'.M2:'TESTBENCH_metaheu_ls_vnd_bvns_ts__niter_10_search_greedy_init_random_memory_10_times4ave_50_maxs_0.2'.M31" chart:label-cell-address="'TESTBENCH_metaheu_ls_vnd_bvns_ts__niter_10_search_greedy_init_random_memory_10_times4ave_50_maxs_0.2'.M1:'TESTBENCH_metaheu_ls_vnd_bvns_ts__niter_10_search_greedy_init_random_memory_10_times4ave_50_maxs_0.2'.M1" chart:class="chart:line">
            <chart:data-point chart:repeated="30"/>
          </chart:series>
          <chart:series chart:style-name="ch8" chart:values-cell-range-address="'TESTBENCH_metaheu_ls_vnd_bvns_ts__niter_10_search_greedy_init_random_memory_10_times4ave_50_maxs_0.2'.N2:'TESTBENCH_metaheu_ls_vnd_bvns_ts__niter_10_search_greedy_init_random_memory_10_times4ave_50_maxs_0.2'.N31" chart:label-cell-address="'TESTBENCH_metaheu_ls_vnd_bvns_ts__niter_10_search_greedy_init_random_memory_10_times4ave_50_maxs_0.2'.N1:'TESTBENCH_metaheu_ls_vnd_bvns_ts__niter_10_search_greedy_init_random_memory_10_times4ave_50_maxs_0.2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greedy_init_random_memory_10_times4ave_50_maxs_0.2'.M1:'TESTBENCH_metaheu_ls_vnd_bvns_ts__niter_10_search_greedy_init_random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random_memory_10_times4ave_50_maxs_0.2'.N1:'TESTBENCH_metaheu_ls_vnd_bvns_ts__niter_10_search_greedy_init_random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35.33">
                <text:p>835.33</text:p>
                <draw:g>
                  <svg:desc>'TESTBENCH_metaheu_ls_vnd_bvns_ts__niter_10_search_greedy_init_random_memory_10_times4ave_50_maxs_0.2'.M2:'TESTBENCH_metaheu_ls_vnd_bvns_ts__niter_10_search_greedy_init_random_memory_10_times4ave_50_maxs_0.2'.M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random_memory_10_times4ave_50_maxs_0.2'.N2:'TESTBENCH_metaheu_ls_vnd_bvns_ts__niter_10_search_greedy_init_random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8.36">
                <text:p>808.36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4.11">
                <text:p>834.11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9.25">
                <text:p>799.2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3.36">
                <text:p>753.3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0.75">
                <text:p>910.75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7.41">
                <text:p>837.41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97.28">
                <text:p>797.28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9.15">
                <text:p>809.15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63.14">
                <text:p>863.14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8.16">
                <text:p>998.16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6.41">
                <text:p>816.41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0.97">
                <text:p>790.9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8.36">
                <text:p>808.36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6.73">
                <text:p>806.73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1.79">
                <text:p>861.7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8.18">
                <text:p>758.1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30.54">
                <text:p>930.5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85.12">
                <text:p>785.1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51.64">
                <text:p>851.64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4.37">
                <text:p>884.37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.64">
                <text:p>873.64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3.95">
                <text:p>903.9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58.54">
                <text:p>958.54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2.32">
                <text:p>702.3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8.09">
                <text:p>728.0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20.47">
                <text:p>920.4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5.62">
                <text:p>935.6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89.97">
                <text:p>889.9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58.42">
                <text:p>1058.42</text:p>
              </table:table-cell>
              <table:table-cell office:value-type="float" office:value="771">
                <text:p>7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x" chart:symbol-width="0.25cm" chart:symbol-height="0.25cm"/>
    </style:style>
    <style:style style:name="ch15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7cm" svg:y="0.172cm" chart:style-name="ch2">
          <text:p>1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50_maxs_0.2'.D1:'TESTBENCH_metaheu_ls_vnd_bvns_ts__niter_10_search_greedy_init_one2one_memory_10_times4ave_50_maxs_0.2'.E31 'TESTBENCH_metaheu_ls_vnd_bvns_ts__niter_10_search_greedy_init_one2one_memory_10_times4ave_50_maxs_0.2'.G1:'TESTBENCH_metaheu_ls_vnd_bvns_ts__niter_10_search_greedy_init_one2one_memory_10_times4ave_50_maxs_0.2'.H31 'TESTBENCH_metaheu_ls_vnd_bvns_ts__niter_10_search_greedy_init_one2one_memory_10_times4ave_50_maxs_0.2'.J1:'TESTBENCH_metaheu_ls_vnd_bvns_ts__niter_10_search_greedy_init_one2one_memory_10_times4ave_50_maxs_0.2'.K31 'TESTBENCH_metaheu_ls_vnd_bvns_ts__niter_10_search_greedy_init_one2one_memory_10_times4ave_50_maxs_0.2'.M1:'TESTBENCH_metaheu_ls_vnd_bvns_ts__niter_10_search_greedy_init_one2one_memory_10_times4ave_50_maxs_0.2'.N31" chart:data-source-has-labels="row" svg:x="0.644cm" svg:y="1.778cm" svg:width="34.598cm" svg:height="6.262cm">
          <chartooo:coordinate-region svg:x="1.636cm" svg:y="1.977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D2:'TESTBENCH_metaheu_ls_vnd_bvns_ts__niter_10_search_greedy_init_one2one_memory_10_times4ave_50_maxs_0.2'.D31" chart:label-cell-address="'TESTBENCH_metaheu_ls_vnd_bvns_ts__niter_10_search_greedy_init_one2one_memory_10_times4ave_50_maxs_0.2'.D1:'TESTBENCH_metaheu_ls_vnd_bvns_ts__niter_10_search_greedy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E2:'TESTBENCH_metaheu_ls_vnd_bvns_ts__niter_10_search_greedy_init_one2one_memory_10_times4ave_50_maxs_0.2'.E31" chart:label-cell-address="'TESTBENCH_metaheu_ls_vnd_bvns_ts__niter_10_search_greedy_init_one2one_memory_10_times4ave_50_maxs_0.2'.E1:'TESTBENCH_metaheu_ls_vnd_bvns_ts__niter_10_search_greedy_init_one2one_memory_10_times4ave_50_maxs_0.2'.E1" chart:class="chart:line">
            <chart:data-point chart:repeated="30"/>
          </chart:series>
          <chart:series chart:style-name="ch9" chart:values-cell-range-address="'TESTBENCH_metaheu_ls_vnd_bvns_ts__niter_10_search_greedy_init_one2one_memory_10_times4ave_50_maxs_0.2'.G2:'TESTBENCH_metaheu_ls_vnd_bvns_ts__niter_10_search_greedy_init_one2one_memory_10_times4ave_50_maxs_0.2'.G31" chart:label-cell-address="'TESTBENCH_metaheu_ls_vnd_bvns_ts__niter_10_search_greedy_init_one2one_memory_10_times4ave_50_maxs_0.2'.G1:'TESTBENCH_metaheu_ls_vnd_bvns_ts__niter_10_search_greedy_init_one2one_memory_10_times4ave_50_maxs_0.2'.G1" chart:class="chart:line">
            <chart:data-point chart:repeated="30"/>
          </chart:series>
          <chart:series chart:style-name="ch10" chart:values-cell-range-address="'TESTBENCH_metaheu_ls_vnd_bvns_ts__niter_10_search_greedy_init_one2one_memory_10_times4ave_50_maxs_0.2'.H2:'TESTBENCH_metaheu_ls_vnd_bvns_ts__niter_10_search_greedy_init_one2one_memory_10_times4ave_50_maxs_0.2'.H31" chart:label-cell-address="'TESTBENCH_metaheu_ls_vnd_bvns_ts__niter_10_search_greedy_init_one2one_memory_10_times4ave_50_maxs_0.2'.H1:'TESTBENCH_metaheu_ls_vnd_bvns_ts__niter_10_search_greedy_init_one2one_memory_10_times4ave_50_maxs_0.2'.H1" chart:class="chart:line">
            <chart:data-point chart:repeated="30"/>
          </chart:series>
          <chart:series chart:style-name="ch11" chart:values-cell-range-address="'TESTBENCH_metaheu_ls_vnd_bvns_ts__niter_10_search_greedy_init_one2one_memory_10_times4ave_50_maxs_0.2'.J2:'TESTBENCH_metaheu_ls_vnd_bvns_ts__niter_10_search_greedy_init_one2one_memory_10_times4ave_50_maxs_0.2'.J31" chart:label-cell-address="'TESTBENCH_metaheu_ls_vnd_bvns_ts__niter_10_search_greedy_init_one2one_memory_10_times4ave_50_maxs_0.2'.J1:'TESTBENCH_metaheu_ls_vnd_bvns_ts__niter_10_search_greedy_init_one2one_memory_10_times4ave_50_maxs_0.2'.J1" chart:class="chart:line">
            <chart:data-point chart:repeated="30"/>
          </chart:series>
          <chart:series chart:style-name="ch12" chart:values-cell-range-address="'TESTBENCH_metaheu_ls_vnd_bvns_ts__niter_10_search_greedy_init_one2one_memory_10_times4ave_50_maxs_0.2'.K2:'TESTBENCH_metaheu_ls_vnd_bvns_ts__niter_10_search_greedy_init_one2one_memory_10_times4ave_50_maxs_0.2'.K31" chart:label-cell-address="'TESTBENCH_metaheu_ls_vnd_bvns_ts__niter_10_search_greedy_init_one2one_memory_10_times4ave_50_maxs_0.2'.K1:'TESTBENCH_metaheu_ls_vnd_bvns_ts__niter_10_search_greedy_init_one2one_memory_10_times4ave_50_maxs_0.2'.K1" chart:class="chart:line">
            <chart:data-point chart:repeated="30"/>
          </chart:series>
          <chart:series chart:style-name="ch13" chart:values-cell-range-address="'TESTBENCH_metaheu_ls_vnd_bvns_ts__niter_10_search_greedy_init_one2one_memory_10_times4ave_50_maxs_0.2'.M2:'TESTBENCH_metaheu_ls_vnd_bvns_ts__niter_10_search_greedy_init_one2one_memory_10_times4ave_50_maxs_0.2'.M31" chart:label-cell-address="'TESTBENCH_metaheu_ls_vnd_bvns_ts__niter_10_search_greedy_init_one2one_memory_10_times4ave_50_maxs_0.2'.M1:'TESTBENCH_metaheu_ls_vnd_bvns_ts__niter_10_search_greedy_init_one2one_memory_10_times4ave_50_maxs_0.2'.M1" chart:class="chart:line">
            <chart:data-point chart:repeated="16"/>
            <chart:data-point chart:style-name="ch14"/>
            <chart:data-point chart:repeated="13"/>
          </chart:series>
          <chart:series chart:style-name="ch15" chart:values-cell-range-address="'TESTBENCH_metaheu_ls_vnd_bvns_ts__niter_10_search_greedy_init_one2one_memory_10_times4ave_50_maxs_0.2'.N2:'TESTBENCH_metaheu_ls_vnd_bvns_ts__niter_10_search_greedy_init_one2one_memory_10_times4ave_50_maxs_0.2'.N31" chart:label-cell-address="'TESTBENCH_metaheu_ls_vnd_bvns_ts__niter_10_search_greedy_init_one2one_memory_10_times4ave_50_maxs_0.2'.N1:'TESTBENCH_metaheu_ls_vnd_bvns_ts__niter_10_search_greedy_init_one2one_memory_10_times4ave_50_maxs_0.2'.N1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50_maxs_0.2'.D1:'TESTBENCH_metaheu_ls_vnd_bvns_ts__niter_10_search_greedy_init_one2one_memory_10_times4ave_50_maxs_0.2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greedy_init_one2one_memory_10_times4ave_50_maxs_0.2'.E1:'TESTBENCH_metaheu_ls_vnd_bvns_ts__niter_10_search_greedy_init_one2one_memory_10_times4ave_50_maxs_0.2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50_maxs_0.2'.G1:'TESTBENCH_metaheu_ls_vnd_bvns_ts__niter_10_search_greedy_init_one2one_memory_10_times4ave_50_maxs_0.2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greedy_init_one2one_memory_10_times4ave_50_maxs_0.2'.H1:'TESTBENCH_metaheu_ls_vnd_bvns_ts__niter_10_search_greedy_init_one2one_memory_10_times4ave_50_maxs_0.2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50_maxs_0.2'.J1:'TESTBENCH_metaheu_ls_vnd_bvns_ts__niter_10_search_greedy_init_one2one_memory_10_times4ave_50_maxs_0.2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greedy_init_one2one_memory_10_times4ave_50_maxs_0.2'.K1:'TESTBENCH_metaheu_ls_vnd_bvns_ts__niter_10_search_greedy_init_one2one_memory_10_times4ave_50_maxs_0.2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50_maxs_0.2'.M1:'TESTBENCH_metaheu_ls_vnd_bvns_ts__niter_10_search_greedy_init_one2one_memory_10_times4ave_50_maxs_0.2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greedy_init_one2one_memory_10_times4ave_50_maxs_0.2'.N1:'TESTBENCH_metaheu_ls_vnd_bvns_ts__niter_10_search_greedy_init_one2one_memory_10_times4ave_50_maxs_0.2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0.8">
                <text:p>1510.8</text:p>
                <draw:g>
                  <svg:desc>'TESTBENCH_metaheu_ls_vnd_bvns_ts__niter_10_search_greedy_init_one2one_memory_10_times4ave_50_maxs_0.2'.D2:'TESTBENCH_metaheu_ls_vnd_bvns_ts__niter_10_search_greedy_init_one2one_memory_10_times4ave_50_maxs_0.2'.D31</svg:desc>
                </draw:g>
              </table:table-cell>
              <table:table-cell office:value-type="float" office:value="849">
                <text:p>849</text:p>
                <draw:g>
                  <svg:desc>'TESTBENCH_metaheu_ls_vnd_bvns_ts__niter_10_search_greedy_init_one2one_memory_10_times4ave_50_maxs_0.2'.E2:'TESTBENCH_metaheu_ls_vnd_bvns_ts__niter_10_search_greedy_init_one2one_memory_10_times4ave_50_maxs_0.2'.E31</svg:desc>
                </draw:g>
              </table:table-cell>
              <table:table-cell office:value-type="float" office:value="724.29">
                <text:p>724.29</text:p>
                <draw:g>
                  <svg:desc>'TESTBENCH_metaheu_ls_vnd_bvns_ts__niter_10_search_greedy_init_one2one_memory_10_times4ave_50_maxs_0.2'.G2:'TESTBENCH_metaheu_ls_vnd_bvns_ts__niter_10_search_greedy_init_one2one_memory_10_times4ave_50_maxs_0.2'.G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H2:'TESTBENCH_metaheu_ls_vnd_bvns_ts__niter_10_search_greedy_init_one2one_memory_10_times4ave_50_maxs_0.2'.H31</svg:desc>
                </draw:g>
              </table:table-cell>
              <table:table-cell office:value-type="float" office:value="585.57">
                <text:p>585.57</text:p>
                <draw:g>
                  <svg:desc>'TESTBENCH_metaheu_ls_vnd_bvns_ts__niter_10_search_greedy_init_one2one_memory_10_times4ave_50_maxs_0.2'.J2:'TESTBENCH_metaheu_ls_vnd_bvns_ts__niter_10_search_greedy_init_one2one_memory_10_times4ave_50_maxs_0.2'.J31</svg:desc>
                </draw:g>
              </table:table-cell>
              <table:table-cell office:value-type="float" office:value="502">
                <text:p>502</text:p>
                <draw:g>
                  <svg:desc>'TESTBENCH_metaheu_ls_vnd_bvns_ts__niter_10_search_greedy_init_one2one_memory_10_times4ave_50_maxs_0.2'.K2:'TESTBENCH_metaheu_ls_vnd_bvns_ts__niter_10_search_greedy_init_one2one_memory_10_times4ave_50_maxs_0.2'.K31</svg:desc>
                </draw:g>
              </table:table-cell>
              <table:table-cell office:value-type="float" office:value="862.16">
                <text:p>862.16</text:p>
                <draw:g>
                  <svg:desc>'TESTBENCH_metaheu_ls_vnd_bvns_ts__niter_10_search_greedy_init_one2one_memory_10_times4ave_50_maxs_0.2'.M2:'TESTBENCH_metaheu_ls_vnd_bvns_ts__niter_10_search_greedy_init_one2one_memory_10_times4ave_50_maxs_0.2'.M31</svg:desc>
                </draw:g>
              </table:table-cell>
              <table:table-cell office:value-type="float" office:value="634">
                <text:p>634</text:p>
                <draw:g>
                  <svg:desc>'TESTBENCH_metaheu_ls_vnd_bvns_ts__niter_10_search_greedy_init_one2one_memory_10_times4ave_50_maxs_0.2'.N2:'TESTBENCH_metaheu_ls_vnd_bvns_ts__niter_10_search_greedy_init_one2one_memory_10_times4ave_50_maxs_0.2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.74">
                <text:p>1416.74</text:p>
              </table:table-cell>
              <table:table-cell office:value-type="float" office:value="865">
                <text:p>865</text:p>
              </table:table-cell>
              <table:table-cell office:value-type="float" office:value="711.71">
                <text:p>711.71</text:p>
              </table:table-cell>
              <table:table-cell office:value-type="float" office:value="502">
                <text:p>502</text:p>
              </table:table-cell>
              <table:table-cell office:value-type="float" office:value="567.86">
                <text:p>567.86</text:p>
              </table:table-cell>
              <table:table-cell office:value-type="float" office:value="499">
                <text:p>499</text:p>
              </table:table-cell>
              <table:table-cell office:value-type="float" office:value="819.12">
                <text:p>819.12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3.49">
                <text:p>1553.49</text:p>
              </table:table-cell>
              <table:table-cell office:value-type="float" office:value="965">
                <text:p>965</text:p>
              </table:table-cell>
              <table:table-cell office:value-type="float" office:value="648.16">
                <text:p>648.16</text:p>
              </table:table-cell>
              <table:table-cell office:value-type="float" office:value="489">
                <text:p>489</text:p>
              </table:table-cell>
              <table:table-cell office:value-type="float" office:value="539.26">
                <text:p>539.26</text:p>
              </table:table-cell>
              <table:table-cell office:value-type="float" office:value="465">
                <text:p>465</text:p>
              </table:table-cell>
              <table:table-cell office:value-type="float" office:value="827.5">
                <text:p>827.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1.42">
                <text:p>1401.42</text:p>
              </table:table-cell>
              <table:table-cell office:value-type="float" office:value="1001">
                <text:p>1001</text:p>
              </table:table-cell>
              <table:table-cell office:value-type="float" office:value="721.72">
                <text:p>721.72</text:p>
              </table:table-cell>
              <table:table-cell office:value-type="float" office:value="488">
                <text:p>488</text:p>
              </table:table-cell>
              <table:table-cell office:value-type="float" office:value="579.13">
                <text:p>579.13</text:p>
              </table:table-cell>
              <table:table-cell office:value-type="float" office:value="443">
                <text:p>443</text:p>
              </table:table-cell>
              <table:table-cell office:value-type="float" office:value="810.37">
                <text:p>810.37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.6">
                <text:p>1480.6</text:p>
              </table:table-cell>
              <table:table-cell office:value-type="float" office:value="849">
                <text:p>849</text:p>
              </table:table-cell>
              <table:table-cell office:value-type="float" office:value="648.4">
                <text:p>648.4</text:p>
              </table:table-cell>
              <table:table-cell office:value-type="float" office:value="440">
                <text:p>440</text:p>
              </table:table-cell>
              <table:table-cell office:value-type="float" office:value="497.94">
                <text:p>497.94</text:p>
              </table:table-cell>
              <table:table-cell office:value-type="float" office:value="408">
                <text:p>408</text:p>
              </table:table-cell>
              <table:table-cell office:value-type="float" office:value="771.54">
                <text:p>771.54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5.82">
                <text:p>1665.82</text:p>
              </table:table-cell>
              <table:table-cell office:value-type="float" office:value="965">
                <text:p>965</text:p>
              </table:table-cell>
              <table:table-cell office:value-type="float" office:value="786.75">
                <text:p>786.75</text:p>
              </table:table-cell>
              <table:table-cell office:value-type="float" office:value="574">
                <text:p>574</text:p>
              </table:table-cell>
              <table:table-cell office:value-type="float" office:value="640.15">
                <text:p>640.15</text:p>
              </table:table-cell>
              <table:table-cell office:value-type="float" office:value="530">
                <text:p>530</text:p>
              </table:table-cell>
              <table:table-cell office:value-type="float" office:value="932.71">
                <text:p>932.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7.76">
                <text:p>1487.76</text:p>
              </table:table-cell>
              <table:table-cell office:value-type="float" office:value="832">
                <text:p>832</text:p>
              </table:table-cell>
              <table:table-cell office:value-type="float" office:value="744.51">
                <text:p>744.51</text:p>
              </table:table-cell>
              <table:table-cell office:value-type="float" office:value="571">
                <text:p>571</text:p>
              </table:table-cell>
              <table:table-cell office:value-type="float" office:value="583.55">
                <text:p>583.55</text:p>
              </table:table-cell>
              <table:table-cell office:value-type="float" office:value="504">
                <text:p>504</text:p>
              </table:table-cell>
              <table:table-cell office:value-type="float" office:value="881.75">
                <text:p>881.7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1.21">
                <text:p>1371.21</text:p>
              </table:table-cell>
              <table:table-cell office:value-type="float" office:value="783">
                <text:p>783</text:p>
              </table:table-cell>
              <table:table-cell office:value-type="float" office:value="683.25">
                <text:p>683.25</text:p>
              </table:table-cell>
              <table:table-cell office:value-type="float" office:value="517">
                <text:p>517</text:p>
              </table:table-cell>
              <table:table-cell office:value-type="float" office:value="557.52">
                <text:p>557.52</text:p>
              </table:table-cell>
              <table:table-cell office:value-type="float" office:value="464">
                <text:p>464</text:p>
              </table:table-cell>
              <table:table-cell office:value-type="float" office:value="794.13">
                <text:p>794.13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7.3">
                <text:p>1457.3</text:p>
              </table:table-cell>
              <table:table-cell office:value-type="float" office:value="971">
                <text:p>971</text:p>
              </table:table-cell>
              <table:table-cell office:value-type="float" office:value="719.2">
                <text:p>719.2</text:p>
              </table:table-cell>
              <table:table-cell office:value-type="float" office:value="481">
                <text:p>481</text:p>
              </table:table-cell>
              <table:table-cell office:value-type="float" office:value="545.63">
                <text:p>545.63</text:p>
              </table:table-cell>
              <table:table-cell office:value-type="float" office:value="426">
                <text:p>426</text:p>
              </table:table-cell>
              <table:table-cell office:value-type="float" office:value="814.68">
                <text:p>814.6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7.03">
                <text:p>1567.03</text:p>
              </table:table-cell>
              <table:table-cell office:value-type="float" office:value="1005">
                <text:p>1005</text:p>
              </table:table-cell>
              <table:table-cell office:value-type="float" office:value="722.56">
                <text:p>722.56</text:p>
              </table:table-cell>
              <table:table-cell office:value-type="float" office:value="530">
                <text:p>530</text:p>
              </table:table-cell>
              <table:table-cell office:value-type="float" office:value="585.68">
                <text:p>585.68</text:p>
              </table:table-cell>
              <table:table-cell office:value-type="float" office:value="518">
                <text:p>518</text:p>
              </table:table-cell>
              <table:table-cell office:value-type="float" office:value="896.79">
                <text:p>896.79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9.04">
                <text:p>1679.04</text:p>
              </table:table-cell>
              <table:table-cell office:value-type="float" office:value="1060">
                <text:p>1060</text:p>
              </table:table-cell>
              <table:table-cell office:value-type="float" office:value="821.97">
                <text:p>821.97</text:p>
              </table:table-cell>
              <table:table-cell office:value-type="float" office:value="554">
                <text:p>554</text:p>
              </table:table-cell>
              <table:table-cell office:value-type="float" office:value="667.04">
                <text:p>667.04</text:p>
              </table:table-cell>
              <table:table-cell office:value-type="float" office:value="554">
                <text:p>554</text:p>
              </table:table-cell>
              <table:table-cell office:value-type="float" office:value="1001.84">
                <text:p>1001.8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2.39">
                <text:p>1512.39</text:p>
              </table:table-cell>
              <table:table-cell office:value-type="float" office:value="874">
                <text:p>874</text:p>
              </table:table-cell>
              <table:table-cell office:value-type="float" office:value="733.01">
                <text:p>733.01</text:p>
              </table:table-cell>
              <table:table-cell office:value-type="float" office:value="556">
                <text:p>556</text:p>
              </table:table-cell>
              <table:table-cell office:value-type="float" office:value="594.08">
                <text:p>594.08</text:p>
              </table:table-cell>
              <table:table-cell office:value-type="float" office:value="498">
                <text:p>498</text:p>
              </table:table-cell>
              <table:table-cell office:value-type="float" office:value="848.41">
                <text:p>848.4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6.87">
                <text:p>1386.87</text:p>
              </table:table-cell>
              <table:table-cell office:value-type="float" office:value="863">
                <text:p>863</text:p>
              </table:table-cell>
              <table:table-cell office:value-type="float" office:value="720.59">
                <text:p>720.59</text:p>
              </table:table-cell>
              <table:table-cell office:value-type="float" office:value="544">
                <text:p>544</text:p>
              </table:table-cell>
              <table:table-cell office:value-type="float" office:value="591.3">
                <text:p>591.3</text:p>
              </table:table-cell>
              <table:table-cell office:value-type="float" office:value="476">
                <text:p>476</text:p>
              </table:table-cell>
              <table:table-cell office:value-type="float" office:value="822.81">
                <text:p>822.81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.31">
                <text:p>1425.31</text:p>
              </table:table-cell>
              <table:table-cell office:value-type="float" office:value="811">
                <text:p>811</text:p>
              </table:table-cell>
              <table:table-cell office:value-type="float" office:value="655.14">
                <text:p>655.14</text:p>
              </table:table-cell>
              <table:table-cell office:value-type="float" office:value="455">
                <text:p>455</text:p>
              </table:table-cell>
              <table:table-cell office:value-type="float" office:value="544.57">
                <text:p>544.57</text:p>
              </table:table-cell>
              <table:table-cell office:value-type="float" office:value="455">
                <text:p>455</text:p>
              </table:table-cell>
              <table:table-cell office:value-type="float" office:value="814.39">
                <text:p>814.39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7.93">
                <text:p>1407.93</text:p>
              </table:table-cell>
              <table:table-cell office:value-type="float" office:value="973">
                <text:p>973</text:p>
              </table:table-cell>
              <table:table-cell office:value-type="float" office:value="712.8">
                <text:p>712.8</text:p>
              </table:table-cell>
              <table:table-cell office:value-type="float" office:value="536">
                <text:p>536</text:p>
              </table:table-cell>
              <table:table-cell office:value-type="float" office:value="605.39">
                <text:p>605.39</text:p>
              </table:table-cell>
              <table:table-cell office:value-type="float" office:value="511">
                <text:p>511</text:p>
              </table:table-cell>
              <table:table-cell office:value-type="float" office:value="834.7">
                <text:p>834.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6.62">
                <text:p>1456.62</text:p>
              </table:table-cell>
              <table:table-cell office:value-type="float" office:value="980">
                <text:p>980</text:p>
              </table:table-cell>
              <table:table-cell office:value-type="float" office:value="786.87">
                <text:p>786.87</text:p>
              </table:table-cell>
              <table:table-cell office:value-type="float" office:value="613">
                <text:p>613</text:p>
              </table:table-cell>
              <table:table-cell office:value-type="float" office:value="638.81">
                <text:p>638.81</text:p>
              </table:table-cell>
              <table:table-cell office:value-type="float" office:value="535">
                <text:p>535</text:p>
              </table:table-cell>
              <table:table-cell office:value-type="float" office:value="859.37">
                <text:p>859.37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8.57">
                <text:p>1468.57</text:p>
              </table:table-cell>
              <table:table-cell office:value-type="float" office:value="948">
                <text:p>948</text:p>
              </table:table-cell>
              <table:table-cell office:value-type="float" office:value="668.5">
                <text:p>668.5</text:p>
              </table:table-cell>
              <table:table-cell office:value-type="float" office:value="386">
                <text:p>386</text:p>
              </table:table-cell>
              <table:table-cell office:value-type="float" office:value="482.72">
                <text:p>482.72</text:p>
              </table:table-cell>
              <table:table-cell office:value-type="float" office:value="373">
                <text:p>373</text:p>
              </table:table-cell>
              <table:table-cell office:value-type="float" office:value="786.94">
                <text:p>786.94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7.6">
                <text:p>1557.6</text:p>
              </table:table-cell>
              <table:table-cell office:value-type="float" office:value="967">
                <text:p>967</text:p>
              </table:table-cell>
              <table:table-cell office:value-type="float" office:value="806.77">
                <text:p>806.77</text:p>
              </table:table-cell>
              <table:table-cell office:value-type="float" office:value="637">
                <text:p>637</text:p>
              </table:table-cell>
              <table:table-cell office:value-type="float" office:value="661.69">
                <text:p>661.69</text:p>
              </table:table-cell>
              <table:table-cell office:value-type="float" office:value="558">
                <text:p>558</text:p>
              </table:table-cell>
              <table:table-cell office:value-type="float" office:value="932.58">
                <text:p>932.5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1.04">
                <text:p>1381.04</text:p>
              </table:table-cell>
              <table:table-cell office:value-type="float" office:value="825">
                <text:p>825</text:p>
              </table:table-cell>
              <table:table-cell office:value-type="float" office:value="686.92">
                <text:p>686.92</text:p>
              </table:table-cell>
              <table:table-cell office:value-type="float" office:value="507">
                <text:p>507</text:p>
              </table:table-cell>
              <table:table-cell office:value-type="float" office:value="553.89">
                <text:p>553.89</text:p>
              </table:table-cell>
              <table:table-cell office:value-type="float" office:value="447">
                <text:p>447</text:p>
              </table:table-cell>
              <table:table-cell office:value-type="float" office:value="778.42">
                <text:p>778.42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8.22">
                <text:p>1398.22</text:p>
              </table:table-cell>
              <table:table-cell office:value-type="float" office:value="866">
                <text:p>866</text:p>
              </table:table-cell>
              <table:table-cell office:value-type="float" office:value="698.34">
                <text:p>698.34</text:p>
              </table:table-cell>
              <table:table-cell office:value-type="float" office:value="563">
                <text:p>563</text:p>
              </table:table-cell>
              <table:table-cell office:value-type="float" office:value="561.7">
                <text:p>561.7</text:p>
              </table:table-cell>
              <table:table-cell office:value-type="float" office:value="485">
                <text:p>485</text:p>
              </table:table-cell>
              <table:table-cell office:value-type="float" office:value="848.46">
                <text:p>848.4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9.69">
                <text:p>1569.69</text:p>
              </table:table-cell>
              <table:table-cell office:value-type="float" office:value="998">
                <text:p>998</text:p>
              </table:table-cell>
              <table:table-cell office:value-type="float" office:value="730.28">
                <text:p>730.28</text:p>
              </table:table-cell>
              <table:table-cell office:value-type="float" office:value="558">
                <text:p>558</text:p>
              </table:table-cell>
              <table:table-cell office:value-type="float" office:value="607.54">
                <text:p>607.54</text:p>
              </table:table-cell>
              <table:table-cell office:value-type="float" office:value="526">
                <text:p>526</text:p>
              </table:table-cell>
              <table:table-cell office:value-type="float" office:value="888.11">
                <text:p>888.1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2.76">
                <text:p>1452.76</text:p>
              </table:table-cell>
              <table:table-cell office:value-type="float" office:value="837">
                <text:p>837</text:p>
              </table:table-cell>
              <table:table-cell office:value-type="float" office:value="771.71">
                <text:p>771.71</text:p>
              </table:table-cell>
              <table:table-cell office:value-type="float" office:value="569">
                <text:p>569</text:p>
              </table:table-cell>
              <table:table-cell office:value-type="float" office:value="629.18">
                <text:p>629.18</text:p>
              </table:table-cell>
              <table:table-cell office:value-type="float" office:value="523">
                <text:p>523</text:p>
              </table:table-cell>
              <table:table-cell office:value-type="float" office:value="867.64">
                <text:p>867.64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4.41">
                <text:p>1394.41</text:p>
              </table:table-cell>
              <table:table-cell office:value-type="float" office:value="847">
                <text:p>847</text:p>
              </table:table-cell>
              <table:table-cell office:value-type="float" office:value="784.2">
                <text:p>784.2</text:p>
              </table:table-cell>
              <table:table-cell office:value-type="float" office:value="633">
                <text:p>633</text:p>
              </table:table-cell>
              <table:table-cell office:value-type="float" office:value="681.24">
                <text:p>681.24</text:p>
              </table:table-cell>
              <table:table-cell office:value-type="float" office:value="599">
                <text:p>599</text:p>
              </table:table-cell>
              <table:table-cell office:value-type="float" office:value="894.13">
                <text:p>894.13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0.02">
                <text:p>1680.02</text:p>
              </table:table-cell>
              <table:table-cell office:value-type="float" office:value="1120">
                <text:p>1120</text:p>
              </table:table-cell>
              <table:table-cell office:value-type="float" office:value="791">
                <text:p>791</text:p>
              </table:table-cell>
              <table:table-cell office:value-type="float" office:value="600">
                <text:p>600</text:p>
              </table:table-cell>
              <table:table-cell office:value-type="float" office:value="648.77">
                <text:p>648.77</text:p>
              </table:table-cell>
              <table:table-cell office:value-type="float" office:value="563">
                <text:p>563</text:p>
              </table:table-cell>
              <table:table-cell office:value-type="float" office:value="977.64">
                <text:p>977.6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6.05">
                <text:p>1236.05</text:p>
              </table:table-cell>
              <table:table-cell office:value-type="float" office:value="714">
                <text:p>714</text:p>
              </table:table-cell>
              <table:table-cell office:value-type="float" office:value="638.06">
                <text:p>638.06</text:p>
              </table:table-cell>
              <table:table-cell office:value-type="float" office:value="464">
                <text:p>464</text:p>
              </table:table-cell>
              <table:table-cell office:value-type="float" office:value="540.28">
                <text:p>540.28</text:p>
              </table:table-cell>
              <table:table-cell office:value-type="float" office:value="464">
                <text:p>464</text:p>
              </table:table-cell>
              <table:table-cell office:value-type="float" office:value="708.95">
                <text:p>708.9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6.26">
                <text:p>1296.26</text:p>
              </table:table-cell>
              <table:table-cell office:value-type="float" office:value="758">
                <text:p>758</text:p>
              </table:table-cell>
              <table:table-cell office:value-type="float" office:value="690.21">
                <text:p>690.21</text:p>
              </table:table-cell>
              <table:table-cell office:value-type="float" office:value="493">
                <text:p>493</text:p>
              </table:table-cell>
              <table:table-cell office:value-type="float" office:value="565.72">
                <text:p>565.72</text:p>
              </table:table-cell>
              <table:table-cell office:value-type="float" office:value="484">
                <text:p>484</text:p>
              </table:table-cell>
              <table:table-cell office:value-type="float" office:value="737.73">
                <text:p>737.73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8.96">
                <text:p>1558.96</text:p>
              </table:table-cell>
              <table:table-cell office:value-type="float" office:value="1068">
                <text:p>1068</text:p>
              </table:table-cell>
              <table:table-cell office:value-type="float" office:value="813.92">
                <text:p>813.92</text:p>
              </table:table-cell>
              <table:table-cell office:value-type="float" office:value="588">
                <text:p>588</text:p>
              </table:table-cell>
              <table:table-cell office:value-type="float" office:value="659.35">
                <text:p>659.35</text:p>
              </table:table-cell>
              <table:table-cell office:value-type="float" office:value="562">
                <text:p>562</text:p>
              </table:table-cell>
              <table:table-cell office:value-type="float" office:value="962.21">
                <text:p>962.21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8.79">
                <text:p>1608.79</text:p>
              </table:table-cell>
              <table:table-cell office:value-type="float" office:value="985">
                <text:p>985</text:p>
              </table:table-cell>
              <table:table-cell office:value-type="float" office:value="771.16">
                <text:p>771.16</text:p>
              </table:table-cell>
              <table:table-cell office:value-type="float" office:value="585">
                <text:p>585</text:p>
              </table:table-cell>
              <table:table-cell office:value-type="float" office:value="648.5">
                <text:p>648.5</text:p>
              </table:table-cell>
              <table:table-cell office:value-type="float" office:value="571">
                <text:p>571</text:p>
              </table:table-cell>
              <table:table-cell office:value-type="float" office:value="956.93">
                <text:p>956.9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2.31">
                <text:p>1602.31</text:p>
              </table:table-cell>
              <table:table-cell office:value-type="float" office:value="923">
                <text:p>923</text:p>
              </table:table-cell>
              <table:table-cell office:value-type="float" office:value="727.71">
                <text:p>727.71</text:p>
              </table:table-cell>
              <table:table-cell office:value-type="float" office:value="455">
                <text:p>455</text:p>
              </table:table-cell>
              <table:table-cell office:value-type="float" office:value="586.09">
                <text:p>586.09</text:p>
              </table:table-cell>
              <table:table-cell office:value-type="float" office:value="455">
                <text:p>455</text:p>
              </table:table-cell>
              <table:table-cell office:value-type="float" office:value="928.48">
                <text:p>928.4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9.48">
                <text:p>1879.48</text:p>
              </table:table-cell>
              <table:table-cell office:value-type="float" office:value="1167">
                <text:p>1167</text:p>
              </table:table-cell>
              <table:table-cell office:value-type="float" office:value="834.28">
                <text:p>834.28</text:p>
              </table:table-cell>
              <table:table-cell office:value-type="float" office:value="656">
                <text:p>656</text:p>
              </table:table-cell>
              <table:table-cell office:value-type="float" office:value="687.79">
                <text:p>687.79</text:p>
              </table:table-cell>
              <table:table-cell office:value-type="float" office:value="632">
                <text:p>632</text:p>
              </table:table-cell>
              <table:table-cell office:value-type="float" office:value="1062.13">
                <text:p>1062.13</text:p>
              </table:table-cell>
              <table:table-cell office:value-type="float" office:value="783">
                <text:p>78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x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9cm" svg:y="0.172cm" chart:style-name="ch2">
          <text:p>10 nodes comparison: LS, VND, BVNS, TS
 niter=10, greedy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greedy_init_one2one_memory_10_times4ave_50_maxs_0.2'.D1:'TESTBENCH_metaheu_ls_vnd_bvns_ts__niter_10_search_greedy_init_one2one_memory_10_times4ave_50_maxs_0.2'.D31 'TESTBENCH_metaheu_ls_vnd_bvns_ts__niter_10_search_greedy_init_one2one_memory_10_times4ave_50_maxs_0.2'.G1:'TESTBENCH_metaheu_ls_vnd_bvns_ts__niter_10_search_greedy_init_one2one_memory_10_times4ave_50_maxs_0.2'.G31 'TESTBENCH_metaheu_ls_vnd_bvns_ts__niter_10_search_greedy_init_one2one_memory_10_times4ave_50_maxs_0.2'.J1:'TESTBENCH_metaheu_ls_vnd_bvns_ts__niter_10_search_greedy_init_one2one_memory_10_times4ave_50_maxs_0.2'.J31 'TESTBENCH_metaheu_ls_vnd_bvns_ts__niter_10_search_greedy_init_one2one_memory_10_times4ave_50_maxs_0.2'.M1:'TESTBENCH_metaheu_ls_vnd_bvns_ts__niter_10_search_greedy_init_one2one_memory_10_times4ave_50_maxs_0.2'.M31" chart:data-source-has-labels="row" svg:x="0.644cm" svg:y="1.778cm" svg:width="34.598cm" svg:height="6.262cm">
          <chartooo:coordinate-region svg:x="1.636cm" svg:y="1.977cm" svg:width="33.419cm" svg:height="5.41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greedy_init_one2one_memory_10_times4ave_50_maxs_0.2'.D2:'TESTBENCH_metaheu_ls_vnd_bvns_ts__niter_10_search_greedy_init_one2one_memory_10_times4ave_50_maxs_0.2'.D31" chart:label-cell-address="'TESTBENCH_metaheu_ls_vnd_bvns_ts__niter_10_search_greedy_init_one2one_memory_10_times4ave_50_maxs_0.2'.D1:'TESTBENCH_metaheu_ls_vnd_bvns_ts__niter_10_search_greedy_init_one2one_memory_10_times4ave_50_maxs_0.2'.D1" chart:class="chart:line">
            <chart:data-point chart:repeated="30"/>
          </chart:series>
          <chart:series chart:style-name="ch8" chart:values-cell-range-address="'TESTBENCH_metaheu_ls_vnd_bvns_ts__niter_10_search_greedy_init_one2one_memory_10_times4ave_50_maxs_0.2'.G2:'TESTBENCH_metaheu_ls_vnd_bvns_ts__niter_10_search_greedy_init_one2one_memory_10_times4ave_50_maxs_0.2'.G31" chart:label-cell-address="'TESTBENCH_metaheu_ls_vnd_bvns_ts__niter_10_search_greedy_init_one2one_memory_10_times4ave_50_maxs_0.2'.G1:'TESTBENCH_metaheu_ls_vnd_bvns_ts__niter_10_search_greedy_init_one2one_memory_10_times4ave_50_maxs_0.2'.G1" chart:class="chart:line">
            <chart:data-point chart:repeated="30"/>
          </chart:series>
          <chart:series chart:style-name="ch9" chart:values-cell-range-address="'TESTBENCH_metaheu_ls_vnd_bvns_ts__niter_10_search_greedy_init_one2one_memory_10_times4ave_50_maxs_0.2'.J2:'TESTBENCH_metaheu_ls_vnd_bvns_ts__niter_10_search_greedy_init_one2one_memory_10_times4ave_50_maxs_0.2'.J31" chart:label-cell-address="'TESTBENCH_metaheu_ls_vnd_bvns_ts__niter_10_search_greedy_init_one2one_memory_10_times4ave_50_maxs_0.2'.J1:'TESTBENCH_metaheu_ls_vnd_bvns_ts__niter_10_search_greedy_init_one2one_memory_10_times4ave_50_maxs_0.2'.J1" chart:class="chart:line">
            <chart:data-point chart:repeated="30"/>
          </chart:series>
          <chart:series chart:style-name="ch10" chart:values-cell-range-address="'TESTBENCH_metaheu_ls_vnd_bvns_ts__niter_10_search_greedy_init_one2one_memory_10_times4ave_50_maxs_0.2'.M2:'TESTBENCH_metaheu_ls_vnd_bvns_ts__niter_10_search_greedy_init_one2one_memory_10_times4ave_50_maxs_0.2'.M31" chart:label-cell-address="'TESTBENCH_metaheu_ls_vnd_bvns_ts__niter_10_search_greedy_init_one2one_memory_10_times4ave_50_maxs_0.2'.M1:'TESTBENCH_metaheu_ls_vnd_bvns_ts__niter_10_search_greedy_init_one2one_memory_10_times4ave_50_maxs_0.2'.M1" chart:class="chart:line">
            <chart:data-point chart:repeated="16"/>
            <chart:data-point chart:style-name="ch11"/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greedy_init_one2one_memory_10_times4ave_50_maxs_0.2'.D1:'TESTBENCH_metaheu_ls_vnd_bvns_ts__niter_10_search_greedy_init_one2one_memory_10_times4ave_50_maxs_0.2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greedy_init_one2one_memory_10_times4ave_50_maxs_0.2'.G1:'TESTBENCH_metaheu_ls_vnd_bvns_ts__niter_10_search_greedy_init_one2one_memory_10_times4ave_50_maxs_0.2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greedy_init_one2one_memory_10_times4ave_50_maxs_0.2'.J1:'TESTBENCH_metaheu_ls_vnd_bvns_ts__niter_10_search_greedy_init_one2one_memory_10_times4ave_50_maxs_0.2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greedy_init_one2one_memory_10_times4ave_50_maxs_0.2'.M1:'TESTBENCH_metaheu_ls_vnd_bvns_ts__niter_10_search_greedy_init_one2one_memory_10_times4ave_50_maxs_0.2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0.8">
                <text:p>1510.8</text:p>
                <draw:g>
                  <svg:desc>'TESTBENCH_metaheu_ls_vnd_bvns_ts__niter_10_search_greedy_init_one2one_memory_10_times4ave_50_maxs_0.2'.D2:'TESTBENCH_metaheu_ls_vnd_bvns_ts__niter_10_search_greedy_init_one2one_memory_10_times4ave_50_maxs_0.2'.D31</svg:desc>
                </draw:g>
              </table:table-cell>
              <table:table-cell office:value-type="float" office:value="724.29">
                <text:p>724.29</text:p>
                <draw:g>
                  <svg:desc>'TESTBENCH_metaheu_ls_vnd_bvns_ts__niter_10_search_greedy_init_one2one_memory_10_times4ave_50_maxs_0.2'.G2:'TESTBENCH_metaheu_ls_vnd_bvns_ts__niter_10_search_greedy_init_one2one_memory_10_times4ave_50_maxs_0.2'.G31</svg:desc>
                </draw:g>
              </table:table-cell>
              <table:table-cell office:value-type="float" office:value="585.57">
                <text:p>585.57</text:p>
                <draw:g>
                  <svg:desc>'TESTBENCH_metaheu_ls_vnd_bvns_ts__niter_10_search_greedy_init_one2one_memory_10_times4ave_50_maxs_0.2'.J2:'TESTBENCH_metaheu_ls_vnd_bvns_ts__niter_10_search_greedy_init_one2one_memory_10_times4ave_50_maxs_0.2'.J31</svg:desc>
                </draw:g>
              </table:table-cell>
              <table:table-cell office:value-type="float" office:value="862.16">
                <text:p>862.16</text:p>
                <draw:g>
                  <svg:desc>'TESTBENCH_metaheu_ls_vnd_bvns_ts__niter_10_search_greedy_init_one2one_memory_10_times4ave_50_maxs_0.2'.M2:'TESTBENCH_metaheu_ls_vnd_bvns_ts__niter_10_search_greedy_init_one2one_memory_10_times4ave_50_maxs_0.2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6.74">
                <text:p>1416.74</text:p>
              </table:table-cell>
              <table:table-cell office:value-type="float" office:value="711.71">
                <text:p>711.71</text:p>
              </table:table-cell>
              <table:table-cell office:value-type="float" office:value="567.86">
                <text:p>567.86</text:p>
              </table:table-cell>
              <table:table-cell office:value-type="float" office:value="819.12">
                <text:p>819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3.49">
                <text:p>1553.49</text:p>
              </table:table-cell>
              <table:table-cell office:value-type="float" office:value="648.16">
                <text:p>648.16</text:p>
              </table:table-cell>
              <table:table-cell office:value-type="float" office:value="539.26">
                <text:p>539.26</text:p>
              </table:table-cell>
              <table:table-cell office:value-type="float" office:value="827.5">
                <text:p>82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1.42">
                <text:p>1401.42</text:p>
              </table:table-cell>
              <table:table-cell office:value-type="float" office:value="721.72">
                <text:p>721.72</text:p>
              </table:table-cell>
              <table:table-cell office:value-type="float" office:value="579.13">
                <text:p>579.13</text:p>
              </table:table-cell>
              <table:table-cell office:value-type="float" office:value="810.37">
                <text:p>810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80.6">
                <text:p>1480.6</text:p>
              </table:table-cell>
              <table:table-cell office:value-type="float" office:value="648.4">
                <text:p>648.4</text:p>
              </table:table-cell>
              <table:table-cell office:value-type="float" office:value="497.94">
                <text:p>497.94</text:p>
              </table:table-cell>
              <table:table-cell office:value-type="float" office:value="771.54">
                <text:p>771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5.82">
                <text:p>1665.82</text:p>
              </table:table-cell>
              <table:table-cell office:value-type="float" office:value="786.75">
                <text:p>786.75</text:p>
              </table:table-cell>
              <table:table-cell office:value-type="float" office:value="640.15">
                <text:p>640.15</text:p>
              </table:table-cell>
              <table:table-cell office:value-type="float" office:value="932.71">
                <text:p>932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87.76">
                <text:p>1487.76</text:p>
              </table:table-cell>
              <table:table-cell office:value-type="float" office:value="744.51">
                <text:p>744.51</text:p>
              </table:table-cell>
              <table:table-cell office:value-type="float" office:value="583.55">
                <text:p>583.55</text:p>
              </table:table-cell>
              <table:table-cell office:value-type="float" office:value="881.75">
                <text:p>881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1.21">
                <text:p>1371.21</text:p>
              </table:table-cell>
              <table:table-cell office:value-type="float" office:value="683.25">
                <text:p>683.25</text:p>
              </table:table-cell>
              <table:table-cell office:value-type="float" office:value="557.52">
                <text:p>557.52</text:p>
              </table:table-cell>
              <table:table-cell office:value-type="float" office:value="794.13">
                <text:p>794.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7.3">
                <text:p>1457.3</text:p>
              </table:table-cell>
              <table:table-cell office:value-type="float" office:value="719.2">
                <text:p>719.2</text:p>
              </table:table-cell>
              <table:table-cell office:value-type="float" office:value="545.63">
                <text:p>545.63</text:p>
              </table:table-cell>
              <table:table-cell office:value-type="float" office:value="814.68">
                <text:p>814.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67.03">
                <text:p>1567.03</text:p>
              </table:table-cell>
              <table:table-cell office:value-type="float" office:value="722.56">
                <text:p>722.56</text:p>
              </table:table-cell>
              <table:table-cell office:value-type="float" office:value="585.68">
                <text:p>585.68</text:p>
              </table:table-cell>
              <table:table-cell office:value-type="float" office:value="896.79">
                <text:p>896.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9.04">
                <text:p>1679.04</text:p>
              </table:table-cell>
              <table:table-cell office:value-type="float" office:value="821.97">
                <text:p>821.97</text:p>
              </table:table-cell>
              <table:table-cell office:value-type="float" office:value="667.04">
                <text:p>667.04</text:p>
              </table:table-cell>
              <table:table-cell office:value-type="float" office:value="1001.84">
                <text:p>1001.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12.39">
                <text:p>1512.39</text:p>
              </table:table-cell>
              <table:table-cell office:value-type="float" office:value="733.01">
                <text:p>733.01</text:p>
              </table:table-cell>
              <table:table-cell office:value-type="float" office:value="594.08">
                <text:p>594.08</text:p>
              </table:table-cell>
              <table:table-cell office:value-type="float" office:value="848.41">
                <text:p>848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86.87">
                <text:p>1386.87</text:p>
              </table:table-cell>
              <table:table-cell office:value-type="float" office:value="720.59">
                <text:p>720.59</text:p>
              </table:table-cell>
              <table:table-cell office:value-type="float" office:value="591.3">
                <text:p>591.3</text:p>
              </table:table-cell>
              <table:table-cell office:value-type="float" office:value="822.81">
                <text:p>822.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5.31">
                <text:p>1425.31</text:p>
              </table:table-cell>
              <table:table-cell office:value-type="float" office:value="655.14">
                <text:p>655.14</text:p>
              </table:table-cell>
              <table:table-cell office:value-type="float" office:value="544.57">
                <text:p>544.57</text:p>
              </table:table-cell>
              <table:table-cell office:value-type="float" office:value="814.39">
                <text:p>814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7.93">
                <text:p>1407.93</text:p>
              </table:table-cell>
              <table:table-cell office:value-type="float" office:value="712.8">
                <text:p>712.8</text:p>
              </table:table-cell>
              <table:table-cell office:value-type="float" office:value="605.39">
                <text:p>605.39</text:p>
              </table:table-cell>
              <table:table-cell office:value-type="float" office:value="834.7">
                <text:p>83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56.62">
                <text:p>1456.62</text:p>
              </table:table-cell>
              <table:table-cell office:value-type="float" office:value="786.87">
                <text:p>786.87</text:p>
              </table:table-cell>
              <table:table-cell office:value-type="float" office:value="638.81">
                <text:p>638.81</text:p>
              </table:table-cell>
              <table:table-cell office:value-type="float" office:value="859.37">
                <text:p>859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8.57">
                <text:p>1468.57</text:p>
              </table:table-cell>
              <table:table-cell office:value-type="float" office:value="668.5">
                <text:p>668.5</text:p>
              </table:table-cell>
              <table:table-cell office:value-type="float" office:value="482.72">
                <text:p>482.72</text:p>
              </table:table-cell>
              <table:table-cell office:value-type="float" office:value="786.94">
                <text:p>786.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57.6">
                <text:p>1557.6</text:p>
              </table:table-cell>
              <table:table-cell office:value-type="float" office:value="806.77">
                <text:p>806.77</text:p>
              </table:table-cell>
              <table:table-cell office:value-type="float" office:value="661.69">
                <text:p>661.69</text:p>
              </table:table-cell>
              <table:table-cell office:value-type="float" office:value="932.58">
                <text:p>932.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81.04">
                <text:p>1381.04</text:p>
              </table:table-cell>
              <table:table-cell office:value-type="float" office:value="686.92">
                <text:p>686.92</text:p>
              </table:table-cell>
              <table:table-cell office:value-type="float" office:value="553.89">
                <text:p>553.89</text:p>
              </table:table-cell>
              <table:table-cell office:value-type="float" office:value="778.42">
                <text:p>778.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98.22">
                <text:p>1398.22</text:p>
              </table:table-cell>
              <table:table-cell office:value-type="float" office:value="698.34">
                <text:p>698.34</text:p>
              </table:table-cell>
              <table:table-cell office:value-type="float" office:value="561.7">
                <text:p>561.7</text:p>
              </table:table-cell>
              <table:table-cell office:value-type="float" office:value="848.46">
                <text:p>848.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9.69">
                <text:p>1569.69</text:p>
              </table:table-cell>
              <table:table-cell office:value-type="float" office:value="730.28">
                <text:p>730.28</text:p>
              </table:table-cell>
              <table:table-cell office:value-type="float" office:value="607.54">
                <text:p>607.54</text:p>
              </table:table-cell>
              <table:table-cell office:value-type="float" office:value="888.11">
                <text:p>888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2.76">
                <text:p>1452.76</text:p>
              </table:table-cell>
              <table:table-cell office:value-type="float" office:value="771.71">
                <text:p>771.71</text:p>
              </table:table-cell>
              <table:table-cell office:value-type="float" office:value="629.18">
                <text:p>629.18</text:p>
              </table:table-cell>
              <table:table-cell office:value-type="float" office:value="867.64">
                <text:p>867.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94.41">
                <text:p>1394.41</text:p>
              </table:table-cell>
              <table:table-cell office:value-type="float" office:value="784.2">
                <text:p>784.2</text:p>
              </table:table-cell>
              <table:table-cell office:value-type="float" office:value="681.24">
                <text:p>681.24</text:p>
              </table:table-cell>
              <table:table-cell office:value-type="float" office:value="894.13">
                <text:p>894.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80.02">
                <text:p>1680.02</text:p>
              </table:table-cell>
              <table:table-cell office:value-type="float" office:value="791">
                <text:p>791</text:p>
              </table:table-cell>
              <table:table-cell office:value-type="float" office:value="648.77">
                <text:p>648.77</text:p>
              </table:table-cell>
              <table:table-cell office:value-type="float" office:value="977.64">
                <text:p>977.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36.05">
                <text:p>1236.05</text:p>
              </table:table-cell>
              <table:table-cell office:value-type="float" office:value="638.06">
                <text:p>638.06</text:p>
              </table:table-cell>
              <table:table-cell office:value-type="float" office:value="540.28">
                <text:p>540.28</text:p>
              </table:table-cell>
              <table:table-cell office:value-type="float" office:value="708.95">
                <text:p>708.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6.26">
                <text:p>1296.26</text:p>
              </table:table-cell>
              <table:table-cell office:value-type="float" office:value="690.21">
                <text:p>690.21</text:p>
              </table:table-cell>
              <table:table-cell office:value-type="float" office:value="565.72">
                <text:p>565.72</text:p>
              </table:table-cell>
              <table:table-cell office:value-type="float" office:value="737.73">
                <text:p>737.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58.96">
                <text:p>1558.96</text:p>
              </table:table-cell>
              <table:table-cell office:value-type="float" office:value="813.92">
                <text:p>813.92</text:p>
              </table:table-cell>
              <table:table-cell office:value-type="float" office:value="659.35">
                <text:p>659.35</text:p>
              </table:table-cell>
              <table:table-cell office:value-type="float" office:value="962.21">
                <text:p>962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8.79">
                <text:p>1608.79</text:p>
              </table:table-cell>
              <table:table-cell office:value-type="float" office:value="771.16">
                <text:p>771.16</text:p>
              </table:table-cell>
              <table:table-cell office:value-type="float" office:value="648.5">
                <text:p>648.5</text:p>
              </table:table-cell>
              <table:table-cell office:value-type="float" office:value="956.93">
                <text:p>956.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02.31">
                <text:p>1602.31</text:p>
              </table:table-cell>
              <table:table-cell office:value-type="float" office:value="727.71">
                <text:p>727.71</text:p>
              </table:table-cell>
              <table:table-cell office:value-type="float" office:value="586.09">
                <text:p>586.09</text:p>
              </table:table-cell>
              <table:table-cell office:value-type="float" office:value="928.48">
                <text:p>928.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879.48">
                <text:p>1879.48</text:p>
              </table:table-cell>
              <table:table-cell office:value-type="float" office:value="834.28">
                <text:p>834.28</text:p>
              </table:table-cell>
              <table:table-cell office:value-type="float" office:value="687.79">
                <text:p>687.79</text:p>
              </table:table-cell>
              <table:table-cell office:value-type="float" office:value="1062.13">
                <text:p>1062.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